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8252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2.7874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1.0291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6752in"/>
    </style:style>
    <style:style style:name="co18" style:family="table-column">
      <style:table-column-properties fo:break-before="auto" style:column-width="0.8465in"/>
    </style:style>
    <style:style style:name="co19" style:family="table-column">
      <style:table-column-properties fo:break-before="auto" style:column-width="0.6138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0.3673in"/>
    </style:style>
    <style:style style:name="co23" style:family="table-column">
      <style:table-column-properties fo:break-before="auto" style:column-width="0.4in"/>
    </style:style>
    <style:style style:name="co24" style:family="table-column">
      <style:table-column-properties fo:break-before="auto" style:column-width="0.3571in"/>
    </style:style>
    <style:style style:name="co25" style:family="table-column">
      <style:table-column-properties fo:break-before="auto" style:column-width="0.7646in"/>
    </style:style>
    <style:style style:name="co26" style:family="table-column">
      <style:table-column-properties fo:break-before="auto" style:column-width="3.1874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 style:data-style-name="N49"/>
    <style:style style:name="ce7" style:family="table-cell" style:parent-style-name="Default" style:data-style-name="N49">
      <style:table-cell-properties fo:background-color="transparent"/>
    </style:style>
    <style:style style:name="ce8" style:family="table-cell" style:parent-style-name="Default" style:data-style-name="N49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rankByValueRCashFlowExcessRoic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8" table:default-cell-style-name="Default"/>
        <table:table-row table:style-name="ro1">
          <table:table-cell table:style-name="ce1" office:value-type="string" calcext:value-type="string">
            <text:p>2023-Jan-0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24-Jan-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ranking</text:p>
          </table:table-cell>
          <table:table-cell office:value-type="string" calcext:value-type="string">
            <text:p>metricRankSum</text:p>
          </table:table-cell>
          <table:table-cell office:value-type="string" calcext:value-type="string">
            <text:p>priceToValue_rank</text:p>
          </table:table-cell>
          <table:table-cell office:value-type="string" calcext:value-type="string">
            <text:p>priceToValue_value</text:p>
          </table:table-cell>
          <table:table-cell office:value-type="string" calcext:value-type="string">
            <text:p>residualFreeCashFlowToEnterpriseValue_rank</text:p>
          </table:table-cell>
          <table:table-cell office:value-type="string" calcext:value-type="string">
            <text:p>residualFreeCashFlowToEnterpriseValue_value</text:p>
          </table:table-cell>
          <table:table-cell office:value-type="string" calcext:value-type="string">
            <text:p>returnOnInvestedCapitalLessCostOfCapital_rank</text:p>
          </table:table-cell>
          <table:table-cell office:value-type="string" calcext:value-type="string">
            <text:p>returnOnInvestedCapitalLessCostOfCapital_val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ducingExcess</text:p>
          </table:table-cell>
          <table:table-cell office:value-type="string" calcext:value-type="string">
            <text:p>ReturnOnInvestedCapital</text:p>
          </table:table-cell>
          <table:table-cell office:value-type="string" calcext:value-type="string">
            <text:p>CostOfCapital</text:p>
          </table:table-cell>
          <table:table-cell office:value-type="string" calcext:value-type="string">
            <text:p>PercentInsiders</text:p>
          </table:table-cell>
          <table:table-cell office:value-type="string" calcext:value-type="string">
            <text:p>PercentInstitutions</text:p>
          </table:table-cell>
          <table:table-cell office:value-type="string" calcext:value-type="string">
            <text:p>MarketCapitalizationMln</text:p>
          </table:table-cell>
          <table:table-cell office:value-type="string" calcext:value-type="string">
            <text:p>IPO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argetPrice</text:p>
          </table:table-cell>
          <table:table-cell office:value-type="string" calcext:value-type="string">
            <text:p>StrongBu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Sell</text:p>
          </table:table-cell>
          <table:table-cell office:value-type="string" calcext:value-type="string">
            <text:p>UR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DY.U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125889" calcext:value-type="float">
            <text:p>0.0125889</text:p>
          </table:table-cell>
          <table:table-cell office:value-type="float" office:value="0" calcext:value-type="float">
            <text:p>0</text:p>
          </table:table-cell>
          <table:table-cell office:value-type="float" office:value="1.82282" calcext:value-type="float">
            <text:p>1.82282</text:p>
          </table:table-cell>
          <table:table-cell office:value-type="float" office:value="7" calcext:value-type="float">
            <text:p>7</text:p>
          </table:table-cell>
          <table:table-cell office:value-type="float" office:value="0.183861" calcext:value-type="float">
            <text:p>0.18386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r. Reddy’s Laboratories Ltd ADR</text:p>
          </table:table-cell>
          <table:table-cell office:value-type="string" calcext:value-type="string">
            <text:p>Yes</text:p>
          </table:table-cell>
          <table:table-cell office:value-type="float" office:value="0.238365" calcext:value-type="float">
            <text:p>0.238365</text:p>
          </table:table-cell>
          <table:table-cell office:value-type="float" office:value="0.0545048" calcext:value-type="float">
            <text:p>0.0545048</text:p>
          </table:table-cell>
          <table:table-cell office:value-type="float" office:value="0" calcext:value-type="float">
            <text:p>0</text:p>
          </table:table-cell>
          <table:table-cell office:value-type="float" office:value="12.02" calcext:value-type="float">
            <text:p>12.02</text:p>
          </table:table-cell>
          <table:table-cell office:value-type="float" office:value="11038.2" calcext:value-type="float">
            <text:p>11038.2</text:p>
          </table:table-cell>
          <table:table-cell table:style-name="ce6" office:value-type="date" office:date-value="2001-04-11" calcext:value-type="date">
            <text:p>2001-04-11</text:p>
          </table:table-cell>
          <table:table-cell office:value-type="float" office:value="69.58" calcext:value-type="float">
            <text:p>69.58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rreddy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C.A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182162" calcext:value-type="float">
            <text:p>0.182162</text:p>
          </table:table-cell>
          <table:table-cell office:value-type="float" office:value="1" calcext:value-type="float">
            <text:p>1</text:p>
          </table:table-cell>
          <table:table-cell office:value-type="float" office:value="0.538925" calcext:value-type="float">
            <text:p>0.538925</text:p>
          </table:table-cell>
          <table:table-cell office:value-type="float" office:value="4" calcext:value-type="float">
            <text:p>4</text:p>
          </table:table-cell>
          <table:table-cell office:value-type="float" office:value="0.307535" calcext:value-type="float">
            <text:p>0.30753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hitehaven Coal Ltd</text:p>
          </table:table-cell>
          <table:table-cell office:value-type="string" calcext:value-type="string">
            <text:p>Yes</text:p>
          </table:table-cell>
          <table:table-cell office:value-type="float" office:value="0.383751" calcext:value-type="float">
            <text:p>0.383751</text:p>
          </table:table-cell>
          <table:table-cell office:value-type="float" office:value="0.0858555" calcext:value-type="float">
            <text:p>0.0858555</text:p>
          </table:table-cell>
          <table:table-cell office:value-type="float" office:value="10.022" calcext:value-type="float">
            <text:p>10.022</text:p>
          </table:table-cell>
          <table:table-cell office:value-type="float" office:value="33.063" calcext:value-type="float">
            <text:p>33.063</text:p>
          </table:table-cell>
          <table:table-cell office:value-type="float" office:value="6090.45" calcext:value-type="float">
            <text:p>6090.45</text:p>
          </table:table-cell>
          <table:table-cell table:style-name="ce6" office:value-type="date" office:date-value="2007-05-25" calcext:value-type="date">
            <text:p>2007-05-25</text:p>
          </table:table-cell>
          <table:table-cell office:value-type="float" office:value="7.44" calcext:value-type="float">
            <text:p>7.4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whitehavencoal.com.au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QAN.AU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9708" calcext:value-type="float">
            <text:p>0.10970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222536" calcext:value-type="float">
            <text:p>0.2225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31779" calcext:value-type="float">
            <text:p>0.33177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Qantas Airways Lt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399086" calcext:value-type="float">
            <text:p>0.399086</text:p>
          </table:table-cell>
          <table:table-cell table:style-name="ce2" office:value-type="float" office:value="0.0673065" calcext:value-type="float">
            <text:p>0.0673065</text:p>
          </table:table-cell>
          <table:table-cell office:value-type="float" office:value="0.579" calcext:value-type="float">
            <text:p>0.579</text:p>
          </table:table-cell>
          <table:table-cell table:style-name="ce2" office:value-type="float" office:value="27.697" calcext:value-type="float">
            <text:p>27.697</text:p>
          </table:table-cell>
          <table:table-cell table:style-name="ce2" office:value-type="float" office:value="8760.23" calcext:value-type="float">
            <text:p>8760.23</text:p>
          </table:table-cell>
          <table:table-cell table:style-name="ce2"/>
          <table:table-cell office:value-type="float" office:value="5.37" calcext:value-type="float">
            <text:p>5.37</text:p>
          </table:table-cell>
          <table:table-cell table:number-columns-repeated="6" table:style-name="ce2" office:value-type="string" calcext:value-type="string">
            <text:p>nan</text:p>
          </table:table-cell>
          <table:table-cell table:style-name="ce2" office:value-type="string" calcext:value-type="string">
            <text:p>https://www.qantas.com</text:p>
          </table:table-cell>
          <table:table-cell table:style-name="ce2" table:number-columns-repeated="998"/>
        </table:table-row>
        <table:table-row table:style-name="ro1">
          <table:table-cell office:value-type="string" calcext:value-type="string">
            <text:p>PLS.AU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02638" calcext:value-type="float">
            <text:p>0.302638</text:p>
          </table:table-cell>
          <table:table-cell office:value-type="float" office:value="4" calcext:value-type="float">
            <text:p>4</text:p>
          </table:table-cell>
          <table:table-cell office:value-type="float" office:value="0.251256" calcext:value-type="float">
            <text:p>0.251256</text:p>
          </table:table-cell>
          <table:table-cell office:value-type="float" office:value="1" calcext:value-type="float">
            <text:p>1</text:p>
          </table:table-cell>
          <table:table-cell office:value-type="float" office:value="0.486614" calcext:value-type="float">
            <text:p>0.486614</text:p>
          </table:table-cell>
          <table:table-cell/>
          <table:table-cell office:value-type="string" calcext:value-type="string">
            <text:p>Pilbara Minerals Ltd</text:p>
          </table:table-cell>
          <table:table-cell office:value-type="string" calcext:value-type="string">
            <text:p>Yes</text:p>
          </table:table-cell>
          <table:table-cell office:value-type="float" office:value="0.56283" calcext:value-type="float">
            <text:p>0.56283</text:p>
          </table:table-cell>
          <table:table-cell office:value-type="float" office:value="0.0857141" calcext:value-type="float">
            <text:p>0.0857141</text:p>
          </table:table-cell>
          <table:table-cell office:value-type="float" office:value="13.052" calcext:value-type="float">
            <text:p>13.052</text:p>
          </table:table-cell>
          <table:table-cell office:value-type="float" office:value="33.679" calcext:value-type="float">
            <text:p>33.679</text:p>
          </table:table-cell>
          <table:table-cell office:value-type="float" office:value="12690.8" calcext:value-type="float">
            <text:p>12690.8</text:p>
          </table:table-cell>
          <table:table-cell table:style-name="ce6" office:value-type="date" office:date-value="2007-09-19" calcext:value-type="date">
            <text:p>2007-09-19</text:p>
          </table:table-cell>
          <table:table-cell office:value-type="float" office:value="3.95" calcext:value-type="float">
            <text:p>3.9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ilbaraminerals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U.AU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.273242" calcext:value-type="float">
            <text:p>0.273242</text:p>
          </table:table-cell>
          <table:table-cell office:value-type="float" office:value="2" calcext:value-type="float">
            <text:p>2</text:p>
          </table:table-cell>
          <table:table-cell office:value-type="float" office:value="0.353857" calcext:value-type="float">
            <text:p>0.353857</text:p>
          </table:table-cell>
          <table:table-cell office:value-type="float" office:value="17" calcext:value-type="float">
            <text:p>17</text:p>
          </table:table-cell>
          <table:table-cell office:value-type="float" office:value="0.124135" calcext:value-type="float">
            <text:p>0.124135</text:p>
          </table:table-cell>
          <table:table-cell/>
          <table:table-cell office:value-type="string" calcext:value-type="string">
            <text:p>Perseus Mining Ltd</text:p>
          </table:table-cell>
          <table:table-cell office:value-type="string" calcext:value-type="string">
            <text:p>Yes</text:p>
          </table:table-cell>
          <table:table-cell office:value-type="float" office:value="0.200351" calcext:value-type="float">
            <text:p>0.200351</text:p>
          </table:table-cell>
          <table:table-cell office:value-type="float" office:value="0.0873934" calcext:value-type="float">
            <text:p>0.0873934</text:p>
          </table:table-cell>
          <table:table-cell office:value-type="float" office:value="0.586" calcext:value-type="float">
            <text:p>0.586</text:p>
          </table:table-cell>
          <table:table-cell office:value-type="float" office:value="56.919" calcext:value-type="float">
            <text:p>56.919</text:p>
          </table:table-cell>
          <table:table-cell office:value-type="float" office:value="2328.19" calcext:value-type="float">
            <text:p>2328.19</text:p>
          </table:table-cell>
          <table:table-cell table:style-name="ce6" office:value-type="date" office:date-value="2004-09-22" calcext:value-type="date">
            <text:p>2004-09-22</text:p>
          </table:table-cell>
          <table:table-cell office:value-type="float" office:value="1.85" calcext:value-type="float">
            <text:p>1.8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erseusminin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R.AU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178062" calcext:value-type="float">
            <text:p>0.178062</text:p>
          </table:table-cell>
          <table:table-cell office:value-type="float" office:value="22" calcext:value-type="float">
            <text:p>22</text:p>
          </table:table-cell>
          <table:table-cell office:value-type="float" office:value="0.0648828" calcext:value-type="float">
            <text:p>0.0648828</text:p>
          </table:table-cell>
          <table:table-cell office:value-type="float" office:value="5" calcext:value-type="float">
            <text:p>5</text:p>
          </table:table-cell>
          <table:table-cell office:value-type="float" office:value="0.248679" calcext:value-type="float">
            <text:p>0.24867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aroon Energy Ltd</text:p>
          </table:table-cell>
          <table:table-cell office:value-type="string" calcext:value-type="string">
            <text:p>Yes</text:p>
          </table:table-cell>
          <table:table-cell office:value-type="float" office:value="0.324895" calcext:value-type="float">
            <text:p>0.324895</text:p>
          </table:table-cell>
          <table:table-cell office:value-type="float" office:value="0.0762561" calcext:value-type="float">
            <text:p>0.0762561</text:p>
          </table:table-cell>
          <table:table-cell office:value-type="float" office:value="2.933" calcext:value-type="float">
            <text:p>2.933</text:p>
          </table:table-cell>
          <table:table-cell office:value-type="float" office:value="24.282" calcext:value-type="float">
            <text:p>24.282</text:p>
          </table:table-cell>
          <table:table-cell office:value-type="float" office:value="1427.63" calcext:value-type="float">
            <text:p>1427.63</text:p>
          </table:table-cell>
          <table:table-cell/>
          <table:table-cell office:value-type="float" office:value="2.03" calcext:value-type="float">
            <text:p>2.0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karoonenergy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DS.US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.921522" calcext:value-type="float">
            <text:p>0.921522</text:p>
          </table:table-cell>
          <table:table-cell office:value-type="float" office:value="15" calcext:value-type="float">
            <text:p>15</text:p>
          </table:table-cell>
          <table:table-cell office:value-type="float" office:value="0.0873441" calcext:value-type="float">
            <text:p>0.0873441</text:p>
          </table:table-cell>
          <table:table-cell office:value-type="float" office:value="6" calcext:value-type="float">
            <text:p>6</text:p>
          </table:table-cell>
          <table:table-cell office:value-type="float" office:value="0.216487" calcext:value-type="float">
            <text:p>0.21648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illards Inc</text:p>
          </table:table-cell>
          <table:table-cell office:value-type="string" calcext:value-type="string">
            <text:p>Yes</text:p>
          </table:table-cell>
          <table:table-cell office:value-type="float" office:value="0.290988" calcext:value-type="float">
            <text:p>0.290988</text:p>
          </table:table-cell>
          <table:table-cell office:value-type="float" office:value="0.0816524" calcext:value-type="float">
            <text:p>0.0816524</text:p>
          </table:table-cell>
          <table:table-cell office:value-type="float" office:value="31.889" calcext:value-type="float">
            <text:p>31.889</text:p>
          </table:table-cell>
          <table:table-cell office:value-type="float" office:value="75.452" calcext:value-type="float">
            <text:p>75.452</text:p>
          </table:table-cell>
          <table:table-cell office:value-type="float" office:value="4944.03" calcext:value-type="float">
            <text:p>4944.03</text:p>
          </table:table-cell>
          <table:table-cell table:style-name="ce6" office:value-type="date" office:date-value="1989-06-30" calcext:value-type="date">
            <text:p>1989-06-30</text:p>
          </table:table-cell>
          <table:table-cell office:value-type="float" office:value="403.65" calcext:value-type="float">
            <text:p>403.65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www.dillar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T.US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103352" calcext:value-type="float">
            <text:p>0.0103352</text:p>
          </table:table-cell>
          <table:table-cell office:value-type="float" office:value="5" calcext:value-type="float">
            <text:p>5</text:p>
          </table:table-cell>
          <table:table-cell office:value-type="float" office:value="0.230955" calcext:value-type="float">
            <text:p>0.230955</text:p>
          </table:table-cell>
          <table:table-cell office:value-type="float" office:value="38" calcext:value-type="float">
            <text:p>38</text:p>
          </table:table-cell>
          <table:table-cell office:value-type="float" office:value="0.0569817" calcext:value-type="float">
            <text:p>0.056981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ipro Limited ADR</text:p>
          </table:table-cell>
          <table:table-cell office:value-type="string" calcext:value-type="string">
            <text:p>Yes</text:p>
          </table:table-cell>
          <table:table-cell office:value-type="float" office:value="0.0959729" calcext:value-type="float">
            <text:p>0.0959729</text:p>
          </table:table-cell>
          <table:table-cell office:value-type="float" office:value="0.0389912" calcext:value-type="float">
            <text:p>0.0389912</text:p>
          </table:table-cell>
          <table:table-cell office:value-type="float" office:value="0" calcext:value-type="float">
            <text:p>0</text:p>
          </table:table-cell>
          <table:table-cell office:value-type="float" office:value="2.531" calcext:value-type="float">
            <text:p>2.531</text:p>
          </table:table-cell>
          <table:table-cell office:value-type="float" office:value="25746.8" calcext:value-type="float">
            <text:p>25746.8</text:p>
          </table:table-cell>
          <table:table-cell table:style-name="ce6" office:value-type="date" office:date-value="2000-10-19" calcext:value-type="date">
            <text:p>2000-10-19</text:p>
          </table:table-cell>
          <table:table-cell office:value-type="float" office:value="5.57" calcext:value-type="float">
            <text:p>5.57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ipr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BI.US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0.675268" calcext:value-type="float">
            <text:p>0.675268</text:p>
          </table:table-cell>
          <table:table-cell office:value-type="float" office:value="20" calcext:value-type="float">
            <text:p>20</text:p>
          </table:table-cell>
          <table:table-cell office:value-type="float" office:value="0.0710813" calcext:value-type="float">
            <text:p>0.0710813</text:p>
          </table:table-cell>
          <table:table-cell office:value-type="float" office:value="11" calcext:value-type="float">
            <text:p>11</text:p>
          </table:table-cell>
          <table:table-cell office:value-type="float" office:value="0.156382" calcext:value-type="float">
            <text:p>0.15638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signer Brands Inc</text:p>
          </table:table-cell>
          <table:table-cell office:value-type="string" calcext:value-type="string">
            <text:p>Yes</text:p>
          </table:table-cell>
          <table:table-cell office:value-type="float" office:value="0.209896" calcext:value-type="float">
            <text:p>0.209896</text:p>
          </table:table-cell>
          <table:table-cell office:value-type="float" office:value="0.0535135" calcext:value-type="float">
            <text:p>0.0535135</text:p>
          </table:table-cell>
          <table:table-cell office:value-type="float" office:value="15.023" calcext:value-type="float">
            <text:p>15.023</text:p>
          </table:table-cell>
          <table:table-cell office:value-type="float" office:value="98.598" calcext:value-type="float">
            <text:p>98.598</text:p>
          </table:table-cell>
          <table:table-cell office:value-type="float" office:value="743.515" calcext:value-type="float">
            <text:p>743.515</text:p>
          </table:table-cell>
          <table:table-cell table:style-name="ce6" office:value-type="date" office:date-value="1991-06-10" calcext:value-type="date">
            <text:p>1991-06-10</text:p>
          </table:table-cell>
          <table:table-cell office:value-type="float" office:value="8.85" calcext:value-type="float">
            <text:p>8.85</text:p>
          </table:table-cell>
          <table:table-cell office:value-type="float" office:value="9.33" calcext:value-type="float">
            <text:p>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designerbrands.com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CE2.XETR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730962" calcext:value-type="float">
            <text:p>0.73096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92781" calcext:value-type="float">
            <text:p>0.09278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122014" calcext:value-type="float">
            <text:p>0.122014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CropEnergies AG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198245" calcext:value-type="float">
            <text:p>0.198245</text:p>
          </table:table-cell>
          <table:table-cell table:style-name="ce2" office:value-type="float" office:value="0.0865915" calcext:value-type="float">
            <text:p>0.0865915</text:p>
          </table:table-cell>
          <table:table-cell office:value-type="float" office:value="74.02" calcext:value-type="float">
            <text:p>74.02</text:p>
          </table:table-cell>
          <table:table-cell table:style-name="ce2" office:value-type="float" office:value="8.698" calcext:value-type="float">
            <text:p>8.698</text:p>
          </table:table-cell>
          <table:table-cell table:style-name="ce2" office:value-type="float" office:value="725.598" calcext:value-type="float">
            <text:p>725.598</text:p>
          </table:table-cell>
          <table:table-cell table:style-name="ce2"/>
          <table:table-cell office:value-type="float" office:value="11.5" calcext:value-type="float">
            <text:p>11.5</text:p>
          </table:table-cell>
          <table:table-cell table:number-columns-repeated="6" table:style-name="ce2" office:value-type="string" calcext:value-type="string">
            <text:p>nan</text:p>
          </table:table-cell>
          <table:table-cell table:style-name="ce2" office:value-type="string" calcext:value-type="string">
            <text:p>https://www.cropenergies.com</text:p>
          </table:table-cell>
          <table:table-cell table:style-name="ce2" table:number-columns-repeated="998"/>
        </table:table-row>
        <table:table-row table:style-name="ro1">
          <table:table-cell office:value-type="string" calcext:value-type="string">
            <text:p>DELL.U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294217" calcext:value-type="float">
            <text:p>0.294217</text:p>
          </table:table-cell>
          <table:table-cell office:value-type="float" office:value="21" calcext:value-type="float">
            <text:p>21</text:p>
          </table:table-cell>
          <table:table-cell office:value-type="float" office:value="0.0677654" calcext:value-type="float">
            <text:p>0.0677654</text:p>
          </table:table-cell>
          <table:table-cell office:value-type="float" office:value="20" calcext:value-type="float">
            <text:p>20</text:p>
          </table:table-cell>
          <table:table-cell office:value-type="float" office:value="0.109052" calcext:value-type="float">
            <text:p>0.1090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ll Technologies Inc</text:p>
          </table:table-cell>
          <table:table-cell office:value-type="string" calcext:value-type="string">
            <text:p>Yes</text:p>
          </table:table-cell>
          <table:table-cell office:value-type="float" office:value="0.170211" calcext:value-type="float">
            <text:p>0.170211</text:p>
          </table:table-cell>
          <table:table-cell office:value-type="float" office:value="0.0611585" calcext:value-type="float">
            <text:p>0.0611585</text:p>
          </table:table-cell>
          <table:table-cell office:value-type="float" office:value="3.323" calcext:value-type="float">
            <text:p>3.323</text:p>
          </table:table-cell>
          <table:table-cell office:value-type="float" office:value="77.109" calcext:value-type="float">
            <text:p>77.109</text:p>
          </table:table-cell>
          <table:table-cell office:value-type="float" office:value="48976" calcext:value-type="float">
            <text:p>48976</text:p>
          </table:table-cell>
          <table:table-cell table:style-name="ce6" office:value-type="date" office:date-value="1988-06-22" calcext:value-type="date">
            <text:p>1988-06-22</text:p>
          </table:table-cell>
          <table:table-cell office:value-type="float" office:value="76.5" calcext:value-type="float">
            <text:p>76.5</text:p>
          </table:table-cell>
          <table:table-cell office:value-type="float" office:value="64.82" calcext:value-type="float">
            <text:p>64.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elltechnologi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TAP.US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.24232" calcext:value-type="float">
            <text:p>1.24232</text:p>
          </table:table-cell>
          <table:table-cell office:value-type="float" office:value="10" calcext:value-type="float">
            <text:p>10</text:p>
          </table:table-cell>
          <table:table-cell office:value-type="float" office:value="0.110975" calcext:value-type="float">
            <text:p>0.110975</text:p>
          </table:table-cell>
          <table:table-cell office:value-type="float" office:value="9" calcext:value-type="float">
            <text:p>9</text:p>
          </table:table-cell>
          <table:table-cell office:value-type="float" office:value="0.162396" calcext:value-type="float">
            <text:p>0.16239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tApp Inc</text:p>
          </table:table-cell>
          <table:table-cell office:value-type="string" calcext:value-type="string">
            <text:p>Yes</text:p>
          </table:table-cell>
          <table:table-cell office:value-type="float" office:value="0.237317" calcext:value-type="float">
            <text:p>0.237317</text:p>
          </table:table-cell>
          <table:table-cell office:value-type="float" office:value="0.0773934" calcext:value-type="float">
            <text:p>0.0773934</text:p>
          </table:table-cell>
          <table:table-cell office:value-type="float" office:value="0.401" calcext:value-type="float">
            <text:p>0.401</text:p>
          </table:table-cell>
          <table:table-cell office:value-type="float" office:value="94.085" calcext:value-type="float">
            <text:p>94.085</text:p>
          </table:table-cell>
          <table:table-cell office:value-type="float" office:value="15757.5" calcext:value-type="float">
            <text:p>15757.5</text:p>
          </table:table-cell>
          <table:table-cell table:style-name="ce6" office:value-type="date" office:date-value="1995-11-21" calcext:value-type="date">
            <text:p>1995-11-2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netap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MY.US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.0117198" calcext:value-type="float">
            <text:p>0.0117198</text:p>
          </table:table-cell>
          <table:table-cell office:value-type="float" office:value="18" calcext:value-type="float">
            <text:p>18</text:p>
          </table:table-cell>
          <table:table-cell office:value-type="float" office:value="0.0752421" calcext:value-type="float">
            <text:p>0.0752421</text:p>
          </table:table-cell>
          <table:table-cell office:value-type="float" office:value="35" calcext:value-type="float">
            <text:p>35</text:p>
          </table:table-cell>
          <table:table-cell office:value-type="float" office:value="0.0649682" calcext:value-type="float">
            <text:p>0.064968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Harmony Gold Mining Company Limited</text:p>
          </table:table-cell>
          <table:table-cell office:value-type="string" calcext:value-type="string">
            <text:p>Yes</text:p>
          </table:table-cell>
          <table:table-cell office:value-type="float" office:value="0.115641" calcext:value-type="float">
            <text:p>0.115641</text:p>
          </table:table-cell>
          <table:table-cell office:value-type="float" office:value="0.0506728" calcext:value-type="float">
            <text:p>0.0506728</text:p>
          </table:table-cell>
          <table:table-cell office:value-type="float" office:value="0" calcext:value-type="float">
            <text:p>0</text:p>
          </table:table-cell>
          <table:table-cell office:value-type="float" office:value="32.766" calcext:value-type="float">
            <text:p>32.766</text:p>
          </table:table-cell>
          <table:table-cell office:value-type="float" office:value="2440.85" calcext:value-type="float">
            <text:p>2440.85</text:p>
          </table:table-cell>
          <table:table-cell table:style-name="ce6" office:value-type="date" office:date-value="1996-09-30" calcext:value-type="date">
            <text:p>1996-09-30</text:p>
          </table:table-cell>
          <table:table-cell office:value-type="float" office:value="6.15" calcext:value-type="float">
            <text:p>6.15</text:p>
          </table:table-cell>
          <table:table-cell office:value-type="float" office:value="4.28" calcext:value-type="float">
            <text:p>4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harmony.co.z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MC.US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00746013" calcext:value-type="float">
            <text:p>0.000746013</text:p>
          </table:table-cell>
          <table:table-cell office:value-type="float" office:value="7" calcext:value-type="float">
            <text:p>7</text:p>
          </table:table-cell>
          <table:table-cell office:value-type="float" office:value="0.193724" calcext:value-type="float">
            <text:p>0.193724</text:p>
          </table:table-cell>
          <table:table-cell office:value-type="float" office:value="60" calcext:value-type="float">
            <text:p>60</text:p>
          </table:table-cell>
          <table:table-cell office:value-type="float" office:value="0.01386" calcext:value-type="float">
            <text:p>0.0138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onda Motor Co Ltd ADR</text:p>
          </table:table-cell>
          <table:table-cell office:value-type="string" calcext:value-type="string">
            <text:p>Yes</text:p>
          </table:table-cell>
          <table:table-cell office:value-type="float" office:value="0.0464502" calcext:value-type="float">
            <text:p>0.0464502</text:p>
          </table:table-cell>
          <table:table-cell office:value-type="float" office:value="0.0325901" calcext:value-type="float">
            <text:p>0.0325901</text:p>
          </table:table-cell>
          <table:table-cell office:value-type="float" office:value="0" calcext:value-type="float">
            <text:p>0</text:p>
          </table:table-cell>
          <table:table-cell office:value-type="float" office:value="5.706" calcext:value-type="float">
            <text:p>5.706</text:p>
          </table:table-cell>
          <table:table-cell office:value-type="float" office:value="52631.6" calcext:value-type="float">
            <text:p>52631.6</text:p>
          </table:table-cell>
          <table:table-cell table:style-name="ce6" office:value-type="date" office:date-value="1957-12-01" calcext:value-type="date">
            <text:p>1957-12-01</text:p>
          </table:table-cell>
          <table:table-cell office:value-type="float" office:value="30.91" calcext:value-type="float">
            <text:p>30.91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honda.co.j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G.US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0.477683" calcext:value-type="float">
            <text:p>0.477683</text:p>
          </table:table-cell>
          <table:table-cell office:value-type="float" office:value="14" calcext:value-type="float">
            <text:p>14</text:p>
          </table:table-cell>
          <table:table-cell office:value-type="float" office:value="0.0916446" calcext:value-type="float">
            <text:p>0.0916446</text:p>
          </table:table-cell>
          <table:table-cell office:value-type="float" office:value="40" calcext:value-type="float">
            <text:p>40</text:p>
          </table:table-cell>
          <table:table-cell office:value-type="float" office:value="0.0551446" calcext:value-type="float">
            <text:p>0.0551446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Signet Jewelers Ltd</text:p>
          </table:table-cell>
          <table:table-cell office:value-type="string" calcext:value-type="string">
            <text:p>Yes</text:p>
          </table:table-cell>
          <table:table-cell office:value-type="float" office:value="0.129086" calcext:value-type="float">
            <text:p>0.129086</text:p>
          </table:table-cell>
          <table:table-cell office:value-type="float" office:value="0.0739419" calcext:value-type="float">
            <text:p>0.0739419</text:p>
          </table:table-cell>
          <table:table-cell office:value-type="float" office:value="4.206" calcext:value-type="float">
            <text:p>4.206</text:p>
          </table:table-cell>
          <table:table-cell office:value-type="float" office:value="104.774" calcext:value-type="float">
            <text:p>104.774</text:p>
          </table:table-cell>
          <table:table-cell office:value-type="float" office:value="3261.88" calcext:value-type="float">
            <text:p>3261.88</text:p>
          </table:table-cell>
          <table:table-cell table:style-name="ce6" office:value-type="date" office:date-value="1994-10-31" calcext:value-type="date">
            <text:p>1994-10-31</text:p>
          </table:table-cell>
          <table:table-cell office:value-type="float" office:value="107.26" calcext:value-type="float">
            <text:p>107.26</text:p>
          </table:table-cell>
          <table:table-cell office:value-type="float" office:value="82.5" calcext:value-type="float">
            <text:p>8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signetjewele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HC.AU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0.333758" calcext:value-type="float">
            <text:p>0.333758</text:p>
          </table:table-cell>
          <table:table-cell office:value-type="float" office:value="3" calcext:value-type="float">
            <text:p>3</text:p>
          </table:table-cell>
          <table:table-cell office:value-type="float" office:value="0.299408" calcext:value-type="float">
            <text:p>0.299408</text:p>
          </table:table-cell>
          <table:table-cell office:value-type="float" office:value="55" calcext:value-type="float">
            <text:p>55</text:p>
          </table:table-cell>
          <table:table-cell office:value-type="float" office:value="0.0208437" calcext:value-type="float">
            <text:p>0.020843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Hope Corporation Ltd</text:p>
          </table:table-cell>
          <table:table-cell office:value-type="string" calcext:value-type="string">
            <text:p>Yes</text:p>
          </table:table-cell>
          <table:table-cell office:value-type="float" office:value="0.0984697" calcext:value-type="float">
            <text:p>0.0984697</text:p>
          </table:table-cell>
          <table:table-cell office:value-type="float" office:value="0.0878749" calcext:value-type="float">
            <text:p>0.0878749</text:p>
          </table:table-cell>
          <table:table-cell office:value-type="float" office:value="2.032" calcext:value-type="float">
            <text:p>2.032</text:p>
          </table:table-cell>
          <table:table-cell office:value-type="float" office:value="50.526" calcext:value-type="float">
            <text:p>50.526</text:p>
          </table:table-cell>
          <table:table-cell office:value-type="float" office:value="4657.8" calcext:value-type="float">
            <text:p>4657.8</text:p>
          </table:table-cell>
          <table:table-cell/>
          <table:table-cell office:value-type="float" office:value="5.16" calcext:value-type="float">
            <text:p>5.1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ewhopegroup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DI.TO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75114" calcext:value-type="float">
            <text:p>0.75114</text:p>
          </table:table-cell>
          <table:table-cell office:value-type="float" office:value="37" calcext:value-type="float">
            <text:p>37</text:p>
          </table:table-cell>
          <table:table-cell office:value-type="float" office:value="0.0348742" calcext:value-type="float">
            <text:p>0.0348742</text:p>
          </table:table-cell>
          <table:table-cell office:value-type="float" office:value="16" calcext:value-type="float">
            <text:p>16</text:p>
          </table:table-cell>
          <table:table-cell office:value-type="float" office:value="0.132676" calcext:value-type="float">
            <text:p>0.13267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jor Drilling Group International</text:p>
          </table:table-cell>
          <table:table-cell office:value-type="string" calcext:value-type="string">
            <text:p>Yes</text:p>
          </table:table-cell>
          <table:table-cell office:value-type="float" office:value="0.20648" calcext:value-type="float">
            <text:p>0.20648</text:p>
          </table:table-cell>
          <table:table-cell office:value-type="float" office:value="0.0830557" calcext:value-type="float">
            <text:p>0.0830557</text:p>
          </table:table-cell>
          <table:table-cell office:value-type="float" office:value="0.779" calcext:value-type="float">
            <text:p>0.779</text:p>
          </table:table-cell>
          <table:table-cell office:value-type="float" office:value="76.79" calcext:value-type="float">
            <text:p>76.79</text:p>
          </table:table-cell>
          <table:table-cell office:value-type="float" office:value="676.178" calcext:value-type="float">
            <text:p>676.178</text:p>
          </table:table-cell>
          <table:table-cell/>
          <table:table-cell office:value-type="float" office:value="9.21" calcext:value-type="float">
            <text:p>9.2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ajordrillin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R.US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252149" calcext:value-type="float">
            <text:p>0.252149</text:p>
          </table:table-cell>
          <table:table-cell office:value-type="float" office:value="8" calcext:value-type="float">
            <text:p>8</text:p>
          </table:table-cell>
          <table:table-cell office:value-type="float" office:value="0.163926" calcext:value-type="float">
            <text:p>0.163926</text:p>
          </table:table-cell>
          <table:table-cell office:value-type="float" office:value="57" calcext:value-type="float">
            <text:p>57</text:p>
          </table:table-cell>
          <table:table-cell office:value-type="float" office:value="0.0199134" calcext:value-type="float">
            <text:p>0.019913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orthington Industries Inc</text:p>
          </table:table-cell>
          <table:table-cell office:value-type="string" calcext:value-type="string">
            <text:p>Yes</text:p>
          </table:table-cell>
          <table:table-cell office:value-type="float" office:value="0.0879924" calcext:value-type="float">
            <text:p>0.0879924</text:p>
          </table:table-cell>
          <table:table-cell office:value-type="float" office:value="0.068079" calcext:value-type="float">
            <text:p>0.068079</text:p>
          </table:table-cell>
          <table:table-cell office:value-type="float" office:value="39.54" calcext:value-type="float">
            <text:p>39.54</text:p>
          </table:table-cell>
          <table:table-cell office:value-type="float" office:value="46.732" calcext:value-type="float">
            <text:p>46.732</text:p>
          </table:table-cell>
          <table:table-cell office:value-type="float" office:value="2973.28" calcext:value-type="float">
            <text:p>2973.28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57.55" calcext:value-type="float">
            <text:p>57.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worthingtonindustri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.US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0.449224" calcext:value-type="float">
            <text:p>0.449224</text:p>
          </table:table-cell>
          <table:table-cell office:value-type="float" office:value="34" calcext:value-type="float">
            <text:p>34</text:p>
          </table:table-cell>
          <table:table-cell office:value-type="float" office:value="0.038515" calcext:value-type="float">
            <text:p>0.038515</text:p>
          </table:table-cell>
          <table:table-cell office:value-type="float" office:value="28" calcext:value-type="float">
            <text:p>28</text:p>
          </table:table-cell>
          <table:table-cell office:value-type="float" office:value="0.0836055" calcext:value-type="float">
            <text:p>0.083605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cy’s Inc</text:p>
          </table:table-cell>
          <table:table-cell office:value-type="string" calcext:value-type="string">
            <text:p>Yes</text:p>
          </table:table-cell>
          <table:table-cell office:value-type="float" office:value="0.141848" calcext:value-type="float">
            <text:p>0.141848</text:p>
          </table:table-cell>
          <table:table-cell office:value-type="float" office:value="0.0582425" calcext:value-type="float">
            <text:p>0.0582425</text:p>
          </table:table-cell>
          <table:table-cell office:value-type="float" office:value="0.594" calcext:value-type="float">
            <text:p>0.594</text:p>
          </table:table-cell>
          <table:table-cell office:value-type="float" office:value="83.802" calcext:value-type="float">
            <text:p>83.802</text:p>
          </table:table-cell>
          <table:table-cell office:value-type="float" office:value="3040.07" calcext:value-type="float">
            <text:p>3040.07</text:p>
          </table:table-cell>
          <table:table-cell table:style-name="ce6" office:value-type="date" office:date-value="1992-02-05" calcext:value-type="date">
            <text:p>1992-02-05</text:p>
          </table:table-cell>
          <table:table-cell office:value-type="float" office:value="20.12" calcext:value-type="float">
            <text:p>20.12</text:p>
          </table:table-cell>
          <table:table-cell office:value-type="float" office:value="17.83" calcext:value-type="float">
            <text:p>17.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macysin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W.US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0.389373" calcext:value-type="float">
            <text:p>0.389373</text:p>
          </table:table-cell>
          <table:table-cell office:value-type="float" office:value="56" calcext:value-type="float">
            <text:p>56</text:p>
          </table:table-cell>
          <table:table-cell office:value-type="float" office:value="0.0143" calcext:value-type="float">
            <text:p>0.0143</text:p>
          </table:table-cell>
          <table:table-cell office:value-type="float" office:value="8" calcext:value-type="float">
            <text:p>8</text:p>
          </table:table-cell>
          <table:table-cell office:value-type="float" office:value="0.172751" calcext:value-type="float">
            <text:p>0.17275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mb Weston Holdings Inc</text:p>
          </table:table-cell>
          <table:table-cell office:value-type="string" calcext:value-type="string">
            <text:p>Yes</text:p>
          </table:table-cell>
          <table:table-cell office:value-type="float" office:value="0.24787" calcext:value-type="float">
            <text:p>0.24787</text:p>
          </table:table-cell>
          <table:table-cell office:value-type="float" office:value="0.0763135" calcext:value-type="float">
            <text:p>0.0763135</text:p>
          </table:table-cell>
          <table:table-cell office:value-type="float" office:value="0.395" calcext:value-type="float">
            <text:p>0.395</text:p>
          </table:table-cell>
          <table:table-cell office:value-type="float" office:value="88.859" calcext:value-type="float">
            <text:p>88.859</text:p>
          </table:table-cell>
          <table:table-cell office:value-type="float" office:value="13480.5" calcext:value-type="float">
            <text:p>13480.5</text:p>
          </table:table-cell>
          <table:table-cell table:style-name="ce6" office:value-type="date" office:date-value="2016-11-10" calcext:value-type="date">
            <text:p>2016-11-10</text:p>
          </table:table-cell>
          <table:table-cell office:value-type="float" office:value="108.09" calcext:value-type="float">
            <text:p>108.09</text:p>
          </table:table-cell>
          <table:table-cell office:value-type="float" office:value="124.57" calcext:value-type="float">
            <text:p>124.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ambwest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KS.US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0.956784" calcext:value-type="float">
            <text:p>0.956784</text:p>
          </table:table-cell>
          <table:table-cell office:value-type="float" office:value="45" calcext:value-type="float">
            <text:p>45</text:p>
          </table:table-cell>
          <table:table-cell office:value-type="float" office:value="0.0244189" calcext:value-type="float">
            <text:p>0.0244189</text:p>
          </table:table-cell>
          <table:table-cell office:value-type="float" office:value="13" calcext:value-type="float">
            <text:p>13</text:p>
          </table:table-cell>
          <table:table-cell office:value-type="float" office:value="0.144701" calcext:value-type="float">
            <text:p>0.14470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ick’s Sporting Goods Inc</text:p>
          </table:table-cell>
          <table:table-cell office:value-type="string" calcext:value-type="string">
            <text:p>Yes</text:p>
          </table:table-cell>
          <table:table-cell office:value-type="float" office:value="0.216484" calcext:value-type="float">
            <text:p>0.216484</text:p>
          </table:table-cell>
          <table:table-cell office:value-type="float" office:value="0.0717834" calcext:value-type="float">
            <text:p>0.0717834</text:p>
          </table:table-cell>
          <table:table-cell office:value-type="float" office:value="3.425" calcext:value-type="float">
            <text:p>3.425</text:p>
          </table:table-cell>
          <table:table-cell office:value-type="float" office:value="97.561" calcext:value-type="float">
            <text:p>97.561</text:p>
          </table:table-cell>
          <table:table-cell office:value-type="float" office:value="8799.04" calcext:value-type="float">
            <text:p>8799.04</text:p>
          </table:table-cell>
          <table:table-cell table:style-name="ce6" office:value-type="date" office:date-value="2002-10-16" calcext:value-type="date">
            <text:p>2002-10-16</text:p>
          </table:table-cell>
          <table:table-cell office:value-type="float" office:value="146.95" calcext:value-type="float">
            <text:p>146.95</text:p>
          </table:table-cell>
          <table:table-cell office:value-type="float" office:value="156.5" calcext:value-type="float">
            <text:p>156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ckssportinggoo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R.US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1.48138" calcext:value-type="float">
            <text:p>1.48138</text:p>
          </table:table-cell>
          <table:table-cell office:value-type="float" office:value="9" calcext:value-type="float">
            <text:p>9</text:p>
          </table:table-cell>
          <table:table-cell office:value-type="float" office:value="0.121189" calcext:value-type="float">
            <text:p>0.121189</text:p>
          </table:table-cell>
          <table:table-cell office:value-type="float" office:value="30" calcext:value-type="float">
            <text:p>30</text:p>
          </table:table-cell>
          <table:table-cell office:value-type="float" office:value="0.0801104" calcext:value-type="float">
            <text:p>0.080110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xtreme Networks Inc</text:p>
          </table:table-cell>
          <table:table-cell office:value-type="string" calcext:value-type="string">
            <text:p>Yes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0839293" calcext:value-type="float">
            <text:p>0.0839293</text:p>
          </table:table-cell>
          <table:table-cell office:value-type="float" office:value="2.111" calcext:value-type="float">
            <text:p>2.111</text:p>
          </table:table-cell>
          <table:table-cell office:value-type="float" office:value="90.695" calcext:value-type="float">
            <text:p>90.695</text:p>
          </table:table-cell>
          <table:table-cell office:value-type="float" office:value="3062.09" calcext:value-type="float">
            <text:p>3062.09</text:p>
          </table:table-cell>
          <table:table-cell table:style-name="ce6" office:value-type="date" office:date-value="1999-04-09" calcext:value-type="date">
            <text:p>1999-04-09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extremenetwork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.US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1.31081" calcext:value-type="float">
            <text:p>1.31081</text:p>
          </table:table-cell>
          <table:table-cell office:value-type="float" office:value="25" calcext:value-type="float">
            <text:p>25</text:p>
          </table:table-cell>
          <table:table-cell office:value-type="float" office:value="0.055564" calcext:value-type="float">
            <text:p>0.055564</text:p>
          </table:table-cell>
          <table:table-cell office:value-type="float" office:value="19" calcext:value-type="float">
            <text:p>19</text:p>
          </table:table-cell>
          <table:table-cell office:value-type="float" office:value="0.111504" calcext:value-type="float">
            <text:p>0.11150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agle Materials Inc</text:p>
          </table:table-cell>
          <table:table-cell office:value-type="string" calcext:value-type="string">
            <text:p>Yes</text:p>
          </table:table-cell>
          <table:table-cell office:value-type="float" office:value="0.187239" calcext:value-type="float">
            <text:p>0.187239</text:p>
          </table:table-cell>
          <table:table-cell office:value-type="float" office:value="0.0774614" calcext:value-type="float">
            <text:p>0.0774614</text:p>
          </table:table-cell>
          <table:table-cell office:value-type="float" office:value="1.339" calcext:value-type="float">
            <text:p>1.339</text:p>
          </table:table-cell>
          <table:table-cell office:value-type="float" office:value="98.197" calcext:value-type="float">
            <text:p>98.197</text:p>
          </table:table-cell>
          <table:table-cell office:value-type="float" office:value="5845.22" calcext:value-type="float">
            <text:p>5845.22</text:p>
          </table:table-cell>
          <table:table-cell table:style-name="ce6" office:value-type="date" office:date-value="1994-04-12" calcext:value-type="date">
            <text:p>1994-04-12</text:p>
          </table:table-cell>
          <table:table-cell office:value-type="float" office:value="202.84" calcext:value-type="float">
            <text:p>202.84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eaglematerial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SCO.US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.09458" calcext:value-type="float">
            <text:p>1.09458</text:p>
          </table:table-cell>
          <table:table-cell office:value-type="float" office:value="11" calcext:value-type="float">
            <text:p>11</text:p>
          </table:table-cell>
          <table:table-cell office:value-type="float" office:value="0.105449" calcext:value-type="float">
            <text:p>0.105449</text:p>
          </table:table-cell>
          <table:table-cell office:value-type="float" office:value="46" calcext:value-type="float">
            <text:p>46</text:p>
          </table:table-cell>
          <table:table-cell office:value-type="float" office:value="0.0457076" calcext:value-type="float">
            <text:p>0.045707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isco Systems Inc</text:p>
          </table:table-cell>
          <table:table-cell office:value-type="string" calcext:value-type="string">
            <text:p>Yes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0.0869089" calcext:value-type="float">
            <text:p>0.0869089</text:p>
          </table:table-cell>
          <table:table-cell office:value-type="float" office:value="0.08" calcext:value-type="float">
            <text:p>0.08</text:p>
          </table:table-cell>
          <table:table-cell office:value-type="float" office:value="77.446" calcext:value-type="float">
            <text:p>77.446</text:p>
          </table:table-cell>
          <table:table-cell office:value-type="float" office:value="216732" calcext:value-type="float">
            <text:p>216732</text:p>
          </table:table-cell>
          <table:table-cell table:style-name="ce6" office:value-type="date" office:date-value="1990-02-16" calcext:value-type="date">
            <text:p>1990-02-16</text:p>
          </table:table-cell>
          <table:table-cell office:value-type="float" office:value="50.52" calcext:value-type="float">
            <text:p>50.52</text:p>
          </table:table-cell>
          <table:table-cell office:value-type="string" calcext:value-type="string">
            <text:p>n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is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CK.US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4.9895" calcext:value-type="float">
            <text:p>24.9895</text:p>
          </table:table-cell>
          <table:table-cell office:value-type="float" office:value="17" calcext:value-type="float">
            <text:p>17</text:p>
          </table:table-cell>
          <table:table-cell office:value-type="float" office:value="0.0823674" calcext:value-type="float">
            <text:p>0.0823674</text:p>
          </table:table-cell>
          <table:table-cell office:value-type="float" office:value="0" calcext:value-type="float">
            <text:p>0</text:p>
          </table:table-cell>
          <table:table-cell office:value-type="float" office:value="1.16298" calcext:value-type="float">
            <text:p>1.1629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cKesson Corporation</text:p>
          </table:table-cell>
          <table:table-cell office:value-type="string" calcext:value-type="string">
            <text:p>Yes</text:p>
          </table:table-cell>
          <table:table-cell office:value-type="float" office:value="1.23871" calcext:value-type="float">
            <text:p>1.23871</text:p>
          </table:table-cell>
          <table:table-cell office:value-type="float" office:value="0.0797329" calcext:value-type="float">
            <text:p>0.0797329</text:p>
          </table:table-cell>
          <table:table-cell office:value-type="float" office:value="0.152" calcext:value-type="float">
            <text:p>0.152</text:p>
          </table:table-cell>
          <table:table-cell office:value-type="float" office:value="87.679" calcext:value-type="float">
            <text:p>87.679</text:p>
          </table:table-cell>
          <table:table-cell office:value-type="float" office:value="60070.5" calcext:value-type="float">
            <text:p>60070.5</text:p>
          </table:table-cell>
          <table:table-cell table:style-name="ce6" office:value-type="date" office:date-value="1994-11-15" calcext:value-type="date">
            <text:p>1994-11-15</text:p>
          </table:table-cell>
          <table:table-cell office:value-type="float" office:value="462.98" calcext:value-type="float">
            <text:p>462.98</text:p>
          </table:table-cell>
          <table:table-cell office:value-type="float" office:value="472.86" calcext:value-type="float">
            <text:p>472.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ckess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PR.US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1.30796" calcext:value-type="float">
            <text:p>1.30796</text:p>
          </table:table-cell>
          <table:table-cell office:value-type="float" office:value="27" calcext:value-type="float">
            <text:p>27</text:p>
          </table:table-cell>
          <table:table-cell office:value-type="float" office:value="0.0489855" calcext:value-type="float">
            <text:p>0.0489855</text:p>
          </table:table-cell>
          <table:table-cell office:value-type="float" office:value="22" calcext:value-type="float">
            <text:p>22</text:p>
          </table:table-cell>
          <table:table-cell office:value-type="float" office:value="0.0926822" calcext:value-type="float">
            <text:p>0.092682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apestry Inc</text:p>
          </table:table-cell>
          <table:table-cell office:value-type="string" calcext:value-type="string">
            <text:p>Yes</text:p>
          </table:table-cell>
          <table:table-cell office:value-type="float" office:value="0.166777" calcext:value-type="float">
            <text:p>0.166777</text:p>
          </table:table-cell>
          <table:table-cell office:value-type="float" office:value="0.0740952" calcext:value-type="float">
            <text:p>0.0740952</text:p>
          </table:table-cell>
          <table:table-cell office:value-type="float" office:value="0.263" calcext:value-type="float">
            <text:p>0.263</text:p>
          </table:table-cell>
          <table:table-cell office:value-type="float" office:value="96.32" calcext:value-type="float">
            <text:p>96.32</text:p>
          </table:table-cell>
          <table:table-cell office:value-type="float" office:value="6459.15" calcext:value-type="float">
            <text:p>6459.15</text:p>
          </table:table-cell>
          <table:table-cell table:style-name="ce6" office:value-type="date" office:date-value="2000-10-05" calcext:value-type="date">
            <text:p>2000-10-05</text:p>
          </table:table-cell>
          <table:table-cell office:value-type="float" office:value="36.81" calcext:value-type="float">
            <text:p>36.81</text:p>
          </table:table-cell>
          <table:table-cell office:value-type="float" office:value="50.07" calcext:value-type="float">
            <text:p>50.0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apestr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GO.AU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923311" calcext:value-type="float">
            <text:p>0.923311</text:p>
          </table:table-cell>
          <table:table-cell office:value-type="float" office:value="16" calcext:value-type="float">
            <text:p>16</text:p>
          </table:table-cell>
          <table:table-cell office:value-type="float" office:value="0.0827415" calcext:value-type="float">
            <text:p>0.0827415</text:p>
          </table:table-cell>
          <table:table-cell office:value-type="float" office:value="50" calcext:value-type="float">
            <text:p>50</text:p>
          </table:table-cell>
          <table:table-cell office:value-type="float" office:value="0.0258572" calcext:value-type="float">
            <text:p>0.0258572</text:p>
          </table:table-cell>
          <table:table-cell/>
          <table:table-cell office:value-type="string" calcext:value-type="string">
            <text:p>IGO Ltd</text:p>
          </table:table-cell>
          <table:table-cell office:value-type="string" calcext:value-type="string">
            <text:p>Yes</text:p>
          </table:table-cell>
          <table:table-cell office:value-type="float" office:value="0.102073" calcext:value-type="float">
            <text:p>0.102073</text:p>
          </table:table-cell>
          <table:table-cell office:value-type="float" office:value="0.0854429" calcext:value-type="float">
            <text:p>0.0854429</text:p>
          </table:table-cell>
          <table:table-cell office:value-type="float" office:value="12.097" calcext:value-type="float">
            <text:p>12.097</text:p>
          </table:table-cell>
          <table:table-cell office:value-type="float" office:value="44.066" calcext:value-type="float">
            <text:p>44.066</text:p>
          </table:table-cell>
          <table:table-cell office:value-type="float" office:value="9291.68" calcext:value-type="float">
            <text:p>9291.68</text:p>
          </table:table-cell>
          <table:table-cell/>
          <table:table-cell office:value-type="float" office:value="9.05" calcext:value-type="float">
            <text:p>9.0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go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BH.AU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0.75478" calcext:value-type="float">
            <text:p>0.75478</text:p>
          </table:table-cell>
          <table:table-cell office:value-type="float" office:value="12" calcext:value-type="float">
            <text:p>12</text:p>
          </table:table-cell>
          <table:table-cell office:value-type="float" office:value="0.0979152" calcext:value-type="float">
            <text:p>0.0979152</text:p>
          </table:table-cell>
          <table:table-cell office:value-type="float" office:value="56" calcext:value-type="float">
            <text:p>56</text:p>
          </table:table-cell>
          <table:table-cell office:value-type="float" office:value="0.020354" calcext:value-type="float">
            <text:p>0.02035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B Hi-Fi Ltd</text:p>
          </table:table-cell>
          <table:table-cell office:value-type="string" calcext:value-type="string">
            <text:p>Yes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.0808096" calcext:value-type="float">
            <text:p>0.0808096</text:p>
          </table:table-cell>
          <table:table-cell office:value-type="float" office:value="0.821" calcext:value-type="float">
            <text:p>0.821</text:p>
          </table:table-cell>
          <table:table-cell office:value-type="float" office:value="59.697" calcext:value-type="float">
            <text:p>59.697</text:p>
          </table:table-cell>
          <table:table-cell office:value-type="float" office:value="5015.15" calcext:value-type="float">
            <text:p>5015.15</text:p>
          </table:table-cell>
          <table:table-cell/>
          <table:table-cell office:value-type="float" office:value="53.03" calcext:value-type="float">
            <text:p>53.0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jbhifi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L.TO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1.78524" calcext:value-type="float">
            <text:p>1.78524</text:p>
          </table:table-cell>
          <table:table-cell office:value-type="float" office:value="42" calcext:value-type="float">
            <text:p>42</text:p>
          </table:table-cell>
          <table:table-cell office:value-type="float" office:value="0.0261051" calcext:value-type="float">
            <text:p>0.0261051</text:p>
          </table:table-cell>
          <table:table-cell office:value-type="float" office:value="2" calcext:value-type="float">
            <text:p>2</text:p>
          </table:table-cell>
          <table:table-cell office:value-type="float" office:value="0.342983" calcext:value-type="float">
            <text:p>0.34298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llarama Inc</text:p>
          </table:table-cell>
          <table:table-cell office:value-type="string" calcext:value-type="string">
            <text:p>Yes</text:p>
          </table:table-cell>
          <table:table-cell office:value-type="float" office:value="0.417451" calcext:value-type="float">
            <text:p>0.417451</text:p>
          </table:table-cell>
          <table:table-cell office:value-type="float" office:value="0.0769566" calcext:value-type="float">
            <text:p>0.0769566</text:p>
          </table:table-cell>
          <table:table-cell office:value-type="float" office:value="2.986" calcext:value-type="float">
            <text:p>2.986</text:p>
          </table:table-cell>
          <table:table-cell office:value-type="float" office:value="55.567" calcext:value-type="float">
            <text:p>55.567</text:p>
          </table:table-cell>
          <table:table-cell office:value-type="float" office:value="26344.3" calcext:value-type="float">
            <text:p>26344.3</text:p>
          </table:table-cell>
          <table:table-cell/>
          <table:table-cell office:value-type="float" office:value="95.49" calcext:value-type="float">
            <text:p>95.4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ollaram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LAY.US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0.572788" calcext:value-type="float">
            <text:p>0.572788</text:p>
          </table:table-cell>
          <table:table-cell office:value-type="float" office:value="26" calcext:value-type="float">
            <text:p>26</text:p>
          </table:table-cell>
          <table:table-cell office:value-type="float" office:value="0.0551517" calcext:value-type="float">
            <text:p>0.0551517</text:p>
          </table:table-cell>
          <table:table-cell office:value-type="float" office:value="51" calcext:value-type="float">
            <text:p>51</text:p>
          </table:table-cell>
          <table:table-cell office:value-type="float" office:value="0.0256372" calcext:value-type="float">
            <text:p>0.025637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ave &amp; Buster’s Entertainment</text:p>
          </table:table-cell>
          <table:table-cell office:value-type="string" calcext:value-type="string">
            <text:p>Yes</text:p>
          </table:table-cell>
          <table:table-cell office:value-type="float" office:value="0.0839647" calcext:value-type="float">
            <text:p>0.0839647</text:p>
          </table:table-cell>
          <table:table-cell office:value-type="float" office:value="0.0583275" calcext:value-type="float">
            <text:p>0.0583275</text:p>
          </table:table-cell>
          <table:table-cell office:value-type="float" office:value="2.163" calcext:value-type="float">
            <text:p>2.163</text:p>
          </table:table-cell>
          <table:table-cell office:value-type="float" office:value="117.845" calcext:value-type="float">
            <text:p>117.845</text:p>
          </table:table-cell>
          <table:table-cell office:value-type="float" office:value="1501.37" calcext:value-type="float">
            <text:p>1501.37</text:p>
          </table:table-cell>
          <table:table-cell table:style-name="ce6" office:value-type="date" office:date-value="1995-06-06" calcext:value-type="date">
            <text:p>1995-06-06</text:p>
          </table:table-cell>
          <table:table-cell office:value-type="float" office:value="53.85" calcext:value-type="float">
            <text:p>53.85</text:p>
          </table:table-cell>
          <table:table-cell office:value-type="float" office:value="56.44" calcext:value-type="float">
            <text:p>56.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ir.daveandbuste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HP.AU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1.14629" calcext:value-type="float">
            <text:p>1.14629</text:p>
          </table:table-cell>
          <table:table-cell office:value-type="float" office:value="35" calcext:value-type="float">
            <text:p>35</text:p>
          </table:table-cell>
          <table:table-cell office:value-type="float" office:value="0.0370517" calcext:value-type="float">
            <text:p>0.0370517</text:p>
          </table:table-cell>
          <table:table-cell office:value-type="float" office:value="31" calcext:value-type="float">
            <text:p>31</text:p>
          </table:table-cell>
          <table:table-cell office:value-type="float" office:value="0.0697224" calcext:value-type="float">
            <text:p>0.069722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HP Group Limited</text:p>
          </table:table-cell>
          <table:table-cell office:value-type="string" calcext:value-type="string">
            <text:p>Yes</text:p>
          </table:table-cell>
          <table:table-cell office:value-type="float" office:value="0.145938" calcext:value-type="float">
            <text:p>0.145938</text:p>
          </table:table-cell>
          <table:table-cell office:value-type="float" office:value="0.0823414" calcext:value-type="float">
            <text:p>0.0823414</text:p>
          </table:table-cell>
          <table:table-cell office:value-type="float" office:value="0.231" calcext:value-type="float">
            <text:p>0.231</text:p>
          </table:table-cell>
          <table:table-cell office:value-type="float" office:value="33.769" calcext:value-type="float">
            <text:p>33.769</text:p>
          </table:table-cell>
          <table:table-cell office:value-type="float" office:value="221656" calcext:value-type="float">
            <text:p>221656</text:p>
          </table:table-cell>
          <table:table-cell table:style-name="ce6" office:value-type="date" office:date-value="1987-05-28" calcext:value-type="date">
            <text:p>1987-05-28</text:p>
          </table:table-cell>
          <table:table-cell office:value-type="float" office:value="50.41" calcext:value-type="float">
            <text:p>50.4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h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BY.US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.15381" calcext:value-type="float">
            <text:p>1.15381</text:p>
          </table:table-cell>
          <table:table-cell office:value-type="float" office:value="38" calcext:value-type="float">
            <text:p>38</text:p>
          </table:table-cell>
          <table:table-cell office:value-type="float" office:value="0.0347241" calcext:value-type="float">
            <text:p>0.0347241</text:p>
          </table:table-cell>
          <table:table-cell office:value-type="float" office:value="27" calcext:value-type="float">
            <text:p>27</text:p>
          </table:table-cell>
          <table:table-cell office:value-type="float" office:value="0.0847902" calcext:value-type="float">
            <text:p>0.084790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est Buy Co. Inc</text:p>
          </table:table-cell>
          <table:table-cell office:value-type="string" calcext:value-type="string">
            <text:p>Yes</text:p>
          </table:table-cell>
          <table:table-cell office:value-type="float" office:value="0.159292" calcext:value-type="float">
            <text:p>0.159292</text:p>
          </table:table-cell>
          <table:table-cell office:value-type="float" office:value="0.0759787" calcext:value-type="float">
            <text:p>0.0759787</text:p>
          </table:table-cell>
          <table:table-cell office:value-type="float" office:value="11.117" calcext:value-type="float">
            <text:p>11.117</text:p>
          </table:table-cell>
          <table:table-cell office:value-type="float" office:value="82.362" calcext:value-type="float">
            <text:p>82.362</text:p>
          </table:table-cell>
          <table:table-cell office:value-type="float" office:value="14964.8" calcext:value-type="float">
            <text:p>14964.8</text:p>
          </table:table-cell>
          <table:table-cell table:style-name="ce6" office:value-type="date" office:date-value="1985-04-19" calcext:value-type="date">
            <text:p>1985-04-19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investors.bestbuy.com/investor-relations/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W.US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3.83757" calcext:value-type="float">
            <text:p>3.83757</text:p>
          </table:table-cell>
          <table:table-cell office:value-type="float" office:value="29" calcext:value-type="float">
            <text:p>29</text:p>
          </table:table-cell>
          <table:table-cell office:value-type="float" office:value="0.047862" calcext:value-type="float">
            <text:p>0.047862</text:p>
          </table:table-cell>
          <table:table-cell office:value-type="float" office:value="12" calcext:value-type="float">
            <text:p>12</text:p>
          </table:table-cell>
          <table:table-cell office:value-type="float" office:value="0.145354" calcext:value-type="float">
            <text:p>0.14535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owe's Companies Inc</text:p>
          </table:table-cell>
          <table:table-cell office:value-type="string" calcext:value-type="string">
            <text:p>Yes</text:p>
          </table:table-cell>
          <table:table-cell office:value-type="float" office:value="0.218398" calcext:value-type="float">
            <text:p>0.218398</text:p>
          </table:table-cell>
          <table:table-cell office:value-type="float" office:value="0.0730438" calcext:value-type="float">
            <text:p>0.0730438</text:p>
          </table:table-cell>
          <table:table-cell office:value-type="float" office:value="0.105" calcext:value-type="float">
            <text:p>0.105</text:p>
          </table:table-cell>
          <table:table-cell office:value-type="float" office:value="77.134" calcext:value-type="float">
            <text:p>77.134</text:p>
          </table:table-cell>
          <table:table-cell office:value-type="float" office:value="115158" calcext:value-type="float">
            <text:p>115158</text:p>
          </table:table-cell>
          <table:table-cell table:style-name="ce6" office:value-type="date" office:date-value="1985-07-01" calcext:value-type="date">
            <text:p>1985-07-01</text:p>
          </table:table-cell>
          <table:table-cell office:value-type="float" office:value="222.55" calcext:value-type="float">
            <text:p>222.55</text:p>
          </table:table-cell>
          <table:table-cell office:value-type="float" office:value="248.72" calcext:value-type="float">
            <text:p>248.7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low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CHP.US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.57049" calcext:value-type="float">
            <text:p>1.57049</text:p>
          </table:table-cell>
          <table:table-cell office:value-type="float" office:value="19" calcext:value-type="float">
            <text:p>19</text:p>
          </table:table-cell>
          <table:table-cell office:value-type="float" office:value="0.0744027" calcext:value-type="float">
            <text:p>0.0744027</text:p>
          </table:table-cell>
          <table:table-cell office:value-type="float" office:value="37" calcext:value-type="float">
            <text:p>37</text:p>
          </table:table-cell>
          <table:table-cell office:value-type="float" office:value="0.0577452" calcext:value-type="float">
            <text:p>0.05774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crochip Technology Inc</text:p>
          </table:table-cell>
          <table:table-cell office:value-type="string" calcext:value-type="string">
            <text:p>Yes</text:p>
          </table:table-cell>
          <table:table-cell office:value-type="float" office:value="0.13348" calcext:value-type="float">
            <text:p>0.13348</text:p>
          </table:table-cell>
          <table:table-cell office:value-type="float" office:value="0.0799262" calcext:value-type="float">
            <text:p>0.0799262</text:p>
          </table:table-cell>
          <table:table-cell office:value-type="float" office:value="2.135" calcext:value-type="float">
            <text:p>2.135</text:p>
          </table:table-cell>
          <table:table-cell office:value-type="float" office:value="94.604" calcext:value-type="float">
            <text:p>94.604</text:p>
          </table:table-cell>
          <table:table-cell office:value-type="float" office:value="43296.3" calcext:value-type="float">
            <text:p>43296.3</text:p>
          </table:table-cell>
          <table:table-cell table:style-name="ce6" office:value-type="date" office:date-value="1993-03-19" calcext:value-type="date">
            <text:p>1993-03-19</text:p>
          </table:table-cell>
          <table:table-cell office:value-type="float" office:value="90.18" calcext:value-type="float">
            <text:p>90.18</text:p>
          </table:table-cell>
          <table:table-cell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icrochi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MWD.US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0.523588" calcext:value-type="float">
            <text:p>0.523588</text:p>
          </table:table-cell>
          <table:table-cell office:value-type="float" office:value="23" calcext:value-type="float">
            <text:p>23</text:p>
          </table:table-cell>
          <table:table-cell office:value-type="float" office:value="0.062749" calcext:value-type="float">
            <text:p>0.062749</text:p>
          </table:table-cell>
          <table:table-cell office:value-type="float" office:value="63" calcext:value-type="float">
            <text:p>63</text:p>
          </table:table-cell>
          <table:table-cell office:value-type="float" office:value="0.0102188" calcext:value-type="float">
            <text:p>0.010218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n Woodmark Corporation</text:p>
          </table:table-cell>
          <table:table-cell office:value-type="string" calcext:value-type="string">
            <text:p>Yes</text:p>
          </table:table-cell>
          <table:table-cell office:value-type="float" office:value="0.0753895" calcext:value-type="float">
            <text:p>0.0753895</text:p>
          </table:table-cell>
          <table:table-cell office:value-type="float" office:value="0.0651706" calcext:value-type="float">
            <text:p>0.0651706</text:p>
          </table:table-cell>
          <table:table-cell office:value-type="float" office:value="1.262" calcext:value-type="float">
            <text:p>1.262</text:p>
          </table:table-cell>
          <table:table-cell office:value-type="float" office:value="93.483" calcext:value-type="float">
            <text:p>93.483</text:p>
          </table:table-cell>
          <table:table-cell office:value-type="float" office:value="1224.65" calcext:value-type="float">
            <text:p>1224.65</text:p>
          </table:table-cell>
          <table:table-cell table:style-name="ce6" office:value-type="date" office:date-value="1986-07-21" calcext:value-type="date">
            <text:p>1986-07-21</text:p>
          </table:table-cell>
          <table:table-cell office:value-type="float" office:value="92.85" calcext:value-type="float">
            <text:p>92.8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ericanwoodmark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C.US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1.2016" calcext:value-type="float">
            <text:p>1.2016</text:p>
          </table:table-cell>
          <table:table-cell office:value-type="float" office:value="24" calcext:value-type="float">
            <text:p>24</text:p>
          </table:table-cell>
          <table:table-cell office:value-type="float" office:value="0.0603696" calcext:value-type="float">
            <text:p>0.0603696</text:p>
          </table:table-cell>
          <table:table-cell office:value-type="float" office:value="45" calcext:value-type="float">
            <text:p>45</text:p>
          </table:table-cell>
          <table:table-cell office:value-type="float" office:value="0.0463873" calcext:value-type="float">
            <text:p>0.04638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rady Corporation</text:p>
          </table:table-cell>
          <table:table-cell office:value-type="string" calcext:value-type="string">
            <text:p>Yes</text:p>
          </table:table-cell>
          <table:table-cell office:value-type="float" office:value="0.124398" calcext:value-type="float">
            <text:p>0.124398</text:p>
          </table:table-cell>
          <table:table-cell office:value-type="float" office:value="0.0872783" calcext:value-type="float">
            <text:p>0.0872783</text:p>
          </table:table-cell>
          <table:table-cell office:value-type="float" office:value="3.679" calcext:value-type="float">
            <text:p>3.679</text:p>
          </table:table-cell>
          <table:table-cell office:value-type="float" office:value="86.029" calcext:value-type="float">
            <text:p>86.029</text:p>
          </table:table-cell>
          <table:table-cell office:value-type="float" office:value="2696.77" calcext:value-type="float">
            <text:p>2696.77</text:p>
          </table:table-cell>
          <table:table-cell table:style-name="ce6" office:value-type="date" office:date-value="1984-06-28" calcext:value-type="date">
            <text:p>1984-06-28</text:p>
          </table:table-cell>
          <table:table-cell office:value-type="float" office:value="58.69" calcext:value-type="float">
            <text:p>58.69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bradyi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TX.MC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.38584" calcext:value-type="float">
            <text:p>1.38584</text:p>
          </table:table-cell>
          <table:table-cell office:value-type="float" office:value="30" calcext:value-type="float">
            <text:p>30</text:p>
          </table:table-cell>
          <table:table-cell office:value-type="float" office:value="0.0468982" calcext:value-type="float">
            <text:p>0.0468982</text:p>
          </table:table-cell>
          <table:table-cell office:value-type="float" office:value="33" calcext:value-type="float">
            <text:p>33</text:p>
          </table:table-cell>
          <table:table-cell office:value-type="float" office:value="0.0691271" calcext:value-type="float">
            <text:p>0.069127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dustria de Diseno Textil SA</text:p>
          </table:table-cell>
          <table:table-cell office:value-type="string" calcext:value-type="string">
            <text:p>Yes</text:p>
          </table:table-cell>
          <table:table-cell office:value-type="float" office:value="0.143697" calcext:value-type="float">
            <text:p>0.143697</text:p>
          </table:table-cell>
          <table:table-cell office:value-type="float" office:value="0.082015" calcext:value-type="float">
            <text:p>0.082015</text:p>
          </table:table-cell>
          <table:table-cell office:value-type="float" office:value="64.351" calcext:value-type="float">
            <text:p>64.351</text:p>
          </table:table-cell>
          <table:table-cell office:value-type="float" office:value="15.822" calcext:value-type="float">
            <text:p>15.822</text:p>
          </table:table-cell>
          <table:table-cell office:value-type="float" office:value="104879" calcext:value-type="float">
            <text:p>104879</text:p>
          </table:table-cell>
          <table:table-cell/>
          <table:table-cell office:value-type="float" office:value="39.43" calcext:value-type="float">
            <text:p>39.4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dite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D.US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2.44975" calcext:value-type="float">
            <text:p>2.44975</text:p>
          </table:table-cell>
          <table:table-cell office:value-type="float" office:value="39" calcext:value-type="float">
            <text:p>39</text:p>
          </table:table-cell>
          <table:table-cell office:value-type="float" office:value="0.031576" calcext:value-type="float">
            <text:p>0.031576</text:p>
          </table:table-cell>
          <table:table-cell office:value-type="float" office:value="14" calcext:value-type="float">
            <text:p>14</text:p>
          </table:table-cell>
          <table:table-cell office:value-type="float" office:value="0.139541" calcext:value-type="float">
            <text:p>0.13954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ome Depot Inc</text:p>
          </table:table-cell>
          <table:table-cell office:value-type="string" calcext:value-type="string">
            <text:p>Yes</text:p>
          </table:table-cell>
          <table:table-cell office:value-type="float" office:value="0.214043" calcext:value-type="float">
            <text:p>0.214043</text:p>
          </table:table-cell>
          <table:table-cell office:value-type="float" office:value="0.0780225" calcext:value-type="float">
            <text:p>0.0780225</text:p>
          </table:table-cell>
          <table:table-cell office:value-type="float" office:value="0.087" calcext:value-type="float">
            <text:p>0.087</text:p>
          </table:table-cell>
          <table:table-cell office:value-type="float" office:value="72.856" calcext:value-type="float">
            <text:p>72.856</text:p>
          </table:table-cell>
          <table:table-cell office:value-type="float" office:value="292841" calcext:value-type="float">
            <text:p>292841</text:p>
          </table:table-cell>
          <table:table-cell table:style-name="ce6" office:value-type="date" office:date-value="1981-09-22" calcext:value-type="date">
            <text:p>1981-09-22</text:p>
          </table:table-cell>
          <table:table-cell office:value-type="float" office:value="346.55" calcext:value-type="float">
            <text:p>346.55</text:p>
          </table:table-cell>
          <table:table-cell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homedepo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.US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1.10661" calcext:value-type="float">
            <text:p>1.10661</text:p>
          </table:table-cell>
          <table:table-cell office:value-type="float" office:value="55" calcext:value-type="float">
            <text:p>55</text:p>
          </table:table-cell>
          <table:table-cell office:value-type="float" office:value="0.0154487" calcext:value-type="float">
            <text:p>0.0154487</text:p>
          </table:table-cell>
          <table:table-cell office:value-type="float" office:value="24" calcext:value-type="float">
            <text:p>24</text:p>
          </table:table-cell>
          <table:table-cell office:value-type="float" office:value="0.0910001" calcext:value-type="float">
            <text:p>0.091000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Yes</text:p>
          </table:table-cell>
          <table:table-cell office:value-type="float" office:value="0.162656" calcext:value-type="float">
            <text:p>0.162656</text:p>
          </table:table-cell>
          <table:table-cell office:value-type="float" office:value="0.0716556" calcext:value-type="float">
            <text:p>0.0716556</text:p>
          </table:table-cell>
          <table:table-cell office:value-type="float" office:value="15.71" calcext:value-type="float">
            <text:p>15.71</text:p>
          </table:table-cell>
          <table:table-cell office:value-type="float" office:value="88.641" calcext:value-type="float">
            <text:p>88.641</text:p>
          </table:table-cell>
          <table:table-cell office:value-type="float" office:value="4568.4" calcext:value-type="float">
            <text:p>4568.4</text:p>
          </table:table-cell>
          <table:table-cell table:style-name="ce6" office:value-type="date" office:date-value="1998-06-19" calcext:value-type="date">
            <text:p>1998-06-19</text:p>
          </table:table-cell>
          <table:table-cell office:value-type="float" office:value="291.48" calcext:value-type="float">
            <text:p>291.48</text:p>
          </table:table-cell>
          <table:table-cell office:value-type="float" office:value="285.67" calcext:value-type="float">
            <text:p>285.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r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JX.US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2.22553" calcext:value-type="float">
            <text:p>2.22553</text:p>
          </table:table-cell>
          <table:table-cell office:value-type="float" office:value="48" calcext:value-type="float">
            <text:p>48</text:p>
          </table:table-cell>
          <table:table-cell office:value-type="float" office:value="0.0229922" calcext:value-type="float">
            <text:p>0.0229922</text:p>
          </table:table-cell>
          <table:table-cell office:value-type="float" office:value="10" calcext:value-type="float">
            <text:p>10</text:p>
          </table:table-cell>
          <table:table-cell office:value-type="float" office:value="0.159587" calcext:value-type="float">
            <text:p>0.15958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he TJX Companies Inc</text:p>
          </table:table-cell>
          <table:table-cell office:value-type="string" calcext:value-type="string">
            <text:p>Yes</text:p>
          </table:table-cell>
          <table:table-cell office:value-type="float" office:value="0.234089" calcext:value-type="float">
            <text:p>0.234089</text:p>
          </table:table-cell>
          <table:table-cell office:value-type="float" office:value="0.0790859" calcext:value-type="float">
            <text:p>0.0790859</text:p>
          </table:table-cell>
          <table:table-cell office:value-type="float" office:value="0.092" calcext:value-type="float">
            <text:p>0.092</text:p>
          </table:table-cell>
          <table:table-cell office:value-type="float" office:value="93.052" calcext:value-type="float">
            <text:p>93.052</text:p>
          </table:table-cell>
          <table:table-cell office:value-type="float" office:value="101686" calcext:value-type="float">
            <text:p>101686</text:p>
          </table:table-cell>
          <table:table-cell table:style-name="ce6" office:value-type="date" office:date-value="1988-01-05" calcext:value-type="date">
            <text:p>1988-01-05</text:p>
          </table:table-cell>
          <table:table-cell office:value-type="float" office:value="93.81" calcext:value-type="float">
            <text:p>93.81</text:p>
          </table:table-cell>
          <table:table-cell office:value-type="float" office:value="90.2" calcext:value-type="float">
            <text:p>90.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j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S.US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1.04258" calcext:value-type="float">
            <text:p>1.04258</text:p>
          </table:table-cell>
          <table:table-cell office:value-type="float" office:value="43" calcext:value-type="float">
            <text:p>43</text:p>
          </table:table-cell>
          <table:table-cell office:value-type="float" office:value="0.0254919" calcext:value-type="float">
            <text:p>0.0254919</text:p>
          </table:table-cell>
          <table:table-cell office:value-type="float" office:value="39" calcext:value-type="float">
            <text:p>39</text:p>
          </table:table-cell>
          <table:table-cell office:value-type="float" office:value="0.0557179" calcext:value-type="float">
            <text:p>0.055717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ess? Inc</text:p>
          </table:table-cell>
          <table:table-cell office:value-type="string" calcext:value-type="string">
            <text:p>Yes</text:p>
          </table:table-cell>
          <table:table-cell office:value-type="float" office:value="0.118111" calcext:value-type="float">
            <text:p>0.118111</text:p>
          </table:table-cell>
          <table:table-cell office:value-type="float" office:value="0.0623932" calcext:value-type="float">
            <text:p>0.0623932</text:p>
          </table:table-cell>
          <table:table-cell office:value-type="float" office:value="50.319" calcext:value-type="float">
            <text:p>50.319</text:p>
          </table:table-cell>
          <table:table-cell office:value-type="float" office:value="61.099" calcext:value-type="float">
            <text:p>61.099</text:p>
          </table:table-cell>
          <table:table-cell office:value-type="float" office:value="1112.47" calcext:value-type="float">
            <text:p>1112.47</text:p>
          </table:table-cell>
          <table:table-cell table:style-name="ce6" office:value-type="date" office:date-value="1996-08-07" calcext:value-type="date">
            <text:p>1996-08-07</text:p>
          </table:table-cell>
          <table:table-cell office:value-type="float" office:value="23.06" calcext:value-type="float">
            <text:p>23.06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gues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HN.SW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2.47624" calcext:value-type="float">
            <text:p>2.47624</text:p>
          </table:table-cell>
          <table:table-cell office:value-type="float" office:value="36" calcext:value-type="float">
            <text:p>36</text:p>
          </table:table-cell>
          <table:table-cell office:value-type="float" office:value="0.0370031" calcext:value-type="float">
            <text:p>0.0370031</text:p>
          </table:table-cell>
          <table:table-cell office:value-type="float" office:value="21" calcext:value-type="float">
            <text:p>21</text:p>
          </table:table-cell>
          <table:table-cell office:value-type="float" office:value="0.102512" calcext:value-type="float">
            <text:p>0.10251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em Holding SA</text:p>
          </table:table-cell>
          <table:table-cell office:value-type="string" calcext:value-type="string">
            <text:p>Yes</text:p>
          </table:table-cell>
          <table:table-cell office:value-type="float" office:value="0.178778" calcext:value-type="float">
            <text:p>0.178778</text:p>
          </table:table-cell>
          <table:table-cell office:value-type="float" office:value="0.0849197" calcext:value-type="float">
            <text:p>0.0849197</text:p>
          </table:table-cell>
          <table:table-cell office:value-type="float" office:value="61.812" calcext:value-type="float">
            <text:p>61.812</text:p>
          </table:table-cell>
          <table:table-cell office:value-type="float" office:value="26.7" calcext:value-type="float">
            <text:p>26.7</text:p>
          </table:table-cell>
          <table:table-cell office:value-type="float" office:value="2060.11" calcext:value-type="float">
            <text:p>2060.11</text:p>
          </table:table-cell>
          <table:table-cell/>
          <table:table-cell office:value-type="float" office:value="2075" calcext:value-type="float">
            <text:p>207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le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SFT.US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2.65944" calcext:value-type="float">
            <text:p>2.65944</text:p>
          </table:table-cell>
          <table:table-cell office:value-type="float" office:value="41" calcext:value-type="float">
            <text:p>41</text:p>
          </table:table-cell>
          <table:table-cell office:value-type="float" office:value="0.0280409" calcext:value-type="float">
            <text:p>0.0280409</text:p>
          </table:table-cell>
          <table:table-cell office:value-type="float" office:value="15" calcext:value-type="float">
            <text:p>15</text:p>
          </table:table-cell>
          <table:table-cell office:value-type="float" office:value="0.135169" calcext:value-type="float">
            <text:p>0.13516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crosoft Corporation</text:p>
          </table:table-cell>
          <table:table-cell office:value-type="string" calcext:value-type="string">
            <text:p>Yes</text:p>
          </table:table-cell>
          <table:table-cell office:value-type="float" office:value="0.211758" calcext:value-type="float">
            <text:p>0.211758</text:p>
          </table:table-cell>
          <table:table-cell office:value-type="float" office:value="0.0862388" calcext:value-type="float">
            <text:p>0.0862388</text:p>
          </table:table-cell>
          <table:table-cell office:value-type="float" office:value="0.052" calcext:value-type="float">
            <text:p>0.052</text:p>
          </table:table-cell>
          <table:table-cell office:value-type="float" office:value="73.212" calcext:value-type="float">
            <text:p>73.212</text:p>
          </table:table-cell>
          <table:table-cell office:value-type="float" office:value="2390900" calcext:value-type="float">
            <text:p>2390900</text:p>
          </table:table-cell>
          <table:table-cell table:style-name="ce6" office:value-type="date" office:date-value="1986-03-13" calcext:value-type="date">
            <text:p>1986-03-13</text:p>
          </table:table-cell>
          <table:table-cell office:value-type="float" office:value="376.04" calcext:value-type="float">
            <text:p>376.04</text:p>
          </table:table-cell>
          <table:table-cell office:value-type="float" office:value="386.95" calcext:value-type="float">
            <text:p>386.9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icrosof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HP.US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.45445" calcext:value-type="float">
            <text:p>1.45445</text:p>
          </table:table-cell>
          <table:table-cell office:value-type="float" office:value="40" calcext:value-type="float">
            <text:p>40</text:p>
          </table:table-cell>
          <table:table-cell office:value-type="float" office:value="0.028218" calcext:value-type="float">
            <text:p>0.028218</text:p>
          </table:table-cell>
          <table:table-cell office:value-type="float" office:value="32" calcext:value-type="float">
            <text:p>32</text:p>
          </table:table-cell>
          <table:table-cell office:value-type="float" office:value="0.0693501" calcext:value-type="float">
            <text:p>0.069350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HP Group Limited</text:p>
          </table:table-cell>
          <table:table-cell office:value-type="string" calcext:value-type="string">
            <text:p>Yes</text:p>
          </table:table-cell>
          <table:table-cell office:value-type="float" office:value="0.145938" calcext:value-type="float">
            <text:p>0.145938</text:p>
          </table:table-cell>
          <table:table-cell office:value-type="float" office:value="0.0836454" calcext:value-type="float">
            <text:p>0.0836454</text:p>
          </table:table-cell>
          <table:table-cell office:value-type="float" office:value="0.005" calcext:value-type="float">
            <text:p>0.005</text:p>
          </table:table-cell>
          <table:table-cell office:value-type="float" office:value="3.635" calcext:value-type="float">
            <text:p>3.635</text:p>
          </table:table-cell>
          <table:table-cell office:value-type="float" office:value="141575" calcext:value-type="float">
            <text:p>141575</text:p>
          </table:table-cell>
          <table:table-cell table:style-name="ce6" office:value-type="date" office:date-value="1987-05-28" calcext:value-type="date">
            <text:p>1987-05-28</text:p>
          </table:table-cell>
          <table:table-cell office:value-type="float" office:value="68.31" calcext:value-type="float">
            <text:p>68.31</text:p>
          </table:table-cell>
          <table:table-cell office:value-type="float" office:value="65.69" calcext:value-type="float">
            <text:p>65.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bh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CHN.SW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1.44732" calcext:value-type="float">
            <text:p>1.44732</text:p>
          </table:table-cell>
          <table:table-cell office:value-type="float" office:value="28" calcext:value-type="float">
            <text:p>28</text:p>
          </table:table-cell>
          <table:table-cell office:value-type="float" office:value="0.0480256" calcext:value-type="float">
            <text:p>0.0480256</text:p>
          </table:table-cell>
          <table:table-cell office:value-type="float" office:value="48" calcext:value-type="float">
            <text:p>48</text:p>
          </table:table-cell>
          <table:table-cell office:value-type="float" office:value="0.0366682" calcext:value-type="float">
            <text:p>0.036668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urckhardt Compression</text:p>
          </table:table-cell>
          <table:table-cell office:value-type="string" calcext:value-type="string">
            <text:p>Yes</text:p>
          </table:table-cell>
          <table:table-cell office:value-type="float" office:value="0.112934" calcext:value-type="float">
            <text:p>0.112934</text:p>
          </table:table-cell>
          <table:table-cell office:value-type="float" office:value="0.0863027" calcext:value-type="float">
            <text:p>0.0863027</text:p>
          </table:table-cell>
          <table:table-cell office:value-type="float" office:value="10.339" calcext:value-type="float">
            <text:p>10.339</text:p>
          </table:table-cell>
          <table:table-cell office:value-type="float" office:value="52.277" calcext:value-type="float">
            <text:p>52.277</text:p>
          </table:table-cell>
          <table:table-cell office:value-type="float" office:value="1612.6" calcext:value-type="float">
            <text:p>1612.6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urckhardtcompressi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I.US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office:value-type="float" office:value="1.68783" calcext:value-type="float">
            <text:p>1.68783</text:p>
          </table:table-cell>
          <table:table-cell office:value-type="float" office:value="33" calcext:value-type="float">
            <text:p>33</text:p>
          </table:table-cell>
          <table:table-cell office:value-type="float" office:value="0.0397113" calcext:value-type="float">
            <text:p>0.0397113</text:p>
          </table:table-cell>
          <table:table-cell office:value-type="float" office:value="43" calcext:value-type="float">
            <text:p>43</text:p>
          </table:table-cell>
          <table:table-cell office:value-type="float" office:value="0.0526785" calcext:value-type="float">
            <text:p>0.052678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arden Restaurants Inc</text:p>
          </table:table-cell>
          <table:table-cell office:value-type="string" calcext:value-type="string">
            <text:p>Yes</text:p>
          </table:table-cell>
          <table:table-cell office:value-type="float" office:value="0.12756" calcext:value-type="float">
            <text:p>0.12756</text:p>
          </table:table-cell>
          <table:table-cell office:value-type="float" office:value="0.075309" calcext:value-type="float">
            <text:p>0.075309</text:p>
          </table:table-cell>
          <table:table-cell office:value-type="float" office:value="0.319" calcext:value-type="float">
            <text:p>0.319</text:p>
          </table:table-cell>
          <table:table-cell office:value-type="float" office:value="94.729" calcext:value-type="float">
            <text:p>94.729</text:p>
          </table:table-cell>
          <table:table-cell office:value-type="float" office:value="17213.5" calcext:value-type="float">
            <text:p>17213.5</text:p>
          </table:table-cell>
          <table:table-cell table:style-name="ce6" office:value-type="date" office:date-value="1995-05-05" calcext:value-type="date">
            <text:p>1995-05-05</text:p>
          </table:table-cell>
          <table:table-cell office:value-type="float" office:value="164.3" calcext:value-type="float">
            <text:p>164.3</text:p>
          </table:table-cell>
          <table:table-cell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dard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BL.US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float" office:value="1.10381" calcext:value-type="float">
            <text:p>1.10381</text:p>
          </table:table-cell>
          <table:table-cell office:value-type="float" office:value="53" calcext:value-type="float">
            <text:p>53</text:p>
          </table:table-cell>
          <table:table-cell office:value-type="float" office:value="0.0173639" calcext:value-type="float">
            <text:p>0.0173639</text:p>
          </table:table-cell>
          <table:table-cell office:value-type="float" office:value="42" calcext:value-type="float">
            <text:p>42</text:p>
          </table:table-cell>
          <table:table-cell office:value-type="float" office:value="0.0538367" calcext:value-type="float">
            <text:p>0.053836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Jabil Circuit Inc</text:p>
          </table:table-cell>
          <table:table-cell office:value-type="string" calcext:value-type="string">
            <text:p>Yes</text:p>
          </table:table-cell>
          <table:table-cell office:value-type="float" office:value="0.134646" calcext:value-type="float">
            <text:p>0.134646</text:p>
          </table:table-cell>
          <table:table-cell office:value-type="float" office:value="0.0831022" calcext:value-type="float">
            <text:p>0.0831022</text:p>
          </table:table-cell>
          <table:table-cell office:value-type="float" office:value="2.916" calcext:value-type="float">
            <text:p>2.916</text:p>
          </table:table-cell>
          <table:table-cell office:value-type="float" office:value="95.625" calcext:value-type="float">
            <text:p>95.625</text:p>
          </table:table-cell>
          <table:table-cell office:value-type="float" office:value="17008" calcext:value-type="float">
            <text:p>17008</text:p>
          </table:table-cell>
          <table:table-cell table:style-name="ce6" office:value-type="date" office:date-value="1993-04-29" calcext:value-type="date">
            <text:p>1993-04-29</text:p>
          </table:table-cell>
          <table:table-cell office:value-type="float" office:value="127.4" calcext:value-type="float">
            <text:p>127.4</text:p>
          </table:table-cell>
          <table:table-cell office:value-type="float" office:value="120.14" calcext:value-type="float">
            <text:p>120.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jabi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D.US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.28401" calcext:value-type="float">
            <text:p>1.28401</text:p>
          </table:table-cell>
          <table:table-cell office:value-type="float" office:value="63" calcext:value-type="float">
            <text:p>63</text:p>
          </table:table-cell>
          <table:table-cell office:value-type="float" office:value="0.0094541" calcext:value-type="float">
            <text:p>0.0094541</text:p>
          </table:table-cell>
          <table:table-cell office:value-type="float" office:value="25" calcext:value-type="float">
            <text:p>25</text:p>
          </table:table-cell>
          <table:table-cell office:value-type="float" office:value="0.0900507" calcext:value-type="float">
            <text:p>0.090050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dine Manufacturing Company</text:p>
          </table:table-cell>
          <table:table-cell office:value-type="string" calcext:value-type="string">
            <text:p>Yes</text:p>
          </table:table-cell>
          <table:table-cell office:value-type="float" office:value="0.164711" calcext:value-type="float">
            <text:p>0.164711</text:p>
          </table:table-cell>
          <table:table-cell office:value-type="float" office:value="0.0746603" calcext:value-type="float">
            <text:p>0.0746603</text:p>
          </table:table-cell>
          <table:table-cell office:value-type="float" office:value="2.274" calcext:value-type="float">
            <text:p>2.274</text:p>
          </table:table-cell>
          <table:table-cell office:value-type="float" office:value="95.223" calcext:value-type="float">
            <text:p>95.223</text:p>
          </table:table-cell>
          <table:table-cell office:value-type="float" office:value="2526.33" calcext:value-type="float">
            <text:p>2526.33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59.7" calcext:value-type="float">
            <text:p>59.7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modin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G.US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1.20479" calcext:value-type="float">
            <text:p>1.20479</text:p>
          </table:table-cell>
          <table:table-cell office:value-type="float" office:value="64" calcext:value-type="float">
            <text:p>64</text:p>
          </table:table-cell>
          <table:table-cell office:value-type="float" office:value="0.00419315" calcext:value-type="float">
            <text:p>0.00419315</text:p>
          </table:table-cell>
          <table:table-cell office:value-type="float" office:value="29" calcext:value-type="float">
            <text:p>29</text:p>
          </table:table-cell>
          <table:table-cell office:value-type="float" office:value="0.0814946" calcext:value-type="float">
            <text:p>0.081494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ollar General Corporation</text:p>
          </table:table-cell>
          <table:table-cell office:value-type="string" calcext:value-type="string">
            <text:p>Yes</text:p>
          </table:table-cell>
          <table:table-cell office:value-type="float" office:value="0.153154" calcext:value-type="float">
            <text:p>0.153154</text:p>
          </table:table-cell>
          <table:table-cell office:value-type="float" office:value="0.0716595" calcext:value-type="float">
            <text:p>0.0716595</text:p>
          </table:table-cell>
          <table:table-cell office:value-type="float" office:value="0.482" calcext:value-type="float">
            <text:p>0.482</text:p>
          </table:table-cell>
          <table:table-cell office:value-type="float" office:value="92.697" calcext:value-type="float">
            <text:p>92.697</text:p>
          </table:table-cell>
          <table:table-cell office:value-type="float" office:value="22753.1" calcext:value-type="float">
            <text:p>22753.1</text:p>
          </table:table-cell>
          <table:table-cell table:style-name="ce6" office:value-type="date" office:date-value="2009-11-13" calcext:value-type="date">
            <text:p>2009-11-13</text:p>
          </table:table-cell>
          <table:table-cell office:value-type="float" office:value="135.95" calcext:value-type="float">
            <text:p>135.95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ollargener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ON.SW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2.31311" calcext:value-type="float">
            <text:p>2.31311</text:p>
          </table:table-cell>
          <table:table-cell office:value-type="float" office:value="32" calcext:value-type="float">
            <text:p>32</text:p>
          </table:table-cell>
          <table:table-cell office:value-type="float" office:value="0.0407437" calcext:value-type="float">
            <text:p>0.0407437</text:p>
          </table:table-cell>
          <table:table-cell office:value-type="float" office:value="47" calcext:value-type="float">
            <text:p>47</text:p>
          </table:table-cell>
          <table:table-cell office:value-type="float" office:value="0.043999" calcext:value-type="float">
            <text:p>0.04399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onova H Ag</text:p>
          </table:table-cell>
          <table:table-cell office:value-type="string" calcext:value-type="string">
            <text:p>Yes</text:p>
          </table:table-cell>
          <table:table-cell office:value-type="float" office:value="0.120265" calcext:value-type="float">
            <text:p>0.120265</text:p>
          </table:table-cell>
          <table:table-cell office:value-type="float" office:value="0.0813133" calcext:value-type="float">
            <text:p>0.0813133</text:p>
          </table:table-cell>
          <table:table-cell office:value-type="float" office:value="17.172" calcext:value-type="float">
            <text:p>17.172</text:p>
          </table:table-cell>
          <table:table-cell office:value-type="float" office:value="42.144" calcext:value-type="float">
            <text:p>42.144</text:p>
          </table:table-cell>
          <table:table-cell office:value-type="float" office:value="13462.2" calcext:value-type="float">
            <text:p>13462.2</text:p>
          </table:table-cell>
          <table:table-cell/>
          <table:table-cell office:value-type="float" office:value="274.4" calcext:value-type="float">
            <text:p>274.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onov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SY.US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1.00726" calcext:value-type="float">
            <text:p>1.00726</text:p>
          </table:table-cell>
          <table:table-cell office:value-type="float" office:value="47" calcext:value-type="float">
            <text:p>47</text:p>
          </table:table-cell>
          <table:table-cell office:value-type="float" office:value="0.0237229" calcext:value-type="float">
            <text:p>0.0237229</text:p>
          </table:table-cell>
          <table:table-cell office:value-type="float" office:value="59" calcext:value-type="float">
            <text:p>59</text:p>
          </table:table-cell>
          <table:table-cell office:value-type="float" office:value="0.0175093" calcext:value-type="float">
            <text:p>0.017509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seys General Stores Inc</text:p>
          </table:table-cell>
          <table:table-cell office:value-type="string" calcext:value-type="string">
            <text:p>Yes</text:p>
          </table:table-cell>
          <table:table-cell office:value-type="float" office:value="0.0913473" calcext:value-type="float">
            <text:p>0.0913473</text:p>
          </table:table-cell>
          <table:table-cell office:value-type="float" office:value="0.0758088" calcext:value-type="float">
            <text:p>0.0758088</text:p>
          </table:table-cell>
          <table:table-cell office:value-type="float" office:value="0.513" calcext:value-type="float">
            <text:p>0.513</text:p>
          </table:table-cell>
          <table:table-cell office:value-type="float" office:value="88.232" calcext:value-type="float">
            <text:p>88.232</text:p>
          </table:table-cell>
          <table:table-cell office:value-type="float" office:value="10050.4" calcext:value-type="float">
            <text:p>10050.4</text:p>
          </table:table-cell>
          <table:table-cell table:style-name="ce6" office:value-type="date" office:date-value="1983-10-20" calcext:value-type="date">
            <text:p>1983-10-20</text:p>
          </table:table-cell>
          <table:table-cell office:value-type="float" office:value="274.74" calcext:value-type="float">
            <text:p>274.74</text:p>
          </table:table-cell>
          <table:table-cell office:value-type="float" office:value="272.45" calcext:value-type="float">
            <text:p>272.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asey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IC.US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2.15382" calcext:value-type="float">
            <text:p>2.15382</text:p>
          </table:table-cell>
          <table:table-cell office:value-type="float" office:value="31" calcext:value-type="float">
            <text:p>31</text:p>
          </table:table-cell>
          <table:table-cell office:value-type="float" office:value="0.0428857" calcext:value-type="float">
            <text:p>0.0428857</text:p>
          </table:table-cell>
          <table:table-cell office:value-type="float" office:value="53" calcext:value-type="float">
            <text:p>53</text:p>
          </table:table-cell>
          <table:table-cell office:value-type="float" office:value="0.0247169" calcext:value-type="float">
            <text:p>0.024716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ience Applications International Corp</text:p>
          </table:table-cell>
          <table:table-cell office:value-type="string" calcext:value-type="string">
            <text:p>Yes</text:p>
          </table:table-cell>
          <table:table-cell office:value-type="float" office:value="0.0956156" calcext:value-type="float">
            <text:p>0.0956156</text:p>
          </table:table-cell>
          <table:table-cell office:value-type="float" office:value="0.0708987" calcext:value-type="float">
            <text:p>0.0708987</text:p>
          </table:table-cell>
          <table:table-cell office:value-type="float" office:value="0.676" calcext:value-type="float">
            <text:p>0.676</text:p>
          </table:table-cell>
          <table:table-cell office:value-type="float" office:value="80.255" calcext:value-type="float">
            <text:p>80.255</text:p>
          </table:table-cell>
          <table:table-cell office:value-type="float" office:value="5659.85" calcext:value-type="float">
            <text:p>5659.85</text:p>
          </table:table-cell>
          <table:table-cell table:style-name="ce6" office:value-type="date" office:date-value="2013-09-16" calcext:value-type="date">
            <text:p>2013-09-16</text:p>
          </table:table-cell>
          <table:table-cell office:value-type="float" office:value="124.32" calcext:value-type="float">
            <text:p>124.32</text:p>
          </table:table-cell>
          <table:table-cell office:value-type="float" office:value="117.6" calcext:value-type="float">
            <text:p>117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sa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N.US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1.65182" calcext:value-type="float">
            <text:p>1.65182</text:p>
          </table:table-cell>
          <table:table-cell office:value-type="float" office:value="65" calcext:value-type="float">
            <text:p>65</text:p>
          </table:table-cell>
          <table:table-cell office:value-type="float" office:value="0.00399368" calcext:value-type="float">
            <text:p>0.00399368</text:p>
          </table:table-cell>
          <table:table-cell office:value-type="float" office:value="23" calcext:value-type="float">
            <text:p>23</text:p>
          </table:table-cell>
          <table:table-cell office:value-type="float" office:value="0.0922142" calcext:value-type="float">
            <text:p>0.0922142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Fabrinet</text:p>
          </table:table-cell>
          <table:table-cell office:value-type="string" calcext:value-type="string">
            <text:p>Yes</text:p>
          </table:table-cell>
          <table:table-cell office:value-type="float" office:value="0.168802" calcext:value-type="float">
            <text:p>0.168802</text:p>
          </table:table-cell>
          <table:table-cell office:value-type="float" office:value="0.0873474" calcext:value-type="float">
            <text:p>0.0873474</text:p>
          </table:table-cell>
          <table:table-cell office:value-type="float" office:value="0.496" calcext:value-type="float">
            <text:p>0.496</text:p>
          </table:table-cell>
          <table:table-cell office:value-type="float" office:value="100.166" calcext:value-type="float">
            <text:p>100.166</text:p>
          </table:table-cell>
          <table:table-cell office:value-type="float" office:value="6093.08" calcext:value-type="float">
            <text:p>6093.08</text:p>
          </table:table-cell>
          <table:table-cell table:style-name="ce6" office:value-type="date" office:date-value="2010-06-25" calcext:value-type="date">
            <text:p>2010-06-25</text:p>
          </table:table-cell>
          <table:table-cell office:value-type="float" office:value="190.33" calcext:value-type="float">
            <text:p>190.33</text:p>
          </table:table-cell>
          <table:table-cell office:value-type="float" office:value="153.8" calcext:value-type="float">
            <text:p>153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fabrine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KE.US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.34713" calcext:value-type="float">
            <text:p>2.34713</text:p>
          </table:table-cell>
          <table:table-cell office:value-type="float" office:value="49" calcext:value-type="float">
            <text:p>49</text:p>
          </table:table-cell>
          <table:table-cell office:value-type="float" office:value="0.0220105" calcext:value-type="float">
            <text:p>0.0220105</text:p>
          </table:table-cell>
          <table:table-cell office:value-type="float" office:value="36" calcext:value-type="float">
            <text:p>36</text:p>
          </table:table-cell>
          <table:table-cell office:value-type="float" office:value="0.0584754" calcext:value-type="float">
            <text:p>0.058475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ike Inc</text:p>
          </table:table-cell>
          <table:table-cell office:value-type="string" calcext:value-type="string">
            <text:p>Yes</text:p>
          </table:table-cell>
          <table:table-cell office:value-type="float" office:value="0.133357" calcext:value-type="float">
            <text:p>0.133357</text:p>
          </table:table-cell>
          <table:table-cell office:value-type="float" office:value="0.0819619" calcext:value-type="float">
            <text:p>0.0819619</text:p>
          </table:table-cell>
          <table:table-cell office:value-type="float" office:value="1.4" calcext:value-type="float">
            <text:p>1.4</text:p>
          </table:table-cell>
          <table:table-cell office:value-type="float" office:value="83.726" calcext:value-type="float">
            <text:p>83.726</text:p>
          </table:table-cell>
          <table:table-cell office:value-type="float" office:value="147793" calcext:value-type="float">
            <text:p>147793</text:p>
          </table:table-cell>
          <table:table-cell table:style-name="ce6" office:value-type="date" office:date-value="1980-12-02" calcext:value-type="date">
            <text:p>1980-12-02</text:p>
          </table:table-cell>
          <table:table-cell office:value-type="float" office:value="108.57" calcext:value-type="float">
            <text:p>108.57</text:p>
          </table:table-cell>
          <table:table-cell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investors.nik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ST.US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4.11017" calcext:value-type="float">
            <text:p>4.11017</text:p>
          </table:table-cell>
          <table:table-cell office:value-type="float" office:value="54" calcext:value-type="float">
            <text:p>54</text:p>
          </table:table-cell>
          <table:table-cell office:value-type="float" office:value="0.0171703" calcext:value-type="float">
            <text:p>0.0171703</text:p>
          </table:table-cell>
          <table:table-cell office:value-type="float" office:value="26" calcext:value-type="float">
            <text:p>26</text:p>
          </table:table-cell>
          <table:table-cell office:value-type="float" office:value="0.0857252" calcext:value-type="float">
            <text:p>0.08572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oss Stores Inc</text:p>
          </table:table-cell>
          <table:table-cell office:value-type="string" calcext:value-type="string">
            <text:p>Yes</text:p>
          </table:table-cell>
          <table:table-cell office:value-type="float" office:value="0.160227" calcext:value-type="float">
            <text:p>0.160227</text:p>
          </table:table-cell>
          <table:table-cell office:value-type="float" office:value="0.0786068" calcext:value-type="float">
            <text:p>0.0786068</text:p>
          </table:table-cell>
          <table:table-cell office:value-type="float" office:value="2.006" calcext:value-type="float">
            <text:p>2.006</text:p>
          </table:table-cell>
          <table:table-cell office:value-type="float" office:value="87.42" calcext:value-type="float">
            <text:p>87.42</text:p>
          </table:table-cell>
          <table:table-cell office:value-type="float" office:value="38055.5" calcext:value-type="float">
            <text:p>38055.5</text:p>
          </table:table-cell>
          <table:table-cell table:style-name="ce6" office:value-type="date" office:date-value="1986-07-09" calcext:value-type="date">
            <text:p>1986-07-09</text:p>
          </table:table-cell>
          <table:table-cell office:value-type="float" office:value="138.39" calcext:value-type="float">
            <text:p>138.39</text:p>
          </table:table-cell>
          <table:table-cell office:value-type="float" office:value="128.9" calcext:value-type="float">
            <text:p>128.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rossstor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TAS.US</text:p>
          </table:table-cell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4.02531" calcext:value-type="float">
            <text:p>4.02531</text:p>
          </table:table-cell>
          <table:table-cell office:value-type="float" office:value="51" calcext:value-type="float">
            <text:p>51</text:p>
          </table:table-cell>
          <table:table-cell office:value-type="float" office:value="0.0201159" calcext:value-type="float">
            <text:p>0.0201159</text:p>
          </table:table-cell>
          <table:table-cell office:value-type="float" office:value="34" calcext:value-type="float">
            <text:p>34</text:p>
          </table:table-cell>
          <table:table-cell office:value-type="float" office:value="0.0665421" calcext:value-type="float">
            <text:p>0.066542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intas Corporation</text:p>
          </table:table-cell>
          <table:table-cell office:value-type="string" calcext:value-type="string">
            <text:p>Yes</text:p>
          </table:table-cell>
          <table:table-cell office:value-type="float" office:value="0.141423" calcext:value-type="float">
            <text:p>0.141423</text:p>
          </table:table-cell>
          <table:table-cell office:value-type="float" office:value="0.0828819" calcext:value-type="float">
            <text:p>0.0828819</text:p>
          </table:table-cell>
          <table:table-cell office:value-type="float" office:value="15.071" calcext:value-type="float">
            <text:p>15.071</text:p>
          </table:table-cell>
          <table:table-cell office:value-type="float" office:value="66.33" calcext:value-type="float">
            <text:p>66.33</text:p>
          </table:table-cell>
          <table:table-cell office:value-type="float" office:value="50240.5" calcext:value-type="float">
            <text:p>50240.5</text:p>
          </table:table-cell>
          <table:table-cell table:style-name="ce6" office:value-type="date" office:date-value="1983-08-19" calcext:value-type="date">
            <text:p>1983-08-19</text:p>
          </table:table-cell>
          <table:table-cell office:value-type="float" office:value="602.66" calcext:value-type="float">
            <text:p>602.66</text:p>
          </table:table-cell>
          <table:table-cell office:value-type="string" calcext:value-type="string">
            <text:p>n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inta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SIS.US</text:p>
          </table:table-cell>
          <table:table-cell office:value-type="float" office:value="56" calcext:value-type="float">
            <text:p>56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.6178" calcext:value-type="float">
            <text:p>2.6178</text:p>
          </table:table-cell>
          <table:table-cell office:value-type="float" office:value="44" calcext:value-type="float">
            <text:p>44</text:p>
          </table:table-cell>
          <table:table-cell office:value-type="float" office:value="0.0252859" calcext:value-type="float">
            <text:p>0.0252859</text:p>
          </table:table-cell>
          <table:table-cell office:value-type="float" office:value="49" calcext:value-type="float">
            <text:p>49</text:p>
          </table:table-cell>
          <table:table-cell office:value-type="float" office:value="0.0295644" calcext:value-type="float">
            <text:p>0.029564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SI Systems Inc</text:p>
          </table:table-cell>
          <table:table-cell office:value-type="string" calcext:value-type="string">
            <text:p>Yes</text:p>
          </table:table-cell>
          <table:table-cell office:value-type="float" office:value="0.10639" calcext:value-type="float">
            <text:p>0.10639</text:p>
          </table:table-cell>
          <table:table-cell office:value-type="float" office:value="0.0794538" calcext:value-type="float">
            <text:p>0.0794538</text:p>
          </table:table-cell>
          <table:table-cell office:value-type="float" office:value="4.86" calcext:value-type="float">
            <text:p>4.86</text:p>
          </table:table-cell>
          <table:table-cell office:value-type="float" office:value="93.552" calcext:value-type="float">
            <text:p>93.552</text:p>
          </table:table-cell>
          <table:table-cell office:value-type="float" office:value="1982.99" calcext:value-type="float">
            <text:p>1982.99</text:p>
          </table:table-cell>
          <table:table-cell table:style-name="ce6" office:value-type="date" office:date-value="1997-10-02" calcext:value-type="date">
            <text:p>1997-10-02</text:p>
          </table:table-cell>
          <table:table-cell office:value-type="float" office:value="129.05" calcext:value-type="float">
            <text:p>129.05</text:p>
          </table:table-cell>
          <table:table-cell office:value-type="float" office:value="161.25" calcext:value-type="float">
            <text:p>161.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osi-system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XB.AU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office:value-type="float" office:value="1.24215" calcext:value-type="float">
            <text:p>1.24215</text:p>
          </table:table-cell>
          <table:table-cell office:value-type="float" office:value="59" calcext:value-type="float">
            <text:p>59</text:p>
          </table:table-cell>
          <table:table-cell office:value-type="float" office:value="0.0118954" calcext:value-type="float">
            <text:p>0.0118954</text:p>
          </table:table-cell>
          <table:table-cell office:value-type="float" office:value="64" calcext:value-type="float">
            <text:p>64</text:p>
          </table:table-cell>
          <table:table-cell office:value-type="float" office:value="0.00998549" calcext:value-type="float">
            <text:p>0.0099854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ambles Ltd</text:p>
          </table:table-cell>
          <table:table-cell office:value-type="string" calcext:value-type="string">
            <text:p>Yes</text:p>
          </table:table-cell>
          <table:table-cell office:value-type="float" office:value="0.0862015" calcext:value-type="float">
            <text:p>0.0862015</text:p>
          </table:table-cell>
          <table:table-cell office:value-type="float" office:value="0.0805108" calcext:value-type="float">
            <text:p>0.0805108</text:p>
          </table:table-cell>
          <table:table-cell office:value-type="float" office:value="0.373" calcext:value-type="float">
            <text:p>0.373</text:p>
          </table:table-cell>
          <table:table-cell office:value-type="float" office:value="44.476" calcext:value-type="float">
            <text:p>44.476</text:p>
          </table:table-cell>
          <table:table-cell office:value-type="float" office:value="18519.6" calcext:value-type="float">
            <text:p>18519.6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rambl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R.US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float" office:value="1.1784" calcext:value-type="float">
            <text:p>1.1784</text:p>
          </table:table-cell>
          <table:table-cell office:value-type="float" office:value="61" calcext:value-type="float">
            <text:p>61</text:p>
          </table:table-cell>
          <table:table-cell office:value-type="float" office:value="0.0108419" calcext:value-type="float">
            <text:p>0.0108419</text:p>
          </table:table-cell>
          <table:table-cell office:value-type="float" office:value="66" calcext:value-type="float">
            <text:p>66</text:p>
          </table:table-cell>
          <table:table-cell office:value-type="float" office:value="0.00186216" calcext:value-type="float">
            <text:p>0.0018621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roger Company</text:p>
          </table:table-cell>
          <table:table-cell office:value-type="string" calcext:value-type="string">
            <text:p>Yes</text:p>
          </table:table-cell>
          <table:table-cell office:value-type="float" office:value="0.0693823" calcext:value-type="float">
            <text:p>0.0693823</text:p>
          </table:table-cell>
          <table:table-cell office:value-type="float" office:value="0.0675202" calcext:value-type="float">
            <text:p>0.0675202</text:p>
          </table:table-cell>
          <table:table-cell office:value-type="float" office:value="0.702" calcext:value-type="float">
            <text:p>0.702</text:p>
          </table:table-cell>
          <table:table-cell office:value-type="float" office:value="81.676" calcext:value-type="float">
            <text:p>81.676</text:p>
          </table:table-cell>
          <table:table-cell office:value-type="float" office:value="31254.3" calcext:value-type="float">
            <text:p>31254.3</text:p>
          </table:table-cell>
          <table:table-cell table:style-name="ce6" office:value-type="date" office:date-value="1928-01-26" calcext:value-type="date">
            <text:p>1928-01-26</text:p>
          </table:table-cell>
          <table:table-cell office:value-type="float" office:value="45.71" calcext:value-type="float">
            <text:p>45.71</text:p>
          </table:table-cell>
          <table:table-cell office:value-type="float" office:value="50.92" calcext:value-type="float">
            <text:p>50.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hekroger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F.US</text:p>
          </table:table-cell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  <table:table-cell office:value-type="float" office:value="61" calcext:value-type="float">
            <text:p>61</text:p>
          </table:table-cell>
          <table:table-cell office:value-type="float" office:value="4.19207" calcext:value-type="float">
            <text:p>4.19207</text:p>
          </table:table-cell>
          <table:table-cell office:value-type="float" office:value="57" calcext:value-type="float">
            <text:p>57</text:p>
          </table:table-cell>
          <table:table-cell office:value-type="float" office:value="0.0135282" calcext:value-type="float">
            <text:p>0.0135282</text:p>
          </table:table-cell>
          <table:table-cell office:value-type="float" office:value="41" calcext:value-type="float">
            <text:p>41</text:p>
          </table:table-cell>
          <table:table-cell office:value-type="float" office:value="0.0546536" calcext:value-type="float">
            <text:p>0.054653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LF Beauty Inc</text:p>
          </table:table-cell>
          <table:table-cell office:value-type="string" calcext:value-type="string">
            <text:p>Yes</text:p>
          </table:table-cell>
          <table:table-cell office:value-type="float" office:value="0.130388" calcext:value-type="float">
            <text:p>0.130388</text:p>
          </table:table-cell>
          <table:table-cell office:value-type="float" office:value="0.0856897" calcext:value-type="float">
            <text:p>0.0856897</text:p>
          </table:table-cell>
          <table:table-cell office:value-type="float" office:value="4.654" calcext:value-type="float">
            <text:p>4.654</text:p>
          </table:table-cell>
          <table:table-cell office:value-type="float" office:value="93.463" calcext:value-type="float">
            <text:p>93.463</text:p>
          </table:table-cell>
          <table:table-cell office:value-type="float" office:value="5499.65" calcext:value-type="float">
            <text:p>5499.65</text:p>
          </table:table-cell>
          <table:table-cell table:style-name="ce6" office:value-type="date" office:date-value="2016-09-22" calcext:value-type="date">
            <text:p>2016-09-22</text:p>
          </table:table-cell>
          <table:table-cell office:value-type="float" office:value="144.34" calcext:value-type="float">
            <text:p>144.34</text:p>
          </table:table-cell>
          <table:table-cell office:value-type="float" office:value="115.8" calcext:value-type="float">
            <text:p>115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elfcosmetic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DT.US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3.027" calcext:value-type="float">
            <text:p>3.027</text:p>
          </table:table-cell>
          <table:table-cell office:value-type="float" office:value="50" calcext:value-type="float">
            <text:p>50</text:p>
          </table:table-cell>
          <table:table-cell office:value-type="float" office:value="0.0211301" calcext:value-type="float">
            <text:p>0.0211301</text:p>
          </table:table-cell>
          <table:table-cell office:value-type="float" office:value="54" calcext:value-type="float">
            <text:p>54</text:p>
          </table:table-cell>
          <table:table-cell office:value-type="float" office:value="0.0237526" calcext:value-type="float">
            <text:p>0.023752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edtronic PLC</text:p>
          </table:table-cell>
          <table:table-cell office:value-type="string" calcext:value-type="string">
            <text:p>Yes</text:p>
          </table:table-cell>
          <table:table-cell office:value-type="float" office:value="0.0975906" calcext:value-type="float">
            <text:p>0.0975906</text:p>
          </table:table-cell>
          <table:table-cell office:value-type="float" office:value="0.0754079" calcext:value-type="float">
            <text:p>0.0754079</text:p>
          </table:table-cell>
          <table:table-cell office:value-type="float" office:value="0.097" calcext:value-type="float">
            <text:p>0.097</text:p>
          </table:table-cell>
          <table:table-cell office:value-type="float" office:value="84.526" calcext:value-type="float">
            <text:p>84.526</text:p>
          </table:table-cell>
          <table:table-cell office:value-type="float" office:value="104260" calcext:value-type="float">
            <text:p>104260</text:p>
          </table:table-cell>
          <table:table-cell table:style-name="ce6" office:value-type="date" office:date-value="1978-01-13" calcext:value-type="date">
            <text:p>1978-01-13</text:p>
          </table:table-cell>
          <table:table-cell office:value-type="float" office:value="82.38" calcext:value-type="float">
            <text:p>82.38</text:p>
          </table:table-cell>
          <table:table-cell office:value-type="string" calcext:value-type="string">
            <text:p>na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tron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VDA.US</text:p>
          </table:table-cell>
          <table:table-cell office:value-type="float" office:value="61" calcext:value-type="float">
            <text:p>61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.14431" calcext:value-type="float">
            <text:p>9.14431</text:p>
          </table:table-cell>
          <table:table-cell office:value-type="float" office:value="52" calcext:value-type="float">
            <text:p>52</text:p>
          </table:table-cell>
          <table:table-cell office:value-type="float" office:value="0.0196071" calcext:value-type="float">
            <text:p>0.0196071</text:p>
          </table:table-cell>
          <table:table-cell office:value-type="float" office:value="44" calcext:value-type="float">
            <text:p>44</text:p>
          </table:table-cell>
          <table:table-cell office:value-type="float" office:value="0.0503253" calcext:value-type="float">
            <text:p>0.050325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IDIA Corporation</text:p>
          </table:table-cell>
          <table:table-cell office:value-type="string" calcext:value-type="string">
            <text:p>Yes</text:p>
          </table:table-cell>
          <table:table-cell office:value-type="float" office:value="0.124827" calcext:value-type="float">
            <text:p>0.124827</text:p>
          </table:table-cell>
          <table:table-cell office:value-type="float" office:value="0.0840235" calcext:value-type="float">
            <text:p>0.0840235</text:p>
          </table:table-cell>
          <table:table-cell office:value-type="float" office:value="4.041" calcext:value-type="float">
            <text:p>4.041</text:p>
          </table:table-cell>
          <table:table-cell office:value-type="float" office:value="68.653" calcext:value-type="float">
            <text:p>68.653</text:p>
          </table:table-cell>
          <table:table-cell office:value-type="float" office:value="1106120" calcext:value-type="float">
            <text:p>1106120</text:p>
          </table:table-cell>
          <table:table-cell table:style-name="ce6" office:value-type="date" office:date-value="1999-01-22" calcext:value-type="date">
            <text:p>1999-01-22</text:p>
          </table:table-cell>
          <table:table-cell office:value-type="float" office:value="495.22" calcext:value-type="float">
            <text:p>495.22</text:p>
          </table:table-cell>
          <table:table-cell office:value-type="float" office:value="581.1" calcext:value-type="float">
            <text:p>581.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nvidi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G.US</text:p>
          </table:table-cell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2.57786" calcext:value-type="float">
            <text:p>2.57786</text:p>
          </table:table-cell>
          <table:table-cell office:value-type="float" office:value="46" calcext:value-type="float">
            <text:p>46</text:p>
          </table:table-cell>
          <table:table-cell office:value-type="float" office:value="0.0240604" calcext:value-type="float">
            <text:p>0.0240604</text:p>
          </table:table-cell>
          <table:table-cell office:value-type="float" office:value="65" calcext:value-type="float">
            <text:p>65</text:p>
          </table:table-cell>
          <table:table-cell office:value-type="float" office:value="0.00374152" calcext:value-type="float">
            <text:p>0.003741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octer &amp; Gamble Company</text:p>
          </table:table-cell>
          <table:table-cell office:value-type="string" calcext:value-type="string">
            <text:p>No</text:p>
          </table:table-cell>
          <table:table-cell office:value-type="float" office:value="0.0803298" calcext:value-type="float">
            <text:p>0.0803298</text:p>
          </table:table-cell>
          <table:table-cell office:value-type="float" office:value="0.0828587" calcext:value-type="float">
            <text:p>0.0828587</text:p>
          </table:table-cell>
          <table:table-cell office:value-type="float" office:value="0.113" calcext:value-type="float">
            <text:p>0.113</text:p>
          </table:table-cell>
          <table:table-cell office:value-type="float" office:value="66.119" calcext:value-type="float">
            <text:p>66.119</text:p>
          </table:table-cell>
          <table:table-cell office:value-type="float" office:value="339604" calcext:value-type="float">
            <text:p>339604</text:p>
          </table:table-cell>
          <table:table-cell table:style-name="ce6" office:value-type="date" office:date-value="1970-01-01" calcext:value-type="date">
            <text:p>1970-01-01</text:p>
          </table:table-cell>
          <table:table-cell office:value-type="float" office:value="146.54" calcext:value-type="float">
            <text:p>146.54</text:p>
          </table:table-cell>
          <table:table-cell office:value-type="float" office:value="166.11" calcext:value-type="float">
            <text:p>166.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pginvesto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L.US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office:value-type="float" office:value="1.76631" calcext:value-type="float">
            <text:p>1.76631</text:p>
          </table:table-cell>
          <table:table-cell office:value-type="float" office:value="66" calcext:value-type="float">
            <text:p>66</text:p>
          </table:table-cell>
          <table:table-cell office:value-type="float" office:value="0.00340662" calcext:value-type="float">
            <text:p>0.00340662</text:p>
          </table:table-cell>
          <table:table-cell office:value-type="float" office:value="58" calcext:value-type="float">
            <text:p>58</text:p>
          </table:table-cell>
          <table:table-cell office:value-type="float" office:value="0.0187293" calcext:value-type="float">
            <text:p>0.018729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alph Lauren Corp Class A</text:p>
          </table:table-cell>
          <table:table-cell office:value-type="string" calcext:value-type="string">
            <text:p>Yes</text:p>
          </table:table-cell>
          <table:table-cell office:value-type="float" office:value="0.0908938" calcext:value-type="float">
            <text:p>0.0908938</text:p>
          </table:table-cell>
          <table:table-cell office:value-type="float" office:value="0.0721645" calcext:value-type="float">
            <text:p>0.0721645</text:p>
          </table:table-cell>
          <table:table-cell office:value-type="float" office:value="4.129" calcext:value-type="float">
            <text:p>4.129</text:p>
          </table:table-cell>
          <table:table-cell office:value-type="float" office:value="113.04" calcext:value-type="float">
            <text:p>113.04</text:p>
          </table:table-cell>
          <table:table-cell office:value-type="float" office:value="7546.41" calcext:value-type="float">
            <text:p>7546.41</text:p>
          </table:table-cell>
          <table:table-cell table:style-name="ce6" office:value-type="date" office:date-value="1997-06-11" calcext:value-type="date">
            <text:p>1997-06-11</text:p>
          </table:table-cell>
          <table:table-cell office:value-type="float" office:value="144.2" calcext:value-type="float">
            <text:p>144.2</text:p>
          </table:table-cell>
          <table:table-cell office:value-type="string" calcext:value-type="string">
            <text:p>n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ralphlaur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CH.US</text:p>
          </table:table-cell>
          <table:table-cell office:value-type="float" office:value="64" calcext:value-type="float">
            <text:p>64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5.98246" calcext:value-type="float">
            <text:p>5.98246</text:p>
          </table:table-cell>
          <table:table-cell office:value-type="float" office:value="62" calcext:value-type="float">
            <text:p>62</text:p>
          </table:table-cell>
          <table:table-cell office:value-type="float" office:value="0.00982091" calcext:value-type="float">
            <text:p>0.00982091</text:p>
          </table:table-cell>
          <table:table-cell office:value-type="float" office:value="52" calcext:value-type="float">
            <text:p>52</text:p>
          </table:table-cell>
          <table:table-cell office:value-type="float" office:value="0.024925" calcext:value-type="float">
            <text:p>0.02492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io-Techne Corp</text:p>
          </table:table-cell>
          <table:table-cell office:value-type="string" calcext:value-type="string">
            <text:p>Yes</text:p>
          </table:table-cell>
          <table:table-cell office:value-type="float" office:value="0.101513" calcext:value-type="float">
            <text:p>0.101513</text:p>
          </table:table-cell>
          <table:table-cell office:value-type="float" office:value="0.0856797" calcext:value-type="float">
            <text:p>0.0856797</text:p>
          </table:table-cell>
          <table:table-cell office:value-type="float" office:value="1.054" calcext:value-type="float">
            <text:p>1.054</text:p>
          </table:table-cell>
          <table:table-cell office:value-type="float" office:value="95.534" calcext:value-type="float">
            <text:p>95.534</text:p>
          </table:table-cell>
          <table:table-cell office:value-type="float" office:value="10625.8" calcext:value-type="float">
            <text:p>10625.8</text:p>
          </table:table-cell>
          <table:table-cell table:style-name="ce6" office:value-type="date" office:date-value="1989-02-09" calcext:value-type="date">
            <text:p>1989-02-09</text:p>
          </table:table-cell>
          <table:table-cell office:value-type="float" office:value="77.16" calcext:value-type="float">
            <text:p>77.16</text:p>
          </table:table-cell>
          <table:table-cell office:value-type="float" office:value="100.99" calcext:value-type="float">
            <text:p>100.9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bio-techn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O.US</text:p>
          </table:table-cell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8.97755" calcext:value-type="float">
            <text:p>8.97755</text:p>
          </table:table-cell>
          <table:table-cell office:value-type="float" office:value="60" calcext:value-type="float">
            <text:p>60</text:p>
          </table:table-cell>
          <table:table-cell office:value-type="float" office:value="0.0114411" calcext:value-type="float">
            <text:p>0.0114411</text:p>
          </table:table-cell>
          <table:table-cell office:value-type="float" office:value="61" calcext:value-type="float">
            <text:p>61</text:p>
          </table:table-cell>
          <table:table-cell office:value-type="float" office:value="0.0112371" calcext:value-type="float">
            <text:p>0.011237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iageo PLC ADR</text:p>
          </table:table-cell>
          <table:table-cell office:value-type="string" calcext:value-type="string">
            <text:p>Yes</text:p>
          </table:table-cell>
          <table:table-cell office:value-type="float" office:value="0.0886266" calcext:value-type="float">
            <text:p>0.0886266</text:p>
          </table:table-cell>
          <table:table-cell office:value-type="float" office:value="0.0801523" calcext:value-type="float">
            <text:p>0.0801523</text:p>
          </table:table-cell>
          <table:table-cell office:value-type="float" office:value="0.005" calcext:value-type="float">
            <text:p>0.005</text:p>
          </table:table-cell>
          <table:table-cell office:value-type="float" office:value="9.964" calcext:value-type="float">
            <text:p>9.964</text:p>
          </table:table-cell>
          <table:table-cell office:value-type="float" office:value="89521.6" calcext:value-type="float">
            <text:p>89521.6</text:p>
          </table:table-cell>
          <table:table-cell table:style-name="ce6" office:value-type="date" office:date-value="1996-05-13" calcext:value-type="date">
            <text:p>1996-05-13</text:p>
          </table:table-cell>
          <table:table-cell office:value-type="float" office:value="145.66" calcext:value-type="float">
            <text:p>145.66</text:p>
          </table:table-cell>
          <table:table-cell office:value-type="float" office:value="174.53" calcext:value-type="float">
            <text:p>174.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diage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A.AU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4.26973" calcext:value-type="float">
            <text:p>4.26973</text:p>
          </table:table-cell>
          <table:table-cell office:value-type="float" office:value="58" calcext:value-type="float">
            <text:p>58</text:p>
          </table:table-cell>
          <table:table-cell office:value-type="float" office:value="0.0131698" calcext:value-type="float">
            <text:p>0.0131698</text:p>
          </table:table-cell>
          <table:table-cell office:value-type="float" office:value="67" calcext:value-type="float">
            <text:p>67</text:p>
          </table:table-cell>
          <table:table-cell office:value-type="float" office:value="0.00172064" calcext:value-type="float">
            <text:p>0.00172064</text:p>
          </table:table-cell>
          <table:table-cell/>
          <table:table-cell office:value-type="string" calcext:value-type="string">
            <text:p>Rea Group Ltd</text:p>
          </table:table-cell>
          <table:table-cell office:value-type="string" calcext:value-type="string">
            <text:p>No</text:p>
          </table:table-cell>
          <table:table-cell office:value-type="float" office:value="0.0779366" calcext:value-type="float">
            <text:p>0.0779366</text:p>
          </table:table-cell>
          <table:table-cell office:value-type="float" office:value="0.0863154" calcext:value-type="float">
            <text:p>0.0863154</text:p>
          </table:table-cell>
          <table:table-cell office:value-type="float" office:value="62.271" calcext:value-type="float">
            <text:p>62.271</text:p>
          </table:table-cell>
          <table:table-cell office:value-type="float" office:value="9.985" calcext:value-type="float">
            <text:p>9.985</text:p>
          </table:table-cell>
          <table:table-cell office:value-type="float" office:value="20093.7" calcext:value-type="float">
            <text:p>20093.7</text:p>
          </table:table-cell>
          <table:table-cell/>
          <table:table-cell office:value-type="float" office:value="181.15" calcext:value-type="float">
            <text:p>181.1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ea-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GE.LSE</text:p>
          </table:table-cell>
          <table:table-cell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office:value-type="float" office:value="67" calcext:value-type="float">
            <text:p>67</text:p>
          </table:table-cell>
          <table:table-cell office:value-type="float" office:value="441.109" calcext:value-type="float">
            <text:p>441.109</text:p>
          </table:table-cell>
          <table:table-cell office:value-type="float" office:value="67" calcext:value-type="float">
            <text:p>67</text:p>
          </table:table-cell>
          <table:table-cell office:value-type="float" office:value="0.000176969" calcext:value-type="float">
            <text:p>0.000176969</text:p>
          </table:table-cell>
          <table:table-cell office:value-type="float" office:value="62" calcext:value-type="float">
            <text:p>62</text:p>
          </table:table-cell>
          <table:table-cell office:value-type="float" office:value="0.010559" calcext:value-type="float">
            <text:p>0.01055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iageo PLC</text:p>
          </table:table-cell>
          <table:table-cell office:value-type="string" calcext:value-type="string">
            <text:p>Yes</text:p>
          </table:table-cell>
          <table:table-cell office:value-type="float" office:value="0.0886266" calcext:value-type="float">
            <text:p>0.0886266</text:p>
          </table:table-cell>
          <table:table-cell office:value-type="float" office:value="0.0873996" calcext:value-type="float">
            <text:p>0.0873996</text:p>
          </table:table-cell>
          <table:table-cell office:value-type="float" office:value="0.153" calcext:value-type="float">
            <text:p>0.153</text:p>
          </table:table-cell>
          <table:table-cell office:value-type="float" office:value="62.922" calcext:value-type="float">
            <text:p>62.922</text:p>
          </table:table-cell>
          <table:table-cell office:value-type="float" office:value="71289.3" calcext:value-type="float">
            <text:p>71289.3</text:p>
          </table:table-cell>
          <table:table-cell/>
          <table:table-cell office:value-type="float" office:value="2856" calcext:value-type="float">
            <text:p>285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iageo.com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022-Jan-0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22-Dec-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ranking</text:p>
          </table:table-cell>
          <table:table-cell office:value-type="string" calcext:value-type="string">
            <text:p>metricRankSum</text:p>
          </table:table-cell>
          <table:table-cell office:value-type="string" calcext:value-type="string">
            <text:p>priceToValue_rank</text:p>
          </table:table-cell>
          <table:table-cell office:value-type="string" calcext:value-type="string">
            <text:p>priceToValue_value</text:p>
          </table:table-cell>
          <table:table-cell office:value-type="string" calcext:value-type="string">
            <text:p>residualFreeCashFlowToEnterpriseValue_rank</text:p>
          </table:table-cell>
          <table:table-cell office:value-type="string" calcext:value-type="string">
            <text:p>residualFreeCashFlowToEnterpriseValue_value</text:p>
          </table:table-cell>
          <table:table-cell office:value-type="string" calcext:value-type="string">
            <text:p>returnOnInvestedCapitalLessCostOfCapital_rank</text:p>
          </table:table-cell>
          <table:table-cell office:value-type="string" calcext:value-type="string">
            <text:p>returnOnInvestedCapitalLessCostOfCapital_val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ducingExcess</text:p>
          </table:table-cell>
          <table:table-cell office:value-type="string" calcext:value-type="string">
            <text:p>ReturnOnInvestedCapital</text:p>
          </table:table-cell>
          <table:table-cell office:value-type="string" calcext:value-type="string">
            <text:p>CostOfCapital</text:p>
          </table:table-cell>
          <table:table-cell office:value-type="string" calcext:value-type="string">
            <text:p>PercentInsiders</text:p>
          </table:table-cell>
          <table:table-cell office:value-type="string" calcext:value-type="string">
            <text:p>PercentInstitutions</text:p>
          </table:table-cell>
          <table:table-cell office:value-type="string" calcext:value-type="string">
            <text:p>MarketCapitalizationMln</text:p>
          </table:table-cell>
          <table:table-cell office:value-type="string" calcext:value-type="string">
            <text:p>IPO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argetPrice</text:p>
          </table:table-cell>
          <table:table-cell office:value-type="string" calcext:value-type="string">
            <text:p>StrongBu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trongSell</text:p>
          </table:table-cell>
          <table:table-cell office:value-type="string" calcext:value-type="string">
            <text:p>URL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NVO.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.101052" calcext:value-type="float">
            <text:p>0.1010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464147" calcext:value-type="float">
            <text:p>0.4641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699891" calcext:value-type="float">
            <text:p>0.699891</text:p>
          </table:table-cell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Novo Nordisk A/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0.775247" calcext:value-type="float">
            <text:p>0.775247</text:p>
          </table:table-cell>
          <table:table-cell table:style-name="ce3" office:value-type="float" office:value="0.0782914" calcext:value-type="float">
            <text:p>0.0782914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8.223" calcext:value-type="float">
            <text:p>8.223</text:p>
          </table:table-cell>
          <table:table-cell table:style-name="ce3" office:value-type="float" office:value="438707" calcext:value-type="float">
            <text:p>438707</text:p>
          </table:table-cell>
          <table:table-cell table:style-name="ce7" office:value-type="date" office:date-value="1982-01-04" calcext:value-type="date">
            <text:p>1982-01-04</text:p>
          </table:table-cell>
          <table:table-cell table:style-name="ce3" office:value-type="float" office:value="66.4513" calcext:value-type="float">
            <text:p>66.4513</text:p>
          </table:table-cell>
          <table:table-cell table:style-name="ce3" office:value-type="float" office:value="80.4" calcext:value-type="float">
            <text:p>80.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www.novonordisk.com</text:p>
          </table:table-cell>
          <table:table-cell table:style-name="ce3" table:number-columns-repeated="998"/>
        </table:table-row>
        <table:table-row table:style-name="ro1">
          <table:table-cell office:value-type="string" calcext:value-type="string">
            <text:p>PBF.US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0.0753089" calcext:value-type="float">
            <text:p>0.0753089</text:p>
          </table:table-cell>
          <table:table-cell office:value-type="float" office:value="8" calcext:value-type="float">
            <text:p>8</text:p>
          </table:table-cell>
          <table:table-cell office:value-type="float" office:value="0.524181" calcext:value-type="float">
            <text:p>0.524181</text:p>
          </table:table-cell>
          <table:table-cell office:value-type="float" office:value="23" calcext:value-type="float">
            <text:p>23</text:p>
          </table:table-cell>
          <table:table-cell office:value-type="float" office:value="0.379028" calcext:value-type="float">
            <text:p>0.37902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BF Energy Inc</text:p>
          </table:table-cell>
          <table:table-cell office:value-type="string" calcext:value-type="string">
            <text:p>Yes</text:p>
          </table:table-cell>
          <table:table-cell office:value-type="float" office:value="0.446656" calcext:value-type="float">
            <text:p>0.446656</text:p>
          </table:table-cell>
          <table:table-cell office:value-type="float" office:value="0.0676277" calcext:value-type="float">
            <text:p>0.0676277</text:p>
          </table:table-cell>
          <table:table-cell office:value-type="float" office:value="11.094" calcext:value-type="float">
            <text:p>11.094</text:p>
          </table:table-cell>
          <table:table-cell office:value-type="float" office:value="84.647" calcext:value-type="float">
            <text:p>84.647</text:p>
          </table:table-cell>
          <table:table-cell office:value-type="float" office:value="6457.84" calcext:value-type="float">
            <text:p>6457.84</text:p>
          </table:table-cell>
          <table:table-cell table:style-name="ce6" office:value-type="date" office:date-value="2012-12-13" calcext:value-type="date">
            <text:p>2012-12-13</text:p>
          </table:table-cell>
          <table:table-cell office:value-type="float" office:value="39.9759" calcext:value-type="float">
            <text:p>39.9759</text:p>
          </table:table-cell>
          <table:table-cell office:value-type="float" office:value="46.64" calcext:value-type="float">
            <text:p>46.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pbfenerg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C.AU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0.11863" calcext:value-type="float">
            <text:p>0.11863</text:p>
          </table:table-cell>
          <table:table-cell office:value-type="float" office:value="9" calcext:value-type="float">
            <text:p>9</text:p>
          </table:table-cell>
          <table:table-cell office:value-type="float" office:value="0.498878" calcext:value-type="float">
            <text:p>0.498878</text:p>
          </table:table-cell>
          <table:table-cell office:value-type="float" office:value="26" calcext:value-type="float">
            <text:p>26</text:p>
          </table:table-cell>
          <table:table-cell office:value-type="float" office:value="0.370271" calcext:value-type="float">
            <text:p>0.37027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hitehaven Coal Ltd</text:p>
          </table:table-cell>
          <table:table-cell office:value-type="string" calcext:value-type="string">
            <text:p>Yes</text:p>
          </table:table-cell>
          <table:table-cell office:value-type="float" office:value="0.440753" calcext:value-type="float">
            <text:p>0.440753</text:p>
          </table:table-cell>
          <table:table-cell office:value-type="float" office:value="0.0783451" calcext:value-type="float">
            <text:p>0.0783451</text:p>
          </table:table-cell>
          <table:table-cell office:value-type="float" office:value="10.022" calcext:value-type="float">
            <text:p>10.022</text:p>
          </table:table-cell>
          <table:table-cell office:value-type="float" office:value="33.063" calcext:value-type="float">
            <text:p>33.063</text:p>
          </table:table-cell>
          <table:table-cell office:value-type="float" office:value="6090.45" calcext:value-type="float">
            <text:p>6090.45</text:p>
          </table:table-cell>
          <table:table-cell table:style-name="ce6" office:value-type="date" office:date-value="2007-05-25" calcext:value-type="date">
            <text:p>2007-05-25</text:p>
          </table:table-cell>
          <table:table-cell office:value-type="float" office:value="8.455" calcext:value-type="float">
            <text:p>8.45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whitehavencoal.com.au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HLAG.XET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.116896" calcext:value-type="float">
            <text:p>0.1168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550422" calcext:value-type="float">
            <text:p>0.55042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.285024" calcext:value-type="float">
            <text:p>0.285024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Hapag Lloyd AG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360033" calcext:value-type="float">
            <text:p>0.360033</text:p>
          </table:table-cell>
          <table:table-cell table:style-name="ce2" office:value-type="float" office:value="0.075812" calcext:value-type="float">
            <text:p>0.075812</text:p>
          </table:table-cell>
          <table:table-cell table:style-name="ce2" office:value-type="float" office:value="73.9" calcext:value-type="float">
            <text:p>73.9</text:p>
          </table:table-cell>
          <table:table-cell table:style-name="ce2" office:value-type="float" office:value="22.97" calcext:value-type="float">
            <text:p>22.97</text:p>
          </table:table-cell>
          <table:table-cell table:style-name="ce2" office:value-type="float" office:value="23253.1" calcext:value-type="float">
            <text:p>23253.1</text:p>
          </table:table-cell>
          <table:table-cell table:style-name="ce2"/>
          <table:table-cell table:style-name="ce2" office:value-type="float" office:value="135.663" calcext:value-type="float">
            <text:p>135.663</text:p>
          </table:table-cell>
          <table:table-cell table:number-columns-repeated="6" table:style-name="ce2" office:value-type="string" calcext:value-type="string">
            <text:p>nan</text:p>
          </table:table-cell>
          <table:table-cell table:style-name="ce2" office:value-type="string" calcext:value-type="string">
            <text:p>https://www.hapag-lloyd.com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 calcext:value-type="string">
            <text:p>DR0.XETR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0581071" calcext:value-type="float">
            <text:p>0.058107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314974" calcext:value-type="float">
            <text:p>0.31497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.206119" calcext:value-type="float">
            <text:p>0.206119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eutsche Rohstoff AG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66022" calcext:value-type="float">
            <text:p>0.266022</text:p>
          </table:table-cell>
          <table:table-cell table:style-name="ce2" office:value-type="float" office:value="0.0599027" calcext:value-type="float">
            <text:p>0.05990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442" calcext:value-type="float">
            <text:p>3.442</text:p>
          </table:table-cell>
          <table:table-cell table:style-name="ce2" office:value-type="float" office:value="173.119" calcext:value-type="float">
            <text:p>173.119</text:p>
          </table:table-cell>
          <table:table-cell table:style-name="ce2"/>
          <table:table-cell table:style-name="ce2" office:value-type="float" office:value="24.7731" calcext:value-type="float">
            <text:p>24.7731</text:p>
          </table:table-cell>
          <table:table-cell table:number-columns-repeated="6" table:style-name="ce2" office:value-type="string" calcext:value-type="string">
            <text:p>nan</text:p>
          </table:table-cell>
          <table:table-cell table:style-name="ce2" office:value-type="string" calcext:value-type="string">
            <text:p>https://www.rohstoff.de</text:p>
          </table:table-cell>
          <table:table-cell table:style-name="ce2" table:number-columns-repeated="998"/>
        </table:table-row>
        <table:table-row table:style-name="ro1">
          <table:table-cell office:value-type="string" calcext:value-type="string">
            <text:p>TSM.US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0.0122881" calcext:value-type="float">
            <text:p>0.0122881</text:p>
          </table:table-cell>
          <table:table-cell office:value-type="float" office:value="4" calcext:value-type="float">
            <text:p>4</text:p>
          </table:table-cell>
          <table:table-cell office:value-type="float" office:value="0.553824" calcext:value-type="float">
            <text:p>0.553824</text:p>
          </table:table-cell>
          <table:table-cell office:value-type="float" office:value="101" calcext:value-type="float">
            <text:p>101</text:p>
          </table:table-cell>
          <table:table-cell office:value-type="float" office:value="0.178712" calcext:value-type="float">
            <text:p>0.178712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wan Semiconductor Manufacturing</text:p>
          </table:table-cell>
          <table:table-cell office:value-type="string" calcext:value-type="string">
            <text:p>Yes</text:p>
          </table:table-cell>
          <table:table-cell office:value-type="float" office:value="0.226952" calcext:value-type="float">
            <text:p>0.226952</text:p>
          </table:table-cell>
          <table:table-cell office:value-type="float" office:value="0.0482402" calcext:value-type="float">
            <text:p>0.0482402</text:p>
          </table:table-cell>
          <table:table-cell office:value-type="float" office:value="0.003" calcext:value-type="float">
            <text:p>0.003</text:p>
          </table:table-cell>
          <table:table-cell office:value-type="float" office:value="17.289" calcext:value-type="float">
            <text:p>17.289</text:p>
          </table:table-cell>
          <table:table-cell office:value-type="float" office:value="463095" calcext:value-type="float">
            <text:p>463095</text:p>
          </table:table-cell>
          <table:table-cell table:style-name="ce6" office:value-type="date" office:date-value="1994-09-05" calcext:value-type="date">
            <text:p>1994-09-05</text:p>
          </table:table-cell>
          <table:table-cell office:value-type="float" office:value="73.3753" calcext:value-type="float">
            <text:p>73.3753</text:p>
          </table:table-cell>
          <table:table-cell office:value-type="float" office:value="112.01" calcext:value-type="float">
            <text:p>112.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sm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C.MC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0.197399" calcext:value-type="float">
            <text:p>0.197399</text:p>
          </table:table-cell>
          <table:table-cell office:value-type="float" office:value="22" calcext:value-type="float">
            <text:p>22</text:p>
          </table:table-cell>
          <table:table-cell office:value-type="float" office:value="0.239514" calcext:value-type="float">
            <text:p>0.239514</text:p>
          </table:table-cell>
          <table:table-cell office:value-type="float" office:value="45" calcext:value-type="float">
            <text:p>45</text:p>
          </table:table-cell>
          <table:table-cell office:value-type="float" office:value="0.277151" calcext:value-type="float">
            <text:p>0.27715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NCE Energía y Celulosa S.A</text:p>
          </table:table-cell>
          <table:table-cell office:value-type="string" calcext:value-type="string">
            <text:p>Yes</text:p>
          </table:table-cell>
          <table:table-cell office:value-type="float" office:value="0.345173" calcext:value-type="float">
            <text:p>0.345173</text:p>
          </table:table-cell>
          <table:table-cell office:value-type="float" office:value="0.0680217" calcext:value-type="float">
            <text:p>0.0680217</text:p>
          </table:table-cell>
          <table:table-cell office:value-type="float" office:value="43.73" calcext:value-type="float">
            <text:p>43.73</text:p>
          </table:table-cell>
          <table:table-cell office:value-type="float" office:value="14.927" calcext:value-type="float">
            <text:p>14.927</text:p>
          </table:table-cell>
          <table:table-cell office:value-type="float" office:value="679.862" calcext:value-type="float">
            <text:p>679.862</text:p>
          </table:table-cell>
          <table:table-cell/>
          <table:table-cell office:value-type="float" office:value="2.4528" calcext:value-type="float">
            <text:p>2.452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ence.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H.AT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 office:value-type="float" office:value="0.0728622" calcext:value-type="float">
            <text:p>0.0728622</text:p>
          </table:table-cell>
          <table:table-cell office:value-type="float" office:value="56" calcext:value-type="float">
            <text:p>56</text:p>
          </table:table-cell>
          <table:table-cell office:value-type="float" office:value="0.146798" calcext:value-type="float">
            <text:p>0.146798</text:p>
          </table:table-cell>
          <table:table-cell office:value-type="float" office:value="49" calcext:value-type="float">
            <text:p>49</text:p>
          </table:table-cell>
          <table:table-cell office:value-type="float" office:value="0.264979" calcext:value-type="float">
            <text:p>0.26497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otor Oil (Hellas) Corinth Refineries S.A</text:p>
          </table:table-cell>
          <table:table-cell office:value-type="string" calcext:value-type="string">
            <text:p>Yes</text:p>
          </table:table-cell>
          <table:table-cell office:value-type="float" office:value="0.324196" calcext:value-type="float">
            <text:p>0.324196</text:p>
          </table:table-cell>
          <table:table-cell office:value-type="float" office:value="0.0592169" calcext:value-type="float">
            <text:p>0.0592169</text:p>
          </table:table-cell>
          <table:table-cell office:value-type="float" office:value="46.608" calcext:value-type="float">
            <text:p>46.608</text:p>
          </table:table-cell>
          <table:table-cell office:value-type="float" office:value="14.892" calcext:value-type="float">
            <text:p>14.892</text:p>
          </table:table-cell>
          <table:table-cell office:value-type="float" office:value="2543.53" calcext:value-type="float">
            <text:p>2543.53</text:p>
          </table:table-cell>
          <table:table-cell/>
          <table:table-cell office:value-type="float" office:value="20.7768" calcext:value-type="float">
            <text:p>20.776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oh.g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TX.US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0.127494" calcext:value-type="float">
            <text:p>0.127494</text:p>
          </table:table-cell>
          <table:table-cell office:value-type="float" office:value="36" calcext:value-type="float">
            <text:p>36</text:p>
          </table:table-cell>
          <table:table-cell office:value-type="float" office:value="0.1917" calcext:value-type="float">
            <text:p>0.1917</text:p>
          </table:table-cell>
          <table:table-cell office:value-type="float" office:value="55" calcext:value-type="float">
            <text:p>55</text:p>
          </table:table-cell>
          <table:table-cell office:value-type="float" office:value="0.248386" calcext:value-type="float">
            <text:p>0.24838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arrett Motion Inc</text:p>
          </table:table-cell>
          <table:table-cell office:value-type="string" calcext:value-type="string">
            <text:p>Yes</text:p>
          </table:table-cell>
          <table:table-cell office:value-type="float" office:value="0.297481" calcext:value-type="float">
            <text:p>0.297481</text:p>
          </table:table-cell>
          <table:table-cell office:value-type="float" office:value="0.0490944" calcext:value-type="float">
            <text:p>0.0490944</text:p>
          </table:table-cell>
          <table:table-cell office:value-type="float" office:value="0.264" calcext:value-type="float">
            <text:p>0.264</text:p>
          </table:table-cell>
          <table:table-cell office:value-type="float" office:value="74.359" calcext:value-type="float">
            <text:p>74.359</text:p>
          </table:table-cell>
          <table:table-cell office:value-type="float" office:value="1985" calcext:value-type="float">
            <text:p>1985</text:p>
          </table:table-cell>
          <table:table-cell table:style-name="ce6" office:value-type="date" office:date-value="2018-09-17" calcext:value-type="date">
            <text:p>2018-09-17</text:p>
          </table:table-cell>
          <table:table-cell office:value-type="float" office:value="7.62" calcext:value-type="float">
            <text:p>7.6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garrettmoti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ISE.ST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float" office:value="0.186176" calcext:value-type="float">
            <text:p>0.186176</text:p>
          </table:table-cell>
          <table:table-cell office:value-type="float" office:value="25" calcext:value-type="float">
            <text:p>25</text:p>
          </table:table-cell>
          <table:table-cell office:value-type="float" office:value="0.223121" calcext:value-type="float">
            <text:p>0.223121</text:p>
          </table:table-cell>
          <table:table-cell office:value-type="float" office:value="56" calcext:value-type="float">
            <text:p>56</text:p>
          </table:table-cell>
          <table:table-cell office:value-type="float" office:value="0.241869" calcext:value-type="float">
            <text:p>0.241869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rise Windpower AB</text:p>
          </table:table-cell>
          <table:table-cell office:value-type="string" calcext:value-type="string">
            <text:p>Yes</text:p>
          </table:table-cell>
          <table:table-cell office:value-type="float" office:value="0.310901" calcext:value-type="float">
            <text:p>0.310901</text:p>
          </table:table-cell>
          <table:table-cell office:value-type="float" office:value="0.0690324" calcext:value-type="float">
            <text:p>0.0690324</text:p>
          </table:table-cell>
          <table:table-cell office:value-type="float" office:value="40.454" calcext:value-type="float">
            <text:p>40.454</text:p>
          </table:table-cell>
          <table:table-cell office:value-type="float" office:value="30.838" calcext:value-type="float">
            <text:p>30.838</text:p>
          </table:table-cell>
          <table:table-cell office:value-type="float" office:value="1455.41" calcext:value-type="float">
            <text:p>1455.41</text:p>
          </table:table-cell>
          <table:table-cell/>
          <table:table-cell office:value-type="float" office:value="49.296" calcext:value-type="float">
            <text:p>49.29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rise.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CH.US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0.337083" calcext:value-type="float">
            <text:p>0.337083</text:p>
          </table:table-cell>
          <table:table-cell office:value-type="float" office:value="18" calcext:value-type="float">
            <text:p>18</text:p>
          </table:table-cell>
          <table:table-cell office:value-type="float" office:value="0.293463" calcext:value-type="float">
            <text:p>0.293463</text:p>
          </table:table-cell>
          <table:table-cell office:value-type="float" office:value="15" calcext:value-type="float">
            <text:p>15</text:p>
          </table:table-cell>
          <table:table-cell office:value-type="float" office:value="0.514793" calcext:value-type="float">
            <text:p>0.51479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ch Resources Inc</text:p>
          </table:table-cell>
          <table:table-cell office:value-type="string" calcext:value-type="string">
            <text:p>Yes</text:p>
          </table:table-cell>
          <table:table-cell office:value-type="float" office:value="0.590148" calcext:value-type="float">
            <text:p>0.590148</text:p>
          </table:table-cell>
          <table:table-cell office:value-type="float" office:value="0.0829834" calcext:value-type="float">
            <text:p>0.0829834</text:p>
          </table:table-cell>
          <table:table-cell office:value-type="float" office:value="2.816" calcext:value-type="float">
            <text:p>2.816</text:p>
          </table:table-cell>
          <table:table-cell office:value-type="float" office:value="85.393" calcext:value-type="float">
            <text:p>85.393</text:p>
          </table:table-cell>
          <table:table-cell office:value-type="float" office:value="2810.5" calcext:value-type="float">
            <text:p>2810.5</text:p>
          </table:table-cell>
          <table:table-cell table:style-name="ce6" office:value-type="date" office:date-value="1988-08-11" calcext:value-type="date">
            <text:p>1988-08-11</text:p>
          </table:table-cell>
          <table:table-cell office:value-type="float" office:value="131.694" calcext:value-type="float">
            <text:p>131.694</text:p>
          </table:table-cell>
          <table:table-cell office:value-type="float" office:value="167.59" calcext:value-type="float">
            <text:p>167.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archrs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F.AU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0.196145" calcext:value-type="float">
            <text:p>0.196145</text:p>
          </table:table-cell>
          <table:table-cell office:value-type="float" office:value="2" calcext:value-type="float">
            <text:p>2</text:p>
          </table:table-cell>
          <table:table-cell office:value-type="float" office:value="0.852031" calcext:value-type="float">
            <text:p>0.852031</text:p>
          </table:table-cell>
          <table:table-cell office:value-type="float" office:value="83" calcext:value-type="float">
            <text:p>83</text:p>
          </table:table-cell>
          <table:table-cell office:value-type="float" office:value="0.196889" calcext:value-type="float">
            <text:p>0.196889</text:p>
          </table:table-cell>
          <table:table-cell/>
          <table:table-cell office:value-type="string" calcext:value-type="string">
            <text:p>West African Resources Ltd</text:p>
          </table:table-cell>
          <table:table-cell office:value-type="string" calcext:value-type="string">
            <text:p>Yes</text:p>
          </table:table-cell>
          <table:table-cell office:value-type="float" office:value="0.268127" calcext:value-type="float">
            <text:p>0.268127</text:p>
          </table:table-cell>
          <table:table-cell office:value-type="float" office:value="0.0802401" calcext:value-type="float">
            <text:p>0.0802401</text:p>
          </table:table-cell>
          <table:table-cell office:value-type="float" office:value="9.945" calcext:value-type="float">
            <text:p>9.945</text:p>
          </table:table-cell>
          <table:table-cell office:value-type="float" office:value="45.916" calcext:value-type="float">
            <text:p>45.916</text:p>
          </table:table-cell>
          <table:table-cell office:value-type="float" office:value="795.238" calcext:value-type="float">
            <text:p>795.238</text:p>
          </table:table-cell>
          <table:table-cell/>
          <table:table-cell office:value-type="float" office:value="1.175" calcext:value-type="float">
            <text:p>1.17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westafricanresourc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T.TO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0.176697" calcext:value-type="float">
            <text:p>0.176697</text:p>
          </table:table-cell>
          <table:table-cell office:value-type="float" office:value="26" calcext:value-type="float">
            <text:p>26</text:p>
          </table:table-cell>
          <table:table-cell office:value-type="float" office:value="0.222003" calcext:value-type="float">
            <text:p>0.222003</text:p>
          </table:table-cell>
          <table:table-cell office:value-type="float" office:value="72" calcext:value-type="float">
            <text:p>72</text:p>
          </table:table-cell>
          <table:table-cell office:value-type="float" office:value="0.211576" calcext:value-type="float">
            <text:p>0.21157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ermilion Energy Inc.</text:p>
          </table:table-cell>
          <table:table-cell office:value-type="string" calcext:value-type="string">
            <text:p>Yes</text:p>
          </table:table-cell>
          <table:table-cell office:value-type="float" office:value="0.285639" calcext:value-type="float">
            <text:p>0.285639</text:p>
          </table:table-cell>
          <table:table-cell office:value-type="float" office:value="0.0740628" calcext:value-type="float">
            <text:p>0.0740628</text:p>
          </table:table-cell>
          <table:table-cell office:value-type="float" office:value="0.146" calcext:value-type="float">
            <text:p>0.146</text:p>
          </table:table-cell>
          <table:table-cell office:value-type="float" office:value="32.574" calcext:value-type="float">
            <text:p>32.574</text:p>
          </table:table-cell>
          <table:table-cell office:value-type="float" office:value="2999.56" calcext:value-type="float">
            <text:p>2999.56</text:p>
          </table:table-cell>
          <table:table-cell/>
          <table:table-cell office:value-type="float" office:value="23.4192" calcext:value-type="float">
            <text:p>23.419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vermilionenerg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MC.US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.00487989" calcext:value-type="float">
            <text:p>0.00487989</text:p>
          </table:table-cell>
          <table:table-cell office:value-type="float" office:value="0" calcext:value-type="float">
            <text:p>0</text:p>
          </table:table-cell>
          <table:table-cell office:value-type="float" office:value="1.30222" calcext:value-type="float">
            <text:p>1.30222</text:p>
          </table:table-cell>
          <table:table-cell office:value-type="float" office:value="148" calcext:value-type="float">
            <text:p>148</text:p>
          </table:table-cell>
          <table:table-cell office:value-type="float" office:value="0.137392" calcext:value-type="float">
            <text:p>0.137392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United Microelectronics</text:p>
          </table:table-cell>
          <table:table-cell office:value-type="string" calcext:value-type="string">
            <text:p>Yes</text:p>
          </table:table-cell>
          <table:table-cell office:value-type="float" office:value="0.183079" calcext:value-type="float">
            <text:p>0.183079</text:p>
          </table:table-cell>
          <table:table-cell office:value-type="float" office:value="0.0456873" calcext:value-type="float">
            <text:p>0.0456873</text:p>
          </table:table-cell>
          <table:table-cell office:value-type="float" office:value="0" calcext:value-type="float">
            <text:p>0</text:p>
          </table:table-cell>
          <table:table-cell office:value-type="float" office:value="5.367" calcext:value-type="float">
            <text:p>5.367</text:p>
          </table:table-cell>
          <table:table-cell office:value-type="float" office:value="17829.3" calcext:value-type="float">
            <text:p>17829.3</text:p>
          </table:table-cell>
          <table:table-cell table:style-name="ce6" office:value-type="date" office:date-value="2000-09-19" calcext:value-type="date">
            <text:p>2000-09-19</text:p>
          </table:table-cell>
          <table:table-cell office:value-type="float" office:value="6.0777" calcext:value-type="float">
            <text:p>6.0777</text:p>
          </table:table-cell>
          <table:table-cell office:value-type="float" office:value="7.15" calcext:value-type="float">
            <text:p>7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um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PX.US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0.309433" calcext:value-type="float">
            <text:p>0.309433</text:p>
          </table:table-cell>
          <table:table-cell office:value-type="float" office:value="47" calcext:value-type="float">
            <text:p>47</text:p>
          </table:table-cell>
          <table:table-cell office:value-type="float" office:value="0.158782" calcext:value-type="float">
            <text:p>0.158782</text:p>
          </table:table-cell>
          <table:table-cell office:value-type="float" office:value="17" calcext:value-type="float">
            <text:p>17</text:p>
          </table:table-cell>
          <table:table-cell office:value-type="float" office:value="0.494308" calcext:value-type="float">
            <text:p>0.49430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ouisiana-Pacific Corporation</text:p>
          </table:table-cell>
          <table:table-cell office:value-type="string" calcext:value-type="string">
            <text:p>Yes</text:p>
          </table:table-cell>
          <table:table-cell office:value-type="float" office:value="0.569663" calcext:value-type="float">
            <text:p>0.569663</text:p>
          </table:table-cell>
          <table:table-cell office:value-type="float" office:value="0.0818647" calcext:value-type="float">
            <text:p>0.0818647</text:p>
          </table:table-cell>
          <table:table-cell office:value-type="float" office:value="1.49" calcext:value-type="float">
            <text:p>1.49</text:p>
          </table:table-cell>
          <table:table-cell office:value-type="float" office:value="91.274" calcext:value-type="float">
            <text:p>91.274</text:p>
          </table:table-cell>
          <table:table-cell office:value-type="float" office:value="3749.54" calcext:value-type="float">
            <text:p>3749.54</text:p>
          </table:table-cell>
          <table:table-cell table:style-name="ce6" office:value-type="date" office:date-value="1982-01-04" calcext:value-type="date">
            <text:p>1982-01-04</text:p>
          </table:table-cell>
          <table:table-cell office:value-type="float" office:value="58.274" calcext:value-type="float">
            <text:p>58.274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lpcor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AL.AU</text:p>
          </table:table-cell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0.121122" calcext:value-type="float">
            <text:p>0.121122</text:p>
          </table:table-cell>
          <table:table-cell office:value-type="float" office:value="1" calcext:value-type="float">
            <text:p>1</text:p>
          </table:table-cell>
          <table:table-cell office:value-type="float" office:value="0.900588" calcext:value-type="float">
            <text:p>0.900588</text:p>
          </table:table-cell>
          <table:table-cell office:value-type="float" office:value="131" calcext:value-type="float">
            <text:p>131</text:p>
          </table:table-cell>
          <table:table-cell office:value-type="float" office:value="0.151517" calcext:value-type="float">
            <text:p>0.15151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Yancoal Australia Ltd</text:p>
          </table:table-cell>
          <table:table-cell office:value-type="string" calcext:value-type="string">
            <text:p>Yes</text:p>
          </table:table-cell>
          <table:table-cell office:value-type="float" office:value="0.226511" calcext:value-type="float">
            <text:p>0.226511</text:p>
          </table:table-cell>
          <table:table-cell office:value-type="float" office:value="0.0811034" calcext:value-type="float">
            <text:p>0.0811034</text:p>
          </table:table-cell>
          <table:table-cell office:value-type="float" office:value="77.549" calcext:value-type="float">
            <text:p>77.549</text:p>
          </table:table-cell>
          <table:table-cell office:value-type="float" office:value="3.648" calcext:value-type="float">
            <text:p>3.648</text:p>
          </table:table-cell>
          <table:table-cell office:value-type="float" office:value="6958.72" calcext:value-type="float">
            <text:p>6958.72</text:p>
          </table:table-cell>
          <table:table-cell/>
          <table:table-cell office:value-type="float" office:value="5.0762" calcext:value-type="float">
            <text:p>5.076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yancoal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.US</text:p>
          </table:table-cell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0.160864" calcext:value-type="float">
            <text:p>0.160864</text:p>
          </table:table-cell>
          <table:table-cell office:value-type="float" office:value="113" calcext:value-type="float">
            <text:p>113</text:p>
          </table:table-cell>
          <table:table-cell office:value-type="float" office:value="0.101078" calcext:value-type="float">
            <text:p>0.101078</text:p>
          </table:table-cell>
          <table:table-cell office:value-type="float" office:value="13" calcext:value-type="float">
            <text:p>13</text:p>
          </table:table-cell>
          <table:table-cell office:value-type="float" office:value="0.525109" calcext:value-type="float">
            <text:p>0.52510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utoNation Inc</text:p>
          </table:table-cell>
          <table:table-cell office:value-type="string" calcext:value-type="string">
            <text:p>Yes</text:p>
          </table:table-cell>
          <table:table-cell office:value-type="float" office:value="0.583471" calcext:value-type="float">
            <text:p>0.583471</text:p>
          </table:table-cell>
          <table:table-cell office:value-type="float" office:value="0.0583622" calcext:value-type="float">
            <text:p>0.0583622</text:p>
          </table:table-cell>
          <table:table-cell office:value-type="float" office:value="18.737" calcext:value-type="float">
            <text:p>18.737</text:p>
          </table:table-cell>
          <table:table-cell office:value-type="float" office:value="95.065" calcext:value-type="float">
            <text:p>95.065</text:p>
          </table:table-cell>
          <table:table-cell office:value-type="float" office:value="6023.95" calcext:value-type="float">
            <text:p>6023.95</text:p>
          </table:table-cell>
          <table:table-cell table:style-name="ce6" office:value-type="date" office:date-value="1992-03-03" calcext:value-type="date">
            <text:p>1992-03-03</text:p>
          </table:table-cell>
          <table:table-cell office:value-type="float" office:value="107.3" calcext:value-type="float">
            <text:p>107.3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autonati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SY.US</text:p>
          </table:table-cell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0.000106904" calcext:value-type="float">
            <text:p>0.000106904</text:p>
          </table:table-cell>
          <table:table-cell office:value-type="float" office:value="155" calcext:value-type="float">
            <text:p>155</text:p>
          </table:table-cell>
          <table:table-cell office:value-type="float" office:value="0.0826759" calcext:value-type="float">
            <text:p>0.0826759</text:p>
          </table:table-cell>
          <table:table-cell office:value-type="float" office:value="21" calcext:value-type="float">
            <text:p>21</text:p>
          </table:table-cell>
          <table:table-cell office:value-type="float" office:value="0.428038" calcext:value-type="float">
            <text:p>0.42803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resud SACIF y A</text:p>
          </table:table-cell>
          <table:table-cell office:value-type="string" calcext:value-type="string">
            <text:p>Yes</text:p>
          </table:table-cell>
          <table:table-cell office:value-type="float" office:value="0.490398" calcext:value-type="float">
            <text:p>0.490398</text:p>
          </table:table-cell>
          <table:table-cell office:value-type="float" office:value="0.0623598" calcext:value-type="float">
            <text:p>0.0623598</text:p>
          </table:table-cell>
          <table:table-cell office:value-type="float" office:value="0" calcext:value-type="float">
            <text:p>0</text:p>
          </table:table-cell>
          <table:table-cell office:value-type="float" office:value="11.381" calcext:value-type="float">
            <text:p>11.381</text:p>
          </table:table-cell>
          <table:table-cell office:value-type="float" office:value="994.144" calcext:value-type="float">
            <text:p>994.144</text:p>
          </table:table-cell>
          <table:table-cell table:style-name="ce6" office:value-type="date" office:date-value="1997-03-18" calcext:value-type="date">
            <text:p>1997-03-18</text:p>
          </table:table-cell>
          <table:table-cell office:value-type="float" office:value="5.981" calcext:value-type="float">
            <text:p>5.981</text:p>
          </table:table-cell>
          <table:table-cell office:value-type="float" office:value="21.57" calcext:value-type="float">
            <text:p>21.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www.cresud.com.ar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ELK.OL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0930984" calcext:value-type="float">
            <text:p>0.09309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.120838" calcext:value-type="float">
            <text:p>0.12083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0.208308" calcext:value-type="float">
            <text:p>0.208308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Elkem AS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73119" calcext:value-type="float">
            <text:p>0.273119</text:p>
          </table:table-cell>
          <table:table-cell table:style-name="ce2" office:value-type="float" office:value="0.0648108" calcext:value-type="float">
            <text:p>0.0648108</text:p>
          </table:table-cell>
          <table:table-cell office:value-type="float" office:value="55.719" calcext:value-type="float">
            <text:p>55.719</text:p>
          </table:table-cell>
          <table:table-cell table:style-name="ce2" office:value-type="float" office:value="23.298" calcext:value-type="float">
            <text:p>23.298</text:p>
          </table:table-cell>
          <table:table-cell table:style-name="ce2" office:value-type="float" office:value="13912.2" calcext:value-type="float">
            <text:p>13912.2</text:p>
          </table:table-cell>
          <table:table-cell table:style-name="ce2"/>
          <table:table-cell office:value-type="float" office:value="28.1694" calcext:value-type="float">
            <text:p>28.1694</text:p>
          </table:table-cell>
          <table:table-cell table:number-columns-repeated="6" table:style-name="ce2" office:value-type="string" calcext:value-type="string">
            <text:p>nan</text:p>
          </table:table-cell>
          <table:table-cell table:style-name="ce2" office:value-type="string" calcext:value-type="string">
            <text:p>https://www.elkem.com</text:p>
          </table:table-cell>
          <table:table-cell table:style-name="ce2" table:number-columns-repeated="998"/>
        </table:table-row>
        <table:table-row table:style-name="ro1">
          <table:table-cell office:value-type="string" calcext:value-type="string">
            <text:p>NHC.AU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0.30665" calcext:value-type="float">
            <text:p>0.30665</text:p>
          </table:table-cell>
          <table:table-cell office:value-type="float" office:value="20" calcext:value-type="float">
            <text:p>20</text:p>
          </table:table-cell>
          <table:table-cell office:value-type="float" office:value="0.274481" calcext:value-type="float">
            <text:p>0.274481</text:p>
          </table:table-cell>
          <table:table-cell office:value-type="float" office:value="80" calcext:value-type="float">
            <text:p>80</text:p>
          </table:table-cell>
          <table:table-cell office:value-type="float" office:value="0.201059" calcext:value-type="float">
            <text:p>0.20105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Hope Corporation Ltd</text:p>
          </table:table-cell>
          <table:table-cell office:value-type="string" calcext:value-type="string">
            <text:p>Yes</text:p>
          </table:table-cell>
          <table:table-cell office:value-type="float" office:value="0.269285" calcext:value-type="float">
            <text:p>0.269285</text:p>
          </table:table-cell>
          <table:table-cell office:value-type="float" office:value="0.0751799" calcext:value-type="float">
            <text:p>0.0751799</text:p>
          </table:table-cell>
          <table:table-cell office:value-type="float" office:value="2.032" calcext:value-type="float">
            <text:p>2.032</text:p>
          </table:table-cell>
          <table:table-cell office:value-type="float" office:value="50.526" calcext:value-type="float">
            <text:p>50.526</text:p>
          </table:table-cell>
          <table:table-cell office:value-type="float" office:value="4657.8" calcext:value-type="float">
            <text:p>4657.8</text:p>
          </table:table-cell>
          <table:table-cell/>
          <table:table-cell office:value-type="float" office:value="6.1634" calcext:value-type="float">
            <text:p>6.163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ewhopegroup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PO.TO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0.298478" calcext:value-type="float">
            <text:p>0.298478</text:p>
          </table:table-cell>
          <table:table-cell office:value-type="float" office:value="19" calcext:value-type="float">
            <text:p>19</text:p>
          </table:table-cell>
          <table:table-cell office:value-type="float" office:value="0.275687" calcext:value-type="float">
            <text:p>0.275687</text:p>
          </table:table-cell>
          <table:table-cell office:value-type="float" office:value="86" calcext:value-type="float">
            <text:p>86</text:p>
          </table:table-cell>
          <table:table-cell office:value-type="float" office:value="0.193585" calcext:value-type="float">
            <text:p>0.19358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nPlay Oil Corp</text:p>
          </table:table-cell>
          <table:table-cell office:value-type="string" calcext:value-type="string">
            <text:p>Yes</text:p>
          </table:table-cell>
          <table:table-cell office:value-type="float" office:value="0.268906" calcext:value-type="float">
            <text:p>0.268906</text:p>
          </table:table-cell>
          <table:table-cell office:value-type="float" office:value="0.08061" calcext:value-type="float">
            <text:p>0.08061</text:p>
          </table:table-cell>
          <table:table-cell office:value-type="float" office:value="24.3" calcext:value-type="float">
            <text:p>24.3</text:p>
          </table:table-cell>
          <table:table-cell office:value-type="float" office:value="2.54" calcext:value-type="float">
            <text:p>2.54</text:p>
          </table:table-cell>
          <table:table-cell office:value-type="float" office:value="240.428" calcext:value-type="float">
            <text:p>240.428</text:p>
          </table:table-cell>
          <table:table-cell/>
          <table:table-cell office:value-type="float" office:value="2.829" calcext:value-type="float">
            <text:p>2.82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playoi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FP.TO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office:value-type="float" office:value="23" calcext:value-type="float">
            <text:p>23</text:p>
          </table:table-cell>
          <table:table-cell office:value-type="float" office:value="0.0622929" calcext:value-type="float">
            <text:p>0.0622929</text:p>
          </table:table-cell>
          <table:table-cell office:value-type="float" office:value="40" calcext:value-type="float">
            <text:p>40</text:p>
          </table:table-cell>
          <table:table-cell office:value-type="float" office:value="0.17628" calcext:value-type="float">
            <text:p>0.17628</text:p>
          </table:table-cell>
          <table:table-cell office:value-type="float" office:value="136" calcext:value-type="float">
            <text:p>136</text:p>
          </table:table-cell>
          <table:table-cell office:value-type="float" office:value="0.148887" calcext:value-type="float">
            <text:p>0.14888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nterfor Corp</text:p>
          </table:table-cell>
          <table:table-cell office:value-type="string" calcext:value-type="string">
            <text:p>Yes</text:p>
          </table:table-cell>
          <table:table-cell office:value-type="float" office:value="0.212317" calcext:value-type="float">
            <text:p>0.212317</text:p>
          </table:table-cell>
          <table:table-cell office:value-type="float" office:value="0.0634298" calcext:value-type="float">
            <text:p>0.0634298</text:p>
          </table:table-cell>
          <table:table-cell office:value-type="float" office:value="0.536" calcext:value-type="float">
            <text:p>0.536</text:p>
          </table:table-cell>
          <table:table-cell office:value-type="float" office:value="43.919" calcext:value-type="float">
            <text:p>43.919</text:p>
          </table:table-cell>
          <table:table-cell office:value-type="float" office:value="959.446" calcext:value-type="float">
            <text:p>959.44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terfo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T.US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office:value-type="float" office:value="0.0131308" calcext:value-type="float">
            <text:p>0.0131308</text:p>
          </table:table-cell>
          <table:table-cell office:value-type="float" office:value="34" calcext:value-type="float">
            <text:p>34</text:p>
          </table:table-cell>
          <table:table-cell office:value-type="float" office:value="0.201612" calcext:value-type="float">
            <text:p>0.201612</text:p>
          </table:table-cell>
          <table:table-cell office:value-type="float" office:value="158" calcext:value-type="float">
            <text:p>158</text:p>
          </table:table-cell>
          <table:table-cell office:value-type="float" office:value="0.132933" calcext:value-type="float">
            <text:p>0.13293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ipro Limited ADR</text:p>
          </table:table-cell>
          <table:table-cell office:value-type="string" calcext:value-type="string">
            <text:p>Yes</text:p>
          </table:table-cell>
          <table:table-cell office:value-type="float" office:value="0.16353" calcext:value-type="float">
            <text:p>0.16353</text:p>
          </table:table-cell>
          <table:table-cell office:value-type="float" office:value="0.0305967" calcext:value-type="float">
            <text:p>0.0305967</text:p>
          </table:table-cell>
          <table:table-cell office:value-type="float" office:value="0" calcext:value-type="float">
            <text:p>0</text:p>
          </table:table-cell>
          <table:table-cell office:value-type="float" office:value="2.531" calcext:value-type="float">
            <text:p>2.531</text:p>
          </table:table-cell>
          <table:table-cell office:value-type="float" office:value="25746.8" calcext:value-type="float">
            <text:p>25746.8</text:p>
          </table:table-cell>
          <table:table-cell table:style-name="ce6" office:value-type="date" office:date-value="2000-10-19" calcext:value-type="date">
            <text:p>2000-10-19</text:p>
          </table:table-cell>
          <table:table-cell office:value-type="float" office:value="4.6486" calcext:value-type="float">
            <text:p>4.6486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ipr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UE.US</text:p>
          </table:table-cell>
          <table:table-cell office:value-type="float" office:value="23" calcext:value-type="float">
            <text:p>23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  <table:table-cell office:value-type="float" office:value="0.335866" calcext:value-type="float">
            <text:p>0.335866</text:p>
          </table:table-cell>
          <table:table-cell office:value-type="float" office:value="43" calcext:value-type="float">
            <text:p>43</text:p>
          </table:table-cell>
          <table:table-cell office:value-type="float" office:value="0.166704" calcext:value-type="float">
            <text:p>0.166704</text:p>
          </table:table-cell>
          <table:table-cell office:value-type="float" office:value="62" calcext:value-type="float">
            <text:p>62</text:p>
          </table:table-cell>
          <table:table-cell office:value-type="float" office:value="0.226144" calcext:value-type="float">
            <text:p>0.22614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ucor Corp</text:p>
          </table:table-cell>
          <table:table-cell office:value-type="string" calcext:value-type="string">
            <text:p>Yes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0773367" calcext:value-type="float">
            <text:p>0.0773367</text:p>
          </table:table-cell>
          <table:table-cell office:value-type="float" office:value="0.625" calcext:value-type="float">
            <text:p>0.625</text:p>
          </table:table-cell>
          <table:table-cell office:value-type="float" office:value="81.536" calcext:value-type="float">
            <text:p>81.536</text:p>
          </table:table-cell>
          <table:table-cell office:value-type="float" office:value="39106.6" calcext:value-type="float">
            <text:p>39106.6</text:p>
          </table:table-cell>
          <table:table-cell table:style-name="ce6" office:value-type="date" office:date-value="1983-09-01" calcext:value-type="date">
            <text:p>1983-09-01</text:p>
          </table:table-cell>
          <table:table-cell office:value-type="float" office:value="130.121" calcext:value-type="float">
            <text:p>130.121</text:p>
          </table:table-cell>
          <table:table-cell office:value-type="float" office:value="158.36" calcext:value-type="float">
            <text:p>158.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nuco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SR.US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office:value-type="float" office:value="18" calcext:value-type="float">
            <text:p>18</text:p>
          </table:table-cell>
          <table:table-cell office:value-type="float" office:value="0.0322018" calcext:value-type="float">
            <text:p>0.0322018</text:p>
          </table:table-cell>
          <table:table-cell office:value-type="float" office:value="17" calcext:value-type="float">
            <text:p>17</text:p>
          </table:table-cell>
          <table:table-cell office:value-type="float" office:value="0.302436" calcext:value-type="float">
            <text:p>0.302436</text:p>
          </table:table-cell>
          <table:table-cell office:value-type="float" office:value="174" calcext:value-type="float">
            <text:p>174</text:p>
          </table:table-cell>
          <table:table-cell office:value-type="float" office:value="0.125712" calcext:value-type="float">
            <text:p>0.12571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rupo Aeroportuario del Sureste SAB de CV ADR</text:p>
          </table:table-cell>
          <table:table-cell office:value-type="string" calcext:value-type="string">
            <text:p>Yes</text:p>
          </table:table-cell>
          <table:table-cell office:value-type="float" office:value="0.174245" calcext:value-type="float">
            <text:p>0.174245</text:p>
          </table:table-cell>
          <table:table-cell office:value-type="float" office:value="0.048533" calcext:value-type="float">
            <text:p>0.048533</text:p>
          </table:table-cell>
          <table:table-cell office:value-type="float" office:value="0" calcext:value-type="float">
            <text:p>0</text:p>
          </table:table-cell>
          <table:table-cell office:value-type="float" office:value="15.595" calcext:value-type="float">
            <text:p>15.595</text:p>
          </table:table-cell>
          <table:table-cell office:value-type="float" office:value="6304.8" calcext:value-type="float">
            <text:p>6304.8</text:p>
          </table:table-cell>
          <table:table-cell table:style-name="ce6" office:value-type="date" office:date-value="2000-09-28" calcext:value-type="date">
            <text:p>2000-09-28</text:p>
          </table:table-cell>
          <table:table-cell office:value-type="float" office:value="222.772" calcext:value-type="float">
            <text:p>222.772</text:p>
          </table:table-cell>
          <table:table-cell office:value-type="float" office:value="306.95" calcext:value-type="float">
            <text:p>306.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sur.com.m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AF.US</text:p>
          </table:table-cell>
          <table:table-cell office:value-type="float" office:value="25" calcext:value-type="float">
            <text:p>25</text:p>
          </table:table-cell>
          <table:table-cell office:value-type="float" office:value="211" calcext:value-type="float">
            <text:p>211</text:p>
          </table:table-cell>
          <table:table-cell office:value-type="float" office:value="76" calcext:value-type="float">
            <text:p>76</text:p>
          </table:table-cell>
          <table:table-cell office:value-type="float" office:value="0.259398" calcext:value-type="float">
            <text:p>0.259398</text:p>
          </table:table-cell>
          <table:table-cell office:value-type="float" office:value="76" calcext:value-type="float">
            <text:p>76</text:p>
          </table:table-cell>
          <table:table-cell office:value-type="float" office:value="0.128919" calcext:value-type="float">
            <text:p>0.128919</text:p>
          </table:table-cell>
          <table:table-cell office:value-type="float" office:value="59" calcext:value-type="float">
            <text:p>59</text:p>
          </table:table-cell>
          <table:table-cell office:value-type="float" office:value="0.232918" calcext:value-type="float">
            <text:p>0.23291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rafTech International Ltd</text:p>
          </table:table-cell>
          <table:table-cell office:value-type="string" calcext:value-type="string">
            <text:p>Yes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62936" calcext:value-type="float">
            <text:p>0.062936</text:p>
          </table:table-cell>
          <table:table-cell office:value-type="float" office:value="0.16" calcext:value-type="float">
            <text:p>0.16</text:p>
          </table:table-cell>
          <table:table-cell office:value-type="float" office:value="97.341" calcext:value-type="float">
            <text:p>97.341</text:p>
          </table:table-cell>
          <table:table-cell office:value-type="float" office:value="919.373" calcext:value-type="float">
            <text:p>919.373</text:p>
          </table:table-cell>
          <table:table-cell table:style-name="ce6" office:value-type="date" office:date-value="1995-08-09" calcext:value-type="date">
            <text:p>1995-08-09</text:p>
          </table:table-cell>
          <table:table-cell office:value-type="float" office:value="4.7408" calcext:value-type="float">
            <text:p>4.7408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graftec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TU.US</text:p>
          </table:table-cell>
          <table:table-cell office:value-type="float" office:value="26" calcext:value-type="float">
            <text:p>26</text:p>
          </table:table-cell>
          <table:table-cell office:value-type="float" office:value="221" calcext:value-type="float">
            <text:p>221</text:p>
          </table:table-cell>
          <table:table-cell office:value-type="float" office:value="137" calcext:value-type="float">
            <text:p>137</text:p>
          </table:table-cell>
          <table:table-cell office:value-type="float" office:value="0.413566" calcext:value-type="float">
            <text:p>0.413566</text:p>
          </table:table-cell>
          <table:table-cell office:value-type="float" office:value="46" calcext:value-type="float">
            <text:p>46</text:p>
          </table:table-cell>
          <table:table-cell office:value-type="float" office:value="0.161276" calcext:value-type="float">
            <text:p>0.161276</text:p>
          </table:table-cell>
          <table:table-cell office:value-type="float" office:value="38" calcext:value-type="float">
            <text:p>38</text:p>
          </table:table-cell>
          <table:table-cell office:value-type="float" office:value="0.295545" calcext:value-type="float">
            <text:p>0.29554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eabody Energy Corp</text:p>
          </table:table-cell>
          <table:table-cell office:value-type="string" calcext:value-type="string">
            <text:p>Yes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0820053" calcext:value-type="float">
            <text:p>0.0820053</text:p>
          </table:table-cell>
          <table:table-cell office:value-type="float" office:value="0.323" calcext:value-type="float">
            <text:p>0.323</text:p>
          </table:table-cell>
          <table:table-cell office:value-type="float" office:value="79.619" calcext:value-type="float">
            <text:p>79.619</text:p>
          </table:table-cell>
          <table:table-cell office:value-type="float" office:value="3367.81" calcext:value-type="float">
            <text:p>3367.81</text:p>
          </table:table-cell>
          <table:table-cell table:style-name="ce6" office:value-type="date" office:date-value="2001-05-22" calcext:value-type="date">
            <text:p>2001-05-22</text:p>
          </table:table-cell>
          <table:table-cell office:value-type="float" office:value="26.1594" calcext:value-type="float">
            <text:p>26.1594</text:p>
          </table:table-cell>
          <table:table-cell office:value-type="float" office:value="29.2" calcext:value-type="float">
            <text:p>29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peabodyenerg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K.US</text:p>
          </table:table-cell>
          <table:table-cell office:value-type="float" office:value="27" calcext:value-type="float">
            <text:p>27</text:p>
          </table:table-cell>
          <table:table-cell office:value-type="float" office:value="222" calcext:value-type="float">
            <text:p>222</text:p>
          </table:table-cell>
          <table:table-cell office:value-type="float" office:value="53" calcext:value-type="float">
            <text:p>53</text:p>
          </table:table-cell>
          <table:table-cell office:value-type="float" office:value="0.181342" calcext:value-type="float">
            <text:p>0.181342</text:p>
          </table:table-cell>
          <table:table-cell office:value-type="float" office:value="69" calcext:value-type="float">
            <text:p>69</text:p>
          </table:table-cell>
          <table:table-cell office:value-type="float" office:value="0.13337" calcext:value-type="float">
            <text:p>0.13337</text:p>
          </table:table-cell>
          <table:table-cell office:value-type="float" office:value="100" calcext:value-type="float">
            <text:p>100</text:p>
          </table:table-cell>
          <table:table-cell office:value-type="float" office:value="0.180549" calcext:value-type="float">
            <text:p>0.18054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mstock Resources Inc</text:p>
          </table:table-cell>
          <table:table-cell office:value-type="string" calcext:value-type="string">
            <text:p>Yes</text:p>
          </table:table-cell>
          <table:table-cell office:value-type="float" office:value="0.246041" calcext:value-type="float">
            <text:p>0.246041</text:p>
          </table:table-cell>
          <table:table-cell office:value-type="float" office:value="0.0654918" calcext:value-type="float">
            <text:p>0.0654918</text:p>
          </table:table-cell>
          <table:table-cell office:value-type="float" office:value="67.547" calcext:value-type="float">
            <text:p>67.547</text:p>
          </table:table-cell>
          <table:table-cell office:value-type="float" office:value="32.921" calcext:value-type="float">
            <text:p>32.921</text:p>
          </table:table-cell>
          <table:table-cell office:value-type="float" office:value="2949.11" calcext:value-type="float">
            <text:p>2949.11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13.0855" calcext:value-type="float">
            <text:p>13.0855</text:p>
          </table:table-cell>
          <table:table-cell office:value-type="float" office:value="13.36" calcext:value-type="float">
            <text:p>13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omstockresourc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LS.AU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office:value-type="float" office:value="0.336026" calcext:value-type="float">
            <text:p>0.336026</text:p>
          </table:table-cell>
          <table:table-cell office:value-type="float" office:value="90" calcext:value-type="float">
            <text:p>90</text:p>
          </table:table-cell>
          <table:table-cell office:value-type="float" office:value="0.115771" calcext:value-type="float">
            <text:p>0.115771</text:p>
          </table:table-cell>
          <table:table-cell office:value-type="float" office:value="35" calcext:value-type="float">
            <text:p>35</text:p>
          </table:table-cell>
          <table:table-cell office:value-type="float" office:value="0.305006" calcext:value-type="float">
            <text:p>0.305006</text:p>
          </table:table-cell>
          <table:table-cell/>
          <table:table-cell office:value-type="string" calcext:value-type="string">
            <text:p>Pilbara Minerals Ltd</text:p>
          </table:table-cell>
          <table:table-cell office:value-type="string" calcext:value-type="string">
            <text:p>Yes</text:p>
          </table:table-cell>
          <table:table-cell office:value-type="float" office:value="0.375488" calcext:value-type="float">
            <text:p>0.375488</text:p>
          </table:table-cell>
          <table:table-cell office:value-type="float" office:value="0.0790535" calcext:value-type="float">
            <text:p>0.0790535</text:p>
          </table:table-cell>
          <table:table-cell office:value-type="float" office:value="13.052" calcext:value-type="float">
            <text:p>13.052</text:p>
          </table:table-cell>
          <table:table-cell office:value-type="float" office:value="33.679" calcext:value-type="float">
            <text:p>33.679</text:p>
          </table:table-cell>
          <table:table-cell office:value-type="float" office:value="12690.8" calcext:value-type="float">
            <text:p>12690.8</text:p>
          </table:table-cell>
          <table:table-cell table:style-name="ce6" office:value-type="date" office:date-value="2007-09-19" calcext:value-type="date">
            <text:p>2007-09-19</text:p>
          </table:table-cell>
          <table:table-cell office:value-type="float" office:value="3.5448" calcext:value-type="float">
            <text:p>3.544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ilbaraminerals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DF.XETRA</text:p>
          </table:table-cell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office:value-type="float" office:value="51" calcext:value-type="float">
            <text:p>51</text:p>
          </table:table-cell>
          <table:table-cell office:value-type="float" office:value="0.177279" calcext:value-type="float">
            <text:p>0.177279</text:p>
          </table:table-cell>
          <table:table-cell office:value-type="float" office:value="103" calcext:value-type="float">
            <text:p>103</text:p>
          </table:table-cell>
          <table:table-cell office:value-type="float" office:value="0.106673" calcext:value-type="float">
            <text:p>0.106673</text:p>
          </table:table-cell>
          <table:table-cell office:value-type="float" office:value="78" calcext:value-type="float">
            <text:p>78</text:p>
          </table:table-cell>
          <table:table-cell office:value-type="float" office:value="0.203613" calcext:value-type="float">
            <text:p>0.2036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Yes</text:p>
          </table:table-cell>
          <table:table-cell office:value-type="float" office:value="0.278621" calcext:value-type="float">
            <text:p>0.278621</text:p>
          </table:table-cell>
          <table:table-cell office:value-type="float" office:value="0.0812902" calcext:value-type="float">
            <text:p>0.0812902</text:p>
          </table:table-cell>
          <table:table-cell office:value-type="float" office:value="3.083" calcext:value-type="float">
            <text:p>3.083</text:p>
          </table:table-cell>
          <table:table-cell office:value-type="float" office:value="37.693" calcext:value-type="float">
            <text:p>37.693</text:p>
          </table:table-cell>
          <table:table-cell office:value-type="float" office:value="2975.55" calcext:value-type="float">
            <text:p>2975.55</text:p>
          </table:table-cell>
          <table:table-cell/>
          <table:table-cell office:value-type="float" office:value="17.3444" calcext:value-type="float">
            <text:p>17.344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kplus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G.US</text:p>
          </table:table-cell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office:value-type="float" office:value="139" calcext:value-type="float">
            <text:p>139</text:p>
          </table:table-cell>
          <table:table-cell office:value-type="float" office:value="0.425358" calcext:value-type="float">
            <text:p>0.425358</text:p>
          </table:table-cell>
          <table:table-cell office:value-type="float" office:value="41" calcext:value-type="float">
            <text:p>41</text:p>
          </table:table-cell>
          <table:table-cell office:value-type="float" office:value="0.172113" calcext:value-type="float">
            <text:p>0.172113</text:p>
          </table:table-cell>
          <table:table-cell office:value-type="float" office:value="53" calcext:value-type="float">
            <text:p>53</text:p>
          </table:table-cell>
          <table:table-cell office:value-type="float" office:value="0.250522" calcext:value-type="float">
            <text:p>0.250522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Signet Jewelers Ltd</text:p>
          </table:table-cell>
          <table:table-cell office:value-type="string" calcext:value-type="string">
            <text:p>Yes</text:p>
          </table:table-cell>
          <table:table-cell office:value-type="float" office:value="0.307338" calcext:value-type="float">
            <text:p>0.307338</text:p>
          </table:table-cell>
          <table:table-cell office:value-type="float" office:value="0.0568158" calcext:value-type="float">
            <text:p>0.0568158</text:p>
          </table:table-cell>
          <table:table-cell office:value-type="float" office:value="4.206" calcext:value-type="float">
            <text:p>4.206</text:p>
          </table:table-cell>
          <table:table-cell office:value-type="float" office:value="104.774" calcext:value-type="float">
            <text:p>104.774</text:p>
          </table:table-cell>
          <table:table-cell office:value-type="float" office:value="3261.88" calcext:value-type="float">
            <text:p>3261.88</text:p>
          </table:table-cell>
          <table:table-cell table:style-name="ce6" office:value-type="date" office:date-value="1994-10-31" calcext:value-type="date">
            <text:p>1994-10-31</text:p>
          </table:table-cell>
          <table:table-cell office:value-type="float" office:value="67.1898" calcext:value-type="float">
            <text:p>67.1898</text:p>
          </table:table-cell>
          <table:table-cell office:value-type="float" office:value="82.5" calcext:value-type="float">
            <text:p>8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signetjewele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LECP.PA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28" calcext:value-type="float">
            <text:p>128</text:p>
          </table:table-cell>
          <table:table-cell office:value-type="float" office:value="0.386898" calcext:value-type="float">
            <text:p>0.386898</text:p>
          </table:table-cell>
          <table:table-cell office:value-type="float" office:value="7" calcext:value-type="float">
            <text:p>7</text:p>
          </table:table-cell>
          <table:table-cell office:value-type="float" office:value="0.539916" calcext:value-type="float">
            <text:p>0.539916</text:p>
          </table:table-cell>
          <table:table-cell office:value-type="float" office:value="99" calcext:value-type="float">
            <text:p>99</text:p>
          </table:table-cell>
          <table:table-cell office:value-type="float" office:value="0.181055" calcext:value-type="float">
            <text:p>0.18105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acorp</text:p>
          </table:table-cell>
          <table:table-cell office:value-type="string" calcext:value-type="string">
            <text:p>Yes</text:p>
          </table:table-cell>
          <table:table-cell office:value-type="float" office:value="0.223427" calcext:value-type="float">
            <text:p>0.223427</text:p>
          </table:table-cell>
          <table:table-cell office:value-type="float" office:value="0.0423714" calcext:value-type="float">
            <text:p>0.0423714</text:p>
          </table:table-cell>
          <table:table-cell office:value-type="float" office:value="82.54" calcext:value-type="float">
            <text:p>82.54</text:p>
          </table:table-cell>
          <table:table-cell office:value-type="float" office:value="0.017" calcext:value-type="float">
            <text:p>0.017</text:p>
          </table:table-cell>
          <table:table-cell office:value-type="float" office:value="86.8846" calcext:value-type="float">
            <text:p>86.8846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uropacor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N.US</text:p>
          </table:table-cell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  <table:table-cell office:value-type="float" office:value="42" calcext:value-type="float">
            <text:p>42</text:p>
          </table:table-cell>
          <table:table-cell office:value-type="float" office:value="0.151977" calcext:value-type="float">
            <text:p>0.151977</text:p>
          </table:table-cell>
          <table:table-cell office:value-type="float" office:value="60" calcext:value-type="float">
            <text:p>60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137" calcext:value-type="float">
            <text:p>137</text:p>
          </table:table-cell>
          <table:table-cell office:value-type="float" office:value="0.14829" calcext:value-type="float">
            <text:p>0.148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outhwestern Energy Company</text:p>
          </table:table-cell>
          <table:table-cell office:value-type="string" calcext:value-type="string">
            <text:p>Yes</text:p>
          </table:table-cell>
          <table:table-cell office:value-type="float" office:value="0.212139" calcext:value-type="float">
            <text:p>0.212139</text:p>
          </table:table-cell>
          <table:table-cell office:value-type="float" office:value="0.0638483" calcext:value-type="float">
            <text:p>0.0638483</text:p>
          </table:table-cell>
          <table:table-cell office:value-type="float" office:value="0.602" calcext:value-type="float">
            <text:p>0.602</text:p>
          </table:table-cell>
          <table:table-cell office:value-type="float" office:value="84.103" calcext:value-type="float">
            <text:p>84.103</text:p>
          </table:table-cell>
          <table:table-cell office:value-type="float" office:value="7093.4" calcext:value-type="float">
            <text:p>7093.4</text:p>
          </table:table-cell>
          <table:table-cell table:style-name="ce6" office:value-type="date" office:date-value="1987-12-30" calcext:value-type="date">
            <text:p>1987-12-30</text:p>
          </table:table-cell>
          <table:table-cell office:value-type="float" office:value="5.85" calcext:value-type="float">
            <text:p>5.85</text:p>
          </table:table-cell>
          <table:table-cell office:value-type="float" office:value="7.79" calcext:value-type="float">
            <text:p>7.7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sw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KC.US</text:p>
          </table:table-cell>
          <table:table-cell office:value-type="float" office:value="33" calcext:value-type="float">
            <text:p>33</text:p>
          </table:table-cell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0.00939701" calcext:value-type="float">
            <text:p>0.00939701</text:p>
          </table:table-cell>
          <table:table-cell office:value-type="float" office:value="30" calcext:value-type="float">
            <text:p>30</text:p>
          </table:table-cell>
          <table:table-cell office:value-type="float" office:value="0.208613" calcext:value-type="float">
            <text:p>0.208613</text:p>
          </table:table-cell>
          <table:table-cell office:value-type="float" office:value="200" calcext:value-type="float">
            <text:p>200</text:p>
          </table:table-cell>
          <table:table-cell office:value-type="float" office:value="0.108058" calcext:value-type="float">
            <text:p>0.10805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kcell Iletisim Hizmetleri AS</text:p>
          </table:table-cell>
          <table:table-cell office:value-type="string" calcext:value-type="string">
            <text:p>Yes</text:p>
          </table:table-cell>
          <table:table-cell office:value-type="float" office:value="0.148903" calcext:value-type="float">
            <text:p>0.148903</text:p>
          </table:table-cell>
          <table:table-cell office:value-type="float" office:value="0.0408451" calcext:value-type="float">
            <text:p>0.0408451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4361.49" calcext:value-type="float">
            <text:p>4361.49</text:p>
          </table:table-cell>
          <table:table-cell table:style-name="ce6" office:value-type="date" office:date-value="2000-07-11" calcext:value-type="date">
            <text:p>2000-07-11</text:p>
          </table:table-cell>
          <table:table-cell office:value-type="float" office:value="4.6943" calcext:value-type="float">
            <text:p>4.694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www.turkcell.com.t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CP.TO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0.181294" calcext:value-type="float">
            <text:p>0.181294</text:p>
          </table:table-cell>
          <table:table-cell office:value-type="float" office:value="42" calcext:value-type="float">
            <text:p>42</text:p>
          </table:table-cell>
          <table:table-cell office:value-type="float" office:value="0.167668" calcext:value-type="float">
            <text:p>0.167668</text:p>
          </table:table-cell>
          <table:table-cell office:value-type="float" office:value="156" calcext:value-type="float">
            <text:p>156</text:p>
          </table:table-cell>
          <table:table-cell office:value-type="float" office:value="0.13501" calcext:value-type="float">
            <text:p>0.1350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hitecap Resources Inc.</text:p>
          </table:table-cell>
          <table:table-cell office:value-type="string" calcext:value-type="string">
            <text:p>Yes</text:p>
          </table:table-cell>
          <table:table-cell office:value-type="float" office:value="0.208709" calcext:value-type="float">
            <text:p>0.208709</text:p>
          </table:table-cell>
          <table:table-cell office:value-type="float" office:value="0.0736991" calcext:value-type="float">
            <text:p>0.0736991</text:p>
          </table:table-cell>
          <table:table-cell office:value-type="float" office:value="0.75" calcext:value-type="float">
            <text:p>0.75</text:p>
          </table:table-cell>
          <table:table-cell office:value-type="float" office:value="24.778" calcext:value-type="float">
            <text:p>24.778</text:p>
          </table:table-cell>
          <table:table-cell office:value-type="float" office:value="6560.81" calcext:value-type="float">
            <text:p>6560.81</text:p>
          </table:table-cell>
          <table:table-cell/>
          <table:table-cell office:value-type="float" office:value="10.1098" calcext:value-type="float">
            <text:p>10.109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wcap.c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DLMF.US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0.0831269" calcext:value-type="float">
            <text:p>0.0831269</text:p>
          </table:table-cell>
          <table:table-cell office:value-type="float" office:value="10" calcext:value-type="float">
            <text:p>10</text:p>
          </table:table-cell>
          <table:table-cell office:value-type="float" office:value="0.491731" calcext:value-type="float">
            <text:p>0.491731</text:p>
          </table:table-cell>
          <table:table-cell office:value-type="float" office:value="215" calcext:value-type="float">
            <text:p>215</text:p>
          </table:table-cell>
          <table:table-cell office:value-type="float" office:value="0.0980964" calcext:value-type="float">
            <text:p>0.098096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etra Diamonds Limited</text:p>
          </table:table-cell>
          <table:table-cell office:value-type="string" calcext:value-type="string">
            <text:p>Yes</text:p>
          </table:table-cell>
          <table:table-cell office:value-type="float" office:value="0.152108" calcext:value-type="float">
            <text:p>0.152108</text:p>
          </table:table-cell>
          <table:table-cell office:value-type="float" office:value="0.0540118" calcext:value-type="float">
            <text:p>0.0540118</text:p>
          </table:table-cell>
          <table:table-cell office:value-type="float" office:value="11.172" calcext:value-type="float">
            <text:p>11.172</text:p>
          </table:table-cell>
          <table:table-cell office:value-type="float" office:value="66.274" calcext:value-type="float">
            <text:p>66.274</text:p>
          </table:table-cell>
          <table:table-cell office:value-type="float" office:value="177.723" calcext:value-type="float">
            <text:p>177.723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etradiamon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TDR.US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office:value-type="float" office:value="87" calcext:value-type="float">
            <text:p>87</text:p>
          </table:table-cell>
          <table:table-cell office:value-type="float" office:value="0.288134" calcext:value-type="float">
            <text:p>0.288134</text:p>
          </table:table-cell>
          <table:table-cell office:value-type="float" office:value="102" calcext:value-type="float">
            <text:p>102</text:p>
          </table:table-cell>
          <table:table-cell office:value-type="float" office:value="0.107841" calcext:value-type="float">
            <text:p>0.107841</text:p>
          </table:table-cell>
          <table:table-cell office:value-type="float" office:value="67" calcext:value-type="float">
            <text:p>67</text:p>
          </table:table-cell>
          <table:table-cell office:value-type="float" office:value="0.217564" calcext:value-type="float">
            <text:p>0.21756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tador Resources Company</text:p>
          </table:table-cell>
          <table:table-cell office:value-type="string" calcext:value-type="string">
            <text:p>Yes</text:p>
          </table:table-cell>
          <table:table-cell office:value-type="float" office:value="0.292919" calcext:value-type="float">
            <text:p>0.292919</text:p>
          </table:table-cell>
          <table:table-cell office:value-type="float" office:value="0.0782887" calcext:value-type="float">
            <text:p>0.0782887</text:p>
          </table:table-cell>
          <table:table-cell office:value-type="float" office:value="7.729" calcext:value-type="float">
            <text:p>7.729</text:p>
          </table:table-cell>
          <table:table-cell office:value-type="float" office:value="89.033" calcext:value-type="float">
            <text:p>89.033</text:p>
          </table:table-cell>
          <table:table-cell office:value-type="float" office:value="6605.56" calcext:value-type="float">
            <text:p>6605.56</text:p>
          </table:table-cell>
          <table:table-cell table:style-name="ce6" office:value-type="date" office:date-value="2012-02-02" calcext:value-type="date">
            <text:p>2012-02-02</text:p>
          </table:table-cell>
          <table:table-cell office:value-type="float" office:value="56.5379" calcext:value-type="float">
            <text:p>56.5379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atadorresourc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M.US</text:p>
          </table:table-cell>
          <table:table-cell office:value-type="float" office:value="37" calcext:value-type="float">
            <text:p>37</text:p>
          </table:table-cell>
          <table:table-cell office:value-type="float" office:value="258" calcext:value-type="float">
            <text:p>258</text:p>
          </table:table-cell>
          <table:table-cell office:value-type="float" office:value="62" calcext:value-type="float">
            <text:p>62</text:p>
          </table:table-cell>
          <table:table-cell office:value-type="float" office:value="0.205054" calcext:value-type="float">
            <text:p>0.205054</text:p>
          </table:table-cell>
          <table:table-cell office:value-type="float" office:value="80" calcext:value-type="float">
            <text:p>80</text:p>
          </table:table-cell>
          <table:table-cell office:value-type="float" office:value="0.125703" calcext:value-type="float">
            <text:p>0.125703</text:p>
          </table:table-cell>
          <table:table-cell office:value-type="float" office:value="116" calcext:value-type="float">
            <text:p>116</text:p>
          </table:table-cell>
          <table:table-cell office:value-type="float" office:value="0.16297" calcext:value-type="float">
            <text:p>0.1629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M Energy Co</text:p>
          </table:table-cell>
          <table:table-cell office:value-type="string" calcext:value-type="string">
            <text:p>Yes</text:p>
          </table:table-cell>
          <table:table-cell office:value-type="float" office:value="0.23452" calcext:value-type="float">
            <text:p>0.23452</text:p>
          </table:table-cell>
          <table:table-cell office:value-type="float" office:value="0.0715494" calcext:value-type="float">
            <text:p>0.0715494</text:p>
          </table:table-cell>
          <table:table-cell office:value-type="float" office:value="1.738" calcext:value-type="float">
            <text:p>1.738</text:p>
          </table:table-cell>
          <table:table-cell office:value-type="float" office:value="92.71" calcext:value-type="float">
            <text:p>92.71</text:p>
          </table:table-cell>
          <table:table-cell office:value-type="float" office:value="4492.69" calcext:value-type="float">
            <text:p>4492.69</text:p>
          </table:table-cell>
          <table:table-cell table:style-name="ce6" office:value-type="date" office:date-value="1992-12-16" calcext:value-type="date">
            <text:p>1992-12-16</text:p>
          </table:table-cell>
          <table:table-cell office:value-type="float" office:value="34.2244" calcext:value-type="float">
            <text:p>34.2244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sm-energ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Z.US</text:p>
          </table:table-cell>
          <table:table-cell office:value-type="float" office:value="38" calcext:value-type="float">
            <text:p>38</text:p>
          </table:table-cell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office:value-type="float" office:value="0.0246728" calcext:value-type="float">
            <text:p>0.0246728</text:p>
          </table:table-cell>
          <table:table-cell office:value-type="float" office:value="97" calcext:value-type="float">
            <text:p>97</text:p>
          </table:table-cell>
          <table:table-cell office:value-type="float" office:value="0.110794" calcext:value-type="float">
            <text:p>0.110794</text:p>
          </table:table-cell>
          <table:table-cell office:value-type="float" office:value="146" calcext:value-type="float">
            <text:p>146</text:p>
          </table:table-cell>
          <table:table-cell office:value-type="float" office:value="0.140795" calcext:value-type="float">
            <text:p>0.140795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uzano Papel e Celulose SA ADR</text:p>
          </table:table-cell>
          <table:table-cell office:value-type="string" calcext:value-type="string">
            <text:p>Yes</text:p>
          </table:table-cell>
          <table:table-cell office:value-type="float" office:value="0.184506" calcext:value-type="float">
            <text:p>0.184506</text:p>
          </table:table-cell>
          <table:table-cell office:value-type="float" office:value="0.0437115" calcext:value-type="float">
            <text:p>0.0437115</text:p>
          </table:table-cell>
          <table:table-cell office:value-type="float" office:value="0.001" calcext:value-type="float">
            <text:p>0.001</text:p>
          </table:table-cell>
          <table:table-cell office:value-type="float" office:value="2.728" calcext:value-type="float">
            <text:p>2.728</text:p>
          </table:table-cell>
          <table:table-cell office:value-type="float" office:value="13267.4" calcext:value-type="float">
            <text:p>13267.4</text:p>
          </table:table-cell>
          <table:table-cell table:style-name="ce6" office:value-type="date" office:date-value="2007-08-16" calcext:value-type="date">
            <text:p>2007-08-16</text:p>
          </table:table-cell>
          <table:table-cell office:value-type="float" office:value="9.0264" calcext:value-type="float">
            <text:p>9.0264</text:p>
          </table:table-cell>
          <table:table-cell office:value-type="float" office:value="11.25" calcext:value-type="float">
            <text:p>11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uzano.com.b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DS.US</text:p>
          </table:table-cell>
          <table:table-cell office:value-type="float" office:value="39" calcext:value-type="float">
            <text:p>39</text:p>
          </table:table-cell>
          <table:table-cell office:value-type="float" office:value="261" calcext:value-type="float">
            <text:p>261</text:p>
          </table:table-cell>
          <table:table-cell office:value-type="float" office:value="166" calcext:value-type="float">
            <text:p>166</text:p>
          </table:table-cell>
          <table:table-cell office:value-type="float" office:value="0.483819" calcext:value-type="float">
            <text:p>0.483819</text:p>
          </table:table-cell>
          <table:table-cell office:value-type="float" office:value="32" calcext:value-type="float">
            <text:p>32</text:p>
          </table:table-cell>
          <table:table-cell office:value-type="float" office:value="0.206569" calcext:value-type="float">
            <text:p>0.206569</text:p>
          </table:table-cell>
          <table:table-cell office:value-type="float" office:value="63" calcext:value-type="float">
            <text:p>63</text:p>
          </table:table-cell>
          <table:table-cell office:value-type="float" office:value="0.224819" calcext:value-type="float">
            <text:p>0.22481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illards Inc</text:p>
          </table:table-cell>
          <table:table-cell office:value-type="string" calcext:value-type="string">
            <text:p>Yes</text:p>
          </table:table-cell>
          <table:table-cell office:value-type="float" office:value="0.282535" calcext:value-type="float">
            <text:p>0.282535</text:p>
          </table:table-cell>
          <table:table-cell office:value-type="float" office:value="0.0619331" calcext:value-type="float">
            <text:p>0.0619331</text:p>
          </table:table-cell>
          <table:table-cell office:value-type="float" office:value="31.889" calcext:value-type="float">
            <text:p>31.889</text:p>
          </table:table-cell>
          <table:table-cell office:value-type="float" office:value="75.452" calcext:value-type="float">
            <text:p>75.452</text:p>
          </table:table-cell>
          <table:table-cell office:value-type="float" office:value="4944.03" calcext:value-type="float">
            <text:p>4944.03</text:p>
          </table:table-cell>
          <table:table-cell table:style-name="ce6" office:value-type="date" office:date-value="1989-06-30" calcext:value-type="date">
            <text:p>1989-06-30</text:p>
          </table:table-cell>
          <table:table-cell office:value-type="float" office:value="305.675" calcext:value-type="float">
            <text:p>305.675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www.dillar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TI.US</text:p>
          </table:table-cell>
          <table:table-cell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0.804477" calcext:value-type="float">
            <text:p>0.804477</text:p>
          </table:table-cell>
          <table:table-cell office:value-type="float" office:value="27" calcext:value-type="float">
            <text:p>27</text:p>
          </table:table-cell>
          <table:table-cell office:value-type="float" office:value="0.21384" calcext:value-type="float">
            <text:p>0.21384</text:p>
          </table:table-cell>
          <table:table-cell office:value-type="float" office:value="2" calcext:value-type="float">
            <text:p>2</text:p>
          </table:table-cell>
          <table:table-cell office:value-type="float" office:value="1.88365" calcext:value-type="float">
            <text:p>1.8836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&amp;T Offshore Inc</text:p>
          </table:table-cell>
          <table:table-cell office:value-type="string" calcext:value-type="string">
            <text:p>Yes</text:p>
          </table:table-cell>
          <table:table-cell office:value-type="float" office:value="1.94534" calcext:value-type="float">
            <text:p>1.94534</text:p>
          </table:table-cell>
          <table:table-cell office:value-type="float" office:value="0.0616926" calcext:value-type="float">
            <text:p>0.0616926</text:p>
          </table:table-cell>
          <table:table-cell office:value-type="float" office:value="33.757" calcext:value-type="float">
            <text:p>33.757</text:p>
          </table:table-cell>
          <table:table-cell office:value-type="float" office:value="49.857" calcext:value-type="float">
            <text:p>49.857</text:p>
          </table:table-cell>
          <table:table-cell office:value-type="float" office:value="568.346" calcext:value-type="float">
            <text:p>568.346</text:p>
          </table:table-cell>
          <table:table-cell table:style-name="ce6" office:value-type="date" office:date-value="2005-01-28" calcext:value-type="date">
            <text:p>2005-01-28</text:p>
          </table:table-cell>
          <table:table-cell office:value-type="float" office:value="5.5636" calcext:value-type="float">
            <text:p>5.5636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wtoffshor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M.US</text:p>
          </table:table-cell>
          <table:table-cell office:value-type="float" office:value="41" calcext:value-type="float">
            <text:p>41</text:p>
          </table:table-cell>
          <table:table-cell office:value-type="float" office:value="280" calcext:value-type="float">
            <text:p>280</text:p>
          </table:table-cell>
          <table:table-cell office:value-type="float" office:value="34" calcext:value-type="float">
            <text:p>34</text:p>
          </table:table-cell>
          <table:table-cell office:value-type="float" office:value="0.112391" calcext:value-type="float">
            <text:p>0.112391</text:p>
          </table:table-cell>
          <table:table-cell office:value-type="float" office:value="235" calcext:value-type="float">
            <text:p>235</text:p>
          </table:table-cell>
          <table:table-cell office:value-type="float" office:value="0.0565619" calcext:value-type="float">
            <text:p>0.0565619</text:p>
          </table:table-cell>
          <table:table-cell office:value-type="float" office:value="11" calcext:value-type="float">
            <text:p>11</text:p>
          </table:table-cell>
          <table:table-cell office:value-type="float" office:value="0.595496" calcext:value-type="float">
            <text:p>0.59549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hilip Morris International Inc</text:p>
          </table:table-cell>
          <table:table-cell office:value-type="string" calcext:value-type="string">
            <text:p>Yes</text:p>
          </table:table-cell>
          <table:table-cell office:value-type="float" office:value="0.669511" calcext:value-type="float">
            <text:p>0.669511</text:p>
          </table:table-cell>
          <table:table-cell office:value-type="float" office:value="0.0740148" calcext:value-type="float">
            <text:p>0.0740148</text:p>
          </table:table-cell>
          <table:table-cell office:value-type="float" office:value="0.16" calcext:value-type="float">
            <text:p>0.16</text:p>
          </table:table-cell>
          <table:table-cell office:value-type="float" office:value="78.398" calcext:value-type="float">
            <text:p>78.398</text:p>
          </table:table-cell>
          <table:table-cell office:value-type="float" office:value="143717" calcext:value-type="float">
            <text:p>143717</text:p>
          </table:table-cell>
          <table:table-cell table:style-name="ce6" office:value-type="date" office:date-value="2008-03-17" calcext:value-type="date">
            <text:p>2008-03-17</text:p>
          </table:table-cell>
          <table:table-cell office:value-type="float" office:value="95.8574" calcext:value-type="float">
            <text:p>95.8574</text:p>
          </table:table-cell>
          <table:table-cell office:value-type="float" office:value="113.41" calcext:value-type="float">
            <text:p>113.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pmi.com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OUT1V.HE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28018" calcext:value-type="float">
            <text:p>0.2801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0.117998" calcext:value-type="float">
            <text:p>0.117998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0.165221" calcext:value-type="float">
            <text:p>0.165221</text:p>
          </table:table-cell>
          <table:table-cell table:style-name="ce4" office:value-type="string" calcext:value-type="string">
            <text:p>Finland</text:p>
          </table:table-cell>
          <table:table-cell table:style-name="ce4" office:value-type="string" calcext:value-type="string">
            <text:p>Outokumpu Oyj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0.239982" calcext:value-type="float">
            <text:p>0.239982</text:p>
          </table:table-cell>
          <table:table-cell table:style-name="ce4" office:value-type="float" office:value="0.074761" calcext:value-type="float">
            <text:p>0.074761</text:p>
          </table:table-cell>
          <table:table-cell table:style-name="ce4" office:value-type="float" office:value="19.388" calcext:value-type="float">
            <text:p>19.388</text:p>
          </table:table-cell>
          <table:table-cell table:style-name="ce4" office:value-type="float" office:value="38.257" calcext:value-type="float">
            <text:p>38.257</text:p>
          </table:table-cell>
          <table:table-cell table:style-name="ce4" office:value-type="float" office:value="1644.23" calcext:value-type="float">
            <text:p>1644.23</text:p>
          </table:table-cell>
          <table:table-cell table:style-name="ce4"/>
          <table:table-cell table:style-name="ce4" office:value-type="float" office:value="4.5093" calcext:value-type="float">
            <text:p>4.5093</text:p>
          </table:table-cell>
          <table:table-cell table:number-columns-repeated="6" table:style-name="ce4" office:value-type="string" calcext:value-type="string">
            <text:p>nan</text:p>
          </table:table-cell>
          <table:table-cell table:style-name="ce4" office:value-type="string" calcext:value-type="string">
            <text:p>https://www.outokumpu.com</text:p>
          </table:table-cell>
          <table:table-cell table:style-name="ce4" table:number-columns-repeated="998"/>
        </table:table-row>
        <table:table-row table:style-name="ro1">
          <table:table-cell office:value-type="string" calcext:value-type="string">
            <text:p>GLG.TO</text:p>
          </table:table-cell>
          <table:table-cell office:value-type="float" office:value="43" calcext:value-type="float">
            <text:p>43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0.00142038" calcext:value-type="float">
            <text:p>0.00142038</text:p>
          </table:table-cell>
          <table:table-cell office:value-type="float" office:value="33" calcext:value-type="float">
            <text:p>33</text:p>
          </table:table-cell>
          <table:table-cell office:value-type="float" office:value="0.203457" calcext:value-type="float">
            <text:p>0.203457</text:p>
          </table:table-cell>
          <table:table-cell office:value-type="float" office:value="247" calcext:value-type="float">
            <text:p>247</text:p>
          </table:table-cell>
          <table:table-cell office:value-type="float" office:value="0.0821547" calcext:value-type="float">
            <text:p>0.082154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LG Life Tech Corporation</text:p>
          </table:table-cell>
          <table:table-cell office:value-type="string" calcext:value-type="string">
            <text:p>Yes</text:p>
          </table:table-cell>
          <table:table-cell office:value-type="float" office:value="0.185973" calcext:value-type="float">
            <text:p>0.185973</text:p>
          </table:table-cell>
          <table:table-cell office:value-type="float" office:value="0.173394" calcext:value-type="float">
            <text:p>0.173394</text:p>
          </table:table-cell>
          <table:table-cell office:value-type="float" office:value="41.76" calcext:value-type="float">
            <text:p>41.76</text:p>
          </table:table-cell>
          <table:table-cell office:value-type="float" office:value="0" calcext:value-type="float">
            <text:p>0</text:p>
          </table:table-cell>
          <table:table-cell office:value-type="float" office:value="1.3438" calcext:value-type="float">
            <text:p>1.3438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lglifetec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.US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office:value-type="float" office:value="74" calcext:value-type="float">
            <text:p>74</text:p>
          </table:table-cell>
          <table:table-cell office:value-type="float" office:value="0.255259" calcext:value-type="float">
            <text:p>0.255259</text:p>
          </table:table-cell>
          <table:table-cell office:value-type="float" office:value="82" calcext:value-type="float">
            <text:p>82</text:p>
          </table:table-cell>
          <table:table-cell office:value-type="float" office:value="0.123507" calcext:value-type="float">
            <text:p>0.123507</text:p>
          </table:table-cell>
          <table:table-cell office:value-type="float" office:value="134" calcext:value-type="float">
            <text:p>134</text:p>
          </table:table-cell>
          <table:table-cell office:value-type="float" office:value="0.149747" calcext:value-type="float">
            <text:p>0.14974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cy’s Inc</text:p>
          </table:table-cell>
          <table:table-cell office:value-type="string" calcext:value-type="string">
            <text:p>Yes</text:p>
          </table:table-cell>
          <table:table-cell office:value-type="float" office:value="0.193754" calcext:value-type="float">
            <text:p>0.193754</text:p>
          </table:table-cell>
          <table:table-cell office:value-type="float" office:value="0.0440063" calcext:value-type="float">
            <text:p>0.0440063</text:p>
          </table:table-cell>
          <table:table-cell office:value-type="float" office:value="0.594" calcext:value-type="float">
            <text:p>0.594</text:p>
          </table:table-cell>
          <table:table-cell office:value-type="float" office:value="83.802" calcext:value-type="float">
            <text:p>83.802</text:p>
          </table:table-cell>
          <table:table-cell office:value-type="float" office:value="3040.07" calcext:value-type="float">
            <text:p>3040.07</text:p>
          </table:table-cell>
          <table:table-cell table:style-name="ce6" office:value-type="date" office:date-value="1992-02-05" calcext:value-type="date">
            <text:p>1992-02-05</text:p>
          </table:table-cell>
          <table:table-cell office:value-type="float" office:value="19.796" calcext:value-type="float">
            <text:p>19.796</text:p>
          </table:table-cell>
          <table:table-cell office:value-type="float" office:value="17.83" calcext:value-type="float">
            <text:p>17.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macysin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NG.US</text:p>
          </table:table-cell>
          <table:table-cell office:value-type="float" office:value="45" calcext:value-type="float">
            <text:p>45</text:p>
          </table:table-cell>
          <table:table-cell office:value-type="float" office:value="293" calcext:value-type="float">
            <text:p>293</text:p>
          </table:table-cell>
          <table:table-cell office:value-type="float" office:value="70" calcext:value-type="float">
            <text:p>70</text:p>
          </table:table-cell>
          <table:table-cell office:value-type="float" office:value="0.249681" calcext:value-type="float">
            <text:p>0.249681</text:p>
          </table:table-cell>
          <table:table-cell office:value-type="float" office:value="154" calcext:value-type="float">
            <text:p>154</text:p>
          </table:table-cell>
          <table:table-cell office:value-type="float" office:value="0.0834247" calcext:value-type="float">
            <text:p>0.0834247</text:p>
          </table:table-cell>
          <table:table-cell office:value-type="float" office:value="69" calcext:value-type="float">
            <text:p>69</text:p>
          </table:table-cell>
          <table:table-cell office:value-type="float" office:value="0.214131" calcext:value-type="float">
            <text:p>0.21413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iamondback Energy Inc</text:p>
          </table:table-cell>
          <table:table-cell office:value-type="string" calcext:value-type="string">
            <text:p>Yes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0745688" calcext:value-type="float">
            <text:p>0.0745688</text:p>
          </table:table-cell>
          <table:table-cell office:value-type="float" office:value="0.559" calcext:value-type="float">
            <text:p>0.559</text:p>
          </table:table-cell>
          <table:table-cell office:value-type="float" office:value="92.405" calcext:value-type="float">
            <text:p>92.405</text:p>
          </table:table-cell>
          <table:table-cell office:value-type="float" office:value="26858.5" calcext:value-type="float">
            <text:p>26858.5</text:p>
          </table:table-cell>
          <table:table-cell table:style-name="ce6" office:value-type="date" office:date-value="2012-10-12" calcext:value-type="date">
            <text:p>2012-10-12</text:p>
          </table:table-cell>
          <table:table-cell office:value-type="float" office:value="129.6" calcext:value-type="float">
            <text:p>129.6</text:p>
          </table:table-cell>
          <table:table-cell office:value-type="float" office:value="172.08" calcext:value-type="float">
            <text:p>172.0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amondbackenerg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STO.US</text:p>
          </table:table-cell>
          <table:table-cell office:value-type="float" office:value="46" calcext:value-type="float">
            <text:p>46</text:p>
          </table:table-cell>
          <table:table-cell office:value-type="float" office:value="295" calcext:value-type="float">
            <text:p>295</text:p>
          </table:table-cell>
          <table:table-cell office:value-type="float" office:value="68" calcext:value-type="float">
            <text:p>68</text:p>
          </table:table-cell>
          <table:table-cell office:value-type="float" office:value="0.244954" calcext:value-type="float">
            <text:p>0.244954</text:p>
          </table:table-cell>
          <table:table-cell office:value-type="float" office:value="152" calcext:value-type="float">
            <text:p>152</text:p>
          </table:table-cell>
          <table:table-cell office:value-type="float" office:value="0.08387" calcext:value-type="float">
            <text:p>0.08387</text:p>
          </table:table-cell>
          <table:table-cell office:value-type="float" office:value="75" calcext:value-type="float">
            <text:p>75</text:p>
          </table:table-cell>
          <table:table-cell office:value-type="float" office:value="0.206155" calcext:value-type="float">
            <text:p>0.20615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sta Outdoor Inc</text:p>
          </table:table-cell>
          <table:table-cell office:value-type="string" calcext:value-type="string">
            <text:p>Yes</text:p>
          </table:table-cell>
          <table:table-cell office:value-type="float" office:value="0.264296" calcext:value-type="float">
            <text:p>0.264296</text:p>
          </table:table-cell>
          <table:table-cell office:value-type="float" office:value="0.0581413" calcext:value-type="float">
            <text:p>0.0581413</text:p>
          </table:table-cell>
          <table:table-cell office:value-type="float" office:value="3.043" calcext:value-type="float">
            <text:p>3.043</text:p>
          </table:table-cell>
          <table:table-cell office:value-type="float" office:value="85.994" calcext:value-type="float">
            <text:p>85.994</text:p>
          </table:table-cell>
          <table:table-cell office:value-type="float" office:value="1921.12" calcext:value-type="float">
            <text:p>1921.12</text:p>
          </table:table-cell>
          <table:table-cell table:style-name="ce6" office:value-type="date" office:date-value="2015-02-10" calcext:value-type="date">
            <text:p>2015-02-10</text:p>
          </table:table-cell>
          <table:table-cell office:value-type="float" office:value="24.37" calcext:value-type="float">
            <text:p>24.37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vistaoutdoo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.US</text:p>
          </table:table-cell>
          <table:table-cell office:value-type="float" office:value="47" calcext:value-type="float">
            <text:p>47</text:p>
          </table:table-cell>
          <table:table-cell office:value-type="float" office:value="299" calcext:value-type="float">
            <text:p>299</text:p>
          </table:table-cell>
          <table:table-cell office:value-type="float" office:value="46" calcext:value-type="float">
            <text:p>46</text:p>
          </table:table-cell>
          <table:table-cell office:value-type="float" office:value="0.163391" calcext:value-type="float">
            <text:p>0.163391</text:p>
          </table:table-cell>
          <table:table-cell office:value-type="float" office:value="62" calcext:value-type="float">
            <text:p>62</text:p>
          </table:table-cell>
          <table:table-cell office:value-type="float" office:value="0.140808" calcext:value-type="float">
            <text:p>0.140808</text:p>
          </table:table-cell>
          <table:table-cell office:value-type="float" office:value="191" calcext:value-type="float">
            <text:p>191</text:p>
          </table:table-cell>
          <table:table-cell office:value-type="float" office:value="0.112585" calcext:value-type="float">
            <text:p>0.11258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nited States Steel Corporation</text:p>
          </table:table-cell>
          <table:table-cell office:value-type="string" calcext:value-type="string">
            <text:p>Yes</text:p>
          </table:table-cell>
          <table:table-cell office:value-type="float" office:value="0.178602" calcext:value-type="float">
            <text:p>0.178602</text:p>
          </table:table-cell>
          <table:table-cell office:value-type="float" office:value="0.0660172" calcext:value-type="float">
            <text:p>0.0660172</text:p>
          </table:table-cell>
          <table:table-cell office:value-type="float" office:value="1.265" calcext:value-type="float">
            <text:p>1.265</text:p>
          </table:table-cell>
          <table:table-cell office:value-type="float" office:value="77.029" calcext:value-type="float">
            <text:p>77.029</text:p>
          </table:table-cell>
          <table:table-cell office:value-type="float" office:value="7373.42" calcext:value-type="float">
            <text:p>7373.42</text:p>
          </table:table-cell>
          <table:table-cell table:style-name="ce6" office:value-type="date" office:date-value="1991-04-12" calcext:value-type="date">
            <text:p>1991-04-12</text:p>
          </table:table-cell>
          <table:table-cell office:value-type="float" office:value="24.858" calcext:value-type="float">
            <text:p>24.858</text:p>
          </table:table-cell>
          <table:table-cell office:value-type="float" office:value="23.37" calcext:value-type="float">
            <text:p>23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sstee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PC.US</text:p>
          </table:table-cell>
          <table:table-cell office:value-type="float" office:value="48" calcext:value-type="float">
            <text:p>48</text:p>
          </table:table-cell>
          <table:table-cell office:value-type="float" office:value="311" calcext:value-type="float">
            <text:p>311</text:p>
          </table:table-cell>
          <table:table-cell office:value-type="float" office:value="149" calcext:value-type="float">
            <text:p>149</text:p>
          </table:table-cell>
          <table:table-cell office:value-type="float" office:value="0.446944" calcext:value-type="float">
            <text:p>0.446944</text:p>
          </table:table-cell>
          <table:table-cell office:value-type="float" office:value="65" calcext:value-type="float">
            <text:p>65</text:p>
          </table:table-cell>
          <table:table-cell office:value-type="float" office:value="0.136493" calcext:value-type="float">
            <text:p>0.136493</text:p>
          </table:table-cell>
          <table:table-cell office:value-type="float" office:value="97" calcext:value-type="float">
            <text:p>97</text:p>
          </table:table-cell>
          <table:table-cell office:value-type="float" office:value="0.181513" calcext:value-type="float">
            <text:p>0.18151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rathon Petroleum Corp</text:p>
          </table:table-cell>
          <table:table-cell office:value-type="string" calcext:value-type="string">
            <text:p>Yes</text:p>
          </table:table-cell>
          <table:table-cell office:value-type="float" office:value="0.250236" calcext:value-type="float">
            <text:p>0.250236</text:p>
          </table:table-cell>
          <table:table-cell office:value-type="float" office:value="0.068723" calcext:value-type="float">
            <text:p>0.068723</text:p>
          </table:table-cell>
          <table:table-cell office:value-type="float" office:value="0.199" calcext:value-type="float">
            <text:p>0.199</text:p>
          </table:table-cell>
          <table:table-cell office:value-type="float" office:value="78.493" calcext:value-type="float">
            <text:p>78.493</text:p>
          </table:table-cell>
          <table:table-cell office:value-type="float" office:value="57249.7" calcext:value-type="float">
            <text:p>57249.7</text:p>
          </table:table-cell>
          <table:table-cell table:style-name="ce6" office:value-type="date" office:date-value="2011-07-01" calcext:value-type="date">
            <text:p>2011-07-0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arathonpetroleu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X.TO</text:p>
          </table:table-cell>
          <table:table-cell office:value-type="float" office:value="49" calcext:value-type="float">
            <text:p>49</text:p>
          </table:table-cell>
          <table:table-cell office:value-type="float" office:value="314" calcext:value-type="float">
            <text:p>314</text:p>
          </table:table-cell>
          <table:table-cell office:value-type="float" office:value="184" calcext:value-type="float">
            <text:p>184</text:p>
          </table:table-cell>
          <table:table-cell office:value-type="float" office:value="0.538731" calcext:value-type="float">
            <text:p>0.538731</text:p>
          </table:table-cell>
          <table:table-cell office:value-type="float" office:value="38" calcext:value-type="float">
            <text:p>38</text:p>
          </table:table-cell>
          <table:table-cell office:value-type="float" office:value="0.181575" calcext:value-type="float">
            <text:p>0.181575</text:p>
          </table:table-cell>
          <table:table-cell office:value-type="float" office:value="92" calcext:value-type="float">
            <text:p>92</text:p>
          </table:table-cell>
          <table:table-cell office:value-type="float" office:value="0.187386" calcext:value-type="float">
            <text:p>0.18738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RC Resources Ltd.</text:p>
          </table:table-cell>
          <table:table-cell office:value-type="string" calcext:value-type="string">
            <text:p>Yes</text:p>
          </table:table-cell>
          <table:table-cell office:value-type="float" office:value="0.262707" calcext:value-type="float">
            <text:p>0.262707</text:p>
          </table:table-cell>
          <table:table-cell office:value-type="float" office:value="0.0789838" calcext:value-type="float">
            <text:p>0.0789838</text:p>
          </table:table-cell>
          <table:table-cell office:value-type="float" office:value="0.226" calcext:value-type="float">
            <text:p>0.226</text:p>
          </table:table-cell>
          <table:table-cell office:value-type="float" office:value="36.027" calcext:value-type="float">
            <text:p>36.027</text:p>
          </table:table-cell>
          <table:table-cell office:value-type="float" office:value="12807.7" calcext:value-type="float">
            <text:p>12807.7</text:p>
          </table:table-cell>
          <table:table-cell/>
          <table:table-cell office:value-type="float" office:value="17.6016" calcext:value-type="float">
            <text:p>17.601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rcresourc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TG.PA</text:p>
          </table:table-cell>
          <table:table-cell office:value-type="float" office:value="50" calcext:value-type="float">
            <text:p>50</text:p>
          </table:table-cell>
          <table:table-cell office:value-type="float" office:value="319" calcext:value-type="float">
            <text:p>319</text:p>
          </table:table-cell>
          <table:table-cell office:value-type="float" office:value="71" calcext:value-type="float">
            <text:p>71</text:p>
          </table:table-cell>
          <table:table-cell office:value-type="float" office:value="0.252335" calcext:value-type="float">
            <text:p>0.252335</text:p>
          </table:table-cell>
          <table:table-cell office:value-type="float" office:value="55" calcext:value-type="float">
            <text:p>55</text:p>
          </table:table-cell>
          <table:table-cell office:value-type="float" office:value="0.148891" calcext:value-type="float">
            <text:p>0.148891</text:p>
          </table:table-cell>
          <table:table-cell office:value-type="float" office:value="193" calcext:value-type="float">
            <text:p>193</text:p>
          </table:table-cell>
          <table:table-cell office:value-type="float" office:value="0.11054" calcext:value-type="float">
            <text:p>0.1105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 Catana Group</text:p>
          </table:table-cell>
          <table:table-cell office:value-type="string" calcext:value-type="string">
            <text:p>Yes</text:p>
          </table:table-cell>
          <table:table-cell office:value-type="float" office:value="0.179066" calcext:value-type="float">
            <text:p>0.179066</text:p>
          </table:table-cell>
          <table:table-cell office:value-type="float" office:value="0.0728853" calcext:value-type="float">
            <text:p>0.0728853</text:p>
          </table:table-cell>
          <table:table-cell office:value-type="float" office:value="0" calcext:value-type="float">
            <text:p>0</text:p>
          </table:table-cell>
          <table:table-cell office:value-type="float" office:value="24.689" calcext:value-type="float">
            <text:p>24.689</text:p>
          </table:table-cell>
          <table:table-cell office:value-type="float" office:value="185.329" calcext:value-type="float">
            <text:p>185.329</text:p>
          </table:table-cell>
          <table:table-cell/>
          <table:table-cell office:value-type="float" office:value="5.7736" calcext:value-type="float">
            <text:p>5.773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atana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NC.AU</text:p>
          </table:table-cell>
          <table:table-cell office:value-type="float" office:value="51" calcext:value-type="float">
            <text:p>51</text:p>
          </table:table-cell>
          <table:table-cell office:value-type="float" office:value="321" calcext:value-type="float">
            <text:p>321</text:p>
          </table:table-cell>
          <table:table-cell office:value-type="float" office:value="65" calcext:value-type="float">
            <text:p>65</text:p>
          </table:table-cell>
          <table:table-cell office:value-type="float" office:value="0.228559" calcext:value-type="float">
            <text:p>0.228559</text:p>
          </table:table-cell>
          <table:table-cell office:value-type="float" office:value="86" calcext:value-type="float">
            <text:p>86</text:p>
          </table:table-cell>
          <table:table-cell office:value-type="float" office:value="0.11806" calcext:value-type="float">
            <text:p>0.11806</text:p>
          </table:table-cell>
          <table:table-cell office:value-type="float" office:value="170" calcext:value-type="float">
            <text:p>170</text:p>
          </table:table-cell>
          <table:table-cell office:value-type="float" office:value="0.126435" calcext:value-type="float">
            <text:p>0.12643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aincorp Ltd</text:p>
          </table:table-cell>
          <table:table-cell office:value-type="string" calcext:value-type="string">
            <text:p>Yes</text:p>
          </table:table-cell>
          <table:table-cell office:value-type="float" office:value="0.189618" calcext:value-type="float">
            <text:p>0.189618</text:p>
          </table:table-cell>
          <table:table-cell office:value-type="float" office:value="0.0631829" calcext:value-type="float">
            <text:p>0.0631829</text:p>
          </table:table-cell>
          <table:table-cell office:value-type="float" office:value="1.947" calcext:value-type="float">
            <text:p>1.947</text:p>
          </table:table-cell>
          <table:table-cell office:value-type="float" office:value="39.502" calcext:value-type="float">
            <text:p>39.502</text:p>
          </table:table-cell>
          <table:table-cell office:value-type="float" office:value="1579.33" calcext:value-type="float">
            <text:p>1579.33</text:p>
          </table:table-cell>
          <table:table-cell/>
          <table:table-cell office:value-type="float" office:value="7.1785" calcext:value-type="float">
            <text:p>7.178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raincorp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DY.US</text:p>
          </table:table-cell>
          <table:table-cell office:value-type="float" office:value="52" calcext:value-type="float">
            <text:p>52</text:p>
          </table:table-cell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float" office:value="0.0110323" calcext:value-type="float">
            <text:p>0.0110323</text:p>
          </table:table-cell>
          <table:table-cell office:value-type="float" office:value="14" calcext:value-type="float">
            <text:p>14</text:p>
          </table:table-cell>
          <table:table-cell office:value-type="float" office:value="0.455253" calcext:value-type="float">
            <text:p>0.455253</text:p>
          </table:table-cell>
          <table:table-cell office:value-type="float" office:value="300" calcext:value-type="float">
            <text:p>300</text:p>
          </table:table-cell>
          <table:table-cell office:value-type="float" office:value="0.0674478" calcext:value-type="float">
            <text:p>0.067447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r. Reddy’s Laboratories Ltd ADR</text:p>
          </table:table-cell>
          <table:table-cell office:value-type="string" calcext:value-type="string">
            <text:p>Yes</text:p>
          </table:table-cell>
          <table:table-cell office:value-type="float" office:value="0.098954" calcext:value-type="float">
            <text:p>0.098954</text:p>
          </table:table-cell>
          <table:table-cell office:value-type="float" office:value="0.0315062" calcext:value-type="float">
            <text:p>0.0315062</text:p>
          </table:table-cell>
          <table:table-cell office:value-type="float" office:value="0" calcext:value-type="float">
            <text:p>0</text:p>
          </table:table-cell>
          <table:table-cell office:value-type="float" office:value="12.02" calcext:value-type="float">
            <text:p>12.02</text:p>
          </table:table-cell>
          <table:table-cell office:value-type="float" office:value="11038.2" calcext:value-type="float">
            <text:p>11038.2</text:p>
          </table:table-cell>
          <table:table-cell table:style-name="ce6" office:value-type="date" office:date-value="2001-04-11" calcext:value-type="date">
            <text:p>2001-04-11</text:p>
          </table:table-cell>
          <table:table-cell office:value-type="float" office:value="50.9821" calcext:value-type="float">
            <text:p>50.9821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rreddy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SX.US</text:p>
          </table:table-cell>
          <table:table-cell office:value-type="float" office:value="53" calcext:value-type="float">
            <text:p>53</text:p>
          </table:table-cell>
          <table:table-cell office:value-type="float" office:value="326" calcext:value-type="float">
            <text:p>326</text:p>
          </table:table-cell>
          <table:table-cell office:value-type="float" office:value="50" calcext:value-type="float">
            <text:p>50</text:p>
          </table:table-cell>
          <table:table-cell office:value-type="float" office:value="0.176811" calcext:value-type="float">
            <text:p>0.176811</text:p>
          </table:table-cell>
          <table:table-cell office:value-type="float" office:value="127" calcext:value-type="float">
            <text:p>127</text:p>
          </table:table-cell>
          <table:table-cell office:value-type="float" office:value="0.0927403" calcext:value-type="float">
            <text:p>0.0927403</text:p>
          </table:table-cell>
          <table:table-cell office:value-type="float" office:value="149" calcext:value-type="float">
            <text:p>149</text:p>
          </table:table-cell>
          <table:table-cell office:value-type="float" office:value="0.137243" calcext:value-type="float">
            <text:p>0.13724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hillips 66</text:p>
          </table:table-cell>
          <table:table-cell office:value-type="string" calcext:value-type="string">
            <text:p>Yes</text:p>
          </table:table-cell>
          <table:table-cell office:value-type="float" office:value="0.209011" calcext:value-type="float">
            <text:p>0.209011</text:p>
          </table:table-cell>
          <table:table-cell office:value-type="float" office:value="0.0717685" calcext:value-type="float">
            <text:p>0.0717685</text:p>
          </table:table-cell>
          <table:table-cell office:value-type="float" office:value="0.503" calcext:value-type="float">
            <text:p>0.503</text:p>
          </table:table-cell>
          <table:table-cell office:value-type="float" office:value="72.903" calcext:value-type="float">
            <text:p>72.903</text:p>
          </table:table-cell>
          <table:table-cell office:value-type="float" office:value="48621" calcext:value-type="float">
            <text:p>48621</text:p>
          </table:table-cell>
          <table:table-cell table:style-name="ce6" office:value-type="date" office:date-value="2012-05-01" calcext:value-type="date">
            <text:p>2012-05-01</text:p>
          </table:table-cell>
          <table:table-cell office:value-type="float" office:value="100.052" calcext:value-type="float">
            <text:p>100.052</text:p>
          </table:table-cell>
          <table:table-cell office:value-type="float" office:value="125.5" calcext:value-type="float">
            <text:p>125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phillips66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RO.US</text:p>
          </table:table-cell>
          <table:table-cell office:value-type="float" office:value="54" calcext:value-type="float">
            <text:p>54</text:p>
          </table:table-cell>
          <table:table-cell office:value-type="float" office:value="326" calcext:value-type="float">
            <text:p>326</text:p>
          </table:table-cell>
          <table:table-cell office:value-type="float" office:value="92" calcext:value-type="float">
            <text:p>92</text:p>
          </table:table-cell>
          <table:table-cell office:value-type="float" office:value="0.304854" calcext:value-type="float">
            <text:p>0.304854</text:p>
          </table:table-cell>
          <table:table-cell office:value-type="float" office:value="67" calcext:value-type="float">
            <text:p>67</text:p>
          </table:table-cell>
          <table:table-cell office:value-type="float" office:value="0.134531" calcext:value-type="float">
            <text:p>0.134531</text:p>
          </table:table-cell>
          <table:table-cell office:value-type="float" office:value="167" calcext:value-type="float">
            <text:p>167</text:p>
          </table:table-cell>
          <table:table-cell office:value-type="float" office:value="0.127267" calcext:value-type="float">
            <text:p>0.12726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rathon Oil Corporation</text:p>
          </table:table-cell>
          <table:table-cell office:value-type="string" calcext:value-type="string">
            <text:p>Yes</text:p>
          </table:table-cell>
          <table:table-cell office:value-type="float" office:value="0.200497" calcext:value-type="float">
            <text:p>0.200497</text:p>
          </table:table-cell>
          <table:table-cell office:value-type="float" office:value="0.07323" calcext:value-type="float">
            <text:p>0.07323</text:p>
          </table:table-cell>
          <table:table-cell office:value-type="float" office:value="0.407" calcext:value-type="float">
            <text:p>0.407</text:p>
          </table:table-cell>
          <table:table-cell office:value-type="float" office:value="79.782" calcext:value-type="float">
            <text:p>79.782</text:p>
          </table:table-cell>
          <table:table-cell office:value-type="float" office:value="15499.5" calcext:value-type="float">
            <text:p>15499.5</text:p>
          </table:table-cell>
          <table:table-cell table:style-name="ce6" office:value-type="date" office:date-value="1970-01-02" calcext:value-type="date">
            <text:p>1970-01-02</text:p>
          </table:table-cell>
          <table:table-cell office:value-type="float" office:value="26.6331" calcext:value-type="float">
            <text:p>26.6331</text:p>
          </table:table-cell>
          <table:table-cell office:value-type="float" office:value="32.44" calcext:value-type="float">
            <text:p>32.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marathonoi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GO.TO</text:p>
          </table:table-cell>
          <table:table-cell office:value-type="float" office:value="55" calcext:value-type="float">
            <text:p>55</text:p>
          </table:table-cell>
          <table:table-cell office:value-type="float" office:value="329" calcext:value-type="float">
            <text:p>329</text:p>
          </table:table-cell>
          <table:table-cell office:value-type="float" office:value="317" calcext:value-type="float">
            <text:p>317</text:p>
          </table:table-cell>
          <table:table-cell office:value-type="float" office:value="1.1602" calcext:value-type="float">
            <text:p>1.1602</text:p>
          </table:table-cell>
          <table:table-cell office:value-type="float" office:value="3" calcext:value-type="float">
            <text:p>3</text:p>
          </table:table-cell>
          <table:table-cell office:value-type="float" office:value="0.643844" calcext:value-type="float">
            <text:p>0.643844</text:p>
          </table:table-cell>
          <table:table-cell office:value-type="float" office:value="9" calcext:value-type="float">
            <text:p>9</text:p>
          </table:table-cell>
          <table:table-cell office:value-type="float" office:value="0.633173" calcext:value-type="float">
            <text:p>0.633173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Steppe Gold Ltd</text:p>
          </table:table-cell>
          <table:table-cell office:value-type="string" calcext:value-type="string">
            <text:p>Yes</text:p>
          </table:table-cell>
          <table:table-cell office:value-type="float" office:value="0.709571" calcext:value-type="float">
            <text:p>0.709571</text:p>
          </table:table-cell>
          <table:table-cell office:value-type="float" office:value="0.0808798" calcext:value-type="float">
            <text:p>0.0808798</text:p>
          </table:table-cell>
          <table:table-cell office:value-type="float" office:value="29.858" calcext:value-type="float">
            <text:p>29.858</text:p>
          </table:table-cell>
          <table:table-cell office:value-type="float" office:value="3.925" calcext:value-type="float">
            <text:p>3.925</text:p>
          </table:table-cell>
          <table:table-cell office:value-type="float" office:value="75.8455" calcext:value-type="float">
            <text:p>75.8455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teppegol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.US</text:p>
          </table:table-cell>
          <table:table-cell office:value-type="float" office:value="56" calcext:value-type="float">
            <text:p>56</text:p>
          </table:table-cell>
          <table:table-cell office:value-type="float" office:value="335" calcext:value-type="float">
            <text:p>335</text:p>
          </table:table-cell>
          <table:table-cell office:value-type="float" office:value="211" calcext:value-type="float">
            <text:p>211</text:p>
          </table:table-cell>
          <table:table-cell office:value-type="float" office:value="0.647835" calcext:value-type="float">
            <text:p>0.647835</text:p>
          </table:table-cell>
          <table:table-cell office:value-type="float" office:value="45" calcext:value-type="float">
            <text:p>45</text:p>
          </table:table-cell>
          <table:table-cell office:value-type="float" office:value="0.162747" calcext:value-type="float">
            <text:p>0.162747</text:p>
          </table:table-cell>
          <table:table-cell office:value-type="float" office:value="79" calcext:value-type="float">
            <text:p>79</text:p>
          </table:table-cell>
          <table:table-cell office:value-type="float" office:value="0.201713" calcext:value-type="float">
            <text:p>0.20171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ntero Resources Corp</text:p>
          </table:table-cell>
          <table:table-cell office:value-type="string" calcext:value-type="string">
            <text:p>Yes</text:p>
          </table:table-cell>
          <table:table-cell office:value-type="float" office:value="0.270988" calcext:value-type="float">
            <text:p>0.270988</text:p>
          </table:table-cell>
          <table:table-cell office:value-type="float" office:value="0.0692743" calcext:value-type="float">
            <text:p>0.0692743</text:p>
          </table:table-cell>
          <table:table-cell office:value-type="float" office:value="6.508" calcext:value-type="float">
            <text:p>6.508</text:p>
          </table:table-cell>
          <table:table-cell office:value-type="float" office:value="81.218" calcext:value-type="float">
            <text:p>81.218</text:p>
          </table:table-cell>
          <table:table-cell office:value-type="float" office:value="7266.29" calcext:value-type="float">
            <text:p>7266.29</text:p>
          </table:table-cell>
          <table:table-cell table:style-name="ce6" office:value-type="date" office:date-value="2013-10-10" calcext:value-type="date">
            <text:p>2013-10-10</text:p>
          </table:table-cell>
          <table:table-cell office:value-type="float" office:value="30.99" calcext:value-type="float">
            <text:p>30.99</text:p>
          </table:table-cell>
          <table:table-cell office:value-type="float" office:value="31.93" calcext:value-type="float">
            <text:p>31.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nteroresourc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FP.TO</text:p>
          </table:table-cell>
          <table:table-cell office:value-type="float" office:value="57" calcext:value-type="float">
            <text:p>57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0.194458" calcext:value-type="float">
            <text:p>0.194458</text:p>
          </table:table-cell>
          <table:table-cell office:value-type="float" office:value="92" calcext:value-type="float">
            <text:p>92</text:p>
          </table:table-cell>
          <table:table-cell office:value-type="float" office:value="0.114274" calcext:value-type="float">
            <text:p>0.114274</text:p>
          </table:table-cell>
          <table:table-cell office:value-type="float" office:value="188" calcext:value-type="float">
            <text:p>188</text:p>
          </table:table-cell>
          <table:table-cell office:value-type="float" office:value="0.118835" calcext:value-type="float">
            <text:p>0.11883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for Corporation</text:p>
          </table:table-cell>
          <table:table-cell office:value-type="string" calcext:value-type="string">
            <text:p>Yes</text:p>
          </table:table-cell>
          <table:table-cell office:value-type="float" office:value="0.194156" calcext:value-type="float">
            <text:p>0.194156</text:p>
          </table:table-cell>
          <table:table-cell office:value-type="float" office:value="0.0791268" calcext:value-type="float">
            <text:p>0.0791268</text:p>
          </table:table-cell>
          <table:table-cell office:value-type="float" office:value="53.15" calcext:value-type="float">
            <text:p>53.15</text:p>
          </table:table-cell>
          <table:table-cell office:value-type="float" office:value="17.824" calcext:value-type="float">
            <text:p>17.824</text:p>
          </table:table-cell>
          <table:table-cell office:value-type="float" office:value="1904.94" calcext:value-type="float">
            <text:p>1904.94</text:p>
          </table:table-cell>
          <table:table-cell/>
          <table:table-cell office:value-type="float" office:value="21.31" calcext:value-type="float">
            <text:p>21.3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anfor.com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STM.U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.394676" calcext:value-type="float">
            <text:p>0.394676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.100765" calcext:value-type="float">
            <text:p>0.10076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.181872" calcext:value-type="float">
            <text:p>0.181872</text:p>
          </table:table-cell>
          <table:table-cell table:style-name="ce4" office:value-type="string" calcext:value-type="string">
            <text:p>Switzerland</text:p>
          </table:table-cell>
          <table:table-cell table:style-name="ce4" office:value-type="string" calcext:value-type="string">
            <text:p>STMicroelectronics NV AD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0.257227" calcext:value-type="float">
            <text:p>0.257227</text:p>
          </table:table-cell>
          <table:table-cell table:style-name="ce4" office:value-type="float" office:value="0.0821987" calcext:value-type="float">
            <text:p>0.0821987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 office:value-type="float" office:value="6.181" calcext:value-type="float">
            <text:p>6.181</text:p>
          </table:table-cell>
          <table:table-cell table:style-name="ce4" office:value-type="float" office:value="40557.8" calcext:value-type="float">
            <text:p>40557.8</text:p>
          </table:table-cell>
          <table:table-cell table:style-name="ce8" office:value-type="date" office:date-value="1994-12-08" calcext:value-type="date">
            <text:p>1994-12-08</text:p>
          </table:table-cell>
          <table:table-cell table:style-name="ce4" office:value-type="float" office:value="35.3866" calcext:value-type="float">
            <text:p>35.3866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https://www.st.com</text:p>
          </table:table-cell>
          <table:table-cell table:style-name="ce4" table:number-columns-repeated="998"/>
        </table:table-row>
        <table:table-row table:style-name="ro1">
          <table:table-cell office:value-type="string" calcext:value-type="string">
            <text:p>IMO.TO</text:p>
          </table:table-cell>
          <table:table-cell office:value-type="float" office:value="59" calcext:value-type="float">
            <text:p>59</text:p>
          </table:table-cell>
          <table:table-cell office:value-type="float" office:value="343" calcext:value-type="float">
            <text:p>343</text:p>
          </table:table-cell>
          <table:table-cell office:value-type="float" office:value="187" calcext:value-type="float">
            <text:p>187</text:p>
          </table:table-cell>
          <table:table-cell office:value-type="float" office:value="0.544315" calcext:value-type="float">
            <text:p>0.544315</text:p>
          </table:table-cell>
          <table:table-cell office:value-type="float" office:value="52" calcext:value-type="float">
            <text:p>52</text:p>
          </table:table-cell>
          <table:table-cell office:value-type="float" office:value="0.149586" calcext:value-type="float">
            <text:p>0.149586</text:p>
          </table:table-cell>
          <table:table-cell office:value-type="float" office:value="104" calcext:value-type="float">
            <text:p>104</text:p>
          </table:table-cell>
          <table:table-cell office:value-type="float" office:value="0.175607" calcext:value-type="float">
            <text:p>0.17560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mperial Oil Ltd</text:p>
          </table:table-cell>
          <table:table-cell office:value-type="string" calcext:value-type="string">
            <text:p>Yes</text:p>
          </table:table-cell>
          <table:table-cell office:value-type="float" office:value="0.250928" calcext:value-type="float">
            <text:p>0.250928</text:p>
          </table:table-cell>
          <table:table-cell office:value-type="float" office:value="0.0815217" calcext:value-type="float">
            <text:p>0.0815217</text:p>
          </table:table-cell>
          <table:table-cell office:value-type="float" office:value="69.607" calcext:value-type="float">
            <text:p>69.607</text:p>
          </table:table-cell>
          <table:table-cell office:value-type="float" office:value="23.002" calcext:value-type="float">
            <text:p>23.002</text:p>
          </table:table-cell>
          <table:table-cell office:value-type="float" office:value="45762.5" calcext:value-type="float">
            <text:p>45762.5</text:p>
          </table:table-cell>
          <table:table-cell/>
          <table:table-cell office:value-type="float" office:value="64.1633" calcext:value-type="float">
            <text:p>64.163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mperialoil.c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OS.ST</text:p>
          </table:table-cell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  <table:table-cell office:value-type="float" office:value="86" calcext:value-type="float">
            <text:p>86</text:p>
          </table:table-cell>
          <table:table-cell office:value-type="float" office:value="0.287794" calcext:value-type="float">
            <text:p>0.287794</text:p>
          </table:table-cell>
          <table:table-cell office:value-type="float" office:value="72" calcext:value-type="float">
            <text:p>72</text:p>
          </table:table-cell>
          <table:table-cell office:value-type="float" office:value="0.13046" calcext:value-type="float">
            <text:p>0.13046</text:p>
          </table:table-cell>
          <table:table-cell office:value-type="float" office:value="187" calcext:value-type="float">
            <text:p>187</text:p>
          </table:table-cell>
          <table:table-cell office:value-type="float" office:value="0.118852" calcext:value-type="float">
            <text:p>0.11885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Rottneros AB</text:p>
          </table:table-cell>
          <table:table-cell office:value-type="string" calcext:value-type="string">
            <text:p>Yes</text:p>
          </table:table-cell>
          <table:table-cell office:value-type="float" office:value="0.194656" calcext:value-type="float">
            <text:p>0.194656</text:p>
          </table:table-cell>
          <table:table-cell office:value-type="float" office:value="0.0831743" calcext:value-type="float">
            <text:p>0.0831743</text:p>
          </table:table-cell>
          <table:table-cell office:value-type="float" office:value="61.185" calcext:value-type="float">
            <text:p>61.185</text:p>
          </table:table-cell>
          <table:table-cell office:value-type="float" office:value="4.932" calcext:value-type="float">
            <text:p>4.932</text:p>
          </table:table-cell>
          <table:table-cell office:value-type="float" office:value="1768.76" calcext:value-type="float">
            <text:p>1768.76</text:p>
          </table:table-cell>
          <table:table-cell/>
          <table:table-cell office:value-type="float" office:value="11.7707" calcext:value-type="float">
            <text:p>11.770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ottnero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BAV.MC</text:p>
          </table:table-cell>
          <table:table-cell office:value-type="float" office:value="61" calcext:value-type="float">
            <text:p>61</text:p>
          </table:table-cell>
          <table:table-cell office:value-type="float" office:value="351" calcext:value-type="float">
            <text:p>351</text:p>
          </table:table-cell>
          <table:table-cell office:value-type="float" office:value="218" calcext:value-type="float">
            <text:p>218</text:p>
          </table:table-cell>
          <table:table-cell office:value-type="float" office:value="0.673939" calcext:value-type="float">
            <text:p>0.673939</text:p>
          </table:table-cell>
          <table:table-cell office:value-type="float" office:value="83" calcext:value-type="float">
            <text:p>83</text:p>
          </table:table-cell>
          <table:table-cell office:value-type="float" office:value="0.123199" calcext:value-type="float">
            <text:p>0.123199</text:p>
          </table:table-cell>
          <table:table-cell office:value-type="float" office:value="50" calcext:value-type="float">
            <text:p>50</text:p>
          </table:table-cell>
          <table:table-cell office:value-type="float" office:value="0.260627" calcext:value-type="float">
            <text:p>0.26062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linica Baviera</text:p>
          </table:table-cell>
          <table:table-cell office:value-type="string" calcext:value-type="string">
            <text:p>Yes</text:p>
          </table:table-cell>
          <table:table-cell office:value-type="float" office:value="0.336052" calcext:value-type="float">
            <text:p>0.336052</text:p>
          </table:table-cell>
          <table:table-cell office:value-type="float" office:value="0.0793561" calcext:value-type="float">
            <text:p>0.0793561</text:p>
          </table:table-cell>
          <table:table-cell office:value-type="float" office:value="91.668" calcext:value-type="float">
            <text:p>91.668</text:p>
          </table:table-cell>
          <table:table-cell office:value-type="float" office:value="4.83" calcext:value-type="float">
            <text:p>4.83</text:p>
          </table:table-cell>
          <table:table-cell office:value-type="float" office:value="327.714" calcext:value-type="float">
            <text:p>327.714</text:p>
          </table:table-cell>
          <table:table-cell table:style-name="ce6" office:value-type="date" office:date-value="2007-04-03" calcext:value-type="date">
            <text:p>2007-04-03</text:p>
          </table:table-cell>
          <table:table-cell office:value-type="float" office:value="16.8517" calcext:value-type="float">
            <text:p>16.851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linicabavier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F.US</text:p>
          </table:table-cell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 office:value-type="float" office:value="275" calcext:value-type="float">
            <text:p>275</text:p>
          </table:table-cell>
          <table:table-cell office:value-type="float" office:value="0.913997" calcext:value-type="float">
            <text:p>0.913997</text:p>
          </table:table-cell>
          <table:table-cell office:value-type="float" office:value="54" calcext:value-type="float">
            <text:p>54</text:p>
          </table:table-cell>
          <table:table-cell office:value-type="float" office:value="0.148925" calcext:value-type="float">
            <text:p>0.148925</text:p>
          </table:table-cell>
          <table:table-cell office:value-type="float" office:value="24" calcext:value-type="float">
            <text:p>24</text:p>
          </table:table-cell>
          <table:table-cell office:value-type="float" office:value="0.377614" calcext:value-type="float">
            <text:p>0.37761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F Industries Holdings Inc</text:p>
          </table:table-cell>
          <table:table-cell office:value-type="string" calcext:value-type="string">
            <text:p>Yes</text:p>
          </table:table-cell>
          <table:table-cell office:value-type="float" office:value="0.452969" calcext:value-type="float">
            <text:p>0.452969</text:p>
          </table:table-cell>
          <table:table-cell office:value-type="float" office:value="0.077572" calcext:value-type="float">
            <text:p>0.077572</text:p>
          </table:table-cell>
          <table:table-cell office:value-type="float" office:value="0.438" calcext:value-type="float">
            <text:p>0.438</text:p>
          </table:table-cell>
          <table:table-cell office:value-type="float" office:value="94.393" calcext:value-type="float">
            <text:p>94.393</text:p>
          </table:table-cell>
          <table:table-cell office:value-type="float" office:value="15611.4" calcext:value-type="float">
            <text:p>15611.4</text:p>
          </table:table-cell>
          <table:table-cell table:style-name="ce6" office:value-type="date" office:date-value="2005-08-11" calcext:value-type="date">
            <text:p>2005-08-11</text:p>
          </table:table-cell>
          <table:table-cell office:value-type="float" office:value="83.4604" calcext:value-type="float">
            <text:p>83.4604</text:p>
          </table:table-cell>
          <table:table-cell office:value-type="float" office:value="85.68" calcext:value-type="float">
            <text:p>85.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findustri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.US</text:p>
          </table:table-cell>
          <table:table-cell office:value-type="float" office:value="63" calcext:value-type="float">
            <text:p>6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0.0000157278" calcext:value-type="float">
            <text:p>0.0000157278</text:p>
          </table:table-cell>
          <table:table-cell office:value-type="float" office:value="95" calcext:value-type="float">
            <text:p>95</text:p>
          </table:table-cell>
          <table:table-cell office:value-type="float" office:value="0.112529" calcext:value-type="float">
            <text:p>0.112529</text:p>
          </table:table-cell>
          <table:table-cell office:value-type="float" office:value="259" calcext:value-type="float">
            <text:p>259</text:p>
          </table:table-cell>
          <table:table-cell office:value-type="float" office:value="0.0769941" calcext:value-type="float">
            <text:p>0.076994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Ecopetrol SA ADR</text:p>
          </table:table-cell>
          <table:table-cell office:value-type="string" calcext:value-type="string">
            <text:p>Yes</text:p>
          </table:table-cell>
          <table:table-cell office:value-type="float" office:value="0.108979" calcext:value-type="float">
            <text:p>0.108979</text:p>
          </table:table-cell>
          <table:table-cell office:value-type="float" office:value="0.031985" calcext:value-type="float">
            <text:p>0.031985</text:p>
          </table:table-cell>
          <table:table-cell office:value-type="float" office:value="0" calcext:value-type="float">
            <text:p>0</text:p>
          </table:table-cell>
          <table:table-cell office:value-type="float" office:value="1.679" calcext:value-type="float">
            <text:p>1.679</text:p>
          </table:table-cell>
          <table:table-cell office:value-type="float" office:value="23669.9" calcext:value-type="float">
            <text:p>23669.9</text:p>
          </table:table-cell>
          <table:table-cell table:style-name="ce6" office:value-type="date" office:date-value="2007-08-27" calcext:value-type="date">
            <text:p>2007-08-27</text:p>
          </table:table-cell>
          <table:table-cell office:value-type="float" office:value="8.506" calcext:value-type="float">
            <text:p>8.506</text:p>
          </table:table-cell>
          <table:table-cell office:value-type="float" office:value="12.93" calcext:value-type="float">
            <text:p>12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copetrol.com.c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GO.US</text:p>
          </table:table-cell>
          <table:table-cell office:value-type="float" office:value="64" calcext:value-type="float">
            <text:p>64</text:p>
          </table:table-cell>
          <table:table-cell office:value-type="float" office:value="354" calcext:value-type="float">
            <text:p>354</text:p>
          </table:table-cell>
          <table:table-cell office:value-type="float" office:value="90" calcext:value-type="float">
            <text:p>90</text:p>
          </table:table-cell>
          <table:table-cell office:value-type="float" office:value="0.298212" calcext:value-type="float">
            <text:p>0.298212</text:p>
          </table:table-cell>
          <table:table-cell office:value-type="float" office:value="111" calcext:value-type="float">
            <text:p>111</text:p>
          </table:table-cell>
          <table:table-cell office:value-type="float" office:value="0.101996" calcext:value-type="float">
            <text:p>0.101996</text:p>
          </table:table-cell>
          <table:table-cell office:value-type="float" office:value="153" calcext:value-type="float">
            <text:p>153</text:p>
          </table:table-cell>
          <table:table-cell office:value-type="float" office:value="0.136378" calcext:value-type="float">
            <text:p>0.13637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nnebago Industries Inc</text:p>
          </table:table-cell>
          <table:table-cell office:value-type="string" calcext:value-type="string">
            <text:p>Yes</text:p>
          </table:table-cell>
          <table:table-cell office:value-type="float" office:value="0.202809" calcext:value-type="float">
            <text:p>0.202809</text:p>
          </table:table-cell>
          <table:table-cell office:value-type="float" office:value="0.0664309" calcext:value-type="float">
            <text:p>0.0664309</text:p>
          </table:table-cell>
          <table:table-cell office:value-type="float" office:value="2.752" calcext:value-type="float">
            <text:p>2.752</text:p>
          </table:table-cell>
          <table:table-cell office:value-type="float" office:value="110.871" calcext:value-type="float">
            <text:p>110.871</text:p>
          </table:table-cell>
          <table:table-cell office:value-type="float" office:value="1794.21" calcext:value-type="float">
            <text:p>1794.21</text:p>
          </table:table-cell>
          <table:table-cell table:style-name="ce6" office:value-type="date" office:date-value="1966-01-24" calcext:value-type="date">
            <text:p>1966-01-24</text:p>
          </table:table-cell>
          <table:table-cell office:value-type="float" office:value="51.7357" calcext:value-type="float">
            <text:p>51.7357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winnebagoin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VI.MC</text:p>
          </table:table-cell>
          <table:table-cell office:value-type="float" office:value="65" calcext:value-type="float">
            <text:p>65</text:p>
          </table:table-cell>
          <table:table-cell office:value-type="float" office:value="354" calcext:value-type="float">
            <text:p>354</text:p>
          </table:table-cell>
          <table:table-cell office:value-type="float" office:value="150" calcext:value-type="float">
            <text:p>150</text:p>
          </table:table-cell>
          <table:table-cell office:value-type="float" office:value="0.45032" calcext:value-type="float">
            <text:p>0.45032</text:p>
          </table:table-cell>
          <table:table-cell office:value-type="float" office:value="165" calcext:value-type="float">
            <text:p>165</text:p>
          </table:table-cell>
          <table:table-cell office:value-type="float" office:value="0.078344" calcext:value-type="float">
            <text:p>0.078344</text:p>
          </table:table-cell>
          <table:table-cell office:value-type="float" office:value="39" calcext:value-type="float">
            <text:p>39</text:p>
          </table:table-cell>
          <table:table-cell office:value-type="float" office:value="0.290193" calcext:value-type="float">
            <text:p>0.29019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boratorios Farmaceuticos ROVI</text:p>
          </table:table-cell>
          <table:table-cell office:value-type="string" calcext:value-type="string">
            <text:p>Yes</text:p>
          </table:table-cell>
          <table:table-cell office:value-type="float" office:value="0.365618" calcext:value-type="float">
            <text:p>0.365618</text:p>
          </table:table-cell>
          <table:table-cell office:value-type="float" office:value="0.0842094" calcext:value-type="float">
            <text:p>0.0842094</text:p>
          </table:table-cell>
          <table:table-cell office:value-type="float" office:value="60.251" calcext:value-type="float">
            <text:p>60.251</text:p>
          </table:table-cell>
          <table:table-cell office:value-type="float" office:value="18.501" calcext:value-type="float">
            <text:p>18.501</text:p>
          </table:table-cell>
          <table:table-cell office:value-type="float" office:value="2546.62" calcext:value-type="float">
            <text:p>2546.62</text:p>
          </table:table-cell>
          <table:table-cell table:style-name="ce6" office:value-type="date" office:date-value="2007-12-05" calcext:value-type="date">
            <text:p>2007-12-05</text:p>
          </table:table-cell>
          <table:table-cell office:value-type="float" office:value="35.1675" calcext:value-type="float">
            <text:p>35.167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ovi.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LU.AU</text:p>
          </table:table-cell>
          <table:table-cell office:value-type="float" office:value="66" calcext:value-type="float">
            <text:p>66</text:p>
          </table:table-cell>
          <table:table-cell office:value-type="float" office:value="363" calcext:value-type="float">
            <text:p>363</text:p>
          </table:table-cell>
          <table:table-cell office:value-type="float" office:value="163" calcext:value-type="float">
            <text:p>163</text:p>
          </table:table-cell>
          <table:table-cell office:value-type="float" office:value="0.474455" calcext:value-type="float">
            <text:p>0.474455</text:p>
          </table:table-cell>
          <table:table-cell office:value-type="float" office:value="70" calcext:value-type="float">
            <text:p>70</text:p>
          </table:table-cell>
          <table:table-cell office:value-type="float" office:value="0.132244" calcext:value-type="float">
            <text:p>0.132244</text:p>
          </table:table-cell>
          <table:table-cell office:value-type="float" office:value="130" calcext:value-type="float">
            <text:p>130</text:p>
          </table:table-cell>
          <table:table-cell office:value-type="float" office:value="0.152052" calcext:value-type="float">
            <text:p>0.152052</text:p>
          </table:table-cell>
          <table:table-cell/>
          <table:table-cell office:value-type="string" calcext:value-type="string">
            <text:p>Iluka Resources Ltd</text:p>
          </table:table-cell>
          <table:table-cell office:value-type="string" calcext:value-type="string">
            <text:p>Yes</text:p>
          </table:table-cell>
          <table:table-cell office:value-type="float" office:value="0.227046" calcext:value-type="float">
            <text:p>0.227046</text:p>
          </table:table-cell>
          <table:table-cell office:value-type="float" office:value="0.0853245" calcext:value-type="float">
            <text:p>0.0853245</text:p>
          </table:table-cell>
          <table:table-cell office:value-type="float" office:value="0.749" calcext:value-type="float">
            <text:p>0.749</text:p>
          </table:table-cell>
          <table:table-cell office:value-type="float" office:value="53.436" calcext:value-type="float">
            <text:p>53.436</text:p>
          </table:table-cell>
          <table:table-cell office:value-type="float" office:value="3127.08" calcext:value-type="float">
            <text:p>3127.08</text:p>
          </table:table-cell>
          <table:table-cell/>
          <table:table-cell office:value-type="float" office:value="9.3226" calcext:value-type="float">
            <text:p>9.322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luk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BG.PA</text:p>
          </table:table-cell>
          <table:table-cell office:value-type="float" office:value="67" calcext:value-type="float">
            <text:p>67</text:p>
          </table:table-cell>
          <table:table-cell office:value-type="float" office:value="366" calcext:value-type="float">
            <text:p>366</text:p>
          </table:table-cell>
          <table:table-cell office:value-type="float" office:value="30" calcext:value-type="float">
            <text:p>30</text:p>
          </table:table-cell>
          <table:table-cell office:value-type="float" office:value="0.0931089" calcext:value-type="float">
            <text:p>0.0931089</text:p>
          </table:table-cell>
          <table:table-cell office:value-type="float" office:value="44" calcext:value-type="float">
            <text:p>44</text:p>
          </table:table-cell>
          <table:table-cell office:value-type="float" office:value="0.164568" calcext:value-type="float">
            <text:p>0.164568</text:p>
          </table:table-cell>
          <table:table-cell office:value-type="float" office:value="292" calcext:value-type="float">
            <text:p>292</text:p>
          </table:table-cell>
          <table:table-cell office:value-type="float" office:value="0.070753" calcext:value-type="float">
            <text:p>0.07075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richebourg</text:p>
          </table:table-cell>
          <table:table-cell office:value-type="string" calcext:value-type="string">
            <text:p>Yes</text:p>
          </table:table-cell>
          <table:table-cell office:value-type="float" office:value="0.123036" calcext:value-type="float">
            <text:p>0.123036</text:p>
          </table:table-cell>
          <table:table-cell office:value-type="float" office:value="0.0522826" calcext:value-type="float">
            <text:p>0.0522826</text:p>
          </table:table-cell>
          <table:table-cell office:value-type="float" office:value="47.185" calcext:value-type="float">
            <text:p>47.185</text:p>
          </table:table-cell>
          <table:table-cell office:value-type="float" office:value="20.188" calcext:value-type="float">
            <text:p>20.188</text:p>
          </table:table-cell>
          <table:table-cell office:value-type="float" office:value="657.672" calcext:value-type="float">
            <text:p>657.672</text:p>
          </table:table-cell>
          <table:table-cell/>
          <table:table-cell office:value-type="float" office:value="5.2505" calcext:value-type="float">
            <text:p>5.250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erichebour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G.MC</text:p>
          </table:table-cell>
          <table:table-cell office:value-type="float" office:value="68" calcext:value-type="float">
            <text:p>68</text:p>
          </table:table-cell>
          <table:table-cell office:value-type="float" office:value="369" calcext:value-type="float">
            <text:p>369</text:p>
          </table:table-cell>
          <table:table-cell office:value-type="float" office:value="156" calcext:value-type="float">
            <text:p>156</text:p>
          </table:table-cell>
          <table:table-cell office:value-type="float" office:value="0.462135" calcext:value-type="float">
            <text:p>0.462135</text:p>
          </table:table-cell>
          <table:table-cell office:value-type="float" office:value="23" calcext:value-type="float">
            <text:p>23</text:p>
          </table:table-cell>
          <table:table-cell office:value-type="float" office:value="0.23793" calcext:value-type="float">
            <text:p>0.23793</text:p>
          </table:table-cell>
          <table:table-cell office:value-type="float" office:value="190" calcext:value-type="float">
            <text:p>190</text:p>
          </table:table-cell>
          <table:table-cell office:value-type="float" office:value="0.11461" calcext:value-type="float">
            <text:p>0.1146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ia de Distribucion Integral</text:p>
          </table:table-cell>
          <table:table-cell office:value-type="string" calcext:value-type="string">
            <text:p>Yes</text:p>
          </table:table-cell>
          <table:table-cell office:value-type="float" office:value="0.189085" calcext:value-type="float">
            <text:p>0.189085</text:p>
          </table:table-cell>
          <table:table-cell office:value-type="float" office:value="0.0822647" calcext:value-type="float">
            <text:p>0.0822647</text:p>
          </table:table-cell>
          <table:table-cell office:value-type="float" office:value="55.29" calcext:value-type="float">
            <text:p>55.29</text:p>
          </table:table-cell>
          <table:table-cell office:value-type="float" office:value="22.734" calcext:value-type="float">
            <text:p>22.734</text:p>
          </table:table-cell>
          <table:table-cell office:value-type="float" office:value="3060.87" calcext:value-type="float">
            <text:p>3060.87</text:p>
          </table:table-cell>
          <table:table-cell/>
          <table:table-cell office:value-type="float" office:value="22.5058" calcext:value-type="float">
            <text:p>22.505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rupologist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RF.TO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office:value-type="float" office:value="285" calcext:value-type="float">
            <text:p>285</text:p>
          </table:table-cell>
          <table:table-cell office:value-type="float" office:value="0.981613" calcext:value-type="float">
            <text:p>0.981613</text:p>
          </table:table-cell>
          <table:table-cell office:value-type="float" office:value="74" calcext:value-type="float">
            <text:p>74</text:p>
          </table:table-cell>
          <table:table-cell office:value-type="float" office:value="0.129653" calcext:value-type="float">
            <text:p>0.129653</text:p>
          </table:table-cell>
          <table:table-cell office:value-type="float" office:value="10" calcext:value-type="float">
            <text:p>10</text:p>
          </table:table-cell>
          <table:table-cell office:value-type="float" office:value="0.619769" calcext:value-type="float">
            <text:p>0.61976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erplus Corporation</text:p>
          </table:table-cell>
          <table:table-cell office:value-type="string" calcext:value-type="string">
            <text:p>Yes</text:p>
          </table:table-cell>
          <table:table-cell office:value-type="float" office:value="0.695089" calcext:value-type="float">
            <text:p>0.695089</text:p>
          </table:table-cell>
          <table:table-cell office:value-type="float" office:value="0.083639" calcext:value-type="float">
            <text:p>0.083639</text:p>
          </table:table-cell>
          <table:table-cell office:value-type="float" office:value="0.378" calcext:value-type="float">
            <text:p>0.378</text:p>
          </table:table-cell>
          <table:table-cell office:value-type="float" office:value="58.563" calcext:value-type="float">
            <text:p>58.563</text:p>
          </table:table-cell>
          <table:table-cell office:value-type="float" office:value="4738.87" calcext:value-type="float">
            <text:p>4738.87</text:p>
          </table:table-cell>
          <table:table-cell/>
          <table:table-cell office:value-type="float" office:value="23.5576" calcext:value-type="float">
            <text:p>23.557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nerplu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XU.US</text:p>
          </table:table-cell>
          <table:table-cell office:value-type="float" office:value="70" calcext:value-type="float">
            <text:p>70</text:p>
          </table:table-cell>
          <table:table-cell office:value-type="float" office:value="372" calcext:value-type="float">
            <text:p>372</text:p>
          </table:table-cell>
          <table:table-cell office:value-type="float" office:value="138" calcext:value-type="float">
            <text:p>138</text:p>
          </table:table-cell>
          <table:table-cell office:value-type="float" office:value="0.418264" calcext:value-type="float">
            <text:p>0.418264</text:p>
          </table:table-cell>
          <table:table-cell office:value-type="float" office:value="57" calcext:value-type="float">
            <text:p>57</text:p>
          </table:table-cell>
          <table:table-cell office:value-type="float" office:value="0.146576" calcext:value-type="float">
            <text:p>0.146576</text:p>
          </table:table-cell>
          <table:table-cell office:value-type="float" office:value="177" calcext:value-type="float">
            <text:p>177</text:p>
          </table:table-cell>
          <table:table-cell office:value-type="float" office:value="0.123711" calcext:value-type="float">
            <text:p>0.12371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sb Industries Inc</text:p>
          </table:table-cell>
          <table:table-cell office:value-type="string" calcext:value-type="string">
            <text:p>Yes</text:p>
          </table:table-cell>
          <table:table-cell office:value-type="float" office:value="0.189025" calcext:value-type="float">
            <text:p>0.189025</text:p>
          </table:table-cell>
          <table:table-cell office:value-type="float" office:value="0.0653138" calcext:value-type="float">
            <text:p>0.0653138</text:p>
          </table:table-cell>
          <table:table-cell office:value-type="float" office:value="33.173" calcext:value-type="float">
            <text:p>33.173</text:p>
          </table:table-cell>
          <table:table-cell office:value-type="float" office:value="56.198" calcext:value-type="float">
            <text:p>56.198</text:p>
          </table:table-cell>
          <table:table-cell office:value-type="float" office:value="721.883" calcext:value-type="float">
            <text:p>721.883</text:p>
          </table:table-cell>
          <table:table-cell table:style-name="ce6" office:value-type="date" office:date-value="1969-01-02" calcext:value-type="date">
            <text:p>1969-01-02</text:p>
          </table:table-cell>
          <table:table-cell office:value-type="float" office:value="13.3" calcext:value-type="float">
            <text:p>13.3</text:p>
          </table:table-cell>
          <table:table-cell office:value-type="float" office:value="12.79" calcext:value-type="float">
            <text:p>12.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lsbindustri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PF.US</text:p>
          </table:table-cell>
          <table:table-cell office:value-type="float" office:value="71" calcext:value-type="float">
            <text:p>71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0.000152331" calcext:value-type="float">
            <text:p>0.000152331</text:p>
          </table:table-cell>
          <table:table-cell office:value-type="float" office:value="31" calcext:value-type="float">
            <text:p>31</text:p>
          </table:table-cell>
          <table:table-cell office:value-type="float" office:value="0.208503" calcext:value-type="float">
            <text:p>0.208503</text:p>
          </table:table-cell>
          <table:table-cell office:value-type="float" office:value="337" calcext:value-type="float">
            <text:p>337</text:p>
          </table:table-cell>
          <table:table-cell office:value-type="float" office:value="0.0581313" calcext:value-type="float">
            <text:p>0.058131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YPF Sociedad Anonima</text:p>
          </table:table-cell>
          <table:table-cell office:value-type="string" calcext:value-type="string">
            <text:p>Yes</text:p>
          </table:table-cell>
          <table:table-cell office:value-type="float" office:value="0.0999454" calcext:value-type="float">
            <text:p>0.0999454</text:p>
          </table:table-cell>
          <table:table-cell office:value-type="float" office:value="0.0418141" calcext:value-type="float">
            <text:p>0.0418141</text:p>
          </table:table-cell>
          <table:table-cell office:value-type="float" office:value="0" calcext:value-type="float">
            <text:p>0</text:p>
          </table:table-cell>
          <table:table-cell office:value-type="float" office:value="50.112" calcext:value-type="float">
            <text:p>50.112</text:p>
          </table:table-cell>
          <table:table-cell office:value-type="float" office:value="11136.7" calcext:value-type="float">
            <text:p>11136.7</text:p>
          </table:table-cell>
          <table:table-cell table:style-name="ce6" office:value-type="date" office:date-value="1993-06-28" calcext:value-type="date">
            <text:p>1993-06-28</text:p>
          </table:table-cell>
          <table:table-cell office:value-type="float" office:value="9.19" calcext:value-type="float">
            <text:p>9.19</text:p>
          </table:table-cell>
          <table:table-cell office:value-type="float" office:value="13.04" calcext:value-type="float">
            <text:p>13.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pf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BY.US</text:p>
          </table:table-cell>
          <table:table-cell office:value-type="float" office:value="72" calcext:value-type="float">
            <text:p>72</text:p>
          </table:table-cell>
          <table:table-cell office:value-type="float" office:value="376" calcext:value-type="float">
            <text:p>376</text:p>
          </table:table-cell>
          <table:table-cell office:value-type="float" office:value="208" calcext:value-type="float">
            <text:p>208</text:p>
          </table:table-cell>
          <table:table-cell office:value-type="float" office:value="0.638779" calcext:value-type="float">
            <text:p>0.638779</text:p>
          </table:table-cell>
          <table:table-cell office:value-type="float" office:value="139" calcext:value-type="float">
            <text:p>139</text:p>
          </table:table-cell>
          <table:table-cell office:value-type="float" office:value="0.0883109" calcext:value-type="float">
            <text:p>0.0883109</text:p>
          </table:table-cell>
          <table:table-cell office:value-type="float" office:value="29" calcext:value-type="float">
            <text:p>29</text:p>
          </table:table-cell>
          <table:table-cell office:value-type="float" office:value="0.366906" calcext:value-type="float">
            <text:p>0.36690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est Buy Co. Inc</text:p>
          </table:table-cell>
          <table:table-cell office:value-type="string" calcext:value-type="string">
            <text:p>Yes</text:p>
          </table:table-cell>
          <table:table-cell office:value-type="float" office:value="0.424621" calcext:value-type="float">
            <text:p>0.424621</text:p>
          </table:table-cell>
          <table:table-cell office:value-type="float" office:value="0.0602512" calcext:value-type="float">
            <text:p>0.0602512</text:p>
          </table:table-cell>
          <table:table-cell office:value-type="float" office:value="11.117" calcext:value-type="float">
            <text:p>11.117</text:p>
          </table:table-cell>
          <table:table-cell office:value-type="float" office:value="82.362" calcext:value-type="float">
            <text:p>82.362</text:p>
          </table:table-cell>
          <table:table-cell office:value-type="float" office:value="14964.8" calcext:value-type="float">
            <text:p>14964.8</text:p>
          </table:table-cell>
          <table:table-cell table:style-name="ce6" office:value-type="date" office:date-value="1985-04-19" calcext:value-type="date">
            <text:p>1985-04-19</text:p>
          </table:table-cell>
          <table:table-cell office:value-type="float" office:value="76.3617" calcext:value-type="float">
            <text:p>76.3617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investors.bestbuy.com/investor-relations/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YSDY.US</text:p>
          </table:table-cell>
          <table:table-cell office:value-type="float" office:value="73" calcext:value-type="float">
            <text:p>73</text:p>
          </table:table-cell>
          <table:table-cell office:value-type="float" office:value="376" calcext:value-type="float">
            <text:p>376</text:p>
          </table:table-cell>
          <table:table-cell office:value-type="float" office:value="158" calcext:value-type="float">
            <text:p>158</text:p>
          </table:table-cell>
          <table:table-cell office:value-type="float" office:value="0.463719" calcext:value-type="float">
            <text:p>0.463719</text:p>
          </table:table-cell>
          <table:table-cell office:value-type="float" office:value="157" calcext:value-type="float">
            <text:p>157</text:p>
          </table:table-cell>
          <table:table-cell office:value-type="float" office:value="0.0821345" calcext:value-type="float">
            <text:p>0.0821345</text:p>
          </table:table-cell>
          <table:table-cell office:value-type="float" office:value="61" calcext:value-type="float">
            <text:p>61</text:p>
          </table:table-cell>
          <table:table-cell office:value-type="float" office:value="0.22791" calcext:value-type="float">
            <text:p>0.2279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ynas Rare Earths Ltd ADR</text:p>
          </table:table-cell>
          <table:table-cell office:value-type="string" calcext:value-type="string">
            <text:p>Yes</text:p>
          </table:table-cell>
          <table:table-cell office:value-type="float" office:value="0.298713" calcext:value-type="float">
            <text:p>0.298713</text:p>
          </table:table-cell>
          <table:table-cell office:value-type="float" office:value="0.079591" calcext:value-type="float">
            <text:p>0.079591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4119.06" calcext:value-type="float">
            <text:p>4119.06</text:p>
          </table:table-cell>
          <table:table-cell/>
          <table:table-cell office:value-type="float" office:value="5.26" calcext:value-type="float">
            <text:p>5.2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lynasrareearth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.US</text:p>
          </table:table-cell>
          <table:table-cell office:value-type="float" office:value="74" calcext:value-type="float">
            <text:p>74</text:p>
          </table:table-cell>
          <table:table-cell office:value-type="float" office:value="379" calcext:value-type="float">
            <text:p>379</text:p>
          </table:table-cell>
          <table:table-cell office:value-type="float" office:value="126" calcext:value-type="float">
            <text:p>126</text:p>
          </table:table-cell>
          <table:table-cell office:value-type="float" office:value="0.384119" calcext:value-type="float">
            <text:p>0.384119</text:p>
          </table:table-cell>
          <table:table-cell office:value-type="float" office:value="135" calcext:value-type="float">
            <text:p>135</text:p>
          </table:table-cell>
          <table:table-cell office:value-type="float" office:value="0.0898635" calcext:value-type="float">
            <text:p>0.0898635</text:p>
          </table:table-cell>
          <table:table-cell office:value-type="float" office:value="118" calcext:value-type="float">
            <text:p>118</text:p>
          </table:table-cell>
          <table:table-cell office:value-type="float" office:value="0.160811" calcext:value-type="float">
            <text:p>0.16081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he Mosaic Company</text:p>
          </table:table-cell>
          <table:table-cell office:value-type="string" calcext:value-type="string">
            <text:p>Yes</text:p>
          </table:table-cell>
          <table:table-cell office:value-type="float" office:value="0.236166" calcext:value-type="float">
            <text:p>0.236166</text:p>
          </table:table-cell>
          <table:table-cell office:value-type="float" office:value="0.0757762" calcext:value-type="float">
            <text:p>0.0757762</text:p>
          </table:table-cell>
          <table:table-cell office:value-type="float" office:value="0.525" calcext:value-type="float">
            <text:p>0.525</text:p>
          </table:table-cell>
          <table:table-cell office:value-type="float" office:value="92.864" calcext:value-type="float">
            <text:p>92.864</text:p>
          </table:table-cell>
          <table:table-cell office:value-type="float" office:value="11194.5" calcext:value-type="float">
            <text:p>11194.5</text:p>
          </table:table-cell>
          <table:table-cell table:style-name="ce6" office:value-type="date" office:date-value="2004-10-25" calcext:value-type="date">
            <text:p>2004-10-25</text:p>
          </table:table-cell>
          <table:table-cell office:value-type="float" office:value="42.7518" calcext:value-type="float">
            <text:p>42.7518</text:p>
          </table:table-cell>
          <table:table-cell office:value-type="float" office:value="43.17" calcext:value-type="float">
            <text:p>43.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mosaic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TNT.US</text:p>
          </table:table-cell>
          <table:table-cell office:value-type="float" office:value="75" calcext:value-type="float">
            <text:p>75</text:p>
          </table:table-cell>
          <table:table-cell office:value-type="float" office:value="381" calcext:value-type="float">
            <text:p>381</text:p>
          </table:table-cell>
          <table:table-cell office:value-type="float" office:value="123" calcext:value-type="float">
            <text:p>123</text:p>
          </table:table-cell>
          <table:table-cell office:value-type="float" office:value="0.372992" calcext:value-type="float">
            <text:p>0.372992</text:p>
          </table:table-cell>
          <table:table-cell office:value-type="float" office:value="254" calcext:value-type="float">
            <text:p>254</text:p>
          </table:table-cell>
          <table:table-cell office:value-type="float" office:value="0.0495809" calcext:value-type="float">
            <text:p>0.0495809</text:p>
          </table:table-cell>
          <table:table-cell office:value-type="float" office:value="4" calcext:value-type="float">
            <text:p>4</text:p>
          </table:table-cell>
          <table:table-cell office:value-type="float" office:value="1.13317" calcext:value-type="float">
            <text:p>1.1331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ortinet Inc</text:p>
          </table:table-cell>
          <table:table-cell office:value-type="string" calcext:value-type="string">
            <text:p>Yes</text:p>
          </table:table-cell>
          <table:table-cell office:value-type="float" office:value="1.20852" calcext:value-type="float">
            <text:p>1.20852</text:p>
          </table:table-cell>
          <table:table-cell office:value-type="float" office:value="0.0849164" calcext:value-type="float">
            <text:p>0.0849164</text:p>
          </table:table-cell>
          <table:table-cell office:value-type="float" office:value="17.02" calcext:value-type="float">
            <text:p>17.02</text:p>
          </table:table-cell>
          <table:table-cell office:value-type="float" office:value="70.348" calcext:value-type="float">
            <text:p>70.348</text:p>
          </table:table-cell>
          <table:table-cell office:value-type="float" office:value="46044.3" calcext:value-type="float">
            <text:p>46044.3</text:p>
          </table:table-cell>
          <table:table-cell table:style-name="ce6" office:value-type="date" office:date-value="2009-11-18" calcext:value-type="date">
            <text:p>2009-11-18</text:p>
          </table:table-cell>
          <table:table-cell office:value-type="float" office:value="48.89" calcext:value-type="float">
            <text:p>48.89</text:p>
          </table:table-cell>
          <table:table-cell office:value-type="float" office:value="79.63" calcext:value-type="float">
            <text:p>79.6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fortine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LAB.US</text:p>
          </table:table-cell>
          <table:table-cell office:value-type="float" office:value="76" calcext:value-type="float">
            <text:p>76</text:p>
          </table:table-cell>
          <table:table-cell office:value-type="float" office:value="382" calcext:value-type="float">
            <text:p>382</text:p>
          </table:table-cell>
          <table:table-cell office:value-type="float" office:value="135" calcext:value-type="float">
            <text:p>135</text:p>
          </table:table-cell>
          <table:table-cell office:value-type="float" office:value="0.403844" calcext:value-type="float">
            <text:p>0.403844</text:p>
          </table:table-cell>
          <table:table-cell office:value-type="float" office:value="81" calcext:value-type="float">
            <text:p>81</text:p>
          </table:table-cell>
          <table:table-cell office:value-type="float" office:value="0.124616" calcext:value-type="float">
            <text:p>0.124616</text:p>
          </table:table-cell>
          <table:table-cell office:value-type="float" office:value="166" calcext:value-type="float">
            <text:p>166</text:p>
          </table:table-cell>
          <table:table-cell office:value-type="float" office:value="0.128726" calcext:value-type="float">
            <text:p>0.12872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hotronics Inc</text:p>
          </table:table-cell>
          <table:table-cell office:value-type="string" calcext:value-type="string">
            <text:p>Yes</text:p>
          </table:table-cell>
          <table:table-cell office:value-type="float" office:value="0.207495" calcext:value-type="float">
            <text:p>0.207495</text:p>
          </table:table-cell>
          <table:table-cell office:value-type="float" office:value="0.0875437" calcext:value-type="float">
            <text:p>0.0875437</text:p>
          </table:table-cell>
          <table:table-cell office:value-type="float" office:value="8.501" calcext:value-type="float">
            <text:p>8.501</text:p>
          </table:table-cell>
          <table:table-cell office:value-type="float" office:value="86.877" calcext:value-type="float">
            <text:p>86.877</text:p>
          </table:table-cell>
          <table:table-cell office:value-type="float" office:value="1270.36" calcext:value-type="float">
            <text:p>1270.36</text:p>
          </table:table-cell>
          <table:table-cell table:style-name="ce6" office:value-type="date" office:date-value="1987-03-10" calcext:value-type="date">
            <text:p>1987-03-10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www.photronic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LK.US</text:p>
          </table:table-cell>
          <table:table-cell office:value-type="float" office:value="77" calcext:value-type="float">
            <text:p>77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.00001772" calcext:value-type="float">
            <text:p>0.00001772</text:p>
          </table:table-cell>
          <table:table-cell office:value-type="float" office:value="21" calcext:value-type="float">
            <text:p>21</text:p>
          </table:table-cell>
          <table:table-cell office:value-type="float" office:value="0.247415" calcext:value-type="float">
            <text:p>0.247415</text:p>
          </table:table-cell>
          <table:table-cell office:value-type="float" office:value="365" calcext:value-type="float">
            <text:p>365</text:p>
          </table:table-cell>
          <table:table-cell office:value-type="float" office:value="0.0498997" calcext:value-type="float">
            <text:p>0.049899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Telkom Indonesia (Persero) Tbk PT ADR Rep 100 B</text:p>
          </table:table-cell>
          <table:table-cell office:value-type="string" calcext:value-type="string">
            <text:p>Yes</text:p>
          </table:table-cell>
          <table:table-cell office:value-type="float" office:value="0.0818959" calcext:value-type="float">
            <text:p>0.0818959</text:p>
          </table:table-cell>
          <table:table-cell office:value-type="float" office:value="0.0319962" calcext:value-type="float">
            <text:p>0.0319962</text:p>
          </table:table-cell>
          <table:table-cell office:value-type="float" office:value="0" calcext:value-type="float">
            <text:p>0</text:p>
          </table:table-cell>
          <table:table-cell office:value-type="float" office:value="3.724" calcext:value-type="float">
            <text:p>3.724</text:p>
          </table:table-cell>
          <table:table-cell office:value-type="float" office:value="24072.1" calcext:value-type="float">
            <text:p>24072.1</text:p>
          </table:table-cell>
          <table:table-cell table:style-name="ce6" office:value-type="date" office:date-value="1995-11-14" calcext:value-type="date">
            <text:p>1995-11-14</text:p>
          </table:table-cell>
          <table:table-cell office:value-type="float" office:value="22.8854" calcext:value-type="float">
            <text:p>22.885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telkom.co.i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32.AU</text:p>
          </table:table-cell>
          <table:table-cell office:value-type="float" office:value="78" calcext:value-type="float">
            <text:p>78</text:p>
          </table:table-cell>
          <table:table-cell office:value-type="float" office:value="393" calcext:value-type="float">
            <text:p>393</text:p>
          </table:table-cell>
          <table:table-cell office:value-type="float" office:value="196" calcext:value-type="float">
            <text:p>196</text:p>
          </table:table-cell>
          <table:table-cell office:value-type="float" office:value="0.572978" calcext:value-type="float">
            <text:p>0.572978</text:p>
          </table:table-cell>
          <table:table-cell office:value-type="float" office:value="108" calcext:value-type="float">
            <text:p>108</text:p>
          </table:table-cell>
          <table:table-cell office:value-type="float" office:value="0.103824" calcext:value-type="float">
            <text:p>0.103824</text:p>
          </table:table-cell>
          <table:table-cell office:value-type="float" office:value="89" calcext:value-type="float">
            <text:p>89</text:p>
          </table:table-cell>
          <table:table-cell office:value-type="float" office:value="0.191096" calcext:value-type="float">
            <text:p>0.19109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uth32 Ltd</text:p>
          </table:table-cell>
          <table:table-cell office:value-type="string" calcext:value-type="string">
            <text:p>Yes</text:p>
          </table:table-cell>
          <table:table-cell office:value-type="float" office:value="0.261578" calcext:value-type="float">
            <text:p>0.261578</text:p>
          </table:table-cell>
          <table:table-cell office:value-type="float" office:value="0.0762863" calcext:value-type="float">
            <text:p>0.0762863</text:p>
          </table:table-cell>
          <table:table-cell office:value-type="float" office:value="0.496" calcext:value-type="float">
            <text:p>0.496</text:p>
          </table:table-cell>
          <table:table-cell office:value-type="float" office:value="38.198" calcext:value-type="float">
            <text:p>38.198</text:p>
          </table:table-cell>
          <table:table-cell office:value-type="float" office:value="15037.1" calcext:value-type="float">
            <text:p>15037.1</text:p>
          </table:table-cell>
          <table:table-cell/>
          <table:table-cell office:value-type="float" office:value="3.8753" calcext:value-type="float">
            <text:p>3.875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outh32.n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FG.TO</text:p>
          </table:table-cell>
          <table:table-cell office:value-type="float" office:value="79" calcext:value-type="float">
            <text:p>79</text:p>
          </table:table-cell>
          <table:table-cell office:value-type="float" office:value="394" calcext:value-type="float">
            <text:p>394</text:p>
          </table:table-cell>
          <table:table-cell office:value-type="float" office:value="180" calcext:value-type="float">
            <text:p>180</text:p>
          </table:table-cell>
          <table:table-cell office:value-type="float" office:value="0.522386" calcext:value-type="float">
            <text:p>0.522386</text:p>
          </table:table-cell>
          <table:table-cell office:value-type="float" office:value="89" calcext:value-type="float">
            <text:p>89</text:p>
          </table:table-cell>
          <table:table-cell office:value-type="float" office:value="0.117467" calcext:value-type="float">
            <text:p>0.117467</text:p>
          </table:table-cell>
          <table:table-cell office:value-type="float" office:value="125" calcext:value-type="float">
            <text:p>125</text:p>
          </table:table-cell>
          <table:table-cell office:value-type="float" office:value="0.155771" calcext:value-type="float">
            <text:p>0.15577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est Fraser Timber Co Ltd</text:p>
          </table:table-cell>
          <table:table-cell office:value-type="string" calcext:value-type="string">
            <text:p>Yes</text:p>
          </table:table-cell>
          <table:table-cell office:value-type="float" office:value="0.231091" calcext:value-type="float">
            <text:p>0.231091</text:p>
          </table:table-cell>
          <table:table-cell office:value-type="float" office:value="0.0831627" calcext:value-type="float">
            <text:p>0.0831627</text:p>
          </table:table-cell>
          <table:table-cell office:value-type="float" office:value="32.745" calcext:value-type="float">
            <text:p>32.745</text:p>
          </table:table-cell>
          <table:table-cell office:value-type="float" office:value="45.426" calcext:value-type="float">
            <text:p>45.426</text:p>
          </table:table-cell>
          <table:table-cell office:value-type="float" office:value="8354.33" calcext:value-type="float">
            <text:p>8354.33</text:p>
          </table:table-cell>
          <table:table-cell/>
          <table:table-cell office:value-type="float" office:value="96.2443" calcext:value-type="float">
            <text:p>96.244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westfras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G.US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110" calcext:value-type="float">
            <text:p>110</text:p>
          </table:table-cell>
          <table:table-cell office:value-type="float" office:value="0.343674" calcext:value-type="float">
            <text:p>0.343674</text:p>
          </table:table-cell>
          <table:table-cell office:value-type="float" office:value="11" calcext:value-type="float">
            <text:p>11</text:p>
          </table:table-cell>
          <table:table-cell office:value-type="float" office:value="0.489833" calcext:value-type="float">
            <text:p>0.489833</text:p>
          </table:table-cell>
          <table:table-cell office:value-type="float" office:value="278" calcext:value-type="float">
            <text:p>278</text:p>
          </table:table-cell>
          <table:table-cell office:value-type="float" office:value="0.0731398" calcext:value-type="float">
            <text:p>0.073139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Zillow Group Inc</text:p>
          </table:table-cell>
          <table:table-cell office:value-type="string" calcext:value-type="string">
            <text:p>Yes</text:p>
          </table:table-cell>
          <table:table-cell office:value-type="float" office:value="0.176978" calcext:value-type="float">
            <text:p>0.176978</text:p>
          </table:table-cell>
          <table:table-cell office:value-type="float" office:value="0.103838" calcext:value-type="float">
            <text:p>0.103838</text:p>
          </table:table-cell>
          <table:table-cell office:value-type="float" office:value="3.511" calcext:value-type="float">
            <text:p>3.511</text:p>
          </table:table-cell>
          <table:table-cell office:value-type="float" office:value="85.718" calcext:value-type="float">
            <text:p>85.718</text:p>
          </table:table-cell>
          <table:table-cell office:value-type="float" office:value="10662.8" calcext:value-type="float">
            <text:p>10662.8</text:p>
          </table:table-cell>
          <table:table-cell table:style-name="ce6" office:value-type="date" office:date-value="2011-07-20" calcext:value-type="date">
            <text:p>2011-07-20</text:p>
          </table:table-cell>
          <table:table-cell office:value-type="float" office:value="31.21" calcext:value-type="float">
            <text:p>31.21</text:p>
          </table:table-cell>
          <table:table-cell office:value-type="float" office:value="56.65" calcext:value-type="float">
            <text:p>56.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zillow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HBY.US</text:p>
          </table:table-cell>
          <table:table-cell office:value-type="float" office:value="81" calcext:value-type="float">
            <text:p>81</text:p>
          </table:table-cell>
          <table:table-cell office:value-type="float" office:value="404" calcext:value-type="float">
            <text:p>404</text:p>
          </table:table-cell>
          <table:table-cell office:value-type="float" office:value="44" calcext:value-type="float">
            <text:p>44</text:p>
          </table:table-cell>
          <table:table-cell office:value-type="float" office:value="0.158496" calcext:value-type="float">
            <text:p>0.158496</text:p>
          </table:table-cell>
          <table:table-cell office:value-type="float" office:value="5" calcext:value-type="float">
            <text:p>5</text:p>
          </table:table-cell>
          <table:table-cell office:value-type="float" office:value="0.551992" calcext:value-type="float">
            <text:p>0.551992</text:p>
          </table:table-cell>
          <table:table-cell office:value-type="float" office:value="355" calcext:value-type="float">
            <text:p>355</text:p>
          </table:table-cell>
          <table:table-cell office:value-type="float" office:value="0.0517004" calcext:value-type="float">
            <text:p>0.051700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che Holding Ltd ADR</text:p>
          </table:table-cell>
          <table:table-cell office:value-type="string" calcext:value-type="string">
            <text:p>Yes</text:p>
          </table:table-cell>
          <table:table-cell office:value-type="float" office:value="0.115404" calcext:value-type="float">
            <text:p>0.115404</text:p>
          </table:table-cell>
          <table:table-cell office:value-type="float" office:value="0.0637037" calcext:value-type="float">
            <text:p>0.0637037</text:p>
          </table:table-cell>
          <table:table-cell office:value-type="float" office:value="0" calcext:value-type="float">
            <text:p>0</text:p>
          </table:table-cell>
          <table:table-cell office:value-type="float" office:value="1.563" calcext:value-type="float">
            <text:p>1.563</text:p>
          </table:table-cell>
          <table:table-cell office:value-type="float" office:value="210917" calcext:value-type="float">
            <text:p>210917</text:p>
          </table:table-cell>
          <table:table-cell/>
          <table:table-cell office:value-type="float" office:value="37.7488" calcext:value-type="float">
            <text:p>37.748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och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O.US</text:p>
          </table:table-cell>
          <table:table-cell office:value-type="float" office:value="82" calcext:value-type="float">
            <text:p>82</text:p>
          </table:table-cell>
          <table:table-cell office:value-type="float" office:value="409" calcext:value-type="float">
            <text:p>409</text:p>
          </table:table-cell>
          <table:table-cell office:value-type="float" office:value="107" calcext:value-type="float">
            <text:p>107</text:p>
          </table:table-cell>
          <table:table-cell office:value-type="float" office:value="0.339317" calcext:value-type="float">
            <text:p>0.339317</text:p>
          </table:table-cell>
          <table:table-cell office:value-type="float" office:value="140" calcext:value-type="float">
            <text:p>140</text:p>
          </table:table-cell>
          <table:table-cell office:value-type="float" office:value="0.088269" calcext:value-type="float">
            <text:p>0.088269</text:p>
          </table:table-cell>
          <table:table-cell office:value-type="float" office:value="162" calcext:value-type="float">
            <text:p>162</text:p>
          </table:table-cell>
          <table:table-cell office:value-type="float" office:value="0.131442" calcext:value-type="float">
            <text:p>0.13144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hor Industries Inc</text:p>
          </table:table-cell>
          <table:table-cell office:value-type="string" calcext:value-type="string">
            <text:p>Yes</text:p>
          </table:table-cell>
          <table:table-cell office:value-type="float" office:value="0.195791" calcext:value-type="float">
            <text:p>0.195791</text:p>
          </table:table-cell>
          <table:table-cell office:value-type="float" office:value="0.0643494" calcext:value-type="float">
            <text:p>0.0643494</text:p>
          </table:table-cell>
          <table:table-cell office:value-type="float" office:value="4.663" calcext:value-type="float">
            <text:p>4.663</text:p>
          </table:table-cell>
          <table:table-cell office:value-type="float" office:value="100.885" calcext:value-type="float">
            <text:p>100.885</text:p>
          </table:table-cell>
          <table:table-cell office:value-type="float" office:value="5088.32" calcext:value-type="float">
            <text:p>5088.32</text:p>
          </table:table-cell>
          <table:table-cell table:style-name="ce6" office:value-type="date" office:date-value="1987-12-30" calcext:value-type="date">
            <text:p>1987-12-30</text:p>
          </table:table-cell>
          <table:table-cell office:value-type="float" office:value="74.0131" calcext:value-type="float">
            <text:p>74.0131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horindustri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XY.US</text:p>
          </table:table-cell>
          <table:table-cell office:value-type="float" office:value="83" calcext:value-type="float">
            <text:p>83</text:p>
          </table:table-cell>
          <table:table-cell office:value-type="float" office:value="410" calcext:value-type="float">
            <text:p>410</text:p>
          </table:table-cell>
          <table:table-cell office:value-type="float" office:value="233" calcext:value-type="float">
            <text:p>233</text:p>
          </table:table-cell>
          <table:table-cell office:value-type="float" office:value="0.727461" calcext:value-type="float">
            <text:p>0.727461</text:p>
          </table:table-cell>
          <table:table-cell office:value-type="float" office:value="71" calcext:value-type="float">
            <text:p>71</text:p>
          </table:table-cell>
          <table:table-cell office:value-type="float" office:value="0.131786" calcext:value-type="float">
            <text:p>0.131786</text:p>
          </table:table-cell>
          <table:table-cell office:value-type="float" office:value="106" calcext:value-type="float">
            <text:p>106</text:p>
          </table:table-cell>
          <table:table-cell office:value-type="float" office:value="0.17364" calcext:value-type="float">
            <text:p>0.1736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ccidental Petroleum Corporation</text:p>
          </table:table-cell>
          <table:table-cell office:value-type="string" calcext:value-type="string">
            <text:p>Yes</text:p>
          </table:table-cell>
          <table:table-cell office:value-type="float" office:value="0.246296" calcext:value-type="float">
            <text:p>0.246296</text:p>
          </table:table-cell>
          <table:table-cell office:value-type="float" office:value="0.0726569" calcext:value-type="float">
            <text:p>0.0726569</text:p>
          </table:table-cell>
          <table:table-cell office:value-type="float" office:value="0.276" calcext:value-type="float">
            <text:p>0.276</text:p>
          </table:table-cell>
          <table:table-cell office:value-type="float" office:value="79.617" calcext:value-type="float">
            <text:p>79.617</text:p>
          </table:table-cell>
          <table:table-cell office:value-type="float" office:value="54319.5" calcext:value-type="float">
            <text:p>54319.5</text:p>
          </table:table-cell>
          <table:table-cell table:style-name="ce6" office:value-type="date" office:date-value="1981-12-31" calcext:value-type="date">
            <text:p>1981-12-31</text:p>
          </table:table-cell>
          <table:table-cell office:value-type="float" office:value="62.2484" calcext:value-type="float">
            <text:p>62.2484</text:p>
          </table:table-cell>
          <table:table-cell office:value-type="float" office:value="69.83" calcext:value-type="float">
            <text:p>69.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x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MW.XETRA</text:p>
          </table:table-cell>
          <table:table-cell office:value-type="float" office:value="84" calcext:value-type="float">
            <text:p>84</text:p>
          </table:table-cell>
          <table:table-cell office:value-type="float" office:value="414" calcext:value-type="float">
            <text:p>414</text:p>
          </table:table-cell>
          <table:table-cell office:value-type="float" office:value="17" calcext:value-type="float">
            <text:p>17</text:p>
          </table:table-cell>
          <table:table-cell office:value-type="float" office:value="0.0249517" calcext:value-type="float">
            <text:p>0.0249517</text:p>
          </table:table-cell>
          <table:table-cell office:value-type="float" office:value="172" calcext:value-type="float">
            <text:p>172</text:p>
          </table:table-cell>
          <table:table-cell office:value-type="float" office:value="0.0747577" calcext:value-type="float">
            <text:p>0.0747577</text:p>
          </table:table-cell>
          <table:table-cell office:value-type="float" office:value="225" calcext:value-type="float">
            <text:p>225</text:p>
          </table:table-cell>
          <table:table-cell office:value-type="float" office:value="0.0939253" calcext:value-type="float">
            <text:p>0.093925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yerische Motoren Werke Aktiengesellschaft</text:p>
          </table:table-cell>
          <table:table-cell office:value-type="string" calcext:value-type="string">
            <text:p>Yes</text:p>
          </table:table-cell>
          <table:table-cell office:value-type="float" office:value="0.146048" calcext:value-type="float">
            <text:p>0.146048</text:p>
          </table:table-cell>
          <table:table-cell office:value-type="float" office:value="0.0521226" calcext:value-type="float">
            <text:p>0.0521226</text:p>
          </table:table-cell>
          <table:table-cell office:value-type="float" office:value="48.561" calcext:value-type="float">
            <text:p>48.561</text:p>
          </table:table-cell>
          <table:table-cell office:value-type="float" office:value="22.986" calcext:value-type="float">
            <text:p>22.986</text:p>
          </table:table-cell>
          <table:table-cell office:value-type="float" office:value="62085.6" calcext:value-type="float">
            <text:p>62085.6</text:p>
          </table:table-cell>
          <table:table-cell/>
          <table:table-cell office:value-type="float" office:value="76.8419" calcext:value-type="float">
            <text:p>76.841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mw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PAP.AT</text:p>
          </table:table-cell>
          <table:table-cell office:value-type="float" office:value="85" calcext:value-type="float">
            <text:p>85</text:p>
          </table:table-cell>
          <table:table-cell office:value-type="float" office:value="417" calcext:value-type="float">
            <text:p>417</text:p>
          </table:table-cell>
          <table:table-cell office:value-type="float" office:value="297" calcext:value-type="float">
            <text:p>297</text:p>
          </table:table-cell>
          <table:table-cell office:value-type="float" office:value="1.02132" calcext:value-type="float">
            <text:p>1.02132</text:p>
          </table:table-cell>
          <table:table-cell office:value-type="float" office:value="84" calcext:value-type="float">
            <text:p>84</text:p>
          </table:table-cell>
          <table:table-cell office:value-type="float" office:value="0.121413" calcext:value-type="float">
            <text:p>0.121413</text:p>
          </table:table-cell>
          <table:table-cell office:value-type="float" office:value="36" calcext:value-type="float">
            <text:p>36</text:p>
          </table:table-cell>
          <table:table-cell office:value-type="float" office:value="0.299818" calcext:value-type="float">
            <text:p>0.299818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ek Organization of Football Prognostics S.A.</text:p>
          </table:table-cell>
          <table:table-cell office:value-type="string" calcext:value-type="string">
            <text:p>Yes</text:p>
          </table:table-cell>
          <table:table-cell office:value-type="float" office:value="0.375501" calcext:value-type="float">
            <text:p>0.375501</text:p>
          </table:table-cell>
          <table:table-cell office:value-type="float" office:value="0.0808264" calcext:value-type="float">
            <text:p>0.0808264</text:p>
          </table:table-cell>
          <table:table-cell office:value-type="float" office:value="50.18" calcext:value-type="float">
            <text:p>50.18</text:p>
          </table:table-cell>
          <table:table-cell office:value-type="float" office:value="15.253" calcext:value-type="float">
            <text:p>15.253</text:p>
          </table:table-cell>
          <table:table-cell office:value-type="float" office:value="5711.29" calcext:value-type="float">
            <text:p>5711.29</text:p>
          </table:table-cell>
          <table:table-cell/>
          <table:table-cell office:value-type="float" office:value="12.3131" calcext:value-type="float">
            <text:p>12.313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opapcsr.g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LN.US</text:p>
          </table:table-cell>
          <table:table-cell office:value-type="float" office:value="86" calcext:value-type="float">
            <text:p>86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office:value-type="float" office:value="0.770231" calcext:value-type="float">
            <text:p>0.770231</text:p>
          </table:table-cell>
          <table:table-cell office:value-type="float" office:value="64" calcext:value-type="float">
            <text:p>64</text:p>
          </table:table-cell>
          <table:table-cell office:value-type="float" office:value="0.138247" calcext:value-type="float">
            <text:p>0.138247</text:p>
          </table:table-cell>
          <table:table-cell office:value-type="float" office:value="114" calcext:value-type="float">
            <text:p>114</text:p>
          </table:table-cell>
          <table:table-cell office:value-type="float" office:value="0.165454" calcext:value-type="float">
            <text:p>0.16545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lin Corporation</text:p>
          </table:table-cell>
          <table:table-cell office:value-type="string" calcext:value-type="string">
            <text:p>Yes</text:p>
          </table:table-cell>
          <table:table-cell office:value-type="float" office:value="0.236715" calcext:value-type="float">
            <text:p>0.236715</text:p>
          </table:table-cell>
          <table:table-cell office:value-type="float" office:value="0.0712604" calcext:value-type="float">
            <text:p>0.0712604</text:p>
          </table:table-cell>
          <table:table-cell office:value-type="float" office:value="1.115" calcext:value-type="float">
            <text:p>1.115</text:p>
          </table:table-cell>
          <table:table-cell office:value-type="float" office:value="90.866" calcext:value-type="float">
            <text:p>90.866</text:p>
          </table:table-cell>
          <table:table-cell office:value-type="float" office:value="5907.53" calcext:value-type="float">
            <text:p>5907.53</text:p>
          </table:table-cell>
          <table:table-cell table:style-name="ce6" office:value-type="date" office:date-value="1987-12-30" calcext:value-type="date">
            <text:p>1987-12-30</text:p>
          </table:table-cell>
          <table:table-cell office:value-type="float" office:value="52.1472" calcext:value-type="float">
            <text:p>52.1472</text:p>
          </table:table-cell>
          <table:table-cell office:value-type="float" office:value="61.57" calcext:value-type="float">
            <text:p>61.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oli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BK.XETRA</text:p>
          </table:table-cell>
          <table:table-cell office:value-type="float" office:value="87" calcext:value-type="float">
            <text:p>87</text:p>
          </table:table-cell>
          <table:table-cell office:value-type="float" office:value="419" calcext:value-type="float">
            <text:p>419</text:p>
          </table:table-cell>
          <table:table-cell office:value-type="float" office:value="153" calcext:value-type="float">
            <text:p>153</text:p>
          </table:table-cell>
          <table:table-cell office:value-type="float" office:value="0.45909" calcext:value-type="float">
            <text:p>0.45909</text:p>
          </table:table-cell>
          <table:table-cell office:value-type="float" office:value="225" calcext:value-type="float">
            <text:p>225</text:p>
          </table:table-cell>
          <table:table-cell office:value-type="float" office:value="0.0579423" calcext:value-type="float">
            <text:p>0.0579423</text:p>
          </table:table-cell>
          <table:table-cell office:value-type="float" office:value="41" calcext:value-type="float">
            <text:p>41</text:p>
          </table:table-cell>
          <table:table-cell office:value-type="float" office:value="0.287787" calcext:value-type="float">
            <text:p>0.28778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VERBIO Vereinigte BioEnergie AG</text:p>
          </table:table-cell>
          <table:table-cell office:value-type="string" calcext:value-type="string">
            <text:p>Yes</text:p>
          </table:table-cell>
          <table:table-cell office:value-type="float" office:value="0.358282" calcext:value-type="float">
            <text:p>0.358282</text:p>
          </table:table-cell>
          <table:table-cell office:value-type="float" office:value="0.0805276" calcext:value-type="float">
            <text:p>0.0805276</text:p>
          </table:table-cell>
          <table:table-cell office:value-type="float" office:value="70.824" calcext:value-type="float">
            <text:p>70.824</text:p>
          </table:table-cell>
          <table:table-cell office:value-type="float" office:value="11.372" calcext:value-type="float">
            <text:p>11.372</text:p>
          </table:table-cell>
          <table:table-cell office:value-type="float" office:value="2054.78" calcext:value-type="float">
            <text:p>2054.78</text:p>
          </table:table-cell>
          <table:table-cell/>
          <table:table-cell office:value-type="float" office:value="60.3818" calcext:value-type="float">
            <text:p>60.381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verbio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LN.JK</text:p>
          </table:table-cell>
          <table:table-cell office:value-type="float" office:value="88" calcext:value-type="float">
            <text:p>88</text:p>
          </table:table-cell>
          <table:table-cell office:value-type="float" office:value="424" calcext:value-type="float">
            <text:p>424</text:p>
          </table:table-cell>
          <table:table-cell office:value-type="float" office:value="40" calcext:value-type="float">
            <text:p>40</text:p>
          </table:table-cell>
          <table:table-cell office:value-type="float" office:value="0.144431" calcext:value-type="float">
            <text:p>0.144431</text:p>
          </table:table-cell>
          <table:table-cell office:value-type="float" office:value="68" calcext:value-type="float">
            <text:p>68</text:p>
          </table:table-cell>
          <table:table-cell office:value-type="float" office:value="0.134377" calcext:value-type="float">
            <text:p>0.134377</text:p>
          </table:table-cell>
          <table:table-cell office:value-type="float" office:value="316" calcext:value-type="float">
            <text:p>316</text:p>
          </table:table-cell>
          <table:table-cell office:value-type="float" office:value="0.0620512" calcext:value-type="float">
            <text:p>0.062051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gung Podomoro Land Tbk</text:p>
          </table:table-cell>
          <table:table-cell office:value-type="string" calcext:value-type="string">
            <text:p>Yes</text:p>
          </table:table-cell>
          <table:table-cell office:value-type="float" office:value="0.116192" calcext:value-type="float">
            <text:p>0.116192</text:p>
          </table:table-cell>
          <table:table-cell office:value-type="float" office:value="0.0541405" calcext:value-type="float">
            <text:p>0.0541405</text:p>
          </table:table-cell>
          <table:table-cell office:value-type="float" office:value="87.745" calcext:value-type="float">
            <text:p>87.745</text:p>
          </table:table-cell>
          <table:table-cell office:value-type="float" office:value="0.048" calcext:value-type="float">
            <text:p>0.048</text:p>
          </table:table-cell>
          <table:table-cell office:value-type="float" office:value="2905510" calcext:value-type="float">
            <text:p>290551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gungpodomorolan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EUS.US</text:p>
          </table:table-cell>
          <table:table-cell office:value-type="float" office:value="89" calcext:value-type="float">
            <text:p>89</text:p>
          </table:table-cell>
          <table:table-cell office:value-type="float" office:value="426" calcext:value-type="float">
            <text:p>426</text:p>
          </table:table-cell>
          <table:table-cell office:value-type="float" office:value="75" calcext:value-type="float">
            <text:p>75</text:p>
          </table:table-cell>
          <table:table-cell office:value-type="float" office:value="0.257237" calcext:value-type="float">
            <text:p>0.257237</text:p>
          </table:table-cell>
          <table:table-cell office:value-type="float" office:value="24" calcext:value-type="float">
            <text:p>24</text:p>
          </table:table-cell>
          <table:table-cell office:value-type="float" office:value="0.225395" calcext:value-type="float">
            <text:p>0.225395</text:p>
          </table:table-cell>
          <table:table-cell office:value-type="float" office:value="327" calcext:value-type="float">
            <text:p>327</text:p>
          </table:table-cell>
          <table:table-cell office:value-type="float" office:value="0.0595433" calcext:value-type="float">
            <text:p>0.059543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lympic Steel Inc</text:p>
          </table:table-cell>
          <table:table-cell office:value-type="string" calcext:value-type="string">
            <text:p>Yes</text:p>
          </table:table-cell>
          <table:table-cell office:value-type="float" office:value="0.127526" calcext:value-type="float">
            <text:p>0.127526</text:p>
          </table:table-cell>
          <table:table-cell office:value-type="float" office:value="0.0679826" calcext:value-type="float">
            <text:p>0.0679826</text:p>
          </table:table-cell>
          <table:table-cell office:value-type="float" office:value="12.378" calcext:value-type="float">
            <text:p>12.378</text:p>
          </table:table-cell>
          <table:table-cell office:value-type="float" office:value="85.75" calcext:value-type="float">
            <text:p>85.75</text:p>
          </table:table-cell>
          <table:table-cell office:value-type="float" office:value="576.107" calcext:value-type="float">
            <text:p>576.107</text:p>
          </table:table-cell>
          <table:table-cell table:style-name="ce6" office:value-type="date" office:date-value="1994-03-10" calcext:value-type="date">
            <text:p>1994-03-10</text:p>
          </table:table-cell>
          <table:table-cell office:value-type="float" office:value="33.242" calcext:value-type="float">
            <text:p>33.242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olystee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SL.US</text:p>
          </table:table-cell>
          <table:table-cell office:value-type="float" office:value="90" calcext:value-type="float">
            <text:p>90</text:p>
          </table:table-cell>
          <table:table-cell office:value-type="float" office:value="431" calcext:value-type="float">
            <text:p>431</text:p>
          </table:table-cell>
          <table:table-cell office:value-type="float" office:value="56" calcext:value-type="float">
            <text:p>56</text:p>
          </table:table-cell>
          <table:table-cell office:value-type="float" office:value="0.194438" calcext:value-type="float">
            <text:p>0.194438</text:p>
          </table:table-cell>
          <table:table-cell office:value-type="float" office:value="242" calcext:value-type="float">
            <text:p>242</text:p>
          </table:table-cell>
          <table:table-cell office:value-type="float" office:value="0.0536908" calcext:value-type="float">
            <text:p>0.0536908</text:p>
          </table:table-cell>
          <table:table-cell office:value-type="float" office:value="133" calcext:value-type="float">
            <text:p>133</text:p>
          </table:table-cell>
          <table:table-cell office:value-type="float" office:value="0.150592" calcext:value-type="float">
            <text:p>0.15059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lobal Ship Lease Inc</text:p>
          </table:table-cell>
          <table:table-cell office:value-type="string" calcext:value-type="string">
            <text:p>Yes</text:p>
          </table:table-cell>
          <table:table-cell office:value-type="float" office:value="0.206282" calcext:value-type="float">
            <text:p>0.206282</text:p>
          </table:table-cell>
          <table:table-cell office:value-type="float" office:value="0.05569" calcext:value-type="float">
            <text:p>0.05569</text:p>
          </table:table-cell>
          <table:table-cell office:value-type="float" office:value="7.325" calcext:value-type="float">
            <text:p>7.325</text:p>
          </table:table-cell>
          <table:table-cell office:value-type="float" office:value="51.679" calcext:value-type="float">
            <text:p>51.679</text:p>
          </table:table-cell>
          <table:table-cell office:value-type="float" office:value="634.744" calcext:value-type="float">
            <text:p>634.744</text:p>
          </table:table-cell>
          <table:table-cell table:style-name="ce6" office:value-type="date" office:date-value="2006-08-25" calcext:value-type="date">
            <text:p>2006-08-25</text:p>
          </table:table-cell>
          <table:table-cell office:value-type="float" office:value="15.3676" calcext:value-type="float">
            <text:p>15.3676</text:p>
          </table:table-cell>
          <table:table-cell office:value-type="float" office:value="28.25" calcext:value-type="float">
            <text:p>28.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www.globalshipleas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MHC.US</text:p>
          </table:table-cell>
          <table:table-cell office:value-type="float" office:value="91" calcext:value-type="float">
            <text:p>91</text:p>
          </table:table-cell>
          <table:table-cell office:value-type="float" office:value="432" calcext:value-type="float">
            <text:p>432</text:p>
          </table:table-cell>
          <table:table-cell office:value-type="float" office:value="97" calcext:value-type="float">
            <text:p>97</text:p>
          </table:table-cell>
          <table:table-cell office:value-type="float" office:value="0.318052" calcext:value-type="float">
            <text:p>0.318052</text:p>
          </table:table-cell>
          <table:table-cell office:value-type="float" office:value="94" calcext:value-type="float">
            <text:p>94</text:p>
          </table:table-cell>
          <table:table-cell office:value-type="float" office:value="0.112986" calcext:value-type="float">
            <text:p>0.112986</text:p>
          </table:table-cell>
          <table:table-cell office:value-type="float" office:value="241" calcext:value-type="float">
            <text:p>241</text:p>
          </table:table-cell>
          <table:table-cell office:value-type="float" office:value="0.0848533" calcext:value-type="float">
            <text:p>0.084853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aylor Morn Home</text:p>
          </table:table-cell>
          <table:table-cell office:value-type="string" calcext:value-type="string">
            <text:p>Yes</text:p>
          </table:table-cell>
          <table:table-cell office:value-type="float" office:value="0.148126" calcext:value-type="float">
            <text:p>0.148126</text:p>
          </table:table-cell>
          <table:table-cell office:value-type="float" office:value="0.063273" calcext:value-type="float">
            <text:p>0.063273</text:p>
          </table:table-cell>
          <table:table-cell office:value-type="float" office:value="4.56" calcext:value-type="float">
            <text:p>4.56</text:p>
          </table:table-cell>
          <table:table-cell office:value-type="float" office:value="100.939" calcext:value-type="float">
            <text:p>100.939</text:p>
          </table:table-cell>
          <table:table-cell office:value-type="float" office:value="4539.9" calcext:value-type="float">
            <text:p>4539.9</text:p>
          </table:table-cell>
          <table:table-cell table:style-name="ce6" office:value-type="date" office:date-value="2013-04-10" calcext:value-type="date">
            <text:p>2013-04-10</text:p>
          </table:table-cell>
          <table:table-cell office:value-type="float" office:value="30.35" calcext:value-type="float">
            <text:p>30.35</text:p>
          </table:table-cell>
          <table:table-cell office:value-type="float" office:value="53.75" calcext:value-type="float">
            <text:p>53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aylormorris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Q.US</text:p>
          </table:table-cell>
          <table:table-cell office:value-type="float" office:value="92" calcext:value-type="float">
            <text:p>92</text:p>
          </table:table-cell>
          <table:table-cell office:value-type="float" office:value="439" calcext:value-type="float">
            <text:p>439</text:p>
          </table:table-cell>
          <table:table-cell office:value-type="float" office:value="369" calcext:value-type="float">
            <text:p>369</text:p>
          </table:table-cell>
          <table:table-cell office:value-type="float" office:value="1.49251" calcext:value-type="float">
            <text:p>1.49251</text:p>
          </table:table-cell>
          <table:table-cell office:value-type="float" office:value="51" calcext:value-type="float">
            <text:p>51</text:p>
          </table:table-cell>
          <table:table-cell office:value-type="float" office:value="0.150365" calcext:value-type="float">
            <text:p>0.150365</text:p>
          </table:table-cell>
          <table:table-cell office:value-type="float" office:value="19" calcext:value-type="float">
            <text:p>19</text:p>
          </table:table-cell>
          <table:table-cell office:value-type="float" office:value="0.464088" calcext:value-type="float">
            <text:p>0.46408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Yes</text:p>
          </table:table-cell>
          <table:table-cell office:value-type="float" office:value="0.538208" calcext:value-type="float">
            <text:p>0.538208</text:p>
          </table:table-cell>
          <table:table-cell office:value-type="float" office:value="0.0741193" calcext:value-type="float">
            <text:p>0.0741193</text:p>
          </table:table-cell>
          <table:table-cell office:value-type="float" office:value="0.199" calcext:value-type="float">
            <text:p>0.199</text:p>
          </table:table-cell>
          <table:table-cell office:value-type="float" office:value="80.215" calcext:value-type="float">
            <text:p>80.215</text:p>
          </table:table-cell>
          <table:table-cell office:value-type="float" office:value="25368.9" calcext:value-type="float">
            <text:p>25368.9</text:p>
          </table:table-cell>
          <table:table-cell table:style-name="ce6" office:value-type="date" office:date-value="1962-01-02" calcext:value-type="date">
            <text:p>1962-01-02</text:p>
          </table:table-cell>
          <table:table-cell office:value-type="float" office:value="25.9218" calcext:value-type="float">
            <text:p>25.9218</text:p>
          </table:table-cell>
          <table:table-cell office:value-type="float" office:value="30.84" calcext:value-type="float">
            <text:p>30.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GB.US</text:p>
          </table:table-cell>
          <table:table-cell office:value-type="float" office:value="93" calcext:value-type="float">
            <text:p>93</text:p>
          </table:table-cell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office:value-type="float" office:value="0.0607481" calcext:value-type="float">
            <text:p>0.0607481</text:p>
          </table:table-cell>
          <table:table-cell office:value-type="float" office:value="37" calcext:value-type="float">
            <text:p>37</text:p>
          </table:table-cell>
          <table:table-cell office:value-type="float" office:value="0.191663" calcext:value-type="float">
            <text:p>0.191663</text:p>
          </table:table-cell>
          <table:table-cell office:value-type="float" office:value="382" calcext:value-type="float">
            <text:p>382</text:p>
          </table:table-cell>
          <table:table-cell office:value-type="float" office:value="0.0467929" calcext:value-type="float">
            <text:p>0.046792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rdau SA ADR</text:p>
          </table:table-cell>
          <table:table-cell office:value-type="string" calcext:value-type="string">
            <text:p>Yes</text:p>
          </table:table-cell>
          <table:table-cell office:value-type="float" office:value="0.100497" calcext:value-type="float">
            <text:p>0.100497</text:p>
          </table:table-cell>
          <table:table-cell office:value-type="float" office:value="0.0537038" calcext:value-type="float">
            <text:p>0.0537038</text:p>
          </table:table-cell>
          <table:table-cell office:value-type="float" office:value="0" calcext:value-type="float">
            <text:p>0</text:p>
          </table:table-cell>
          <table:table-cell office:value-type="float" office:value="27.762" calcext:value-type="float">
            <text:p>27.762</text:p>
          </table:table-cell>
          <table:table-cell office:value-type="float" office:value="7679.16" calcext:value-type="float">
            <text:p>7679.16</text:p>
          </table:table-cell>
          <table:table-cell table:style-name="ce6" office:value-type="date" office:date-value="1999-03-10" calcext:value-type="date">
            <text:p>1999-03-10</text:p>
          </table:table-cell>
          <table:table-cell office:value-type="float" office:value="4.9466" calcext:value-type="float">
            <text:p>4.9466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2.gerdau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NET.US</text:p>
          </table:table-cell>
          <table:table-cell office:value-type="float" office:value="94" calcext:value-type="float">
            <text:p>94</text:p>
          </table:table-cell>
          <table:table-cell office:value-type="float" office:value="442" calcext:value-type="float">
            <text:p>442</text:p>
          </table:table-cell>
          <table:table-cell office:value-type="float" office:value="265" calcext:value-type="float">
            <text:p>265</text:p>
          </table:table-cell>
          <table:table-cell office:value-type="float" office:value="0.873803" calcext:value-type="float">
            <text:p>0.873803</text:p>
          </table:table-cell>
          <table:table-cell office:value-type="float" office:value="100" calcext:value-type="float">
            <text:p>100</text:p>
          </table:table-cell>
          <table:table-cell office:value-type="float" office:value="0.108592" calcext:value-type="float">
            <text:p>0.108592</text:p>
          </table:table-cell>
          <table:table-cell office:value-type="float" office:value="77" calcext:value-type="float">
            <text:p>77</text:p>
          </table:table-cell>
          <table:table-cell office:value-type="float" office:value="0.203952" calcext:value-type="float">
            <text:p>0.2039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riNet Group Inc</text:p>
          </table:table-cell>
          <table:table-cell office:value-type="string" calcext:value-type="string">
            <text:p>Yes</text:p>
          </table:table-cell>
          <table:table-cell office:value-type="float" office:value="0.279308" calcext:value-type="float">
            <text:p>0.279308</text:p>
          </table:table-cell>
          <table:table-cell office:value-type="float" office:value="0.0800806" calcext:value-type="float">
            <text:p>0.0800806</text:p>
          </table:table-cell>
          <table:table-cell office:value-type="float" office:value="6.777" calcext:value-type="float">
            <text:p>6.777</text:p>
          </table:table-cell>
          <table:table-cell office:value-type="float" office:value="96.402" calcext:value-type="float">
            <text:p>96.402</text:p>
          </table:table-cell>
          <table:table-cell office:value-type="float" office:value="5998.19" calcext:value-type="float">
            <text:p>5998.19</text:p>
          </table:table-cell>
          <table:table-cell table:style-name="ce6" office:value-type="date" office:date-value="2014-03-27" calcext:value-type="date">
            <text:p>2014-03-27</text:p>
          </table:table-cell>
          <table:table-cell office:value-type="float" office:value="67.8" calcext:value-type="float">
            <text:p>67.8</text:p>
          </table:table-cell>
          <table:table-cell office:value-type="float" office:value="109.5" calcext:value-type="float">
            <text:p>109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rine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FPI.US</text:p>
          </table:table-cell>
          <table:table-cell office:value-type="float" office:value="95" calcext:value-type="float">
            <text:p>95</text:p>
          </table:table-cell>
          <table:table-cell office:value-type="float" office:value="443" calcext:value-type="float">
            <text:p>443</text:p>
          </table:table-cell>
          <table:table-cell office:value-type="float" office:value="183" calcext:value-type="float">
            <text:p>183</text:p>
          </table:table-cell>
          <table:table-cell office:value-type="float" office:value="0.535753" calcext:value-type="float">
            <text:p>0.535753</text:p>
          </table:table-cell>
          <table:table-cell office:value-type="float" office:value="125" calcext:value-type="float">
            <text:p>125</text:p>
          </table:table-cell>
          <table:table-cell office:value-type="float" office:value="0.0943821" calcext:value-type="float">
            <text:p>0.0943821</text:p>
          </table:table-cell>
          <table:table-cell office:value-type="float" office:value="135" calcext:value-type="float">
            <text:p>135</text:p>
          </table:table-cell>
          <table:table-cell office:value-type="float" office:value="0.149075" calcext:value-type="float">
            <text:p>0.14907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fp Industries Inc</text:p>
          </table:table-cell>
          <table:table-cell office:value-type="string" calcext:value-type="string">
            <text:p>Yes</text:p>
          </table:table-cell>
          <table:table-cell office:value-type="float" office:value="0.224431" calcext:value-type="float">
            <text:p>0.224431</text:p>
          </table:table-cell>
          <table:table-cell office:value-type="float" office:value="0.0832018" calcext:value-type="float">
            <text:p>0.0832018</text:p>
          </table:table-cell>
          <table:table-cell office:value-type="float" office:value="2.926" calcext:value-type="float">
            <text:p>2.926</text:p>
          </table:table-cell>
          <table:table-cell office:value-type="float" office:value="82.024" calcext:value-type="float">
            <text:p>82.024</text:p>
          </table:table-cell>
          <table:table-cell office:value-type="float" office:value="6226.71" calcext:value-type="float">
            <text:p>6226.71</text:p>
          </table:table-cell>
          <table:table-cell table:style-name="ce6" office:value-type="date" office:date-value="1993-11-10" calcext:value-type="date">
            <text:p>1993-11-10</text:p>
          </table:table-cell>
          <table:table-cell office:value-type="float" office:value="78.3375" calcext:value-type="float">
            <text:p>78.337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ufp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COM.US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278" calcext:value-type="float">
            <text:p>278</text:p>
          </table:table-cell>
          <table:table-cell office:value-type="float" office:value="0.92875" calcext:value-type="float">
            <text:p>0.92875</text:p>
          </table:table-cell>
          <table:table-cell office:value-type="float" office:value="116" calcext:value-type="float">
            <text:p>116</text:p>
          </table:table-cell>
          <table:table-cell office:value-type="float" office:value="0.100264" calcext:value-type="float">
            <text:p>0.100264</text:p>
          </table:table-cell>
          <table:table-cell office:value-type="float" office:value="58" calcext:value-type="float">
            <text:p>58</text:p>
          </table:table-cell>
          <table:table-cell office:value-type="float" office:value="0.235387" calcext:value-type="float">
            <text:p>0.23538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Qualcomm Incorporated</text:p>
          </table:table-cell>
          <table:table-cell office:value-type="string" calcext:value-type="string">
            <text:p>Yes</text:p>
          </table:table-cell>
          <table:table-cell office:value-type="float" office:value="0.309794" calcext:value-type="float">
            <text:p>0.309794</text:p>
          </table:table-cell>
          <table:table-cell office:value-type="float" office:value="0.0792237" calcext:value-type="float">
            <text:p>0.0792237</text:p>
          </table:table-cell>
          <table:table-cell office:value-type="float" office:value="0.078" calcext:value-type="float">
            <text:p>0.078</text:p>
          </table:table-cell>
          <table:table-cell office:value-type="float" office:value="76.128" calcext:value-type="float">
            <text:p>76.128</text:p>
          </table:table-cell>
          <table:table-cell office:value-type="float" office:value="123742" calcext:value-type="float">
            <text:p>123742</text:p>
          </table:table-cell>
          <table:table-cell table:style-name="ce6" office:value-type="date" office:date-value="1991-12-13" calcext:value-type="date">
            <text:p>1991-12-13</text:p>
          </table:table-cell>
          <table:table-cell office:value-type="float" office:value="107.075" calcext:value-type="float">
            <text:p>107.075</text:p>
          </table:table-cell>
          <table:table-cell office:value-type="float" office:value="142.66" calcext:value-type="float">
            <text:p>142.6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qualcom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LL.US</text:p>
          </table:table-cell>
          <table:table-cell office:value-type="float" office:value="97" calcext:value-type="float">
            <text:p>97</text:p>
          </table:table-cell>
          <table:table-cell office:value-type="float" office:value="452" calcext:value-type="float">
            <text:p>452</text:p>
          </table:table-cell>
          <table:table-cell office:value-type="float" office:value="234" calcext:value-type="float">
            <text:p>234</text:p>
          </table:table-cell>
          <table:table-cell office:value-type="float" office:value="0.731966" calcext:value-type="float">
            <text:p>0.731966</text:p>
          </table:table-cell>
          <table:table-cell office:value-type="float" office:value="50" calcext:value-type="float">
            <text:p>50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168" calcext:value-type="float">
            <text:p>168</text:p>
          </table:table-cell>
          <table:table-cell office:value-type="float" office:value="0.127169" calcext:value-type="float">
            <text:p>0.12716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ll Technologies Inc</text:p>
          </table:table-cell>
          <table:table-cell office:value-type="string" calcext:value-type="string">
            <text:p>Yes</text:p>
          </table:table-cell>
          <table:table-cell office:value-type="float" office:value="0.178289" calcext:value-type="float">
            <text:p>0.178289</text:p>
          </table:table-cell>
          <table:table-cell office:value-type="float" office:value="0.0511194" calcext:value-type="float">
            <text:p>0.0511194</text:p>
          </table:table-cell>
          <table:table-cell office:value-type="float" office:value="3.323" calcext:value-type="float">
            <text:p>3.323</text:p>
          </table:table-cell>
          <table:table-cell office:value-type="float" office:value="77.109" calcext:value-type="float">
            <text:p>77.109</text:p>
          </table:table-cell>
          <table:table-cell office:value-type="float" office:value="48976" calcext:value-type="float">
            <text:p>48976</text:p>
          </table:table-cell>
          <table:table-cell table:style-name="ce6" office:value-type="date" office:date-value="1988-06-22" calcext:value-type="date">
            <text:p>1988-06-22</text:p>
          </table:table-cell>
          <table:table-cell office:value-type="float" office:value="39.0604" calcext:value-type="float">
            <text:p>39.0604</text:p>
          </table:table-cell>
          <table:table-cell office:value-type="float" office:value="64.82" calcext:value-type="float">
            <text:p>64.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elltechnologi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RCX.US</text:p>
          </table:table-cell>
          <table:table-cell office:value-type="float" office:value="98" calcext:value-type="float">
            <text:p>98</text:p>
          </table:table-cell>
          <table:table-cell office:value-type="float" office:value="457" calcext:value-type="float">
            <text:p>457</text:p>
          </table:table-cell>
          <table:table-cell office:value-type="float" office:value="194" calcext:value-type="float">
            <text:p>194</text:p>
          </table:table-cell>
          <table:table-cell office:value-type="float" office:value="0.562135" calcext:value-type="float">
            <text:p>0.562135</text:p>
          </table:table-cell>
          <table:table-cell office:value-type="float" office:value="216" calcext:value-type="float">
            <text:p>216</text:p>
          </table:table-cell>
          <table:table-cell office:value-type="float" office:value="0.0601456" calcext:value-type="float">
            <text:p>0.0601456</text:p>
          </table:table-cell>
          <table:table-cell office:value-type="float" office:value="47" calcext:value-type="float">
            <text:p>47</text:p>
          </table:table-cell>
          <table:table-cell office:value-type="float" office:value="0.265284" calcext:value-type="float">
            <text:p>0.26528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m Research Corp</text:p>
          </table:table-cell>
          <table:table-cell office:value-type="string" calcext:value-type="string">
            <text:p>Yes</text:p>
          </table:table-cell>
          <table:table-cell office:value-type="float" office:value="0.336087" calcext:value-type="float">
            <text:p>0.336087</text:p>
          </table:table-cell>
          <table:table-cell office:value-type="float" office:value="0.0772405" calcext:value-type="float">
            <text:p>0.0772405</text:p>
          </table:table-cell>
          <table:table-cell office:value-type="float" office:value="0.298" calcext:value-type="float">
            <text:p>0.298</text:p>
          </table:table-cell>
          <table:table-cell office:value-type="float" office:value="88.542" calcext:value-type="float">
            <text:p>88.542</text:p>
          </table:table-cell>
          <table:table-cell office:value-type="float" office:value="83050" calcext:value-type="float">
            <text:p>83050</text:p>
          </table:table-cell>
          <table:table-cell table:style-name="ce6" office:value-type="date" office:date-value="1984-05-11" calcext:value-type="date">
            <text:p>1984-05-11</text:p>
          </table:table-cell>
          <table:table-cell office:value-type="float" office:value="415.238" calcext:value-type="float">
            <text:p>415.238</text:p>
          </table:table-cell>
          <table:table-cell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lamresearc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X.US</text:p>
          </table:table-cell>
          <table:table-cell office:value-type="float" office:value="99" calcext:value-type="float">
            <text:p>99</text:p>
          </table:table-cell>
          <table:table-cell office:value-type="float" office:value="462" calcext:value-type="float">
            <text:p>462</text:p>
          </table:table-cell>
          <table:table-cell office:value-type="float" office:value="63" calcext:value-type="float">
            <text:p>63</text:p>
          </table:table-cell>
          <table:table-cell office:value-type="float" office:value="0.224844" calcext:value-type="float">
            <text:p>0.224844</text:p>
          </table:table-cell>
          <table:table-cell office:value-type="float" office:value="39" calcext:value-type="float">
            <text:p>39</text:p>
          </table:table-cell>
          <table:table-cell office:value-type="float" office:value="0.17741" calcext:value-type="float">
            <text:p>0.17741</text:p>
          </table:table-cell>
          <table:table-cell office:value-type="float" office:value="360" calcext:value-type="float">
            <text:p>360</text:p>
          </table:table-cell>
          <table:table-cell office:value-type="float" office:value="0.0508864" calcext:value-type="float">
            <text:p>0.050886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Ternium SA ADR</text:p>
          </table:table-cell>
          <table:table-cell office:value-type="string" calcext:value-type="string">
            <text:p>Yes</text:p>
          </table:table-cell>
          <table:table-cell office:value-type="float" office:value="0.126242" calcext:value-type="float">
            <text:p>0.126242</text:p>
          </table:table-cell>
          <table:table-cell office:value-type="float" office:value="0.0761112" calcext:value-type="float">
            <text:p>0.0761112</text:p>
          </table:table-cell>
          <table:table-cell office:value-type="float" office:value="0" calcext:value-type="float">
            <text:p>0</text:p>
          </table:table-cell>
          <table:table-cell office:value-type="float" office:value="15.002" calcext:value-type="float">
            <text:p>15.002</text:p>
          </table:table-cell>
          <table:table-cell office:value-type="float" office:value="7188.8" calcext:value-type="float">
            <text:p>7188.8</text:p>
          </table:table-cell>
          <table:table-cell table:style-name="ce6" office:value-type="date" office:date-value="2006-02-01" calcext:value-type="date">
            <text:p>2006-02-01</text:p>
          </table:table-cell>
          <table:table-cell office:value-type="float" office:value="28.3238" calcext:value-type="float">
            <text:p>28.3238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erniu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KS.US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  <table:table-cell office:value-type="float" office:value="186" calcext:value-type="float">
            <text:p>186</text:p>
          </table:table-cell>
          <table:table-cell office:value-type="float" office:value="0.544179" calcext:value-type="float">
            <text:p>0.544179</text:p>
          </table:table-cell>
          <table:table-cell office:value-type="float" office:value="174" calcext:value-type="float">
            <text:p>174</text:p>
          </table:table-cell>
          <table:table-cell office:value-type="float" office:value="0.0745239" calcext:value-type="float">
            <text:p>0.0745239</text:p>
          </table:table-cell>
          <table:table-cell office:value-type="float" office:value="107" calcext:value-type="float">
            <text:p>107</text:p>
          </table:table-cell>
          <table:table-cell office:value-type="float" office:value="0.173262" calcext:value-type="float">
            <text:p>0.17326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ick’s Sporting Goods Inc</text:p>
          </table:table-cell>
          <table:table-cell office:value-type="string" calcext:value-type="string">
            <text:p>Yes</text:p>
          </table:table-cell>
          <table:table-cell office:value-type="float" office:value="0.22739" calcext:value-type="float">
            <text:p>0.22739</text:p>
          </table:table-cell>
          <table:table-cell office:value-type="float" office:value="0.0541278" calcext:value-type="float">
            <text:p>0.0541278</text:p>
          </table:table-cell>
          <table:table-cell office:value-type="float" office:value="3.425" calcext:value-type="float">
            <text:p>3.425</text:p>
          </table:table-cell>
          <table:table-cell office:value-type="float" office:value="97.561" calcext:value-type="float">
            <text:p>97.561</text:p>
          </table:table-cell>
          <table:table-cell office:value-type="float" office:value="8799.04" calcext:value-type="float">
            <text:p>8799.04</text:p>
          </table:table-cell>
          <table:table-cell table:style-name="ce6" office:value-type="date" office:date-value="2002-10-16" calcext:value-type="date">
            <text:p>2002-10-16</text:p>
          </table:table-cell>
          <table:table-cell office:value-type="float" office:value="116.684" calcext:value-type="float">
            <text:p>116.684</text:p>
          </table:table-cell>
          <table:table-cell office:value-type="float" office:value="156.5" calcext:value-type="float">
            <text:p>156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ckssportinggoo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MAT.US</text:p>
          </table:table-cell>
          <table:table-cell office:value-type="float" office:value="101" calcext:value-type="float">
            <text:p>101</text:p>
          </table:table-cell>
          <table:table-cell office:value-type="float" office:value="473" calcext:value-type="float">
            <text:p>473</text:p>
          </table:table-cell>
          <table:table-cell office:value-type="float" office:value="252" calcext:value-type="float">
            <text:p>252</text:p>
          </table:table-cell>
          <table:table-cell office:value-type="float" office:value="0.823612" calcext:value-type="float">
            <text:p>0.823612</text:p>
          </table:table-cell>
          <table:table-cell office:value-type="float" office:value="164" calcext:value-type="float">
            <text:p>164</text:p>
          </table:table-cell>
          <table:table-cell office:value-type="float" office:value="0.0794271" calcext:value-type="float">
            <text:p>0.0794271</text:p>
          </table:table-cell>
          <table:table-cell office:value-type="float" office:value="57" calcext:value-type="float">
            <text:p>57</text:p>
          </table:table-cell>
          <table:table-cell office:value-type="float" office:value="0.241439" calcext:value-type="float">
            <text:p>0.24143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plied Materials Inc</text:p>
          </table:table-cell>
          <table:table-cell office:value-type="string" calcext:value-type="string">
            <text:p>Yes</text:p>
          </table:table-cell>
          <table:table-cell office:value-type="float" office:value="0.320208" calcext:value-type="float">
            <text:p>0.320208</text:p>
          </table:table-cell>
          <table:table-cell office:value-type="float" office:value="0.0860759" calcext:value-type="float">
            <text:p>0.0860759</text:p>
          </table:table-cell>
          <table:table-cell office:value-type="float" office:value="0.348" calcext:value-type="float">
            <text:p>0.348</text:p>
          </table:table-cell>
          <table:table-cell office:value-type="float" office:value="83.89" calcext:value-type="float">
            <text:p>83.89</text:p>
          </table:table-cell>
          <table:table-cell office:value-type="float" office:value="117357" calcext:value-type="float">
            <text:p>117357</text:p>
          </table:table-cell>
          <table:table-cell table:style-name="ce6" office:value-type="date" office:date-value="1972-10-05" calcext:value-type="date">
            <text:p>1972-10-05</text:p>
          </table:table-cell>
          <table:table-cell office:value-type="float" office:value="96.4857" calcext:value-type="float">
            <text:p>96.4857</text:p>
          </table:table-cell>
          <table:table-cell office:value-type="string" calcext:value-type="string">
            <text:p>na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pliedmaterial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HP.AU</text:p>
          </table:table-cell>
          <table:table-cell office:value-type="float" office:value="102" calcext:value-type="float">
            <text:p>102</text:p>
          </table:table-cell>
          <table:table-cell office:value-type="float" office:value="477" calcext:value-type="float">
            <text:p>477</text:p>
          </table:table-cell>
          <table:table-cell office:value-type="float" office:value="294" calcext:value-type="float">
            <text:p>294</text:p>
          </table:table-cell>
          <table:table-cell office:value-type="float" office:value="0.997545" calcext:value-type="float">
            <text:p>0.997545</text:p>
          </table:table-cell>
          <table:table-cell office:value-type="float" office:value="93" calcext:value-type="float">
            <text:p>93</text:p>
          </table:table-cell>
          <table:table-cell office:value-type="float" office:value="0.113891" calcext:value-type="float">
            <text:p>0.113891</text:p>
          </table:table-cell>
          <table:table-cell office:value-type="float" office:value="90" calcext:value-type="float">
            <text:p>90</text:p>
          </table:table-cell>
          <table:table-cell office:value-type="float" office:value="0.189648" calcext:value-type="float">
            <text:p>0.18964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HP Group Limited</text:p>
          </table:table-cell>
          <table:table-cell office:value-type="string" calcext:value-type="string">
            <text:p>Yes</text:p>
          </table:table-cell>
          <table:table-cell office:value-type="float" office:value="0.26013" calcext:value-type="float">
            <text:p>0.26013</text:p>
          </table:table-cell>
          <table:table-cell office:value-type="float" office:value="0.0769533" calcext:value-type="float">
            <text:p>0.0769533</text:p>
          </table:table-cell>
          <table:table-cell office:value-type="float" office:value="0.231" calcext:value-type="float">
            <text:p>0.231</text:p>
          </table:table-cell>
          <table:table-cell office:value-type="float" office:value="33.769" calcext:value-type="float">
            <text:p>33.769</text:p>
          </table:table-cell>
          <table:table-cell office:value-type="float" office:value="221656" calcext:value-type="float">
            <text:p>221656</text:p>
          </table:table-cell>
          <table:table-cell table:style-name="ce6" office:value-type="date" office:date-value="1987-05-28" calcext:value-type="date">
            <text:p>1987-05-28</text:p>
          </table:table-cell>
          <table:table-cell office:value-type="float" office:value="43.1212" calcext:value-type="float">
            <text:p>43.121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h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SS.US</text:p>
          </table:table-cell>
          <table:table-cell office:value-type="float" office:value="103" calcext:value-type="float">
            <text:p>103</text:p>
          </table:table-cell>
          <table:table-cell office:value-type="float" office:value="477" calcext:value-type="float">
            <text:p>477</text:p>
          </table:table-cell>
          <table:table-cell office:value-type="float" office:value="80" calcext:value-type="float">
            <text:p>80</text:p>
          </table:table-cell>
          <table:table-cell office:value-type="float" office:value="0.271057" calcext:value-type="float">
            <text:p>0.271057</text:p>
          </table:table-cell>
          <table:table-cell office:value-type="float" office:value="123" calcext:value-type="float">
            <text:p>123</text:p>
          </table:table-cell>
          <table:table-cell office:value-type="float" office:value="0.0949863" calcext:value-type="float">
            <text:p>0.0949863</text:p>
          </table:table-cell>
          <table:table-cell office:value-type="float" office:value="274" calcext:value-type="float">
            <text:p>274</text:p>
          </table:table-cell>
          <table:table-cell office:value-type="float" office:value="0.0741118" calcext:value-type="float">
            <text:p>0.074111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ohls Corp</text:p>
          </table:table-cell>
          <table:table-cell office:value-type="string" calcext:value-type="string">
            <text:p>Yes</text:p>
          </table:table-cell>
          <table:table-cell office:value-type="float" office:value="0.120377" calcext:value-type="float">
            <text:p>0.120377</text:p>
          </table:table-cell>
          <table:table-cell office:value-type="float" office:value="0.0462656" calcext:value-type="float">
            <text:p>0.0462656</text:p>
          </table:table-cell>
          <table:table-cell office:value-type="float" office:value="1.954" calcext:value-type="float">
            <text:p>1.954</text:p>
          </table:table-cell>
          <table:table-cell office:value-type="float" office:value="103.466" calcext:value-type="float">
            <text:p>103.466</text:p>
          </table:table-cell>
          <table:table-cell office:value-type="float" office:value="2069.88" calcext:value-type="float">
            <text:p>2069.88</text:p>
          </table:table-cell>
          <table:table-cell table:style-name="ce6" office:value-type="date" office:date-value="1992-05-18" calcext:value-type="date">
            <text:p>1992-05-18</text:p>
          </table:table-cell>
          <table:table-cell office:value-type="float" office:value="23.1484" calcext:value-type="float">
            <text:p>23.1484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Kohl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MC.US</text:p>
          </table:table-cell>
          <table:table-cell office:value-type="float" office:value="104" calcext:value-type="float">
            <text:p>104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0.000835407" calcext:value-type="float">
            <text:p>0.000835407</text:p>
          </table:table-cell>
          <table:table-cell office:value-type="float" office:value="59" calcext:value-type="float">
            <text:p>59</text:p>
          </table:table-cell>
          <table:table-cell office:value-type="float" office:value="0.14557" calcext:value-type="float">
            <text:p>0.14557</text:p>
          </table:table-cell>
          <table:table-cell office:value-type="float" office:value="427" calcext:value-type="float">
            <text:p>427</text:p>
          </table:table-cell>
          <table:table-cell office:value-type="float" office:value="0.0358344" calcext:value-type="float">
            <text:p>0.0358344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onda Motor Co Ltd ADR</text:p>
          </table:table-cell>
          <table:table-cell office:value-type="string" calcext:value-type="string">
            <text:p>Yes</text:p>
          </table:table-cell>
          <table:table-cell office:value-type="float" office:value="0.0570475" calcext:value-type="float">
            <text:p>0.0570475</text:p>
          </table:table-cell>
          <table:table-cell office:value-type="float" office:value="0.0212132" calcext:value-type="float">
            <text:p>0.0212132</text:p>
          </table:table-cell>
          <table:table-cell office:value-type="float" office:value="0" calcext:value-type="float">
            <text:p>0</text:p>
          </table:table-cell>
          <table:table-cell office:value-type="float" office:value="5.706" calcext:value-type="float">
            <text:p>5.706</text:p>
          </table:table-cell>
          <table:table-cell office:value-type="float" office:value="52631.6" calcext:value-type="float">
            <text:p>52631.6</text:p>
          </table:table-cell>
          <table:table-cell table:style-name="ce6" office:value-type="date" office:date-value="1957-12-01" calcext:value-type="date">
            <text:p>1957-12-01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honda.co.j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DI.PA</text:p>
          </table:table-cell>
          <table:table-cell office:value-type="float" office:value="105" calcext:value-type="float">
            <text:p>105</text:p>
          </table:table-cell>
          <table:table-cell office:value-type="float" office:value="491" calcext:value-type="float">
            <text:p>491</text:p>
          </table:table-cell>
          <table:table-cell office:value-type="float" office:value="214" calcext:value-type="float">
            <text:p>214</text:p>
          </table:table-cell>
          <table:table-cell office:value-type="float" office:value="0.661648" calcext:value-type="float">
            <text:p>0.661648</text:p>
          </table:table-cell>
          <table:table-cell office:value-type="float" office:value="134" calcext:value-type="float">
            <text:p>134</text:p>
          </table:table-cell>
          <table:table-cell office:value-type="float" office:value="0.0904736" calcext:value-type="float">
            <text:p>0.0904736</text:p>
          </table:table-cell>
          <table:table-cell office:value-type="float" office:value="143" calcext:value-type="float">
            <text:p>143</text:p>
          </table:table-cell>
          <table:table-cell office:value-type="float" office:value="0.145636" calcext:value-type="float">
            <text:p>0.1456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hristian Dior SE</text:p>
          </table:table-cell>
          <table:table-cell office:value-type="string" calcext:value-type="string">
            <text:p>Yes</text:p>
          </table:table-cell>
          <table:table-cell office:value-type="float" office:value="0.219615" calcext:value-type="float">
            <text:p>0.219615</text:p>
          </table:table-cell>
          <table:table-cell office:value-type="float" office:value="0.0739794" calcext:value-type="float">
            <text:p>0.0739794</text:p>
          </table:table-cell>
          <table:table-cell office:value-type="float" office:value="97.622" calcext:value-type="float">
            <text:p>97.622</text:p>
          </table:table-cell>
          <table:table-cell office:value-type="float" office:value="0.487" calcext:value-type="float">
            <text:p>0.487</text:p>
          </table:table-cell>
          <table:table-cell office:value-type="float" office:value="122770" calcext:value-type="float">
            <text:p>122770</text:p>
          </table:table-cell>
          <table:table-cell/>
          <table:table-cell office:value-type="float" office:value="669.996" calcext:value-type="float">
            <text:p>669.99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ior-financ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TOUF.US</text:p>
          </table:table-cell>
          <table:table-cell office:value-type="float" office:value="106" calcext:value-type="float">
            <text:p>106</text:p>
          </table:table-cell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office:value-type="float" office:value="0.00560681" calcext:value-type="float">
            <text:p>0.00560681</text:p>
          </table:table-cell>
          <table:table-cell office:value-type="float" office:value="158" calcext:value-type="float">
            <text:p>158</text:p>
          </table:table-cell>
          <table:table-cell office:value-type="float" office:value="0.0816905" calcext:value-type="float">
            <text:p>0.0816905</text:p>
          </table:table-cell>
          <table:table-cell office:value-type="float" office:value="328" calcext:value-type="float">
            <text:p>328</text:p>
          </table:table-cell>
          <table:table-cell office:value-type="float" office:value="0.0591687" calcext:value-type="float">
            <text:p>0.059168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rsen &amp; Toubro Limited</text:p>
          </table:table-cell>
          <table:table-cell office:value-type="string" calcext:value-type="string">
            <text:p>Yes</text:p>
          </table:table-cell>
          <table:table-cell office:value-type="float" office:value="0.0825014" calcext:value-type="float">
            <text:p>0.0825014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49483.8" calcext:value-type="float">
            <text:p>49483.8</text:p>
          </table:table-cell>
          <table:table-cell/>
          <table:table-cell office:value-type="float" office:value="24.7156" calcext:value-type="float">
            <text:p>24.715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larsentoubr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.US</text:p>
          </table:table-cell>
          <table:table-cell office:value-type="float" office:value="107" calcext:value-type="float">
            <text:p>107</text:p>
          </table:table-cell>
          <table:table-cell office:value-type="float" office:value="498" calcext:value-type="float">
            <text:p>498</text:p>
          </table:table-cell>
          <table:table-cell office:value-type="float" office:value="174" calcext:value-type="float">
            <text:p>174</text:p>
          </table:table-cell>
          <table:table-cell office:value-type="float" office:value="0.50473" calcext:value-type="float">
            <text:p>0.50473</text:p>
          </table:table-cell>
          <table:table-cell office:value-type="float" office:value="96" calcext:value-type="float">
            <text:p>96</text:p>
          </table:table-cell>
          <table:table-cell office:value-type="float" office:value="0.110982" calcext:value-type="float">
            <text:p>0.110982</text:p>
          </table:table-cell>
          <table:table-cell office:value-type="float" office:value="228" calcext:value-type="float">
            <text:p>228</text:p>
          </table:table-cell>
          <table:table-cell office:value-type="float" office:value="0.0915756" calcext:value-type="float">
            <text:p>0.091575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vado Group Inc</text:p>
          </table:table-cell>
          <table:table-cell office:value-type="string" calcext:value-type="string">
            <text:p>Yes</text:p>
          </table:table-cell>
          <table:table-cell office:value-type="float" office:value="0.149291" calcext:value-type="float">
            <text:p>0.149291</text:p>
          </table:table-cell>
          <table:table-cell office:value-type="float" office:value="0.063146" calcext:value-type="float">
            <text:p>0.063146</text:p>
          </table:table-cell>
          <table:table-cell office:value-type="float" office:value="2.724" calcext:value-type="float">
            <text:p>2.724</text:p>
          </table:table-cell>
          <table:table-cell office:value-type="float" office:value="96.607" calcext:value-type="float">
            <text:p>96.607</text:p>
          </table:table-cell>
          <table:table-cell office:value-type="float" office:value="621.422" calcext:value-type="float">
            <text:p>621.422</text:p>
          </table:table-cell>
          <table:table-cell table:style-name="ce6" office:value-type="date" office:date-value="1993-09-30" calcext:value-type="date">
            <text:p>1993-09-30</text:p>
          </table:table-cell>
          <table:table-cell office:value-type="float" office:value="29.5518" calcext:value-type="float">
            <text:p>29.55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ovado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P.US</text:p>
          </table:table-cell>
          <table:table-cell office:value-type="float" office:value="108" calcext:value-type="float">
            <text:p>108</text:p>
          </table:table-cell>
          <table:table-cell office:value-type="float" office:value="500" calcext:value-type="float">
            <text:p>500</text:p>
          </table:table-cell>
          <table:table-cell office:value-type="float" office:value="222" calcext:value-type="float">
            <text:p>222</text:p>
          </table:table-cell>
          <table:table-cell office:value-type="float" office:value="0.691466" calcext:value-type="float">
            <text:p>0.691466</text:p>
          </table:table-cell>
          <table:table-cell office:value-type="float" office:value="107" calcext:value-type="float">
            <text:p>107</text:p>
          </table:table-cell>
          <table:table-cell office:value-type="float" office:value="0.104763" calcext:value-type="float">
            <text:p>0.104763</text:p>
          </table:table-cell>
          <table:table-cell office:value-type="float" office:value="171" calcext:value-type="float">
            <text:p>171</text:p>
          </table:table-cell>
          <table:table-cell office:value-type="float" office:value="0.126329" calcext:value-type="float">
            <text:p>0.1263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nocoPhillips</text:p>
          </table:table-cell>
          <table:table-cell office:value-type="string" calcext:value-type="string">
            <text:p>Yes</text:p>
          </table:table-cell>
          <table:table-cell office:value-type="float" office:value="0.201685" calcext:value-type="float">
            <text:p>0.201685</text:p>
          </table:table-cell>
          <table:table-cell office:value-type="float" office:value="0.080823" calcext:value-type="float">
            <text:p>0.080823</text:p>
          </table:table-cell>
          <table:table-cell office:value-type="float" office:value="0.154" calcext:value-type="float">
            <text:p>0.154</text:p>
          </table:table-cell>
          <table:table-cell office:value-type="float" office:value="81.597" calcext:value-type="float">
            <text:p>81.597</text:p>
          </table:table-cell>
          <table:table-cell office:value-type="float" office:value="138107" calcext:value-type="float">
            <text:p>138107</text:p>
          </table:table-cell>
          <table:table-cell table:style-name="ce6" office:value-type="date" office:date-value="1981-12-31" calcext:value-type="date">
            <text:p>1981-12-31</text:p>
          </table:table-cell>
          <table:table-cell office:value-type="float" office:value="113.834" calcext:value-type="float">
            <text:p>113.834</text:p>
          </table:table-cell>
          <table:table-cell office:value-type="float" office:value="134.13" calcext:value-type="float">
            <text:p>134.1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onocophillip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F.XETRA</text:p>
          </table:table-cell>
          <table:table-cell office:value-type="float" office:value="109" calcext:value-type="float">
            <text:p>109</text:p>
          </table:table-cell>
          <table:table-cell office:value-type="float" office:value="504" calcext:value-type="float">
            <text:p>504</text:p>
          </table:table-cell>
          <table:table-cell office:value-type="float" office:value="43" calcext:value-type="float">
            <text:p>43</text:p>
          </table:table-cell>
          <table:table-cell office:value-type="float" office:value="0.155366" calcext:value-type="float">
            <text:p>0.155366</text:p>
          </table:table-cell>
          <table:table-cell office:value-type="float" office:value="153" calcext:value-type="float">
            <text:p>153</text:p>
          </table:table-cell>
          <table:table-cell office:value-type="float" office:value="0.083571" calcext:value-type="float">
            <text:p>0.083571</text:p>
          </table:table-cell>
          <table:table-cell office:value-type="float" office:value="308" calcext:value-type="float">
            <text:p>308</text:p>
          </table:table-cell>
          <table:table-cell office:value-type="float" office:value="0.0653075" calcext:value-type="float">
            <text:p>0.065307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iltronic AG</text:p>
          </table:table-cell>
          <table:table-cell office:value-type="string" calcext:value-type="string">
            <text:p>Yes</text:p>
          </table:table-cell>
          <table:table-cell office:value-type="float" office:value="0.135655" calcext:value-type="float">
            <text:p>0.135655</text:p>
          </table:table-cell>
          <table:table-cell office:value-type="float" office:value="0.0703472" calcext:value-type="float">
            <text:p>0.0703472</text:p>
          </table:table-cell>
          <table:table-cell office:value-type="float" office:value="44.501" calcext:value-type="float">
            <text:p>44.501</text:p>
          </table:table-cell>
          <table:table-cell office:value-type="float" office:value="31.397" calcext:value-type="float">
            <text:p>31.397</text:p>
          </table:table-cell>
          <table:table-cell office:value-type="float" office:value="2556" calcext:value-type="float">
            <text:p>2556</text:p>
          </table:table-cell>
          <table:table-cell/>
          <table:table-cell office:value-type="float" office:value="64.9728" calcext:value-type="float">
            <text:p>64.972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iltron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XL.US</text:p>
          </table:table-cell>
          <table:table-cell office:value-type="float" office:value="110" calcext:value-type="float">
            <text:p>110</text:p>
          </table:table-cell>
          <table:table-cell office:value-type="float" office:value="504" calcext:value-type="float">
            <text:p>504</text:p>
          </table:table-cell>
          <table:table-cell office:value-type="float" office:value="227" calcext:value-type="float">
            <text:p>227</text:p>
          </table:table-cell>
          <table:table-cell office:value-type="float" office:value="0.705053" calcext:value-type="float">
            <text:p>0.705053</text:p>
          </table:table-cell>
          <table:table-cell office:value-type="float" office:value="29" calcext:value-type="float">
            <text:p>29</text:p>
          </table:table-cell>
          <table:table-cell office:value-type="float" office:value="0.208784" calcext:value-type="float">
            <text:p>0.208784</text:p>
          </table:table-cell>
          <table:table-cell office:value-type="float" office:value="248" calcext:value-type="float">
            <text:p>248</text:p>
          </table:table-cell>
          <table:table-cell office:value-type="float" office:value="0.0813085" calcext:value-type="float">
            <text:p>0.081308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xLinear Inc</text:p>
          </table:table-cell>
          <table:table-cell office:value-type="string" calcext:value-type="string">
            <text:p>Yes</text:p>
          </table:table-cell>
          <table:table-cell office:value-type="float" office:value="0.156664" calcext:value-type="float">
            <text:p>0.156664</text:p>
          </table:table-cell>
          <table:table-cell office:value-type="float" office:value="0.0832912" calcext:value-type="float">
            <text:p>0.0832912</text:p>
          </table:table-cell>
          <table:table-cell office:value-type="float" office:value="6.28" calcext:value-type="float">
            <text:p>6.28</text:p>
          </table:table-cell>
          <table:table-cell office:value-type="float" office:value="89.615" calcext:value-type="float">
            <text:p>89.615</text:p>
          </table:table-cell>
          <table:table-cell office:value-type="float" office:value="1783.16" calcext:value-type="float">
            <text:p>1783.16</text:p>
          </table:table-cell>
          <table:table-cell table:style-name="ce6" office:value-type="date" office:date-value="2010-03-24" calcext:value-type="date">
            <text:p>2010-03-24</text:p>
          </table:table-cell>
          <table:table-cell office:value-type="float" office:value="33.95" calcext:value-type="float">
            <text:p>33.95</text:p>
          </table:table-cell>
          <table:table-cell office:value-type="float" office:value="32.73" calcext:value-type="float">
            <text:p>32.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axlinea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X.MC</text:p>
          </table:table-cell>
          <table:table-cell office:value-type="float" office:value="111" calcext:value-type="float">
            <text:p>111</text:p>
          </table:table-cell>
          <table:table-cell office:value-type="float" office:value="505" calcext:value-type="float">
            <text:p>505</text:p>
          </table:table-cell>
          <table:table-cell office:value-type="float" office:value="81" calcext:value-type="float">
            <text:p>81</text:p>
          </table:table-cell>
          <table:table-cell office:value-type="float" office:value="0.273222" calcext:value-type="float">
            <text:p>0.273222</text:p>
          </table:table-cell>
          <table:table-cell office:value-type="float" office:value="240" calcext:value-type="float">
            <text:p>240</text:p>
          </table:table-cell>
          <table:table-cell office:value-type="float" office:value="0.054354" calcext:value-type="float">
            <text:p>0.054354</text:p>
          </table:table-cell>
          <table:table-cell office:value-type="float" office:value="184" calcext:value-type="float">
            <text:p>184</text:p>
          </table:table-cell>
          <table:table-cell office:value-type="float" office:value="0.1203" calcext:value-type="float">
            <text:p>0.120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cerinox</text:p>
          </table:table-cell>
          <table:table-cell office:value-type="string" calcext:value-type="string">
            <text:p>Yes</text:p>
          </table:table-cell>
          <table:table-cell office:value-type="float" office:value="0.181334" calcext:value-type="float">
            <text:p>0.181334</text:p>
          </table:table-cell>
          <table:table-cell office:value-type="float" office:value="0.0610342" calcext:value-type="float">
            <text:p>0.0610342</text:p>
          </table:table-cell>
          <table:table-cell office:value-type="float" office:value="5.5" calcext:value-type="float">
            <text:p>5.5</text:p>
          </table:table-cell>
          <table:table-cell office:value-type="float" office:value="41.679" calcext:value-type="float">
            <text:p>41.679</text:p>
          </table:table-cell>
          <table:table-cell office:value-type="float" office:value="2406.98" calcext:value-type="float">
            <text:p>2406.98</text:p>
          </table:table-cell>
          <table:table-cell/>
          <table:table-cell office:value-type="float" office:value="8.8064" calcext:value-type="float">
            <text:p>8.806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cerino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ILL.ST</text:p>
          </table:table-cell>
          <table:table-cell office:value-type="float" office:value="112" calcext:value-type="float">
            <text:p>112</text:p>
          </table:table-cell>
          <table:table-cell office:value-type="float" office:value="509" calcext:value-type="float">
            <text:p>509</text:p>
          </table:table-cell>
          <table:table-cell office:value-type="float" office:value="67" calcext:value-type="float">
            <text:p>67</text:p>
          </table:table-cell>
          <table:table-cell office:value-type="float" office:value="0.24408" calcext:value-type="float">
            <text:p>0.24408</text:p>
          </table:table-cell>
          <table:table-cell office:value-type="float" office:value="187" calcext:value-type="float">
            <text:p>187</text:p>
          </table:table-cell>
          <table:table-cell office:value-type="float" office:value="0.0696328" calcext:value-type="float">
            <text:p>0.0696328</text:p>
          </table:table-cell>
          <table:table-cell office:value-type="float" office:value="255" calcext:value-type="float">
            <text:p>255</text:p>
          </table:table-cell>
          <table:table-cell office:value-type="float" office:value="0.0796715" calcext:value-type="float">
            <text:p>0.079671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llerudKorsnas AB</text:p>
          </table:table-cell>
          <table:table-cell office:value-type="string" calcext:value-type="string">
            <text:p>Yes</text:p>
          </table:table-cell>
          <table:table-cell office:value-type="float" office:value="0.155476" calcext:value-type="float">
            <text:p>0.155476</text:p>
          </table:table-cell>
          <table:table-cell office:value-type="float" office:value="0.0776034" calcext:value-type="float">
            <text:p>0.0776034</text:p>
          </table:table-cell>
          <table:table-cell office:value-type="float" office:value="13.405" calcext:value-type="float">
            <text:p>13.405</text:p>
          </table:table-cell>
          <table:table-cell office:value-type="float" office:value="57.588" calcext:value-type="float">
            <text:p>57.588</text:p>
          </table:table-cell>
          <table:table-cell office:value-type="float" office:value="24780.6" calcext:value-type="float">
            <text:p>24780.6</text:p>
          </table:table-cell>
          <table:table-cell/>
          <table:table-cell office:value-type="float" office:value="120.052" calcext:value-type="float">
            <text:p>120.05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illeru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ZN.SW</text:p>
          </table:table-cell>
          <table:table-cell office:value-type="float" office:value="113" calcext:value-type="float">
            <text:p>113</text:p>
          </table:table-cell>
          <table:table-cell office:value-type="float" office:value="510" calcext:value-type="float">
            <text:p>510</text:p>
          </table:table-cell>
          <table:table-cell office:value-type="float" office:value="239" calcext:value-type="float">
            <text:p>239</text:p>
          </table:table-cell>
          <table:table-cell office:value-type="float" office:value="0.765626" calcext:value-type="float">
            <text:p>0.765626</text:p>
          </table:table-cell>
          <table:table-cell office:value-type="float" office:value="75" calcext:value-type="float">
            <text:p>75</text:p>
          </table:table-cell>
          <table:table-cell office:value-type="float" office:value="0.129649" calcext:value-type="float">
            <text:p>0.129649</text:p>
          </table:table-cell>
          <table:table-cell office:value-type="float" office:value="196" calcext:value-type="float">
            <text:p>196</text:p>
          </table:table-cell>
          <table:table-cell office:value-type="float" office:value="0.108851" calcext:value-type="float">
            <text:p>0.10885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bilezone ag</text:p>
          </table:table-cell>
          <table:table-cell office:value-type="string" calcext:value-type="string">
            <text:p>Yes</text:p>
          </table:table-cell>
          <table:table-cell office:value-type="float" office:value="0.184733" calcext:value-type="float">
            <text:p>0.184733</text:p>
          </table:table-cell>
          <table:table-cell office:value-type="float" office:value="0.0767281" calcext:value-type="float">
            <text:p>0.0767281</text:p>
          </table:table-cell>
          <table:table-cell office:value-type="float" office:value="2.251" calcext:value-type="float">
            <text:p>2.251</text:p>
          </table:table-cell>
          <table:table-cell office:value-type="float" office:value="31.983" calcext:value-type="float">
            <text:p>31.983</text:p>
          </table:table-cell>
          <table:table-cell office:value-type="float" office:value="616.889" calcext:value-type="float">
            <text:p>616.889</text:p>
          </table:table-cell>
          <table:table-cell/>
          <table:table-cell office:value-type="float" office:value="14.8491" calcext:value-type="float">
            <text:p>14.849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obilezoneholding.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I.US</text:p>
          </table:table-cell>
          <table:table-cell office:value-type="float" office:value="114" calcext:value-type="float">
            <text:p>114</text:p>
          </table:table-cell>
          <table:table-cell office:value-type="float" office:value="511" calcext:value-type="float">
            <text:p>511</text:p>
          </table:table-cell>
          <table:table-cell office:value-type="float" office:value="73" calcext:value-type="float">
            <text:p>73</text:p>
          </table:table-cell>
          <table:table-cell office:value-type="float" office:value="0.254523" calcext:value-type="float">
            <text:p>0.254523</text:p>
          </table:table-cell>
          <table:table-cell office:value-type="float" office:value="422" calcext:value-type="float">
            <text:p>422</text:p>
          </table:table-cell>
          <table:table-cell office:value-type="float" office:value="0.0220668" calcext:value-type="float">
            <text:p>0.0220668</text:p>
          </table:table-cell>
          <table:table-cell office:value-type="float" office:value="16" calcext:value-type="float">
            <text:p>16</text:p>
          </table:table-cell>
          <table:table-cell office:value-type="float" office:value="0.505728" calcext:value-type="float">
            <text:p>0.50572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ennox International Inc</text:p>
          </table:table-cell>
          <table:table-cell office:value-type="string" calcext:value-type="string">
            <text:p>Yes</text:p>
          </table:table-cell>
          <table:table-cell office:value-type="float" office:value="0.581083" calcext:value-type="float">
            <text:p>0.581083</text:p>
          </table:table-cell>
          <table:table-cell office:value-type="float" office:value="0.0768995" calcext:value-type="float">
            <text:p>0.0768995</text:p>
          </table:table-cell>
          <table:table-cell office:value-type="float" office:value="10.199" calcext:value-type="float">
            <text:p>10.199</text:p>
          </table:table-cell>
          <table:table-cell office:value-type="float" office:value="70.802" calcext:value-type="float">
            <text:p>70.802</text:p>
          </table:table-cell>
          <table:table-cell office:value-type="float" office:value="13099.1" calcext:value-type="float">
            <text:p>13099.1</text:p>
          </table:table-cell>
          <table:table-cell table:style-name="ce6" office:value-type="date" office:date-value="1999-07-29" calcext:value-type="date">
            <text:p>1999-07-29</text:p>
          </table:table-cell>
          <table:table-cell office:value-type="float" office:value="236.098" calcext:value-type="float">
            <text:p>236.098</text:p>
          </table:table-cell>
          <table:table-cell office:value-type="float" office:value="370.21" calcext:value-type="float">
            <text:p>370.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ennoxinternation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3T1.XETRA</text:p>
          </table:table-cell>
          <table:table-cell office:value-type="float" office:value="115" calcext:value-type="float">
            <text:p>115</text:p>
          </table:table-cell>
          <table:table-cell office:value-type="float" office:value="514" calcext:value-type="float">
            <text:p>514</text:p>
          </table:table-cell>
          <table:table-cell office:value-type="float" office:value="77" calcext:value-type="float">
            <text:p>77</text:p>
          </table:table-cell>
          <table:table-cell office:value-type="float" office:value="0.259612" calcext:value-type="float">
            <text:p>0.259612</text:p>
          </table:table-cell>
          <table:table-cell office:value-type="float" office:value="415" calcext:value-type="float">
            <text:p>415</text:p>
          </table:table-cell>
          <table:table-cell office:value-type="float" office:value="0.0225655" calcext:value-type="float">
            <text:p>0.0225655</text:p>
          </table:table-cell>
          <table:table-cell office:value-type="float" office:value="22" calcext:value-type="float">
            <text:p>22</text:p>
          </table:table-cell>
          <table:table-cell office:value-type="float" office:value="0.420988" calcext:value-type="float">
            <text:p>0.42098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ven Principles AG</text:p>
          </table:table-cell>
          <table:table-cell office:value-type="string" calcext:value-type="string">
            <text:p>Yes</text:p>
          </table:table-cell>
          <table:table-cell office:value-type="float" office:value="0.495997" calcext:value-type="float">
            <text:p>0.495997</text:p>
          </table:table-cell>
          <table:table-cell office:value-type="float" office:value="0.0860246" calcext:value-type="float">
            <text:p>0.0860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666" calcext:value-type="float">
            <text:p>23.5666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7p-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S.US</text:p>
          </table:table-cell>
          <table:table-cell office:value-type="float" office:value="116" calcext:value-type="float">
            <text:p>116</text:p>
          </table:table-cell>
          <table:table-cell office:value-type="float" office:value="517" calcext:value-type="float">
            <text:p>517</text:p>
          </table:table-cell>
          <table:table-cell office:value-type="float" office:value="203" calcext:value-type="float">
            <text:p>203</text:p>
          </table:table-cell>
          <table:table-cell office:value-type="float" office:value="0.61444" calcext:value-type="float">
            <text:p>0.61444</text:p>
          </table:table-cell>
          <table:table-cell office:value-type="float" office:value="136" calcext:value-type="float">
            <text:p>136</text:p>
          </table:table-cell>
          <table:table-cell office:value-type="float" office:value="0.0894199" calcext:value-type="float">
            <text:p>0.0894199</text:p>
          </table:table-cell>
          <table:table-cell office:value-type="float" office:value="178" calcext:value-type="float">
            <text:p>178</text:p>
          </table:table-cell>
          <table:table-cell office:value-type="float" office:value="0.122425" calcext:value-type="float">
            <text:p>0.12242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liance Steel &amp; Aluminum Co</text:p>
          </table:table-cell>
          <table:table-cell office:value-type="string" calcext:value-type="string">
            <text:p>Yes</text:p>
          </table:table-cell>
          <table:table-cell office:value-type="float" office:value="0.19778" calcext:value-type="float">
            <text:p>0.19778</text:p>
          </table:table-cell>
          <table:table-cell office:value-type="float" office:value="0.0790393" calcext:value-type="float">
            <text:p>0.0790393</text:p>
          </table:table-cell>
          <table:table-cell office:value-type="float" office:value="0.865" calcext:value-type="float">
            <text:p>0.865</text:p>
          </table:table-cell>
          <table:table-cell office:value-type="float" office:value="85.069" calcext:value-type="float">
            <text:p>85.069</text:p>
          </table:table-cell>
          <table:table-cell office:value-type="float" office:value="15270.5" calcext:value-type="float">
            <text:p>15270.5</text:p>
          </table:table-cell>
          <table:table-cell table:style-name="ce6" office:value-type="date" office:date-value="1994-09-15" calcext:value-type="date">
            <text:p>1994-09-15</text:p>
          </table:table-cell>
          <table:table-cell office:value-type="float" office:value="199.357" calcext:value-type="float">
            <text:p>199.357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rsa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YC.AU</text:p>
          </table:table-cell>
          <table:table-cell office:value-type="float" office:value="117" calcext:value-type="float">
            <text:p>117</text:p>
          </table:table-cell>
          <table:table-cell office:value-type="float" office:value="524" calcext:value-type="float">
            <text:p>524</text:p>
          </table:table-cell>
          <table:table-cell office:value-type="float" office:value="223" calcext:value-type="float">
            <text:p>223</text:p>
          </table:table-cell>
          <table:table-cell office:value-type="float" office:value="0.691472" calcext:value-type="float">
            <text:p>0.691472</text:p>
          </table:table-cell>
          <table:table-cell office:value-type="float" office:value="241" calcext:value-type="float">
            <text:p>241</text:p>
          </table:table-cell>
          <table:table-cell office:value-type="float" office:value="0.0539017" calcext:value-type="float">
            <text:p>0.0539017</text:p>
          </table:table-cell>
          <table:table-cell office:value-type="float" office:value="60" calcext:value-type="float">
            <text:p>60</text:p>
          </table:table-cell>
          <table:table-cell office:value-type="float" office:value="0.228231" calcext:value-type="float">
            <text:p>0.22823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ynas Rare Earths Ltd</text:p>
          </table:table-cell>
          <table:table-cell office:value-type="string" calcext:value-type="string">
            <text:p>Yes</text:p>
          </table:table-cell>
          <table:table-cell office:value-type="float" office:value="0.298713" calcext:value-type="float">
            <text:p>0.298713</text:p>
          </table:table-cell>
          <table:table-cell office:value-type="float" office:value="0.0801052" calcext:value-type="float">
            <text:p>0.0801052</text:p>
          </table:table-cell>
          <table:table-cell office:value-type="float" office:value="0.846" calcext:value-type="float">
            <text:p>0.846</text:p>
          </table:table-cell>
          <table:table-cell office:value-type="float" office:value="39.862" calcext:value-type="float">
            <text:p>39.862</text:p>
          </table:table-cell>
          <table:table-cell office:value-type="float" office:value="6349.95" calcext:value-type="float">
            <text:p>6349.95</text:p>
          </table:table-cell>
          <table:table-cell/>
          <table:table-cell office:value-type="float" office:value="7.85" calcext:value-type="float">
            <text:p>7.8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lynasrareearth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WI.US</text:p>
          </table:table-cell>
          <table:table-cell office:value-type="float" office:value="118" calcext:value-type="float">
            <text:p>118</text:p>
          </table:table-cell>
          <table:table-cell office:value-type="float" office:value="528" calcext:value-type="float">
            <text:p>528</text:p>
          </table:table-cell>
          <table:table-cell office:value-type="float" office:value="230" calcext:value-type="float">
            <text:p>230</text:p>
          </table:table-cell>
          <table:table-cell office:value-type="float" office:value="0.719695" calcext:value-type="float">
            <text:p>0.719695</text:p>
          </table:table-cell>
          <table:table-cell office:value-type="float" office:value="171" calcext:value-type="float">
            <text:p>171</text:p>
          </table:table-cell>
          <table:table-cell office:value-type="float" office:value="0.0754237" calcext:value-type="float">
            <text:p>0.0754237</text:p>
          </table:table-cell>
          <table:table-cell office:value-type="float" office:value="127" calcext:value-type="float">
            <text:p>127</text:p>
          </table:table-cell>
          <table:table-cell office:value-type="float" office:value="0.155536" calcext:value-type="float">
            <text:p>0.15553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itan International Inc</text:p>
          </table:table-cell>
          <table:table-cell office:value-type="string" calcext:value-type="string">
            <text:p>Yes</text:p>
          </table:table-cell>
          <table:table-cell office:value-type="float" office:value="0.225109" calcext:value-type="float">
            <text:p>0.225109</text:p>
          </table:table-cell>
          <table:table-cell office:value-type="float" office:value="0.0695724" calcext:value-type="float">
            <text:p>0.0695724</text:p>
          </table:table-cell>
          <table:table-cell office:value-type="float" office:value="5.56" calcext:value-type="float">
            <text:p>5.56</text:p>
          </table:table-cell>
          <table:table-cell office:value-type="float" office:value="81.683" calcext:value-type="float">
            <text:p>81.683</text:p>
          </table:table-cell>
          <table:table-cell office:value-type="float" office:value="812.942" calcext:value-type="float">
            <text:p>812.942</text:p>
          </table:table-cell>
          <table:table-cell table:style-name="ce6" office:value-type="date" office:date-value="1993-05-19" calcext:value-type="date">
            <text:p>1993-05-19</text:p>
          </table:table-cell>
          <table:table-cell office:value-type="float" office:value="15.32" calcext:value-type="float">
            <text:p>15.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itan-int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PVD.TO</text:p>
          </table:table-cell>
          <table:table-cell office:value-type="float" office:value="119" calcext:value-type="float">
            <text:p>119</text:p>
          </table:table-cell>
          <table:table-cell office:value-type="float" office:value="532" calcext:value-type="float">
            <text:p>532</text:p>
          </table:table-cell>
          <table:table-cell office:value-type="float" office:value="19" calcext:value-type="float">
            <text:p>19</text:p>
          </table:table-cell>
          <table:table-cell office:value-type="float" office:value="0.0421125" calcext:value-type="float">
            <text:p>0.0421125</text:p>
          </table:table-cell>
          <table:table-cell office:value-type="float" office:value="15" calcext:value-type="float">
            <text:p>15</text:p>
          </table:table-cell>
          <table:table-cell office:value-type="float" office:value="0.422101" calcext:value-type="float">
            <text:p>0.422101</text:p>
          </table:table-cell>
          <table:table-cell office:value-type="float" office:value="498" calcext:value-type="float">
            <text:p>498</text:p>
          </table:table-cell>
          <table:table-cell office:value-type="float" office:value="0.020047" calcext:value-type="float">
            <text:p>0.02004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ountain Province Diamonds Inc</text:p>
          </table:table-cell>
          <table:table-cell office:value-type="string" calcext:value-type="string">
            <text:p>Yes</text:p>
          </table:table-cell>
          <table:table-cell office:value-type="float" office:value="0.0688775" calcext:value-type="float">
            <text:p>0.0688775</text:p>
          </table:table-cell>
          <table:table-cell office:value-type="float" office:value="0.0488306" calcext:value-type="float">
            <text:p>0.0488306</text:p>
          </table:table-cell>
          <table:table-cell office:value-type="float" office:value="36.124" calcext:value-type="float">
            <text:p>36.124</text:p>
          </table:table-cell>
          <table:table-cell office:value-type="float" office:value="0.725" calcext:value-type="float">
            <text:p>0.725</text:p>
          </table:table-cell>
          <table:table-cell office:value-type="float" office:value="91.7454" calcext:value-type="float">
            <text:p>91.7454</text:p>
          </table:table-cell>
          <table:table-cell/>
          <table:table-cell office:value-type="float" office:value="0.52" calcext:value-type="float">
            <text:p>0.5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ountainprovinc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F.US</text:p>
          </table:table-cell>
          <table:table-cell office:value-type="float" office:value="120" calcext:value-type="float">
            <text:p>120</text:p>
          </table:table-cell>
          <table:table-cell office:value-type="float" office:value="534" calcext:value-type="float">
            <text:p>534</text:p>
          </table:table-cell>
          <table:table-cell office:value-type="float" office:value="28" calcext:value-type="float">
            <text:p>28</text:p>
          </table:table-cell>
          <table:table-cell office:value-type="float" office:value="0.0873273" calcext:value-type="float">
            <text:p>0.0873273</text:p>
          </table:table-cell>
          <table:table-cell office:value-type="float" office:value="412" calcext:value-type="float">
            <text:p>412</text:p>
          </table:table-cell>
          <table:table-cell office:value-type="float" office:value="0.0233813" calcext:value-type="float">
            <text:p>0.0233813</text:p>
          </table:table-cell>
          <table:table-cell office:value-type="float" office:value="94" calcext:value-type="float">
            <text:p>94</text:p>
          </table:table-cell>
          <table:table-cell office:value-type="float" office:value="0.186625" calcext:value-type="float">
            <text:p>0.18662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bercrombie &amp; Fitch Company</text:p>
          </table:table-cell>
          <table:table-cell office:value-type="string" calcext:value-type="string">
            <text:p>Yes</text:p>
          </table:table-cell>
          <table:table-cell office:value-type="float" office:value="0.239068" calcext:value-type="float">
            <text:p>0.239068</text:p>
          </table:table-cell>
          <table:table-cell office:value-type="float" office:value="0.0524425" calcext:value-type="float">
            <text:p>0.0524425</text:p>
          </table:table-cell>
          <table:table-cell office:value-type="float" office:value="3.395" calcext:value-type="float">
            <text:p>3.395</text:p>
          </table:table-cell>
          <table:table-cell office:value-type="float" office:value="102.588" calcext:value-type="float">
            <text:p>102.588</text:p>
          </table:table-cell>
          <table:table-cell office:value-type="float" office:value="2770.14" calcext:value-type="float">
            <text:p>2770.14</text:p>
          </table:table-cell>
          <table:table-cell table:style-name="ce6" office:value-type="date" office:date-value="1996-09-25" calcext:value-type="date">
            <text:p>1996-09-25</text:p>
          </table:table-cell>
          <table:table-cell office:value-type="float" office:value="22.91" calcext:value-type="float">
            <text:p>22.91</text:p>
          </table:table-cell>
          <table:table-cell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bercrombi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VE.TO</text:p>
          </table:table-cell>
          <table:table-cell office:value-type="float" office:value="121" calcext:value-type="float">
            <text:p>121</text:p>
          </table:table-cell>
          <table:table-cell office:value-type="float" office:value="536" calcext:value-type="float">
            <text:p>536</text:p>
          </table:table-cell>
          <table:table-cell office:value-type="float" office:value="175" calcext:value-type="float">
            <text:p>175</text:p>
          </table:table-cell>
          <table:table-cell office:value-type="float" office:value="0.504801" calcext:value-type="float">
            <text:p>0.504801</text:p>
          </table:table-cell>
          <table:table-cell office:value-type="float" office:value="101" calcext:value-type="float">
            <text:p>101</text:p>
          </table:table-cell>
          <table:table-cell office:value-type="float" office:value="0.108406" calcext:value-type="float">
            <text:p>0.108406</text:p>
          </table:table-cell>
          <table:table-cell office:value-type="float" office:value="260" calcext:value-type="float">
            <text:p>260</text:p>
          </table:table-cell>
          <table:table-cell office:value-type="float" office:value="0.0769665" calcext:value-type="float">
            <text:p>0.076966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enovus Energy Inc</text:p>
          </table:table-cell>
          <table:table-cell office:value-type="string" calcext:value-type="string">
            <text:p>Yes</text:p>
          </table:table-cell>
          <table:table-cell office:value-type="float" office:value="0.152287" calcext:value-type="float">
            <text:p>0.152287</text:p>
          </table:table-cell>
          <table:table-cell office:value-type="float" office:value="0.0761779" calcext:value-type="float">
            <text:p>0.0761779</text:p>
          </table:table-cell>
          <table:table-cell office:value-type="float" office:value="30.829" calcext:value-type="float">
            <text:p>30.829</text:p>
          </table:table-cell>
          <table:table-cell office:value-type="float" office:value="54.772" calcext:value-type="float">
            <text:p>54.772</text:p>
          </table:table-cell>
          <table:table-cell office:value-type="float" office:value="50258" calcext:value-type="float">
            <text:p>50258</text:p>
          </table:table-cell>
          <table:table-cell/>
          <table:table-cell office:value-type="float" office:value="25.6951" calcext:value-type="float">
            <text:p>25.695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enovu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MC.US</text:p>
          </table:table-cell>
          <table:table-cell office:value-type="float" office:value="122" calcext:value-type="float">
            <text:p>122</text:p>
          </table:table-cell>
          <table:table-cell office:value-type="float" office:value="539" calcext:value-type="float">
            <text:p>539</text:p>
          </table:table-cell>
          <table:table-cell office:value-type="float" office:value="69" calcext:value-type="float">
            <text:p>69</text:p>
          </table:table-cell>
          <table:table-cell office:value-type="float" office:value="0.246204" calcext:value-type="float">
            <text:p>0.246204</text:p>
          </table:table-cell>
          <table:table-cell office:value-type="float" office:value="385" calcext:value-type="float">
            <text:p>385</text:p>
          </table:table-cell>
          <table:table-cell office:value-type="float" office:value="0.0266664" calcext:value-type="float">
            <text:p>0.0266664</text:p>
          </table:table-cell>
          <table:table-cell office:value-type="float" office:value="85" calcext:value-type="float">
            <text:p>85</text:p>
          </table:table-cell>
          <table:table-cell office:value-type="float" office:value="0.194621" calcext:value-type="float">
            <text:p>0.19462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mmercial Metals Company</text:p>
          </table:table-cell>
          <table:table-cell office:value-type="string" calcext:value-type="string">
            <text:p>Yes</text:p>
          </table:table-cell>
          <table:table-cell office:value-type="float" office:value="0.261286" calcext:value-type="float">
            <text:p>0.261286</text:p>
          </table:table-cell>
          <table:table-cell office:value-type="float" office:value="0.0666649" calcext:value-type="float">
            <text:p>0.0666649</text:p>
          </table:table-cell>
          <table:table-cell office:value-type="float" office:value="1.082" calcext:value-type="float">
            <text:p>1.082</text:p>
          </table:table-cell>
          <table:table-cell office:value-type="float" office:value="86.542" calcext:value-type="float">
            <text:p>86.542</text:p>
          </table:table-cell>
          <table:table-cell office:value-type="float" office:value="5567.19" calcext:value-type="float">
            <text:p>5567.19</text:p>
          </table:table-cell>
          <table:table-cell table:style-name="ce6" office:value-type="date" office:date-value="1987-01-01" calcext:value-type="date">
            <text:p>1987-01-01</text:p>
          </table:table-cell>
          <table:table-cell office:value-type="float" office:value="47.6638" calcext:value-type="float">
            <text:p>47.6638</text:p>
          </table:table-cell>
          <table:table-cell office:value-type="float" office:value="61.83" calcext:value-type="float">
            <text:p>61.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m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CH.XETRA</text:p>
          </table:table-cell>
          <table:table-cell office:value-type="float" office:value="123" calcext:value-type="float">
            <text:p>123</text:p>
          </table:table-cell>
          <table:table-cell office:value-type="float" office:value="545" calcext:value-type="float">
            <text:p>545</text:p>
          </table:table-cell>
          <table:table-cell office:value-type="float" office:value="124" calcext:value-type="float">
            <text:p>124</text:p>
          </table:table-cell>
          <table:table-cell office:value-type="float" office:value="0.378483" calcext:value-type="float">
            <text:p>0.378483</text:p>
          </table:table-cell>
          <table:table-cell office:value-type="float" office:value="167" calcext:value-type="float">
            <text:p>167</text:p>
          </table:table-cell>
          <table:table-cell office:value-type="float" office:value="0.0768887" calcext:value-type="float">
            <text:p>0.0768887</text:p>
          </table:table-cell>
          <table:table-cell office:value-type="float" office:value="254" calcext:value-type="float">
            <text:p>254</text:p>
          </table:table-cell>
          <table:table-cell office:value-type="float" office:value="0.0797828" calcext:value-type="float">
            <text:p>0.079782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Wacker Chemie AG</text:p>
          </table:table-cell>
          <table:table-cell office:value-type="string" calcext:value-type="string">
            <text:p>Yes</text:p>
          </table:table-cell>
          <table:table-cell office:value-type="float" office:value="0.154791" calcext:value-type="float">
            <text:p>0.154791</text:p>
          </table:table-cell>
          <table:table-cell office:value-type="float" office:value="0.0750814" calcext:value-type="float">
            <text:p>0.0750814</text:p>
          </table:table-cell>
          <table:table-cell office:value-type="float" office:value="63.588" calcext:value-type="float">
            <text:p>63.588</text:p>
          </table:table-cell>
          <table:table-cell office:value-type="float" office:value="17.135" calcext:value-type="float">
            <text:p>17.135</text:p>
          </table:table-cell>
          <table:table-cell office:value-type="float" office:value="7620.64" calcext:value-type="float">
            <text:p>7620.64</text:p>
          </table:table-cell>
          <table:table-cell/>
          <table:table-cell office:value-type="float" office:value="108.834" calcext:value-type="float">
            <text:p>108.83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wack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OF.US</text:p>
          </table:table-cell>
          <table:table-cell office:value-type="float" office:value="124" calcext:value-type="float">
            <text:p>124</text:p>
          </table:table-cell>
          <table:table-cell office:value-type="float" office:value="549" calcext:value-type="float">
            <text:p>549</text:p>
          </table:table-cell>
          <table:table-cell office:value-type="float" office:value="15" calcext:value-type="float">
            <text:p>15</text:p>
          </table:table-cell>
          <table:table-cell office:value-type="float" office:value="0.0233644" calcext:value-type="float">
            <text:p>0.0233644</text:p>
          </table:table-cell>
          <table:table-cell office:value-type="float" office:value="77" calcext:value-type="float">
            <text:p>77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457" calcext:value-type="float">
            <text:p>457</text:p>
          </table:table-cell>
          <table:table-cell office:value-type="float" office:value="0.0294934" calcext:value-type="float">
            <text:p>0.029493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ca-Cola Femsa SAB de CV ADR</text:p>
          </table:table-cell>
          <table:table-cell office:value-type="string" calcext:value-type="string">
            <text:p>Yes</text:p>
          </table:table-cell>
          <table:table-cell office:value-type="float" office:value="0.0752316" calcext:value-type="float">
            <text:p>0.0752316</text:p>
          </table:table-cell>
          <table:table-cell office:value-type="float" office:value="0.0457382" calcext:value-type="float">
            <text:p>0.0457382</text:p>
          </table:table-cell>
          <table:table-cell office:value-type="float" office:value="4.783" calcext:value-type="float">
            <text:p>4.783</text:p>
          </table:table-cell>
          <table:table-cell office:value-type="float" office:value="57.651" calcext:value-type="float">
            <text:p>57.651</text:p>
          </table:table-cell>
          <table:table-cell office:value-type="float" office:value="15861.3" calcext:value-type="float">
            <text:p>15861.3</text:p>
          </table:table-cell>
          <table:table-cell table:style-name="ce6" office:value-type="date" office:date-value="1993-09-13" calcext:value-type="date">
            <text:p>1993-09-13</text:p>
          </table:table-cell>
          <table:table-cell office:value-type="float" office:value="65.2264" calcext:value-type="float">
            <text:p>65.2264</text:p>
          </table:table-cell>
          <table:table-cell office:value-type="float" office:value="93.59" calcext:value-type="float">
            <text:p>93.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oca-colafems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HH.MC</text:p>
          </table:table-cell>
          <table:table-cell office:value-type="float" office:value="125" calcext:value-type="float">
            <text:p>125</text:p>
          </table:table-cell>
          <table:table-cell office:value-type="float" office:value="551" calcext:value-type="float">
            <text:p>551</text:p>
          </table:table-cell>
          <table:table-cell office:value-type="float" office:value="108" calcext:value-type="float">
            <text:p>108</text:p>
          </table:table-cell>
          <table:table-cell office:value-type="float" office:value="0.341766" calcext:value-type="float">
            <text:p>0.341766</text:p>
          </table:table-cell>
          <table:table-cell office:value-type="float" office:value="79" calcext:value-type="float">
            <text:p>79</text:p>
          </table:table-cell>
          <table:table-cell office:value-type="float" office:value="0.126016" calcext:value-type="float">
            <text:p>0.126016</text:p>
          </table:table-cell>
          <table:table-cell office:value-type="float" office:value="364" calcext:value-type="float">
            <text:p>364</text:p>
          </table:table-cell>
          <table:table-cell office:value-type="float" office:value="0.0500425" calcext:value-type="float">
            <text:p>0.05004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H Hoteles</text:p>
          </table:table-cell>
          <table:table-cell office:value-type="string" calcext:value-type="string">
            <text:p>Yes</text:p>
          </table:table-cell>
          <table:table-cell office:value-type="float" office:value="0.11278" calcext:value-type="float">
            <text:p>0.11278</text:p>
          </table:table-cell>
          <table:table-cell office:value-type="float" office:value="0.0627375" calcext:value-type="float">
            <text:p>0.0627375</text:p>
          </table:table-cell>
          <table:table-cell office:value-type="float" office:value="95.949" calcext:value-type="float">
            <text:p>95.949</text:p>
          </table:table-cell>
          <table:table-cell office:value-type="float" office:value="0.964" calcext:value-type="float">
            <text:p>0.964</text:p>
          </table:table-cell>
          <table:table-cell office:value-type="float" office:value="1672.93" calcext:value-type="float">
            <text:p>1672.93</text:p>
          </table:table-cell>
          <table:table-cell/>
          <table:table-cell office:value-type="float" office:value="2.97" calcext:value-type="float">
            <text:p>2.9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h-hotel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T.US</text:p>
          </table:table-cell>
          <table:table-cell office:value-type="float" office:value="126" calcext:value-type="float">
            <text:p>126</text:p>
          </table:table-cell>
          <table:table-cell office:value-type="float" office:value="552" calcext:value-type="float">
            <text:p>552</text:p>
          </table:table-cell>
          <table:table-cell office:value-type="float" office:value="82" calcext:value-type="float">
            <text:p>82</text:p>
          </table:table-cell>
          <table:table-cell office:value-type="float" office:value="0.277638" calcext:value-type="float">
            <text:p>0.277638</text:p>
          </table:table-cell>
          <table:table-cell office:value-type="float" office:value="194" calcext:value-type="float">
            <text:p>194</text:p>
          </table:table-cell>
          <table:table-cell office:value-type="float" office:value="0.0678202" calcext:value-type="float">
            <text:p>0.0678202</text:p>
          </table:table-cell>
          <table:table-cell office:value-type="float" office:value="276" calcext:value-type="float">
            <text:p>276</text:p>
          </table:table-cell>
          <table:table-cell office:value-type="float" office:value="0.0736913" calcext:value-type="float">
            <text:p>0.07369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ArcelorMittal SA ADR</text:p>
          </table:table-cell>
          <table:table-cell office:value-type="string" calcext:value-type="string">
            <text:p>Yes</text:p>
          </table:table-cell>
          <table:table-cell office:value-type="float" office:value="0.144168" calcext:value-type="float">
            <text:p>0.144168</text:p>
          </table:table-cell>
          <table:table-cell office:value-type="float" office:value="0.0704768" calcext:value-type="float">
            <text:p>0.0704768</text:p>
          </table:table-cell>
          <table:table-cell office:value-type="float" office:value="0" calcext:value-type="float">
            <text:p>0</text:p>
          </table:table-cell>
          <table:table-cell office:value-type="float" office:value="5.117" calcext:value-type="float">
            <text:p>5.117</text:p>
          </table:table-cell>
          <table:table-cell office:value-type="float" office:value="19488.3" calcext:value-type="float">
            <text:p>19488.3</text:p>
          </table:table-cell>
          <table:table-cell table:style-name="ce6" office:value-type="date" office:date-value="1997-08-08" calcext:value-type="date">
            <text:p>1997-08-08</text:p>
          </table:table-cell>
          <table:table-cell office:value-type="float" office:value="25.7459" calcext:value-type="float">
            <text:p>25.7459</text:p>
          </table:table-cell>
          <table:table-cell office:value-type="float" office:value="32.97" calcext:value-type="float">
            <text:p>32.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corporate.arcelormitt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PI.US</text:p>
          </table:table-cell>
          <table:table-cell office:value-type="float" office:value="127" calcext:value-type="float">
            <text:p>127</text:p>
          </table:table-cell>
          <table:table-cell office:value-type="float" office:value="555" calcext:value-type="float">
            <text:p>555</text:p>
          </table:table-cell>
          <table:table-cell office:value-type="float" office:value="88" calcext:value-type="float">
            <text:p>88</text:p>
          </table:table-cell>
          <table:table-cell office:value-type="float" office:value="0.288395" calcext:value-type="float">
            <text:p>0.288395</text:p>
          </table:table-cell>
          <table:table-cell office:value-type="float" office:value="278" calcext:value-type="float">
            <text:p>278</text:p>
          </table:table-cell>
          <table:table-cell office:value-type="float" office:value="0.042392" calcext:value-type="float">
            <text:p>0.042392</text:p>
          </table:table-cell>
          <table:table-cell office:value-type="float" office:value="189" calcext:value-type="float">
            <text:p>189</text:p>
          </table:table-cell>
          <table:table-cell office:value-type="float" office:value="0.117158" calcext:value-type="float">
            <text:p>0.11715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roup 1 Automotive Inc</text:p>
          </table:table-cell>
          <table:table-cell office:value-type="string" calcext:value-type="string">
            <text:p>Yes</text:p>
          </table:table-cell>
          <table:table-cell office:value-type="float" office:value="0.173712" calcext:value-type="float">
            <text:p>0.173712</text:p>
          </table:table-cell>
          <table:table-cell office:value-type="float" office:value="0.0565542" calcext:value-type="float">
            <text:p>0.0565542</text:p>
          </table:table-cell>
          <table:table-cell office:value-type="float" office:value="3.573" calcext:value-type="float">
            <text:p>3.573</text:p>
          </table:table-cell>
          <table:table-cell office:value-type="float" office:value="103.959" calcext:value-type="float">
            <text:p>103.959</text:p>
          </table:table-cell>
          <table:table-cell office:value-type="float" office:value="3513.71" calcext:value-type="float">
            <text:p>3513.71</text:p>
          </table:table-cell>
          <table:table-cell table:style-name="ce6" office:value-type="date" office:date-value="1997-10-30" calcext:value-type="date">
            <text:p>1997-10-30</text:p>
          </table:table-cell>
          <table:table-cell office:value-type="float" office:value="179.067" calcext:value-type="float">
            <text:p>179.067</text:p>
          </table:table-cell>
          <table:table-cell office:value-type="float" office:value="294.8" calcext:value-type="float">
            <text:p>294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group1aut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SD.V</text:p>
          </table:table-cell>
          <table:table-cell office:value-type="float" office:value="128" calcext:value-type="float">
            <text:p>128</text:p>
          </table:table-cell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  <table:table-cell office:value-type="float" office:value="0.00809364" calcext:value-type="float">
            <text:p>0.00809364</text:p>
          </table:table-cell>
          <table:table-cell office:value-type="float" office:value="548" calcext:value-type="float">
            <text:p>548</text:p>
          </table:table-cell>
          <table:table-cell office:value-type="float" office:value="0.0029629" calcext:value-type="float">
            <text:p>0.0029629</text:p>
          </table:table-cell>
          <table:table-cell office:value-type="float" office:value="0" calcext:value-type="float">
            <text:p>0</text:p>
          </table:table-cell>
          <table:table-cell office:value-type="float" office:value="8.40918" calcext:value-type="float">
            <text:p>8.4091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Sign Media Solutions Inc</text:p>
          </table:table-cell>
          <table:table-cell office:value-type="string" calcext:value-type="string">
            <text:p>Yes</text:p>
          </table:table-cell>
          <table:table-cell office:value-type="float" office:value="8.50096" calcext:value-type="float">
            <text:p>8.50096</text:p>
          </table:table-cell>
          <table:table-cell office:value-type="float" office:value="0.0917761" calcext:value-type="float">
            <text:p>0.0917761</text:p>
          </table:table-cell>
          <table:table-cell office:value-type="float" office:value="29.588" calcext:value-type="float">
            <text:p>29.588</text:p>
          </table:table-cell>
          <table:table-cell office:value-type="float" office:value="0" calcext:value-type="float">
            <text:p>0</text:p>
          </table:table-cell>
          <table:table-cell office:value-type="float" office:value="2.3198" calcext:value-type="float">
            <text:p>2.3198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signmedi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B.US</text:p>
          </table:table-cell>
          <table:table-cell office:value-type="float" office:value="129" calcext:value-type="float">
            <text:p>129</text:p>
          </table:table-cell>
          <table:table-cell office:value-type="float" office:value="560" calcext:value-type="float">
            <text:p>560</text:p>
          </table:table-cell>
          <table:table-cell office:value-type="float" office:value="31" calcext:value-type="float">
            <text:p>31</text:p>
          </table:table-cell>
          <table:table-cell office:value-type="float" office:value="0.095007" calcext:value-type="float">
            <text:p>0.095007</text:p>
          </table:table-cell>
          <table:table-cell office:value-type="float" office:value="220" calcext:value-type="float">
            <text:p>220</text:p>
          </table:table-cell>
          <table:table-cell office:value-type="float" office:value="0.0593895" calcext:value-type="float">
            <text:p>0.0593895</text:p>
          </table:table-cell>
          <table:table-cell office:value-type="float" office:value="309" calcext:value-type="float">
            <text:p>309</text:p>
          </table:table-cell>
          <table:table-cell office:value-type="float" office:value="0.0648316" calcext:value-type="float">
            <text:p>0.0648316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Safe Bulkers Inc</text:p>
          </table:table-cell>
          <table:table-cell office:value-type="string" calcext:value-type="string">
            <text:p>Yes</text:p>
          </table:table-cell>
          <table:table-cell office:value-type="float" office:value="0.121576" calcext:value-type="float">
            <text:p>0.121576</text:p>
          </table:table-cell>
          <table:table-cell office:value-type="float" office:value="0.0567447" calcext:value-type="float">
            <text:p>0.0567447</text:p>
          </table:table-cell>
          <table:table-cell office:value-type="float" office:value="43.358" calcext:value-type="float">
            <text:p>43.358</text:p>
          </table:table-cell>
          <table:table-cell office:value-type="float" office:value="22.786" calcext:value-type="float">
            <text:p>22.786</text:p>
          </table:table-cell>
          <table:table-cell office:value-type="float" office:value="368.267" calcext:value-type="float">
            <text:p>368.267</text:p>
          </table:table-cell>
          <table:table-cell table:style-name="ce6" office:value-type="date" office:date-value="2008-05-29" calcext:value-type="date">
            <text:p>2008-05-29</text:p>
          </table:table-cell>
          <table:table-cell office:value-type="float" office:value="2.7494" calcext:value-type="float">
            <text:p>2.7494</text:p>
          </table:table-cell>
          <table:table-cell office:value-type="float" office:value="5.09" calcext:value-type="float">
            <text:p>5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afebulke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I.PA</text:p>
          </table:table-cell>
          <table:table-cell office:value-type="float" office:value="130" calcext:value-type="float">
            <text:p>130</text:p>
          </table:table-cell>
          <table:table-cell office:value-type="float" office:value="563" calcext:value-type="float">
            <text:p>563</text:p>
          </table:table-cell>
          <table:table-cell office:value-type="float" office:value="220" calcext:value-type="float">
            <text:p>220</text:p>
          </table:table-cell>
          <table:table-cell office:value-type="float" office:value="0.680443" calcext:value-type="float">
            <text:p>0.680443</text:p>
          </table:table-cell>
          <table:table-cell office:value-type="float" office:value="231" calcext:value-type="float">
            <text:p>231</text:p>
          </table:table-cell>
          <table:table-cell office:value-type="float" office:value="0.057109" calcext:value-type="float">
            <text:p>0.057109</text:p>
          </table:table-cell>
          <table:table-cell office:value-type="float" office:value="112" calcext:value-type="float">
            <text:p>112</text:p>
          </table:table-cell>
          <table:table-cell office:value-type="float" office:value="0.166979" calcext:value-type="float">
            <text:p>0.16697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ciété pour l'Informatique Industrielle SII S.A</text:p>
          </table:table-cell>
          <table:table-cell office:value-type="string" calcext:value-type="string">
            <text:p>Yes</text:p>
          </table:table-cell>
          <table:table-cell office:value-type="float" office:value="0.228203" calcext:value-type="float">
            <text:p>0.228203</text:p>
          </table:table-cell>
          <table:table-cell office:value-type="float" office:value="0.0672989" calcext:value-type="float">
            <text:p>0.0672989</text:p>
          </table:table-cell>
          <table:table-cell office:value-type="float" office:value="53.001" calcext:value-type="float">
            <text:p>53.001</text:p>
          </table:table-cell>
          <table:table-cell office:value-type="float" office:value="24.989" calcext:value-type="float">
            <text:p>24.989</text:p>
          </table:table-cell>
          <table:table-cell office:value-type="float" office:value="876.461" calcext:value-type="float">
            <text:p>876.461</text:p>
          </table:table-cell>
          <table:table-cell/>
          <table:table-cell office:value-type="float" office:value="44.8592" calcext:value-type="float">
            <text:p>44.859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ii-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.US</text:p>
          </table:table-cell>
          <table:table-cell office:value-type="float" office:value="131" calcext:value-type="float">
            <text:p>131</text:p>
          </table:table-cell>
          <table:table-cell office:value-type="float" office:value="569" calcext:value-type="float">
            <text:p>569</text:p>
          </table:table-cell>
          <table:table-cell office:value-type="float" office:value="191" calcext:value-type="float">
            <text:p>191</text:p>
          </table:table-cell>
          <table:table-cell office:value-type="float" office:value="0.555783" calcext:value-type="float">
            <text:p>0.555783</text:p>
          </table:table-cell>
          <table:table-cell office:value-type="float" office:value="120" calcext:value-type="float">
            <text:p>120</text:p>
          </table:table-cell>
          <table:table-cell office:value-type="float" office:value="0.0959838" calcext:value-type="float">
            <text:p>0.0959838</text:p>
          </table:table-cell>
          <table:table-cell office:value-type="float" office:value="258" calcext:value-type="float">
            <text:p>258</text:p>
          </table:table-cell>
          <table:table-cell office:value-type="float" office:value="0.0770854" calcext:value-type="float">
            <text:p>0.077085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wens Corning Inc</text:p>
          </table:table-cell>
          <table:table-cell office:value-type="string" calcext:value-type="string">
            <text:p>Yes</text:p>
          </table:table-cell>
          <table:table-cell office:value-type="float" office:value="0.148044" calcext:value-type="float">
            <text:p>0.148044</text:p>
          </table:table-cell>
          <table:table-cell office:value-type="float" office:value="0.0709585" calcext:value-type="float">
            <text:p>0.0709585</text:p>
          </table:table-cell>
          <table:table-cell office:value-type="float" office:value="0.608" calcext:value-type="float">
            <text:p>0.608</text:p>
          </table:table-cell>
          <table:table-cell office:value-type="float" office:value="103.901" calcext:value-type="float">
            <text:p>103.901</text:p>
          </table:table-cell>
          <table:table-cell office:value-type="float" office:value="11894" calcext:value-type="float">
            <text:p>11894</text:p>
          </table:table-cell>
          <table:table-cell table:style-name="ce6" office:value-type="date" office:date-value="2006-11-01" calcext:value-type="date">
            <text:p>2006-11-01</text:p>
          </table:table-cell>
          <table:table-cell office:value-type="float" office:value="83.6654" calcext:value-type="float">
            <text:p>83.6654</text:p>
          </table:table-cell>
          <table:table-cell office:value-type="float" office:value="135.86" calcext:value-type="float">
            <text:p>135.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owenscornin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TK.US</text:p>
          </table:table-cell>
          <table:table-cell office:value-type="float" office:value="132" calcext:value-type="float">
            <text:p>132</text:p>
          </table:table-cell>
          <table:table-cell office:value-type="float" office:value="570" calcext:value-type="float">
            <text:p>570</text:p>
          </table:table-cell>
          <table:table-cell office:value-type="float" office:value="161" calcext:value-type="float">
            <text:p>161</text:p>
          </table:table-cell>
          <table:table-cell office:value-type="float" office:value="0.473585" calcext:value-type="float">
            <text:p>0.473585</text:p>
          </table:table-cell>
          <table:table-cell office:value-type="float" office:value="126" calcext:value-type="float">
            <text:p>126</text:p>
          </table:table-cell>
          <table:table-cell office:value-type="float" office:value="0.0941218" calcext:value-type="float">
            <text:p>0.0941218</text:p>
          </table:table-cell>
          <table:table-cell office:value-type="float" office:value="283" calcext:value-type="float">
            <text:p>283</text:p>
          </table:table-cell>
          <table:table-cell office:value-type="float" office:value="0.0726972" calcext:value-type="float">
            <text:p>0.072697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trick Industries Inc</text:p>
          </table:table-cell>
          <table:table-cell office:value-type="string" calcext:value-type="string">
            <text:p>Yes</text:p>
          </table:table-cell>
          <table:table-cell office:value-type="float" office:value="0.132355" calcext:value-type="float">
            <text:p>0.132355</text:p>
          </table:table-cell>
          <table:table-cell office:value-type="float" office:value="0.0596582" calcext:value-type="float">
            <text:p>0.0596582</text:p>
          </table:table-cell>
          <table:table-cell office:value-type="float" office:value="6.655" calcext:value-type="float">
            <text:p>6.655</text:p>
          </table:table-cell>
          <table:table-cell office:value-type="float" office:value="95.408" calcext:value-type="float">
            <text:p>95.408</text:p>
          </table:table-cell>
          <table:table-cell office:value-type="float" office:value="1590.16" calcext:value-type="float">
            <text:p>1590.16</text:p>
          </table:table-cell>
          <table:table-cell table:style-name="ce6" office:value-type="date" office:date-value="1978-01-13" calcext:value-type="date">
            <text:p>1978-01-13</text:p>
          </table:table-cell>
          <table:table-cell office:value-type="float" office:value="59.1626" calcext:value-type="float">
            <text:p>59.1626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patrickin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VX.US</text:p>
          </table:table-cell>
          <table:table-cell office:value-type="float" office:value="133" calcext:value-type="float">
            <text:p>133</text:p>
          </table:table-cell>
          <table:table-cell office:value-type="float" office:value="573" calcext:value-type="float">
            <text:p>573</text:p>
          </table:table-cell>
          <table:table-cell office:value-type="float" office:value="84" calcext:value-type="float">
            <text:p>84</text:p>
          </table:table-cell>
          <table:table-cell office:value-type="float" office:value="0.283604" calcext:value-type="float">
            <text:p>0.283604</text:p>
          </table:table-cell>
          <table:table-cell office:value-type="float" office:value="169" calcext:value-type="float">
            <text:p>169</text:p>
          </table:table-cell>
          <table:table-cell office:value-type="float" office:value="0.0760769" calcext:value-type="float">
            <text:p>0.0760769</text:p>
          </table:table-cell>
          <table:table-cell office:value-type="float" office:value="320" calcext:value-type="float">
            <text:p>320</text:p>
          </table:table-cell>
          <table:table-cell office:value-type="float" office:value="0.0611187" calcext:value-type="float">
            <text:p>0.061118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hevron Corp</text:p>
          </table:table-cell>
          <table:table-cell office:value-type="string" calcext:value-type="string">
            <text:p>Yes</text:p>
          </table:table-cell>
          <table:table-cell office:value-type="float" office:value="0.136474" calcext:value-type="float">
            <text:p>0.136474</text:p>
          </table:table-cell>
          <table:table-cell office:value-type="float" office:value="0.0825456" calcext:value-type="float">
            <text:p>0.0825456</text:p>
          </table:table-cell>
          <table:table-cell office:value-type="float" office:value="0.036" calcext:value-type="float">
            <text:p>0.036</text:p>
          </table:table-cell>
          <table:table-cell office:value-type="float" office:value="72.579" calcext:value-type="float">
            <text:p>72.579</text:p>
          </table:table-cell>
          <table:table-cell office:value-type="float" office:value="309470" calcext:value-type="float">
            <text:p>309470</text:p>
          </table:table-cell>
          <table:table-cell table:style-name="ce6" office:value-type="date" office:date-value="2001-10-19" calcext:value-type="date">
            <text:p>2001-10-19</text:p>
          </table:table-cell>
          <table:table-cell office:value-type="float" office:value="172.704" calcext:value-type="float">
            <text:p>172.704</text:p>
          </table:table-cell>
          <table:table-cell office:value-type="string" calcext:value-type="string">
            <text:p>na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hevr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GS.OL</text:p>
          </table:table-cell>
          <table:table-cell office:value-type="float" office:value="134" calcext:value-type="float">
            <text:p>134</text:p>
          </table:table-cell>
          <table:table-cell office:value-type="float" office:value="577" calcext:value-type="float">
            <text:p>577</text:p>
          </table:table-cell>
          <table:table-cell office:value-type="float" office:value="480" calcext:value-type="float">
            <text:p>480</text:p>
          </table:table-cell>
          <table:table-cell office:value-type="float" office:value="3.02041" calcext:value-type="float">
            <text:p>3.02041</text:p>
          </table:table-cell>
          <table:table-cell office:value-type="float" office:value="63" calcext:value-type="float">
            <text:p>63</text:p>
          </table:table-cell>
          <table:table-cell office:value-type="float" office:value="0.138903" calcext:value-type="float">
            <text:p>0.138903</text:p>
          </table:table-cell>
          <table:table-cell office:value-type="float" office:value="34" calcext:value-type="float">
            <text:p>34</text:p>
          </table:table-cell>
          <table:table-cell office:value-type="float" office:value="0.318917" calcext:value-type="float">
            <text:p>0.318917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lectromagnetic Geoservices ASA</text:p>
          </table:table-cell>
          <table:table-cell office:value-type="string" calcext:value-type="string">
            <text:p>Yes</text:p>
          </table:table-cell>
          <table:table-cell office:value-type="float" office:value="0.395739" calcext:value-type="float">
            <text:p>0.395739</text:p>
          </table:table-cell>
          <table:table-cell office:value-type="float" office:value="0.0822158" calcext:value-type="float">
            <text:p>0.0822158</text:p>
          </table:table-cell>
          <table:table-cell office:value-type="float" office:value="57.019" calcext:value-type="float">
            <text:p>57.019</text:p>
          </table:table-cell>
          <table:table-cell office:value-type="float" office:value="0" calcext:value-type="float">
            <text:p>0</text:p>
          </table:table-cell>
          <table:table-cell office:value-type="float" office:value="288.134" calcext:value-type="float">
            <text:p>288.134</text:p>
          </table:table-cell>
          <table:table-cell table:style-name="ce6" office:value-type="date" office:date-value="2007-03-30" calcext:value-type="date">
            <text:p>2007-03-30</text:p>
          </table:table-cell>
          <table:table-cell office:value-type="float" office:value="1.602" calcext:value-type="float">
            <text:p>1.60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mg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OD.US</text:p>
          </table:table-cell>
          <table:table-cell office:value-type="float" office:value="135" calcext:value-type="float">
            <text:p>135</text:p>
          </table:table-cell>
          <table:table-cell office:value-type="float" office:value="579" calcext:value-type="float">
            <text:p>579</text:p>
          </table:table-cell>
          <table:table-cell office:value-type="float" office:value="216" calcext:value-type="float">
            <text:p>216</text:p>
          </table:table-cell>
          <table:table-cell office:value-type="float" office:value="0.667943" calcext:value-type="float">
            <text:p>0.667943</text:p>
          </table:table-cell>
          <table:table-cell office:value-type="float" office:value="198" calcext:value-type="float">
            <text:p>198</text:p>
          </table:table-cell>
          <table:table-cell office:value-type="float" office:value="0.066823" calcext:value-type="float">
            <text:p>0.066823</text:p>
          </table:table-cell>
          <table:table-cell office:value-type="float" office:value="165" calcext:value-type="float">
            <text:p>165</text:p>
          </table:table-cell>
          <table:table-cell office:value-type="float" office:value="0.128878" calcext:value-type="float">
            <text:p>0.12887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Yes</text:p>
          </table:table-cell>
          <table:table-cell office:value-type="float" office:value="0.204233" calcext:value-type="float">
            <text:p>0.204233</text:p>
          </table:table-cell>
          <table:table-cell office:value-type="float" office:value="0.0830845" calcext:value-type="float">
            <text:p>0.0830845</text:p>
          </table:table-cell>
          <table:table-cell office:value-type="float" office:value="2.604" calcext:value-type="float">
            <text:p>2.604</text:p>
          </table:table-cell>
          <table:table-cell office:value-type="float" office:value="99.443" calcext:value-type="float">
            <text:p>99.443</text:p>
          </table:table-cell>
          <table:table-cell office:value-type="float" office:value="3695.78" calcext:value-type="float">
            <text:p>3695.78</text:p>
          </table:table-cell>
          <table:table-cell table:style-name="ce6" office:value-type="date" office:date-value="1992-03-17" calcext:value-type="date">
            <text:p>1992-03-17</text:p>
          </table:table-cell>
          <table:table-cell office:value-type="float" office:value="76.14" calcext:value-type="float">
            <text:p>76.14</text:p>
          </table:table-cell>
          <table:table-cell office:value-type="float" office:value="97.8" calcext:value-type="float">
            <text:p>97.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diod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U.AU</text:p>
          </table:table-cell>
          <table:table-cell office:value-type="float" office:value="136" calcext:value-type="float">
            <text:p>136</text:p>
          </table:table-cell>
          <table:table-cell office:value-type="float" office:value="587" calcext:value-type="float">
            <text:p>587</text:p>
          </table:table-cell>
          <table:table-cell office:value-type="float" office:value="127" calcext:value-type="float">
            <text:p>127</text:p>
          </table:table-cell>
          <table:table-cell office:value-type="float" office:value="0.385339" calcext:value-type="float">
            <text:p>0.385339</text:p>
          </table:table-cell>
          <table:table-cell office:value-type="float" office:value="180" calcext:value-type="float">
            <text:p>180</text:p>
          </table:table-cell>
          <table:table-cell office:value-type="float" office:value="0.0706142" calcext:value-type="float">
            <text:p>0.0706142</text:p>
          </table:table-cell>
          <table:table-cell office:value-type="float" office:value="280" calcext:value-type="float">
            <text:p>280</text:p>
          </table:table-cell>
          <table:table-cell office:value-type="float" office:value="0.0730483" calcext:value-type="float">
            <text:p>0.0730483</text:p>
          </table:table-cell>
          <table:table-cell/>
          <table:table-cell office:value-type="string" calcext:value-type="string">
            <text:p>Perseus Mining Ltd</text:p>
          </table:table-cell>
          <table:table-cell office:value-type="string" calcext:value-type="string">
            <text:p>Yes</text:p>
          </table:table-cell>
          <table:table-cell office:value-type="float" office:value="0.14353" calcext:value-type="float">
            <text:p>0.14353</text:p>
          </table:table-cell>
          <table:table-cell office:value-type="float" office:value="0.0790793" calcext:value-type="float">
            <text:p>0.0790793</text:p>
          </table:table-cell>
          <table:table-cell office:value-type="float" office:value="0.586" calcext:value-type="float">
            <text:p>0.586</text:p>
          </table:table-cell>
          <table:table-cell office:value-type="float" office:value="56.919" calcext:value-type="float">
            <text:p>56.919</text:p>
          </table:table-cell>
          <table:table-cell office:value-type="float" office:value="2328.19" calcext:value-type="float">
            <text:p>2328.19</text:p>
          </table:table-cell>
          <table:table-cell table:style-name="ce6" office:value-type="date" office:date-value="2004-09-22" calcext:value-type="date">
            <text:p>2004-09-22</text:p>
          </table:table-cell>
          <table:table-cell office:value-type="float" office:value="2.0694" calcext:value-type="float">
            <text:p>2.069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erseusminin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U.US</text:p>
          </table:table-cell>
          <table:table-cell office:value-type="float" office:value="137" calcext:value-type="float">
            <text:p>137</text:p>
          </table:table-cell>
          <table:table-cell office:value-type="float" office:value="590" calcext:value-type="float">
            <text:p>590</text:p>
          </table:table-cell>
          <table:table-cell office:value-type="float" office:value="114" calcext:value-type="float">
            <text:p>114</text:p>
          </table:table-cell>
          <table:table-cell office:value-type="float" office:value="0.362165" calcext:value-type="float">
            <text:p>0.362165</text:p>
          </table:table-cell>
          <table:table-cell office:value-type="float" office:value="211" calcext:value-type="float">
            <text:p>211</text:p>
          </table:table-cell>
          <table:table-cell office:value-type="float" office:value="0.0614635" calcext:value-type="float">
            <text:p>0.0614635</text:p>
          </table:table-cell>
          <table:table-cell office:value-type="float" office:value="265" calcext:value-type="float">
            <text:p>265</text:p>
          </table:table-cell>
          <table:table-cell office:value-type="float" office:value="0.0765268" calcext:value-type="float">
            <text:p>0.076526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cron Technology Inc</text:p>
          </table:table-cell>
          <table:table-cell office:value-type="string" calcext:value-type="string">
            <text:p>Yes</text:p>
          </table:table-cell>
          <table:table-cell office:value-type="float" office:value="0.145054" calcext:value-type="float">
            <text:p>0.145054</text:p>
          </table:table-cell>
          <table:table-cell office:value-type="float" office:value="0.073396" calcext:value-type="float">
            <text:p>0.073396</text:p>
          </table:table-cell>
          <table:table-cell office:value-type="float" office:value="0.282" calcext:value-type="float">
            <text:p>0.282</text:p>
          </table:table-cell>
          <table:table-cell office:value-type="float" office:value="84.698" calcext:value-type="float">
            <text:p>84.698</text:p>
          </table:table-cell>
          <table:table-cell office:value-type="float" office:value="74436.6" calcext:value-type="float">
            <text:p>74436.6</text:p>
          </table:table-cell>
          <table:table-cell table:style-name="ce6" office:value-type="date" office:date-value="1984-06-01" calcext:value-type="date">
            <text:p>1984-06-01</text:p>
          </table:table-cell>
          <table:table-cell office:value-type="float" office:value="49.6361" calcext:value-type="float">
            <text:p>49.6361</text:p>
          </table:table-cell>
          <table:table-cell office:value-type="float" office:value="67.48" calcext:value-type="float">
            <text:p>67.4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micr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.US</text:p>
          </table:table-cell>
          <table:table-cell office:value-type="float" office:value="138" calcext:value-type="float">
            <text:p>138</text:p>
          </table:table-cell>
          <table:table-cell office:value-type="float" office:value="591" calcext:value-type="float">
            <text:p>591</text:p>
          </table:table-cell>
          <table:table-cell office:value-type="float" office:value="159" calcext:value-type="float">
            <text:p>159</text:p>
          </table:table-cell>
          <table:table-cell office:value-type="float" office:value="0.465274" calcext:value-type="float">
            <text:p>0.465274</text:p>
          </table:table-cell>
          <table:table-cell office:value-type="float" office:value="322" calcext:value-type="float">
            <text:p>322</text:p>
          </table:table-cell>
          <table:table-cell office:value-type="float" office:value="0.0349195" calcext:value-type="float">
            <text:p>0.0349195</text:p>
          </table:table-cell>
          <table:table-cell office:value-type="float" office:value="110" calcext:value-type="float">
            <text:p>110</text:p>
          </table:table-cell>
          <table:table-cell office:value-type="float" office:value="0.168588" calcext:value-type="float">
            <text:p>0.16858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oot Locker Inc</text:p>
          </table:table-cell>
          <table:table-cell office:value-type="string" calcext:value-type="string">
            <text:p>Yes</text:p>
          </table:table-cell>
          <table:table-cell office:value-type="float" office:value="0.214131" calcext:value-type="float">
            <text:p>0.214131</text:p>
          </table:table-cell>
          <table:table-cell office:value-type="float" office:value="0.0455426" calcext:value-type="float">
            <text:p>0.0455426</text:p>
          </table:table-cell>
          <table:table-cell office:value-type="float" office:value="1.727" calcext:value-type="float">
            <text:p>1.727</text:p>
          </table:table-cell>
          <table:table-cell office:value-type="float" office:value="110.757" calcext:value-type="float">
            <text:p>110.757</text:p>
          </table:table-cell>
          <table:table-cell office:value-type="float" office:value="1725" calcext:value-type="float">
            <text:p>1725</text:p>
          </table:table-cell>
          <table:table-cell table:style-name="ce6" office:value-type="date" office:date-value="1970-01-02" calcext:value-type="date">
            <text:p>1970-01-02</text:p>
          </table:table-cell>
          <table:table-cell office:value-type="float" office:value="35.7716" calcext:value-type="float">
            <text:p>35.7716</text:p>
          </table:table-cell>
          <table:table-cell office:value-type="float" office:value="32.83" calcext:value-type="float">
            <text:p>32.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ootlocker-in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DP.US</text:p>
          </table:table-cell>
          <table:table-cell office:value-type="float" office:value="139" calcext:value-type="float">
            <text:p>139</text:p>
          </table:table-cell>
          <table:table-cell office:value-type="float" office:value="593" calcext:value-type="float">
            <text:p>593</text:p>
          </table:table-cell>
          <table:table-cell office:value-type="float" office:value="47" calcext:value-type="float">
            <text:p>47</text:p>
          </table:table-cell>
          <table:table-cell office:value-type="float" office:value="0.171167" calcext:value-type="float">
            <text:p>0.171167</text:p>
          </table:table-cell>
          <table:table-cell office:value-type="float" office:value="396" calcext:value-type="float">
            <text:p>396</text:p>
          </table:table-cell>
          <table:table-cell office:value-type="float" office:value="0.0256668" calcext:value-type="float">
            <text:p>0.0256668</text:p>
          </table:table-cell>
          <table:table-cell office:value-type="float" office:value="150" calcext:value-type="float">
            <text:p>150</text:p>
          </table:table-cell>
          <table:table-cell office:value-type="float" office:value="0.13683" calcext:value-type="float">
            <text:p>0.1368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utomatic Data Processing Inc</text:p>
          </table:table-cell>
          <table:table-cell office:value-type="string" calcext:value-type="string">
            <text:p>Yes</text:p>
          </table:table-cell>
          <table:table-cell office:value-type="float" office:value="0.207633" calcext:value-type="float">
            <text:p>0.207633</text:p>
          </table:table-cell>
          <table:table-cell office:value-type="float" office:value="0.0793241" calcext:value-type="float">
            <text:p>0.0793241</text:p>
          </table:table-cell>
          <table:table-cell office:value-type="float" office:value="0.11" calcext:value-type="float">
            <text:p>0.11</text:p>
          </table:table-cell>
          <table:table-cell office:value-type="float" office:value="83.041" calcext:value-type="float">
            <text:p>83.041</text:p>
          </table:table-cell>
          <table:table-cell office:value-type="float" office:value="98613.7" calcext:value-type="float">
            <text:p>98613.7</text:p>
          </table:table-cell>
          <table:table-cell table:style-name="ce6" office:value-type="date" office:date-value="1983-04-06" calcext:value-type="date">
            <text:p>1983-04-06</text:p>
          </table:table-cell>
          <table:table-cell office:value-type="float" office:value="233.552" calcext:value-type="float">
            <text:p>233.552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d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HP.US</text:p>
          </table:table-cell>
          <table:table-cell office:value-type="float" office:value="140" calcext:value-type="float">
            <text:p>140</text:p>
          </table:table-cell>
          <table:table-cell office:value-type="float" office:value="594" calcext:value-type="float">
            <text:p>594</text:p>
          </table:table-cell>
          <table:table-cell office:value-type="float" office:value="312" calcext:value-type="float">
            <text:p>312</text:p>
          </table:table-cell>
          <table:table-cell office:value-type="float" office:value="1.12379" calcext:value-type="float">
            <text:p>1.12379</text:p>
          </table:table-cell>
          <table:table-cell office:value-type="float" office:value="150" calcext:value-type="float">
            <text:p>150</text:p>
          </table:table-cell>
          <table:table-cell office:value-type="float" office:value="0.0846749" calcext:value-type="float">
            <text:p>0.0846749</text:p>
          </table:table-cell>
          <table:table-cell office:value-type="float" office:value="132" calcext:value-type="float">
            <text:p>132</text:p>
          </table:table-cell>
          <table:table-cell office:value-type="float" office:value="0.151187" calcext:value-type="float">
            <text:p>0.15118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HP Group Limited</text:p>
          </table:table-cell>
          <table:table-cell office:value-type="string" calcext:value-type="string">
            <text:p>Yes</text:p>
          </table:table-cell>
          <table:table-cell office:value-type="float" office:value="0.22199" calcext:value-type="float">
            <text:p>0.22199</text:p>
          </table:table-cell>
          <table:table-cell office:value-type="float" office:value="0.0781581" calcext:value-type="float">
            <text:p>0.0781581</text:p>
          </table:table-cell>
          <table:table-cell office:value-type="float" office:value="0.005" calcext:value-type="float">
            <text:p>0.005</text:p>
          </table:table-cell>
          <table:table-cell office:value-type="float" office:value="3.635" calcext:value-type="float">
            <text:p>3.635</text:p>
          </table:table-cell>
          <table:table-cell office:value-type="float" office:value="141575" calcext:value-type="float">
            <text:p>141575</text:p>
          </table:table-cell>
          <table:table-cell table:style-name="ce6" office:value-type="date" office:date-value="1987-05-28" calcext:value-type="date">
            <text:p>1987-05-28</text:p>
          </table:table-cell>
          <table:table-cell office:value-type="float" office:value="58.6356" calcext:value-type="float">
            <text:p>58.6356</text:p>
          </table:table-cell>
          <table:table-cell office:value-type="float" office:value="65.69" calcext:value-type="float">
            <text:p>65.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bh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LX.US</text:p>
          </table:table-cell>
          <table:table-cell office:value-type="float" office:value="141" calcext:value-type="float">
            <text:p>141</text:p>
          </table:table-cell>
          <table:table-cell office:value-type="float" office:value="595" calcext:value-type="float">
            <text:p>595</text:p>
          </table:table-cell>
          <table:table-cell office:value-type="float" office:value="255" calcext:value-type="float">
            <text:p>255</text:p>
          </table:table-cell>
          <table:table-cell office:value-type="float" office:value="0.841192" calcext:value-type="float">
            <text:p>0.841192</text:p>
          </table:table-cell>
          <table:table-cell office:value-type="float" office:value="117" calcext:value-type="float">
            <text:p>117</text:p>
          </table:table-cell>
          <table:table-cell office:value-type="float" office:value="0.0973674" calcext:value-type="float">
            <text:p>0.0973674</text:p>
          </table:table-cell>
          <table:table-cell office:value-type="float" office:value="223" calcext:value-type="float">
            <text:p>223</text:p>
          </table:table-cell>
          <table:table-cell office:value-type="float" office:value="0.0950228" calcext:value-type="float">
            <text:p>0.095022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ologic Inc</text:p>
          </table:table-cell>
          <table:table-cell office:value-type="string" calcext:value-type="string">
            <text:p>Yes</text:p>
          </table:table-cell>
          <table:table-cell office:value-type="float" office:value="0.16943" calcext:value-type="float">
            <text:p>0.16943</text:p>
          </table:table-cell>
          <table:table-cell office:value-type="float" office:value="0.0772649" calcext:value-type="float">
            <text:p>0.0772649</text:p>
          </table:table-cell>
          <table:table-cell office:value-type="float" office:value="0.732" calcext:value-type="float">
            <text:p>0.732</text:p>
          </table:table-cell>
          <table:table-cell office:value-type="float" office:value="99.396" calcext:value-type="float">
            <text:p>99.396</text:p>
          </table:table-cell>
          <table:table-cell office:value-type="float" office:value="17106.7" calcext:value-type="float">
            <text:p>17106.7</text:p>
          </table:table-cell>
          <table:table-cell table:style-name="ce6" office:value-type="date" office:date-value="1990-06-21" calcext:value-type="date">
            <text:p>1990-06-21</text:p>
          </table:table-cell>
          <table:table-cell office:value-type="float" office:value="74.81" calcext:value-type="float">
            <text:p>74.81</text:p>
          </table:table-cell>
          <table:table-cell office:value-type="float" office:value="89.54" calcext:value-type="float">
            <text:p>89.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holog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CK.US</text:p>
          </table:table-cell>
          <table:table-cell office:value-type="float" office:value="142" calcext:value-type="float">
            <text:p>142</text:p>
          </table:table-cell>
          <table:table-cell office:value-type="float" office:value="595" calcext:value-type="float">
            <text:p>595</text:p>
          </table:table-cell>
          <table:table-cell office:value-type="float" office:value="385" calcext:value-type="float">
            <text:p>385</text:p>
          </table:table-cell>
          <table:table-cell office:value-type="float" office:value="1.65602" calcext:value-type="float">
            <text:p>1.65602</text:p>
          </table:table-cell>
          <table:table-cell office:value-type="float" office:value="173" calcext:value-type="float">
            <text:p>173</text:p>
          </table:table-cell>
          <table:table-cell office:value-type="float" office:value="0.0746053" calcext:value-type="float">
            <text:p>0.0746053</text:p>
          </table:table-cell>
          <table:table-cell office:value-type="float" office:value="37" calcext:value-type="float">
            <text:p>37</text:p>
          </table:table-cell>
          <table:table-cell office:value-type="float" office:value="0.298462" calcext:value-type="float">
            <text:p>0.29846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cKesson Corporation</text:p>
          </table:table-cell>
          <table:table-cell office:value-type="string" calcext:value-type="string">
            <text:p>Yes</text:p>
          </table:table-cell>
          <table:table-cell office:value-type="float" office:value="0.359687" calcext:value-type="float">
            <text:p>0.359687</text:p>
          </table:table-cell>
          <table:table-cell office:value-type="float" office:value="0.0642954" calcext:value-type="float">
            <text:p>0.0642954</text:p>
          </table:table-cell>
          <table:table-cell office:value-type="float" office:value="0.152" calcext:value-type="float">
            <text:p>0.152</text:p>
          </table:table-cell>
          <table:table-cell office:value-type="float" office:value="87.679" calcext:value-type="float">
            <text:p>87.679</text:p>
          </table:table-cell>
          <table:table-cell office:value-type="float" office:value="60070.5" calcext:value-type="float">
            <text:p>60070.5</text:p>
          </table:table-cell>
          <table:table-cell table:style-name="ce6" office:value-type="date" office:date-value="1994-11-15" calcext:value-type="date">
            <text:p>1994-11-15</text:p>
          </table:table-cell>
          <table:table-cell office:value-type="float" office:value="372.967" calcext:value-type="float">
            <text:p>372.967</text:p>
          </table:table-cell>
          <table:table-cell office:value-type="float" office:value="472.86" calcext:value-type="float">
            <text:p>472.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ckess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TR.TO</text:p>
          </table:table-cell>
          <table:table-cell office:value-type="float" office:value="143" calcext:value-type="float">
            <text:p>143</text:p>
          </table:table-cell>
          <table:table-cell office:value-type="float" office:value="596" calcext:value-type="float">
            <text:p>596</text:p>
          </table:table-cell>
          <table:table-cell office:value-type="float" office:value="207" calcext:value-type="float">
            <text:p>207</text:p>
          </table:table-cell>
          <table:table-cell office:value-type="float" office:value="0.63561" calcext:value-type="float">
            <text:p>0.63561</text:p>
          </table:table-cell>
          <table:table-cell office:value-type="float" office:value="208" calcext:value-type="float">
            <text:p>208</text:p>
          </table:table-cell>
          <table:table-cell office:value-type="float" office:value="0.0628945" calcext:value-type="float">
            <text:p>0.0628945</text:p>
          </table:table-cell>
          <table:table-cell office:value-type="float" office:value="181" calcext:value-type="float">
            <text:p>181</text:p>
          </table:table-cell>
          <table:table-cell office:value-type="float" office:value="0.121265" calcext:value-type="float">
            <text:p>0.12126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trien Ltd</text:p>
          </table:table-cell>
          <table:table-cell office:value-type="string" calcext:value-type="string">
            <text:p>Yes</text:p>
          </table:table-cell>
          <table:table-cell office:value-type="float" office:value="0.196586" calcext:value-type="float">
            <text:p>0.196586</text:p>
          </table:table-cell>
          <table:table-cell office:value-type="float" office:value="0.0759854" calcext:value-type="float">
            <text:p>0.0759854</text:p>
          </table:table-cell>
          <table:table-cell office:value-type="float" office:value="0.033" calcext:value-type="float">
            <text:p>0.033</text:p>
          </table:table-cell>
          <table:table-cell office:value-type="float" office:value="71.756" calcext:value-type="float">
            <text:p>71.756</text:p>
          </table:table-cell>
          <table:table-cell office:value-type="float" office:value="38012.8" calcext:value-type="float">
            <text:p>38012.8</text:p>
          </table:table-cell>
          <table:table-cell/>
          <table:table-cell office:value-type="float" office:value="95.5407" calcext:value-type="float">
            <text:p>95.540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utri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YTIL.AT</text:p>
          </table:table-cell>
          <table:table-cell office:value-type="float" office:value="144" calcext:value-type="float">
            <text:p>144</text:p>
          </table:table-cell>
          <table:table-cell office:value-type="float" office:value="598" calcext:value-type="float">
            <text:p>598</text:p>
          </table:table-cell>
          <table:table-cell office:value-type="float" office:value="61" calcext:value-type="float">
            <text:p>61</text:p>
          </table:table-cell>
          <table:table-cell office:value-type="float" office:value="0.200766" calcext:value-type="float">
            <text:p>0.200766</text:p>
          </table:table-cell>
          <table:table-cell office:value-type="float" office:value="176" calcext:value-type="float">
            <text:p>176</text:p>
          </table:table-cell>
          <table:table-cell office:value-type="float" office:value="0.0736919" calcext:value-type="float">
            <text:p>0.0736919</text:p>
          </table:table-cell>
          <table:table-cell office:value-type="float" office:value="361" calcext:value-type="float">
            <text:p>361</text:p>
          </table:table-cell>
          <table:table-cell office:value-type="float" office:value="0.0508488" calcext:value-type="float">
            <text:p>0.0508488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ytilineos S.A</text:p>
          </table:table-cell>
          <table:table-cell office:value-type="string" calcext:value-type="string">
            <text:p>Yes</text:p>
          </table:table-cell>
          <table:table-cell office:value-type="float" office:value="0.117677" calcext:value-type="float">
            <text:p>0.117677</text:p>
          </table:table-cell>
          <table:table-cell office:value-type="float" office:value="0.0668281" calcext:value-type="float">
            <text:p>0.0668281</text:p>
          </table:table-cell>
          <table:table-cell office:value-type="float" office:value="36.256" calcext:value-type="float">
            <text:p>36.256</text:p>
          </table:table-cell>
          <table:table-cell office:value-type="float" office:value="19.414" calcext:value-type="float">
            <text:p>19.414</text:p>
          </table:table-cell>
          <table:table-cell office:value-type="float" office:value="5013.18" calcext:value-type="float">
            <text:p>5013.18</text:p>
          </table:table-cell>
          <table:table-cell/>
          <table:table-cell office:value-type="float" office:value="19.5255" calcext:value-type="float">
            <text:p>19.525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ytilineos.g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SP.US</text:p>
          </table:table-cell>
          <table:table-cell office:value-type="float" office:value="145" calcext:value-type="float">
            <text:p>145</text:p>
          </table:table-cell>
          <table:table-cell office:value-type="float" office:value="599" calcext:value-type="float">
            <text:p>599</text:p>
          </table:table-cell>
          <table:table-cell office:value-type="float" office:value="260" calcext:value-type="float">
            <text:p>260</text:p>
          </table:table-cell>
          <table:table-cell office:value-type="float" office:value="0.860618" calcext:value-type="float">
            <text:p>0.860618</text:p>
          </table:table-cell>
          <table:table-cell office:value-type="float" office:value="210" calcext:value-type="float">
            <text:p>210</text:p>
          </table:table-cell>
          <table:table-cell office:value-type="float" office:value="0.0619346" calcext:value-type="float">
            <text:p>0.0619346</text:p>
          </table:table-cell>
          <table:table-cell office:value-type="float" office:value="129" calcext:value-type="float">
            <text:p>129</text:p>
          </table:table-cell>
          <table:table-cell office:value-type="float" office:value="0.152654" calcext:value-type="float">
            <text:p>0.15265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sperity Inc</text:p>
          </table:table-cell>
          <table:table-cell office:value-type="string" calcext:value-type="string">
            <text:p>Yes</text:p>
          </table:table-cell>
          <table:table-cell office:value-type="float" office:value="0.228009" calcext:value-type="float">
            <text:p>0.228009</text:p>
          </table:table-cell>
          <table:table-cell office:value-type="float" office:value="0.0812657" calcext:value-type="float">
            <text:p>0.0812657</text:p>
          </table:table-cell>
          <table:table-cell office:value-type="float" office:value="5.619" calcext:value-type="float">
            <text:p>5.619</text:p>
          </table:table-cell>
          <table:table-cell office:value-type="float" office:value="92.838" calcext:value-type="float">
            <text:p>92.838</text:p>
          </table:table-cell>
          <table:table-cell office:value-type="float" office:value="3695.96" calcext:value-type="float">
            <text:p>3695.96</text:p>
          </table:table-cell>
          <table:table-cell table:style-name="ce6" office:value-type="date" office:date-value="1997-01-28" calcext:value-type="date">
            <text:p>1997-01-28</text:p>
          </table:table-cell>
          <table:table-cell office:value-type="float" office:value="111.379" calcext:value-type="float">
            <text:p>111.379</text:p>
          </table:table-cell>
          <table:table-cell office:value-type="float" office:value="112.33" calcext:value-type="float">
            <text:p>112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insperit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HL.XETRA</text:p>
          </table:table-cell>
          <table:table-cell office:value-type="float" office:value="146" calcext:value-type="float">
            <text:p>146</text:p>
          </table:table-cell>
          <table:table-cell office:value-type="float" office:value="599" calcext:value-type="float">
            <text:p>599</text:p>
          </table:table-cell>
          <table:table-cell office:value-type="float" office:value="109" calcext:value-type="float">
            <text:p>109</text:p>
          </table:table-cell>
          <table:table-cell office:value-type="float" office:value="0.342883" calcext:value-type="float">
            <text:p>0.342883</text:p>
          </table:table-cell>
          <table:table-cell office:value-type="float" office:value="133" calcext:value-type="float">
            <text:p>133</text:p>
          </table:table-cell>
          <table:table-cell office:value-type="float" office:value="0.0907259" calcext:value-type="float">
            <text:p>0.0907259</text:p>
          </table:table-cell>
          <table:table-cell office:value-type="float" office:value="357" calcext:value-type="float">
            <text:p>357</text:p>
          </table:table-cell>
          <table:table-cell office:value-type="float" office:value="0.0510556" calcext:value-type="float">
            <text:p>0.051055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tsche Post AG</text:p>
          </table:table-cell>
          <table:table-cell office:value-type="string" calcext:value-type="string">
            <text:p>Yes</text:p>
          </table:table-cell>
          <table:table-cell office:value-type="float" office:value="0.118753" calcext:value-type="float">
            <text:p>0.118753</text:p>
          </table:table-cell>
          <table:table-cell office:value-type="float" office:value="0.0676974" calcext:value-type="float">
            <text:p>0.0676974</text:p>
          </table:table-cell>
          <table:table-cell office:value-type="float" office:value="20.49" calcext:value-type="float">
            <text:p>20.49</text:p>
          </table:table-cell>
          <table:table-cell office:value-type="float" office:value="33.226" calcext:value-type="float">
            <text:p>33.226</text:p>
          </table:table-cell>
          <table:table-cell office:value-type="float" office:value="44959.4" calcext:value-type="float">
            <text:p>44959.4</text:p>
          </table:table-cell>
          <table:table-cell/>
          <table:table-cell office:value-type="float" office:value="33.671" calcext:value-type="float">
            <text:p>33.67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pdh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ZO.US</text:p>
          </table:table-cell>
          <table:table-cell office:value-type="float" office:value="147" calcext:value-type="float">
            <text:p>147</text:p>
          </table:table-cell>
          <table:table-cell office:value-type="float" office:value="602" calcext:value-type="float">
            <text:p>602</text:p>
          </table:table-cell>
          <table:table-cell office:value-type="float" office:value="361" calcext:value-type="float">
            <text:p>361</text:p>
          </table:table-cell>
          <table:table-cell office:value-type="float" office:value="1.45802" calcext:value-type="float">
            <text:p>1.45802</text:p>
          </table:table-cell>
          <table:table-cell office:value-type="float" office:value="209" calcext:value-type="float">
            <text:p>209</text:p>
          </table:table-cell>
          <table:table-cell office:value-type="float" office:value="0.0621699" calcext:value-type="float">
            <text:p>0.0621699</text:p>
          </table:table-cell>
          <table:table-cell office:value-type="float" office:value="32" calcext:value-type="float">
            <text:p>32</text:p>
          </table:table-cell>
          <table:table-cell office:value-type="float" office:value="0.348093" calcext:value-type="float">
            <text:p>0.34809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utoZone Inc</text:p>
          </table:table-cell>
          <table:table-cell office:value-type="string" calcext:value-type="string">
            <text:p>Yes</text:p>
          </table:table-cell>
          <table:table-cell office:value-type="float" office:value="0.41662" calcext:value-type="float">
            <text:p>0.41662</text:p>
          </table:table-cell>
          <table:table-cell office:value-type="float" office:value="0.0758229" calcext:value-type="float">
            <text:p>0.0758229</text:p>
          </table:table-cell>
          <table:table-cell office:value-type="float" office:value="0.371" calcext:value-type="float">
            <text:p>0.371</text:p>
          </table:table-cell>
          <table:table-cell office:value-type="float" office:value="94.871" calcext:value-type="float">
            <text:p>94.871</text:p>
          </table:table-cell>
          <table:table-cell office:value-type="float" office:value="45052" calcext:value-type="float">
            <text:p>45052</text:p>
          </table:table-cell>
          <table:table-cell table:style-name="ce6" office:value-type="date" office:date-value="1991-04-01" calcext:value-type="date">
            <text:p>1991-04-01</text:p>
          </table:table-cell>
          <table:table-cell office:value-type="float" office:value="2466.18" calcext:value-type="float">
            <text:p>2466.18</text:p>
          </table:table-cell>
          <table:table-cell office:value-type="float" office:value="2775.45" calcext:value-type="float">
            <text:p>2775.4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utozon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TAP.US</text:p>
          </table:table-cell>
          <table:table-cell office:value-type="float" office:value="148" calcext:value-type="float">
            <text:p>148</text:p>
          </table:table-cell>
          <table:table-cell office:value-type="float" office:value="606" calcext:value-type="float">
            <text:p>606</text:p>
          </table:table-cell>
          <table:table-cell office:value-type="float" office:value="251" calcext:value-type="float">
            <text:p>251</text:p>
          </table:table-cell>
          <table:table-cell office:value-type="float" office:value="0.820634" calcext:value-type="float">
            <text:p>0.820634</text:p>
          </table:table-cell>
          <table:table-cell office:value-type="float" office:value="115" calcext:value-type="float">
            <text:p>115</text:p>
          </table:table-cell>
          <table:table-cell office:value-type="float" office:value="0.100627" calcext:value-type="float">
            <text:p>0.100627</text:p>
          </table:table-cell>
          <table:table-cell office:value-type="float" office:value="240" calcext:value-type="float">
            <text:p>240</text:p>
          </table:table-cell>
          <table:table-cell office:value-type="float" office:value="0.0851909" calcext:value-type="float">
            <text:p>0.085190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tApp Inc</text:p>
          </table:table-cell>
          <table:table-cell office:value-type="string" calcext:value-type="string">
            <text:p>Yes</text:p>
          </table:table-cell>
          <table:table-cell office:value-type="float" office:value="0.152295" calcext:value-type="float">
            <text:p>0.152295</text:p>
          </table:table-cell>
          <table:table-cell office:value-type="float" office:value="0.0701641" calcext:value-type="float">
            <text:p>0.0701641</text:p>
          </table:table-cell>
          <table:table-cell office:value-type="float" office:value="0.401" calcext:value-type="float">
            <text:p>0.401</text:p>
          </table:table-cell>
          <table:table-cell office:value-type="float" office:value="94.085" calcext:value-type="float">
            <text:p>94.085</text:p>
          </table:table-cell>
          <table:table-cell office:value-type="float" office:value="15757.5" calcext:value-type="float">
            <text:p>15757.5</text:p>
          </table:table-cell>
          <table:table-cell table:style-name="ce6" office:value-type="date" office:date-value="1995-11-21" calcext:value-type="date">
            <text:p>1995-11-21</text:p>
          </table:table-cell>
          <table:table-cell office:value-type="float" office:value="58.3266" calcext:value-type="float">
            <text:p>58.3266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netap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UI.PA</text:p>
          </table:table-cell>
          <table:table-cell office:value-type="float" office:value="149" calcext:value-type="float">
            <text:p>149</text:p>
          </table:table-cell>
          <table:table-cell office:value-type="float" office:value="613" calcext:value-type="float">
            <text:p>613</text:p>
          </table:table-cell>
          <table:table-cell office:value-type="float" office:value="206" calcext:value-type="float">
            <text:p>206</text:p>
          </table:table-cell>
          <table:table-cell office:value-type="float" office:value="0.623658" calcext:value-type="float">
            <text:p>0.623658</text:p>
          </table:table-cell>
          <table:table-cell office:value-type="float" office:value="118" calcext:value-type="float">
            <text:p>118</text:p>
          </table:table-cell>
          <table:table-cell office:value-type="float" office:value="0.0970468" calcext:value-type="float">
            <text:p>0.0970468</text:p>
          </table:table-cell>
          <table:table-cell office:value-type="float" office:value="289" calcext:value-type="float">
            <text:p>289</text:p>
          </table:table-cell>
          <table:table-cell office:value-type="float" office:value="0.0713335" calcext:value-type="float">
            <text:p>0.071333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uillemot Corporation S.A.</text:p>
          </table:table-cell>
          <table:table-cell office:value-type="string" calcext:value-type="string">
            <text:p>Yes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0824536" calcext:value-type="float">
            <text:p>0.0824536</text:p>
          </table:table-cell>
          <table:table-cell office:value-type="float" office:value="68.733" calcext:value-type="float">
            <text:p>68.733</text:p>
          </table:table-cell>
          <table:table-cell office:value-type="float" office:value="5.346" calcext:value-type="float">
            <text:p>5.346</text:p>
          </table:table-cell>
          <table:table-cell office:value-type="float" office:value="84.9907" calcext:value-type="float">
            <text:p>84.9907</text:p>
          </table:table-cell>
          <table:table-cell/>
          <table:table-cell office:value-type="float" office:value="12.3742" calcext:value-type="float">
            <text:p>12.374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uillemo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XOM.US</text:p>
          </table:table-cell>
          <table:table-cell office:value-type="float" office:value="150" calcext:value-type="float">
            <text:p>150</text:p>
          </table:table-cell>
          <table:table-cell office:value-type="float" office:value="613" calcext:value-type="float">
            <text:p>613</text:p>
          </table:table-cell>
          <table:table-cell office:value-type="float" office:value="279" calcext:value-type="float">
            <text:p>279</text:p>
          </table:table-cell>
          <table:table-cell office:value-type="float" office:value="0.937964" calcext:value-type="float">
            <text:p>0.937964</text:p>
          </table:table-cell>
          <table:table-cell office:value-type="float" office:value="132" calcext:value-type="float">
            <text:p>132</text:p>
          </table:table-cell>
          <table:table-cell office:value-type="float" office:value="0.0907586" calcext:value-type="float">
            <text:p>0.0907586</text:p>
          </table:table-cell>
          <table:table-cell office:value-type="float" office:value="202" calcext:value-type="float">
            <text:p>202</text:p>
          </table:table-cell>
          <table:table-cell office:value-type="float" office:value="0.105615" calcext:value-type="float">
            <text:p>0.10561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xxon Mobil Corp</text:p>
          </table:table-cell>
          <table:table-cell office:value-type="string" calcext:value-type="string">
            <text:p>Yes</text:p>
          </table:table-cell>
          <table:table-cell office:value-type="float" office:value="0.18097" calcext:value-type="float">
            <text:p>0.18097</text:p>
          </table:table-cell>
          <table:table-cell office:value-type="float" office:value="0.0816387" calcext:value-type="float">
            <text:p>0.0816387</text:p>
          </table:table-cell>
          <table:table-cell office:value-type="float" office:value="0.061" calcext:value-type="float">
            <text:p>0.061</text:p>
          </table:table-cell>
          <table:table-cell office:value-type="float" office:value="60.717" calcext:value-type="float">
            <text:p>60.717</text:p>
          </table:table-cell>
          <table:table-cell office:value-type="float" office:value="427233" calcext:value-type="float">
            <text:p>427233</text:p>
          </table:table-cell>
          <table:table-cell table:style-name="ce6" office:value-type="date" office:date-value="1978-01-13" calcext:value-type="date">
            <text:p>1978-01-13</text:p>
          </table:table-cell>
          <table:table-cell office:value-type="float" office:value="106.659" calcext:value-type="float">
            <text:p>106.659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corporate.exxonmobi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KRBP.OL</text:p>
          </table:table-cell>
          <table:table-cell office:value-type="float" office:value="151" calcext:value-type="float">
            <text:p>151</text:p>
          </table:table-cell>
          <table:table-cell office:value-type="float" office:value="614" calcext:value-type="float">
            <text:p>614</text:p>
          </table:table-cell>
          <table:table-cell office:value-type="float" office:value="120" calcext:value-type="float">
            <text:p>120</text:p>
          </table:table-cell>
          <table:table-cell office:value-type="float" office:value="0.371407" calcext:value-type="float">
            <text:p>0.371407</text:p>
          </table:table-cell>
          <table:table-cell office:value-type="float" office:value="464" calcext:value-type="float">
            <text:p>464</text:p>
          </table:table-cell>
          <table:table-cell office:value-type="float" office:value="0.0169107" calcext:value-type="float">
            <text:p>0.0169107</text:p>
          </table:table-cell>
          <table:table-cell office:value-type="float" office:value="30" calcext:value-type="float">
            <text:p>30</text:p>
          </table:table-cell>
          <table:table-cell office:value-type="float" office:value="0.363197" calcext:value-type="float">
            <text:p>0.363197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ker BP ASA</text:p>
          </table:table-cell>
          <table:table-cell office:value-type="string" calcext:value-type="string">
            <text:p>Yes</text:p>
          </table:table-cell>
          <table:table-cell office:value-type="float" office:value="0.438881" calcext:value-type="float">
            <text:p>0.438881</text:p>
          </table:table-cell>
          <table:table-cell office:value-type="float" office:value="0.0846718" calcext:value-type="float">
            <text:p>0.0846718</text:p>
          </table:table-cell>
          <table:table-cell office:value-type="float" office:value="51.416" calcext:value-type="float">
            <text:p>51.416</text:p>
          </table:table-cell>
          <table:table-cell office:value-type="float" office:value="30.209" calcext:value-type="float">
            <text:p>30.209</text:p>
          </table:table-cell>
          <table:table-cell office:value-type="float" office:value="198007" calcext:value-type="float">
            <text:p>198007</text:p>
          </table:table-cell>
          <table:table-cell/>
          <table:table-cell office:value-type="float" office:value="279.156" calcext:value-type="float">
            <text:p>279.15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akerb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RK.US</text:p>
          </table:table-cell>
          <table:table-cell office:value-type="float" office:value="152" calcext:value-type="float">
            <text:p>152</text:p>
          </table:table-cell>
          <table:table-cell office:value-type="float" office:value="614" calcext:value-type="float">
            <text:p>614</text:p>
          </table:table-cell>
          <table:table-cell office:value-type="float" office:value="381" calcext:value-type="float">
            <text:p>381</text:p>
          </table:table-cell>
          <table:table-cell office:value-type="float" office:value="1.63239" calcext:value-type="float">
            <text:p>1.63239</text:p>
          </table:table-cell>
          <table:table-cell office:value-type="float" office:value="162" calcext:value-type="float">
            <text:p>162</text:p>
          </table:table-cell>
          <table:table-cell office:value-type="float" office:value="0.0799053" calcext:value-type="float">
            <text:p>0.0799053</text:p>
          </table:table-cell>
          <table:table-cell office:value-type="float" office:value="71" calcext:value-type="float">
            <text:p>71</text:p>
          </table:table-cell>
          <table:table-cell office:value-type="float" office:value="0.212832" calcext:value-type="float">
            <text:p>0.21283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rck &amp; Company Inc</text:p>
          </table:table-cell>
          <table:table-cell office:value-type="string" calcext:value-type="string">
            <text:p>Yes</text:p>
          </table:table-cell>
          <table:table-cell office:value-type="float" office:value="0.288188" calcext:value-type="float">
            <text:p>0.288188</text:p>
          </table:table-cell>
          <table:table-cell office:value-type="float" office:value="0.0807446" calcext:value-type="float">
            <text:p>0.0807446</text:p>
          </table:table-cell>
          <table:table-cell office:value-type="float" office:value="0.089" calcext:value-type="float">
            <text:p>0.089</text:p>
          </table:table-cell>
          <table:table-cell office:value-type="float" office:value="77.649" calcext:value-type="float">
            <text:p>77.649</text:p>
          </table:table-cell>
          <table:table-cell office:value-type="float" office:value="261238" calcext:value-type="float">
            <text:p>261238</text:p>
          </table:table-cell>
          <table:table-cell table:style-name="ce6" office:value-type="date" office:date-value="1978-01-13" calcext:value-type="date">
            <text:p>1978-01-13</text:p>
          </table:table-cell>
          <table:table-cell office:value-type="float" office:value="107.93" calcext:value-type="float">
            <text:p>107.93</text:p>
          </table:table-cell>
          <table:table-cell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erck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VR.US</text:p>
          </table:table-cell>
          <table:table-cell office:value-type="float" office:value="153" calcext:value-type="float">
            <text:p>153</text:p>
          </table:table-cell>
          <table:table-cell office:value-type="float" office:value="614" calcext:value-type="float">
            <text:p>614</text:p>
          </table:table-cell>
          <table:table-cell office:value-type="float" office:value="273" calcext:value-type="float">
            <text:p>273</text:p>
          </table:table-cell>
          <table:table-cell office:value-type="float" office:value="0.905955" calcext:value-type="float">
            <text:p>0.905955</text:p>
          </table:table-cell>
          <table:table-cell office:value-type="float" office:value="189" calcext:value-type="float">
            <text:p>189</text:p>
          </table:table-cell>
          <table:table-cell office:value-type="float" office:value="0.0692311" calcext:value-type="float">
            <text:p>0.0692311</text:p>
          </table:table-cell>
          <table:table-cell office:value-type="float" office:value="152" calcext:value-type="float">
            <text:p>152</text:p>
          </table:table-cell>
          <table:table-cell office:value-type="float" office:value="0.136403" calcext:value-type="float">
            <text:p>0.13640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vercore Partners Inc</text:p>
          </table:table-cell>
          <table:table-cell office:value-type="string" calcext:value-type="string">
            <text:p>Yes</text:p>
          </table:table-cell>
          <table:table-cell office:value-type="float" office:value="0.211758" calcext:value-type="float">
            <text:p>0.211758</text:p>
          </table:table-cell>
          <table:table-cell office:value-type="float" office:value="0.0791659" calcext:value-type="float">
            <text:p>0.0791659</text:p>
          </table:table-cell>
          <table:table-cell office:value-type="float" office:value="8.4" calcext:value-type="float">
            <text:p>8.4</text:p>
          </table:table-cell>
          <table:table-cell office:value-type="float" office:value="87.567" calcext:value-type="float">
            <text:p>87.567</text:p>
          </table:table-cell>
          <table:table-cell office:value-type="float" office:value="5043.56" calcext:value-type="float">
            <text:p>5043.56</text:p>
          </table:table-cell>
          <table:table-cell table:style-name="ce6" office:value-type="date" office:date-value="2006-08-11" calcext:value-type="date">
            <text:p>2006-08-11</text:p>
          </table:table-cell>
          <table:table-cell office:value-type="float" office:value="106.515" calcext:value-type="float">
            <text:p>106.515</text:p>
          </table:table-cell>
          <table:table-cell office:value-type="float" office:value="133.83" calcext:value-type="float">
            <text:p>133.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evercor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NG.US</text:p>
          </table:table-cell>
          <table:table-cell office:value-type="float" office:value="154" calcext:value-type="float">
            <text:p>154</text:p>
          </table:table-cell>
          <table:table-cell office:value-type="float" office:value="615" calcext:value-type="float">
            <text:p>615</text:p>
          </table:table-cell>
          <table:table-cell office:value-type="float" office:value="142" calcext:value-type="float">
            <text:p>142</text:p>
          </table:table-cell>
          <table:table-cell office:value-type="float" office:value="0.430289" calcext:value-type="float">
            <text:p>0.430289</text:p>
          </table:table-cell>
          <table:table-cell office:value-type="float" office:value="61" calcext:value-type="float">
            <text:p>61</text:p>
          </table:table-cell>
          <table:table-cell office:value-type="float" office:value="0.141643" calcext:value-type="float">
            <text:p>0.141643</text:p>
          </table:table-cell>
          <table:table-cell office:value-type="float" office:value="412" calcext:value-type="float">
            <text:p>412</text:p>
          </table:table-cell>
          <table:table-cell office:value-type="float" office:value="0.0398579" calcext:value-type="float">
            <text:p>0.039857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heniere Energy Inc</text:p>
          </table:table-cell>
          <table:table-cell office:value-type="string" calcext:value-type="string">
            <text:p>Yes</text:p>
          </table:table-cell>
          <table:table-cell office:value-type="float" office:value="0.108413" calcext:value-type="float">
            <text:p>0.108413</text:p>
          </table:table-cell>
          <table:table-cell office:value-type="float" office:value="0.0685553" calcext:value-type="float">
            <text:p>0.0685553</text:p>
          </table:table-cell>
          <table:table-cell office:value-type="float" office:value="0.792" calcext:value-type="float">
            <text:p>0.792</text:p>
          </table:table-cell>
          <table:table-cell office:value-type="float" office:value="87.21" calcext:value-type="float">
            <text:p>87.21</text:p>
          </table:table-cell>
          <table:table-cell office:value-type="float" office:value="39305.8" calcext:value-type="float">
            <text:p>39305.8</text:p>
          </table:table-cell>
          <table:table-cell table:style-name="ce6" office:value-type="date" office:date-value="1997-04-11" calcext:value-type="date">
            <text:p>1997-04-11</text:p>
          </table:table-cell>
          <table:table-cell office:value-type="float" office:value="148.418" calcext:value-type="float">
            <text:p>148.418</text:p>
          </table:table-cell>
          <table:table-cell office:value-type="float" office:value="196.58" calcext:value-type="float">
            <text:p>196.5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henier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.MC</text:p>
          </table:table-cell>
          <table:table-cell office:value-type="float" office:value="155" calcext:value-type="float">
            <text:p>155</text:p>
          </table:table-cell>
          <table:table-cell office:value-type="float" office:value="615" calcext:value-type="float">
            <text:p>615</text:p>
          </table:table-cell>
          <table:table-cell office:value-type="float" office:value="111" calcext:value-type="float">
            <text:p>111</text:p>
          </table:table-cell>
          <table:table-cell office:value-type="float" office:value="0.347398" calcext:value-type="float">
            <text:p>0.347398</text:p>
          </table:table-cell>
          <table:table-cell office:value-type="float" office:value="109" calcext:value-type="float">
            <text:p>109</text:p>
          </table:table-cell>
          <table:table-cell office:value-type="float" office:value="0.103311" calcext:value-type="float">
            <text:p>0.103311</text:p>
          </table:table-cell>
          <table:table-cell office:value-type="float" office:value="395" calcext:value-type="float">
            <text:p>395</text:p>
          </table:table-cell>
          <table:table-cell office:value-type="float" office:value="0.0438352" calcext:value-type="float">
            <text:p>0.043835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lia Hotels</text:p>
          </table:table-cell>
          <table:table-cell office:value-type="string" calcext:value-type="string">
            <text:p>Yes</text:p>
          </table:table-cell>
          <table:table-cell office:value-type="float" office:value="0.097484" calcext:value-type="float">
            <text:p>0.097484</text:p>
          </table:table-cell>
          <table:table-cell office:value-type="float" office:value="0.0536488" calcext:value-type="float">
            <text:p>0.0536488</text:p>
          </table:table-cell>
          <table:table-cell office:value-type="float" office:value="54.859" calcext:value-type="float">
            <text:p>54.859</text:p>
          </table:table-cell>
          <table:table-cell office:value-type="float" office:value="22.03" calcext:value-type="float">
            <text:p>22.03</text:p>
          </table:table-cell>
          <table:table-cell office:value-type="float" office:value="1176.63" calcext:value-type="float">
            <text:p>1176.63</text:p>
          </table:table-cell>
          <table:table-cell/>
          <table:table-cell office:value-type="float" office:value="4.578" calcext:value-type="float">
            <text:p>4.57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eliahotelsinternation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.TO</text:p>
          </table:table-cell>
          <table:table-cell office:value-type="float" office:value="156" calcext:value-type="float">
            <text:p>156</text:p>
          </table:table-cell>
          <table:table-cell office:value-type="float" office:value="616" calcext:value-type="float">
            <text:p>616</text:p>
          </table:table-cell>
          <table:table-cell office:value-type="float" office:value="178" calcext:value-type="float">
            <text:p>178</text:p>
          </table:table-cell>
          <table:table-cell office:value-type="float" office:value="0.519762" calcext:value-type="float">
            <text:p>0.519762</text:p>
          </table:table-cell>
          <table:table-cell office:value-type="float" office:value="99" calcext:value-type="float">
            <text:p>99</text:p>
          </table:table-cell>
          <table:table-cell office:value-type="float" office:value="0.109019" calcext:value-type="float">
            <text:p>0.109019</text:p>
          </table:table-cell>
          <table:table-cell office:value-type="float" office:value="339" calcext:value-type="float">
            <text:p>339</text:p>
          </table:table-cell>
          <table:table-cell office:value-type="float" office:value="0.0573341" calcext:value-type="float">
            <text:p>0.057334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uncor Energy Inc</text:p>
          </table:table-cell>
          <table:table-cell office:value-type="string" calcext:value-type="string">
            <text:p>Yes</text:p>
          </table:table-cell>
          <table:table-cell office:value-type="float" office:value="0.131816" calcext:value-type="float">
            <text:p>0.131816</text:p>
          </table:table-cell>
          <table:table-cell office:value-type="float" office:value="0.0744819" calcext:value-type="float">
            <text:p>0.0744819</text:p>
          </table:table-cell>
          <table:table-cell office:value-type="float" office:value="0.013" calcext:value-type="float">
            <text:p>0.013</text:p>
          </table:table-cell>
          <table:table-cell office:value-type="float" office:value="65.947" calcext:value-type="float">
            <text:p>65.947</text:p>
          </table:table-cell>
          <table:table-cell office:value-type="float" office:value="57257.5" calcext:value-type="float">
            <text:p>57257.5</text:p>
          </table:table-cell>
          <table:table-cell/>
          <table:table-cell office:value-type="float" office:value="40.9251" calcext:value-type="float">
            <text:p>40.925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unco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CO.US</text:p>
          </table:table-cell>
          <table:table-cell office:value-type="float" office:value="157" calcext:value-type="float">
            <text:p>157</text:p>
          </table:table-cell>
          <table:table-cell office:value-type="float" office:value="617" calcext:value-type="float">
            <text:p>617</text:p>
          </table:table-cell>
          <table:table-cell office:value-type="float" office:value="318" calcext:value-type="float">
            <text:p>318</text:p>
          </table:table-cell>
          <table:table-cell office:value-type="float" office:value="1.16823" calcext:value-type="float">
            <text:p>1.16823</text:p>
          </table:table-cell>
          <table:table-cell office:value-type="float" office:value="124" calcext:value-type="float">
            <text:p>124</text:p>
          </table:table-cell>
          <table:table-cell office:value-type="float" office:value="0.094569" calcext:value-type="float">
            <text:p>0.094569</text:p>
          </table:table-cell>
          <table:table-cell office:value-type="float" office:value="175" calcext:value-type="float">
            <text:p>175</text:p>
          </table:table-cell>
          <table:table-cell office:value-type="float" office:value="0.124511" calcext:value-type="float">
            <text:p>0.12451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eeco Instruments Inc</text:p>
          </table:table-cell>
          <table:table-cell office:value-type="string" calcext:value-type="string">
            <text:p>Yes</text:p>
          </table:table-cell>
          <table:table-cell office:value-type="float" office:value="0.200576" calcext:value-type="float">
            <text:p>0.200576</text:p>
          </table:table-cell>
          <table:table-cell office:value-type="float" office:value="0.0760646" calcext:value-type="float">
            <text:p>0.0760646</text:p>
          </table:table-cell>
          <table:table-cell office:value-type="float" office:value="2.518" calcext:value-type="float">
            <text:p>2.518</text:p>
          </table:table-cell>
          <table:table-cell office:value-type="float" office:value="110.258" calcext:value-type="float">
            <text:p>110.258</text:p>
          </table:table-cell>
          <table:table-cell office:value-type="float" office:value="1540.49" calcext:value-type="float">
            <text:p>1540.49</text:p>
          </table:table-cell>
          <table:table-cell table:style-name="ce6" office:value-type="date" office:date-value="1994-11-29" calcext:value-type="date">
            <text:p>1994-11-29</text:p>
          </table:table-cell>
          <table:table-cell office:value-type="float" office:value="18.58" calcext:value-type="float">
            <text:p>18.58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vee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GRX.US</text:p>
          </table:table-cell>
          <table:table-cell office:value-type="float" office:value="158" calcext:value-type="float">
            <text:p>158</text:p>
          </table:table-cell>
          <table:table-cell office:value-type="float" office:value="618" calcext:value-type="float">
            <text:p>618</text:p>
          </table:table-cell>
          <table:table-cell office:value-type="float" office:value="189" calcext:value-type="float">
            <text:p>189</text:p>
          </table:table-cell>
          <table:table-cell office:value-type="float" office:value="0.547777" calcext:value-type="float">
            <text:p>0.547777</text:p>
          </table:table-cell>
          <table:table-cell office:value-type="float" office:value="53" calcext:value-type="float">
            <text:p>53</text:p>
          </table:table-cell>
          <table:table-cell office:value-type="float" office:value="0.148944" calcext:value-type="float">
            <text:p>0.148944</text:p>
          </table:table-cell>
          <table:table-cell office:value-type="float" office:value="376" calcext:value-type="float">
            <text:p>376</text:p>
          </table:table-cell>
          <table:table-cell office:value-type="float" office:value="0.0476431" calcext:value-type="float">
            <text:p>0.047643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agle Pharmaceuticals Inc</text:p>
          </table:table-cell>
          <table:table-cell office:value-type="string" calcext:value-type="string">
            <text:p>Yes</text:p>
          </table:table-cell>
          <table:table-cell office:value-type="float" office:value="0.122998" calcext:value-type="float">
            <text:p>0.122998</text:p>
          </table:table-cell>
          <table:table-cell office:value-type="float" office:value="0.0785777" calcext:value-type="float">
            <text:p>0.0785777</text:p>
          </table:table-cell>
          <table:table-cell office:value-type="float" office:value="13.239" calcext:value-type="float">
            <text:p>13.239</text:p>
          </table:table-cell>
          <table:table-cell office:value-type="float" office:value="90.412" calcext:value-type="float">
            <text:p>90.412</text:p>
          </table:table-cell>
          <table:table-cell office:value-type="float" office:value="180" calcext:value-type="float">
            <text:p>180</text:p>
          </table:table-cell>
          <table:table-cell table:style-name="ce6" office:value-type="date" office:date-value="2014-02-12" calcext:value-type="date">
            <text:p>2014-02-12</text:p>
          </table:table-cell>
          <table:table-cell office:value-type="float" office:value="29.23" calcext:value-type="float">
            <text:p>29.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www.eagleu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LSN.US</text:p>
          </table:table-cell>
          <table:table-cell office:value-type="float" office:value="159" calcext:value-type="float">
            <text:p>159</text:p>
          </table:table-cell>
          <table:table-cell office:value-type="float" office:value="618" calcext:value-type="float">
            <text:p>618</text:p>
          </table:table-cell>
          <table:table-cell office:value-type="float" office:value="282" calcext:value-type="float">
            <text:p>282</text:p>
          </table:table-cell>
          <table:table-cell office:value-type="float" office:value="0.942685" calcext:value-type="float">
            <text:p>0.942685</text:p>
          </table:table-cell>
          <table:table-cell office:value-type="float" office:value="144" calcext:value-type="float">
            <text:p>144</text:p>
          </table:table-cell>
          <table:table-cell office:value-type="float" office:value="0.087064" calcext:value-type="float">
            <text:p>0.087064</text:p>
          </table:table-cell>
          <table:table-cell office:value-type="float" office:value="192" calcext:value-type="float">
            <text:p>192</text:p>
          </table:table-cell>
          <table:table-cell office:value-type="float" office:value="0.111902" calcext:value-type="float">
            <text:p>0.11190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lison Transmission Holdings Inc</text:p>
          </table:table-cell>
          <table:table-cell office:value-type="string" calcext:value-type="string">
            <text:p>Yes</text:p>
          </table:table-cell>
          <table:table-cell office:value-type="float" office:value="0.181037" calcext:value-type="float">
            <text:p>0.181037</text:p>
          </table:table-cell>
          <table:table-cell office:value-type="float" office:value="0.0691349" calcext:value-type="float">
            <text:p>0.0691349</text:p>
          </table:table-cell>
          <table:table-cell office:value-type="float" office:value="0.478" calcext:value-type="float">
            <text:p>0.478</text:p>
          </table:table-cell>
          <table:table-cell office:value-type="float" office:value="102.136" calcext:value-type="float">
            <text:p>102.136</text:p>
          </table:table-cell>
          <table:table-cell office:value-type="float" office:value="5218.09" calcext:value-type="float">
            <text:p>5218.09</text:p>
          </table:table-cell>
          <table:table-cell table:style-name="ce6" office:value-type="date" office:date-value="2012-03-15" calcext:value-type="date">
            <text:p>2012-03-15</text:p>
          </table:table-cell>
          <table:table-cell office:value-type="float" office:value="40.8612" calcext:value-type="float">
            <text:p>40.8612</text:p>
          </table:table-cell>
          <table:table-cell office:value-type="float" office:value="56.5" calcext:value-type="float">
            <text:p>56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llisontransmissi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V.US</text:p>
          </table:table-cell>
          <table:table-cell office:value-type="float" office:value="160" calcext:value-type="float">
            <text:p>160</text:p>
          </table:table-cell>
          <table:table-cell office:value-type="float" office:value="618" calcext:value-type="float">
            <text:p>618</text:p>
          </table:table-cell>
          <table:table-cell office:value-type="float" office:value="20" calcext:value-type="float">
            <text:p>20</text:p>
          </table:table-cell>
          <table:table-cell office:value-type="float" office:value="0.0524335" calcext:value-type="float">
            <text:p>0.0524335</text:p>
          </table:table-cell>
          <table:table-cell office:value-type="float" office:value="352" calcext:value-type="float">
            <text:p>352</text:p>
          </table:table-cell>
          <table:table-cell office:value-type="float" office:value="0.0306978" calcext:value-type="float">
            <text:p>0.0306978</text:p>
          </table:table-cell>
          <table:table-cell office:value-type="float" office:value="246" calcext:value-type="float">
            <text:p>246</text:p>
          </table:table-cell>
          <table:table-cell office:value-type="float" office:value="0.0826225" calcext:value-type="float">
            <text:p>0.082622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ovnanian Enterprises Inc</text:p>
          </table:table-cell>
          <table:table-cell office:value-type="string" calcext:value-type="string">
            <text:p>Yes</text:p>
          </table:table-cell>
          <table:table-cell office:value-type="float" office:value="0.127828" calcext:value-type="float">
            <text:p>0.127828</text:p>
          </table:table-cell>
          <table:table-cell office:value-type="float" office:value="0.0452051" calcext:value-type="float">
            <text:p>0.0452051</text:p>
          </table:table-cell>
          <table:table-cell office:value-type="float" office:value="13.211" calcext:value-type="float">
            <text:p>13.211</text:p>
          </table:table-cell>
          <table:table-cell office:value-type="float" office:value="46.865" calcext:value-type="float">
            <text:p>46.865</text:p>
          </table:table-cell>
          <table:table-cell office:value-type="float" office:value="545.953" calcext:value-type="float">
            <text:p>545.953</text:p>
          </table:table-cell>
          <table:table-cell table:style-name="ce6" office:value-type="date" office:date-value="1992-03-17" calcext:value-type="date">
            <text:p>1992-03-17</text:p>
          </table:table-cell>
          <table:table-cell office:value-type="float" office:value="42.08" calcext:value-type="float">
            <text:p>42.0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nan</text:p>
          </table:table-cell>
          <table:table-cell office:value-type="string" calcext:value-type="string">
            <text:p>https://www.khov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DA.PA</text:p>
          </table:table-cell>
          <table:table-cell office:value-type="float" office:value="161" calcext:value-type="float">
            <text:p>161</text:p>
          </table:table-cell>
          <table:table-cell office:value-type="float" office:value="622" calcext:value-type="float">
            <text:p>622</text:p>
          </table:table-cell>
          <table:table-cell office:value-type="float" office:value="26" calcext:value-type="float">
            <text:p>26</text:p>
          </table:table-cell>
          <table:table-cell office:value-type="float" office:value="0.0827284" calcext:value-type="float">
            <text:p>0.0827284</text:p>
          </table:table-cell>
          <table:table-cell office:value-type="float" office:value="138" calcext:value-type="float">
            <text:p>138</text:p>
          </table:table-cell>
          <table:table-cell office:value-type="float" office:value="0.0888241" calcext:value-type="float">
            <text:p>0.0888241</text:p>
          </table:table-cell>
          <table:table-cell office:value-type="float" office:value="458" calcext:value-type="float">
            <text:p>458</text:p>
          </table:table-cell>
          <table:table-cell office:value-type="float" office:value="0.0292483" calcext:value-type="float">
            <text:p>0.029248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mpagnie des Alpes SA</text:p>
          </table:table-cell>
          <table:table-cell office:value-type="string" calcext:value-type="string">
            <text:p>Yes</text:p>
          </table:table-cell>
          <table:table-cell office:value-type="float" office:value="0.0783099" calcext:value-type="float">
            <text:p>0.0783099</text:p>
          </table:table-cell>
          <table:table-cell office:value-type="float" office:value="0.0490617" calcext:value-type="float">
            <text:p>0.0490617</text:p>
          </table:table-cell>
          <table:table-cell office:value-type="float" office:value="20.884" calcext:value-type="float">
            <text:p>20.884</text:p>
          </table:table-cell>
          <table:table-cell office:value-type="float" office:value="50.952" calcext:value-type="float">
            <text:p>50.952</text:p>
          </table:table-cell>
          <table:table-cell office:value-type="float" office:value="699.567" calcext:value-type="float">
            <text:p>699.567</text:p>
          </table:table-cell>
          <table:table-cell/>
          <table:table-cell office:value-type="float" office:value="13.5189" calcext:value-type="float">
            <text:p>13.518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ompagniedesalp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KIA.HE</text:p>
          </table:table-cell>
          <table:table-cell office:value-type="float" office:value="162" calcext:value-type="float">
            <text:p>162</text:p>
          </table:table-cell>
          <table:table-cell office:value-type="float" office:value="623" calcext:value-type="float">
            <text:p>623</text:p>
          </table:table-cell>
          <table:table-cell office:value-type="float" office:value="313" calcext:value-type="float">
            <text:p>313</text:p>
          </table:table-cell>
          <table:table-cell office:value-type="float" office:value="1.12706" calcext:value-type="float">
            <text:p>1.12706</text:p>
          </table:table-cell>
          <table:table-cell office:value-type="float" office:value="48" calcext:value-type="float">
            <text:p>48</text:p>
          </table:table-cell>
          <table:table-cell office:value-type="float" office:value="0.155078" calcext:value-type="float">
            <text:p>0.155078</text:p>
          </table:table-cell>
          <table:table-cell office:value-type="float" office:value="262" calcext:value-type="float">
            <text:p>262</text:p>
          </table:table-cell>
          <table:table-cell office:value-type="float" office:value="0.0768295" calcext:value-type="float">
            <text:p>0.076829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okia Oyj</text:p>
          </table:table-cell>
          <table:table-cell office:value-type="string" calcext:value-type="string">
            <text:p>Yes</text:p>
          </table:table-cell>
          <table:table-cell office:value-type="float" office:value="0.152685" calcext:value-type="float">
            <text:p>0.152685</text:p>
          </table:table-cell>
          <table:table-cell office:value-type="float" office:value="0.0763829" calcext:value-type="float">
            <text:p>0.0763829</text:p>
          </table:table-cell>
          <table:table-cell office:value-type="float" office:value="6.475" calcext:value-type="float">
            <text:p>6.475</text:p>
          </table:table-cell>
          <table:table-cell office:value-type="float" office:value="34.52" calcext:value-type="float">
            <text:p>34.52</text:p>
          </table:table-cell>
          <table:table-cell office:value-type="float" office:value="20675.9" calcext:value-type="float">
            <text:p>20675.9</text:p>
          </table:table-cell>
          <table:table-cell/>
          <table:table-cell office:value-type="float" office:value="4.196" calcext:value-type="float">
            <text:p>4.19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oki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N.US</text:p>
          </table:table-cell>
          <table:table-cell office:value-type="float" office:value="163" calcext:value-type="float">
            <text:p>163</text:p>
          </table:table-cell>
          <table:table-cell office:value-type="float" office:value="623" calcext:value-type="float">
            <text:p>623</text:p>
          </table:table-cell>
          <table:table-cell office:value-type="float" office:value="261" calcext:value-type="float">
            <text:p>261</text:p>
          </table:table-cell>
          <table:table-cell office:value-type="float" office:value="0.866998" calcext:value-type="float">
            <text:p>0.866998</text:p>
          </table:table-cell>
          <table:table-cell office:value-type="float" office:value="199" calcext:value-type="float">
            <text:p>199</text:p>
          </table:table-cell>
          <table:table-cell office:value-type="float" office:value="0.0660226" calcext:value-type="float">
            <text:p>0.0660226</text:p>
          </table:table-cell>
          <table:table-cell office:value-type="float" office:value="163" calcext:value-type="float">
            <text:p>163</text:p>
          </table:table-cell>
          <table:table-cell office:value-type="float" office:value="0.130347" calcext:value-type="float">
            <text:p>0.13034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N Semiconductor Corporation</text:p>
          </table:table-cell>
          <table:table-cell office:value-type="string" calcext:value-type="string">
            <text:p>Yes</text:p>
          </table:table-cell>
          <table:table-cell office:value-type="float" office:value="0.205703" calcext:value-type="float">
            <text:p>0.205703</text:p>
          </table:table-cell>
          <table:table-cell office:value-type="float" office:value="0.0805826" calcext:value-type="float">
            <text:p>0.0805826</text:p>
          </table:table-cell>
          <table:table-cell office:value-type="float" office:value="0.281" calcext:value-type="float">
            <text:p>0.281</text:p>
          </table:table-cell>
          <table:table-cell office:value-type="float" office:value="104.244" calcext:value-type="float">
            <text:p>104.244</text:p>
          </table:table-cell>
          <table:table-cell office:value-type="float" office:value="39238.9" calcext:value-type="float">
            <text:p>39238.9</text:p>
          </table:table-cell>
          <table:table-cell table:style-name="ce6" office:value-type="date" office:date-value="2000-04-28" calcext:value-type="date">
            <text:p>2000-04-28</text:p>
          </table:table-cell>
          <table:table-cell office:value-type="float" office:value="62.37" calcext:value-type="float">
            <text:p>62.37</text:p>
          </table:table-cell>
          <table:table-cell office:value-type="float" office:value="121.21" calcext:value-type="float">
            <text:p>121.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onsem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SH.MC</text:p>
          </table:table-cell>
          <table:table-cell office:value-type="float" office:value="164" calcext:value-type="float">
            <text:p>164</text:p>
          </table:table-cell>
          <table:table-cell office:value-type="float" office:value="625" calcext:value-type="float">
            <text:p>625</text:p>
          </table:table-cell>
          <table:table-cell office:value-type="float" office:value="96" calcext:value-type="float">
            <text:p>96</text:p>
          </table:table-cell>
          <table:table-cell office:value-type="float" office:value="0.317916" calcext:value-type="float">
            <text:p>0.317916</text:p>
          </table:table-cell>
          <table:table-cell office:value-type="float" office:value="13" calcext:value-type="float">
            <text:p>13</text:p>
          </table:table-cell>
          <table:table-cell office:value-type="float" office:value="0.457809" calcext:value-type="float">
            <text:p>0.457809</text:p>
          </table:table-cell>
          <table:table-cell office:value-type="float" office:value="516" calcext:value-type="float">
            <text:p>516</text:p>
          </table:table-cell>
          <table:table-cell office:value-type="float" office:value="0.0150157" calcext:value-type="float">
            <text:p>0.015015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rosegur Cash S.A</text:p>
          </table:table-cell>
          <table:table-cell office:value-type="string" calcext:value-type="string">
            <text:p>Yes</text:p>
          </table:table-cell>
          <table:table-cell office:value-type="float" office:value="0.0730835" calcext:value-type="float">
            <text:p>0.0730835</text:p>
          </table:table-cell>
          <table:table-cell office:value-type="float" office:value="0.0580678" calcext:value-type="float">
            <text:p>0.0580678</text:p>
          </table:table-cell>
          <table:table-cell office:value-type="float" office:value="79.538" calcext:value-type="float">
            <text:p>79.538</text:p>
          </table:table-cell>
          <table:table-cell office:value-type="float" office:value="9.326" calcext:value-type="float">
            <text:p>9.326</text:p>
          </table:table-cell>
          <table:table-cell office:value-type="float" office:value="780.764" calcext:value-type="float">
            <text:p>780.764</text:p>
          </table:table-cell>
          <table:table-cell/>
          <table:table-cell office:value-type="float" office:value="0.5781" calcext:value-type="float">
            <text:p>0.578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rosegurcas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NQ.TO</text:p>
          </table:table-cell>
          <table:table-cell office:value-type="float" office:value="165" calcext:value-type="float">
            <text:p>165</text:p>
          </table:table-cell>
          <table:table-cell office:value-type="float" office:value="636" calcext:value-type="float">
            <text:p>636</text:p>
          </table:table-cell>
          <table:table-cell office:value-type="float" office:value="182" calcext:value-type="float">
            <text:p>182</text:p>
          </table:table-cell>
          <table:table-cell office:value-type="float" office:value="0.529486" calcext:value-type="float">
            <text:p>0.529486</text:p>
          </table:table-cell>
          <table:table-cell office:value-type="float" office:value="73" calcext:value-type="float">
            <text:p>73</text:p>
          </table:table-cell>
          <table:table-cell office:value-type="float" office:value="0.129993" calcext:value-type="float">
            <text:p>0.129993</text:p>
          </table:table-cell>
          <table:table-cell office:value-type="float" office:value="381" calcext:value-type="float">
            <text:p>381</text:p>
          </table:table-cell>
          <table:table-cell office:value-type="float" office:value="0.0468144" calcext:value-type="float">
            <text:p>0.046814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Natural Resources Ltd</text:p>
          </table:table-cell>
          <table:table-cell office:value-type="string" calcext:value-type="string">
            <text:p>Yes</text:p>
          </table:table-cell>
          <table:table-cell office:value-type="float" office:value="0.122135" calcext:value-type="float">
            <text:p>0.122135</text:p>
          </table:table-cell>
          <table:table-cell office:value-type="float" office:value="0.0795663" calcext:value-type="float">
            <text:p>0.0795663</text:p>
          </table:table-cell>
          <table:table-cell office:value-type="float" office:value="2.217" calcext:value-type="float">
            <text:p>2.217</text:p>
          </table:table-cell>
          <table:table-cell office:value-type="float" office:value="78.723" calcext:value-type="float">
            <text:p>78.723</text:p>
          </table:table-cell>
          <table:table-cell office:value-type="float" office:value="91709.5" calcext:value-type="float">
            <text:p>91709.5</text:p>
          </table:table-cell>
          <table:table-cell/>
          <table:table-cell office:value-type="float" office:value="71.7067" calcext:value-type="float">
            <text:p>71.706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nr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R.MC</text:p>
          </table:table-cell>
          <table:table-cell office:value-type="float" office:value="166" calcext:value-type="float">
            <text:p>166</text:p>
          </table:table-cell>
          <table:table-cell office:value-type="float" office:value="640" calcext:value-type="float">
            <text:p>640</text:p>
          </table:table-cell>
          <table:table-cell office:value-type="float" office:value="129" calcext:value-type="float">
            <text:p>129</text:p>
          </table:table-cell>
          <table:table-cell office:value-type="float" office:value="0.392629" calcext:value-type="float">
            <text:p>0.392629</text:p>
          </table:table-cell>
          <table:table-cell office:value-type="float" office:value="193" calcext:value-type="float">
            <text:p>193</text:p>
          </table:table-cell>
          <table:table-cell office:value-type="float" office:value="0.0680416" calcext:value-type="float">
            <text:p>0.0680416</text:p>
          </table:table-cell>
          <table:table-cell office:value-type="float" office:value="318" calcext:value-type="float">
            <text:p>318</text:p>
          </table:table-cell>
          <table:table-cell office:value-type="float" office:value="0.061476" calcext:value-type="float">
            <text:p>0.06147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dra A</text:p>
          </table:table-cell>
          <table:table-cell office:value-type="string" calcext:value-type="string">
            <text:p>Yes</text:p>
          </table:table-cell>
          <table:table-cell office:value-type="float" office:value="0.127204" calcext:value-type="float">
            <text:p>0.127204</text:p>
          </table:table-cell>
          <table:table-cell office:value-type="float" office:value="0.0657284" calcext:value-type="float">
            <text:p>0.0657284</text:p>
          </table:table-cell>
          <table:table-cell office:value-type="float" office:value="33.288" calcext:value-type="float">
            <text:p>33.288</text:p>
          </table:table-cell>
          <table:table-cell office:value-type="float" office:value="45.015" calcext:value-type="float">
            <text:p>45.015</text:p>
          </table:table-cell>
          <table:table-cell office:value-type="float" office:value="2315.68" calcext:value-type="float">
            <text:p>2315.68</text:p>
          </table:table-cell>
          <table:table-cell/>
          <table:table-cell office:value-type="float" office:value="10.4658" calcext:value-type="float">
            <text:p>10.465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dracompan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TK.XETRA</text:p>
          </table:table-cell>
          <table:table-cell office:value-type="float" office:value="167" calcext:value-type="float">
            <text:p>167</text:p>
          </table:table-cell>
          <table:table-cell office:value-type="float" office:value="641" calcext:value-type="float">
            <text:p>641</text:p>
          </table:table-cell>
          <table:table-cell office:value-type="float" office:value="64" calcext:value-type="float">
            <text:p>64</text:p>
          </table:table-cell>
          <table:table-cell office:value-type="float" office:value="0.225093" calcext:value-type="float">
            <text:p>0.225093</text:p>
          </table:table-cell>
          <table:table-cell office:value-type="float" office:value="236" calcext:value-type="float">
            <text:p>236</text:p>
          </table:table-cell>
          <table:table-cell office:value-type="float" office:value="0.055715" calcext:value-type="float">
            <text:p>0.055715</text:p>
          </table:table-cell>
          <table:table-cell office:value-type="float" office:value="341" calcext:value-type="float">
            <text:p>341</text:p>
          </table:table-cell>
          <table:table-cell office:value-type="float" office:value="0.056644" calcext:value-type="float">
            <text:p>0.05664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nkens Agrar AG</text:p>
          </table:table-cell>
          <table:table-cell office:value-type="string" calcext:value-type="string">
            <text:p>Yes</text:p>
          </table:table-cell>
          <table:table-cell office:value-type="float" office:value="0.110372" calcext:value-type="float">
            <text:p>0.110372</text:p>
          </table:table-cell>
          <table:table-cell office:value-type="float" office:value="0.0537278" calcext:value-type="float">
            <text:p>0.0537278</text:p>
          </table:table-cell>
          <table:table-cell office:value-type="float" office:value="71.27" calcext:value-type="float">
            <text:p>71.27</text:p>
          </table:table-cell>
          <table:table-cell office:value-type="float" office:value="0.558" calcext:value-type="float">
            <text:p>0.558</text:p>
          </table:table-cell>
          <table:table-cell office:value-type="float" office:value="11.7789" calcext:value-type="float">
            <text:p>11.7789</text:p>
          </table:table-cell>
          <table:table-cell/>
          <table:table-cell office:value-type="float" office:value="5.75" calcext:value-type="float">
            <text:p>5.7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tonkens-agrar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S.US</text:p>
          </table:table-cell>
          <table:table-cell office:value-type="float" office:value="168" calcext:value-type="float">
            <text:p>168</text:p>
          </table:table-cell>
          <table:table-cell office:value-type="float" office:value="644" calcext:value-type="float">
            <text:p>644</text:p>
          </table:table-cell>
          <table:table-cell office:value-type="float" office:value="343" calcext:value-type="float">
            <text:p>343</text:p>
          </table:table-cell>
          <table:table-cell office:value-type="float" office:value="1.33154" calcext:value-type="float">
            <text:p>1.33154</text:p>
          </table:table-cell>
          <table:table-cell office:value-type="float" office:value="247" calcext:value-type="float">
            <text:p>247</text:p>
          </table:table-cell>
          <table:table-cell office:value-type="float" office:value="0.0513367" calcext:value-type="float">
            <text:p>0.0513367</text:p>
          </table:table-cell>
          <table:table-cell office:value-type="float" office:value="54" calcext:value-type="float">
            <text:p>54</text:p>
          </table:table-cell>
          <table:table-cell office:value-type="float" office:value="0.249264" calcext:value-type="float">
            <text:p>0.24926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sco Corporation</text:p>
          </table:table-cell>
          <table:table-cell office:value-type="string" calcext:value-type="string">
            <text:p>Yes</text:p>
          </table:table-cell>
          <table:table-cell office:value-type="float" office:value="0.32228" calcext:value-type="float">
            <text:p>0.32228</text:p>
          </table:table-cell>
          <table:table-cell office:value-type="float" office:value="0.0730165" calcext:value-type="float">
            <text:p>0.0730165</text:p>
          </table:table-cell>
          <table:table-cell office:value-type="float" office:value="0.331" calcext:value-type="float">
            <text:p>0.331</text:p>
          </table:table-cell>
          <table:table-cell office:value-type="float" office:value="97.114" calcext:value-type="float">
            <text:p>97.114</text:p>
          </table:table-cell>
          <table:table-cell office:value-type="float" office:value="11741.1" calcext:value-type="float">
            <text:p>11741.1</text:p>
          </table:table-cell>
          <table:table-cell table:style-name="ce6" office:value-type="date" office:date-value="1983-06-10" calcext:value-type="date">
            <text:p>1983-06-10</text:p>
          </table:table-cell>
          <table:table-cell office:value-type="float" office:value="45.7014" calcext:value-type="float">
            <text:p>45.7014</text:p>
          </table:table-cell>
          <table:table-cell office:value-type="float" office:value="66.4" calcext:value-type="float">
            <text:p>66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mas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FI.US</text:p>
          </table:table-cell>
          <table:table-cell office:value-type="float" office:value="169" calcext:value-type="float">
            <text:p>169</text:p>
          </table:table-cell>
          <table:table-cell office:value-type="float" office:value="646" calcext:value-type="float">
            <text:p>646</text:p>
          </table:table-cell>
          <table:table-cell office:value-type="float" office:value="262" calcext:value-type="float">
            <text:p>262</text:p>
          </table:table-cell>
          <table:table-cell office:value-type="float" office:value="0.867557" calcext:value-type="float">
            <text:p>0.867557</text:p>
          </table:table-cell>
          <table:table-cell office:value-type="float" office:value="264" calcext:value-type="float">
            <text:p>264</text:p>
          </table:table-cell>
          <table:table-cell office:value-type="float" office:value="0.0465008" calcext:value-type="float">
            <text:p>0.0465008</text:p>
          </table:table-cell>
          <table:table-cell office:value-type="float" office:value="120" calcext:value-type="float">
            <text:p>120</text:p>
          </table:table-cell>
          <table:table-cell office:value-type="float" office:value="0.159789" calcext:value-type="float">
            <text:p>0.159789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old Fields Ltd ADR</text:p>
          </table:table-cell>
          <table:table-cell office:value-type="string" calcext:value-type="string">
            <text:p>Yes</text:p>
          </table:table-cell>
          <table:table-cell office:value-type="float" office:value="0.235144" calcext:value-type="float">
            <text:p>0.235144</text:p>
          </table:table-cell>
          <table:table-cell office:value-type="float" office:value="0.0785153" calcext:value-type="float">
            <text:p>0.0785153</text:p>
          </table:table-cell>
          <table:table-cell office:value-type="float" office:value="0.001" calcext:value-type="float">
            <text:p>0.001</text:p>
          </table:table-cell>
          <table:table-cell office:value-type="float" office:value="27.442" calcext:value-type="float">
            <text:p>27.442</text:p>
          </table:table-cell>
          <table:table-cell office:value-type="float" office:value="10007.7" calcext:value-type="float">
            <text:p>10007.7</text:p>
          </table:table-cell>
          <table:table-cell table:style-name="ce6" office:value-type="date" office:date-value="2007-08-24" calcext:value-type="date">
            <text:p>2007-08-24</text:p>
          </table:table-cell>
          <table:table-cell office:value-type="float" office:value="9.9825" calcext:value-type="float">
            <text:p>9.9825</text:p>
          </table:table-cell>
          <table:table-cell office:value-type="float" office:value="16.34" calcext:value-type="float">
            <text:p>16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goldfiel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SL.US</text:p>
          </table:table-cell>
          <table:table-cell office:value-type="float" office:value="170" calcext:value-type="float">
            <text:p>170</text:p>
          </table:table-cell>
          <table:table-cell office:value-type="float" office:value="646" calcext:value-type="float">
            <text:p>646</text:p>
          </table:table-cell>
          <table:table-cell office:value-type="float" office:value="9" calcext:value-type="float">
            <text:p>9</text:p>
          </table:table-cell>
          <table:table-cell office:value-type="float" office:value="0.0067877" calcext:value-type="float">
            <text:p>0.0067877</text:p>
          </table:table-cell>
          <table:table-cell office:value-type="float" office:value="550" calcext:value-type="float">
            <text:p>550</text:p>
          </table:table-cell>
          <table:table-cell office:value-type="float" office:value="0.00215753" calcext:value-type="float">
            <text:p>0.00215753</text:p>
          </table:table-cell>
          <table:table-cell office:value-type="float" office:value="87" calcext:value-type="float">
            <text:p>87</text:p>
          </table:table-cell>
          <table:table-cell office:value-type="float" office:value="0.19284" calcext:value-type="float">
            <text:p>0.19284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asol Ltd</text:p>
          </table:table-cell>
          <table:table-cell office:value-type="string" calcext:value-type="string">
            <text:p>Yes</text:p>
          </table:table-cell>
          <table:table-cell office:value-type="float" office:value="0.226347" calcext:value-type="float">
            <text:p>0.226347</text:p>
          </table:table-cell>
          <table:table-cell office:value-type="float" office:value="0.0335072" calcext:value-type="float">
            <text:p>0.0335072</text:p>
          </table:table-cell>
          <table:table-cell office:value-type="float" office:value="0" calcext:value-type="float">
            <text:p>0</text:p>
          </table:table-cell>
          <table:table-cell office:value-type="float" office:value="1.136" calcext:value-type="float">
            <text:p>1.136</text:p>
          </table:table-cell>
          <table:table-cell office:value-type="float" office:value="8223.34" calcext:value-type="float">
            <text:p>8223.34</text:p>
          </table:table-cell>
          <table:table-cell table:style-name="ce6" office:value-type="date" office:date-value="1982-04-26" calcext:value-type="date">
            <text:p>1982-04-26</text:p>
          </table:table-cell>
          <table:table-cell office:value-type="float" office:value="14.6555" calcext:value-type="float">
            <text:p>14.6555</text:p>
          </table:table-cell>
          <table:table-cell office:value-type="float" office:value="19.22" calcext:value-type="float">
            <text:p>19.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www.saso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ST.XETRA</text:p>
          </table:table-cell>
          <table:table-cell office:value-type="float" office:value="171" calcext:value-type="float">
            <text:p>171</text:p>
          </table:table-cell>
          <table:table-cell office:value-type="float" office:value="647" calcext:value-type="float">
            <text:p>647</text:p>
          </table:table-cell>
          <table:table-cell office:value-type="float" office:value="168" calcext:value-type="float">
            <text:p>168</text:p>
          </table:table-cell>
          <table:table-cell office:value-type="float" office:value="0.488626" calcext:value-type="float">
            <text:p>0.488626</text:p>
          </table:table-cell>
          <table:table-cell office:value-type="float" office:value="160" calcext:value-type="float">
            <text:p>160</text:p>
          </table:table-cell>
          <table:table-cell office:value-type="float" office:value="0.080812" calcext:value-type="float">
            <text:p>0.080812</text:p>
          </table:table-cell>
          <table:table-cell office:value-type="float" office:value="319" calcext:value-type="float">
            <text:p>319</text:p>
          </table:table-cell>
          <table:table-cell office:value-type="float" office:value="0.0612575" calcext:value-type="float">
            <text:p>0.061257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stei Lübbe AG</text:p>
          </table:table-cell>
          <table:table-cell office:value-type="string" calcext:value-type="string">
            <text:p>Yes</text:p>
          </table:table-cell>
          <table:table-cell office:value-type="float" office:value="0.122255" calcext:value-type="float">
            <text:p>0.122255</text:p>
          </table:table-cell>
          <table:table-cell office:value-type="float" office:value="0.0650174" calcext:value-type="float">
            <text:p>0.0650174</text:p>
          </table:table-cell>
          <table:table-cell office:value-type="float" office:value="60.253" calcext:value-type="float">
            <text:p>60.253</text:p>
          </table:table-cell>
          <table:table-cell office:value-type="float" office:value="5.039" calcext:value-type="float">
            <text:p>5.039</text:p>
          </table:table-cell>
          <table:table-cell office:value-type="float" office:value="73.9206" calcext:value-type="float">
            <text:p>73.9206</text:p>
          </table:table-cell>
          <table:table-cell/>
          <table:table-cell office:value-type="float" office:value="4.2968" calcext:value-type="float">
            <text:p>4.296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luebbe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P.US</text:p>
          </table:table-cell>
          <table:table-cell office:value-type="float" office:value="172" calcext:value-type="float">
            <text:p>172</text:p>
          </table:table-cell>
          <table:table-cell office:value-type="float" office:value="652" calcext:value-type="float">
            <text:p>652</text:p>
          </table:table-cell>
          <table:table-cell office:value-type="float" office:value="284" calcext:value-type="float">
            <text:p>284</text:p>
          </table:table-cell>
          <table:table-cell office:value-type="float" office:value="0.969724" calcext:value-type="float">
            <text:p>0.969724</text:p>
          </table:table-cell>
          <table:table-cell office:value-type="float" office:value="224" calcext:value-type="float">
            <text:p>224</text:p>
          </table:table-cell>
          <table:table-cell office:value-type="float" office:value="0.058733" calcext:value-type="float">
            <text:p>0.058733</text:p>
          </table:table-cell>
          <table:table-cell office:value-type="float" office:value="144" calcext:value-type="float">
            <text:p>144</text:p>
          </table:table-cell>
          <table:table-cell office:value-type="float" office:value="0.144799" calcext:value-type="float">
            <text:p>0.14479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stalled Building Products Inc</text:p>
          </table:table-cell>
          <table:table-cell office:value-type="string" calcext:value-type="string">
            <text:p>Yes</text:p>
          </table:table-cell>
          <table:table-cell office:value-type="float" office:value="0.216141" calcext:value-type="float">
            <text:p>0.216141</text:p>
          </table:table-cell>
          <table:table-cell office:value-type="float" office:value="0.0713417" calcext:value-type="float">
            <text:p>0.0713417</text:p>
          </table:table-cell>
          <table:table-cell office:value-type="float" office:value="17.316" calcext:value-type="float">
            <text:p>17.316</text:p>
          </table:table-cell>
          <table:table-cell office:value-type="float" office:value="85.764" calcext:value-type="float">
            <text:p>85.764</text:p>
          </table:table-cell>
          <table:table-cell office:value-type="float" office:value="3492.8" calcext:value-type="float">
            <text:p>3492.8</text:p>
          </table:table-cell>
          <table:table-cell table:style-name="ce6" office:value-type="date" office:date-value="2014-02-13" calcext:value-type="date">
            <text:p>2014-02-13</text:p>
          </table:table-cell>
          <table:table-cell office:value-type="float" office:value="84.1958" calcext:value-type="float">
            <text:p>84.1958</text:p>
          </table:table-cell>
          <table:table-cell office:value-type="float" office:value="159.2" calcext:value-type="float">
            <text:p>159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installedbuildingproduct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R.US</text:p>
          </table:table-cell>
          <table:table-cell office:value-type="float" office:value="173" calcext:value-type="float">
            <text:p>173</text:p>
          </table:table-cell>
          <table:table-cell office:value-type="float" office:value="653" calcext:value-type="float">
            <text:p>653</text:p>
          </table:table-cell>
          <table:table-cell office:value-type="float" office:value="272" calcext:value-type="float">
            <text:p>272</text:p>
          </table:table-cell>
          <table:table-cell office:value-type="float" office:value="0.901805" calcext:value-type="float">
            <text:p>0.901805</text:p>
          </table:table-cell>
          <table:table-cell office:value-type="float" office:value="28" calcext:value-type="float">
            <text:p>28</text:p>
          </table:table-cell>
          <table:table-cell office:value-type="float" office:value="0.20978" calcext:value-type="float">
            <text:p>0.20978</text:p>
          </table:table-cell>
          <table:table-cell office:value-type="float" office:value="353" calcext:value-type="float">
            <text:p>353</text:p>
          </table:table-cell>
          <table:table-cell office:value-type="float" office:value="0.0520965" calcext:value-type="float">
            <text:p>0.052096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xtreme Networks Inc</text:p>
          </table:table-cell>
          <table:table-cell office:value-type="string" calcext:value-type="string">
            <text:p>Yes</text:p>
          </table:table-cell>
          <table:table-cell office:value-type="float" office:value="0.122664" calcext:value-type="float">
            <text:p>0.122664</text:p>
          </table:table-cell>
          <table:table-cell office:value-type="float" office:value="0.0705674" calcext:value-type="float">
            <text:p>0.0705674</text:p>
          </table:table-cell>
          <table:table-cell office:value-type="float" office:value="2.111" calcext:value-type="float">
            <text:p>2.111</text:p>
          </table:table-cell>
          <table:table-cell office:value-type="float" office:value="90.695" calcext:value-type="float">
            <text:p>90.695</text:p>
          </table:table-cell>
          <table:table-cell office:value-type="float" office:value="3062.09" calcext:value-type="float">
            <text:p>3062.09</text:p>
          </table:table-cell>
          <table:table-cell table:style-name="ce6" office:value-type="date" office:date-value="1999-04-09" calcext:value-type="date">
            <text:p>1999-04-09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extremenetwork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BV.US</text:p>
          </table:table-cell>
          <table:table-cell office:value-type="float" office:value="174" calcext:value-type="float">
            <text:p>174</text:p>
          </table:table-cell>
          <table:table-cell office:value-type="float" office:value="655" calcext:value-type="float">
            <text:p>655</text:p>
          </table:table-cell>
          <table:table-cell office:value-type="float" office:value="437" calcext:value-type="float">
            <text:p>437</text:p>
          </table:table-cell>
          <table:table-cell office:value-type="float" office:value="2.13282" calcext:value-type="float">
            <text:p>2.13282</text:p>
          </table:table-cell>
          <table:table-cell office:value-type="float" office:value="145" calcext:value-type="float">
            <text:p>145</text:p>
          </table:table-cell>
          <table:table-cell office:value-type="float" office:value="0.0864897" calcext:value-type="float">
            <text:p>0.0864897</text:p>
          </table:table-cell>
          <table:table-cell office:value-type="float" office:value="73" calcext:value-type="float">
            <text:p>73</text:p>
          </table:table-cell>
          <table:table-cell office:value-type="float" office:value="0.210941" calcext:value-type="float">
            <text:p>0.21094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bbVie Inc</text:p>
          </table:table-cell>
          <table:table-cell office:value-type="string" calcext:value-type="string">
            <text:p>Yes</text:p>
          </table:table-cell>
          <table:table-cell office:value-type="float" office:value="0.286533" calcext:value-type="float">
            <text:p>0.286533</text:p>
          </table:table-cell>
          <table:table-cell office:value-type="float" office:value="0.0763146" calcext:value-type="float">
            <text:p>0.0763146</text:p>
          </table:table-cell>
          <table:table-cell office:value-type="float" office:value="0.131" calcext:value-type="float">
            <text:p>0.131</text:p>
          </table:table-cell>
          <table:table-cell office:value-type="float" office:value="71.415" calcext:value-type="float">
            <text:p>71.415</text:p>
          </table:table-cell>
          <table:table-cell office:value-type="float" office:value="261669" calcext:value-type="float">
            <text:p>261669</text:p>
          </table:table-cell>
          <table:table-cell table:style-name="ce6" office:value-type="date" office:date-value="2013-01-02" calcext:value-type="date">
            <text:p>2013-01-02</text:p>
          </table:table-cell>
          <table:table-cell office:value-type="float" office:value="155.335" calcext:value-type="float">
            <text:p>155.335</text:p>
          </table:table-cell>
          <table:table-cell office:value-type="float" office:value="166.2" calcext:value-type="float">
            <text:p>166.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bbvi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OGL.US</text:p>
          </table:table-cell>
          <table:table-cell office:value-type="float" office:value="175" calcext:value-type="float">
            <text:p>175</text:p>
          </table:table-cell>
          <table:table-cell office:value-type="float" office:value="656" calcext:value-type="float">
            <text:p>656</text:p>
          </table:table-cell>
          <table:table-cell office:value-type="float" office:value="332" calcext:value-type="float">
            <text:p>332</text:p>
          </table:table-cell>
          <table:table-cell office:value-type="float" office:value="1.26686" calcext:value-type="float">
            <text:p>1.26686</text:p>
          </table:table-cell>
          <table:table-cell office:value-type="float" office:value="184" calcext:value-type="float">
            <text:p>184</text:p>
          </table:table-cell>
          <table:table-cell office:value-type="float" office:value="0.0702992" calcext:value-type="float">
            <text:p>0.0702992</text:p>
          </table:table-cell>
          <table:table-cell office:value-type="float" office:value="140" calcext:value-type="float">
            <text:p>140</text:p>
          </table:table-cell>
          <table:table-cell office:value-type="float" office:value="0.147588" calcext:value-type="float">
            <text:p>0.14758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phabet Inc Class A</text:p>
          </table:table-cell>
          <table:table-cell office:value-type="string" calcext:value-type="string">
            <text:p>Yes</text:p>
          </table:table-cell>
          <table:table-cell office:value-type="float" office:value="0.222943" calcext:value-type="float">
            <text:p>0.222943</text:p>
          </table:table-cell>
          <table:table-cell office:value-type="float" office:value="0.0848484" calcext:value-type="float">
            <text:p>0.0848484</text:p>
          </table:table-cell>
          <table:table-cell office:value-type="float" office:value="0.277" calcext:value-type="float">
            <text:p>0.277</text:p>
          </table:table-cell>
          <table:table-cell office:value-type="float" office:value="78.931" calcext:value-type="float">
            <text:p>78.931</text:p>
          </table:table-cell>
          <table:table-cell office:value-type="float" office:value="1656050" calcext:value-type="float">
            <text:p>1656050</text:p>
          </table:table-cell>
          <table:table-cell table:style-name="ce6" office:value-type="date" office:date-value="2004-08-19" calcext:value-type="date">
            <text:p>2004-08-19</text:p>
          </table:table-cell>
          <table:table-cell office:value-type="float" office:value="88.23" calcext:value-type="float">
            <text:p>88.23</text:p>
          </table:table-cell>
          <table:table-cell office:value-type="float" office:value="148.07" calcext:value-type="float">
            <text:p>148.0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bc.xyz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W.TO</text:p>
          </table:table-cell>
          <table:table-cell office:value-type="float" office:value="176" calcext:value-type="float">
            <text:p>176</text:p>
          </table:table-cell>
          <table:table-cell office:value-type="float" office:value="656" calcext:value-type="float">
            <text:p>656</text:p>
          </table:table-cell>
          <table:table-cell office:value-type="float" office:value="204" calcext:value-type="float">
            <text:p>204</text:p>
          </table:table-cell>
          <table:table-cell office:value-type="float" office:value="0.617057" calcext:value-type="float">
            <text:p>0.617057</text:p>
          </table:table-cell>
          <table:table-cell office:value-type="float" office:value="170" calcext:value-type="float">
            <text:p>170</text:p>
          </table:table-cell>
          <table:table-cell office:value-type="float" office:value="0.0755045" calcext:value-type="float">
            <text:p>0.0755045</text:p>
          </table:table-cell>
          <table:table-cell office:value-type="float" office:value="282" calcext:value-type="float">
            <text:p>282</text:p>
          </table:table-cell>
          <table:table-cell office:value-type="float" office:value="0.0728868" calcext:value-type="float">
            <text:p>0.072886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can Well Service Ltd.</text:p>
          </table:table-cell>
          <table:table-cell office:value-type="string" calcext:value-type="string">
            <text:p>Yes</text:p>
          </table:table-cell>
          <table:table-cell office:value-type="float" office:value="0.148208" calcext:value-type="float">
            <text:p>0.148208</text:p>
          </table:table-cell>
          <table:table-cell office:value-type="float" office:value="0.0837625" calcext:value-type="float">
            <text:p>0.0837625</text:p>
          </table:table-cell>
          <table:table-cell office:value-type="float" office:value="0.54" calcext:value-type="float">
            <text:p>0.54</text:p>
          </table:table-cell>
          <table:table-cell office:value-type="float" office:value="25.23" calcext:value-type="float">
            <text:p>25.23</text:p>
          </table:table-cell>
          <table:table-cell office:value-type="float" office:value="961.263" calcext:value-type="float">
            <text:p>961.263</text:p>
          </table:table-cell>
          <table:table-cell/>
          <table:table-cell office:value-type="float" office:value="3.5054" calcext:value-type="float">
            <text:p>3.505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tricanwellservic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U.TO</text:p>
          </table:table-cell>
          <table:table-cell office:value-type="float" office:value="177" calcext:value-type="float">
            <text:p>177</text:p>
          </table:table-cell>
          <table:table-cell office:value-type="float" office:value="660" calcext:value-type="float">
            <text:p>660</text:p>
          </table:table-cell>
          <table:table-cell office:value-type="float" office:value="162" calcext:value-type="float">
            <text:p>162</text:p>
          </table:table-cell>
          <table:table-cell office:value-type="float" office:value="0.473661" calcext:value-type="float">
            <text:p>0.473661</text:p>
          </table:table-cell>
          <table:table-cell office:value-type="float" office:value="147" calcext:value-type="float">
            <text:p>147</text:p>
          </table:table-cell>
          <table:table-cell office:value-type="float" office:value="0.0859149" calcext:value-type="float">
            <text:p>0.0859149</text:p>
          </table:table-cell>
          <table:table-cell office:value-type="float" office:value="351" calcext:value-type="float">
            <text:p>351</text:p>
          </table:table-cell>
          <table:table-cell office:value-type="float" office:value="0.0528637" calcext:value-type="float">
            <text:p>0.052863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ourmaline Oil Corp.</text:p>
          </table:table-cell>
          <table:table-cell office:value-type="string" calcext:value-type="string">
            <text:p>Yes</text:p>
          </table:table-cell>
          <table:table-cell office:value-type="float" office:value="0.128184" calcext:value-type="float">
            <text:p>0.128184</text:p>
          </table:table-cell>
          <table:table-cell office:value-type="float" office:value="0.0846291" calcext:value-type="float">
            <text:p>0.0846291</text:p>
          </table:table-cell>
          <table:table-cell office:value-type="float" office:value="5.525" calcext:value-type="float">
            <text:p>5.525</text:p>
          </table:table-cell>
          <table:table-cell office:value-type="float" office:value="54.99" calcext:value-type="float">
            <text:p>54.99</text:p>
          </table:table-cell>
          <table:table-cell office:value-type="float" office:value="23003.4" calcext:value-type="float">
            <text:p>23003.4</text:p>
          </table:table-cell>
          <table:table-cell/>
          <table:table-cell office:value-type="float" office:value="61.7751" calcext:value-type="float">
            <text:p>61.775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tourmalineoi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VI.US</text:p>
          </table:table-cell>
          <table:table-cell office:value-type="float" office:value="178" calcext:value-type="float">
            <text:p>178</text:p>
          </table:table-cell>
          <table:table-cell office:value-type="float" office:value="661" calcext:value-type="float">
            <text:p>661</text:p>
          </table:table-cell>
          <table:table-cell office:value-type="float" office:value="79" calcext:value-type="float">
            <text:p>79</text:p>
          </table:table-cell>
          <table:table-cell office:value-type="float" office:value="0.266374" calcext:value-type="float">
            <text:p>0.266374</text:p>
          </table:table-cell>
          <table:table-cell office:value-type="float" office:value="49" calcext:value-type="float">
            <text:p>49</text:p>
          </table:table-cell>
          <table:table-cell office:value-type="float" office:value="0.154042" calcext:value-type="float">
            <text:p>0.154042</text:p>
          </table:table-cell>
          <table:table-cell office:value-type="float" office:value="533" calcext:value-type="float">
            <text:p>533</text:p>
          </table:table-cell>
          <table:table-cell office:value-type="float" office:value="0.0115079" calcext:value-type="float">
            <text:p>0.011507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VR Energy Inc</text:p>
          </table:table-cell>
          <table:table-cell office:value-type="string" calcext:value-type="string">
            <text:p>Yes</text:p>
          </table:table-cell>
          <table:table-cell office:value-type="float" office:value="0.0776278" calcext:value-type="float">
            <text:p>0.0776278</text:p>
          </table:table-cell>
          <table:table-cell office:value-type="float" office:value="0.0661199" calcext:value-type="float">
            <text:p>0.0661199</text:p>
          </table:table-cell>
          <table:table-cell office:value-type="float" office:value="0" calcext:value-type="float">
            <text:p>0</text:p>
          </table:table-cell>
          <table:table-cell office:value-type="float" office:value="101.853" calcext:value-type="float">
            <text:p>101.853</text:p>
          </table:table-cell>
          <table:table-cell office:value-type="float" office:value="3084.29" calcext:value-type="float">
            <text:p>3084.29</text:p>
          </table:table-cell>
          <table:table-cell table:style-name="ce6" office:value-type="date" office:date-value="2007-10-23" calcext:value-type="date">
            <text:p>2007-10-23</text:p>
          </table:table-cell>
          <table:table-cell office:value-type="float" office:value="27.1717" calcext:value-type="float">
            <text:p>27.1717</text:p>
          </table:table-cell>
          <table:table-cell office:value-type="float" office:value="31.67" calcext:value-type="float">
            <text:p>3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vrenerg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OG.US</text:p>
          </table:table-cell>
          <table:table-cell office:value-type="float" office:value="179" calcext:value-type="float">
            <text:p>179</text:p>
          </table:table-cell>
          <table:table-cell office:value-type="float" office:value="663" calcext:value-type="float">
            <text:p>663</text:p>
          </table:table-cell>
          <table:table-cell office:value-type="float" office:value="336" calcext:value-type="float">
            <text:p>336</text:p>
          </table:table-cell>
          <table:table-cell office:value-type="float" office:value="1.27929" calcext:value-type="float">
            <text:p>1.27929</text:p>
          </table:table-cell>
          <table:table-cell office:value-type="float" office:value="188" calcext:value-type="float">
            <text:p>188</text:p>
          </table:table-cell>
          <table:table-cell office:value-type="float" office:value="0.0696239" calcext:value-type="float">
            <text:p>0.0696239</text:p>
          </table:table-cell>
          <table:table-cell office:value-type="float" office:value="139" calcext:value-type="float">
            <text:p>139</text:p>
          </table:table-cell>
          <table:table-cell office:value-type="float" office:value="0.147588" calcext:value-type="float">
            <text:p>0.14758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phabet Inc Class C</text:p>
          </table:table-cell>
          <table:table-cell office:value-type="string" calcext:value-type="string">
            <text:p>Yes</text:p>
          </table:table-cell>
          <table:table-cell office:value-type="float" office:value="0.222943" calcext:value-type="float">
            <text:p>0.222943</text:p>
          </table:table-cell>
          <table:table-cell office:value-type="float" office:value="0.0849731" calcext:value-type="float">
            <text:p>0.0849731</text:p>
          </table:table-cell>
          <table:table-cell office:value-type="float" office:value="0.016" calcext:value-type="float">
            <text:p>0.016</text:p>
          </table:table-cell>
          <table:table-cell office:value-type="float" office:value="62.21" calcext:value-type="float">
            <text:p>62.21</text:p>
          </table:table-cell>
          <table:table-cell office:value-type="float" office:value="1741420" calcext:value-type="float">
            <text:p>1741420</text:p>
          </table:table-cell>
          <table:table-cell table:style-name="ce6" office:value-type="date" office:date-value="2004-08-19" calcext:value-type="date">
            <text:p>2004-08-19</text:p>
          </table:table-cell>
          <table:table-cell office:value-type="float" office:value="88.73" calcext:value-type="float">
            <text:p>88.73</text:p>
          </table:table-cell>
          <table:table-cell office:value-type="string" calcext:value-type="string">
            <text:p>nan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bc.xyz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BL.US</text:p>
          </table:table-cell>
          <table:table-cell office:value-type="float" office:value="180" calcext:value-type="float">
            <text:p>180</text:p>
          </table:table-cell>
          <table:table-cell office:value-type="float" office:value="665" calcext:value-type="float">
            <text:p>665</text:p>
          </table:table-cell>
          <table:table-cell office:value-type="float" office:value="101" calcext:value-type="float">
            <text:p>101</text:p>
          </table:table-cell>
          <table:table-cell office:value-type="float" office:value="0.332421" calcext:value-type="float">
            <text:p>0.332421</text:p>
          </table:table-cell>
          <table:table-cell office:value-type="float" office:value="388" calcext:value-type="float">
            <text:p>388</text:p>
          </table:table-cell>
          <table:table-cell office:value-type="float" office:value="0.0263691" calcext:value-type="float">
            <text:p>0.0263691</text:p>
          </table:table-cell>
          <table:table-cell office:value-type="float" office:value="176" calcext:value-type="float">
            <text:p>176</text:p>
          </table:table-cell>
          <table:table-cell office:value-type="float" office:value="0.124407" calcext:value-type="float">
            <text:p>0.12440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Jabil Circuit Inc</text:p>
          </table:table-cell>
          <table:table-cell office:value-type="string" calcext:value-type="string">
            <text:p>Yes</text:p>
          </table:table-cell>
          <table:table-cell office:value-type="float" office:value="0.188619" calcext:value-type="float">
            <text:p>0.188619</text:p>
          </table:table-cell>
          <table:table-cell office:value-type="float" office:value="0.064212" calcext:value-type="float">
            <text:p>0.064212</text:p>
          </table:table-cell>
          <table:table-cell office:value-type="float" office:value="2.916" calcext:value-type="float">
            <text:p>2.916</text:p>
          </table:table-cell>
          <table:table-cell office:value-type="float" office:value="95.625" calcext:value-type="float">
            <text:p>95.625</text:p>
          </table:table-cell>
          <table:table-cell office:value-type="float" office:value="17008" calcext:value-type="float">
            <text:p>17008</text:p>
          </table:table-cell>
          <table:table-cell table:style-name="ce6" office:value-type="date" office:date-value="1993-04-29" calcext:value-type="date">
            <text:p>1993-04-29</text:p>
          </table:table-cell>
          <table:table-cell office:value-type="float" office:value="67.9727" calcext:value-type="float">
            <text:p>67.9727</text:p>
          </table:table-cell>
          <table:table-cell office:value-type="float" office:value="120.14" calcext:value-type="float">
            <text:p>120.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jabi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BA.US</text:p>
          </table:table-cell>
          <table:table-cell office:value-type="float" office:value="181" calcext:value-type="float">
            <text:p>181</text:p>
          </table:table-cell>
          <table:table-cell office:value-type="float" office:value="667" calcext:value-type="float">
            <text:p>667</text:p>
          </table:table-cell>
          <table:table-cell office:value-type="float" office:value="39" calcext:value-type="float">
            <text:p>39</text:p>
          </table:table-cell>
          <table:table-cell office:value-type="float" office:value="0.136777" calcext:value-type="float">
            <text:p>0.136777</text:p>
          </table:table-cell>
          <table:table-cell office:value-type="float" office:value="35" calcext:value-type="float">
            <text:p>35</text:p>
          </table:table-cell>
          <table:table-cell office:value-type="float" office:value="0.193284" calcext:value-type="float">
            <text:p>0.193284</text:p>
          </table:table-cell>
          <table:table-cell office:value-type="float" office:value="593" calcext:value-type="float">
            <text:p>593</text:p>
          </table:table-cell>
          <table:table-cell office:value-type="float" office:value="0.000938219" calcext:value-type="float">
            <text:p>0.00093821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libaba Group Holding Ltd</text:p>
          </table:table-cell>
          <table:table-cell office:value-type="string" calcext:value-type="string">
            <text:p>Yes</text:p>
          </table:table-cell>
          <table:table-cell office:value-type="float" office:value="0.0575856" calcext:value-type="float">
            <text:p>0.0575856</text:p>
          </table:table-cell>
          <table:table-cell office:value-type="float" office:value="0.0566474" calcext:value-type="float">
            <text:p>0.0566474</text:p>
          </table:table-cell>
          <table:table-cell office:value-type="float" office:value="0.007" calcext:value-type="float">
            <text:p>0.007</text:p>
          </table:table-cell>
          <table:table-cell office:value-type="float" office:value="14.895" calcext:value-type="float">
            <text:p>14.895</text:p>
          </table:table-cell>
          <table:table-cell office:value-type="float" office:value="217266" calcext:value-type="float">
            <text:p>217266</text:p>
          </table:table-cell>
          <table:table-cell table:style-name="ce6" office:value-type="date" office:date-value="2014-09-19" calcext:value-type="date">
            <text:p>2014-09-19</text:p>
          </table:table-cell>
          <table:table-cell office:value-type="float" office:value="86.9215" calcext:value-type="float">
            <text:p>86.9215</text:p>
          </table:table-cell>
          <table:table-cell office:value-type="float" office:value="139.24" calcext:value-type="float">
            <text:p>139.2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libaba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FE.US</text:p>
          </table:table-cell>
          <table:table-cell office:value-type="float" office:value="182" calcext:value-type="float">
            <text:p>182</text:p>
          </table:table-cell>
          <table:table-cell office:value-type="float" office:value="669" calcext:value-type="float">
            <text:p>669</text:p>
          </table:table-cell>
          <table:table-cell office:value-type="float" office:value="334" calcext:value-type="float">
            <text:p>334</text:p>
          </table:table-cell>
          <table:table-cell office:value-type="float" office:value="1.27336" calcext:value-type="float">
            <text:p>1.27336</text:p>
          </table:table-cell>
          <table:table-cell office:value-type="float" office:value="122" calcext:value-type="float">
            <text:p>122</text:p>
          </table:table-cell>
          <table:table-cell office:value-type="float" office:value="0.0952338" calcext:value-type="float">
            <text:p>0.0952338</text:p>
          </table:table-cell>
          <table:table-cell office:value-type="float" office:value="213" calcext:value-type="float">
            <text:p>213</text:p>
          </table:table-cell>
          <table:table-cell office:value-type="float" office:value="0.0990427" calcext:value-type="float">
            <text:p>0.099042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fizer Inc</text:p>
          </table:table-cell>
          <table:table-cell office:value-type="string" calcext:value-type="string">
            <text:p>Yes</text:p>
          </table:table-cell>
          <table:table-cell office:value-type="float" office:value="0.174398" calcext:value-type="float">
            <text:p>0.174398</text:p>
          </table:table-cell>
          <table:table-cell office:value-type="float" office:value="0.0802143" calcext:value-type="float">
            <text:p>0.0802143</text:p>
          </table:table-cell>
          <table:table-cell office:value-type="float" office:value="0.04" calcext:value-type="float">
            <text:p>0.04</text:p>
          </table:table-cell>
          <table:table-cell office:value-type="float" office:value="70.767" calcext:value-type="float">
            <text:p>70.767</text:p>
          </table:table-cell>
          <table:table-cell office:value-type="float" office:value="176493" calcext:value-type="float">
            <text:p>176493</text:p>
          </table:table-cell>
          <table:table-cell table:style-name="ce6" office:value-type="date" office:date-value="2012-08-13" calcext:value-type="date">
            <text:p>2012-08-13</text:p>
          </table:table-cell>
          <table:table-cell office:value-type="float" office:value="49.016" calcext:value-type="float">
            <text:p>49.016</text:p>
          </table:table-cell>
          <table:table-cell office:value-type="float" office:value="38.67" calcext:value-type="float">
            <text:p>38.6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pfiz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AS.OL</text:p>
          </table:table-cell>
          <table:table-cell office:value-type="float" office:value="183" calcext:value-type="float">
            <text:p>183</text:p>
          </table:table-cell>
          <table:table-cell office:value-type="float" office:value="672" calcext:value-type="float">
            <text:p>672</text:p>
          </table:table-cell>
          <table:table-cell office:value-type="float" office:value="116" calcext:value-type="float">
            <text:p>116</text:p>
          </table:table-cell>
          <table:table-cell office:value-type="float" office:value="0.363805" calcext:value-type="float">
            <text:p>0.363805</text:p>
          </table:table-cell>
          <table:table-cell office:value-type="float" office:value="112" calcext:value-type="float">
            <text:p>112</text:p>
          </table:table-cell>
          <table:table-cell office:value-type="float" office:value="0.101957" calcext:value-type="float">
            <text:p>0.101957</text:p>
          </table:table-cell>
          <table:table-cell office:value-type="float" office:value="444" calcext:value-type="float">
            <text:p>444</text:p>
          </table:table-cell>
          <table:table-cell office:value-type="float" office:value="0.0322448" calcext:value-type="float">
            <text:p>0.032244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Air Shuttle ASA</text:p>
          </table:table-cell>
          <table:table-cell office:value-type="string" calcext:value-type="string">
            <text:p>No</text:p>
          </table:table-cell>
          <table:table-cell office:value-type="float" office:value="0.138052" calcext:value-type="float">
            <text:p>0.138052</text:p>
          </table:table-cell>
          <table:table-cell office:value-type="float" office:value="0.140078" calcext:value-type="float">
            <text:p>0.140078</text:p>
          </table:table-cell>
          <table:table-cell office:value-type="float" office:value="16.524" calcext:value-type="float">
            <text:p>16.524</text:p>
          </table:table-cell>
          <table:table-cell office:value-type="float" office:value="36.558" calcext:value-type="float">
            <text:p>36.558</text:p>
          </table:table-cell>
          <table:table-cell office:value-type="float" office:value="9202.77" calcext:value-type="float">
            <text:p>9202.77</text:p>
          </table:table-cell>
          <table:table-cell/>
          <table:table-cell office:value-type="float" office:value="7.344" calcext:value-type="float">
            <text:p>7.34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orwegia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G.US</text:p>
          </table:table-cell>
          <table:table-cell office:value-type="float" office:value="184" calcext:value-type="float">
            <text:p>184</text:p>
          </table:table-cell>
          <table:table-cell office:value-type="float" office:value="672" calcext:value-type="float">
            <text:p>672</text:p>
          </table:table-cell>
          <table:table-cell office:value-type="float" office:value="205" calcext:value-type="float">
            <text:p>205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258" calcext:value-type="float">
            <text:p>258</text:p>
          </table:table-cell>
          <table:table-cell office:value-type="float" office:value="0.0476683" calcext:value-type="float">
            <text:p>0.0476683</text:p>
          </table:table-cell>
          <table:table-cell office:value-type="float" office:value="209" calcext:value-type="float">
            <text:p>209</text:p>
          </table:table-cell>
          <table:table-cell office:value-type="float" office:value="0.102373" calcext:value-type="float">
            <text:p>0.1023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bury Automotive Group Inc</text:p>
          </table:table-cell>
          <table:table-cell office:value-type="string" calcext:value-type="string">
            <text:p>Yes</text:p>
          </table:table-cell>
          <table:table-cell office:value-type="float" office:value="0.163179" calcext:value-type="float">
            <text:p>0.163179</text:p>
          </table:table-cell>
          <table:table-cell office:value-type="float" office:value="0.0608054" calcext:value-type="float">
            <text:p>0.0608054</text:p>
          </table:table-cell>
          <table:table-cell office:value-type="float" office:value="0.447" calcext:value-type="float">
            <text:p>0.447</text:p>
          </table:table-cell>
          <table:table-cell office:value-type="float" office:value="109.95" calcext:value-type="float">
            <text:p>109.95</text:p>
          </table:table-cell>
          <table:table-cell office:value-type="float" office:value="4733.74" calcext:value-type="float">
            <text:p>4733.74</text:p>
          </table:table-cell>
          <table:table-cell table:style-name="ce6" office:value-type="date" office:date-value="2002-03-21" calcext:value-type="date">
            <text:p>2002-03-21</text:p>
          </table:table-cell>
          <table:table-cell office:value-type="float" office:value="179.25" calcext:value-type="float">
            <text:p>179.25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sburyaut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N.SW</text:p>
          </table:table-cell>
          <table:table-cell office:value-type="float" office:value="185" calcext:value-type="float">
            <text:p>185</text:p>
          </table:table-cell>
          <table:table-cell office:value-type="float" office:value="678" calcext:value-type="float">
            <text:p>678</text:p>
          </table:table-cell>
          <table:table-cell office:value-type="float" office:value="271" calcext:value-type="float">
            <text:p>271</text:p>
          </table:table-cell>
          <table:table-cell office:value-type="float" office:value="0.892196" calcext:value-type="float">
            <text:p>0.892196</text:p>
          </table:table-cell>
          <table:table-cell office:value-type="float" office:value="186" calcext:value-type="float">
            <text:p>186</text:p>
          </table:table-cell>
          <table:table-cell office:value-type="float" office:value="0.069668" calcext:value-type="float">
            <text:p>0.069668</text:p>
          </table:table-cell>
          <table:table-cell office:value-type="float" office:value="221" calcext:value-type="float">
            <text:p>221</text:p>
          </table:table-cell>
          <table:table-cell office:value-type="float" office:value="0.0961621" calcext:value-type="float">
            <text:p>0.096162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rior AG</text:p>
          </table:table-cell>
          <table:table-cell office:value-type="string" calcext:value-type="string">
            <text:p>Yes</text:p>
          </table:table-cell>
          <table:table-cell office:value-type="float" office:value="0.172044" calcext:value-type="float">
            <text:p>0.172044</text:p>
          </table:table-cell>
          <table:table-cell office:value-type="float" office:value="0.0857713" calcext:value-type="float">
            <text:p>0.0857713</text:p>
          </table:table-cell>
          <table:table-cell office:value-type="float" office:value="1.971" calcext:value-type="float">
            <text:p>1.971</text:p>
          </table:table-cell>
          <table:table-cell office:value-type="float" office:value="52.26" calcext:value-type="float">
            <text:p>52.26</text:p>
          </table:table-cell>
          <table:table-cell office:value-type="float" office:value="492.998" calcext:value-type="float">
            <text:p>492.998</text:p>
          </table:table-cell>
          <table:table-cell/>
          <table:table-cell office:value-type="float" office:value="71.6952" calcext:value-type="float">
            <text:p>71.695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orior.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ND.TO</text:p>
          </table:table-cell>
          <table:table-cell office:value-type="float" office:value="186" calcext:value-type="float">
            <text:p>186</text:p>
          </table:table-cell>
          <table:table-cell office:value-type="float" office:value="680" calcext:value-type="float">
            <text:p>680</text:p>
          </table:table-cell>
          <table:table-cell office:value-type="float" office:value="141" calcext:value-type="float">
            <text:p>141</text:p>
          </table:table-cell>
          <table:table-cell office:value-type="float" office:value="0.427978" calcext:value-type="float">
            <text:p>0.427978</text:p>
          </table:table-cell>
          <table:table-cell office:value-type="float" office:value="128" calcext:value-type="float">
            <text:p>128</text:p>
          </table:table-cell>
          <table:table-cell office:value-type="float" office:value="0.0926483" calcext:value-type="float">
            <text:p>0.0926483</text:p>
          </table:table-cell>
          <table:table-cell office:value-type="float" office:value="411" calcext:value-type="float">
            <text:p>411</text:p>
          </table:table-cell>
          <table:table-cell office:value-type="float" office:value="0.0399443" calcext:value-type="float">
            <text:p>0.039944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ndalay Resources Corp</text:p>
          </table:table-cell>
          <table:table-cell office:value-type="string" calcext:value-type="string">
            <text:p>Yes</text:p>
          </table:table-cell>
          <table:table-cell office:value-type="float" office:value="0.115265" calcext:value-type="float">
            <text:p>0.115265</text:p>
          </table:table-cell>
          <table:table-cell office:value-type="float" office:value="0.0819733" calcext:value-type="float">
            <text:p>0.0819733</text:p>
          </table:table-cell>
          <table:table-cell office:value-type="float" office:value="0.844" calcext:value-type="float">
            <text:p>0.844</text:p>
          </table:table-cell>
          <table:table-cell office:value-type="float" office:value="77.182" calcext:value-type="float">
            <text:p>77.182</text:p>
          </table:table-cell>
          <table:table-cell office:value-type="float" office:value="194.127" calcext:value-type="float">
            <text:p>194.127</text:p>
          </table:table-cell>
          <table:table-cell/>
          <table:table-cell office:value-type="float" office:value="3.03" calcext:value-type="float">
            <text:p>3.0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andalayresourc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KNG.US</text:p>
          </table:table-cell>
          <table:table-cell office:value-type="float" office:value="187" calcext:value-type="float">
            <text:p>187</text:p>
          </table:table-cell>
          <table:table-cell office:value-type="float" office:value="680" calcext:value-type="float">
            <text:p>680</text:p>
          </table:table-cell>
          <table:table-cell office:value-type="float" office:value="315" calcext:value-type="float">
            <text:p>315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205" calcext:value-type="float">
            <text:p>205</text:p>
          </table:table-cell>
          <table:table-cell office:value-type="float" office:value="0.0639704" calcext:value-type="float">
            <text:p>0.0639704</text:p>
          </table:table-cell>
          <table:table-cell office:value-type="float" office:value="160" calcext:value-type="float">
            <text:p>160</text:p>
          </table:table-cell>
          <table:table-cell office:value-type="float" office:value="0.131728" calcext:value-type="float">
            <text:p>0.13172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ooking Holdings Inc</text:p>
          </table:table-cell>
          <table:table-cell office:value-type="string" calcext:value-type="string">
            <text:p>Yes</text:p>
          </table:table-cell>
          <table:table-cell office:value-type="float" office:value="0.207083" calcext:value-type="float">
            <text:p>0.207083</text:p>
          </table:table-cell>
          <table:table-cell office:value-type="float" office:value="0.0786599" calcext:value-type="float">
            <text:p>0.0786599</text:p>
          </table:table-cell>
          <table:table-cell office:value-type="float" office:value="0.151" calcext:value-type="float">
            <text:p>0.151</text:p>
          </table:table-cell>
          <table:table-cell office:value-type="float" office:value="97.136" calcext:value-type="float">
            <text:p>97.136</text:p>
          </table:table-cell>
          <table:table-cell office:value-type="float" office:value="115044" calcext:value-type="float">
            <text:p>115044</text:p>
          </table:table-cell>
          <table:table-cell table:style-name="ce6" office:value-type="date" office:date-value="1999-03-30" calcext:value-type="date">
            <text:p>1999-03-30</text:p>
          </table:table-cell>
          <table:table-cell office:value-type="float" office:value="2015.28" calcext:value-type="float">
            <text:p>2015.28</text:p>
          </table:table-cell>
          <table:table-cell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bookingholding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BS.US</text:p>
          </table:table-cell>
          <table:table-cell office:value-type="float" office:value="188" calcext:value-type="float">
            <text:p>188</text:p>
          </table:table-cell>
          <table:table-cell office:value-type="float" office:value="682" calcext:value-type="float">
            <text:p>682</text:p>
          </table:table-cell>
          <table:table-cell office:value-type="float" office:value="48" calcext:value-type="float">
            <text:p>48</text:p>
          </table:table-cell>
          <table:table-cell office:value-type="float" office:value="0.173731" calcext:value-type="float">
            <text:p>0.173731</text:p>
          </table:table-cell>
          <table:table-cell office:value-type="float" office:value="212" calcext:value-type="float">
            <text:p>212</text:p>
          </table:table-cell>
          <table:table-cell office:value-type="float" office:value="0.0613512" calcext:value-type="float">
            <text:p>0.0613512</text:p>
          </table:table-cell>
          <table:table-cell office:value-type="float" office:value="422" calcext:value-type="float">
            <text:p>422</text:p>
          </table:table-cell>
          <table:table-cell office:value-type="float" office:value="0.0372259" calcext:value-type="float">
            <text:p>0.037225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mpanhia de Saneamento Basico do Estado de Sao Paulo SABESP ADR</text:p>
          </table:table-cell>
          <table:table-cell office:value-type="string" calcext:value-type="string">
            <text:p>Yes</text:p>
          </table:table-cell>
          <table:table-cell office:value-type="float" office:value="0.0839567" calcext:value-type="float">
            <text:p>0.0839567</text:p>
          </table:table-cell>
          <table:table-cell office:value-type="float" office:value="0.0467308" calcext:value-type="float">
            <text:p>0.0467308</text:p>
          </table:table-cell>
          <table:table-cell office:value-type="float" office:value="0" calcext:value-type="float">
            <text:p>0</text:p>
          </table:table-cell>
          <table:table-cell office:value-type="float" office:value="12.92" calcext:value-type="float">
            <text:p>12.92</text:p>
          </table:table-cell>
          <table:table-cell office:value-type="float" office:value="7994.2" calcext:value-type="float">
            <text:p>7994.2</text:p>
          </table:table-cell>
          <table:table-cell table:style-name="ce6" office:value-type="date" office:date-value="2002-05-10" calcext:value-type="date">
            <text:p>2002-05-10</text:p>
          </table:table-cell>
          <table:table-cell office:value-type="float" office:value="10.3685" calcext:value-type="float">
            <text:p>10.3685</text:p>
          </table:table-cell>
          <table:table-cell office:value-type="float" office:value="12.92" calcext:value-type="float">
            <text:p>12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sabesp.com.b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HA.XETRA</text:p>
          </table:table-cell>
          <table:table-cell office:value-type="float" office:value="189" calcext:value-type="float">
            <text:p>18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 office:value-type="float" office:value="0.0998292" calcext:value-type="float">
            <text:p>0.0998292</text:p>
          </table:table-cell>
          <table:table-cell office:value-type="float" office:value="66" calcext:value-type="float">
            <text:p>66</text:p>
          </table:table-cell>
          <table:table-cell office:value-type="float" office:value="0.135773" calcext:value-type="float">
            <text:p>0.135773</text:p>
          </table:table-cell>
          <table:table-cell office:value-type="float" office:value="594" calcext:value-type="float">
            <text:p>594</text:p>
          </table:table-cell>
          <table:table-cell office:value-type="float" office:value="0.000623465" calcext:value-type="float">
            <text:p>0.00062346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tsche Lufthansa AG</text:p>
          </table:table-cell>
          <table:table-cell office:value-type="string" calcext:value-type="string">
            <text:p>Yes</text:p>
          </table:table-cell>
          <table:table-cell office:value-type="float" office:value="0.0530712" calcext:value-type="float">
            <text:p>0.0530712</text:p>
          </table:table-cell>
          <table:table-cell office:value-type="float" office:value="0.0524477" calcext:value-type="float">
            <text:p>0.0524477</text:p>
          </table:table-cell>
          <table:table-cell office:value-type="float" office:value="15.071" calcext:value-type="float">
            <text:p>15.071</text:p>
          </table:table-cell>
          <table:table-cell office:value-type="float" office:value="19.442" calcext:value-type="float">
            <text:p>19.442</text:p>
          </table:table-cell>
          <table:table-cell office:value-type="float" office:value="8419.42" calcext:value-type="float">
            <text:p>8419.42</text:p>
          </table:table-cell>
          <table:table-cell/>
          <table:table-cell office:value-type="float" office:value="7.765" calcext:value-type="float">
            <text:p>7.76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lufthansa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IE.MC</text:p>
          </table:table-cell>
          <table:table-cell office:value-type="float" office:value="190" calcext:value-type="float">
            <text:p>190</text:p>
          </table:table-cell>
          <table:table-cell office:value-type="float" office:value="698" calcext:value-type="float">
            <text:p>698</text:p>
          </table:table-cell>
          <table:table-cell office:value-type="float" office:value="146" calcext:value-type="float">
            <text:p>146</text:p>
          </table:table-cell>
          <table:table-cell office:value-type="float" office:value="0.438786" calcext:value-type="float">
            <text:p>0.438786</text:p>
          </table:table-cell>
          <table:table-cell office:value-type="float" office:value="226" calcext:value-type="float">
            <text:p>226</text:p>
          </table:table-cell>
          <table:table-cell office:value-type="float" office:value="0.0578664" calcext:value-type="float">
            <text:p>0.0578664</text:p>
          </table:table-cell>
          <table:table-cell office:value-type="float" office:value="326" calcext:value-type="float">
            <text:p>326</text:p>
          </table:table-cell>
          <table:table-cell office:value-type="float" office:value="0.0596623" calcext:value-type="float">
            <text:p>0.059662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IE Automotive S.A.</text:p>
          </table:table-cell>
          <table:table-cell office:value-type="string" calcext:value-type="string">
            <text:p>Yes</text:p>
          </table:table-cell>
          <table:table-cell office:value-type="float" office:value="0.122654" calcext:value-type="float">
            <text:p>0.122654</text:p>
          </table:table-cell>
          <table:table-cell office:value-type="float" office:value="0.062992" calcext:value-type="float">
            <text:p>0.062992</text:p>
          </table:table-cell>
          <table:table-cell office:value-type="float" office:value="52.268" calcext:value-type="float">
            <text:p>52.268</text:p>
          </table:table-cell>
          <table:table-cell office:value-type="float" office:value="35.121" calcext:value-type="float">
            <text:p>35.121</text:p>
          </table:table-cell>
          <table:table-cell office:value-type="float" office:value="3007.54" calcext:value-type="float">
            <text:p>3007.54</text:p>
          </table:table-cell>
          <table:table-cell/>
          <table:table-cell office:value-type="float" office:value="23.4423" calcext:value-type="float">
            <text:p>23.442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ieautomotiv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PRI.US</text:p>
          </table:table-cell>
          <table:table-cell office:value-type="float" office:value="191" calcext:value-type="float">
            <text:p>191</text:p>
          </table:table-cell>
          <table:table-cell office:value-type="float" office:value="699" calcext:value-type="float">
            <text:p>699</text:p>
          </table:table-cell>
          <table:table-cell office:value-type="float" office:value="258" calcext:value-type="float">
            <text:p>258</text:p>
          </table:table-cell>
          <table:table-cell office:value-type="float" office:value="0.846304" calcext:value-type="float">
            <text:p>0.846304</text:p>
          </table:table-cell>
          <table:table-cell office:value-type="float" office:value="328" calcext:value-type="float">
            <text:p>328</text:p>
          </table:table-cell>
          <table:table-cell office:value-type="float" office:value="0.0341754" calcext:value-type="float">
            <text:p>0.0341754</text:p>
          </table:table-cell>
          <table:table-cell office:value-type="float" office:value="113" calcext:value-type="float">
            <text:p>113</text:p>
          </table:table-cell>
          <table:table-cell office:value-type="float" office:value="0.165819" calcext:value-type="float">
            <text:p>0.16581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apri Holdings Ltd</text:p>
          </table:table-cell>
          <table:table-cell office:value-type="string" calcext:value-type="string">
            <text:p>Yes</text:p>
          </table:table-cell>
          <table:table-cell office:value-type="float" office:value="0.223035" calcext:value-type="float">
            <text:p>0.223035</text:p>
          </table:table-cell>
          <table:table-cell office:value-type="float" office:value="0.0572164" calcext:value-type="float">
            <text:p>0.0572164</text:p>
          </table:table-cell>
          <table:table-cell office:value-type="float" office:value="2.472" calcext:value-type="float">
            <text:p>2.472</text:p>
          </table:table-cell>
          <table:table-cell office:value-type="float" office:value="95.689" calcext:value-type="float">
            <text:p>95.689</text:p>
          </table:table-cell>
          <table:table-cell office:value-type="float" office:value="6127.44" calcext:value-type="float">
            <text:p>6127.44</text:p>
          </table:table-cell>
          <table:table-cell table:style-name="ce6" office:value-type="date" office:date-value="2011-12-15" calcext:value-type="date">
            <text:p>2011-12-15</text:p>
          </table:table-cell>
          <table:table-cell office:value-type="float" office:value="57.32" calcext:value-type="float">
            <text:p>57.32</text:p>
          </table:table-cell>
          <table:table-cell office:value-type="float" office:value="53.31" calcext:value-type="float">
            <text:p>53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apriholding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NBV.HE</text:p>
          </table:table-cell>
          <table:table-cell office:value-type="float" office:value="192" calcext:value-type="float">
            <text:p>192</text:p>
          </table:table-cell>
          <table:table-cell office:value-type="float" office:value="701" calcext:value-type="float">
            <text:p>701</text:p>
          </table:table-cell>
          <table:table-cell office:value-type="float" office:value="328" calcext:value-type="float">
            <text:p>328</text:p>
          </table:table-cell>
          <table:table-cell office:value-type="float" office:value="1.24893" calcext:value-type="float">
            <text:p>1.24893</text:p>
          </table:table-cell>
          <table:table-cell office:value-type="float" office:value="214" calcext:value-type="float">
            <text:p>214</text:p>
          </table:table-cell>
          <table:table-cell office:value-type="float" office:value="0.0607277" calcext:value-type="float">
            <text:p>0.0607277</text:p>
          </table:table-cell>
          <table:table-cell office:value-type="float" office:value="159" calcext:value-type="float">
            <text:p>159</text:p>
          </table:table-cell>
          <table:table-cell office:value-type="float" office:value="0.132379" calcext:value-type="float">
            <text:p>0.132379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Orion Oyj B</text:p>
          </table:table-cell>
          <table:table-cell office:value-type="string" calcext:value-type="string">
            <text:p>Yes</text:p>
          </table:table-cell>
          <table:table-cell office:value-type="float" office:value="0.208235" calcext:value-type="float">
            <text:p>0.208235</text:p>
          </table:table-cell>
          <table:table-cell office:value-type="float" office:value="0.084652" calcext:value-type="float">
            <text:p>0.084652</text:p>
          </table:table-cell>
          <table:table-cell office:value-type="float" office:value="3.431" calcext:value-type="float">
            <text:p>3.431</text:p>
          </table:table-cell>
          <table:table-cell office:value-type="float" office:value="40.469" calcext:value-type="float">
            <text:p>40.469</text:p>
          </table:table-cell>
          <table:table-cell office:value-type="float" office:value="5180.15" calcext:value-type="float">
            <text:p>5180.15</text:p>
          </table:table-cell>
          <table:table-cell/>
          <table:table-cell office:value-type="float" office:value="49.3338" calcext:value-type="float">
            <text:p>49.333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orion.f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ID.US</text:p>
          </table:table-cell>
          <table:table-cell office:value-type="float" office:value="193" calcext:value-type="float">
            <text:p>193</text:p>
          </table:table-cell>
          <table:table-cell office:value-type="float" office:value="702" calcext:value-type="float">
            <text:p>702</text:p>
          </table:table-cell>
          <table:table-cell office:value-type="float" office:value="549" calcext:value-type="float">
            <text:p>549</text:p>
          </table:table-cell>
          <table:table-cell office:value-type="float" office:value="10.5258" calcext:value-type="float">
            <text:p>10.5258</text:p>
          </table:table-cell>
          <table:table-cell office:value-type="float" office:value="148" calcext:value-type="float">
            <text:p>148</text:p>
          </table:table-cell>
          <table:table-cell office:value-type="float" office:value="0.085794" calcext:value-type="float">
            <text:p>0.085794</text:p>
          </table:table-cell>
          <table:table-cell office:value-type="float" office:value="5" calcext:value-type="float">
            <text:p>5</text:p>
          </table:table-cell>
          <table:table-cell office:value-type="float" office:value="0.943502" calcext:value-type="float">
            <text:p>0.94350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vid Technology Inc</text:p>
          </table:table-cell>
          <table:table-cell office:value-type="string" calcext:value-type="string">
            <text:p>Yes</text:p>
          </table:table-cell>
          <table:table-cell office:value-type="float" office:value="1.01966" calcext:value-type="float">
            <text:p>1.01966</text:p>
          </table:table-cell>
          <table:table-cell office:value-type="float" office:value="0.078892" calcext:value-type="float">
            <text:p>0.078892</text:p>
          </table:table-cell>
          <table:table-cell office:value-type="float" office:value="7.195" calcext:value-type="float">
            <text:p>7.195</text:p>
          </table:table-cell>
          <table:table-cell office:value-type="float" office:value="86.04" calcext:value-type="float">
            <text:p>86.04</text:p>
          </table:table-cell>
          <table:table-cell office:value-type="float" office:value="1184.28" calcext:value-type="float">
            <text:p>1184.28</text:p>
          </table:table-cell>
          <table:table-cell table:style-name="ce6" office:value-type="date" office:date-value="1993-03-11" calcext:value-type="date">
            <text:p>1993-03-11</text:p>
          </table:table-cell>
          <table:table-cell office:value-type="float" office:value="26.59" calcext:value-type="float">
            <text:p>26.59</text:p>
          </table:table-cell>
          <table:table-cell office:value-type="float" office:value="27.03" calcext:value-type="float">
            <text:p>27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vi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P.AU</text:p>
          </table:table-cell>
          <table:table-cell office:value-type="float" office:value="194" calcext:value-type="float">
            <text:p>194</text:p>
          </table:table-cell>
          <table:table-cell office:value-type="float" office:value="702" calcext:value-type="float">
            <text:p>702</text:p>
          </table:table-cell>
          <table:table-cell office:value-type="float" office:value="202" calcext:value-type="float">
            <text:p>202</text:p>
          </table:table-cell>
          <table:table-cell office:value-type="float" office:value="0.607217" calcext:value-type="float">
            <text:p>0.607217</text:p>
          </table:table-cell>
          <table:table-cell office:value-type="float" office:value="251" calcext:value-type="float">
            <text:p>251</text:p>
          </table:table-cell>
          <table:table-cell office:value-type="float" office:value="0.0505589" calcext:value-type="float">
            <text:p>0.0505589</text:p>
          </table:table-cell>
          <table:table-cell office:value-type="float" office:value="249" calcext:value-type="float">
            <text:p>249</text:p>
          </table:table-cell>
          <table:table-cell office:value-type="float" office:value="0.0810989" calcext:value-type="float">
            <text:p>0.081098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tockland Corporation Ltd</text:p>
          </table:table-cell>
          <table:table-cell office:value-type="string" calcext:value-type="string">
            <text:p>Yes</text:p>
          </table:table-cell>
          <table:table-cell office:value-type="float" office:value="0.142765" calcext:value-type="float">
            <text:p>0.142765</text:p>
          </table:table-cell>
          <table:table-cell office:value-type="float" office:value="0.0616657" calcext:value-type="float">
            <text:p>0.0616657</text:p>
          </table:table-cell>
          <table:table-cell office:value-type="float" office:value="0.586" calcext:value-type="float">
            <text:p>0.586</text:p>
          </table:table-cell>
          <table:table-cell office:value-type="float" office:value="53.566" calcext:value-type="float">
            <text:p>53.566</text:p>
          </table:table-cell>
          <table:table-cell office:value-type="float" office:value="8737.05" calcext:value-type="float">
            <text:p>8737.05</text:p>
          </table:table-cell>
          <table:table-cell table:style-name="ce6" office:value-type="date" office:date-value="1982-09-30" calcext:value-type="date">
            <text:p>1982-09-30</text:p>
          </table:table-cell>
          <table:table-cell office:value-type="float" office:value="3.441" calcext:value-type="float">
            <text:p>3.44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tockland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KT.XETRA</text:p>
          </table:table-cell>
          <table:table-cell office:value-type="float" office:value="195" calcext:value-type="float">
            <text:p>195</text:p>
          </table:table-cell>
          <table:table-cell office:value-type="float" office:value="704" calcext:value-type="float">
            <text:p>704</text:p>
          </table:table-cell>
          <table:table-cell office:value-type="float" office:value="249" calcext:value-type="float">
            <text:p>249</text:p>
          </table:table-cell>
          <table:table-cell office:value-type="float" office:value="0.811546" calcext:value-type="float">
            <text:p>0.811546</text:p>
          </table:table-cell>
          <table:table-cell office:value-type="float" office:value="260" calcext:value-type="float">
            <text:p>260</text:p>
          </table:table-cell>
          <table:table-cell office:value-type="float" office:value="0.0475388" calcext:value-type="float">
            <text:p>0.0475388</text:p>
          </table:table-cell>
          <table:table-cell office:value-type="float" office:value="195" calcext:value-type="float">
            <text:p>195</text:p>
          </table:table-cell>
          <table:table-cell office:value-type="float" office:value="0.109725" calcext:value-type="float">
            <text:p>0.10972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nergiekontor AG</text:p>
          </table:table-cell>
          <table:table-cell office:value-type="string" calcext:value-type="string">
            <text:p>Yes</text:p>
          </table:table-cell>
          <table:table-cell office:value-type="float" office:value="0.182149" calcext:value-type="float">
            <text:p>0.182149</text:p>
          </table:table-cell>
          <table:table-cell office:value-type="float" office:value="0.0724236" calcext:value-type="float">
            <text:p>0.0724236</text:p>
          </table:table-cell>
          <table:table-cell office:value-type="float" office:value="50.951" calcext:value-type="float">
            <text:p>50.951</text:p>
          </table:table-cell>
          <table:table-cell office:value-type="float" office:value="21.197" calcext:value-type="float">
            <text:p>21.197</text:p>
          </table:table-cell>
          <table:table-cell office:value-type="float" office:value="1043.59" calcext:value-type="float">
            <text:p>1043.59</text:p>
          </table:table-cell>
          <table:table-cell/>
          <table:table-cell office:value-type="float" office:value="76.0013" calcext:value-type="float">
            <text:p>76.001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nergiekontor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.US</text:p>
          </table:table-cell>
          <table:table-cell office:value-type="float" office:value="196" calcext:value-type="float">
            <text:p>196</text:p>
          </table:table-cell>
          <table:table-cell office:value-type="float" office:value="704" calcext:value-type="float">
            <text:p>704</text:p>
          </table:table-cell>
          <table:table-cell office:value-type="float" office:value="475" calcext:value-type="float">
            <text:p>475</text:p>
          </table:table-cell>
          <table:table-cell office:value-type="float" office:value="2.89014" calcext:value-type="float">
            <text:p>2.89014</text:p>
          </table:table-cell>
          <table:table-cell office:value-type="float" office:value="202" calcext:value-type="float">
            <text:p>202</text:p>
          </table:table-cell>
          <table:table-cell office:value-type="float" office:value="0.0656868" calcext:value-type="float">
            <text:p>0.0656868</text:p>
          </table:table-cell>
          <table:table-cell office:value-type="float" office:value="27" calcext:value-type="float">
            <text:p>27</text:p>
          </table:table-cell>
          <table:table-cell office:value-type="float" office:value="0.369637" calcext:value-type="float">
            <text:p>0.36963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en Digital Inc.</text:p>
          </table:table-cell>
          <table:table-cell office:value-type="string" calcext:value-type="string">
            <text:p>Yes</text:p>
          </table:table-cell>
          <table:table-cell office:value-type="float" office:value="0.43095" calcext:value-type="float">
            <text:p>0.43095</text:p>
          </table:table-cell>
          <table:table-cell office:value-type="float" office:value="0.0613126" calcext:value-type="float">
            <text:p>0.0613126</text:p>
          </table:table-cell>
          <table:table-cell office:value-type="float" office:value="8.86" calcext:value-type="float">
            <text:p>8.86</text:p>
          </table:table-cell>
          <table:table-cell office:value-type="float" office:value="85.929" calcext:value-type="float">
            <text:p>85.929</text:p>
          </table:table-cell>
          <table:table-cell office:value-type="float" office:value="13089.3" calcext:value-type="float">
            <text:p>13089.3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20.8806" calcext:value-type="float">
            <text:p>20.8806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gendigit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L.US</text:p>
          </table:table-cell>
          <table:table-cell office:value-type="float" office:value="197" calcext:value-type="float">
            <text:p>197</text:p>
          </table:table-cell>
          <table:table-cell office:value-type="float" office:value="706" calcext:value-type="float">
            <text:p>706</text:p>
          </table:table-cell>
          <table:table-cell office:value-type="float" office:value="115" calcext:value-type="float">
            <text:p>115</text:p>
          </table:table-cell>
          <table:table-cell office:value-type="float" office:value="0.363187" calcext:value-type="float">
            <text:p>0.363187</text:p>
          </table:table-cell>
          <table:table-cell office:value-type="float" office:value="269" calcext:value-type="float">
            <text:p>269</text:p>
          </table:table-cell>
          <table:table-cell office:value-type="float" office:value="0.0443308" calcext:value-type="float">
            <text:p>0.0443308</text:p>
          </table:table-cell>
          <table:table-cell office:value-type="float" office:value="322" calcext:value-type="float">
            <text:p>322</text:p>
          </table:table-cell>
          <table:table-cell office:value-type="float" office:value="0.0604865" calcext:value-type="float">
            <text:p>0.060486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oll Brothers Inc</text:p>
          </table:table-cell>
          <table:table-cell office:value-type="string" calcext:value-type="string">
            <text:p>Yes</text:p>
          </table:table-cell>
          <table:table-cell office:value-type="float" office:value="0.128284" calcext:value-type="float">
            <text:p>0.128284</text:p>
          </table:table-cell>
          <table:table-cell office:value-type="float" office:value="0.067798" calcext:value-type="float">
            <text:p>0.067798</text:p>
          </table:table-cell>
          <table:table-cell office:value-type="float" office:value="1.101" calcext:value-type="float">
            <text:p>1.101</text:p>
          </table:table-cell>
          <table:table-cell office:value-type="float" office:value="95.44" calcext:value-type="float">
            <text:p>95.44</text:p>
          </table:table-cell>
          <table:table-cell office:value-type="float" office:value="7628.86" calcext:value-type="float">
            <text:p>7628.86</text:p>
          </table:table-cell>
          <table:table-cell table:style-name="ce6" office:value-type="date" office:date-value="1987-12-30" calcext:value-type="date">
            <text:p>1987-12-30</text:p>
          </table:table-cell>
          <table:table-cell office:value-type="float" office:value="49.2722" calcext:value-type="float">
            <text:p>49.2722</text:p>
          </table:table-cell>
          <table:table-cell office:value-type="float" office:value="93.83" calcext:value-type="float">
            <text:p>93.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ollbrothe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LS.AU</text:p>
          </table:table-cell>
          <table:table-cell office:value-type="float" office:value="198" calcext:value-type="float">
            <text:p>198</text:p>
          </table:table-cell>
          <table:table-cell office:value-type="float" office:value="706" calcext:value-type="float">
            <text:p>706</text:p>
          </table:table-cell>
          <table:table-cell office:value-type="float" office:value="131" calcext:value-type="float">
            <text:p>131</text:p>
          </table:table-cell>
          <table:table-cell office:value-type="float" office:value="0.396172" calcext:value-type="float">
            <text:p>0.396172</text:p>
          </table:table-cell>
          <table:table-cell office:value-type="float" office:value="104" calcext:value-type="float">
            <text:p>104</text:p>
          </table:table-cell>
          <table:table-cell office:value-type="float" office:value="0.106588" calcext:value-type="float">
            <text:p>0.106588</text:p>
          </table:table-cell>
          <table:table-cell office:value-type="float" office:value="471" calcext:value-type="float">
            <text:p>471</text:p>
          </table:table-cell>
          <table:table-cell office:value-type="float" office:value="0.0264037" calcext:value-type="float">
            <text:p>0.026403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ealius Ltd</text:p>
          </table:table-cell>
          <table:table-cell office:value-type="string" calcext:value-type="string">
            <text:p>Yes</text:p>
          </table:table-cell>
          <table:table-cell office:value-type="float" office:value="0.0830004" calcext:value-type="float">
            <text:p>0.0830004</text:p>
          </table:table-cell>
          <table:table-cell office:value-type="float" office:value="0.0565966" calcext:value-type="float">
            <text:p>0.0565966</text:p>
          </table:table-cell>
          <table:table-cell office:value-type="float" office:value="1.721" calcext:value-type="float">
            <text:p>1.721</text:p>
          </table:table-cell>
          <table:table-cell office:value-type="float" office:value="77.943" calcext:value-type="float">
            <text:p>77.943</text:p>
          </table:table-cell>
          <table:table-cell office:value-type="float" office:value="1054.35" calcext:value-type="float">
            <text:p>1054.35</text:p>
          </table:table-cell>
          <table:table-cell table:style-name="ce6" office:value-type="date" office:date-value="1998-07-03" calcext:value-type="date">
            <text:p>1998-07-03</text:p>
          </table:table-cell>
          <table:table-cell office:value-type="float" office:value="3.07" calcext:value-type="float">
            <text:p>3.0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healius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APL.US</text:p>
          </table:table-cell>
          <table:table-cell office:value-type="float" office:value="199" calcext:value-type="float">
            <text:p>199</text:p>
          </table:table-cell>
          <table:table-cell office:value-type="float" office:value="707" calcext:value-type="float">
            <text:p>707</text:p>
          </table:table-cell>
          <table:table-cell office:value-type="float" office:value="461" calcext:value-type="float">
            <text:p>461</text:p>
          </table:table-cell>
          <table:table-cell office:value-type="float" office:value="2.56008" calcext:value-type="float">
            <text:p>2.56008</text:p>
          </table:table-cell>
          <table:table-cell office:value-type="float" office:value="228" calcext:value-type="float">
            <text:p>228</text:p>
          </table:table-cell>
          <table:table-cell office:value-type="float" office:value="0.0573381" calcext:value-type="float">
            <text:p>0.0573381</text:p>
          </table:table-cell>
          <table:table-cell office:value-type="float" office:value="18" calcext:value-type="float">
            <text:p>18</text:p>
          </table:table-cell>
          <table:table-cell office:value-type="float" office:value="0.493403" calcext:value-type="float">
            <text:p>0.49340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ple Inc</text:p>
          </table:table-cell>
          <table:table-cell office:value-type="string" calcext:value-type="string">
            <text:p>Yes</text:p>
          </table:table-cell>
          <table:table-cell office:value-type="float" office:value="0.56781" calcext:value-type="float">
            <text:p>0.56781</text:p>
          </table:table-cell>
          <table:table-cell office:value-type="float" office:value="0.0824545" calcext:value-type="float">
            <text:p>0.0824545</text:p>
          </table:table-cell>
          <table:table-cell office:value-type="float" office:value="0.072" calcext:value-type="float">
            <text:p>0.072</text:p>
          </table:table-cell>
          <table:table-cell office:value-type="float" office:value="61.317" calcext:value-type="float">
            <text:p>61.317</text:p>
          </table:table-cell>
          <table:table-cell office:value-type="float" office:value="2716440" calcext:value-type="float">
            <text:p>2716440</text:p>
          </table:table-cell>
          <table:table-cell table:style-name="ce6" office:value-type="date" office:date-value="1980-12-12" calcext:value-type="date">
            <text:p>1980-12-12</text:p>
          </table:table-cell>
          <table:table-cell office:value-type="float" office:value="129.208" calcext:value-type="float">
            <text:p>129.208</text:p>
          </table:table-cell>
          <table:table-cell office:value-type="string" calcext:value-type="string">
            <text:p>na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ppl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RVO.US</text:p>
          </table:table-cell>
          <table:table-cell office:value-type="float" office:value="200" calcext:value-type="float">
            <text:p>200</text:p>
          </table:table-cell>
          <table:table-cell office:value-type="float" office:value="711" calcext:value-type="float">
            <text:p>711</text:p>
          </table:table-cell>
          <table:table-cell office:value-type="float" office:value="311" calcext:value-type="float">
            <text:p>311</text:p>
          </table:table-cell>
          <table:table-cell office:value-type="float" office:value="1.11494" calcext:value-type="float">
            <text:p>1.11494</text:p>
          </table:table-cell>
          <table:table-cell office:value-type="float" office:value="178" calcext:value-type="float">
            <text:p>178</text:p>
          </table:table-cell>
          <table:table-cell office:value-type="float" office:value="0.0735218" calcext:value-type="float">
            <text:p>0.0735218</text:p>
          </table:table-cell>
          <table:table-cell office:value-type="float" office:value="222" calcext:value-type="float">
            <text:p>222</text:p>
          </table:table-cell>
          <table:table-cell office:value-type="float" office:value="0.0953367" calcext:value-type="float">
            <text:p>0.095336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Qorvo Inc</text:p>
          </table:table-cell>
          <table:table-cell office:value-type="string" calcext:value-type="string">
            <text:p>Yes</text:p>
          </table:table-cell>
          <table:table-cell office:value-type="float" office:value="0.156561" calcext:value-type="float">
            <text:p>0.156561</text:p>
          </table:table-cell>
          <table:table-cell office:value-type="float" office:value="0.0648098" calcext:value-type="float">
            <text:p>0.0648098</text:p>
          </table:table-cell>
          <table:table-cell office:value-type="float" office:value="0.52" calcext:value-type="float">
            <text:p>0.52</text:p>
          </table:table-cell>
          <table:table-cell office:value-type="float" office:value="90.257" calcext:value-type="float">
            <text:p>90.257</text:p>
          </table:table-cell>
          <table:table-cell office:value-type="float" office:value="8648.43" calcext:value-type="float">
            <text:p>8648.43</text:p>
          </table:table-cell>
          <table:table-cell table:style-name="ce6" office:value-type="date" office:date-value="1997-06-03" calcext:value-type="date">
            <text:p>1997-06-03</text:p>
          </table:table-cell>
          <table:table-cell office:value-type="float" office:value="90.64" calcext:value-type="float">
            <text:p>90.64</text:p>
          </table:table-cell>
          <table:table-cell office:value-type="float" office:value="113.37" calcext:value-type="float">
            <text:p>113.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qorv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LF.US</text:p>
          </table:table-cell>
          <table:table-cell office:value-type="float" office:value="201" calcext:value-type="float">
            <text:p>201</text:p>
          </table:table-cell>
          <table:table-cell office:value-type="float" office:value="713" calcext:value-type="float">
            <text:p>713</text:p>
          </table:table-cell>
          <table:table-cell office:value-type="float" office:value="160" calcext:value-type="float">
            <text:p>160</text:p>
          </table:table-cell>
          <table:table-cell office:value-type="float" office:value="0.466977" calcext:value-type="float">
            <text:p>0.466977</text:p>
          </table:table-cell>
          <table:table-cell office:value-type="float" office:value="156" calcext:value-type="float">
            <text:p>156</text:p>
          </table:table-cell>
          <table:table-cell office:value-type="float" office:value="0.0826396" calcext:value-type="float">
            <text:p>0.0826396</text:p>
          </table:table-cell>
          <table:table-cell office:value-type="float" office:value="397" calcext:value-type="float">
            <text:p>397</text:p>
          </table:table-cell>
          <table:table-cell office:value-type="float" office:value="0.0435091" calcext:value-type="float">
            <text:p>0.043509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leveland-Cliffs Inc</text:p>
          </table:table-cell>
          <table:table-cell office:value-type="string" calcext:value-type="string">
            <text:p>Yes</text:p>
          </table:table-cell>
          <table:table-cell office:value-type="float" office:value="0.111952" calcext:value-type="float">
            <text:p>0.111952</text:p>
          </table:table-cell>
          <table:table-cell office:value-type="float" office:value="0.0684428" calcext:value-type="float">
            <text:p>0.0684428</text:p>
          </table:table-cell>
          <table:table-cell office:value-type="float" office:value="1.59" calcext:value-type="float">
            <text:p>1.59</text:p>
          </table:table-cell>
          <table:table-cell office:value-type="float" office:value="65.313" calcext:value-type="float">
            <text:p>65.313</text:p>
          </table:table-cell>
          <table:table-cell office:value-type="float" office:value="7884.57" calcext:value-type="float">
            <text:p>7884.57</text:p>
          </table:table-cell>
          <table:table-cell table:style-name="ce6" office:value-type="date" office:date-value="1987-11-05" calcext:value-type="date">
            <text:p>1987-11-05</text:p>
          </table:table-cell>
          <table:table-cell office:value-type="float" office:value="16.11" calcext:value-type="float">
            <text:p>16.11</text:p>
          </table:table-cell>
          <table:table-cell office:value-type="float" office:value="19.18" calcext:value-type="float">
            <text:p>19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levelandcliff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W.US</text:p>
          </table:table-cell>
          <table:table-cell office:value-type="float" office:value="202" calcext:value-type="float">
            <text:p>202</text:p>
          </table:table-cell>
          <table:table-cell office:value-type="float" office:value="714" calcext:value-type="float">
            <text:p>714</text:p>
          </table:table-cell>
          <table:table-cell office:value-type="float" office:value="406" calcext:value-type="float">
            <text:p>406</text:p>
          </table:table-cell>
          <table:table-cell office:value-type="float" office:value="1.8343" calcext:value-type="float">
            <text:p>1.8343</text:p>
          </table:table-cell>
          <table:table-cell office:value-type="float" office:value="265" calcext:value-type="float">
            <text:p>265</text:p>
          </table:table-cell>
          <table:table-cell office:value-type="float" office:value="0.0462463" calcext:value-type="float">
            <text:p>0.0462463</text:p>
          </table:table-cell>
          <table:table-cell office:value-type="float" office:value="43" calcext:value-type="float">
            <text:p>43</text:p>
          </table:table-cell>
          <table:table-cell office:value-type="float" office:value="0.281412" calcext:value-type="float">
            <text:p>0.28141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owe's Companies Inc</text:p>
          </table:table-cell>
          <table:table-cell office:value-type="string" calcext:value-type="string">
            <text:p>Yes</text:p>
          </table:table-cell>
          <table:table-cell office:value-type="float" office:value="0.339127" calcext:value-type="float">
            <text:p>0.339127</text:p>
          </table:table-cell>
          <table:table-cell office:value-type="float" office:value="0.0599346" calcext:value-type="float">
            <text:p>0.0599346</text:p>
          </table:table-cell>
          <table:table-cell office:value-type="float" office:value="0.105" calcext:value-type="float">
            <text:p>0.105</text:p>
          </table:table-cell>
          <table:table-cell office:value-type="float" office:value="77.134" calcext:value-type="float">
            <text:p>77.134</text:p>
          </table:table-cell>
          <table:table-cell office:value-type="float" office:value="115158" calcext:value-type="float">
            <text:p>115158</text:p>
          </table:table-cell>
          <table:table-cell table:style-name="ce6" office:value-type="date" office:date-value="1985-07-01" calcext:value-type="date">
            <text:p>1985-07-01</text:p>
          </table:table-cell>
          <table:table-cell office:value-type="float" office:value="195.16" calcext:value-type="float">
            <text:p>195.16</text:p>
          </table:table-cell>
          <table:table-cell office:value-type="float" office:value="248.72" calcext:value-type="float">
            <text:p>248.7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low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AS.US</text:p>
          </table:table-cell>
          <table:table-cell office:value-type="float" office:value="203" calcext:value-type="float">
            <text:p>203</text:p>
          </table:table-cell>
          <table:table-cell office:value-type="float" office:value="718" calcext:value-type="float">
            <text:p>718</text:p>
          </table:table-cell>
          <table:table-cell office:value-type="float" office:value="351" calcext:value-type="float">
            <text:p>351</text:p>
          </table:table-cell>
          <table:table-cell office:value-type="float" office:value="1.38963" calcext:value-type="float">
            <text:p>1.38963</text:p>
          </table:table-cell>
          <table:table-cell office:value-type="float" office:value="166" calcext:value-type="float">
            <text:p>166</text:p>
          </table:table-cell>
          <table:table-cell office:value-type="float" office:value="0.0770357" calcext:value-type="float">
            <text:p>0.0770357</text:p>
          </table:table-cell>
          <table:table-cell office:value-type="float" office:value="201" calcext:value-type="float">
            <text:p>201</text:p>
          </table:table-cell>
          <table:table-cell office:value-type="float" office:value="0.107236" calcext:value-type="float">
            <text:p>0.10723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eaWorld Entertainment Inc</text:p>
          </table:table-cell>
          <table:table-cell office:value-type="string" calcext:value-type="string">
            <text:p>Yes</text:p>
          </table:table-cell>
          <table:table-cell office:value-type="float" office:value="0.175268" calcext:value-type="float">
            <text:p>0.175268</text:p>
          </table:table-cell>
          <table:table-cell office:value-type="float" office:value="0.0680326" calcext:value-type="float">
            <text:p>0.0680326</text:p>
          </table:table-cell>
          <table:table-cell office:value-type="float" office:value="1.57" calcext:value-type="float">
            <text:p>1.57</text:p>
          </table:table-cell>
          <table:table-cell office:value-type="float" office:value="111.993" calcext:value-type="float">
            <text:p>111.993</text:p>
          </table:table-cell>
          <table:table-cell office:value-type="float" office:value="2841.61" calcext:value-type="float">
            <text:p>2841.61</text:p>
          </table:table-cell>
          <table:table-cell table:style-name="ce6" office:value-type="date" office:date-value="2013-04-19" calcext:value-type="date">
            <text:p>2013-04-19</text:p>
          </table:table-cell>
          <table:table-cell office:value-type="float" office:value="53.51" calcext:value-type="float">
            <text:p>53.51</text:p>
          </table:table-cell>
          <table:table-cell office:value-type="string" calcext:value-type="string">
            <text:p>n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seaworldentertainmen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XL.PA</text:p>
          </table:table-cell>
          <table:table-cell office:value-type="float" office:value="204" calcext:value-type="float">
            <text:p>204</text:p>
          </table:table-cell>
          <table:table-cell office:value-type="float" office:value="721" calcext:value-type="float">
            <text:p>721</text:p>
          </table:table-cell>
          <table:table-cell office:value-type="float" office:value="151" calcext:value-type="float">
            <text:p>151</text:p>
          </table:table-cell>
          <table:table-cell office:value-type="float" office:value="0.457606" calcext:value-type="float">
            <text:p>0.457606</text:p>
          </table:table-cell>
          <table:table-cell office:value-type="float" office:value="344" calcext:value-type="float">
            <text:p>344</text:p>
          </table:table-cell>
          <table:table-cell office:value-type="float" office:value="0.0315452" calcext:value-type="float">
            <text:p>0.0315452</text:p>
          </table:table-cell>
          <table:table-cell office:value-type="float" office:value="226" calcext:value-type="float">
            <text:p>226</text:p>
          </table:table-cell>
          <table:table-cell office:value-type="float" office:value="0.0935554" calcext:value-type="float">
            <text:p>0.093555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xel S.A</text:p>
          </table:table-cell>
          <table:table-cell office:value-type="string" calcext:value-type="string">
            <text:p>Yes</text:p>
          </table:table-cell>
          <table:table-cell office:value-type="float" office:value="0.157851" calcext:value-type="float">
            <text:p>0.157851</text:p>
          </table:table-cell>
          <table:table-cell office:value-type="float" office:value="0.0642961" calcext:value-type="float">
            <text:p>0.0642961</text:p>
          </table:table-cell>
          <table:table-cell office:value-type="float" office:value="1.542" calcext:value-type="float">
            <text:p>1.542</text:p>
          </table:table-cell>
          <table:table-cell office:value-type="float" office:value="67.7" calcext:value-type="float">
            <text:p>67.7</text:p>
          </table:table-cell>
          <table:table-cell office:value-type="float" office:value="5916.73" calcext:value-type="float">
            <text:p>5916.73</text:p>
          </table:table-cell>
          <table:table-cell/>
          <table:table-cell office:value-type="float" office:value="17.3516" calcext:value-type="float">
            <text:p>17.351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exe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GT.US</text:p>
          </table:table-cell>
          <table:table-cell office:value-type="float" office:value="205" calcext:value-type="float">
            <text:p>205</text:p>
          </table:table-cell>
          <table:table-cell office:value-type="float" office:value="724" calcext:value-type="float">
            <text:p>724</text:p>
          </table:table-cell>
          <table:table-cell office:value-type="float" office:value="287" calcext:value-type="float">
            <text:p>287</text:p>
          </table:table-cell>
          <table:table-cell office:value-type="float" office:value="0.985228" calcext:value-type="float">
            <text:p>0.985228</text:p>
          </table:table-cell>
          <table:table-cell office:value-type="float" office:value="296" calcext:value-type="float">
            <text:p>296</text:p>
          </table:table-cell>
          <table:table-cell office:value-type="float" office:value="0.0394514" calcext:value-type="float">
            <text:p>0.0394514</text:p>
          </table:table-cell>
          <table:table-cell office:value-type="float" office:value="141" calcext:value-type="float">
            <text:p>141</text:p>
          </table:table-cell>
          <table:table-cell office:value-type="float" office:value="0.14694" calcext:value-type="float">
            <text:p>0.1469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arget Corporation</text:p>
          </table:table-cell>
          <table:table-cell office:value-type="string" calcext:value-type="string">
            <text:p>Yes</text:p>
          </table:table-cell>
          <table:table-cell office:value-type="float" office:value="0.204656" calcext:value-type="float">
            <text:p>0.204656</text:p>
          </table:table-cell>
          <table:table-cell office:value-type="float" office:value="0.0608797" calcext:value-type="float">
            <text:p>0.0608797</text:p>
          </table:table-cell>
          <table:table-cell office:value-type="float" office:value="0.196" calcext:value-type="float">
            <text:p>0.196</text:p>
          </table:table-cell>
          <table:table-cell office:value-type="float" office:value="81.509" calcext:value-type="float">
            <text:p>81.509</text:p>
          </table:table-cell>
          <table:table-cell office:value-type="float" office:value="48473.1" calcext:value-type="float">
            <text:p>48473.1</text:p>
          </table:table-cell>
          <table:table-cell table:style-name="ce6" office:value-type="date" office:date-value="1983-04-06" calcext:value-type="date">
            <text:p>1983-04-06</text:p>
          </table:table-cell>
          <table:table-cell office:value-type="float" office:value="144.369" calcext:value-type="float">
            <text:p>144.369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orporate.targe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VN.AU</text:p>
          </table:table-cell>
          <table:table-cell office:value-type="float" office:value="206" calcext:value-type="float">
            <text:p>206</text:p>
          </table:table-cell>
          <table:table-cell office:value-type="float" office:value="724" calcext:value-type="float">
            <text:p>724</text:p>
          </table:table-cell>
          <table:table-cell office:value-type="float" office:value="133" calcext:value-type="float">
            <text:p>133</text:p>
          </table:table-cell>
          <table:table-cell office:value-type="float" office:value="0.397744" calcext:value-type="float">
            <text:p>0.397744</text:p>
          </table:table-cell>
          <table:table-cell office:value-type="float" office:value="78" calcext:value-type="float">
            <text:p>78</text:p>
          </table:table-cell>
          <table:table-cell office:value-type="float" office:value="0.127319" calcext:value-type="float">
            <text:p>0.127319</text:p>
          </table:table-cell>
          <table:table-cell office:value-type="float" office:value="513" calcext:value-type="float">
            <text:p>513</text:p>
          </table:table-cell>
          <table:table-cell office:value-type="float" office:value="0.0156481" calcext:value-type="float">
            <text:p>0.015648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Harvey Norman Holdings Ltd</text:p>
          </table:table-cell>
          <table:table-cell office:value-type="string" calcext:value-type="string">
            <text:p>Yes</text:p>
          </table:table-cell>
          <table:table-cell office:value-type="float" office:value="0.0798853" calcext:value-type="float">
            <text:p>0.0798853</text:p>
          </table:table-cell>
          <table:table-cell office:value-type="float" office:value="0.0642371" calcext:value-type="float">
            <text:p>0.0642371</text:p>
          </table:table-cell>
          <table:table-cell office:value-type="float" office:value="58.851" calcext:value-type="float">
            <text:p>58.851</text:p>
          </table:table-cell>
          <table:table-cell office:value-type="float" office:value="11.96" calcext:value-type="float">
            <text:p>11.96</text:p>
          </table:table-cell>
          <table:table-cell office:value-type="float" office:value="4572.84" calcext:value-type="float">
            <text:p>4572.84</text:p>
          </table:table-cell>
          <table:table-cell/>
          <table:table-cell office:value-type="float" office:value="3.8679" calcext:value-type="float">
            <text:p>3.867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harveynormanholdings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CO.XETRA</text:p>
          </table:table-cell>
          <table:table-cell office:value-type="float" office:value="207" calcext:value-type="float">
            <text:p>207</text:p>
          </table:table-cell>
          <table:table-cell office:value-type="float" office:value="733" calcext:value-type="float">
            <text:p>733</text:p>
          </table:table-cell>
          <table:table-cell office:value-type="float" office:value="66" calcext:value-type="float">
            <text:p>66</text:p>
          </table:table-cell>
          <table:table-cell office:value-type="float" office:value="0.230698" calcext:value-type="float">
            <text:p>0.230698</text:p>
          </table:table-cell>
          <table:table-cell office:value-type="float" office:value="121" calcext:value-type="float">
            <text:p>121</text:p>
          </table:table-cell>
          <table:table-cell office:value-type="float" office:value="0.0954571" calcext:value-type="float">
            <text:p>0.0954571</text:p>
          </table:table-cell>
          <table:table-cell office:value-type="float" office:value="546" calcext:value-type="float">
            <text:p>546</text:p>
          </table:table-cell>
          <table:table-cell office:value-type="float" office:value="0.009679" calcext:value-type="float">
            <text:p>0.00967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löckner &amp; Co SE</text:p>
          </table:table-cell>
          <table:table-cell office:value-type="string" calcext:value-type="string">
            <text:p>Yes</text:p>
          </table:table-cell>
          <table:table-cell office:value-type="float" office:value="0.0715247" calcext:value-type="float">
            <text:p>0.0715247</text:p>
          </table:table-cell>
          <table:table-cell office:value-type="float" office:value="0.0618457" calcext:value-type="float">
            <text:p>0.0618457</text:p>
          </table:table-cell>
          <table:table-cell office:value-type="float" office:value="34.48" calcext:value-type="float">
            <text:p>34.48</text:p>
          </table:table-cell>
          <table:table-cell office:value-type="float" office:value="21.277" calcext:value-type="float">
            <text:p>21.277</text:p>
          </table:table-cell>
          <table:table-cell office:value-type="float" office:value="563.587" calcext:value-type="float">
            <text:p>563.587</text:p>
          </table:table-cell>
          <table:table-cell/>
          <table:table-cell office:value-type="float" office:value="8.8532" calcext:value-type="float">
            <text:p>8.853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kloeckn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NN.US</text:p>
          </table:table-cell>
          <table:table-cell office:value-type="float" office:value="208" calcext:value-type="float">
            <text:p>208</text:p>
          </table:table-cell>
          <table:table-cell office:value-type="float" office:value="733" calcext:value-type="float">
            <text:p>733</text:p>
          </table:table-cell>
          <table:table-cell office:value-type="float" office:value="132" calcext:value-type="float">
            <text:p>132</text:p>
          </table:table-cell>
          <table:table-cell office:value-type="float" office:value="0.396218" calcext:value-type="float">
            <text:p>0.396218</text:p>
          </table:table-cell>
          <table:table-cell office:value-type="float" office:value="249" calcext:value-type="float">
            <text:p>249</text:p>
          </table:table-cell>
          <table:table-cell office:value-type="float" office:value="0.0510931" calcext:value-type="float">
            <text:p>0.0510931</text:p>
          </table:table-cell>
          <table:table-cell office:value-type="float" office:value="352" calcext:value-type="float">
            <text:p>352</text:p>
          </table:table-cell>
          <table:table-cell office:value-type="float" office:value="0.0524317" calcext:value-type="float">
            <text:p>0.052431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nns Inc</text:p>
          </table:table-cell>
          <table:table-cell office:value-type="string" calcext:value-type="string">
            <text:p>Yes</text:p>
          </table:table-cell>
          <table:table-cell office:value-type="float" office:value="0.0956092" calcext:value-type="float">
            <text:p>0.0956092</text:p>
          </table:table-cell>
          <table:table-cell office:value-type="float" office:value="0.0431775" calcext:value-type="float">
            <text:p>0.0431775</text:p>
          </table:table-cell>
          <table:table-cell office:value-type="float" office:value="26.558" calcext:value-type="float">
            <text:p>26.558</text:p>
          </table:table-cell>
          <table:table-cell office:value-type="float" office:value="61.914" calcext:value-type="float">
            <text:p>61.914</text:p>
          </table:table-cell>
          <table:table-cell office:value-type="float" office:value="85.6747" calcext:value-type="float">
            <text:p>85.6747</text:p>
          </table:table-cell>
          <table:table-cell table:style-name="ce6" office:value-type="date" office:date-value="2003-11-25" calcext:value-type="date">
            <text:p>2003-11-25</text:p>
          </table:table-cell>
          <table:table-cell office:value-type="float" office:value="6.88" calcext:value-type="float">
            <text:p>6.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onn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CC.MC</text:p>
          </table:table-cell>
          <table:table-cell office:value-type="float" office:value="209" calcext:value-type="float">
            <text:p>209</text:p>
          </table:table-cell>
          <table:table-cell office:value-type="float" office:value="735" calcext:value-type="float">
            <text:p>735</text:p>
          </table:table-cell>
          <table:table-cell office:value-type="float" office:value="55" calcext:value-type="float">
            <text:p>55</text:p>
          </table:table-cell>
          <table:table-cell office:value-type="float" office:value="0.187445" calcext:value-type="float">
            <text:p>0.187445</text:p>
          </table:table-cell>
          <table:table-cell office:value-type="float" office:value="129" calcext:value-type="float">
            <text:p>129</text:p>
          </table:table-cell>
          <table:table-cell office:value-type="float" office:value="0.0920367" calcext:value-type="float">
            <text:p>0.0920367</text:p>
          </table:table-cell>
          <table:table-cell office:value-type="float" office:value="551" calcext:value-type="float">
            <text:p>551</text:p>
          </table:table-cell>
          <table:table-cell office:value-type="float" office:value="0.00911408" calcext:value-type="float">
            <text:p>0.0091140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omento de Construcciones y Contratas SA</text:p>
          </table:table-cell>
          <table:table-cell office:value-type="string" calcext:value-type="string">
            <text:p>Yes</text:p>
          </table:table-cell>
          <table:table-cell office:value-type="float" office:value="0.0660985" calcext:value-type="float">
            <text:p>0.0660985</text:p>
          </table:table-cell>
          <table:table-cell office:value-type="float" office:value="0.0569844" calcext:value-type="float">
            <text:p>0.0569844</text:p>
          </table:table-cell>
          <table:table-cell office:value-type="float" office:value="84.484" calcext:value-type="float">
            <text:p>84.484</text:p>
          </table:table-cell>
          <table:table-cell office:value-type="float" office:value="8.806" calcext:value-type="float">
            <text:p>8.806</text:p>
          </table:table-cell>
          <table:table-cell office:value-type="float" office:value="5480" calcext:value-type="float">
            <text:p>5480</text:p>
          </table:table-cell>
          <table:table-cell/>
          <table:table-cell office:value-type="float" office:value="8.5178" calcext:value-type="float">
            <text:p>8.517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fcc.es/es/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FX.XETRA</text:p>
          </table:table-cell>
          <table:table-cell office:value-type="float" office:value="210" calcext:value-type="float">
            <text:p>210</text:p>
          </table:table-cell>
          <table:table-cell office:value-type="float" office:value="739" calcext:value-type="float">
            <text:p>739</text:p>
          </table:table-cell>
          <table:table-cell office:value-type="float" office:value="238" calcext:value-type="float">
            <text:p>238</text:p>
          </table:table-cell>
          <table:table-cell office:value-type="float" office:value="0.761247" calcext:value-type="float">
            <text:p>0.761247</text:p>
          </table:table-cell>
          <table:table-cell office:value-type="float" office:value="151" calcext:value-type="float">
            <text:p>151</text:p>
          </table:table-cell>
          <table:table-cell office:value-type="float" office:value="0.0841808" calcext:value-type="float">
            <text:p>0.0841808</text:p>
          </table:table-cell>
          <table:table-cell office:value-type="float" office:value="350" calcext:value-type="float">
            <text:p>350</text:p>
          </table:table-cell>
          <table:table-cell office:value-type="float" office:value="0.0537145" calcext:value-type="float">
            <text:p>0.053714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fineon Technologies AG</text:p>
          </table:table-cell>
          <table:table-cell office:value-type="string" calcext:value-type="string">
            <text:p>Yes</text:p>
          </table:table-cell>
          <table:table-cell office:value-type="float" office:value="0.127783" calcext:value-type="float">
            <text:p>0.127783</text:p>
          </table:table-cell>
          <table:table-cell office:value-type="float" office:value="0.0756883" calcext:value-type="float">
            <text:p>0.0756883</text:p>
          </table:table-cell>
          <table:table-cell office:value-type="float" office:value="0" calcext:value-type="float">
            <text:p>0</text:p>
          </table:table-cell>
          <table:table-cell office:value-type="float" office:value="57.27" calcext:value-type="float">
            <text:p>57.27</text:p>
          </table:table-cell>
          <table:table-cell office:value-type="float" office:value="38019.9" calcext:value-type="float">
            <text:p>38019.9</text:p>
          </table:table-cell>
          <table:table-cell/>
          <table:table-cell office:value-type="float" office:value="28.1779" calcext:value-type="float">
            <text:p>28.177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fine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RN.XETRA</text:p>
          </table:table-cell>
          <table:table-cell office:value-type="float" office:value="211" calcext:value-type="float">
            <text:p>211</text:p>
          </table:table-cell>
          <table:table-cell office:value-type="float" office:value="744" calcext:value-type="float">
            <text:p>744</text:p>
          </table:table-cell>
          <table:table-cell office:value-type="float" office:value="190" calcext:value-type="float">
            <text:p>190</text:p>
          </table:table-cell>
          <table:table-cell office:value-type="float" office:value="0.551759" calcext:value-type="float">
            <text:p>0.551759</text:p>
          </table:table-cell>
          <table:table-cell office:value-type="float" office:value="183" calcext:value-type="float">
            <text:p>183</text:p>
          </table:table-cell>
          <table:table-cell office:value-type="float" office:value="0.070388" calcext:value-type="float">
            <text:p>0.070388</text:p>
          </table:table-cell>
          <table:table-cell office:value-type="float" office:value="371" calcext:value-type="float">
            <text:p>371</text:p>
          </table:table-cell>
          <table:table-cell office:value-type="float" office:value="0.0483626" calcext:value-type="float">
            <text:p>0.048362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rones AG</text:p>
          </table:table-cell>
          <table:table-cell office:value-type="string" calcext:value-type="string">
            <text:p>Yes</text:p>
          </table:table-cell>
          <table:table-cell office:value-type="float" office:value="0.123371" calcext:value-type="float">
            <text:p>0.123371</text:p>
          </table:table-cell>
          <table:table-cell office:value-type="float" office:value="0.0843605" calcext:value-type="float">
            <text:p>0.0843605</text:p>
          </table:table-cell>
          <table:table-cell office:value-type="float" office:value="57.228" calcext:value-type="float">
            <text:p>57.228</text:p>
          </table:table-cell>
          <table:table-cell office:value-type="float" office:value="23.059" calcext:value-type="float">
            <text:p>23.059</text:p>
          </table:table-cell>
          <table:table-cell office:value-type="float" office:value="3134.04" calcext:value-type="float">
            <text:p>3134.04</text:p>
          </table:table-cell>
          <table:table-cell/>
          <table:table-cell office:value-type="float" office:value="103.296" calcext:value-type="float">
            <text:p>103.29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kron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G.XETRA</text:p>
          </table:table-cell>
          <table:table-cell office:value-type="float" office:value="212" calcext:value-type="float">
            <text:p>212</text:p>
          </table:table-cell>
          <table:table-cell office:value-type="float" office:value="746" calcext:value-type="float">
            <text:p>746</text:p>
          </table:table-cell>
          <table:table-cell office:value-type="float" office:value="242" calcext:value-type="float">
            <text:p>242</text:p>
          </table:table-cell>
          <table:table-cell office:value-type="float" office:value="0.777962" calcext:value-type="float">
            <text:p>0.777962</text:p>
          </table:table-cell>
          <table:table-cell office:value-type="float" office:value="197" calcext:value-type="float">
            <text:p>197</text:p>
          </table:table-cell>
          <table:table-cell office:value-type="float" office:value="0.0669845" calcext:value-type="float">
            <text:p>0.0669845</text:p>
          </table:table-cell>
          <table:table-cell office:value-type="float" office:value="307" calcext:value-type="float">
            <text:p>307</text:p>
          </table:table-cell>
          <table:table-cell office:value-type="float" office:value="0.0653635" calcext:value-type="float">
            <text:p>0.065363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lmos Semiconductor SE</text:p>
          </table:table-cell>
          <table:table-cell office:value-type="string" calcext:value-type="string">
            <text:p>Yes</text:p>
          </table:table-cell>
          <table:table-cell office:value-type="float" office:value="0.140372" calcext:value-type="float">
            <text:p>0.140372</text:p>
          </table:table-cell>
          <table:table-cell office:value-type="float" office:value="0.0819029" calcext:value-type="float">
            <text:p>0.0819029</text:p>
          </table:table-cell>
          <table:table-cell office:value-type="float" office:value="63.507" calcext:value-type="float">
            <text:p>63.507</text:p>
          </table:table-cell>
          <table:table-cell office:value-type="float" office:value="14.118" calcext:value-type="float">
            <text:p>14.118</text:p>
          </table:table-cell>
          <table:table-cell office:value-type="float" office:value="1179.47" calcext:value-type="float">
            <text:p>1179.47</text:p>
          </table:table-cell>
          <table:table-cell/>
          <table:table-cell office:value-type="float" office:value="53.0062" calcext:value-type="float">
            <text:p>53.006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lmo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X.US</text:p>
          </table:table-cell>
          <table:table-cell office:value-type="float" office:value="213" calcext:value-type="float">
            <text:p>213</text:p>
          </table:table-cell>
          <table:table-cell office:value-type="float" office:value="751" calcext:value-type="float">
            <text:p>751</text:p>
          </table:table-cell>
          <table:table-cell office:value-type="float" office:value="289" calcext:value-type="float">
            <text:p>289</text:p>
          </table:table-cell>
          <table:table-cell office:value-type="float" office:value="0.990179" calcext:value-type="float">
            <text:p>0.990179</text:p>
          </table:table-cell>
          <table:table-cell office:value-type="float" office:value="252" calcext:value-type="float">
            <text:p>252</text:p>
          </table:table-cell>
          <table:table-cell office:value-type="float" office:value="0.050264" calcext:value-type="float">
            <text:p>0.050264</text:p>
          </table:table-cell>
          <table:table-cell office:value-type="float" office:value="210" calcext:value-type="float">
            <text:p>210</text:p>
          </table:table-cell>
          <table:table-cell office:value-type="float" office:value="0.101137" calcext:value-type="float">
            <text:p>0.10113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rocs Inc</text:p>
          </table:table-cell>
          <table:table-cell office:value-type="string" calcext:value-type="string">
            <text:p>Yes</text:p>
          </table:table-cell>
          <table:table-cell office:value-type="float" office:value="0.173352" calcext:value-type="float">
            <text:p>0.173352</text:p>
          </table:table-cell>
          <table:table-cell office:value-type="float" office:value="0.0722155" calcext:value-type="float">
            <text:p>0.0722155</text:p>
          </table:table-cell>
          <table:table-cell office:value-type="float" office:value="2.705" calcext:value-type="float">
            <text:p>2.705</text:p>
          </table:table-cell>
          <table:table-cell office:value-type="float" office:value="91.541" calcext:value-type="float">
            <text:p>91.541</text:p>
          </table:table-cell>
          <table:table-cell office:value-type="float" office:value="5228.67" calcext:value-type="float">
            <text:p>5228.67</text:p>
          </table:table-cell>
          <table:table-cell table:style-name="ce6" office:value-type="date" office:date-value="2006-02-08" calcext:value-type="date">
            <text:p>2006-02-08</text:p>
          </table:table-cell>
          <table:table-cell office:value-type="float" office:value="108.43" calcext:value-type="float">
            <text:p>108.43</text:p>
          </table:table-cell>
          <table:table-cell office:value-type="float" office:value="140.7" calcext:value-type="float">
            <text:p>140.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roc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VAX.US</text:p>
          </table:table-cell>
          <table:table-cell office:value-type="float" office:value="214" calcext:value-type="float">
            <text:p>214</text:p>
          </table:table-cell>
          <table:table-cell office:value-type="float" office:value="752" calcext:value-type="float">
            <text:p>752</text:p>
          </table:table-cell>
          <table:table-cell office:value-type="float" office:value="424" calcext:value-type="float">
            <text:p>424</text:p>
          </table:table-cell>
          <table:table-cell office:value-type="float" office:value="2.00552" calcext:value-type="float">
            <text:p>2.00552</text:p>
          </table:table-cell>
          <table:table-cell office:value-type="float" office:value="288" calcext:value-type="float">
            <text:p>288</text:p>
          </table:table-cell>
          <table:table-cell office:value-type="float" office:value="0.0404391" calcext:value-type="float">
            <text:p>0.0404391</text:p>
          </table:table-cell>
          <table:table-cell office:value-type="float" office:value="40" calcext:value-type="float">
            <text:p>40</text:p>
          </table:table-cell>
          <table:table-cell office:value-type="float" office:value="0.289907" calcext:value-type="float">
            <text:p>0.28990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ynavax Technologies Corporation</text:p>
          </table:table-cell>
          <table:table-cell office:value-type="string" calcext:value-type="string">
            <text:p>Yes</text:p>
          </table:table-cell>
          <table:table-cell office:value-type="float" office:value="0.365262" calcext:value-type="float">
            <text:p>0.365262</text:p>
          </table:table-cell>
          <table:table-cell office:value-type="float" office:value="0.0757441" calcext:value-type="float">
            <text:p>0.0757441</text:p>
          </table:table-cell>
          <table:table-cell office:value-type="float" office:value="0.226" calcext:value-type="float">
            <text:p>0.226</text:p>
          </table:table-cell>
          <table:table-cell office:value-type="float" office:value="100.52" calcext:value-type="float">
            <text:p>100.52</text:p>
          </table:table-cell>
          <table:table-cell office:value-type="float" office:value="1908.77" calcext:value-type="float">
            <text:p>1908.77</text:p>
          </table:table-cell>
          <table:table-cell table:style-name="ce6" office:value-type="date" office:date-value="2004-02-19" calcext:value-type="date">
            <text:p>2004-02-19</text:p>
          </table:table-cell>
          <table:table-cell office:value-type="float" office:value="10.64" calcext:value-type="float">
            <text:p>10.64</text:p>
          </table:table-cell>
          <table:table-cell office:value-type="float" office:value="24.5" calcext:value-type="float">
            <text:p>2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dynava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R.MC</text:p>
          </table:table-cell>
          <table:table-cell office:value-type="float" office:value="215" calcext:value-type="float">
            <text:p>215</text:p>
          </table:table-cell>
          <table:table-cell office:value-type="float" office:value="753" calcext:value-type="float">
            <text:p>753</text:p>
          </table:table-cell>
          <table:table-cell office:value-type="float" office:value="113" calcext:value-type="float">
            <text:p>113</text:p>
          </table:table-cell>
          <table:table-cell office:value-type="float" office:value="0.35447" calcext:value-type="float">
            <text:p>0.35447</text:p>
          </table:table-cell>
          <table:table-cell office:value-type="float" office:value="273" calcext:value-type="float">
            <text:p>273</text:p>
          </table:table-cell>
          <table:table-cell office:value-type="float" office:value="0.0432361" calcext:value-type="float">
            <text:p>0.0432361</text:p>
          </table:table-cell>
          <table:table-cell office:value-type="float" office:value="367" calcext:value-type="float">
            <text:p>367</text:p>
          </table:table-cell>
          <table:table-cell office:value-type="float" office:value="0.0496499" calcext:value-type="float">
            <text:p>0.049649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rcros</text:p>
          </table:table-cell>
          <table:table-cell office:value-type="string" calcext:value-type="string">
            <text:p>Yes</text:p>
          </table:table-cell>
          <table:table-cell office:value-type="float" office:value="0.119639" calcext:value-type="float">
            <text:p>0.119639</text:p>
          </table:table-cell>
          <table:table-cell office:value-type="float" office:value="0.069989" calcext:value-type="float">
            <text:p>0.069989</text:p>
          </table:table-cell>
          <table:table-cell office:value-type="float" office:value="14.453" calcext:value-type="float">
            <text:p>14.453</text:p>
          </table:table-cell>
          <table:table-cell office:value-type="float" office:value="10.817" calcext:value-type="float">
            <text:p>10.817</text:p>
          </table:table-cell>
          <table:table-cell office:value-type="float" office:value="268.365" calcext:value-type="float">
            <text:p>268.365</text:p>
          </table:table-cell>
          <table:table-cell/>
          <table:table-cell office:value-type="float" office:value="3.1162" calcext:value-type="float">
            <text:p>3.116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rcros.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GG.TO</text:p>
          </table:table-cell>
          <table:table-cell office:value-type="float" office:value="216" calcext:value-type="float">
            <text:p>216</text:p>
          </table:table-cell>
          <table:table-cell office:value-type="float" office:value="753" calcext:value-type="float">
            <text:p>753</text:p>
          </table:table-cell>
          <table:table-cell office:value-type="float" office:value="99" calcext:value-type="float">
            <text:p>99</text:p>
          </table:table-cell>
          <table:table-cell office:value-type="float" office:value="0.319138" calcext:value-type="float">
            <text:p>0.319138</text:p>
          </table:table-cell>
          <table:table-cell office:value-type="float" office:value="110" calcext:value-type="float">
            <text:p>110</text:p>
          </table:table-cell>
          <table:table-cell office:value-type="float" office:value="0.102526" calcext:value-type="float">
            <text:p>0.102526</text:p>
          </table:table-cell>
          <table:table-cell office:value-type="float" office:value="544" calcext:value-type="float">
            <text:p>544</text:p>
          </table:table-cell>
          <table:table-cell office:value-type="float" office:value="0.00973261" calcext:value-type="float">
            <text:p>0.0097326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hina Gold International Resources</text:p>
          </table:table-cell>
          <table:table-cell office:value-type="string" calcext:value-type="string">
            <text:p>Yes</text:p>
          </table:table-cell>
          <table:table-cell office:value-type="float" office:value="0.0760192" calcext:value-type="float">
            <text:p>0.0760192</text:p>
          </table:table-cell>
          <table:table-cell office:value-type="float" office:value="0.0662866" calcext:value-type="float">
            <text:p>0.0662866</text:p>
          </table:table-cell>
          <table:table-cell office:value-type="float" office:value="40.044" calcext:value-type="float">
            <text:p>40.044</text:p>
          </table:table-cell>
          <table:table-cell office:value-type="float" office:value="6.441" calcext:value-type="float">
            <text:p>6.441</text:p>
          </table:table-cell>
          <table:table-cell office:value-type="float" office:value="2319.02" calcext:value-type="float">
            <text:p>2319.02</text:p>
          </table:table-cell>
          <table:table-cell/>
          <table:table-cell office:value-type="float" office:value="3.6479" calcext:value-type="float">
            <text:p>3.647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hinagoldint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R.US</text:p>
          </table:table-cell>
          <table:table-cell office:value-type="float" office:value="217" calcext:value-type="float">
            <text:p>217</text:p>
          </table:table-cell>
          <table:table-cell office:value-type="float" office:value="753" calcext:value-type="float">
            <text:p>753</text:p>
          </table:table-cell>
          <table:table-cell office:value-type="float" office:value="495" calcext:value-type="float">
            <text:p>495</text:p>
          </table:table-cell>
          <table:table-cell office:value-type="float" office:value="3.50864" calcext:value-type="float">
            <text:p>3.50864</text:p>
          </table:table-cell>
          <table:table-cell office:value-type="float" office:value="192" calcext:value-type="float">
            <text:p>192</text:p>
          </table:table-cell>
          <table:table-cell office:value-type="float" office:value="0.0681013" calcext:value-type="float">
            <text:p>0.0681013</text:p>
          </table:table-cell>
          <table:table-cell office:value-type="float" office:value="66" calcext:value-type="float">
            <text:p>66</text:p>
          </table:table-cell>
          <table:table-cell office:value-type="float" office:value="0.219164" calcext:value-type="float">
            <text:p>0.21916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encora Inc.</text:p>
          </table:table-cell>
          <table:table-cell office:value-type="string" calcext:value-type="string">
            <text:p>Yes</text:p>
          </table:table-cell>
          <table:table-cell office:value-type="float" office:value="0.293571" calcext:value-type="float">
            <text:p>0.293571</text:p>
          </table:table-cell>
          <table:table-cell office:value-type="float" office:value="0.0761169" calcext:value-type="float">
            <text:p>0.0761169</text:p>
          </table:table-cell>
          <table:table-cell office:value-type="float" office:value="16.684" calcext:value-type="float">
            <text:p>16.684</text:p>
          </table:table-cell>
          <table:table-cell office:value-type="float" office:value="78.918" calcext:value-type="float">
            <text:p>78.918</text:p>
          </table:table-cell>
          <table:table-cell office:value-type="float" office:value="35141.4" calcext:value-type="float">
            <text:p>35141.4</text:p>
          </table:table-cell>
          <table:table-cell table:style-name="ce6" office:value-type="date" office:date-value="1995-04-04" calcext:value-type="date">
            <text:p>1995-04-04</text:p>
          </table:table-cell>
          <table:table-cell office:value-type="float" office:value="163.872" calcext:value-type="float">
            <text:p>163.87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merisourceberg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PN.PA</text:p>
          </table:table-cell>
          <table:table-cell office:value-type="float" office:value="218" calcext:value-type="float">
            <text:p>218</text:p>
          </table:table-cell>
          <table:table-cell office:value-type="float" office:value="758" calcext:value-type="float">
            <text:p>758</text:p>
          </table:table-cell>
          <table:table-cell office:value-type="float" office:value="264" calcext:value-type="float">
            <text:p>264</text:p>
          </table:table-cell>
          <table:table-cell office:value-type="float" office:value="0.871788" calcext:value-type="float">
            <text:p>0.871788</text:p>
          </table:table-cell>
          <table:table-cell office:value-type="float" office:value="119" calcext:value-type="float">
            <text:p>119</text:p>
          </table:table-cell>
          <table:table-cell office:value-type="float" office:value="0.0966889" calcext:value-type="float">
            <text:p>0.0966889</text:p>
          </table:table-cell>
          <table:table-cell office:value-type="float" office:value="375" calcext:value-type="float">
            <text:p>375</text:p>
          </table:table-cell>
          <table:table-cell office:value-type="float" office:value="0.0477138" calcext:value-type="float">
            <text:p>0.047713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psen SA</text:p>
          </table:table-cell>
          <table:table-cell office:value-type="string" calcext:value-type="string">
            <text:p>Yes</text:p>
          </table:table-cell>
          <table:table-cell office:value-type="float" office:value="0.123068" calcext:value-type="float">
            <text:p>0.123068</text:p>
          </table:table-cell>
          <table:table-cell office:value-type="float" office:value="0.0821451" calcext:value-type="float">
            <text:p>0.0821451</text:p>
          </table:table-cell>
          <table:table-cell office:value-type="float" office:value="57.08" calcext:value-type="float">
            <text:p>57.08</text:p>
          </table:table-cell>
          <table:table-cell office:value-type="float" office:value="19.692" calcext:value-type="float">
            <text:p>19.692</text:p>
          </table:table-cell>
          <table:table-cell office:value-type="float" office:value="9339.17" calcext:value-type="float">
            <text:p>9339.17</text:p>
          </table:table-cell>
          <table:table-cell table:style-name="ce6" office:value-type="date" office:date-value="2005-12-07" calcext:value-type="date">
            <text:p>2005-12-07</text:p>
          </table:table-cell>
          <table:table-cell office:value-type="float" office:value="99.4125" calcext:value-type="float">
            <text:p>99.412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ps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MHN.XETRA</text:p>
          </table:table-cell>
          <table:table-cell office:value-type="float" office:value="219" calcext:value-type="float">
            <text:p>219</text:p>
          </table:table-cell>
          <table:table-cell office:value-type="float" office:value="758" calcext:value-type="float">
            <text:p>758</text:p>
          </table:table-cell>
          <table:table-cell office:value-type="float" office:value="210" calcext:value-type="float">
            <text:p>210</text:p>
          </table:table-cell>
          <table:table-cell office:value-type="float" office:value="0.646682" calcext:value-type="float">
            <text:p>0.646682</text:p>
          </table:table-cell>
          <table:table-cell office:value-type="float" office:value="142" calcext:value-type="float">
            <text:p>142</text:p>
          </table:table-cell>
          <table:table-cell office:value-type="float" office:value="0.0872888" calcext:value-type="float">
            <text:p>0.0872888</text:p>
          </table:table-cell>
          <table:table-cell office:value-type="float" office:value="406" calcext:value-type="float">
            <text:p>406</text:p>
          </table:table-cell>
          <table:table-cell office:value-type="float" office:value="0.0414689" calcext:value-type="float">
            <text:p>0.041468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ÜSS MicroTec SE</text:p>
          </table:table-cell>
          <table:table-cell office:value-type="string" calcext:value-type="string">
            <text:p>Yes</text:p>
          </table:table-cell>
          <table:table-cell office:value-type="float" office:value="0.116478" calcext:value-type="float">
            <text:p>0.116478</text:p>
          </table:table-cell>
          <table:table-cell office:value-type="float" office:value="0.0825548" calcext:value-type="float">
            <text:p>0.0825548</text:p>
          </table:table-cell>
          <table:table-cell office:value-type="float" office:value="7.603" calcext:value-type="float">
            <text:p>7.603</text:p>
          </table:table-cell>
          <table:table-cell office:value-type="float" office:value="52.136" calcext:value-type="float">
            <text:p>52.136</text:p>
          </table:table-cell>
          <table:table-cell office:value-type="float" office:value="357.077" calcext:value-type="float">
            <text:p>357.077</text:p>
          </table:table-cell>
          <table:table-cell/>
          <table:table-cell office:value-type="float" office:value="15.0177" calcext:value-type="float">
            <text:p>15.017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us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.US</text:p>
          </table:table-cell>
          <table:table-cell office:value-type="float" office:value="220" calcext:value-type="float">
            <text:p>220</text:p>
          </table:table-cell>
          <table:table-cell office:value-type="float" office:value="758" calcext:value-type="float">
            <text:p>758</text:p>
          </table:table-cell>
          <table:table-cell office:value-type="float" office:value="320" calcext:value-type="float">
            <text:p>320</text:p>
          </table:table-cell>
          <table:table-cell office:value-type="float" office:value="1.19947" calcext:value-type="float">
            <text:p>1.19947</text:p>
          </table:table-cell>
          <table:table-cell office:value-type="float" office:value="232" calcext:value-type="float">
            <text:p>232</text:p>
          </table:table-cell>
          <table:table-cell office:value-type="float" office:value="0.057092" calcext:value-type="float">
            <text:p>0.057092</text:p>
          </table:table-cell>
          <table:table-cell office:value-type="float" office:value="206" calcext:value-type="float">
            <text:p>206</text:p>
          </table:table-cell>
          <table:table-cell office:value-type="float" office:value="0.104561" calcext:value-type="float">
            <text:p>0.10456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agle Materials Inc</text:p>
          </table:table-cell>
          <table:table-cell office:value-type="string" calcext:value-type="string">
            <text:p>Yes</text:p>
          </table:table-cell>
          <table:table-cell office:value-type="float" office:value="0.165785" calcext:value-type="float">
            <text:p>0.165785</text:p>
          </table:table-cell>
          <table:table-cell office:value-type="float" office:value="0.0633357" calcext:value-type="float">
            <text:p>0.0633357</text:p>
          </table:table-cell>
          <table:table-cell office:value-type="float" office:value="1.339" calcext:value-type="float">
            <text:p>1.339</text:p>
          </table:table-cell>
          <table:table-cell office:value-type="float" office:value="98.197" calcext:value-type="float">
            <text:p>98.197</text:p>
          </table:table-cell>
          <table:table-cell office:value-type="float" office:value="5845.22" calcext:value-type="float">
            <text:p>5845.22</text:p>
          </table:table-cell>
          <table:table-cell table:style-name="ce6" office:value-type="date" office:date-value="1994-04-12" calcext:value-type="date">
            <text:p>1994-04-12</text:p>
          </table:table-cell>
          <table:table-cell office:value-type="float" office:value="132.04" calcext:value-type="float">
            <text:p>132.04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eaglematerial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RO.ST</text:p>
          </table:table-cell>
          <table:table-cell office:value-type="float" office:value="221" calcext:value-type="float">
            <text:p>221</text:p>
          </table:table-cell>
          <table:table-cell office:value-type="float" office:value="758" calcext:value-type="float">
            <text:p>758</text:p>
          </table:table-cell>
          <table:table-cell office:value-type="float" office:value="152" calcext:value-type="float">
            <text:p>152</text:p>
          </table:table-cell>
          <table:table-cell office:value-type="float" office:value="0.458193" calcext:value-type="float">
            <text:p>0.458193</text:p>
          </table:table-cell>
          <table:table-cell office:value-type="float" office:value="130" calcext:value-type="float">
            <text:p>130</text:p>
          </table:table-cell>
          <table:table-cell office:value-type="float" office:value="0.0914147" calcext:value-type="float">
            <text:p>0.0914147</text:p>
          </table:table-cell>
          <table:table-cell office:value-type="float" office:value="476" calcext:value-type="float">
            <text:p>476</text:p>
          </table:table-cell>
          <table:table-cell office:value-type="float" office:value="0.0249624" calcext:value-type="float">
            <text:p>0.024962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ORO AB</text:p>
          </table:table-cell>
          <table:table-cell office:value-type="string" calcext:value-type="string">
            <text:p>Yes</text:p>
          </table:table-cell>
          <table:table-cell office:value-type="float" office:value="0.100727" calcext:value-type="float">
            <text:p>0.100727</text:p>
          </table:table-cell>
          <table:table-cell office:value-type="float" office:value="0.0757648" calcext:value-type="float">
            <text:p>0.0757648</text:p>
          </table:table-cell>
          <table:table-cell office:value-type="float" office:value="36.175" calcext:value-type="float">
            <text:p>36.175</text:p>
          </table:table-cell>
          <table:table-cell office:value-type="float" office:value="49.632" calcext:value-type="float">
            <text:p>49.632</text:p>
          </table:table-cell>
          <table:table-cell office:value-type="float" office:value="450.035" calcext:value-type="float">
            <text:p>450.035</text:p>
          </table:table-cell>
          <table:table-cell/>
          <table:table-cell office:value-type="float" office:value="14.86" calcext:value-type="float">
            <text:p>14.8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or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NA.US</text:p>
          </table:table-cell>
          <table:table-cell office:value-type="float" office:value="222" calcext:value-type="float">
            <text:p>222</text:p>
          </table:table-cell>
          <table:table-cell office:value-type="float" office:value="759" calcext:value-type="float">
            <text:p>759</text:p>
          </table:table-cell>
          <table:table-cell office:value-type="float" office:value="277" calcext:value-type="float">
            <text:p>277</text:p>
          </table:table-cell>
          <table:table-cell office:value-type="float" office:value="0.9258" calcext:value-type="float">
            <text:p>0.9258</text:p>
          </table:table-cell>
          <table:table-cell office:value-type="float" office:value="88" calcext:value-type="float">
            <text:p>88</text:p>
          </table:table-cell>
          <table:table-cell office:value-type="float" office:value="0.117675" calcext:value-type="float">
            <text:p>0.117675</text:p>
          </table:table-cell>
          <table:table-cell office:value-type="float" office:value="394" calcext:value-type="float">
            <text:p>394</text:p>
          </table:table-cell>
          <table:table-cell office:value-type="float" office:value="0.0440446" calcext:value-type="float">
            <text:p>0.044044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ynaptics Incorporated</text:p>
          </table:table-cell>
          <table:table-cell office:value-type="string" calcext:value-type="string">
            <text:p>Yes</text:p>
          </table:table-cell>
          <table:table-cell office:value-type="float" office:value="0.114848" calcext:value-type="float">
            <text:p>0.114848</text:p>
          </table:table-cell>
          <table:table-cell office:value-type="float" office:value="0.0724107" calcext:value-type="float">
            <text:p>0.0724107</text:p>
          </table:table-cell>
          <table:table-cell office:value-type="float" office:value="0.812" calcext:value-type="float">
            <text:p>0.812</text:p>
          </table:table-cell>
          <table:table-cell office:value-type="float" office:value="92.157" calcext:value-type="float">
            <text:p>92.157</text:p>
          </table:table-cell>
          <table:table-cell office:value-type="float" office:value="3638.69" calcext:value-type="float">
            <text:p>3638.69</text:p>
          </table:table-cell>
          <table:table-cell table:style-name="ce6" office:value-type="date" office:date-value="2002-01-29" calcext:value-type="date">
            <text:p>2002-01-29</text:p>
          </table:table-cell>
          <table:table-cell office:value-type="float" office:value="95.16" calcext:value-type="float">
            <text:p>95.16</text:p>
          </table:table-cell>
          <table:table-cell office:value-type="string" calcext:value-type="string">
            <text:p>n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synaptic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I.US</text:p>
          </table:table-cell>
          <table:table-cell office:value-type="float" office:value="223" calcext:value-type="float">
            <text:p>223</text:p>
          </table:table-cell>
          <table:table-cell office:value-type="float" office:value="759" calcext:value-type="float">
            <text:p>759</text:p>
          </table:table-cell>
          <table:table-cell office:value-type="float" office:value="344" calcext:value-type="float">
            <text:p>344</text:p>
          </table:table-cell>
          <table:table-cell office:value-type="float" office:value="1.33677" calcext:value-type="float">
            <text:p>1.33677</text:p>
          </table:table-cell>
          <table:table-cell office:value-type="float" office:value="207" calcext:value-type="float">
            <text:p>207</text:p>
          </table:table-cell>
          <table:table-cell office:value-type="float" office:value="0.0632271" calcext:value-type="float">
            <text:p>0.0632271</text:p>
          </table:table-cell>
          <table:table-cell office:value-type="float" office:value="208" calcext:value-type="float">
            <text:p>208</text:p>
          </table:table-cell>
          <table:table-cell office:value-type="float" office:value="0.103174" calcext:value-type="float">
            <text:p>0.10317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olaris Industries Inc</text:p>
          </table:table-cell>
          <table:table-cell office:value-type="string" calcext:value-type="string">
            <text:p>Yes</text:p>
          </table:table-cell>
          <table:table-cell office:value-type="float" office:value="0.174835" calcext:value-type="float">
            <text:p>0.174835</text:p>
          </table:table-cell>
          <table:table-cell office:value-type="float" office:value="0.0716608" calcext:value-type="float">
            <text:p>0.0716608</text:p>
          </table:table-cell>
          <table:table-cell office:value-type="float" office:value="5.49" calcext:value-type="float">
            <text:p>5.49</text:p>
          </table:table-cell>
          <table:table-cell office:value-type="float" office:value="90.915" calcext:value-type="float">
            <text:p>90.915</text:p>
          </table:table-cell>
          <table:table-cell office:value-type="float" office:value="5523.16" calcext:value-type="float">
            <text:p>5523.16</text:p>
          </table:table-cell>
          <table:table-cell table:style-name="ce6" office:value-type="date" office:date-value="1987-08-21" calcext:value-type="date">
            <text:p>1987-08-21</text:p>
          </table:table-cell>
          <table:table-cell office:value-type="float" office:value="98.5013" calcext:value-type="float">
            <text:p>98.5013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polari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N.US</text:p>
          </table:table-cell>
          <table:table-cell office:value-type="float" office:value="224" calcext:value-type="float">
            <text:p>224</text:p>
          </table:table-cell>
          <table:table-cell office:value-type="float" office:value="764" calcext:value-type="float">
            <text:p>764</text:p>
          </table:table-cell>
          <table:table-cell office:value-type="float" office:value="164" calcext:value-type="float">
            <text:p>164</text:p>
          </table:table-cell>
          <table:table-cell office:value-type="float" office:value="0.478268" calcext:value-type="float">
            <text:p>0.478268</text:p>
          </table:table-cell>
          <table:table-cell office:value-type="float" office:value="312" calcext:value-type="float">
            <text:p>312</text:p>
          </table:table-cell>
          <table:table-cell office:value-type="float" office:value="0.0366479" calcext:value-type="float">
            <text:p>0.0366479</text:p>
          </table:table-cell>
          <table:table-cell office:value-type="float" office:value="288" calcext:value-type="float">
            <text:p>288</text:p>
          </table:table-cell>
          <table:table-cell office:value-type="float" office:value="0.0714307" calcext:value-type="float">
            <text:p>0.071430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ennar Corporation</text:p>
          </table:table-cell>
          <table:table-cell office:value-type="string" calcext:value-type="string">
            <text:p>Yes</text:p>
          </table:table-cell>
          <table:table-cell office:value-type="float" office:value="0.149584" calcext:value-type="float">
            <text:p>0.149584</text:p>
          </table:table-cell>
          <table:table-cell office:value-type="float" office:value="0.0814425" calcext:value-type="float">
            <text:p>0.0814425</text:p>
          </table:table-cell>
          <table:table-cell office:value-type="float" office:value="2.372" calcext:value-type="float">
            <text:p>2.372</text:p>
          </table:table-cell>
          <table:table-cell office:value-type="float" office:value="91.168" calcext:value-type="float">
            <text:p>91.168</text:p>
          </table:table-cell>
          <table:table-cell office:value-type="float" office:value="30765" calcext:value-type="float">
            <text:p>30765</text:p>
          </table:table-cell>
          <table:table-cell table:style-name="ce6" office:value-type="date" office:date-value="1987-11-05" calcext:value-type="date">
            <text:p>1987-11-05</text:p>
          </table:table-cell>
          <table:table-cell office:value-type="float" office:value="89.2876" calcext:value-type="float">
            <text:p>89.2876</text:p>
          </table:table-cell>
          <table:table-cell office:value-type="float" office:value="138.11" calcext:value-type="float">
            <text:p>138.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lenna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O.AT</text:p>
          </table:table-cell>
          <table:table-cell office:value-type="float" office:value="225" calcext:value-type="float">
            <text:p>225</text:p>
          </table:table-cell>
          <table:table-cell office:value-type="float" office:value="764" calcext:value-type="float">
            <text:p>764</text:p>
          </table:table-cell>
          <table:table-cell office:value-type="float" office:value="179" calcext:value-type="float">
            <text:p>179</text:p>
          </table:table-cell>
          <table:table-cell office:value-type="float" office:value="0.52084" calcext:value-type="float">
            <text:p>0.52084</text:p>
          </table:table-cell>
          <table:table-cell office:value-type="float" office:value="159" calcext:value-type="float">
            <text:p>159</text:p>
          </table:table-cell>
          <table:table-cell office:value-type="float" office:value="0.0813641" calcext:value-type="float">
            <text:p>0.0813641</text:p>
          </table:table-cell>
          <table:table-cell office:value-type="float" office:value="426" calcext:value-type="float">
            <text:p>426</text:p>
          </table:table-cell>
          <table:table-cell office:value-type="float" office:value="0.0360421" calcext:value-type="float">
            <text:p>0.036042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ellenic Telecommunications Organization S.A</text:p>
          </table:table-cell>
          <table:table-cell office:value-type="string" calcext:value-type="string">
            <text:p>Yes</text:p>
          </table:table-cell>
          <table:table-cell office:value-type="float" office:value="0.111726" calcext:value-type="float">
            <text:p>0.111726</text:p>
          </table:table-cell>
          <table:table-cell office:value-type="float" office:value="0.0794855" calcext:value-type="float">
            <text:p>0.0794855</text:p>
          </table:table-cell>
          <table:table-cell office:value-type="float" office:value="56.832" calcext:value-type="float">
            <text:p>56.832</text:p>
          </table:table-cell>
          <table:table-cell office:value-type="float" office:value="18.028" calcext:value-type="float">
            <text:p>18.028</text:p>
          </table:table-cell>
          <table:table-cell office:value-type="float" office:value="5901.6" calcext:value-type="float">
            <text:p>5901.6</text:p>
          </table:table-cell>
          <table:table-cell/>
          <table:table-cell office:value-type="float" office:value="14.0393" calcext:value-type="float">
            <text:p>14.039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osmote.gr/cs/otegroup/en/ote_ae.htm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SO.US</text:p>
          </table:table-cell>
          <table:table-cell office:value-type="float" office:value="226" calcext:value-type="float">
            <text:p>226</text:p>
          </table:table-cell>
          <table:table-cell office:value-type="float" office:value="765" calcext:value-type="float">
            <text:p>765</text:p>
          </table:table-cell>
          <table:table-cell office:value-type="float" office:value="276" calcext:value-type="float">
            <text:p>276</text:p>
          </table:table-cell>
          <table:table-cell office:value-type="float" office:value="0.917932" calcext:value-type="float">
            <text:p>0.917932</text:p>
          </table:table-cell>
          <table:table-cell office:value-type="float" office:value="275" calcext:value-type="float">
            <text:p>275</text:p>
          </table:table-cell>
          <table:table-cell office:value-type="float" office:value="0.0427957" calcext:value-type="float">
            <text:p>0.0427957</text:p>
          </table:table-cell>
          <table:table-cell office:value-type="float" office:value="214" calcext:value-type="float">
            <text:p>214</text:p>
          </table:table-cell>
          <table:table-cell office:value-type="float" office:value="0.0987137" calcext:value-type="float">
            <text:p>0.098713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tsco Inc</text:p>
          </table:table-cell>
          <table:table-cell office:value-type="string" calcext:value-type="string">
            <text:p>Yes</text:p>
          </table:table-cell>
          <table:table-cell office:value-type="float" office:value="0.174069" calcext:value-type="float">
            <text:p>0.174069</text:p>
          </table:table-cell>
          <table:table-cell office:value-type="float" office:value="0.0839201" calcext:value-type="float">
            <text:p>0.0839201</text:p>
          </table:table-cell>
          <table:table-cell office:value-type="float" office:value="0.757" calcext:value-type="float">
            <text:p>0.757</text:p>
          </table:table-cell>
          <table:table-cell office:value-type="float" office:value="106.014" calcext:value-type="float">
            <text:p>106.014</text:p>
          </table:table-cell>
          <table:table-cell office:value-type="float" office:value="14702.4" calcext:value-type="float">
            <text:p>14702.4</text:p>
          </table:table-cell>
          <table:table-cell table:style-name="ce6" office:value-type="date" office:date-value="1984-06-07" calcext:value-type="date">
            <text:p>1984-06-07</text:p>
          </table:table-cell>
          <table:table-cell office:value-type="float" office:value="242.07" calcext:value-type="float">
            <text:p>242.07</text:p>
          </table:table-cell>
          <table:table-cell office:value-type="float" office:value="363.36" calcext:value-type="float">
            <text:p>363.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ats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MS.ST</text:p>
          </table:table-cell>
          <table:table-cell office:value-type="float" office:value="227" calcext:value-type="float">
            <text:p>227</text:p>
          </table:table-cell>
          <table:table-cell office:value-type="float" office:value="765" calcext:value-type="float">
            <text:p>765</text:p>
          </table:table-cell>
          <table:table-cell office:value-type="float" office:value="389" calcext:value-type="float">
            <text:p>389</text:p>
          </table:table-cell>
          <table:table-cell office:value-type="float" office:value="1.66436" calcext:value-type="float">
            <text:p>1.66436</text:p>
          </table:table-cell>
          <table:table-cell office:value-type="float" office:value="348" calcext:value-type="float">
            <text:p>348</text:p>
          </table:table-cell>
          <table:table-cell office:value-type="float" office:value="0.0310113" calcext:value-type="float">
            <text:p>0.0310113</text:p>
          </table:table-cell>
          <table:table-cell office:value-type="float" office:value="28" calcext:value-type="float">
            <text:p>28</text:p>
          </table:table-cell>
          <table:table-cell office:value-type="float" office:value="0.36706" calcext:value-type="float">
            <text:p>0.36706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MS Networks AB (publ)</text:p>
          </table:table-cell>
          <table:table-cell office:value-type="string" calcext:value-type="string">
            <text:p>Yes</text:p>
          </table:table-cell>
          <table:table-cell office:value-type="float" office:value="0.442864" calcext:value-type="float">
            <text:p>0.442864</text:p>
          </table:table-cell>
          <table:table-cell office:value-type="float" office:value="0.0852332" calcext:value-type="float">
            <text:p>0.0852332</text:p>
          </table:table-cell>
          <table:table-cell office:value-type="float" office:value="13.555" calcext:value-type="float">
            <text:p>13.555</text:p>
          </table:table-cell>
          <table:table-cell office:value-type="float" office:value="71.06" calcext:value-type="float">
            <text:p>71.06</text:p>
          </table:table-cell>
          <table:table-cell office:value-type="float" office:value="18382.5" calcext:value-type="float">
            <text:p>18382.5</text:p>
          </table:table-cell>
          <table:table-cell/>
          <table:table-cell office:value-type="float" office:value="336.604" calcext:value-type="float">
            <text:p>336.60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hms-network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P-A.TO</text:p>
          </table:table-cell>
          <table:table-cell office:value-type="float" office:value="228" calcext:value-type="float">
            <text:p>228</text:p>
          </table:table-cell>
          <table:table-cell office:value-type="float" office:value="767" calcext:value-type="float">
            <text:p>767</text:p>
          </table:table-cell>
          <table:table-cell office:value-type="float" office:value="200" calcext:value-type="float">
            <text:p>200</text:p>
          </table:table-cell>
          <table:table-cell office:value-type="float" office:value="0.582591" calcext:value-type="float">
            <text:p>0.582591</text:p>
          </table:table-cell>
          <table:table-cell office:value-type="float" office:value="233" calcext:value-type="float">
            <text:p>233</text:p>
          </table:table-cell>
          <table:table-cell office:value-type="float" office:value="0.0569053" calcext:value-type="float">
            <text:p>0.0569053</text:p>
          </table:table-cell>
          <table:table-cell office:value-type="float" office:value="334" calcext:value-type="float">
            <text:p>334</text:p>
          </table:table-cell>
          <table:table-cell office:value-type="float" office:value="0.0585467" calcext:value-type="float">
            <text:p>0.058546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mpire Company Limited</text:p>
          </table:table-cell>
          <table:table-cell office:value-type="string" calcext:value-type="string">
            <text:p>Yes</text:p>
          </table:table-cell>
          <table:table-cell office:value-type="float" office:value="0.117143" calcext:value-type="float">
            <text:p>0.117143</text:p>
          </table:table-cell>
          <table:table-cell office:value-type="float" office:value="0.0585961" calcext:value-type="float">
            <text:p>0.0585961</text:p>
          </table:table-cell>
          <table:table-cell office:value-type="float" office:value="1.881" calcext:value-type="float">
            <text:p>1.881</text:p>
          </table:table-cell>
          <table:table-cell office:value-type="float" office:value="42.816" calcext:value-type="float">
            <text:p>42.816</text:p>
          </table:table-cell>
          <table:table-cell office:value-type="float" office:value="9347.19" calcext:value-type="float">
            <text:p>9347.19</text:p>
          </table:table-cell>
          <table:table-cell/>
          <table:table-cell office:value-type="float" office:value="34.9907" calcext:value-type="float">
            <text:p>34.990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mpireco.c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RO.JK</text:p>
          </table:table-cell>
          <table:table-cell office:value-type="float" office:value="229" calcext:value-type="float">
            <text:p>229</text:p>
          </table:table-cell>
          <table:table-cell office:value-type="float" office:value="768" calcext:value-type="float">
            <text:p>768</text:p>
          </table:table-cell>
          <table:table-cell office:value-type="float" office:value="72" calcext:value-type="float">
            <text:p>72</text:p>
          </table:table-cell>
          <table:table-cell office:value-type="float" office:value="0.253306" calcext:value-type="float">
            <text:p>0.253306</text:p>
          </table:table-cell>
          <table:table-cell office:value-type="float" office:value="195" calcext:value-type="float">
            <text:p>195</text:p>
          </table:table-cell>
          <table:table-cell office:value-type="float" office:value="0.0678108" calcext:value-type="float">
            <text:p>0.0678108</text:p>
          </table:table-cell>
          <table:table-cell office:value-type="float" office:value="501" calcext:value-type="float">
            <text:p>501</text:p>
          </table:table-cell>
          <table:table-cell office:value-type="float" office:value="0.0184388" calcext:value-type="float">
            <text:p>0.018438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mpoerna Agro Tbk</text:p>
          </table:table-cell>
          <table:table-cell office:value-type="string" calcext:value-type="string">
            <text:p>Yes</text:p>
          </table:table-cell>
          <table:table-cell office:value-type="float" office:value="0.0831326" calcext:value-type="float">
            <text:p>0.0831326</text:p>
          </table:table-cell>
          <table:table-cell office:value-type="float" office:value="0.0646938" calcext:value-type="float">
            <text:p>0.0646938</text:p>
          </table:table-cell>
          <table:table-cell office:value-type="float" office:value="87.475" calcext:value-type="float">
            <text:p>87.475</text:p>
          </table:table-cell>
          <table:table-cell office:value-type="float" office:value="7.181" calcext:value-type="float">
            <text:p>7.181</text:p>
          </table:table-cell>
          <table:table-cell office:value-type="float" office:value="3637240" calcext:value-type="float">
            <text:p>3637240</text:p>
          </table:table-cell>
          <table:table-cell table:style-name="ce6" office:value-type="date" office:date-value="2007-06-18" calcext:value-type="date">
            <text:p>2007-06-18</text:p>
          </table:table-cell>
          <table:table-cell office:value-type="float" office:value="1911.86" calcext:value-type="float">
            <text:p>1911.8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ampoernaagr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9I.XETRA</text:p>
          </table:table-cell>
          <table:table-cell office:value-type="float" office:value="230" calcext:value-type="float">
            <text:p>230</text:p>
          </table:table-cell>
          <table:table-cell office:value-type="float" office:value="772" calcext:value-type="float">
            <text:p>772</text:p>
          </table:table-cell>
          <table:table-cell office:value-type="float" office:value="235" calcext:value-type="float">
            <text:p>235</text:p>
          </table:table-cell>
          <table:table-cell office:value-type="float" office:value="0.738752" calcext:value-type="float">
            <text:p>0.738752</text:p>
          </table:table-cell>
          <table:table-cell office:value-type="float" office:value="281" calcext:value-type="float">
            <text:p>281</text:p>
          </table:table-cell>
          <table:table-cell office:value-type="float" office:value="0.0421202" calcext:value-type="float">
            <text:p>0.0421202</text:p>
          </table:table-cell>
          <table:table-cell office:value-type="float" office:value="256" calcext:value-type="float">
            <text:p>256</text:p>
          </table:table-cell>
          <table:table-cell office:value-type="float" office:value="0.0780429" calcext:value-type="float">
            <text:p>0.07804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temmer Imaging AG</text:p>
          </table:table-cell>
          <table:table-cell office:value-type="string" calcext:value-type="string">
            <text:p>Yes</text:p>
          </table:table-cell>
          <table:table-cell office:value-type="float" office:value="0.153052" calcext:value-type="float">
            <text:p>0.153052</text:p>
          </table:table-cell>
          <table:table-cell office:value-type="float" office:value="0.0836388" calcext:value-type="float">
            <text:p>0.0836388</text:p>
          </table:table-cell>
          <table:table-cell office:value-type="float" office:value="77" calcext:value-type="float">
            <text:p>77</text:p>
          </table:table-cell>
          <table:table-cell office:value-type="float" office:value="10.862" calcext:value-type="float">
            <text:p>10.862</text:p>
          </table:table-cell>
          <table:table-cell office:value-type="float" office:value="178.75" calcext:value-type="float">
            <text:p>178.75</text:p>
          </table:table-cell>
          <table:table-cell/>
          <table:table-cell office:value-type="float" office:value="28.9524" calcext:value-type="float">
            <text:p>28.952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temmer-imagin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TH.US</text:p>
          </table:table-cell>
          <table:table-cell office:value-type="float" office:value="231" calcext:value-type="float">
            <text:p>231</text:p>
          </table:table-cell>
          <table:table-cell office:value-type="float" office:value="773" calcext:value-type="float">
            <text:p>773</text:p>
          </table:table-cell>
          <table:table-cell office:value-type="float" office:value="78" calcext:value-type="float">
            <text:p>78</text:p>
          </table:table-cell>
          <table:table-cell office:value-type="float" office:value="0.262273" calcext:value-type="float">
            <text:p>0.262273</text:p>
          </table:table-cell>
          <table:table-cell office:value-type="float" office:value="516" calcext:value-type="float">
            <text:p>516</text:p>
          </table:table-cell>
          <table:table-cell office:value-type="float" office:value="0.00901621" calcext:value-type="float">
            <text:p>0.00901621</text:p>
          </table:table-cell>
          <table:table-cell office:value-type="float" office:value="179" calcext:value-type="float">
            <text:p>179</text:p>
          </table:table-cell>
          <table:table-cell office:value-type="float" office:value="0.122072" calcext:value-type="float">
            <text:p>0.12207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ritage Corporation</text:p>
          </table:table-cell>
          <table:table-cell office:value-type="string" calcext:value-type="string">
            <text:p>Yes</text:p>
          </table:table-cell>
          <table:table-cell office:value-type="float" office:value="0.194538" calcext:value-type="float">
            <text:p>0.194538</text:p>
          </table:table-cell>
          <table:table-cell office:value-type="float" office:value="0.0724659" calcext:value-type="float">
            <text:p>0.0724659</text:p>
          </table:table-cell>
          <table:table-cell office:value-type="float" office:value="1.993" calcext:value-type="float">
            <text:p>1.993</text:p>
          </table:table-cell>
          <table:table-cell office:value-type="float" office:value="101.865" calcext:value-type="float">
            <text:p>101.865</text:p>
          </table:table-cell>
          <table:table-cell office:value-type="float" office:value="4253.01" calcext:value-type="float">
            <text:p>4253.01</text:p>
          </table:table-cell>
          <table:table-cell table:style-name="ce6" office:value-type="date" office:date-value="1988-07-20" calcext:value-type="date">
            <text:p>1988-07-20</text:p>
          </table:table-cell>
          <table:table-cell office:value-type="float" office:value="91.4309" calcext:value-type="float">
            <text:p>91.4309</text:p>
          </table:table-cell>
          <table:table-cell office:value-type="float" office:value="173.86" calcext:value-type="float">
            <text:p>173.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eritagehom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M.XETRA</text:p>
          </table:table-cell>
          <table:table-cell office:value-type="float" office:value="232" calcext:value-type="float">
            <text:p>232</text:p>
          </table:table-cell>
          <table:table-cell office:value-type="float" office:value="777" calcext:value-type="float">
            <text:p>777</text:p>
          </table:table-cell>
          <table:table-cell office:value-type="float" office:value="254" calcext:value-type="float">
            <text:p>254</text:p>
          </table:table-cell>
          <table:table-cell office:value-type="float" office:value="0.836986" calcext:value-type="float">
            <text:p>0.836986</text:p>
          </table:table-cell>
          <table:table-cell office:value-type="float" office:value="246" calcext:value-type="float">
            <text:p>246</text:p>
          </table:table-cell>
          <table:table-cell office:value-type="float" office:value="0.05233" calcext:value-type="float">
            <text:p>0.05233</text:p>
          </table:table-cell>
          <table:table-cell office:value-type="float" office:value="277" calcext:value-type="float">
            <text:p>277</text:p>
          </table:table-cell>
          <table:table-cell office:value-type="float" office:value="0.0733972" calcext:value-type="float">
            <text:p>0.073397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tabilus S.A.</text:p>
          </table:table-cell>
          <table:table-cell office:value-type="string" calcext:value-type="string">
            <text:p>Yes</text:p>
          </table:table-cell>
          <table:table-cell office:value-type="float" office:value="0.146871" calcext:value-type="float">
            <text:p>0.146871</text:p>
          </table:table-cell>
          <table:table-cell office:value-type="float" office:value="0.0734741" calcext:value-type="float">
            <text:p>0.0734741</text:p>
          </table:table-cell>
          <table:table-cell office:value-type="float" office:value="0" calcext:value-type="float">
            <text:p>0</text:p>
          </table:table-cell>
          <table:table-cell office:value-type="float" office:value="69.19" calcext:value-type="float">
            <text:p>69.19</text:p>
          </table:table-cell>
          <table:table-cell office:value-type="float" office:value="1509.17" calcext:value-type="float">
            <text:p>1509.17</text:p>
          </table:table-cell>
          <table:table-cell/>
          <table:table-cell office:value-type="float" office:value="61.1638" calcext:value-type="float">
            <text:p>61.163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tabilu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.US</text:p>
          </table:table-cell>
          <table:table-cell office:value-type="float" office:value="233" calcext:value-type="float">
            <text:p>233</text:p>
          </table:table-cell>
          <table:table-cell office:value-type="float" office:value="778" calcext:value-type="float">
            <text:p>778</text:p>
          </table:table-cell>
          <table:table-cell office:value-type="float" office:value="267" calcext:value-type="float">
            <text:p>267</text:p>
          </table:table-cell>
          <table:table-cell office:value-type="float" office:value="0.87999" calcext:value-type="float">
            <text:p>0.87999</text:p>
          </table:table-cell>
          <table:table-cell office:value-type="float" office:value="369" calcext:value-type="float">
            <text:p>369</text:p>
          </table:table-cell>
          <table:table-cell office:value-type="float" office:value="0.0284398" calcext:value-type="float">
            <text:p>0.0284398</text:p>
          </table:table-cell>
          <table:table-cell office:value-type="float" office:value="142" calcext:value-type="float">
            <text:p>142</text:p>
          </table:table-cell>
          <table:table-cell office:value-type="float" office:value="0.145824" calcext:value-type="float">
            <text:p>0.14582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Yes</text:p>
          </table:table-cell>
          <table:table-cell office:value-type="float" office:value="0.204502" calcext:value-type="float">
            <text:p>0.204502</text:p>
          </table:table-cell>
          <table:table-cell office:value-type="float" office:value="0.0586782" calcext:value-type="float">
            <text:p>0.0586782</text:p>
          </table:table-cell>
          <table:table-cell office:value-type="float" office:value="15.71" calcext:value-type="float">
            <text:p>15.71</text:p>
          </table:table-cell>
          <table:table-cell office:value-type="float" office:value="88.641" calcext:value-type="float">
            <text:p>88.641</text:p>
          </table:table-cell>
          <table:table-cell office:value-type="float" office:value="4568.4" calcext:value-type="float">
            <text:p>4568.4</text:p>
          </table:table-cell>
          <table:table-cell table:style-name="ce6" office:value-type="date" office:date-value="1998-06-19" calcext:value-type="date">
            <text:p>1998-06-19</text:p>
          </table:table-cell>
          <table:table-cell office:value-type="float" office:value="267.19" calcext:value-type="float">
            <text:p>267.19</text:p>
          </table:table-cell>
          <table:table-cell office:value-type="float" office:value="285.67" calcext:value-type="float">
            <text:p>285.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r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DI.TO</text:p>
          </table:table-cell>
          <table:table-cell office:value-type="float" office:value="234" calcext:value-type="float">
            <text:p>234</text:p>
          </table:table-cell>
          <table:table-cell office:value-type="float" office:value="786" calcext:value-type="float">
            <text:p>786</text:p>
          </table:table-cell>
          <table:table-cell office:value-type="float" office:value="229" calcext:value-type="float">
            <text:p>229</text:p>
          </table:table-cell>
          <table:table-cell office:value-type="float" office:value="0.718153" calcext:value-type="float">
            <text:p>0.718153</text:p>
          </table:table-cell>
          <table:table-cell office:value-type="float" office:value="346" calcext:value-type="float">
            <text:p>346</text:p>
          </table:table-cell>
          <table:table-cell office:value-type="float" office:value="0.0313258" calcext:value-type="float">
            <text:p>0.0313258</text:p>
          </table:table-cell>
          <table:table-cell office:value-type="float" office:value="211" calcext:value-type="float">
            <text:p>211</text:p>
          </table:table-cell>
          <table:table-cell office:value-type="float" office:value="0.100056" calcext:value-type="float">
            <text:p>0.10005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jor Drilling Group International</text:p>
          </table:table-cell>
          <table:table-cell office:value-type="string" calcext:value-type="string">
            <text:p>Yes</text:p>
          </table:table-cell>
          <table:table-cell office:value-type="float" office:value="0.167133" calcext:value-type="float">
            <text:p>0.167133</text:p>
          </table:table-cell>
          <table:table-cell office:value-type="float" office:value="0.0746585" calcext:value-type="float">
            <text:p>0.0746585</text:p>
          </table:table-cell>
          <table:table-cell office:value-type="float" office:value="0.779" calcext:value-type="float">
            <text:p>0.779</text:p>
          </table:table-cell>
          <table:table-cell office:value-type="float" office:value="76.79" calcext:value-type="float">
            <text:p>76.79</text:p>
          </table:table-cell>
          <table:table-cell office:value-type="float" office:value="676.178" calcext:value-type="float">
            <text:p>676.178</text:p>
          </table:table-cell>
          <table:table-cell/>
          <table:table-cell office:value-type="float" office:value="10.52" calcext:value-type="float">
            <text:p>10.5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ajordrillin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TE.XETRA</text:p>
          </table:table-cell>
          <table:table-cell office:value-type="float" office:value="235" calcext:value-type="float">
            <text:p>235</text:p>
          </table:table-cell>
          <table:table-cell office:value-type="float" office:value="787" calcext:value-type="float">
            <text:p>787</text:p>
          </table:table-cell>
          <table:table-cell office:value-type="float" office:value="106" calcext:value-type="float">
            <text:p>106</text:p>
          </table:table-cell>
          <table:table-cell office:value-type="float" office:value="0.338638" calcext:value-type="float">
            <text:p>0.338638</text:p>
          </table:table-cell>
          <table:table-cell office:value-type="float" office:value="308" calcext:value-type="float">
            <text:p>308</text:p>
          </table:table-cell>
          <table:table-cell office:value-type="float" office:value="0.0374939" calcext:value-type="float">
            <text:p>0.0374939</text:p>
          </table:table-cell>
          <table:table-cell office:value-type="float" office:value="373" calcext:value-type="float">
            <text:p>373</text:p>
          </table:table-cell>
          <table:table-cell office:value-type="float" office:value="0.0480044" calcext:value-type="float">
            <text:p>0.048004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tsche Telekom AG</text:p>
          </table:table-cell>
          <table:table-cell office:value-type="string" calcext:value-type="string">
            <text:p>Yes</text:p>
          </table:table-cell>
          <table:table-cell office:value-type="float" office:value="0.104609" calcext:value-type="float">
            <text:p>0.104609</text:p>
          </table:table-cell>
          <table:table-cell office:value-type="float" office:value="0.0566049" calcext:value-type="float">
            <text:p>0.0566049</text:p>
          </table:table-cell>
          <table:table-cell office:value-type="float" office:value="18.342" calcext:value-type="float">
            <text:p>18.342</text:p>
          </table:table-cell>
          <table:table-cell office:value-type="float" office:value="46.679" calcext:value-type="float">
            <text:p>46.679</text:p>
          </table:table-cell>
          <table:table-cell office:value-type="float" office:value="106366" calcext:value-type="float">
            <text:p>106366</text:p>
          </table:table-cell>
          <table:table-cell/>
          <table:table-cell office:value-type="float" office:value="18.0719" calcext:value-type="float">
            <text:p>18.071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teleko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OS.US</text:p>
          </table:table-cell>
          <table:table-cell office:value-type="float" office:value="236" calcext:value-type="float">
            <text:p>236</text:p>
          </table:table-cell>
          <table:table-cell office:value-type="float" office:value="790" calcext:value-type="float">
            <text:p>790</text:p>
          </table:table-cell>
          <table:table-cell office:value-type="float" office:value="89" calcext:value-type="float">
            <text:p>89</text:p>
          </table:table-cell>
          <table:table-cell office:value-type="float" office:value="0.290439" calcext:value-type="float">
            <text:p>0.290439</text:p>
          </table:table-cell>
          <table:table-cell office:value-type="float" office:value="175" calcext:value-type="float">
            <text:p>175</text:p>
          </table:table-cell>
          <table:table-cell office:value-type="float" office:value="0.0741069" calcext:value-type="float">
            <text:p>0.0741069</text:p>
          </table:table-cell>
          <table:table-cell office:value-type="float" office:value="526" calcext:value-type="float">
            <text:p>526</text:p>
          </table:table-cell>
          <table:table-cell office:value-type="float" office:value="0.0125158" calcext:value-type="float">
            <text:p>0.012515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osmos Energy Ltd</text:p>
          </table:table-cell>
          <table:table-cell office:value-type="string" calcext:value-type="string">
            <text:p>Yes</text:p>
          </table:table-cell>
          <table:table-cell office:value-type="float" office:value="0.0757085" calcext:value-type="float">
            <text:p>0.0757085</text:p>
          </table:table-cell>
          <table:table-cell office:value-type="float" office:value="0.0631927" calcext:value-type="float">
            <text:p>0.0631927</text:p>
          </table:table-cell>
          <table:table-cell office:value-type="float" office:value="2.687" calcext:value-type="float">
            <text:p>2.687</text:p>
          </table:table-cell>
          <table:table-cell office:value-type="float" office:value="95.318" calcext:value-type="float">
            <text:p>95.318</text:p>
          </table:table-cell>
          <table:table-cell office:value-type="float" office:value="3515.23" calcext:value-type="float">
            <text:p>3515.23</text:p>
          </table:table-cell>
          <table:table-cell table:style-name="ce6" office:value-type="date" office:date-value="2011-05-11" calcext:value-type="date">
            <text:p>2011-05-11</text:p>
          </table:table-cell>
          <table:table-cell office:value-type="float" office:value="6.36" calcext:value-type="float">
            <text:p>6.36</text:p>
          </table:table-cell>
          <table:table-cell office:value-type="float" office:value="9.89" calcext:value-type="float">
            <text:p>9.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kosmosenerg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VH.US</text:p>
          </table:table-cell>
          <table:table-cell office:value-type="float" office:value="237" calcext:value-type="float">
            <text:p>237</text:p>
          </table:table-cell>
          <table:table-cell office:value-type="float" office:value="796" calcext:value-type="float">
            <text:p>796</text:p>
          </table:table-cell>
          <table:table-cell office:value-type="float" office:value="219" calcext:value-type="float">
            <text:p>219</text:p>
          </table:table-cell>
          <table:table-cell office:value-type="float" office:value="0.678281" calcext:value-type="float">
            <text:p>0.678281</text:p>
          </table:table-cell>
          <table:table-cell office:value-type="float" office:value="298" calcext:value-type="float">
            <text:p>298</text:p>
          </table:table-cell>
          <table:table-cell office:value-type="float" office:value="0.0390065" calcext:value-type="float">
            <text:p>0.0390065</text:p>
          </table:table-cell>
          <table:table-cell office:value-type="float" office:value="279" calcext:value-type="float">
            <text:p>279</text:p>
          </table:table-cell>
          <table:table-cell office:value-type="float" office:value="0.0730553" calcext:value-type="float">
            <text:p>0.073055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VH Corp</text:p>
          </table:table-cell>
          <table:table-cell office:value-type="string" calcext:value-type="string">
            <text:p>Yes</text:p>
          </table:table-cell>
          <table:table-cell office:value-type="float" office:value="0.124803" calcext:value-type="float">
            <text:p>0.124803</text:p>
          </table:table-cell>
          <table:table-cell office:value-type="float" office:value="0.0517475" calcext:value-type="float">
            <text:p>0.0517475</text:p>
          </table:table-cell>
          <table:table-cell office:value-type="float" office:value="0.555" calcext:value-type="float">
            <text:p>0.555</text:p>
          </table:table-cell>
          <table:table-cell office:value-type="float" office:value="100.995" calcext:value-type="float">
            <text:p>100.995</text:p>
          </table:table-cell>
          <table:table-cell office:value-type="float" office:value="4545.16" calcext:value-type="float">
            <text:p>4545.16</text:p>
          </table:table-cell>
          <table:table-cell table:style-name="ce6" office:value-type="date" office:date-value="1987-07-10" calcext:value-type="date">
            <text:p>1987-07-10</text:p>
          </table:table-cell>
          <table:table-cell office:value-type="float" office:value="70.4601" calcext:value-type="float">
            <text:p>70.4601</text:p>
          </table:table-cell>
          <table:table-cell office:value-type="float" office:value="99.25" calcext:value-type="float">
            <text:p>99.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pv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QT.US</text:p>
          </table:table-cell>
          <table:table-cell office:value-type="float" office:value="238" calcext:value-type="float">
            <text:p>238</text:p>
          </table:table-cell>
          <table:table-cell office:value-type="float" office:value="797" calcext:value-type="float">
            <text:p>797</text:p>
          </table:table-cell>
          <table:table-cell office:value-type="float" office:value="145" calcext:value-type="float">
            <text:p>145</text:p>
          </table:table-cell>
          <table:table-cell office:value-type="float" office:value="0.434297" calcext:value-type="float">
            <text:p>0.434297</text:p>
          </table:table-cell>
          <table:table-cell office:value-type="float" office:value="182" calcext:value-type="float">
            <text:p>182</text:p>
          </table:table-cell>
          <table:table-cell office:value-type="float" office:value="0.0704952" calcext:value-type="float">
            <text:p>0.0704952</text:p>
          </table:table-cell>
          <table:table-cell office:value-type="float" office:value="470" calcext:value-type="float">
            <text:p>470</text:p>
          </table:table-cell>
          <table:table-cell office:value-type="float" office:value="0.0264344" calcext:value-type="float">
            <text:p>0.026434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QT Corporation</text:p>
          </table:table-cell>
          <table:table-cell office:value-type="string" calcext:value-type="string">
            <text:p>Yes</text:p>
          </table:table-cell>
          <table:table-cell office:value-type="float" office:value="0.0965289" calcext:value-type="float">
            <text:p>0.0965289</text:p>
          </table:table-cell>
          <table:table-cell office:value-type="float" office:value="0.0700945" calcext:value-type="float">
            <text:p>0.0700945</text:p>
          </table:table-cell>
          <table:table-cell office:value-type="float" office:value="0.798" calcext:value-type="float">
            <text:p>0.798</text:p>
          </table:table-cell>
          <table:table-cell office:value-type="float" office:value="104.764" calcext:value-type="float">
            <text:p>104.764</text:p>
          </table:table-cell>
          <table:table-cell office:value-type="float" office:value="17597.7" calcext:value-type="float">
            <text:p>17597.7</text:p>
          </table:table-cell>
          <table:table-cell table:style-name="ce6" office:value-type="date" office:date-value="1987-11-05" calcext:value-type="date">
            <text:p>1987-11-05</text:p>
          </table:table-cell>
          <table:table-cell office:value-type="float" office:value="33.2712" calcext:value-type="float">
            <text:p>33.2712</text:p>
          </table:table-cell>
          <table:table-cell office:value-type="float" office:value="48.38" calcext:value-type="float">
            <text:p>48.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eq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PRT.US</text:p>
          </table:table-cell>
          <table:table-cell office:value-type="float" office:value="239" calcext:value-type="float">
            <text:p>239</text:p>
          </table:table-cell>
          <table:table-cell office:value-type="float" office:value="798" calcext:value-type="float">
            <text:p>798</text:p>
          </table:table-cell>
          <table:table-cell office:value-type="float" office:value="274" calcext:value-type="float">
            <text:p>274</text:p>
          </table:table-cell>
          <table:table-cell office:value-type="float" office:value="0.910127" calcext:value-type="float">
            <text:p>0.910127</text:p>
          </table:table-cell>
          <table:table-cell office:value-type="float" office:value="413" calcext:value-type="float">
            <text:p>413</text:p>
          </table:table-cell>
          <table:table-cell office:value-type="float" office:value="0.0227593" calcext:value-type="float">
            <text:p>0.0227593</text:p>
          </table:table-cell>
          <table:table-cell office:value-type="float" office:value="111" calcext:value-type="float">
            <text:p>111</text:p>
          </table:table-cell>
          <table:table-cell office:value-type="float" office:value="0.167045" calcext:value-type="float">
            <text:p>0.16704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part Inc</text:p>
          </table:table-cell>
          <table:table-cell office:value-type="string" calcext:value-type="string">
            <text:p>Yes</text:p>
          </table:table-cell>
          <table:table-cell office:value-type="float" office:value="0.235572" calcext:value-type="float">
            <text:p>0.235572</text:p>
          </table:table-cell>
          <table:table-cell office:value-type="float" office:value="0.078598" calcext:value-type="float">
            <text:p>0.078598</text:p>
          </table:table-cell>
          <table:table-cell office:value-type="float" office:value="9.483" calcext:value-type="float">
            <text:p>9.483</text:p>
          </table:table-cell>
          <table:table-cell office:value-type="float" office:value="82.579" calcext:value-type="float">
            <text:p>82.579</text:p>
          </table:table-cell>
          <table:table-cell office:value-type="float" office:value="41759.9" calcext:value-type="float">
            <text:p>41759.9</text:p>
          </table:table-cell>
          <table:table-cell table:style-name="ce6" office:value-type="date" office:date-value="1994-03-16" calcext:value-type="date">
            <text:p>1994-03-16</text:p>
          </table:table-cell>
          <table:table-cell office:value-type="float" office:value="30.45" calcext:value-type="float">
            <text:p>30.45</text:p>
          </table:table-cell>
          <table:table-cell office:value-type="float" office:value="51.4" calcext:value-type="float">
            <text:p>51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opar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SFT.US</text:p>
          </table:table-cell>
          <table:table-cell office:value-type="float" office:value="240" calcext:value-type="float">
            <text:p>240</text:p>
          </table:table-cell>
          <table:table-cell office:value-type="float" office:value="802" calcext:value-type="float">
            <text:p>802</text:p>
          </table:table-cell>
          <table:table-cell office:value-type="float" office:value="421" calcext:value-type="float">
            <text:p>421</text:p>
          </table:table-cell>
          <table:table-cell office:value-type="float" office:value="1.99917" calcext:value-type="float">
            <text:p>1.99917</text:p>
          </table:table-cell>
          <table:table-cell office:value-type="float" office:value="286" calcext:value-type="float">
            <text:p>286</text:p>
          </table:table-cell>
          <table:table-cell office:value-type="float" office:value="0.040742" calcext:value-type="float">
            <text:p>0.040742</text:p>
          </table:table-cell>
          <table:table-cell office:value-type="float" office:value="95" calcext:value-type="float">
            <text:p>95</text:p>
          </table:table-cell>
          <table:table-cell office:value-type="float" office:value="0.18486" calcext:value-type="float">
            <text:p>0.1848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crosoft Corporation</text:p>
          </table:table-cell>
          <table:table-cell office:value-type="string" calcext:value-type="string">
            <text:p>Yes</text:p>
          </table:table-cell>
          <table:table-cell office:value-type="float" office:value="0.255663" calcext:value-type="float">
            <text:p>0.255663</text:p>
          </table:table-cell>
          <table:table-cell office:value-type="float" office:value="0.0797532" calcext:value-type="float">
            <text:p>0.0797532</text:p>
          </table:table-cell>
          <table:table-cell office:value-type="float" office:value="0.052" calcext:value-type="float">
            <text:p>0.052</text:p>
          </table:table-cell>
          <table:table-cell office:value-type="float" office:value="73.212" calcext:value-type="float">
            <text:p>73.212</text:p>
          </table:table-cell>
          <table:table-cell office:value-type="float" office:value="2390900" calcext:value-type="float">
            <text:p>2390900</text:p>
          </table:table-cell>
          <table:table-cell table:style-name="ce6" office:value-type="date" office:date-value="1986-03-13" calcext:value-type="date">
            <text:p>1986-03-13</text:p>
          </table:table-cell>
          <table:table-cell office:value-type="float" office:value="237.712" calcext:value-type="float">
            <text:p>237.712</text:p>
          </table:table-cell>
          <table:table-cell office:value-type="float" office:value="386.95" calcext:value-type="float">
            <text:p>386.9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icrosof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L.TO</text:p>
          </table:table-cell>
          <table:table-cell office:value-type="float" office:value="241" calcext:value-type="float">
            <text:p>241</text:p>
          </table:table-cell>
          <table:table-cell office:value-type="float" office:value="804" calcext:value-type="float">
            <text:p>804</text:p>
          </table:table-cell>
          <table:table-cell office:value-type="float" office:value="479" calcext:value-type="float">
            <text:p>479</text:p>
          </table:table-cell>
          <table:table-cell office:value-type="float" office:value="2.96219" calcext:value-type="float">
            <text:p>2.96219</text:p>
          </table:table-cell>
          <table:table-cell office:value-type="float" office:value="294" calcext:value-type="float">
            <text:p>294</text:p>
          </table:table-cell>
          <table:table-cell office:value-type="float" office:value="0.0394613" calcext:value-type="float">
            <text:p>0.0394613</text:p>
          </table:table-cell>
          <table:table-cell office:value-type="float" office:value="31" calcext:value-type="float">
            <text:p>31</text:p>
          </table:table-cell>
          <table:table-cell office:value-type="float" office:value="0.351415" calcext:value-type="float">
            <text:p>0.35141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llarama Inc</text:p>
          </table:table-cell>
          <table:table-cell office:value-type="string" calcext:value-type="string">
            <text:p>Yes</text:p>
          </table:table-cell>
          <table:table-cell office:value-type="float" office:value="0.409111" calcext:value-type="float">
            <text:p>0.409111</text:p>
          </table:table-cell>
          <table:table-cell office:value-type="float" office:value="0.0599768" calcext:value-type="float">
            <text:p>0.0599768</text:p>
          </table:table-cell>
          <table:table-cell office:value-type="float" office:value="2.986" calcext:value-type="float">
            <text:p>2.986</text:p>
          </table:table-cell>
          <table:table-cell office:value-type="float" office:value="55.567" calcext:value-type="float">
            <text:p>55.567</text:p>
          </table:table-cell>
          <table:table-cell office:value-type="float" office:value="26344.3" calcext:value-type="float">
            <text:p>26344.3</text:p>
          </table:table-cell>
          <table:table-cell/>
          <table:table-cell office:value-type="float" office:value="78.9446" calcext:value-type="float">
            <text:p>78.944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ollaram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PS.US</text:p>
          </table:table-cell>
          <table:table-cell office:value-type="float" office:value="242" calcext:value-type="float">
            <text:p>242</text:p>
          </table:table-cell>
          <table:table-cell office:value-type="float" office:value="806" calcext:value-type="float">
            <text:p>806</text:p>
          </table:table-cell>
          <table:table-cell office:value-type="float" office:value="323" calcext:value-type="float">
            <text:p>323</text:p>
          </table:table-cell>
          <table:table-cell office:value-type="float" office:value="1.22302" calcext:value-type="float">
            <text:p>1.22302</text:p>
          </table:table-cell>
          <table:table-cell office:value-type="float" office:value="267" calcext:value-type="float">
            <text:p>267</text:p>
          </table:table-cell>
          <table:table-cell office:value-type="float" office:value="0.0452048" calcext:value-type="float">
            <text:p>0.0452048</text:p>
          </table:table-cell>
          <table:table-cell office:value-type="float" office:value="216" calcext:value-type="float">
            <text:p>216</text:p>
          </table:table-cell>
          <table:table-cell office:value-type="float" office:value="0.0980351" calcext:value-type="float">
            <text:p>0.098035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nited Parcel Service Inc</text:p>
          </table:table-cell>
          <table:table-cell office:value-type="string" calcext:value-type="string">
            <text:p>Yes</text:p>
          </table:table-cell>
          <table:table-cell office:value-type="float" office:value="0.17339" calcext:value-type="float">
            <text:p>0.17339</text:p>
          </table:table-cell>
          <table:table-cell office:value-type="float" office:value="0.0786598" calcext:value-type="float">
            <text:p>0.0786598</text:p>
          </table:table-cell>
          <table:table-cell office:value-type="float" office:value="0.01" calcext:value-type="float">
            <text:p>0.01</text:p>
          </table:table-cell>
          <table:table-cell office:value-type="float" office:value="72.651" calcext:value-type="float">
            <text:p>72.651</text:p>
          </table:table-cell>
          <table:table-cell office:value-type="float" office:value="131816" calcext:value-type="float">
            <text:p>131816</text:p>
          </table:table-cell>
          <table:table-cell table:style-name="ce6" office:value-type="date" office:date-value="1999-11-10" calcext:value-type="date">
            <text:p>1999-11-10</text:p>
          </table:table-cell>
          <table:table-cell office:value-type="float" office:value="167.191" calcext:value-type="float">
            <text:p>167.191</text:p>
          </table:table-cell>
          <table:table-cell office:value-type="float" office:value="185.69" calcext:value-type="float">
            <text:p>185.6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up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D.US</text:p>
          </table:table-cell>
          <table:table-cell office:value-type="float" office:value="243" calcext:value-type="float">
            <text:p>243</text:p>
          </table:table-cell>
          <table:table-cell office:value-type="float" office:value="807" calcext:value-type="float">
            <text:p>807</text:p>
          </table:table-cell>
          <table:table-cell office:value-type="float" office:value="408" calcext:value-type="float">
            <text:p>408</text:p>
          </table:table-cell>
          <table:table-cell office:value-type="float" office:value="1.8448" calcext:value-type="float">
            <text:p>1.8448</text:p>
          </table:table-cell>
          <table:table-cell office:value-type="float" office:value="329" calcext:value-type="float">
            <text:p>329</text:p>
          </table:table-cell>
          <table:table-cell office:value-type="float" office:value="0.0341234" calcext:value-type="float">
            <text:p>0.0341234</text:p>
          </table:table-cell>
          <table:table-cell office:value-type="float" office:value="70" calcext:value-type="float">
            <text:p>70</text:p>
          </table:table-cell>
          <table:table-cell office:value-type="float" office:value="0.212939" calcext:value-type="float">
            <text:p>0.21293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ome Depot Inc</text:p>
          </table:table-cell>
          <table:table-cell office:value-type="string" calcext:value-type="string">
            <text:p>Yes</text:p>
          </table:table-cell>
          <table:table-cell office:value-type="float" office:value="0.270654" calcext:value-type="float">
            <text:p>0.270654</text:p>
          </table:table-cell>
          <table:table-cell office:value-type="float" office:value="0.0620865" calcext:value-type="float">
            <text:p>0.0620865</text:p>
          </table:table-cell>
          <table:table-cell office:value-type="float" office:value="0.087" calcext:value-type="float">
            <text:p>0.087</text:p>
          </table:table-cell>
          <table:table-cell office:value-type="float" office:value="72.856" calcext:value-type="float">
            <text:p>72.856</text:p>
          </table:table-cell>
          <table:table-cell office:value-type="float" office:value="292841" calcext:value-type="float">
            <text:p>292841</text:p>
          </table:table-cell>
          <table:table-cell table:style-name="ce6" office:value-type="date" office:date-value="1981-09-22" calcext:value-type="date">
            <text:p>1981-09-22</text:p>
          </table:table-cell>
          <table:table-cell office:value-type="float" office:value="307.308" calcext:value-type="float">
            <text:p>307.308</text:p>
          </table:table-cell>
          <table:table-cell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homedepo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A.US</text:p>
          </table:table-cell>
          <table:table-cell office:value-type="float" office:value="244" calcext:value-type="float">
            <text:p>244</text:p>
          </table:table-cell>
          <table:table-cell office:value-type="float" office:value="809" calcext:value-type="float">
            <text:p>809</text:p>
          </table:table-cell>
          <table:table-cell office:value-type="float" office:value="349" calcext:value-type="float">
            <text:p>349</text:p>
          </table:table-cell>
          <table:table-cell office:value-type="float" office:value="1.37096" calcext:value-type="float">
            <text:p>1.37096</text:p>
          </table:table-cell>
          <table:table-cell office:value-type="float" office:value="261" calcext:value-type="float">
            <text:p>261</text:p>
          </table:table-cell>
          <table:table-cell office:value-type="float" office:value="0.0470603" calcext:value-type="float">
            <text:p>0.0470603</text:p>
          </table:table-cell>
          <table:table-cell office:value-type="float" office:value="199" calcext:value-type="float">
            <text:p>199</text:p>
          </table:table-cell>
          <table:table-cell office:value-type="float" office:value="0.108359" calcext:value-type="float">
            <text:p>0.10835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CA Holdings Inc</text:p>
          </table:table-cell>
          <table:table-cell office:value-type="string" calcext:value-type="string">
            <text:p>Yes</text:p>
          </table:table-cell>
          <table:table-cell office:value-type="float" office:value="0.176868" calcext:value-type="float">
            <text:p>0.176868</text:p>
          </table:table-cell>
          <table:table-cell office:value-type="float" office:value="0.068509" calcext:value-type="float">
            <text:p>0.068509</text:p>
          </table:table-cell>
          <table:table-cell office:value-type="float" office:value="26.185" calcext:value-type="float">
            <text:p>26.185</text:p>
          </table:table-cell>
          <table:table-cell office:value-type="float" office:value="64.2" calcext:value-type="float">
            <text:p>64.2</text:p>
          </table:table-cell>
          <table:table-cell office:value-type="float" office:value="66740.4" calcext:value-type="float">
            <text:p>66740.4</text:p>
          </table:table-cell>
          <table:table-cell table:style-name="ce6" office:value-type="date" office:date-value="2011-03-10" calcext:value-type="date">
            <text:p>2011-03-10</text:p>
          </table:table-cell>
          <table:table-cell office:value-type="float" office:value="237.783" calcext:value-type="float">
            <text:p>237.783</text:p>
          </table:table-cell>
          <table:table-cell office:value-type="float" office:value="321.18" calcext:value-type="float">
            <text:p>321.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hcahealthcar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TX.MC</text:p>
          </table:table-cell>
          <table:table-cell office:value-type="float" office:value="245" calcext:value-type="float">
            <text:p>245</text:p>
          </table:table-cell>
          <table:table-cell office:value-type="float" office:value="809" calcext:value-type="float">
            <text:p>809</text:p>
          </table:table-cell>
          <table:table-cell office:value-type="float" office:value="292" calcext:value-type="float">
            <text:p>292</text:p>
          </table:table-cell>
          <table:table-cell office:value-type="float" office:value="0.995653" calcext:value-type="float">
            <text:p>0.995653</text:p>
          </table:table-cell>
          <table:table-cell office:value-type="float" office:value="223" calcext:value-type="float">
            <text:p>223</text:p>
          </table:table-cell>
          <table:table-cell office:value-type="float" office:value="0.0589082" calcext:value-type="float">
            <text:p>0.0589082</text:p>
          </table:table-cell>
          <table:table-cell office:value-type="float" office:value="294" calcext:value-type="float">
            <text:p>294</text:p>
          </table:table-cell>
          <table:table-cell office:value-type="float" office:value="0.0698032" calcext:value-type="float">
            <text:p>0.069803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dustria de Diseno Textil SA</text:p>
          </table:table-cell>
          <table:table-cell office:value-type="string" calcext:value-type="string">
            <text:p>Yes</text:p>
          </table:table-cell>
          <table:table-cell office:value-type="float" office:value="0.127558" calcext:value-type="float">
            <text:p>0.127558</text:p>
          </table:table-cell>
          <table:table-cell office:value-type="float" office:value="0.0640253" calcext:value-type="float">
            <text:p>0.0640253</text:p>
          </table:table-cell>
          <table:table-cell office:value-type="float" office:value="64.351" calcext:value-type="float">
            <text:p>64.351</text:p>
          </table:table-cell>
          <table:table-cell office:value-type="float" office:value="15.822" calcext:value-type="float">
            <text:p>15.822</text:p>
          </table:table-cell>
          <table:table-cell office:value-type="float" office:value="104879" calcext:value-type="float">
            <text:p>104879</text:p>
          </table:table-cell>
          <table:table-cell/>
          <table:table-cell office:value-type="float" office:value="23.9347" calcext:value-type="float">
            <text:p>23.934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dite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M.XETRA</text:p>
          </table:table-cell>
          <table:table-cell office:value-type="float" office:value="246" calcext:value-type="float">
            <text:p>246</text:p>
          </table:table-cell>
          <table:table-cell office:value-type="float" office:value="810" calcext:value-type="float">
            <text:p>810</text:p>
          </table:table-cell>
          <table:table-cell office:value-type="float" office:value="468" calcext:value-type="float">
            <text:p>468</text:p>
          </table:table-cell>
          <table:table-cell office:value-type="float" office:value="2.75811" calcext:value-type="float">
            <text:p>2.75811</text:p>
          </table:table-cell>
          <table:table-cell office:value-type="float" office:value="219" calcext:value-type="float">
            <text:p>219</text:p>
          </table:table-cell>
          <table:table-cell office:value-type="float" office:value="0.0594513" calcext:value-type="float">
            <text:p>0.0594513</text:p>
          </table:table-cell>
          <table:table-cell office:value-type="float" office:value="123" calcext:value-type="float">
            <text:p>123</text:p>
          </table:table-cell>
          <table:table-cell office:value-type="float" office:value="0.159009" calcext:value-type="float">
            <text:p>0.1590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emetschek AG O.N.</text:p>
          </table:table-cell>
          <table:table-cell office:value-type="string" calcext:value-type="string">
            <text:p>Yes</text:p>
          </table:table-cell>
          <table:table-cell office:value-type="float" office:value="0.234017" calcext:value-type="float">
            <text:p>0.234017</text:p>
          </table:table-cell>
          <table:table-cell office:value-type="float" office:value="0.0847147" calcext:value-type="float">
            <text:p>0.0847147</text:p>
          </table:table-cell>
          <table:table-cell office:value-type="float" office:value="51" calcext:value-type="float">
            <text:p>51</text:p>
          </table:table-cell>
          <table:table-cell office:value-type="float" office:value="33.898" calcext:value-type="float">
            <text:p>33.898</text:p>
          </table:table-cell>
          <table:table-cell office:value-type="float" office:value="8008.74" calcext:value-type="float">
            <text:p>8008.74</text:p>
          </table:table-cell>
          <table:table-cell/>
          <table:table-cell office:value-type="float" office:value="47.386" calcext:value-type="float">
            <text:p>47.38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emetschek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LD.US</text:p>
          </table:table-cell>
          <table:table-cell office:value-type="float" office:value="247" calcext:value-type="float">
            <text:p>247</text:p>
          </table:table-cell>
          <table:table-cell office:value-type="float" office:value="812" calcext:value-type="float">
            <text:p>812</text:p>
          </table:table-cell>
          <table:table-cell office:value-type="float" office:value="298" calcext:value-type="float">
            <text:p>298</text:p>
          </table:table-cell>
          <table:table-cell office:value-type="float" office:value="1.02701" calcext:value-type="float">
            <text:p>1.02701</text:p>
          </table:table-cell>
          <table:table-cell office:value-type="float" office:value="287" calcext:value-type="float">
            <text:p>287</text:p>
          </table:table-cell>
          <table:table-cell office:value-type="float" office:value="0.040445" calcext:value-type="float">
            <text:p>0.040445</text:p>
          </table:table-cell>
          <table:table-cell office:value-type="float" office:value="227" calcext:value-type="float">
            <text:p>227</text:p>
          </table:table-cell>
          <table:table-cell office:value-type="float" office:value="0.0933819" calcext:value-type="float">
            <text:p>0.093381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opbuild Corp</text:p>
          </table:table-cell>
          <table:table-cell office:value-type="string" calcext:value-type="string">
            <text:p>Yes</text:p>
          </table:table-cell>
          <table:table-cell office:value-type="float" office:value="0.166117" calcext:value-type="float">
            <text:p>0.166117</text:p>
          </table:table-cell>
          <table:table-cell office:value-type="float" office:value="0.0727355" calcext:value-type="float">
            <text:p>0.0727355</text:p>
          </table:table-cell>
          <table:table-cell office:value-type="float" office:value="0.438" calcext:value-type="float">
            <text:p>0.438</text:p>
          </table:table-cell>
          <table:table-cell office:value-type="float" office:value="98.93" calcext:value-type="float">
            <text:p>98.93</text:p>
          </table:table-cell>
          <table:table-cell office:value-type="float" office:value="7783.4" calcext:value-type="float">
            <text:p>7783.4</text:p>
          </table:table-cell>
          <table:table-cell table:style-name="ce6" office:value-type="date" office:date-value="2015-07-01" calcext:value-type="date">
            <text:p>2015-07-01</text:p>
          </table:table-cell>
          <table:table-cell office:value-type="float" office:value="156.49" calcext:value-type="float">
            <text:p>156.49</text:p>
          </table:table-cell>
          <table:table-cell office:value-type="string" calcext:value-type="string">
            <text:p>na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opbuil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MB.PA</text:p>
          </table:table-cell>
          <table:table-cell office:value-type="float" office:value="248" calcext:value-type="float">
            <text:p>248</text:p>
          </table:table-cell>
          <table:table-cell office:value-type="float" office:value="813" calcext:value-type="float">
            <text:p>813</text:p>
          </table:table-cell>
          <table:table-cell office:value-type="float" office:value="177" calcext:value-type="float">
            <text:p>177</text:p>
          </table:table-cell>
          <table:table-cell office:value-type="float" office:value="0.514767" calcext:value-type="float">
            <text:p>0.514767</text:p>
          </table:table-cell>
          <table:table-cell office:value-type="float" office:value="190" calcext:value-type="float">
            <text:p>190</text:p>
          </table:table-cell>
          <table:table-cell office:value-type="float" office:value="0.0687689" calcext:value-type="float">
            <text:p>0.0687689</text:p>
          </table:table-cell>
          <table:table-cell office:value-type="float" office:value="446" calcext:value-type="float">
            <text:p>446</text:p>
          </table:table-cell>
          <table:table-cell office:value-type="float" office:value="0.0318749" calcext:value-type="float">
            <text:p>0.031874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gardere SCA</text:p>
          </table:table-cell>
          <table:table-cell office:value-type="string" calcext:value-type="string">
            <text:p>Yes</text:p>
          </table:table-cell>
          <table:table-cell office:value-type="float" office:value="0.0901706" calcext:value-type="float">
            <text:p>0.0901706</text:p>
          </table:table-cell>
          <table:table-cell office:value-type="float" office:value="0.0582956" calcext:value-type="float">
            <text:p>0.0582956</text:p>
          </table:table-cell>
          <table:table-cell office:value-type="float" office:value="78.58" calcext:value-type="float">
            <text:p>78.58</text:p>
          </table:table-cell>
          <table:table-cell office:value-type="float" office:value="14.159" calcext:value-type="float">
            <text:p>14.159</text:p>
          </table:table-cell>
          <table:table-cell office:value-type="float" office:value="2675.41" calcext:value-type="float">
            <text:p>2675.41</text:p>
          </table:table-cell>
          <table:table-cell/>
          <table:table-cell office:value-type="float" office:value="18.9477" calcext:value-type="float">
            <text:p>18.947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lagarder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FL.US</text:p>
          </table:table-cell>
          <table:table-cell office:value-type="float" office:value="249" calcext:value-type="float">
            <text:p>249</text:p>
          </table:table-cell>
          <table:table-cell office:value-type="float" office:value="819" calcext:value-type="float">
            <text:p>819</text:p>
          </table:table-cell>
          <table:table-cell office:value-type="float" office:value="384" calcext:value-type="float">
            <text:p>384</text:p>
          </table:table-cell>
          <table:table-cell office:value-type="float" office:value="1.64836" calcext:value-type="float">
            <text:p>1.64836</text:p>
          </table:table-cell>
          <table:table-cell office:value-type="float" office:value="383" calcext:value-type="float">
            <text:p>383</text:p>
          </table:table-cell>
          <table:table-cell office:value-type="float" office:value="0.0269269" calcext:value-type="float">
            <text:p>0.0269269</text:p>
          </table:table-cell>
          <table:table-cell office:value-type="float" office:value="52" calcext:value-type="float">
            <text:p>52</text:p>
          </table:table-cell>
          <table:table-cell office:value-type="float" office:value="0.257544" calcext:value-type="float">
            <text:p>0.25754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ld Dominion Freight Line Inc</text:p>
          </table:table-cell>
          <table:table-cell office:value-type="string" calcext:value-type="string">
            <text:p>Yes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0860309" calcext:value-type="float">
            <text:p>0.0860309</text:p>
          </table:table-cell>
          <table:table-cell office:value-type="float" office:value="12.723" calcext:value-type="float">
            <text:p>12.723</text:p>
          </table:table-cell>
          <table:table-cell office:value-type="float" office:value="76.434" calcext:value-type="float">
            <text:p>76.434</text:p>
          </table:table-cell>
          <table:table-cell office:value-type="float" office:value="44055.8" calcext:value-type="float">
            <text:p>44055.8</text:p>
          </table:table-cell>
          <table:table-cell table:style-name="ce6" office:value-type="date" office:date-value="1991-10-24" calcext:value-type="date">
            <text:p>1991-10-24</text:p>
          </table:table-cell>
          <table:table-cell office:value-type="float" office:value="282.539" calcext:value-type="float">
            <text:p>282.539</text:p>
          </table:table-cell>
          <table:table-cell office:value-type="float" office:value="413.61" calcext:value-type="float">
            <text:p>413.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odf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PR.US</text:p>
          </table:table-cell>
          <table:table-cell office:value-type="float" office:value="250" calcext:value-type="float">
            <text:p>250</text:p>
          </table:table-cell>
          <table:table-cell office:value-type="float" office:value="820" calcext:value-type="float">
            <text:p>820</text:p>
          </table:table-cell>
          <table:table-cell office:value-type="float" office:value="322" calcext:value-type="float">
            <text:p>322</text:p>
          </table:table-cell>
          <table:table-cell office:value-type="float" office:value="1.21984" calcext:value-type="float">
            <text:p>1.21984</text:p>
          </table:table-cell>
          <table:table-cell office:value-type="float" office:value="255" calcext:value-type="float">
            <text:p>255</text:p>
          </table:table-cell>
          <table:table-cell office:value-type="float" office:value="0.0488963" calcext:value-type="float">
            <text:p>0.0488963</text:p>
          </table:table-cell>
          <table:table-cell office:value-type="float" office:value="243" calcext:value-type="float">
            <text:p>243</text:p>
          </table:table-cell>
          <table:table-cell office:value-type="float" office:value="0.0842407" calcext:value-type="float">
            <text:p>0.084240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apestry Inc</text:p>
          </table:table-cell>
          <table:table-cell office:value-type="string" calcext:value-type="string">
            <text:p>Yes</text:p>
          </table:table-cell>
          <table:table-cell office:value-type="float" office:value="0.150049" calcext:value-type="float">
            <text:p>0.150049</text:p>
          </table:table-cell>
          <table:table-cell office:value-type="float" office:value="0.0658087" calcext:value-type="float">
            <text:p>0.0658087</text:p>
          </table:table-cell>
          <table:table-cell office:value-type="float" office:value="0.263" calcext:value-type="float">
            <text:p>0.263</text:p>
          </table:table-cell>
          <table:table-cell office:value-type="float" office:value="96.32" calcext:value-type="float">
            <text:p>96.32</text:p>
          </table:table-cell>
          <table:table-cell office:value-type="float" office:value="6459.15" calcext:value-type="float">
            <text:p>6459.15</text:p>
          </table:table-cell>
          <table:table-cell table:style-name="ce6" office:value-type="date" office:date-value="2000-10-05" calcext:value-type="date">
            <text:p>2000-10-05</text:p>
          </table:table-cell>
          <table:table-cell office:value-type="float" office:value="36.75" calcext:value-type="float">
            <text:p>36.75</text:p>
          </table:table-cell>
          <table:table-cell office:value-type="float" office:value="50.07" calcext:value-type="float">
            <text:p>50.0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apestr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OE.VI</text:p>
          </table:table-cell>
          <table:table-cell office:value-type="float" office:value="251" calcext:value-type="float">
            <text:p>251</text:p>
          </table:table-cell>
          <table:table-cell office:value-type="float" office:value="821" calcext:value-type="float">
            <text:p>821</text:p>
          </table:table-cell>
          <table:table-cell office:value-type="float" office:value="58" calcext:value-type="float">
            <text:p>58</text:p>
          </table:table-cell>
          <table:table-cell office:value-type="float" office:value="0.194562" calcext:value-type="float">
            <text:p>0.194562</text:p>
          </table:table-cell>
          <table:table-cell office:value-type="float" office:value="500" calcext:value-type="float">
            <text:p>500</text:p>
          </table:table-cell>
          <table:table-cell office:value-type="float" office:value="0.0123941" calcext:value-type="float">
            <text:p>0.0123941</text:p>
          </table:table-cell>
          <table:table-cell office:value-type="float" office:value="263" calcext:value-type="float">
            <text:p>263</text:p>
          </table:table-cell>
          <table:table-cell office:value-type="float" office:value="0.0767202" calcext:value-type="float">
            <text:p>0.076720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oestalpine AG</text:p>
          </table:table-cell>
          <table:table-cell office:value-type="string" calcext:value-type="string">
            <text:p>Yes</text:p>
          </table:table-cell>
          <table:table-cell office:value-type="float" office:value="0.131061" calcext:value-type="float">
            <text:p>0.131061</text:p>
          </table:table-cell>
          <table:table-cell office:value-type="float" office:value="0.0543412" calcext:value-type="float">
            <text:p>0.0543412</text:p>
          </table:table-cell>
          <table:table-cell office:value-type="float" office:value="29.757" calcext:value-type="float">
            <text:p>29.757</text:p>
          </table:table-cell>
          <table:table-cell office:value-type="float" office:value="24.285" calcext:value-type="float">
            <text:p>24.285</text:p>
          </table:table-cell>
          <table:table-cell office:value-type="float" office:value="4382.98" calcext:value-type="float">
            <text:p>4382.98</text:p>
          </table:table-cell>
          <table:table-cell/>
          <table:table-cell office:value-type="float" office:value="24.78" calcext:value-type="float">
            <text:p>24.7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voestalpin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XN.US</text:p>
          </table:table-cell>
          <table:table-cell office:value-type="float" office:value="252" calcext:value-type="float">
            <text:p>252</text:p>
          </table:table-cell>
          <table:table-cell office:value-type="float" office:value="825" calcext:value-type="float">
            <text:p>825</text:p>
          </table:table-cell>
          <table:table-cell office:value-type="float" office:value="374" calcext:value-type="float">
            <text:p>374</text:p>
          </table:table-cell>
          <table:table-cell office:value-type="float" office:value="1.5791" calcext:value-type="float">
            <text:p>1.5791</text:p>
          </table:table-cell>
          <table:table-cell office:value-type="float" office:value="266" calcext:value-type="float">
            <text:p>266</text:p>
          </table:table-cell>
          <table:table-cell office:value-type="float" office:value="0.0454174" calcext:value-type="float">
            <text:p>0.0454174</text:p>
          </table:table-cell>
          <table:table-cell office:value-type="float" office:value="185" calcext:value-type="float">
            <text:p>185</text:p>
          </table:table-cell>
          <table:table-cell office:value-type="float" office:value="0.119805" calcext:value-type="float">
            <text:p>0.11980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xas Instruments Incorporated</text:p>
          </table:table-cell>
          <table:table-cell office:value-type="string" calcext:value-type="string">
            <text:p>Yes</text:p>
          </table:table-cell>
          <table:table-cell office:value-type="float" office:value="0.19516" calcext:value-type="float">
            <text:p>0.19516</text:p>
          </table:table-cell>
          <table:table-cell office:value-type="float" office:value="0.083215" calcext:value-type="float">
            <text:p>0.083215</text:p>
          </table:table-cell>
          <table:table-cell office:value-type="float" office:value="0.215" calcext:value-type="float">
            <text:p>0.215</text:p>
          </table:table-cell>
          <table:table-cell office:value-type="float" office:value="88.403" calcext:value-type="float">
            <text:p>88.403</text:p>
          </table:table-cell>
          <table:table-cell office:value-type="float" office:value="142551" calcext:value-type="float">
            <text:p>142551</text:p>
          </table:table-cell>
          <table:table-cell table:style-name="ce6" office:value-type="date" office:date-value="1953-01-01" calcext:value-type="date">
            <text:p>1953-01-01</text:p>
          </table:table-cell>
          <table:table-cell office:value-type="float" office:value="160.193" calcext:value-type="float">
            <text:p>160.193</text:p>
          </table:table-cell>
          <table:table-cell office:value-type="float" office:value="183.94" calcext:value-type="float">
            <text:p>183.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G.SW</text:p>
          </table:table-cell>
          <table:table-cell office:value-type="float" office:value="253" calcext:value-type="float">
            <text:p>253</text:p>
          </table:table-cell>
          <table:table-cell office:value-type="float" office:value="826" calcext:value-type="float">
            <text:p>826</text:p>
          </table:table-cell>
          <table:table-cell office:value-type="float" office:value="342" calcext:value-type="float">
            <text:p>342</text:p>
          </table:table-cell>
          <table:table-cell office:value-type="float" office:value="1.32242" calcext:value-type="float">
            <text:p>1.32242</text:p>
          </table:table-cell>
          <table:table-cell office:value-type="float" office:value="105" calcext:value-type="float">
            <text:p>105</text:p>
          </table:table-cell>
          <table:table-cell office:value-type="float" office:value="0.106172" calcext:value-type="float">
            <text:p>0.106172</text:p>
          </table:table-cell>
          <table:table-cell office:value-type="float" office:value="379" calcext:value-type="float">
            <text:p>379</text:p>
          </table:table-cell>
          <table:table-cell office:value-type="float" office:value="0.0473386" calcext:value-type="float">
            <text:p>0.047338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che Holding AG</text:p>
          </table:table-cell>
          <table:table-cell office:value-type="string" calcext:value-type="string">
            <text:p>Yes</text:p>
          </table:table-cell>
          <table:table-cell office:value-type="float" office:value="0.123221" calcext:value-type="float">
            <text:p>0.123221</text:p>
          </table:table-cell>
          <table:table-cell office:value-type="float" office:value="0.0807844" calcext:value-type="float">
            <text:p>0.0807844</text:p>
          </table:table-cell>
          <table:table-cell office:value-type="float" office:value="0" calcext:value-type="float">
            <text:p>0</text:p>
          </table:table-cell>
          <table:table-cell office:value-type="float" office:value="40.458" calcext:value-type="float">
            <text:p>40.458</text:p>
          </table:table-cell>
          <table:table-cell office:value-type="float" office:value="191890" calcext:value-type="float">
            <text:p>191890</text:p>
          </table:table-cell>
          <table:table-cell/>
          <table:table-cell office:value-type="float" office:value="280.1" calcext:value-type="float">
            <text:p>280.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och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E2.XETRA</text:p>
          </table:table-cell>
          <table:table-cell office:value-type="float" office:value="254" calcext:value-type="float">
            <text:p>254</text:p>
          </table:table-cell>
          <table:table-cell office:value-type="float" office:value="826" calcext:value-type="float">
            <text:p>826</text:p>
          </table:table-cell>
          <table:table-cell office:value-type="float" office:value="171" calcext:value-type="float">
            <text:p>17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77" calcext:value-type="float">
            <text:p>177</text:p>
          </table:table-cell>
          <table:table-cell office:value-type="float" office:value="0.07364" calcext:value-type="float">
            <text:p>0.07364</text:p>
          </table:table-cell>
          <table:table-cell office:value-type="float" office:value="478" calcext:value-type="float">
            <text:p>478</text:p>
          </table:table-cell>
          <table:table-cell office:value-type="float" office:value="0.0245653" calcext:value-type="float">
            <text:p>0.024565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ropEnergies AG</text:p>
          </table:table-cell>
          <table:table-cell office:value-type="string" calcext:value-type="string">
            <text:p>Yes</text:p>
          </table:table-cell>
          <table:table-cell office:value-type="float" office:value="0.0836822" calcext:value-type="float">
            <text:p>0.0836822</text:p>
          </table:table-cell>
          <table:table-cell office:value-type="float" office:value="0.0687129" calcext:value-type="float">
            <text:p>0.0687129</text:p>
          </table:table-cell>
          <table:table-cell office:value-type="float" office:value="74.02" calcext:value-type="float">
            <text:p>74.02</text:p>
          </table:table-cell>
          <table:table-cell office:value-type="float" office:value="8.698" calcext:value-type="float">
            <text:p>8.698</text:p>
          </table:table-cell>
          <table:table-cell office:value-type="float" office:value="725.598" calcext:value-type="float">
            <text:p>725.598</text:p>
          </table:table-cell>
          <table:table-cell/>
          <table:table-cell office:value-type="float" office:value="12.2496" calcext:value-type="float">
            <text:p>12.249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ropenergi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HL.AU</text:p>
          </table:table-cell>
          <table:table-cell office:value-type="float" office:value="255" calcext:value-type="float">
            <text:p>255</text:p>
          </table:table-cell>
          <table:table-cell office:value-type="float" office:value="828" calcext:value-type="float">
            <text:p>828</text:p>
          </table:table-cell>
          <table:table-cell office:value-type="float" office:value="241" calcext:value-type="float">
            <text:p>241</text:p>
          </table:table-cell>
          <table:table-cell office:value-type="float" office:value="0.77437" calcext:value-type="float">
            <text:p>0.77437</text:p>
          </table:table-cell>
          <table:table-cell office:value-type="float" office:value="179" calcext:value-type="float">
            <text:p>179</text:p>
          </table:table-cell>
          <table:table-cell office:value-type="float" office:value="0.0721058" calcext:value-type="float">
            <text:p>0.0721058</text:p>
          </table:table-cell>
          <table:table-cell office:value-type="float" office:value="408" calcext:value-type="float">
            <text:p>408</text:p>
          </table:table-cell>
          <table:table-cell office:value-type="float" office:value="0.0413472" calcext:value-type="float">
            <text:p>0.041347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nic Healthcare Ltd</text:p>
          </table:table-cell>
          <table:table-cell office:value-type="string" calcext:value-type="string">
            <text:p>Yes</text:p>
          </table:table-cell>
          <table:table-cell office:value-type="float" office:value="0.111829" calcext:value-type="float">
            <text:p>0.111829</text:p>
          </table:table-cell>
          <table:table-cell office:value-type="float" office:value="0.0723496" calcext:value-type="float">
            <text:p>0.0723496</text:p>
          </table:table-cell>
          <table:table-cell office:value-type="float" office:value="5.214" calcext:value-type="float">
            <text:p>5.214</text:p>
          </table:table-cell>
          <table:table-cell office:value-type="float" office:value="39.139" calcext:value-type="float">
            <text:p>39.139</text:p>
          </table:table-cell>
          <table:table-cell office:value-type="float" office:value="13852.2" calcext:value-type="float">
            <text:p>13852.2</text:p>
          </table:table-cell>
          <table:table-cell/>
          <table:table-cell office:value-type="float" office:value="29.0232" calcext:value-type="float">
            <text:p>29.023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onichealthcar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I.US</text:p>
          </table:table-cell>
          <table:table-cell office:value-type="float" office:value="256" calcext:value-type="float">
            <text:p>256</text:p>
          </table:table-cell>
          <table:table-cell office:value-type="float" office:value="835" calcext:value-type="float">
            <text:p>835</text:p>
          </table:table-cell>
          <table:table-cell office:value-type="float" office:value="98" calcext:value-type="float">
            <text:p>98</text:p>
          </table:table-cell>
          <table:table-cell office:value-type="float" office:value="0.318538" calcext:value-type="float">
            <text:p>0.318538</text:p>
          </table:table-cell>
          <table:table-cell office:value-type="float" office:value="353" calcext:value-type="float">
            <text:p>353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384" calcext:value-type="float">
            <text:p>384</text:p>
          </table:table-cell>
          <table:table-cell office:value-type="float" office:value="0.0464267" calcext:value-type="float">
            <text:p>0.046426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nited Rentals Inc</text:p>
          </table:table-cell>
          <table:table-cell office:value-type="string" calcext:value-type="string">
            <text:p>Yes</text:p>
          </table:table-cell>
          <table:table-cell office:value-type="float" office:value="0.115666" calcext:value-type="float">
            <text:p>0.115666</text:p>
          </table:table-cell>
          <table:table-cell office:value-type="float" office:value="0.0692389" calcext:value-type="float">
            <text:p>0.0692389</text:p>
          </table:table-cell>
          <table:table-cell office:value-type="float" office:value="0.56" calcext:value-type="float">
            <text:p>0.56</text:p>
          </table:table-cell>
          <table:table-cell office:value-type="float" office:value="94.303" calcext:value-type="float">
            <text:p>94.303</text:p>
          </table:table-cell>
          <table:table-cell office:value-type="float" office:value="29864.8" calcext:value-type="float">
            <text:p>29864.8</text:p>
          </table:table-cell>
          <table:table-cell table:style-name="ce6" office:value-type="date" office:date-value="1997-12-18" calcext:value-type="date">
            <text:p>1997-12-18</text:p>
          </table:table-cell>
          <table:table-cell office:value-type="float" office:value="350.464" calcext:value-type="float">
            <text:p>350.464</text:p>
          </table:table-cell>
          <table:table-cell office:value-type="float" office:value="433.82" calcext:value-type="float">
            <text:p>433.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nitedrental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THM.US</text:p>
          </table:table-cell>
          <table:table-cell office:value-type="float" office:value="257" calcext:value-type="float">
            <text:p>257</text:p>
          </table:table-cell>
          <table:table-cell office:value-type="float" office:value="836" calcext:value-type="float">
            <text:p>836</text:p>
          </table:table-cell>
          <table:table-cell office:value-type="float" office:value="232" calcext:value-type="float">
            <text:p>232</text:p>
          </table:table-cell>
          <table:table-cell office:value-type="float" office:value="0.727404" calcext:value-type="float">
            <text:p>0.727404</text:p>
          </table:table-cell>
          <table:table-cell office:value-type="float" office:value="331" calcext:value-type="float">
            <text:p>331</text:p>
          </table:table-cell>
          <table:table-cell office:value-type="float" office:value="0.0337643" calcext:value-type="float">
            <text:p>0.0337643</text:p>
          </table:table-cell>
          <table:table-cell office:value-type="float" office:value="273" calcext:value-type="float">
            <text:p>273</text:p>
          </table:table-cell>
          <table:table-cell office:value-type="float" office:value="0.0746152" calcext:value-type="float">
            <text:p>0.07461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ivent Corp</text:p>
          </table:table-cell>
          <table:table-cell office:value-type="string" calcext:value-type="string">
            <text:p>Yes</text:p>
          </table:table-cell>
          <table:table-cell office:value-type="float" office:value="0.162324" calcext:value-type="float">
            <text:p>0.162324</text:p>
          </table:table-cell>
          <table:table-cell office:value-type="float" office:value="0.087709" calcext:value-type="float">
            <text:p>0.087709</text:p>
          </table:table-cell>
          <table:table-cell office:value-type="float" office:value="0.73" calcext:value-type="float">
            <text:p>0.73</text:p>
          </table:table-cell>
          <table:table-cell office:value-type="float" office:value="102.729" calcext:value-type="float">
            <text:p>102.729</text:p>
          </table:table-cell>
          <table:table-cell office:value-type="float" office:value="3898.02" calcext:value-type="float">
            <text:p>3898.02</text:p>
          </table:table-cell>
          <table:table-cell table:style-name="ce6" office:value-type="date" office:date-value="2018-10-11" calcext:value-type="date">
            <text:p>2018-10-11</text:p>
          </table:table-cell>
          <table:table-cell office:value-type="float" office:value="19.87" calcext:value-type="float">
            <text:p>19.87</text:p>
          </table:table-cell>
          <table:table-cell office:value-type="float" office:value="32.94" calcext:value-type="float">
            <text:p>32.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liven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ST.MC</text:p>
          </table:table-cell>
          <table:table-cell office:value-type="float" office:value="258" calcext:value-type="float">
            <text:p>258</text:p>
          </table:table-cell>
          <table:table-cell office:value-type="float" office:value="836" calcext:value-type="float">
            <text:p>836</text:p>
          </table:table-cell>
          <table:table-cell office:value-type="float" office:value="41" calcext:value-type="float">
            <text:p>41</text:p>
          </table:table-cell>
          <table:table-cell office:value-type="float" office:value="0.149299" calcext:value-type="float">
            <text:p>0.149299</text:p>
          </table:table-cell>
          <table:table-cell office:value-type="float" office:value="300" calcext:value-type="float">
            <text:p>300</text:p>
          </table:table-cell>
          <table:table-cell office:value-type="float" office:value="0.0390039" calcext:value-type="float">
            <text:p>0.0390039</text:p>
          </table:table-cell>
          <table:table-cell office:value-type="float" office:value="495" calcext:value-type="float">
            <text:p>495</text:p>
          </table:table-cell>
          <table:table-cell office:value-type="float" office:value="0.0214723" calcext:value-type="float">
            <text:p>0.021472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estamp Automocion SA</text:p>
          </table:table-cell>
          <table:table-cell office:value-type="string" calcext:value-type="string">
            <text:p>Yes</text:p>
          </table:table-cell>
          <table:table-cell office:value-type="float" office:value="0.0766595" calcext:value-type="float">
            <text:p>0.0766595</text:p>
          </table:table-cell>
          <table:table-cell office:value-type="float" office:value="0.0551872" calcext:value-type="float">
            <text:p>0.0551872</text:p>
          </table:table-cell>
          <table:table-cell office:value-type="float" office:value="74.212" calcext:value-type="float">
            <text:p>74.212</text:p>
          </table:table-cell>
          <table:table-cell office:value-type="float" office:value="10.502" calcext:value-type="float">
            <text:p>10.502</text:p>
          </table:table-cell>
          <table:table-cell office:value-type="float" office:value="2004.45" calcext:value-type="float">
            <text:p>2004.45</text:p>
          </table:table-cell>
          <table:table-cell/>
          <table:table-cell office:value-type="float" office:value="3.5175" calcext:value-type="float">
            <text:p>3.517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estam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RSN.US</text:p>
          </table:table-cell>
          <table:table-cell office:value-type="float" office:value="259" calcext:value-type="float">
            <text:p>259</text:p>
          </table:table-cell>
          <table:table-cell office:value-type="float" office:value="837" calcext:value-type="float">
            <text:p>837</text:p>
          </table:table-cell>
          <table:table-cell office:value-type="float" office:value="557" calcext:value-type="float">
            <text:p>557</text:p>
          </table:table-cell>
          <table:table-cell office:value-type="float" office:value="27.9083" calcext:value-type="float">
            <text:p>27.9083</text:p>
          </table:table-cell>
          <table:table-cell office:value-type="float" office:value="279" calcext:value-type="float">
            <text:p>279</text:p>
          </table:table-cell>
          <table:table-cell office:value-type="float" office:value="0.0423249" calcext:value-type="float">
            <text:p>0.0423249</text:p>
          </table:table-cell>
          <table:table-cell office:value-type="float" office:value="1" calcext:value-type="float">
            <text:p>1</text:p>
          </table:table-cell>
          <table:table-cell office:value-type="float" office:value="2.91002" calcext:value-type="float">
            <text:p>2.9100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eriSign Inc</text:p>
          </table:table-cell>
          <table:table-cell office:value-type="string" calcext:value-type="string">
            <text:p>Yes</text:p>
          </table:table-cell>
          <table:table-cell office:value-type="float" office:value="2.98538" calcext:value-type="float">
            <text:p>2.98538</text:p>
          </table:table-cell>
          <table:table-cell office:value-type="float" office:value="0.0821565" calcext:value-type="float">
            <text:p>0.0821565</text:p>
          </table:table-cell>
          <table:table-cell office:value-type="float" office:value="0.947" calcext:value-type="float">
            <text:p>0.947</text:p>
          </table:table-cell>
          <table:table-cell office:value-type="float" office:value="94.277" calcext:value-type="float">
            <text:p>94.277</text:p>
          </table:table-cell>
          <table:table-cell office:value-type="float" office:value="20868.1" calcext:value-type="float">
            <text:p>20868.1</text:p>
          </table:table-cell>
          <table:table-cell table:style-name="ce6" office:value-type="date" office:date-value="1998-01-29" calcext:value-type="date">
            <text:p>1998-01-29</text:p>
          </table:table-cell>
          <table:table-cell office:value-type="float" office:value="205.44" calcext:value-type="float">
            <text:p>205.44</text:p>
          </table:table-cell>
          <table:table-cell office:value-type="float" office:value="227.45" calcext:value-type="float">
            <text:p>227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verisig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MPH.US</text:p>
          </table:table-cell>
          <table:table-cell office:value-type="float" office:value="260" calcext:value-type="float">
            <text:p>260</text:p>
          </table:table-cell>
          <table:table-cell office:value-type="float" office:value="841" calcext:value-type="float">
            <text:p>841</text:p>
          </table:table-cell>
          <table:table-cell office:value-type="float" office:value="356" calcext:value-type="float">
            <text:p>356</text:p>
          </table:table-cell>
          <table:table-cell office:value-type="float" office:value="1.40785" calcext:value-type="float">
            <text:p>1.40785</text:p>
          </table:table-cell>
          <table:table-cell office:value-type="float" office:value="221" calcext:value-type="float">
            <text:p>221</text:p>
          </table:table-cell>
          <table:table-cell office:value-type="float" office:value="0.0591994" calcext:value-type="float">
            <text:p>0.0591994</text:p>
          </table:table-cell>
          <table:table-cell office:value-type="float" office:value="264" calcext:value-type="float">
            <text:p>264</text:p>
          </table:table-cell>
          <table:table-cell office:value-type="float" office:value="0.0765756" calcext:value-type="float">
            <text:p>0.076575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phastar P</text:p>
          </table:table-cell>
          <table:table-cell office:value-type="string" calcext:value-type="string">
            <text:p>Yes</text:p>
          </table:table-cell>
          <table:table-cell office:value-type="float" office:value="0.151931" calcext:value-type="float">
            <text:p>0.151931</text:p>
          </table:table-cell>
          <table:table-cell office:value-type="float" office:value="0.0826607" calcext:value-type="float">
            <text:p>0.0826607</text:p>
          </table:table-cell>
          <table:table-cell office:value-type="float" office:value="22.049" calcext:value-type="float">
            <text:p>22.049</text:p>
          </table:table-cell>
          <table:table-cell office:value-type="float" office:value="63.617" calcext:value-type="float">
            <text:p>63.617</text:p>
          </table:table-cell>
          <table:table-cell office:value-type="float" office:value="2305.5" calcext:value-type="float">
            <text:p>2305.5</text:p>
          </table:table-cell>
          <table:table-cell table:style-name="ce6" office:value-type="date" office:date-value="2014-06-25" calcext:value-type="date">
            <text:p>2014-06-25</text:p>
          </table:table-cell>
          <table:table-cell office:value-type="float" office:value="28.02" calcext:value-type="float">
            <text:p>28.0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mphasta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.US</text:p>
          </table:table-cell>
          <table:table-cell office:value-type="float" office:value="261" calcext:value-type="float">
            <text:p>261</text:p>
          </table:table-cell>
          <table:table-cell office:value-type="float" office:value="841" calcext:value-type="float">
            <text:p>841</text:p>
          </table:table-cell>
          <table:table-cell office:value-type="float" office:value="307" calcext:value-type="float">
            <text:p>307</text:p>
          </table:table-cell>
          <table:table-cell office:value-type="float" office:value="1.09902" calcext:value-type="float">
            <text:p>1.09902</text:p>
          </table:table-cell>
          <table:table-cell office:value-type="float" office:value="315" calcext:value-type="float">
            <text:p>315</text:p>
          </table:table-cell>
          <table:table-cell office:value-type="float" office:value="0.0359488" calcext:value-type="float">
            <text:p>0.0359488</text:p>
          </table:table-cell>
          <table:table-cell office:value-type="float" office:value="219" calcext:value-type="float">
            <text:p>219</text:p>
          </table:table-cell>
          <table:table-cell office:value-type="float" office:value="0.0967777" calcext:value-type="float">
            <text:p>0.096777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COR Group Inc</text:p>
          </table:table-cell>
          <table:table-cell office:value-type="string" calcext:value-type="string">
            <text:p>Yes</text:p>
          </table:table-cell>
          <table:table-cell office:value-type="float" office:value="0.172133" calcext:value-type="float">
            <text:p>0.172133</text:p>
          </table:table-cell>
          <table:table-cell office:value-type="float" office:value="0.0825413" calcext:value-type="float">
            <text:p>0.0825413</text:p>
          </table:table-cell>
          <table:table-cell office:value-type="float" office:value="1.525" calcext:value-type="float">
            <text:p>1.525</text:p>
          </table:table-cell>
          <table:table-cell office:value-type="float" office:value="97.583" calcext:value-type="float">
            <text:p>97.583</text:p>
          </table:table-cell>
          <table:table-cell office:value-type="float" office:value="9755.06" calcext:value-type="float">
            <text:p>9755.06</text:p>
          </table:table-cell>
          <table:table-cell table:style-name="ce6" office:value-type="date" office:date-value="1995-12-28" calcext:value-type="date">
            <text:p>1995-12-28</text:p>
          </table:table-cell>
          <table:table-cell office:value-type="float" office:value="147.525" calcext:value-type="float">
            <text:p>147.525</text:p>
          </table:table-cell>
          <table:table-cell office:value-type="float" office:value="212.5" calcext:value-type="float">
            <text:p>21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emcor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DC.US</text:p>
          </table:table-cell>
          <table:table-cell office:value-type="float" office:value="262" calcext:value-type="float">
            <text:p>262</text:p>
          </table:table-cell>
          <table:table-cell office:value-type="float" office:value="842" calcext:value-type="float">
            <text:p>842</text:p>
          </table:table-cell>
          <table:table-cell office:value-type="float" office:value="225" calcext:value-type="float">
            <text:p>225</text:p>
          </table:table-cell>
          <table:table-cell office:value-type="float" office:value="0.697821" calcext:value-type="float">
            <text:p>0.697821</text:p>
          </table:table-cell>
          <table:table-cell office:value-type="float" office:value="98" calcext:value-type="float">
            <text:p>98</text:p>
          </table:table-cell>
          <table:table-cell office:value-type="float" office:value="0.109677" calcext:value-type="float">
            <text:p>0.109677</text:p>
          </table:table-cell>
          <table:table-cell office:value-type="float" office:value="519" calcext:value-type="float">
            <text:p>519</text:p>
          </table:table-cell>
          <table:table-cell office:value-type="float" office:value="0.01411" calcext:value-type="float">
            <text:p>0.0141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stern Digital Corporation</text:p>
          </table:table-cell>
          <table:table-cell office:value-type="string" calcext:value-type="string">
            <text:p>Yes</text:p>
          </table:table-cell>
          <table:table-cell office:value-type="float" office:value="0.0779504" calcext:value-type="float">
            <text:p>0.0779504</text:p>
          </table:table-cell>
          <table:table-cell office:value-type="float" office:value="0.0638404" calcext:value-type="float">
            <text:p>0.0638404</text:p>
          </table:table-cell>
          <table:table-cell office:value-type="float" office:value="0.212" calcext:value-type="float">
            <text:p>0.212</text:p>
          </table:table-cell>
          <table:table-cell office:value-type="float" office:value="88.602" calcext:value-type="float">
            <text:p>88.602</text:p>
          </table:table-cell>
          <table:table-cell office:value-type="float" office:value="14936" calcext:value-type="float">
            <text:p>14936</text:p>
          </table:table-cell>
          <table:table-cell table:style-name="ce6" office:value-type="date" office:date-value="1987-01-02" calcext:value-type="date">
            <text:p>1987-01-02</text:p>
          </table:table-cell>
          <table:table-cell office:value-type="float" office:value="31.55" calcext:value-type="float">
            <text:p>31.55</text:p>
          </table:table-cell>
          <table:table-cell office:value-type="float" office:value="46.5" calcext:value-type="float">
            <text:p>46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westerndigit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LB.US</text:p>
          </table:table-cell>
          <table:table-cell office:value-type="float" office:value="263" calcext:value-type="float">
            <text:p>263</text:p>
          </table:table-cell>
          <table:table-cell office:value-type="float" office:value="843" calcext:value-type="float">
            <text:p>843</text:p>
          </table:table-cell>
          <table:table-cell office:value-type="float" office:value="209" calcext:value-type="float">
            <text:p>209</text:p>
          </table:table-cell>
          <table:table-cell office:value-type="float" office:value="0.64544" calcext:value-type="float">
            <text:p>0.64544</text:p>
          </table:table-cell>
          <table:table-cell office:value-type="float" office:value="513" calcext:value-type="float">
            <text:p>513</text:p>
          </table:table-cell>
          <table:table-cell office:value-type="float" office:value="0.00949203" calcext:value-type="float">
            <text:p>0.00949203</text:p>
          </table:table-cell>
          <table:table-cell office:value-type="float" office:value="121" calcext:value-type="float">
            <text:p>121</text:p>
          </table:table-cell>
          <table:table-cell office:value-type="float" office:value="0.159579" calcext:value-type="float">
            <text:p>0.15957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bemarle Corp</text:p>
          </table:table-cell>
          <table:table-cell office:value-type="string" calcext:value-type="string">
            <text:p>Yes</text:p>
          </table:table-cell>
          <table:table-cell office:value-type="float" office:value="0.234934" calcext:value-type="float">
            <text:p>0.234934</text:p>
          </table:table-cell>
          <table:table-cell office:value-type="float" office:value="0.0800881" calcext:value-type="float">
            <text:p>0.0800881</text:p>
          </table:table-cell>
          <table:table-cell office:value-type="float" office:value="0.233" calcext:value-type="float">
            <text:p>0.233</text:p>
          </table:table-cell>
          <table:table-cell office:value-type="float" office:value="89.662" calcext:value-type="float">
            <text:p>89.662</text:p>
          </table:table-cell>
          <table:table-cell office:value-type="float" office:value="19058.3" calcext:value-type="float">
            <text:p>19058.3</text:p>
          </table:table-cell>
          <table:table-cell table:style-name="ce6" office:value-type="date" office:date-value="1994-02-17" calcext:value-type="date">
            <text:p>1994-02-17</text:p>
          </table:table-cell>
          <table:table-cell office:value-type="float" office:value="214.99" calcext:value-type="float">
            <text:p>214.99</text:p>
          </table:table-cell>
          <table:table-cell office:value-type="float" office:value="264.36" calcext:value-type="float">
            <text:p>264.3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albemarl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WE.US</text:p>
          </table:table-cell>
          <table:table-cell office:value-type="float" office:value="264" calcext:value-type="float">
            <text:p>264</text:p>
          </table:table-cell>
          <table:table-cell office:value-type="float" office:value="844" calcext:value-type="float">
            <text:p>844</text:p>
          </table:table-cell>
          <table:table-cell office:value-type="float" office:value="419" calcext:value-type="float">
            <text:p>419</text:p>
          </table:table-cell>
          <table:table-cell office:value-type="float" office:value="1.97756" calcext:value-type="float">
            <text:p>1.97756</text:p>
          </table:table-cell>
          <table:table-cell office:value-type="float" office:value="361" calcext:value-type="float">
            <text:p>361</text:p>
          </table:table-cell>
          <table:table-cell office:value-type="float" office:value="0.0292945" calcext:value-type="float">
            <text:p>0.0292945</text:p>
          </table:table-cell>
          <table:table-cell office:value-type="float" office:value="64" calcext:value-type="float">
            <text:p>64</text:p>
          </table:table-cell>
          <table:table-cell office:value-type="float" office:value="0.22183" calcext:value-type="float">
            <text:p>0.2218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orld Wrestling Entertainment Inc</text:p>
          </table:table-cell>
          <table:table-cell office:value-type="string" calcext:value-type="string">
            <text:p>Yes</text:p>
          </table:table-cell>
          <table:table-cell office:value-type="float" office:value="0.297185" calcext:value-type="float">
            <text:p>0.297185</text:p>
          </table:table-cell>
          <table:table-cell office:value-type="float" office:value="0.0810708" calcext:value-type="float">
            <text:p>0.0810708</text:p>
          </table:table-cell>
          <table:table-cell office:value-type="float" office:value="1.345" calcext:value-type="float">
            <text:p>1.345</text:p>
          </table:table-cell>
          <table:table-cell office:value-type="float" office:value="123.186" calcext:value-type="float">
            <text:p>123.186</text:p>
          </table:table-cell>
          <table:table-cell office:value-type="float" office:value="8370.22" calcext:value-type="float">
            <text:p>8370.22</text:p>
          </table:table-cell>
          <table:table-cell table:style-name="ce6" office:value-type="date" office:date-value="1999-10-19" calcext:value-type="date">
            <text:p>1999-10-19</text:p>
          </table:table-cell>
          <table:table-cell office:value-type="float" office:value="68.2553" calcext:value-type="float">
            <text:p>68.2553</text:p>
          </table:table-cell>
          <table:table-cell office:value-type="float" office:value="113.56" calcext:value-type="float">
            <text:p>113.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corporate.ww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WC.XETRA</text:p>
          </table:table-cell>
          <table:table-cell office:value-type="float" office:value="265" calcext:value-type="float">
            <text:p>265</text:p>
          </table:table-cell>
          <table:table-cell office:value-type="float" office:value="847" calcext:value-type="float">
            <text:p>847</text:p>
          </table:table-cell>
          <table:table-cell office:value-type="float" office:value="237" calcext:value-type="float">
            <text:p>237</text:p>
          </table:table-cell>
          <table:table-cell office:value-type="float" office:value="0.761185" calcext:value-type="float">
            <text:p>0.761185</text:p>
          </table:table-cell>
          <table:table-cell office:value-type="float" office:value="378" calcext:value-type="float">
            <text:p>378</text:p>
          </table:table-cell>
          <table:table-cell office:value-type="float" office:value="0.0273894" calcext:value-type="float">
            <text:p>0.0273894</text:p>
          </table:table-cell>
          <table:table-cell office:value-type="float" office:value="232" calcext:value-type="float">
            <text:p>232</text:p>
          </table:table-cell>
          <table:table-cell office:value-type="float" office:value="0.0876186" calcext:value-type="float">
            <text:p>0.087618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EWE Stiftung &amp; Co. KGaA</text:p>
          </table:table-cell>
          <table:table-cell office:value-type="string" calcext:value-type="string">
            <text:p>Yes</text:p>
          </table:table-cell>
          <table:table-cell office:value-type="float" office:value="0.162627" calcext:value-type="float">
            <text:p>0.162627</text:p>
          </table:table-cell>
          <table:table-cell office:value-type="float" office:value="0.0819353" calcext:value-type="float">
            <text:p>0.0819353</text:p>
          </table:table-cell>
          <table:table-cell office:value-type="float" office:value="27.146" calcext:value-type="float">
            <text:p>27.146</text:p>
          </table:table-cell>
          <table:table-cell office:value-type="float" office:value="32.955" calcext:value-type="float">
            <text:p>32.955</text:p>
          </table:table-cell>
          <table:table-cell office:value-type="float" office:value="630.66" calcext:value-type="float">
            <text:p>630.66</text:p>
          </table:table-cell>
          <table:table-cell/>
          <table:table-cell office:value-type="float" office:value="86.2827" calcext:value-type="float">
            <text:p>86.282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ewe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PL.AU</text:p>
          </table:table-cell>
          <table:table-cell office:value-type="float" office:value="266" calcext:value-type="float">
            <text:p>266</text:p>
          </table:table-cell>
          <table:table-cell office:value-type="float" office:value="850" calcext:value-type="float">
            <text:p>850</text:p>
          </table:table-cell>
          <table:table-cell office:value-type="float" office:value="148" calcext:value-type="float">
            <text:p>148</text:p>
          </table:table-cell>
          <table:table-cell office:value-type="float" office:value="0.445553" calcext:value-type="float">
            <text:p>0.445553</text:p>
          </table:table-cell>
          <table:table-cell office:value-type="float" office:value="163" calcext:value-type="float">
            <text:p>163</text:p>
          </table:table-cell>
          <table:table-cell office:value-type="float" office:value="0.0797539" calcext:value-type="float">
            <text:p>0.0797539</text:p>
          </table:table-cell>
          <table:table-cell office:value-type="float" office:value="539" calcext:value-type="float">
            <text:p>539</text:p>
          </table:table-cell>
          <table:table-cell office:value-type="float" office:value="0.0106828" calcext:value-type="float">
            <text:p>0.010682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citec Pivot Ltd</text:p>
          </table:table-cell>
          <table:table-cell office:value-type="string" calcext:value-type="string">
            <text:p>Yes</text:p>
          </table:table-cell>
          <table:table-cell office:value-type="float" office:value="0.0824886" calcext:value-type="float">
            <text:p>0.0824886</text:p>
          </table:table-cell>
          <table:table-cell office:value-type="float" office:value="0.0718058" calcext:value-type="float">
            <text:p>0.0718058</text:p>
          </table:table-cell>
          <table:table-cell office:value-type="float" office:value="0.364" calcext:value-type="float">
            <text:p>0.364</text:p>
          </table:table-cell>
          <table:table-cell office:value-type="float" office:value="40.744" calcext:value-type="float">
            <text:p>40.744</text:p>
          </table:table-cell>
          <table:table-cell office:value-type="float" office:value="5457.65" calcext:value-type="float">
            <text:p>5457.65</text:p>
          </table:table-cell>
          <table:table-cell/>
          <table:table-cell office:value-type="float" office:value="3.5595" calcext:value-type="float">
            <text:p>3.559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citecpivot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ST.US</text:p>
          </table:table-cell>
          <table:table-cell office:value-type="float" office:value="267" calcext:value-type="float">
            <text:p>267</text:p>
          </table:table-cell>
          <table:table-cell office:value-type="float" office:value="852" calcext:value-type="float">
            <text:p>852</text:p>
          </table:table-cell>
          <table:table-cell office:value-type="float" office:value="304" calcext:value-type="float">
            <text:p>304</text:p>
          </table:table-cell>
          <table:table-cell office:value-type="float" office:value="1.0587" calcext:value-type="float">
            <text:p>1.0587</text:p>
          </table:table-cell>
          <table:table-cell office:value-type="float" office:value="403" calcext:value-type="float">
            <text:p>403</text:p>
          </table:table-cell>
          <table:table-cell office:value-type="float" office:value="0.0245762" calcext:value-type="float">
            <text:p>0.0245762</text:p>
          </table:table-cell>
          <table:table-cell office:value-type="float" office:value="145" calcext:value-type="float">
            <text:p>145</text:p>
          </table:table-cell>
          <table:table-cell office:value-type="float" office:value="0.144587" calcext:value-type="float">
            <text:p>0.14458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oss Stores Inc</text:p>
          </table:table-cell>
          <table:table-cell office:value-type="string" calcext:value-type="string">
            <text:p>Yes</text:p>
          </table:table-cell>
          <table:table-cell office:value-type="float" office:value="0.202302" calcext:value-type="float">
            <text:p>0.202302</text:p>
          </table:table-cell>
          <table:table-cell office:value-type="float" office:value="0.0605369" calcext:value-type="float">
            <text:p>0.0605369</text:p>
          </table:table-cell>
          <table:table-cell office:value-type="float" office:value="2.006" calcext:value-type="float">
            <text:p>2.006</text:p>
          </table:table-cell>
          <table:table-cell office:value-type="float" office:value="87.42" calcext:value-type="float">
            <text:p>87.42</text:p>
          </table:table-cell>
          <table:table-cell office:value-type="float" office:value="38055.5" calcext:value-type="float">
            <text:p>38055.5</text:p>
          </table:table-cell>
          <table:table-cell table:style-name="ce6" office:value-type="date" office:date-value="1986-07-09" calcext:value-type="date">
            <text:p>1986-07-09</text:p>
          </table:table-cell>
          <table:table-cell office:value-type="float" office:value="114.713" calcext:value-type="float">
            <text:p>114.713</text:p>
          </table:table-cell>
          <table:table-cell office:value-type="float" office:value="128.9" calcext:value-type="float">
            <text:p>128.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rossstor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GR.ST</text:p>
          </table:table-cell>
          <table:table-cell office:value-type="float" office:value="268" calcext:value-type="float">
            <text:p>268</text:p>
          </table:table-cell>
          <table:table-cell office:value-type="float" office:value="855" calcext:value-type="float">
            <text:p>855</text:p>
          </table:table-cell>
          <table:table-cell office:value-type="float" office:value="85" calcext:value-type="float">
            <text:p>85</text:p>
          </table:table-cell>
          <table:table-cell office:value-type="float" office:value="0.285861" calcext:value-type="float">
            <text:p>0.285861</text:p>
          </table:table-cell>
          <table:table-cell office:value-type="float" office:value="473" calcext:value-type="float">
            <text:p>473</text:p>
          </table:table-cell>
          <table:table-cell office:value-type="float" office:value="0.0160739" calcext:value-type="float">
            <text:p>0.0160739</text:p>
          </table:table-cell>
          <table:table-cell office:value-type="float" office:value="297" calcext:value-type="float">
            <text:p>297</text:p>
          </table:table-cell>
          <table:table-cell office:value-type="float" office:value="0.0677612" calcext:value-type="float">
            <text:p>0.067761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E Group AB</text:p>
          </table:table-cell>
          <table:table-cell office:value-type="string" calcext:value-type="string">
            <text:p>Yes</text:p>
          </table:table-cell>
          <table:table-cell office:value-type="float" office:value="0.128243" calcext:value-type="float">
            <text:p>0.128243</text:p>
          </table:table-cell>
          <table:table-cell office:value-type="float" office:value="0.0604816" calcext:value-type="float">
            <text:p>0.0604816</text:p>
          </table:table-cell>
          <table:table-cell office:value-type="float" office:value="42.899" calcext:value-type="float">
            <text:p>42.899</text:p>
          </table:table-cell>
          <table:table-cell office:value-type="float" office:value="29.706" calcext:value-type="float">
            <text:p>29.706</text:p>
          </table:table-cell>
          <table:table-cell office:value-type="float" office:value="1168.47" calcext:value-type="float">
            <text:p>1168.47</text:p>
          </table:table-cell>
          <table:table-cell table:style-name="ce6" office:value-type="date" office:date-value="2006-11-24" calcext:value-type="date">
            <text:p>2006-11-24</text:p>
          </table:table-cell>
          <table:table-cell office:value-type="float" office:value="71.2537" calcext:value-type="float">
            <text:p>71.253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e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.US</text:p>
          </table:table-cell>
          <table:table-cell office:value-type="float" office:value="269" calcext:value-type="float">
            <text:p>269</text:p>
          </table:table-cell>
          <table:table-cell office:value-type="float" office:value="857" calcext:value-type="float">
            <text:p>857</text:p>
          </table:table-cell>
          <table:table-cell office:value-type="float" office:value="397" calcext:value-type="float">
            <text:p>397</text:p>
          </table:table-cell>
          <table:table-cell office:value-type="float" office:value="1.74657" calcext:value-type="float">
            <text:p>1.74657</text:p>
          </table:table-cell>
          <table:table-cell office:value-type="float" office:value="306" calcext:value-type="float">
            <text:p>306</text:p>
          </table:table-cell>
          <table:table-cell office:value-type="float" office:value="0.037919" calcext:value-type="float">
            <text:p>0.037919</text:p>
          </table:table-cell>
          <table:table-cell office:value-type="float" office:value="154" calcext:value-type="float">
            <text:p>154</text:p>
          </table:table-cell>
          <table:table-cell office:value-type="float" office:value="0.13631" calcext:value-type="float">
            <text:p>0.1363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sa Inc. Class A</text:p>
          </table:table-cell>
          <table:table-cell office:value-type="string" calcext:value-type="string">
            <text:p>Yes</text:p>
          </table:table-cell>
          <table:table-cell office:value-type="float" office:value="0.210717" calcext:value-type="float">
            <text:p>0.210717</text:p>
          </table:table-cell>
          <table:table-cell office:value-type="float" office:value="0.0821566" calcext:value-type="float">
            <text:p>0.0821566</text:p>
          </table:table-cell>
          <table:table-cell office:value-type="float" office:value="0.122" calcext:value-type="float">
            <text:p>0.122</text:p>
          </table:table-cell>
          <table:table-cell office:value-type="float" office:value="99.439" calcext:value-type="float">
            <text:p>99.439</text:p>
          </table:table-cell>
          <table:table-cell office:value-type="float" office:value="488836" calcext:value-type="float">
            <text:p>488836</text:p>
          </table:table-cell>
          <table:table-cell table:style-name="ce6" office:value-type="date" office:date-value="2008-03-19" calcext:value-type="date">
            <text:p>2008-03-19</text:p>
          </table:table-cell>
          <table:table-cell office:value-type="float" office:value="206.123" calcext:value-type="float">
            <text:p>206.123</text:p>
          </table:table-cell>
          <table:table-cell office:value-type="float" office:value="278.38" calcext:value-type="float">
            <text:p>278.3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usa.vis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DNS.US</text:p>
          </table:table-cell>
          <table:table-cell office:value-type="float" office:value="270" calcext:value-type="float">
            <text:p>270</text:p>
          </table:table-cell>
          <table:table-cell office:value-type="float" office:value="858" calcext:value-type="float">
            <text:p>858</text:p>
          </table:table-cell>
          <table:table-cell office:value-type="float" office:value="496" calcext:value-type="float">
            <text:p>496</text:p>
          </table:table-cell>
          <table:table-cell office:value-type="float" office:value="3.51415" calcext:value-type="float">
            <text:p>3.51415</text:p>
          </table:table-cell>
          <table:table-cell office:value-type="float" office:value="257" calcext:value-type="float">
            <text:p>257</text:p>
          </table:table-cell>
          <table:table-cell office:value-type="float" office:value="0.0484091" calcext:value-type="float">
            <text:p>0.0484091</text:p>
          </table:table-cell>
          <table:table-cell office:value-type="float" office:value="105" calcext:value-type="float">
            <text:p>105</text:p>
          </table:table-cell>
          <table:table-cell office:value-type="float" office:value="0.174837" calcext:value-type="float">
            <text:p>0.17483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dence Design Systems Inc</text:p>
          </table:table-cell>
          <table:table-cell office:value-type="string" calcext:value-type="string">
            <text:p>Yes</text:p>
          </table:table-cell>
          <table:table-cell office:value-type="float" office:value="0.250193" calcext:value-type="float">
            <text:p>0.250193</text:p>
          </table:table-cell>
          <table:table-cell office:value-type="float" office:value="0.0852971" calcext:value-type="float">
            <text:p>0.0852971</text:p>
          </table:table-cell>
          <table:table-cell office:value-type="float" office:value="0.926" calcext:value-type="float">
            <text:p>0.926</text:p>
          </table:table-cell>
          <table:table-cell office:value-type="float" office:value="92.181" calcext:value-type="float">
            <text:p>92.181</text:p>
          </table:table-cell>
          <table:table-cell office:value-type="float" office:value="66303.2" calcext:value-type="float">
            <text:p>66303.2</text:p>
          </table:table-cell>
          <table:table-cell table:style-name="ce6" office:value-type="date" office:date-value="1987-06-10" calcext:value-type="date">
            <text:p>1987-06-10</text:p>
          </table:table-cell>
          <table:table-cell office:value-type="float" office:value="160.64" calcext:value-type="float">
            <text:p>160.64</text:p>
          </table:table-cell>
          <table:table-cell office:value-type="float" office:value="263.5" calcext:value-type="float">
            <text:p>263.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adenc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SCO.US</text:p>
          </table:table-cell>
          <table:table-cell office:value-type="float" office:value="271" calcext:value-type="float">
            <text:p>271</text:p>
          </table:table-cell>
          <table:table-cell office:value-type="float" office:value="859" calcext:value-type="float">
            <text:p>859</text:p>
          </table:table-cell>
          <table:table-cell office:value-type="float" office:value="335" calcext:value-type="float">
            <text:p>335</text:p>
          </table:table-cell>
          <table:table-cell office:value-type="float" office:value="1.27477" calcext:value-type="float">
            <text:p>1.27477</text:p>
          </table:table-cell>
          <table:table-cell office:value-type="float" office:value="146" calcext:value-type="float">
            <text:p>146</text:p>
          </table:table-cell>
          <table:table-cell office:value-type="float" office:value="0.086159" calcext:value-type="float">
            <text:p>0.086159</text:p>
          </table:table-cell>
          <table:table-cell office:value-type="float" office:value="378" calcext:value-type="float">
            <text:p>378</text:p>
          </table:table-cell>
          <table:table-cell office:value-type="float" office:value="0.0474331" calcext:value-type="float">
            <text:p>0.047433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isco Systems Inc</text:p>
          </table:table-cell>
          <table:table-cell office:value-type="string" calcext:value-type="string">
            <text:p>Yes</text:p>
          </table:table-cell>
          <table:table-cell office:value-type="float" office:value="0.11596" calcext:value-type="float">
            <text:p>0.11596</text:p>
          </table:table-cell>
          <table:table-cell office:value-type="float" office:value="0.0764097" calcext:value-type="float">
            <text:p>0.0764097</text:p>
          </table:table-cell>
          <table:table-cell office:value-type="float" office:value="0.08" calcext:value-type="float">
            <text:p>0.08</text:p>
          </table:table-cell>
          <table:table-cell office:value-type="float" office:value="77.446" calcext:value-type="float">
            <text:p>77.446</text:p>
          </table:table-cell>
          <table:table-cell office:value-type="float" office:value="216732" calcext:value-type="float">
            <text:p>216732</text:p>
          </table:table-cell>
          <table:table-cell table:style-name="ce6" office:value-type="date" office:date-value="1990-02-16" calcext:value-type="date">
            <text:p>1990-02-16</text:p>
          </table:table-cell>
          <table:table-cell office:value-type="float" office:value="46.2231" calcext:value-type="float">
            <text:p>46.2231</text:p>
          </table:table-cell>
          <table:table-cell office:value-type="string" calcext:value-type="string">
            <text:p>n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is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NPS.US</text:p>
          </table:table-cell>
          <table:table-cell office:value-type="float" office:value="272" calcext:value-type="float">
            <text:p>272</text:p>
          </table:table-cell>
          <table:table-cell office:value-type="float" office:value="859" calcext:value-type="float">
            <text:p>859</text:p>
          </table:table-cell>
          <table:table-cell office:value-type="float" office:value="427" calcext:value-type="float">
            <text:p>427</text:p>
          </table:table-cell>
          <table:table-cell office:value-type="float" office:value="2.02164" calcext:value-type="float">
            <text:p>2.02164</text:p>
          </table:table-cell>
          <table:table-cell office:value-type="float" office:value="215" calcext:value-type="float">
            <text:p>215</text:p>
          </table:table-cell>
          <table:table-cell office:value-type="float" office:value="0.0603457" calcext:value-type="float">
            <text:p>0.0603457</text:p>
          </table:table-cell>
          <table:table-cell office:value-type="float" office:value="217" calcext:value-type="float">
            <text:p>217</text:p>
          </table:table-cell>
          <table:table-cell office:value-type="float" office:value="0.0979535" calcext:value-type="float">
            <text:p>0.097953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ynopsys Inc</text:p>
          </table:table-cell>
          <table:table-cell office:value-type="string" calcext:value-type="string">
            <text:p>Yes</text:p>
          </table:table-cell>
          <table:table-cell office:value-type="float" office:value="0.176723" calcext:value-type="float">
            <text:p>0.176723</text:p>
          </table:table-cell>
          <table:table-cell office:value-type="float" office:value="0.0890204" calcext:value-type="float">
            <text:p>0.0890204</text:p>
          </table:table-cell>
          <table:table-cell office:value-type="float" office:value="0.616" calcext:value-type="float">
            <text:p>0.616</text:p>
          </table:table-cell>
          <table:table-cell office:value-type="float" office:value="94.608" calcext:value-type="float">
            <text:p>94.608</text:p>
          </table:table-cell>
          <table:table-cell office:value-type="float" office:value="71975.3" calcext:value-type="float">
            <text:p>71975.3</text:p>
          </table:table-cell>
          <table:table-cell table:style-name="ce6" office:value-type="date" office:date-value="1992-02-26" calcext:value-type="date">
            <text:p>1992-02-26</text:p>
          </table:table-cell>
          <table:table-cell office:value-type="float" office:value="319.29" calcext:value-type="float">
            <text:p>319.29</text:p>
          </table:table-cell>
          <table:table-cell office:value-type="float" office:value="454.3" calcext:value-type="float">
            <text:p>454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synopsy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SL.US</text:p>
          </table:table-cell>
          <table:table-cell office:value-type="float" office:value="273" calcext:value-type="float">
            <text:p>273</text:p>
          </table:table-cell>
          <table:table-cell office:value-type="float" office:value="860" calcext:value-type="float">
            <text:p>860</text:p>
          </table:table-cell>
          <table:table-cell office:value-type="float" office:value="359" calcext:value-type="float">
            <text:p>359</text:p>
          </table:table-cell>
          <table:table-cell office:value-type="float" office:value="1.43669" calcext:value-type="float">
            <text:p>1.43669</text:p>
          </table:table-cell>
          <table:table-cell office:value-type="float" office:value="270" calcext:value-type="float">
            <text:p>270</text:p>
          </table:table-cell>
          <table:table-cell office:value-type="float" office:value="0.04413" calcext:value-type="float">
            <text:p>0.04413</text:p>
          </table:table-cell>
          <table:table-cell office:value-type="float" office:value="231" calcext:value-type="float">
            <text:p>231</text:p>
          </table:table-cell>
          <table:table-cell office:value-type="float" office:value="0.0879534" calcext:value-type="float">
            <text:p>0.087953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rlisle Companies Incorporated</text:p>
          </table:table-cell>
          <table:table-cell office:value-type="string" calcext:value-type="string">
            <text:p>Yes</text:p>
          </table:table-cell>
          <table:table-cell office:value-type="float" office:value="0.163309" calcext:value-type="float">
            <text:p>0.163309</text:p>
          </table:table-cell>
          <table:table-cell office:value-type="float" office:value="0.0765826" calcext:value-type="float">
            <text:p>0.0765826</text:p>
          </table:table-cell>
          <table:table-cell office:value-type="float" office:value="0.81" calcext:value-type="float">
            <text:p>0.81</text:p>
          </table:table-cell>
          <table:table-cell office:value-type="float" office:value="94.066" calcext:value-type="float">
            <text:p>94.066</text:p>
          </table:table-cell>
          <table:table-cell office:value-type="float" office:value="13095.3" calcext:value-type="float">
            <text:p>13095.3</text:p>
          </table:table-cell>
          <table:table-cell table:style-name="ce6" office:value-type="date" office:date-value="1987-11-05" calcext:value-type="date">
            <text:p>1987-11-05</text:p>
          </table:table-cell>
          <table:table-cell office:value-type="float" office:value="232.706" calcext:value-type="float">
            <text:p>232.706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arlisl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C.US</text:p>
          </table:table-cell>
          <table:table-cell office:value-type="float" office:value="274" calcext:value-type="float">
            <text:p>274</text:p>
          </table:table-cell>
          <table:table-cell office:value-type="float" office:value="860" calcext:value-type="float">
            <text:p>860</text:p>
          </table:table-cell>
          <table:table-cell office:value-type="float" office:value="248" calcext:value-type="float">
            <text:p>248</text:p>
          </table:table-cell>
          <table:table-cell office:value-type="float" office:value="0.81043" calcext:value-type="float">
            <text:p>0.81043</text:p>
          </table:table-cell>
          <table:table-cell office:value-type="float" office:value="282" calcext:value-type="float">
            <text:p>282</text:p>
          </table:table-cell>
          <table:table-cell office:value-type="float" office:value="0.0418604" calcext:value-type="float">
            <text:p>0.0418604</text:p>
          </table:table-cell>
          <table:table-cell office:value-type="float" office:value="330" calcext:value-type="float">
            <text:p>330</text:p>
          </table:table-cell>
          <table:table-cell office:value-type="float" office:value="0.0590424" calcext:value-type="float">
            <text:p>0.059042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runswick Corporation</text:p>
          </table:table-cell>
          <table:table-cell office:value-type="string" calcext:value-type="string">
            <text:p>Yes</text:p>
          </table:table-cell>
          <table:table-cell office:value-type="float" office:value="0.128342" calcext:value-type="float">
            <text:p>0.128342</text:p>
          </table:table-cell>
          <table:table-cell office:value-type="float" office:value="0.0692995" calcext:value-type="float">
            <text:p>0.0692995</text:p>
          </table:table-cell>
          <table:table-cell office:value-type="float" office:value="1.455" calcext:value-type="float">
            <text:p>1.455</text:p>
          </table:table-cell>
          <table:table-cell office:value-type="float" office:value="96.402" calcext:value-type="float">
            <text:p>96.402</text:p>
          </table:table-cell>
          <table:table-cell office:value-type="float" office:value="5182.39" calcext:value-type="float">
            <text:p>5182.39</text:p>
          </table:table-cell>
          <table:table-cell table:style-name="ce6" office:value-type="date" office:date-value="1981-12-31" calcext:value-type="date">
            <text:p>1981-12-31</text:p>
          </table:table-cell>
          <table:table-cell office:value-type="float" office:value="70.6738" calcext:value-type="float">
            <text:p>70.6738</text:p>
          </table:table-cell>
          <table:table-cell office:value-type="float" office:value="100.07" calcext:value-type="float">
            <text:p>100.0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brunswick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SH.US</text:p>
          </table:table-cell>
          <table:table-cell office:value-type="float" office:value="275" calcext:value-type="float">
            <text:p>275</text:p>
          </table:table-cell>
          <table:table-cell office:value-type="float" office:value="863" calcext:value-type="float">
            <text:p>863</text:p>
          </table:table-cell>
          <table:table-cell office:value-type="float" office:value="167" calcext:value-type="float">
            <text:p>167</text:p>
          </table:table-cell>
          <table:table-cell office:value-type="float" office:value="0.486928" calcext:value-type="float">
            <text:p>0.486928</text:p>
          </table:table-cell>
          <table:table-cell office:value-type="float" office:value="406" calcext:value-type="float">
            <text:p>406</text:p>
          </table:table-cell>
          <table:table-cell office:value-type="float" office:value="0.024114" calcext:value-type="float">
            <text:p>0.024114</text:p>
          </table:table-cell>
          <table:table-cell office:value-type="float" office:value="290" calcext:value-type="float">
            <text:p>290</text:p>
          </table:table-cell>
          <table:table-cell office:value-type="float" office:value="0.0711968" calcext:value-type="float">
            <text:p>0.071196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shay Intertechnology Inc</text:p>
          </table:table-cell>
          <table:table-cell office:value-type="string" calcext:value-type="string">
            <text:p>Yes</text:p>
          </table:table-cell>
          <table:table-cell office:value-type="float" office:value="0.146552" calcext:value-type="float">
            <text:p>0.146552</text:p>
          </table:table-cell>
          <table:table-cell office:value-type="float" office:value="0.0768689" calcext:value-type="float">
            <text:p>0.0768689</text:p>
          </table:table-cell>
          <table:table-cell office:value-type="float" office:value="0.644" calcext:value-type="float">
            <text:p>0.644</text:p>
          </table:table-cell>
          <table:table-cell office:value-type="float" office:value="95.902" calcext:value-type="float">
            <text:p>95.902</text:p>
          </table:table-cell>
          <table:table-cell office:value-type="float" office:value="3464.98" calcext:value-type="float">
            <text:p>3464.98</text:p>
          </table:table-cell>
          <table:table-cell table:style-name="ce6" office:value-type="date" office:date-value="1988-01-04" calcext:value-type="date">
            <text:p>1988-01-04</text:p>
          </table:table-cell>
          <table:table-cell office:value-type="float" office:value="21.2193" calcext:value-type="float">
            <text:p>21.2193</text:p>
          </table:table-cell>
          <table:table-cell office:value-type="float" office:value="25.25" calcext:value-type="float">
            <text:p>25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visha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MTC.US</text:p>
          </table:table-cell>
          <table:table-cell office:value-type="float" office:value="276" calcext:value-type="float">
            <text:p>276</text:p>
          </table:table-cell>
          <table:table-cell office:value-type="float" office:value="864" calcext:value-type="float">
            <text:p>864</text:p>
          </table:table-cell>
          <table:table-cell office:value-type="float" office:value="386" calcext:value-type="float">
            <text:p>386</text:p>
          </table:table-cell>
          <table:table-cell office:value-type="float" office:value="1.65729" calcext:value-type="float">
            <text:p>1.65729</text:p>
          </table:table-cell>
          <table:table-cell office:value-type="float" office:value="227" calcext:value-type="float">
            <text:p>227</text:p>
          </table:table-cell>
          <table:table-cell office:value-type="float" office:value="0.0573926" calcext:value-type="float">
            <text:p>0.0573926</text:p>
          </table:table-cell>
          <table:table-cell office:value-type="float" office:value="251" calcext:value-type="float">
            <text:p>251</text:p>
          </table:table-cell>
          <table:table-cell office:value-type="float" office:value="0.0804684" calcext:value-type="float">
            <text:p>0.080468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emtech Corporation</text:p>
          </table:table-cell>
          <table:table-cell office:value-type="string" calcext:value-type="string">
            <text:p>Yes</text:p>
          </table:table-cell>
          <table:table-cell office:value-type="float" office:value="0.138184" calcext:value-type="float">
            <text:p>0.138184</text:p>
          </table:table-cell>
          <table:table-cell office:value-type="float" office:value="0.0658054" calcext:value-type="float">
            <text:p>0.0658054</text:p>
          </table:table-cell>
          <table:table-cell office:value-type="float" office:value="1.184" calcext:value-type="float">
            <text:p>1.184</text:p>
          </table:table-cell>
          <table:table-cell office:value-type="float" office:value="106.296" calcext:value-type="float">
            <text:p>106.296</text:p>
          </table:table-cell>
          <table:table-cell office:value-type="float" office:value="1454.19" calcext:value-type="float">
            <text:p>1454.19</text:p>
          </table:table-cell>
          <table:table-cell table:style-name="ce6" office:value-type="date" office:date-value="1992-03-17" calcext:value-type="date">
            <text:p>1992-03-17</text:p>
          </table:table-cell>
          <table:table-cell office:value-type="float" office:value="28.69" calcext:value-type="float">
            <text:p>28.69</text:p>
          </table:table-cell>
          <table:table-cell office:value-type="float" office:value="38.8" calcext:value-type="float">
            <text:p>38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semtec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EEN.BR</text:p>
          </table:table-cell>
          <table:table-cell office:value-type="float" office:value="277" calcext:value-type="float">
            <text:p>277</text:p>
          </table:table-cell>
          <table:table-cell office:value-type="float" office:value="875" calcext:value-type="float">
            <text:p>875</text:p>
          </table:table-cell>
          <table:table-cell office:value-type="float" office:value="121" calcext:value-type="float">
            <text:p>121</text:p>
          </table:table-cell>
          <table:table-cell office:value-type="float" office:value="0.372297" calcext:value-type="float">
            <text:p>0.372297</text:p>
          </table:table-cell>
          <table:table-cell office:value-type="float" office:value="234" calcext:value-type="float">
            <text:p>234</text:p>
          </table:table-cell>
          <table:table-cell office:value-type="float" office:value="0.056704" calcext:value-type="float">
            <text:p>0.056704</text:p>
          </table:table-cell>
          <table:table-cell office:value-type="float" office:value="520" calcext:value-type="float">
            <text:p>520</text:p>
          </table:table-cell>
          <table:table-cell office:value-type="float" office:value="0.0139899" calcext:value-type="float">
            <text:p>0.013989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reenyard NV</text:p>
          </table:table-cell>
          <table:table-cell office:value-type="string" calcext:value-type="string">
            <text:p>Yes</text:p>
          </table:table-cell>
          <table:table-cell office:value-type="float" office:value="0.0723738" calcext:value-type="float">
            <text:p>0.0723738</text:p>
          </table:table-cell>
          <table:table-cell office:value-type="float" office:value="0.0583839" calcext:value-type="float">
            <text:p>0.0583839</text:p>
          </table:table-cell>
          <table:table-cell office:value-type="float" office:value="51.422" calcext:value-type="float">
            <text:p>51.422</text:p>
          </table:table-cell>
          <table:table-cell office:value-type="float" office:value="13.969" calcext:value-type="float">
            <text:p>13.969</text:p>
          </table:table-cell>
          <table:table-cell office:value-type="float" office:value="280.644" calcext:value-type="float">
            <text:p>280.644</text:p>
          </table:table-cell>
          <table:table-cell/>
          <table:table-cell office:value-type="float" office:value="6.6216" calcext:value-type="float">
            <text:p>6.621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reenyard.group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W.US</text:p>
          </table:table-cell>
          <table:table-cell office:value-type="float" office:value="278" calcext:value-type="float">
            <text:p>278</text:p>
          </table:table-cell>
          <table:table-cell office:value-type="float" office:value="876" calcext:value-type="float">
            <text:p>876</text:p>
          </table:table-cell>
          <table:table-cell office:value-type="float" office:value="173" calcext:value-type="float">
            <text:p>173</text:p>
          </table:table-cell>
          <table:table-cell office:value-type="float" office:value="0.497274" calcext:value-type="float">
            <text:p>0.497274</text:p>
          </table:table-cell>
          <table:table-cell office:value-type="float" office:value="131" calcext:value-type="float">
            <text:p>131</text:p>
          </table:table-cell>
          <table:table-cell office:value-type="float" office:value="0.0911349" calcext:value-type="float">
            <text:p>0.0911349</text:p>
          </table:table-cell>
          <table:table-cell office:value-type="float" office:value="572" calcext:value-type="float">
            <text:p>572</text:p>
          </table:table-cell>
          <table:table-cell office:value-type="float" office:value="0.00580091" calcext:value-type="float">
            <text:p>0.0058009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ow Inc</text:p>
          </table:table-cell>
          <table:table-cell office:value-type="string" calcext:value-type="string">
            <text:p>Yes</text:p>
          </table:table-cell>
          <table:table-cell office:value-type="float" office:value="0.0743732" calcext:value-type="float">
            <text:p>0.0743732</text:p>
          </table:table-cell>
          <table:table-cell office:value-type="float" office:value="0.0685723" calcext:value-type="float">
            <text:p>0.0685723</text:p>
          </table:table-cell>
          <table:table-cell office:value-type="float" office:value="0.125" calcext:value-type="float">
            <text:p>0.125</text:p>
          </table:table-cell>
          <table:table-cell office:value-type="float" office:value="65.708" calcext:value-type="float">
            <text:p>65.708</text:p>
          </table:table-cell>
          <table:table-cell office:value-type="float" office:value="36067.7" calcext:value-type="float">
            <text:p>36067.7</text:p>
          </table:table-cell>
          <table:table-cell table:style-name="ce6" office:value-type="date" office:date-value="2019-03-20" calcext:value-type="date">
            <text:p>2019-03-20</text:p>
          </table:table-cell>
          <table:table-cell office:value-type="float" office:value="47.7976" calcext:value-type="float">
            <text:p>47.7976</text:p>
          </table:table-cell>
          <table:table-cell office:value-type="float" office:value="56.21" calcext:value-type="float">
            <text:p>56.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dow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IO.AS</text:p>
          </table:table-cell>
          <table:table-cell office:value-type="float" office:value="279" calcext:value-type="float">
            <text:p>279</text:p>
          </table:table-cell>
          <table:table-cell office:value-type="float" office:value="878" calcext:value-type="float">
            <text:p>878</text:p>
          </table:table-cell>
          <table:table-cell office:value-type="float" office:value="169" calcext:value-type="float">
            <text:p>169</text:p>
          </table:table-cell>
          <table:table-cell office:value-type="float" office:value="0.490785" calcext:value-type="float">
            <text:p>0.490785</text:p>
          </table:table-cell>
          <table:table-cell office:value-type="float" office:value="245" calcext:value-type="float">
            <text:p>245</text:p>
          </table:table-cell>
          <table:table-cell office:value-type="float" office:value="0.0525623" calcext:value-type="float">
            <text:p>0.0525623</text:p>
          </table:table-cell>
          <table:table-cell office:value-type="float" office:value="464" calcext:value-type="float">
            <text:p>464</text:p>
          </table:table-cell>
          <table:table-cell office:value-type="float" office:value="0.027506" calcext:value-type="float">
            <text:p>0.02750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Heineken Holding NV</text:p>
          </table:table-cell>
          <table:table-cell office:value-type="string" calcext:value-type="string">
            <text:p>Yes</text:p>
          </table:table-cell>
          <table:table-cell office:value-type="float" office:value="0.0894751" calcext:value-type="float">
            <text:p>0.0894751</text:p>
          </table:table-cell>
          <table:table-cell office:value-type="float" office:value="0.0619691" calcext:value-type="float">
            <text:p>0.0619691</text:p>
          </table:table-cell>
          <table:table-cell office:value-type="float" office:value="58.226" calcext:value-type="float">
            <text:p>58.226</text:p>
          </table:table-cell>
          <table:table-cell office:value-type="float" office:value="26.086" calcext:value-type="float">
            <text:p>26.086</text:p>
          </table:table-cell>
          <table:table-cell office:value-type="float" office:value="21085" calcext:value-type="float">
            <text:p>21085</text:p>
          </table:table-cell>
          <table:table-cell/>
          <table:table-cell office:value-type="float" office:value="70.3701" calcext:value-type="float">
            <text:p>70.370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heinekenholdin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XC.US</text:p>
          </table:table-cell>
          <table:table-cell office:value-type="float" office:value="280" calcext:value-type="float">
            <text:p>280</text:p>
          </table:table-cell>
          <table:table-cell office:value-type="float" office:value="880" calcext:value-type="float">
            <text:p>880</text:p>
          </table:table-cell>
          <table:table-cell office:value-type="float" office:value="118" calcext:value-type="float">
            <text:p>118</text:p>
          </table:table-cell>
          <table:table-cell office:value-type="float" office:value="0.365354" calcext:value-type="float">
            <text:p>0.365354</text:p>
          </table:table-cell>
          <table:table-cell office:value-type="float" office:value="200" calcext:value-type="float">
            <text:p>200</text:p>
          </table:table-cell>
          <table:table-cell office:value-type="float" office:value="0.0660013" calcext:value-type="float">
            <text:p>0.0660013</text:p>
          </table:table-cell>
          <table:table-cell office:value-type="float" office:value="562" calcext:value-type="float">
            <text:p>562</text:p>
          </table:table-cell>
          <table:table-cell office:value-type="float" office:value="0.00782487" calcext:value-type="float">
            <text:p>0.0078248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unCoke Energy Inc</text:p>
          </table:table-cell>
          <table:table-cell office:value-type="string" calcext:value-type="string">
            <text:p>Yes</text:p>
          </table:table-cell>
          <table:table-cell office:value-type="float" office:value="0.0729475" calcext:value-type="float">
            <text:p>0.0729475</text:p>
          </table:table-cell>
          <table:table-cell office:value-type="float" office:value="0.0651226" calcext:value-type="float">
            <text:p>0.0651226</text:p>
          </table:table-cell>
          <table:table-cell office:value-type="float" office:value="1.325" calcext:value-type="float">
            <text:p>1.325</text:p>
          </table:table-cell>
          <table:table-cell office:value-type="float" office:value="88.743" calcext:value-type="float">
            <text:p>88.743</text:p>
          </table:table-cell>
          <table:table-cell office:value-type="float" office:value="809.922" calcext:value-type="float">
            <text:p>809.922</text:p>
          </table:table-cell>
          <table:table-cell table:style-name="ce6" office:value-type="date" office:date-value="2011-07-21" calcext:value-type="date">
            <text:p>2011-07-21</text:p>
          </table:table-cell>
          <table:table-cell office:value-type="float" office:value="8.2763" calcext:value-type="float">
            <text:p>8.276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suncok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KE.US</text:p>
          </table:table-cell>
          <table:table-cell office:value-type="float" office:value="281" calcext:value-type="float">
            <text:p>281</text:p>
          </table:table-cell>
          <table:table-cell office:value-type="float" office:value="881" calcext:value-type="float">
            <text:p>881</text:p>
          </table:table-cell>
          <table:table-cell office:value-type="float" office:value="95" calcext:value-type="float">
            <text:p>95</text:p>
          </table:table-cell>
          <table:table-cell office:value-type="float" office:value="0.315181" calcext:value-type="float">
            <text:p>0.315181</text:p>
          </table:table-cell>
          <table:table-cell office:value-type="float" office:value="311" calcext:value-type="float">
            <text:p>311</text:p>
          </table:table-cell>
          <table:table-cell office:value-type="float" office:value="0.0369941" calcext:value-type="float">
            <text:p>0.0369941</text:p>
          </table:table-cell>
          <table:table-cell office:value-type="float" office:value="475" calcext:value-type="float">
            <text:p>475</text:p>
          </table:table-cell>
          <table:table-cell office:value-type="float" office:value="0.0254397" calcext:value-type="float">
            <text:p>0.025439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he Cheesecake Factory</text:p>
          </table:table-cell>
          <table:table-cell office:value-type="string" calcext:value-type="string">
            <text:p>Yes</text:p>
          </table:table-cell>
          <table:table-cell office:value-type="float" office:value="0.0670386" calcext:value-type="float">
            <text:p>0.0670386</text:p>
          </table:table-cell>
          <table:table-cell office:value-type="float" office:value="0.0415989" calcext:value-type="float">
            <text:p>0.0415989</text:p>
          </table:table-cell>
          <table:table-cell office:value-type="float" office:value="6.968" calcext:value-type="float">
            <text:p>6.968</text:p>
          </table:table-cell>
          <table:table-cell office:value-type="float" office:value="96.382" calcext:value-type="float">
            <text:p>96.382</text:p>
          </table:table-cell>
          <table:table-cell office:value-type="float" office:value="1498.78" calcext:value-type="float">
            <text:p>1498.78</text:p>
          </table:table-cell>
          <table:table-cell table:style-name="ce6" office:value-type="date" office:date-value="1992-09-17" calcext:value-type="date">
            <text:p>1992-09-17</text:p>
          </table:table-cell>
          <table:table-cell office:value-type="float" office:value="30.7087" calcext:value-type="float">
            <text:p>30.7087</text:p>
          </table:table-cell>
          <table:table-cell office:value-type="float" office:value="36.85" calcext:value-type="float">
            <text:p>36.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thecheesecakefactor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FT.XETRA</text:p>
          </table:table-cell>
          <table:table-cell office:value-type="float" office:value="282" calcext:value-type="float">
            <text:p>282</text:p>
          </table:table-cell>
          <table:table-cell office:value-type="float" office:value="886" calcext:value-type="float">
            <text:p>886</text:p>
          </table:table-cell>
          <table:table-cell office:value-type="float" office:value="316" calcext:value-type="float">
            <text:p>316</text:p>
          </table:table-cell>
          <table:table-cell office:value-type="float" office:value="1.16013" calcext:value-type="float">
            <text:p>1.16013</text:p>
          </table:table-cell>
          <table:table-cell office:value-type="float" office:value="313" calcext:value-type="float">
            <text:p>313</text:p>
          </table:table-cell>
          <table:table-cell office:value-type="float" office:value="0.0359888" calcext:value-type="float">
            <text:p>0.0359888</text:p>
          </table:table-cell>
          <table:table-cell office:value-type="float" office:value="257" calcext:value-type="float">
            <text:p>257</text:p>
          </table:table-cell>
          <table:table-cell office:value-type="float" office:value="0.0772511" calcext:value-type="float">
            <text:p>0.07725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FT Technologies SE</text:p>
          </table:table-cell>
          <table:table-cell office:value-type="string" calcext:value-type="string">
            <text:p>Yes</text:p>
          </table:table-cell>
          <table:table-cell office:value-type="float" office:value="0.15226" calcext:value-type="float">
            <text:p>0.15226</text:p>
          </table:table-cell>
          <table:table-cell office:value-type="float" office:value="0.081391" calcext:value-type="float">
            <text:p>0.081391</text:p>
          </table:table-cell>
          <table:table-cell office:value-type="float" office:value="35.8" calcext:value-type="float">
            <text:p>35.8</text:p>
          </table:table-cell>
          <table:table-cell office:value-type="float" office:value="23.915" calcext:value-type="float">
            <text:p>23.915</text:p>
          </table:table-cell>
          <table:table-cell office:value-type="float" office:value="786.618" calcext:value-type="float">
            <text:p>786.618</text:p>
          </table:table-cell>
          <table:table-cell/>
          <table:table-cell office:value-type="float" office:value="33.4239" calcext:value-type="float">
            <text:p>33.423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f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PI.TO</text:p>
          </table:table-cell>
          <table:table-cell office:value-type="float" office:value="283" calcext:value-type="float">
            <text:p>283</text:p>
          </table:table-cell>
          <table:table-cell office:value-type="float" office:value="887" calcext:value-type="float">
            <text:p>887</text:p>
          </table:table-cell>
          <table:table-cell office:value-type="float" office:value="154" calcext:value-type="float">
            <text:p>154</text:p>
          </table:table-cell>
          <table:table-cell office:value-type="float" office:value="0.460606" calcext:value-type="float">
            <text:p>0.460606</text:p>
          </table:table-cell>
          <table:table-cell office:value-type="float" office:value="168" calcext:value-type="float">
            <text:p>168</text:p>
          </table:table-cell>
          <table:table-cell office:value-type="float" office:value="0.0764731" calcext:value-type="float">
            <text:p>0.0764731</text:p>
          </table:table-cell>
          <table:table-cell office:value-type="float" office:value="565" calcext:value-type="float">
            <text:p>565</text:p>
          </table:table-cell>
          <table:table-cell office:value-type="float" office:value="0.00733494" calcext:value-type="float">
            <text:p>0.0073349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land Power Inc.</text:p>
          </table:table-cell>
          <table:table-cell office:value-type="string" calcext:value-type="string">
            <text:p>Yes</text:p>
          </table:table-cell>
          <table:table-cell office:value-type="float" office:value="0.0707167" calcext:value-type="float">
            <text:p>0.0707167</text:p>
          </table:table-cell>
          <table:table-cell office:value-type="float" office:value="0.0633817" calcext:value-type="float">
            <text:p>0.0633817</text:p>
          </table:table-cell>
          <table:table-cell office:value-type="float" office:value="0.101" calcext:value-type="float">
            <text:p>0.101</text:p>
          </table:table-cell>
          <table:table-cell office:value-type="float" office:value="42.533" calcext:value-type="float">
            <text:p>42.533</text:p>
          </table:table-cell>
          <table:table-cell office:value-type="float" office:value="5522.75" calcext:value-type="float">
            <text:p>5522.75</text:p>
          </table:table-cell>
          <table:table-cell/>
          <table:table-cell office:value-type="float" office:value="35.5065" calcext:value-type="float">
            <text:p>35.506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orthlandpow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MP.XETRA</text:p>
          </table:table-cell>
          <table:table-cell office:value-type="float" office:value="284" calcext:value-type="float">
            <text:p>284</text:p>
          </table:table-cell>
          <table:table-cell office:value-type="float" office:value="888" calcext:value-type="float">
            <text:p>888</text:p>
          </table:table-cell>
          <table:table-cell office:value-type="float" office:value="247" calcext:value-type="float">
            <text:p>247</text:p>
          </table:table-cell>
          <table:table-cell office:value-type="float" office:value="0.809115" calcext:value-type="float">
            <text:p>0.809115</text:p>
          </table:table-cell>
          <table:table-cell office:value-type="float" office:value="149" calcext:value-type="float">
            <text:p>149</text:p>
          </table:table-cell>
          <table:table-cell office:value-type="float" office:value="0.0856864" calcext:value-type="float">
            <text:p>0.0856864</text:p>
          </table:table-cell>
          <table:table-cell office:value-type="float" office:value="492" calcext:value-type="float">
            <text:p>492</text:p>
          </table:table-cell>
          <table:table-cell office:value-type="float" office:value="0.0216443" calcext:value-type="float">
            <text:p>0.021644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rmapharm Holding SE</text:p>
          </table:table-cell>
          <table:table-cell office:value-type="string" calcext:value-type="string">
            <text:p>Yes</text:p>
          </table:table-cell>
          <table:table-cell office:value-type="float" office:value="0.0962458" calcext:value-type="float">
            <text:p>0.0962458</text:p>
          </table:table-cell>
          <table:table-cell office:value-type="float" office:value="0.0746016" calcext:value-type="float">
            <text:p>0.0746016</text:p>
          </table:table-cell>
          <table:table-cell office:value-type="float" office:value="67.7" calcext:value-type="float">
            <text:p>67.7</text:p>
          </table:table-cell>
          <table:table-cell office:value-type="float" office:value="17.254" calcext:value-type="float">
            <text:p>17.254</text:p>
          </table:table-cell>
          <table:table-cell office:value-type="float" office:value="2468.18" calcext:value-type="float">
            <text:p>2468.18</text:p>
          </table:table-cell>
          <table:table-cell/>
          <table:table-cell office:value-type="float" office:value="36.6857" calcext:value-type="float">
            <text:p>36.685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ermapharm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ZZ.US</text:p>
          </table:table-cell>
          <table:table-cell office:value-type="float" office:value="285" calcext:value-type="float">
            <text:p>285</text:p>
          </table:table-cell>
          <table:table-cell office:value-type="float" office:value="888" calcext:value-type="float">
            <text:p>888</text:p>
          </table:table-cell>
          <table:table-cell office:value-type="float" office:value="460" calcext:value-type="float">
            <text:p>460</text:p>
          </table:table-cell>
          <table:table-cell office:value-type="float" office:value="2.53124" calcext:value-type="float">
            <text:p>2.53124</text:p>
          </table:table-cell>
          <table:table-cell office:value-type="float" office:value="425" calcext:value-type="float">
            <text:p>425</text:p>
          </table:table-cell>
          <table:table-cell office:value-type="float" office:value="0.0216206" calcext:value-type="float">
            <text:p>0.0216206</text:p>
          </table:table-cell>
          <table:table-cell office:value-type="float" office:value="3" calcext:value-type="float">
            <text:p>3</text:p>
          </table:table-cell>
          <table:table-cell office:value-type="float" office:value="1.56041" calcext:value-type="float">
            <text:p>1.5604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ational Beverage Corp</text:p>
          </table:table-cell>
          <table:table-cell office:value-type="string" calcext:value-type="string">
            <text:p>Yes</text:p>
          </table:table-cell>
          <table:table-cell office:value-type="float" office:value="1.62752" calcext:value-type="float">
            <text:p>1.62752</text:p>
          </table:table-cell>
          <table:table-cell office:value-type="float" office:value="0.0767397" calcext:value-type="float">
            <text:p>0.0767397</text:p>
          </table:table-cell>
          <table:table-cell office:value-type="float" office:value="74.862" calcext:value-type="float">
            <text:p>74.862</text:p>
          </table:table-cell>
          <table:table-cell office:value-type="float" office:value="23.819" calcext:value-type="float">
            <text:p>23.819</text:p>
          </table:table-cell>
          <table:table-cell office:value-type="float" office:value="4423.12" calcext:value-type="float">
            <text:p>4423.12</text:p>
          </table:table-cell>
          <table:table-cell table:style-name="ce6" office:value-type="date" office:date-value="1991-09-06" calcext:value-type="date">
            <text:p>1991-09-06</text:p>
          </table:table-cell>
          <table:table-cell office:value-type="float" office:value="46.53" calcext:value-type="float">
            <text:p>46.53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ationalbeverag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SCC.US</text:p>
          </table:table-cell>
          <table:table-cell office:value-type="float" office:value="286" calcext:value-type="float">
            <text:p>286</text:p>
          </table:table-cell>
          <table:table-cell office:value-type="float" office:value="891" calcext:value-type="float">
            <text:p>891</text:p>
          </table:table-cell>
          <table:table-cell office:value-type="float" office:value="500" calcext:value-type="float">
            <text:p>500</text:p>
          </table:table-cell>
          <table:table-cell office:value-type="float" office:value="3.60304" calcext:value-type="float">
            <text:p>3.60304</text:p>
          </table:table-cell>
          <table:table-cell office:value-type="float" office:value="323" calcext:value-type="float">
            <text:p>323</text:p>
          </table:table-cell>
          <table:table-cell office:value-type="float" office:value="0.0347558" calcext:value-type="float">
            <text:p>0.0347558</text:p>
          </table:table-cell>
          <table:table-cell office:value-type="float" office:value="68" calcext:value-type="float">
            <text:p>68</text:p>
          </table:table-cell>
          <table:table-cell office:value-type="float" office:value="0.215078" calcext:value-type="float">
            <text:p>0.21507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ttice Semiconductor Corporation</text:p>
          </table:table-cell>
          <table:table-cell office:value-type="string" calcext:value-type="string">
            <text:p>Yes</text:p>
          </table:table-cell>
          <table:table-cell office:value-type="float" office:value="0.290433" calcext:value-type="float">
            <text:p>0.290433</text:p>
          </table:table-cell>
          <table:table-cell office:value-type="float" office:value="0.08533" calcext:value-type="float">
            <text:p>0.08533</text:p>
          </table:table-cell>
          <table:table-cell office:value-type="float" office:value="1.263" calcext:value-type="float">
            <text:p>1.263</text:p>
          </table:table-cell>
          <table:table-cell office:value-type="float" office:value="103.332" calcext:value-type="float">
            <text:p>103.332</text:p>
          </table:table-cell>
          <table:table-cell office:value-type="float" office:value="10897.4" calcext:value-type="float">
            <text:p>10897.4</text:p>
          </table:table-cell>
          <table:table-cell table:style-name="ce6" office:value-type="date" office:date-value="1989-11-08" calcext:value-type="date">
            <text:p>1989-11-08</text:p>
          </table:table-cell>
          <table:table-cell office:value-type="float" office:value="64.88" calcext:value-type="float">
            <text:p>64.88</text:p>
          </table:table-cell>
          <table:table-cell office:value-type="float" office:value="103.38" calcext:value-type="float">
            <text:p>103.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latticesem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BI.US</text:p>
          </table:table-cell>
          <table:table-cell office:value-type="float" office:value="287" calcext:value-type="float">
            <text:p>287</text:p>
          </table:table-cell>
          <table:table-cell office:value-type="float" office:value="892" calcext:value-type="float">
            <text:p>892</text:p>
          </table:table-cell>
          <table:table-cell office:value-type="float" office:value="555" calcext:value-type="float">
            <text:p>555</text:p>
          </table:table-cell>
          <table:table-cell office:value-type="float" office:value="18.2223" calcext:value-type="float">
            <text:p>18.2223</text:p>
          </table:table-cell>
          <table:table-cell office:value-type="float" office:value="253" calcext:value-type="float">
            <text:p>253</text:p>
          </table:table-cell>
          <table:table-cell office:value-type="float" office:value="0.049934" calcext:value-type="float">
            <text:p>0.049934</text:p>
          </table:table-cell>
          <table:table-cell office:value-type="float" office:value="84" calcext:value-type="float">
            <text:p>84</text:p>
          </table:table-cell>
          <table:table-cell office:value-type="float" office:value="0.196223" calcext:value-type="float">
            <text:p>0.19622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signer Brands Inc</text:p>
          </table:table-cell>
          <table:table-cell office:value-type="string" calcext:value-type="string">
            <text:p>Yes</text:p>
          </table:table-cell>
          <table:table-cell office:value-type="float" office:value="0.242159" calcext:value-type="float">
            <text:p>0.242159</text:p>
          </table:table-cell>
          <table:table-cell office:value-type="float" office:value="0.0459356" calcext:value-type="float">
            <text:p>0.0459356</text:p>
          </table:table-cell>
          <table:table-cell office:value-type="float" office:value="15.023" calcext:value-type="float">
            <text:p>15.023</text:p>
          </table:table-cell>
          <table:table-cell office:value-type="float" office:value="98.598" calcext:value-type="float">
            <text:p>98.598</text:p>
          </table:table-cell>
          <table:table-cell office:value-type="float" office:value="743.515" calcext:value-type="float">
            <text:p>743.515</text:p>
          </table:table-cell>
          <table:table-cell table:style-name="ce6" office:value-type="date" office:date-value="1991-06-10" calcext:value-type="date">
            <text:p>1991-06-10</text:p>
          </table:table-cell>
          <table:table-cell office:value-type="float" office:value="9.591" calcext:value-type="float">
            <text:p>9.591</text:p>
          </table:table-cell>
          <table:table-cell office:value-type="float" office:value="9.33" calcext:value-type="float">
            <text:p>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designerbran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WW.US</text:p>
          </table:table-cell>
          <table:table-cell office:value-type="float" office:value="288" calcext:value-type="float">
            <text:p>288</text:p>
          </table:table-cell>
          <table:table-cell office:value-type="float" office:value="894" calcext:value-type="float">
            <text:p>894</text:p>
          </table:table-cell>
          <table:table-cell office:value-type="float" office:value="412" calcext:value-type="float">
            <text:p>412</text:p>
          </table:table-cell>
          <table:table-cell office:value-type="float" office:value="1.89303" calcext:value-type="float">
            <text:p>1.89303</text:p>
          </table:table-cell>
          <table:table-cell office:value-type="float" office:value="374" calcext:value-type="float">
            <text:p>374</text:p>
          </table:table-cell>
          <table:table-cell office:value-type="float" office:value="0.0279766" calcext:value-type="float">
            <text:p>0.0279766</text:p>
          </table:table-cell>
          <table:table-cell office:value-type="float" office:value="108" calcext:value-type="float">
            <text:p>108</text:p>
          </table:table-cell>
          <table:table-cell office:value-type="float" office:value="0.172304" calcext:value-type="float">
            <text:p>0.17230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W Grainger Inc</text:p>
          </table:table-cell>
          <table:table-cell office:value-type="string" calcext:value-type="string">
            <text:p>Yes</text:p>
          </table:table-cell>
          <table:table-cell office:value-type="float" office:value="0.247659" calcext:value-type="float">
            <text:p>0.247659</text:p>
          </table:table-cell>
          <table:table-cell office:value-type="float" office:value="0.0814433" calcext:value-type="float">
            <text:p>0.0814433</text:p>
          </table:table-cell>
          <table:table-cell office:value-type="float" office:value="9.775" calcext:value-type="float">
            <text:p>9.775</text:p>
          </table:table-cell>
          <table:table-cell office:value-type="float" office:value="74.232" calcext:value-type="float">
            <text:p>74.232</text:p>
          </table:table-cell>
          <table:table-cell office:value-type="float" office:value="35816.6" calcext:value-type="float">
            <text:p>35816.6</text:p>
          </table:table-cell>
          <table:table-cell table:style-name="ce6" office:value-type="date" office:date-value="1984-12-17" calcext:value-type="date">
            <text:p>1984-12-17</text:p>
          </table:table-cell>
          <table:table-cell office:value-type="float" office:value="550.499" calcext:value-type="float">
            <text:p>550.499</text:p>
          </table:table-cell>
          <table:table-cell office:value-type="float" office:value="764.2" calcext:value-type="float">
            <text:p>764.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graing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IS.US</text:p>
          </table:table-cell>
          <table:table-cell office:value-type="float" office:value="289" calcext:value-type="float">
            <text:p>289</text:p>
          </table:table-cell>
          <table:table-cell office:value-type="float" office:value="894" calcext:value-type="float">
            <text:p>894</text:p>
          </table:table-cell>
          <table:table-cell office:value-type="float" office:value="355" calcext:value-type="float">
            <text:p>355</text:p>
          </table:table-cell>
          <table:table-cell office:value-type="float" office:value="1.40733" calcext:value-type="float">
            <text:p>1.40733</text:p>
          </table:table-cell>
          <table:table-cell office:value-type="float" office:value="196" calcext:value-type="float">
            <text:p>196</text:p>
          </table:table-cell>
          <table:table-cell office:value-type="float" office:value="0.067213" calcext:value-type="float">
            <text:p>0.067213</text:p>
          </table:table-cell>
          <table:table-cell office:value-type="float" office:value="343" calcext:value-type="float">
            <text:p>343</text:p>
          </table:table-cell>
          <table:table-cell office:value-type="float" office:value="0.056158" calcext:value-type="float">
            <text:p>0.05615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dvanced Energy Industries Inc</text:p>
          </table:table-cell>
          <table:table-cell office:value-type="string" calcext:value-type="string">
            <text:p>Yes</text:p>
          </table:table-cell>
          <table:table-cell office:value-type="float" office:value="0.131513" calcext:value-type="float">
            <text:p>0.131513</text:p>
          </table:table-cell>
          <table:table-cell office:value-type="float" office:value="0.0803458" calcext:value-type="float">
            <text:p>0.0803458</text:p>
          </table:table-cell>
          <table:table-cell office:value-type="float" office:value="1.021" calcext:value-type="float">
            <text:p>1.021</text:p>
          </table:table-cell>
          <table:table-cell office:value-type="float" office:value="102.007" calcext:value-type="float">
            <text:p>102.007</text:p>
          </table:table-cell>
          <table:table-cell office:value-type="float" office:value="3777.81" calcext:value-type="float">
            <text:p>3777.81</text:p>
          </table:table-cell>
          <table:table-cell table:style-name="ce6" office:value-type="date" office:date-value="1995-11-17" calcext:value-type="date">
            <text:p>1995-11-17</text:p>
          </table:table-cell>
          <table:table-cell office:value-type="float" office:value="85.4322" calcext:value-type="float">
            <text:p>85.4322</text:p>
          </table:table-cell>
          <table:table-cell office:value-type="float" office:value="124.43" calcext:value-type="float">
            <text:p>124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dvancedenerg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KE.US</text:p>
          </table:table-cell>
          <table:table-cell office:value-type="float" office:value="290" calcext:value-type="float">
            <text:p>290</text:p>
          </table:table-cell>
          <table:table-cell office:value-type="float" office:value="897" calcext:value-type="float">
            <text:p>897</text:p>
          </table:table-cell>
          <table:table-cell office:value-type="float" office:value="504" calcext:value-type="float">
            <text:p>504</text:p>
          </table:table-cell>
          <table:table-cell office:value-type="float" office:value="3.64497" calcext:value-type="float">
            <text:p>3.64497</text:p>
          </table:table-cell>
          <table:table-cell office:value-type="float" office:value="284" calcext:value-type="float">
            <text:p>284</text:p>
          </table:table-cell>
          <table:table-cell office:value-type="float" office:value="0.0415581" calcext:value-type="float">
            <text:p>0.0415581</text:p>
          </table:table-cell>
          <table:table-cell office:value-type="float" office:value="109" calcext:value-type="float">
            <text:p>109</text:p>
          </table:table-cell>
          <table:table-cell office:value-type="float" office:value="0.170114" calcext:value-type="float">
            <text:p>0.17011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ca-Cola Consolidated Inc.</text:p>
          </table:table-cell>
          <table:table-cell office:value-type="string" calcext:value-type="string">
            <text:p>Yes</text:p>
          </table:table-cell>
          <table:table-cell office:value-type="float" office:value="0.245469" calcext:value-type="float">
            <text:p>0.245469</text:p>
          </table:table-cell>
          <table:table-cell office:value-type="float" office:value="0.0787947" calcext:value-type="float">
            <text:p>0.0787947</text:p>
          </table:table-cell>
          <table:table-cell office:value-type="float" office:value="43.532" calcext:value-type="float">
            <text:p>43.532</text:p>
          </table:table-cell>
          <table:table-cell office:value-type="float" office:value="44.704" calcext:value-type="float">
            <text:p>44.704</text:p>
          </table:table-cell>
          <table:table-cell office:value-type="float" office:value="6019.03" calcext:value-type="float">
            <text:p>6019.03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507.547" calcext:value-type="float">
            <text:p>507.547</text:p>
          </table:table-cell>
          <table:table-cell office:value-type="float" office:value="144" calcext:value-type="float">
            <text:p>144</text:p>
          </table:table-cell>
          <table:table-cell table:number-columns-repeated="5" office:value-type="string" calcext:value-type="string">
            <text:p>nan</text:p>
          </table:table-cell>
          <table:table-cell office:value-type="string" calcext:value-type="string">
            <text:p>https://www.cokeconsolidate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L.US</text:p>
          </table:table-cell>
          <table:table-cell office:value-type="float" office:value="291" calcext:value-type="float">
            <text:p>291</text:p>
          </table:table-cell>
          <table:table-cell office:value-type="float" office:value="898" calcext:value-type="float">
            <text:p>898</text:p>
          </table:table-cell>
          <table:table-cell office:value-type="float" office:value="513" calcext:value-type="float">
            <text:p>513</text:p>
          </table:table-cell>
          <table:table-cell office:value-type="float" office:value="3.98676" calcext:value-type="float">
            <text:p>3.98676</text:p>
          </table:table-cell>
          <table:table-cell office:value-type="float" office:value="320" calcext:value-type="float">
            <text:p>320</text:p>
          </table:table-cell>
          <table:table-cell office:value-type="float" office:value="0.0351848" calcext:value-type="float">
            <text:p>0.0351848</text:p>
          </table:table-cell>
          <table:table-cell office:value-type="float" office:value="65" calcext:value-type="float">
            <text:p>65</text:p>
          </table:table-cell>
          <table:table-cell office:value-type="float" office:value="0.219445" calcext:value-type="float">
            <text:p>0.21944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Unilever PLC ADR</text:p>
          </table:table-cell>
          <table:table-cell office:value-type="string" calcext:value-type="string">
            <text:p>Yes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0761047" calcext:value-type="float">
            <text:p>0.0761047</text:p>
          </table:table-cell>
          <table:table-cell office:value-type="float" office:value="0.001" calcext:value-type="float">
            <text:p>0.001</text:p>
          </table:table-cell>
          <table:table-cell office:value-type="float" office:value="10.914" calcext:value-type="float">
            <text:p>10.914</text:p>
          </table:table-cell>
          <table:table-cell office:value-type="float" office:value="119120" calcext:value-type="float">
            <text:p>119120</text:p>
          </table:table-cell>
          <table:table-cell table:style-name="ce6" office:value-type="date" office:date-value="1988-01-04" calcext:value-type="date">
            <text:p>1988-01-04</text:p>
          </table:table-cell>
          <table:table-cell office:value-type="float" office:value="48.5625" calcext:value-type="float">
            <text:p>48.562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unilev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KS.US</text:p>
          </table:table-cell>
          <table:table-cell office:value-type="float" office:value="292" calcext:value-type="float">
            <text:p>292</text:p>
          </table:table-cell>
          <table:table-cell office:value-type="float" office:value="900" calcext:value-type="float">
            <text:p>900</text:p>
          </table:table-cell>
          <table:table-cell office:value-type="float" office:value="301" calcext:value-type="float">
            <text:p>301</text:p>
          </table:table-cell>
          <table:table-cell office:value-type="float" office:value="1.03774" calcext:value-type="float">
            <text:p>1.03774</text:p>
          </table:table-cell>
          <table:table-cell office:value-type="float" office:value="201" calcext:value-type="float">
            <text:p>201</text:p>
          </table:table-cell>
          <table:table-cell office:value-type="float" office:value="0.0659102" calcext:value-type="float">
            <text:p>0.0659102</text:p>
          </table:table-cell>
          <table:table-cell office:value-type="float" office:value="398" calcext:value-type="float">
            <text:p>398</text:p>
          </table:table-cell>
          <table:table-cell office:value-type="float" office:value="0.0433768" calcext:value-type="float">
            <text:p>0.043376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kyworks Solutions Inc</text:p>
          </table:table-cell>
          <table:table-cell office:value-type="string" calcext:value-type="string">
            <text:p>Yes</text:p>
          </table:table-cell>
          <table:table-cell office:value-type="float" office:value="0.117784" calcext:value-type="float">
            <text:p>0.117784</text:p>
          </table:table-cell>
          <table:table-cell office:value-type="float" office:value="0.0761786" calcext:value-type="float">
            <text:p>0.0761786</text:p>
          </table:table-cell>
          <table:table-cell office:value-type="float" office:value="0.313" calcext:value-type="float">
            <text:p>0.313</text:p>
          </table:table-cell>
          <table:table-cell office:value-type="float" office:value="83.37" calcext:value-type="float">
            <text:p>83.37</text:p>
          </table:table-cell>
          <table:table-cell office:value-type="float" office:value="15671.5" calcext:value-type="float">
            <text:p>15671.5</text:p>
          </table:table-cell>
          <table:table-cell table:style-name="ce6" office:value-type="date" office:date-value="1968-03-13" calcext:value-type="date">
            <text:p>1968-03-13</text:p>
          </table:table-cell>
          <table:table-cell office:value-type="float" office:value="88.837" calcext:value-type="float">
            <text:p>88.837</text:p>
          </table:table-cell>
          <table:table-cell office:value-type="float" office:value="120.51" calcext:value-type="float">
            <text:p>120.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skyworksin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TCO-B.ST</text:p>
          </table:table-cell>
          <table:table-cell office:value-type="float" office:value="293" calcext:value-type="float">
            <text:p>293</text:p>
          </table:table-cell>
          <table:table-cell office:value-type="float" office:value="901" calcext:value-type="float">
            <text:p>901</text:p>
          </table:table-cell>
          <table:table-cell office:value-type="float" office:value="364" calcext:value-type="float">
            <text:p>364</text:p>
          </table:table-cell>
          <table:table-cell office:value-type="float" office:value="1.46319" calcext:value-type="float">
            <text:p>1.46319</text:p>
          </table:table-cell>
          <table:table-cell office:value-type="float" office:value="365" calcext:value-type="float">
            <text:p>365</text:p>
          </table:table-cell>
          <table:table-cell office:value-type="float" office:value="0.0286467" calcext:value-type="float">
            <text:p>0.0286467</text:p>
          </table:table-cell>
          <table:table-cell office:value-type="float" office:value="172" calcext:value-type="float">
            <text:p>172</text:p>
          </table:table-cell>
          <table:table-cell office:value-type="float" office:value="0.126285" calcext:value-type="float">
            <text:p>0.12628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tlas Copco AB Series B</text:p>
          </table:table-cell>
          <table:table-cell office:value-type="string" calcext:value-type="string">
            <text:p>Yes</text:p>
          </table:table-cell>
          <table:table-cell office:value-type="float" office:value="0.20209" calcext:value-type="float">
            <text:p>0.20209</text:p>
          </table:table-cell>
          <table:table-cell office:value-type="float" office:value="0.0828804" calcext:value-type="float">
            <text:p>0.0828804</text:p>
          </table:table-cell>
          <table:table-cell office:value-type="float" office:value="0" calcext:value-type="float">
            <text:p>0</text:p>
          </table:table-cell>
          <table:table-cell office:value-type="float" office:value="52.492" calcext:value-type="float">
            <text:p>52.492</text:p>
          </table:table-cell>
          <table:table-cell office:value-type="float" office:value="664568" calcext:value-type="float">
            <text:p>664568</text:p>
          </table:table-cell>
          <table:table-cell/>
          <table:table-cell office:value-type="float" office:value="109.13" calcext:value-type="float">
            <text:p>109.1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tlascopco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.SW</text:p>
          </table:table-cell>
          <table:table-cell office:value-type="float" office:value="294" calcext:value-type="float">
            <text:p>294</text:p>
          </table:table-cell>
          <table:table-cell office:value-type="float" office:value="904" calcext:value-type="float">
            <text:p>904</text:p>
          </table:table-cell>
          <table:table-cell office:value-type="float" office:value="383" calcext:value-type="float">
            <text:p>383</text:p>
          </table:table-cell>
          <table:table-cell office:value-type="float" office:value="1.64162" calcext:value-type="float">
            <text:p>1.64162</text:p>
          </table:table-cell>
          <table:table-cell office:value-type="float" office:value="141" calcext:value-type="float">
            <text:p>141</text:p>
          </table:table-cell>
          <table:table-cell office:value-type="float" office:value="0.0875853" calcext:value-type="float">
            <text:p>0.0875853</text:p>
          </table:table-cell>
          <table:table-cell office:value-type="float" office:value="380" calcext:value-type="float">
            <text:p>380</text:p>
          </table:table-cell>
          <table:table-cell office:value-type="float" office:value="0.0473386" calcext:value-type="float">
            <text:p>0.047338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che Holding AG</text:p>
          </table:table-cell>
          <table:table-cell office:value-type="string" calcext:value-type="string">
            <text:p>Yes</text:p>
          </table:table-cell>
          <table:table-cell office:value-type="float" office:value="0.123221" calcext:value-type="float">
            <text:p>0.123221</text:p>
          </table:table-cell>
          <table:table-cell office:value-type="float" office:value="0.08173" calcext:value-type="float">
            <text:p>0.08173</text:p>
          </table:table-cell>
          <table:table-cell office:value-type="float" office:value="72.785" calcext:value-type="float">
            <text:p>72.785</text:p>
          </table:table-cell>
          <table:table-cell office:value-type="float" office:value="8.643" calcext:value-type="float">
            <text:p>8.643</text:p>
          </table:table-cell>
          <table:table-cell office:value-type="float" office:value="198444" calcext:value-type="float">
            <text:p>198444</text:p>
          </table:table-cell>
          <table:table-cell/>
          <table:table-cell office:value-type="float" office:value="346.3" calcext:value-type="float">
            <text:p>346.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och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YD.US</text:p>
          </table:table-cell>
          <table:table-cell office:value-type="float" office:value="295" calcext:value-type="float">
            <text:p>295</text:p>
          </table:table-cell>
          <table:table-cell office:value-type="float" office:value="905" calcext:value-type="float">
            <text:p>905</text:p>
          </table:table-cell>
          <table:table-cell office:value-type="float" office:value="387" calcext:value-type="float">
            <text:p>387</text:p>
          </table:table-cell>
          <table:table-cell office:value-type="float" office:value="1.66024" calcext:value-type="float">
            <text:p>1.66024</text:p>
          </table:table-cell>
          <table:table-cell office:value-type="float" office:value="203" calcext:value-type="float">
            <text:p>203</text:p>
          </table:table-cell>
          <table:table-cell office:value-type="float" office:value="0.0645666" calcext:value-type="float">
            <text:p>0.0645666</text:p>
          </table:table-cell>
          <table:table-cell office:value-type="float" office:value="315" calcext:value-type="float">
            <text:p>315</text:p>
          </table:table-cell>
          <table:table-cell office:value-type="float" office:value="0.0624505" calcext:value-type="float">
            <text:p>0.062450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oyd Gaming Corporation</text:p>
          </table:table-cell>
          <table:table-cell office:value-type="string" calcext:value-type="string">
            <text:p>Yes</text:p>
          </table:table-cell>
          <table:table-cell office:value-type="float" office:value="0.128644" calcext:value-type="float">
            <text:p>0.128644</text:p>
          </table:table-cell>
          <table:table-cell office:value-type="float" office:value="0.0661931" calcext:value-type="float">
            <text:p>0.0661931</text:p>
          </table:table-cell>
          <table:table-cell office:value-type="float" office:value="28.606" calcext:value-type="float">
            <text:p>28.606</text:p>
          </table:table-cell>
          <table:table-cell office:value-type="float" office:value="72.317" calcext:value-type="float">
            <text:p>72.317</text:p>
          </table:table-cell>
          <table:table-cell office:value-type="float" office:value="5997.72" calcext:value-type="float">
            <text:p>5997.72</text:p>
          </table:table-cell>
          <table:table-cell table:style-name="ce6" office:value-type="date" office:date-value="1993-10-15" calcext:value-type="date">
            <text:p>1993-10-15</text:p>
          </table:table-cell>
          <table:table-cell office:value-type="float" office:value="53.9782" calcext:value-type="float">
            <text:p>53.9782</text:p>
          </table:table-cell>
          <table:table-cell office:value-type="string" calcext:value-type="string">
            <text:p>na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boydgamin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TG.XETRA</text:p>
          </table:table-cell>
          <table:table-cell office:value-type="float" office:value="296" calcext:value-type="float">
            <text:p>296</text:p>
          </table:table-cell>
          <table:table-cell office:value-type="float" office:value="908" calcext:value-type="float">
            <text:p>908</text:p>
          </table:table-cell>
          <table:table-cell office:value-type="float" office:value="198" calcext:value-type="float">
            <text:p>198</text:p>
          </table:table-cell>
          <table:table-cell office:value-type="float" office:value="0.576702" calcext:value-type="float">
            <text:p>0.576702</text:p>
          </table:table-cell>
          <table:table-cell office:value-type="float" office:value="309" calcext:value-type="float">
            <text:p>309</text:p>
          </table:table-cell>
          <table:table-cell office:value-type="float" office:value="0.0374624" calcext:value-type="float">
            <text:p>0.0374624</text:p>
          </table:table-cell>
          <table:table-cell office:value-type="float" office:value="401" calcext:value-type="float">
            <text:p>401</text:p>
          </table:table-cell>
          <table:table-cell office:value-type="float" office:value="0.0427219" calcext:value-type="float">
            <text:p>0.04272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abaltec AG</text:p>
          </table:table-cell>
          <table:table-cell office:value-type="string" calcext:value-type="string">
            <text:p>Yes</text:p>
          </table:table-cell>
          <table:table-cell office:value-type="float" office:value="0.11303" calcext:value-type="float">
            <text:p>0.11303</text:p>
          </table:table-cell>
          <table:table-cell office:value-type="float" office:value="0.0703079" calcext:value-type="float">
            <text:p>0.0703079</text:p>
          </table:table-cell>
          <table:table-cell office:value-type="float" office:value="55.32" calcext:value-type="float">
            <text:p>55.32</text:p>
          </table:table-cell>
          <table:table-cell office:value-type="float" office:value="28.928" calcext:value-type="float">
            <text:p>28.928</text:p>
          </table:table-cell>
          <table:table-cell office:value-type="float" office:value="130.68" calcext:value-type="float">
            <text:p>130.68</text:p>
          </table:table-cell>
          <table:table-cell/>
          <table:table-cell office:value-type="float" office:value="25.8267" calcext:value-type="float">
            <text:p>25.826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abaltec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HFA.XETRA</text:p>
          </table:table-cell>
          <table:table-cell office:value-type="float" office:value="297" calcext:value-type="float">
            <text:p>297</text:p>
          </table:table-cell>
          <table:table-cell office:value-type="float" office:value="911" calcext:value-type="float">
            <text:p>911</text:p>
          </table:table-cell>
          <table:table-cell office:value-type="float" office:value="199" calcext:value-type="float">
            <text:p>199</text:p>
          </table:table-cell>
          <table:table-cell office:value-type="float" office:value="0.581823" calcext:value-type="float">
            <text:p>0.581823</text:p>
          </table:table-cell>
          <table:table-cell office:value-type="float" office:value="482" calcext:value-type="float">
            <text:p>482</text:p>
          </table:table-cell>
          <table:table-cell office:value-type="float" office:value="0.0147748" calcext:value-type="float">
            <text:p>0.0147748</text:p>
          </table:table-cell>
          <table:table-cell office:value-type="float" office:value="230" calcext:value-type="float">
            <text:p>230</text:p>
          </table:table-cell>
          <table:table-cell office:value-type="float" office:value="0.0888391" calcext:value-type="float">
            <text:p>0.088839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amburger Hafen Und Logistik A-SP</text:p>
          </table:table-cell>
          <table:table-cell office:value-type="string" calcext:value-type="string">
            <text:p>Yes</text:p>
          </table:table-cell>
          <table:table-cell office:value-type="float" office:value="0.143226" calcext:value-type="float">
            <text:p>0.143226</text:p>
          </table:table-cell>
          <table:table-cell office:value-type="float" office:value="0.054387" calcext:value-type="float">
            <text:p>0.054387</text:p>
          </table:table-cell>
          <table:table-cell office:value-type="float" office:value="69.248" calcext:value-type="float">
            <text:p>69.248</text:p>
          </table:table-cell>
          <table:table-cell office:value-type="float" office:value="10.278" calcext:value-type="float">
            <text:p>10.278</text:p>
          </table:table-cell>
          <table:table-cell office:value-type="float" office:value="1259.17" calcext:value-type="float">
            <text:p>1259.17</text:p>
          </table:table-cell>
          <table:table-cell/>
          <table:table-cell office:value-type="float" office:value="11.1849" calcext:value-type="float">
            <text:p>11.184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hhla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BH.XETRA</text:p>
          </table:table-cell>
          <table:table-cell office:value-type="float" office:value="298" calcext:value-type="float">
            <text:p>298</text:p>
          </table:table-cell>
          <table:table-cell office:value-type="float" office:value="911" calcext:value-type="float">
            <text:p>911</text:p>
          </table:table-cell>
          <table:table-cell office:value-type="float" office:value="117" calcext:value-type="float">
            <text:p>117</text:p>
          </table:table-cell>
          <table:table-cell office:value-type="float" office:value="0.364088" calcext:value-type="float">
            <text:p>0.364088</text:p>
          </table:table-cell>
          <table:table-cell office:value-type="float" office:value="417" calcext:value-type="float">
            <text:p>417</text:p>
          </table:table-cell>
          <table:table-cell office:value-type="float" office:value="0.0225124" calcext:value-type="float">
            <text:p>0.0225124</text:p>
          </table:table-cell>
          <table:table-cell office:value-type="float" office:value="377" calcext:value-type="float">
            <text:p>377</text:p>
          </table:table-cell>
          <table:table-cell office:value-type="float" office:value="0.0476049" calcext:value-type="float">
            <text:p>0.047604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ornbach Holding VZO O.N.</text:p>
          </table:table-cell>
          <table:table-cell office:value-type="string" calcext:value-type="string">
            <text:p>Yes</text:p>
          </table:table-cell>
          <table:table-cell office:value-type="float" office:value="0.092557" calcext:value-type="float">
            <text:p>0.092557</text:p>
          </table:table-cell>
          <table:table-cell office:value-type="float" office:value="0.0449521" calcext:value-type="float">
            <text:p>0.0449521</text:p>
          </table:table-cell>
          <table:table-cell office:value-type="float" office:value="37.5" calcext:value-type="float">
            <text:p>37.5</text:p>
          </table:table-cell>
          <table:table-cell office:value-type="float" office:value="36.919" calcext:value-type="float">
            <text:p>36.919</text:p>
          </table:table-cell>
          <table:table-cell office:value-type="float" office:value="935.596" calcext:value-type="float">
            <text:p>935.596</text:p>
          </table:table-cell>
          <table:table-cell/>
          <table:table-cell office:value-type="float" office:value="74.6588" calcext:value-type="float">
            <text:p>74.658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hornbach-holding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III.US</text:p>
          </table:table-cell>
          <table:table-cell office:value-type="float" office:value="299" calcext:value-type="float">
            <text:p>299</text:p>
          </table:table-cell>
          <table:table-cell office:value-type="float" office:value="913" calcext:value-type="float">
            <text:p>913</text:p>
          </table:table-cell>
          <table:table-cell office:value-type="float" office:value="172" calcext:value-type="float">
            <text:p>172</text:p>
          </table:table-cell>
          <table:table-cell office:value-type="float" office:value="0.495964" calcext:value-type="float">
            <text:p>0.495964</text:p>
          </table:table-cell>
          <table:table-cell office:value-type="float" office:value="327" calcext:value-type="float">
            <text:p>327</text:p>
          </table:table-cell>
          <table:table-cell office:value-type="float" office:value="0.0343327" calcext:value-type="float">
            <text:p>0.0343327</text:p>
          </table:table-cell>
          <table:table-cell office:value-type="float" office:value="414" calcext:value-type="float">
            <text:p>414</text:p>
          </table:table-cell>
          <table:table-cell office:value-type="float" office:value="0.0393781" calcext:value-type="float">
            <text:p>0.039378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-III Apparel Group Ltd</text:p>
          </table:table-cell>
          <table:table-cell office:value-type="string" calcext:value-type="string">
            <text:p>Yes</text:p>
          </table:table-cell>
          <table:table-cell office:value-type="float" office:value="0.0978948" calcext:value-type="float">
            <text:p>0.0978948</text:p>
          </table:table-cell>
          <table:table-cell office:value-type="float" office:value="0.0609045" calcext:value-type="float">
            <text:p>0.0609045</text:p>
          </table:table-cell>
          <table:table-cell office:value-type="float" office:value="12.747" calcext:value-type="float">
            <text:p>12.747</text:p>
          </table:table-cell>
          <table:table-cell office:value-type="float" office:value="93.582" calcext:value-type="float">
            <text:p>93.582</text:p>
          </table:table-cell>
          <table:table-cell office:value-type="float" office:value="1138.91" calcext:value-type="float">
            <text:p>1138.91</text:p>
          </table:table-cell>
          <table:table-cell table:style-name="ce6" office:value-type="date" office:date-value="1989-12-14" calcext:value-type="date">
            <text:p>1989-12-14</text:p>
          </table:table-cell>
          <table:table-cell office:value-type="float" office:value="13.71" calcext:value-type="float">
            <text:p>13.71</text:p>
          </table:table-cell>
          <table:table-cell office:value-type="float" office:value="23.67" calcext:value-type="float">
            <text:p>23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gii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EFT.US</text:p>
          </table:table-cell>
          <table:table-cell office:value-type="float" office:value="300" calcext:value-type="float">
            <text:p>300</text:p>
          </table:table-cell>
          <table:table-cell office:value-type="float" office:value="914" calcext:value-type="float">
            <text:p>914</text:p>
          </table:table-cell>
          <table:table-cell office:value-type="float" office:value="197" calcext:value-type="float">
            <text:p>197</text:p>
          </table:table-cell>
          <table:table-cell office:value-type="float" office:value="0.576528" calcext:value-type="float">
            <text:p>0.576528</text:p>
          </table:table-cell>
          <table:table-cell office:value-type="float" office:value="161" calcext:value-type="float">
            <text:p>161</text:p>
          </table:table-cell>
          <table:table-cell office:value-type="float" office:value="0.0803397" calcext:value-type="float">
            <text:p>0.0803397</text:p>
          </table:table-cell>
          <table:table-cell office:value-type="float" office:value="556" calcext:value-type="float">
            <text:p>556</text:p>
          </table:table-cell>
          <table:table-cell office:value-type="float" office:value="0.00872219" calcext:value-type="float">
            <text:p>0.0087221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uronet Worldwide Inc</text:p>
          </table:table-cell>
          <table:table-cell office:value-type="string" calcext:value-type="string">
            <text:p>Yes</text:p>
          </table:table-cell>
          <table:table-cell office:value-type="float" office:value="0.0808629" calcext:value-type="float">
            <text:p>0.0808629</text:p>
          </table:table-cell>
          <table:table-cell office:value-type="float" office:value="0.0721407" calcext:value-type="float">
            <text:p>0.0721407</text:p>
          </table:table-cell>
          <table:table-cell office:value-type="float" office:value="5.483" calcext:value-type="float">
            <text:p>5.483</text:p>
          </table:table-cell>
          <table:table-cell office:value-type="float" office:value="98.162" calcext:value-type="float">
            <text:p>98.162</text:p>
          </table:table-cell>
          <table:table-cell office:value-type="float" office:value="3932.02" calcext:value-type="float">
            <text:p>3932.02</text:p>
          </table:table-cell>
          <table:table-cell table:style-name="ce6" office:value-type="date" office:date-value="1997-03-06" calcext:value-type="date">
            <text:p>1997-03-06</text:p>
          </table:table-cell>
          <table:table-cell office:value-type="float" office:value="94.38" calcext:value-type="float">
            <text:p>94.38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uronetworldwid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T.US</text:p>
          </table:table-cell>
          <table:table-cell office:value-type="float" office:value="301" calcext:value-type="float">
            <text:p>301</text:p>
          </table:table-cell>
          <table:table-cell office:value-type="float" office:value="915" calcext:value-type="float">
            <text:p>915</text:p>
          </table:table-cell>
          <table:table-cell office:value-type="float" office:value="470" calcext:value-type="float">
            <text:p>470</text:p>
          </table:table-cell>
          <table:table-cell office:value-type="float" office:value="2.7828" calcext:value-type="float">
            <text:p>2.7828</text:p>
          </table:table-cell>
          <table:table-cell office:value-type="float" office:value="397" calcext:value-type="float">
            <text:p>397</text:p>
          </table:table-cell>
          <table:table-cell office:value-type="float" office:value="0.0255922" calcext:value-type="float">
            <text:p>0.0255922</text:p>
          </table:table-cell>
          <table:table-cell office:value-type="float" office:value="48" calcext:value-type="float">
            <text:p>48</text:p>
          </table:table-cell>
          <table:table-cell office:value-type="float" office:value="0.265015" calcext:value-type="float">
            <text:p>0.26501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ters Corporation</text:p>
          </table:table-cell>
          <table:table-cell office:value-type="string" calcext:value-type="string">
            <text:p>Yes</text:p>
          </table:table-cell>
          <table:table-cell office:value-type="float" office:value="0.340371" calcext:value-type="float">
            <text:p>0.340371</text:p>
          </table:table-cell>
          <table:table-cell office:value-type="float" office:value="0.0821883" calcext:value-type="float">
            <text:p>0.0821883</text:p>
          </table:table-cell>
          <table:table-cell office:value-type="float" office:value="0.326" calcext:value-type="float">
            <text:p>0.326</text:p>
          </table:table-cell>
          <table:table-cell office:value-type="float" office:value="94.403" calcext:value-type="float">
            <text:p>94.403</text:p>
          </table:table-cell>
          <table:table-cell office:value-type="float" office:value="15988.5" calcext:value-type="float">
            <text:p>15988.5</text:p>
          </table:table-cell>
          <table:table-cell table:style-name="ce6" office:value-type="date" office:date-value="1995-11-16" calcext:value-type="date">
            <text:p>1995-11-16</text:p>
          </table:table-cell>
          <table:table-cell office:value-type="float" office:value="342.58" calcext:value-type="float">
            <text:p>342.58</text:p>
          </table:table-cell>
          <table:table-cell office:value-type="float" office:value="300.85" calcext:value-type="float">
            <text:p>30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wate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D.TO</text:p>
          </table:table-cell>
          <table:table-cell office:value-type="float" office:value="302" calcext:value-type="float">
            <text:p>302</text:p>
          </table:table-cell>
          <table:table-cell office:value-type="float" office:value="916" calcext:value-type="float">
            <text:p>916</text:p>
          </table:table-cell>
          <table:table-cell office:value-type="float" office:value="112" calcext:value-type="float">
            <text:p>112</text:p>
          </table:table-cell>
          <table:table-cell office:value-type="float" office:value="0.348511" calcext:value-type="float">
            <text:p>0.348511</text:p>
          </table:table-cell>
          <table:table-cell office:value-type="float" office:value="244" calcext:value-type="float">
            <text:p>244</text:p>
          </table:table-cell>
          <table:table-cell office:value-type="float" office:value="0.0525687" calcext:value-type="float">
            <text:p>0.0525687</text:p>
          </table:table-cell>
          <table:table-cell office:value-type="float" office:value="560" calcext:value-type="float">
            <text:p>560</text:p>
          </table:table-cell>
          <table:table-cell office:value-type="float" office:value="0.00787393" calcext:value-type="float">
            <text:p>0.0078739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oronto Dominion Bank</text:p>
          </table:table-cell>
          <table:table-cell office:value-type="string" calcext:value-type="string">
            <text:p>Yes</text:p>
          </table:table-cell>
          <table:table-cell office:value-type="float" office:value="0.0651302" calcext:value-type="float">
            <text:p>0.0651302</text:p>
          </table:table-cell>
          <table:table-cell office:value-type="float" office:value="0.0572563" calcext:value-type="float">
            <text:p>0.0572563</text:p>
          </table:table-cell>
          <table:table-cell office:value-type="float" office:value="0.108" calcext:value-type="float">
            <text:p>0.108</text:p>
          </table:table-cell>
          <table:table-cell office:value-type="float" office:value="58.351" calcext:value-type="float">
            <text:p>58.351</text:p>
          </table:table-cell>
          <table:table-cell office:value-type="float" office:value="145173" calcext:value-type="float">
            <text:p>145173</text:p>
          </table:table-cell>
          <table:table-cell/>
          <table:table-cell office:value-type="float" office:value="83.6658" calcext:value-type="float">
            <text:p>83.665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t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C.US</text:p>
          </table:table-cell>
          <table:table-cell office:value-type="float" office:value="303" calcext:value-type="float">
            <text:p>303</text:p>
          </table:table-cell>
          <table:table-cell office:value-type="float" office:value="918" calcext:value-type="float">
            <text:p>918</text:p>
          </table:table-cell>
          <table:table-cell office:value-type="float" office:value="228" calcext:value-type="float">
            <text:p>228</text:p>
          </table:table-cell>
          <table:table-cell office:value-type="float" office:value="0.716106" calcext:value-type="float">
            <text:p>0.716106</text:p>
          </table:table-cell>
          <table:table-cell office:value-type="float" office:value="222" calcext:value-type="float">
            <text:p>222</text:p>
          </table:table-cell>
          <table:table-cell office:value-type="float" office:value="0.0590918" calcext:value-type="float">
            <text:p>0.0590918</text:p>
          </table:table-cell>
          <table:table-cell office:value-type="float" office:value="468" calcext:value-type="float">
            <text:p>468</text:p>
          </table:table-cell>
          <table:table-cell office:value-type="float" office:value="0.0265978" calcext:value-type="float">
            <text:p>0.026597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hemours Co</text:p>
          </table:table-cell>
          <table:table-cell office:value-type="string" calcext:value-type="string">
            <text:p>Yes</text:p>
          </table:table-cell>
          <table:table-cell office:value-type="float" office:value="0.0902704" calcext:value-type="float">
            <text:p>0.0902704</text:p>
          </table:table-cell>
          <table:table-cell office:value-type="float" office:value="0.0636726" calcext:value-type="float">
            <text:p>0.0636726</text:p>
          </table:table-cell>
          <table:table-cell office:value-type="float" office:value="0.772" calcext:value-type="float">
            <text:p>0.772</text:p>
          </table:table-cell>
          <table:table-cell office:value-type="float" office:value="74.62" calcext:value-type="float">
            <text:p>74.62</text:p>
          </table:table-cell>
          <table:table-cell office:value-type="float" office:value="3950.35" calcext:value-type="float">
            <text:p>3950.35</text:p>
          </table:table-cell>
          <table:table-cell table:style-name="ce6" office:value-type="date" office:date-value="2015-07-01" calcext:value-type="date">
            <text:p>2015-07-01</text:p>
          </table:table-cell>
          <table:table-cell office:value-type="float" office:value="29.6061" calcext:value-type="float">
            <text:p>29.6061</text:p>
          </table:table-cell>
          <table:table-cell office:value-type="float" office:value="39.55" calcext:value-type="float">
            <text:p>39.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hemou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EYS.US</text:p>
          </table:table-cell>
          <table:table-cell office:value-type="float" office:value="304" calcext:value-type="float">
            <text:p>304</text:p>
          </table:table-cell>
          <table:table-cell office:value-type="float" office:value="923" calcext:value-type="float">
            <text:p>923</text:p>
          </table:table-cell>
          <table:table-cell office:value-type="float" office:value="457" calcext:value-type="float">
            <text:p>457</text:p>
          </table:table-cell>
          <table:table-cell office:value-type="float" office:value="2.47667" calcext:value-type="float">
            <text:p>2.47667</text:p>
          </table:table-cell>
          <table:table-cell office:value-type="float" office:value="272" calcext:value-type="float">
            <text:p>272</text:p>
          </table:table-cell>
          <table:table-cell office:value-type="float" office:value="0.043323" calcext:value-type="float">
            <text:p>0.043323</text:p>
          </table:table-cell>
          <table:table-cell office:value-type="float" office:value="194" calcext:value-type="float">
            <text:p>194</text:p>
          </table:table-cell>
          <table:table-cell office:value-type="float" office:value="0.110011" calcext:value-type="float">
            <text:p>0.11001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eysight Technologies Inc</text:p>
          </table:table-cell>
          <table:table-cell office:value-type="string" calcext:value-type="string">
            <text:p>Yes</text:p>
          </table:table-cell>
          <table:table-cell office:value-type="float" office:value="0.188781" calcext:value-type="float">
            <text:p>0.188781</text:p>
          </table:table-cell>
          <table:table-cell office:value-type="float" office:value="0.0864987" calcext:value-type="float">
            <text:p>0.0864987</text:p>
          </table:table-cell>
          <table:table-cell office:value-type="float" office:value="0.561" calcext:value-type="float">
            <text:p>0.561</text:p>
          </table:table-cell>
          <table:table-cell office:value-type="float" office:value="89.054" calcext:value-type="float">
            <text:p>89.054</text:p>
          </table:table-cell>
          <table:table-cell office:value-type="float" office:value="23386.6" calcext:value-type="float">
            <text:p>23386.6</text:p>
          </table:table-cell>
          <table:table-cell table:style-name="ce6" office:value-type="date" office:date-value="2014-11-03" calcext:value-type="date">
            <text:p>2014-11-03</text:p>
          </table:table-cell>
          <table:table-cell office:value-type="float" office:value="171.07" calcext:value-type="float">
            <text:p>171.07</text:p>
          </table:table-cell>
          <table:table-cell office:value-type="float" office:value="166.62" calcext:value-type="float">
            <text:p>166.6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keysigh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SLN.SW</text:p>
          </table:table-cell>
          <table:table-cell office:value-type="float" office:value="305" calcext:value-type="float">
            <text:p>305</text:p>
          </table:table-cell>
          <table:table-cell office:value-type="float" office:value="923" calcext:value-type="float">
            <text:p>923</text:p>
          </table:table-cell>
          <table:table-cell office:value-type="float" office:value="507" calcext:value-type="float">
            <text:p>507</text:p>
          </table:table-cell>
          <table:table-cell office:value-type="float" office:value="3.6861" calcext:value-type="float">
            <text:p>3.6861</text:p>
          </table:table-cell>
          <table:table-cell office:value-type="float" office:value="91" calcext:value-type="float">
            <text:p>91</text:p>
          </table:table-cell>
          <table:table-cell office:value-type="float" office:value="0.114367" calcext:value-type="float">
            <text:p>0.114367</text:p>
          </table:table-cell>
          <table:table-cell office:value-type="float" office:value="325" calcext:value-type="float">
            <text:p>325</text:p>
          </table:table-cell>
          <table:table-cell office:value-type="float" office:value="0.0597179" calcext:value-type="float">
            <text:p>0.059717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silea Pharmaceutica AG</text:p>
          </table:table-cell>
          <table:table-cell office:value-type="string" calcext:value-type="string">
            <text:p>Yes</text:p>
          </table:table-cell>
          <table:table-cell office:value-type="float" office:value="0.140668" calcext:value-type="float">
            <text:p>0.140668</text:p>
          </table:table-cell>
          <table:table-cell office:value-type="float" office:value="0.0809505" calcext:value-type="float">
            <text:p>0.0809505</text:p>
          </table:table-cell>
          <table:table-cell office:value-type="float" office:value="4.164" calcext:value-type="float">
            <text:p>4.164</text:p>
          </table:table-cell>
          <table:table-cell office:value-type="float" office:value="32.118" calcext:value-type="float">
            <text:p>32.118</text:p>
          </table:table-cell>
          <table:table-cell office:value-type="float" office:value="441.456" calcext:value-type="float">
            <text:p>441.456</text:p>
          </table:table-cell>
          <table:table-cell/>
          <table:table-cell office:value-type="float" office:value="45.8" calcext:value-type="float">
            <text:p>45.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asile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IR.PA</text:p>
          </table:table-cell>
          <table:table-cell office:value-type="float" office:value="306" calcext:value-type="float">
            <text:p>306</text:p>
          </table:table-cell>
          <table:table-cell office:value-type="float" office:value="925" calcext:value-type="float">
            <text:p>925</text:p>
          </table:table-cell>
          <table:table-cell office:value-type="float" office:value="306" calcext:value-type="float">
            <text:p>306</text:p>
          </table:table-cell>
          <table:table-cell office:value-type="float" office:value="1.07374" calcext:value-type="float">
            <text:p>1.07374</text:p>
          </table:table-cell>
          <table:table-cell office:value-type="float" office:value="204" calcext:value-type="float">
            <text:p>204</text:p>
          </table:table-cell>
          <table:table-cell office:value-type="float" office:value="0.0643032" calcext:value-type="float">
            <text:p>0.0643032</text:p>
          </table:table-cell>
          <table:table-cell office:value-type="float" office:value="415" calcext:value-type="float">
            <text:p>415</text:p>
          </table:table-cell>
          <table:table-cell office:value-type="float" office:value="0.0391544" calcext:value-type="float">
            <text:p>0.039154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Airbus Group SE</text:p>
          </table:table-cell>
          <table:table-cell office:value-type="string" calcext:value-type="string">
            <text:p>Yes</text:p>
          </table:table-cell>
          <table:table-cell office:value-type="float" office:value="0.114508" calcext:value-type="float">
            <text:p>0.114508</text:p>
          </table:table-cell>
          <table:table-cell office:value-type="float" office:value="0.080073" calcext:value-type="float">
            <text:p>0.080073</text:p>
          </table:table-cell>
          <table:table-cell office:value-type="float" office:value="25.792" calcext:value-type="float">
            <text:p>25.792</text:p>
          </table:table-cell>
          <table:table-cell office:value-type="float" office:value="35.851" calcext:value-type="float">
            <text:p>35.851</text:p>
          </table:table-cell>
          <table:table-cell office:value-type="float" office:value="104458" calcext:value-type="float">
            <text:p>104458</text:p>
          </table:table-cell>
          <table:table-cell table:style-name="ce6" office:value-type="date" office:date-value="2000-07-10" calcext:value-type="date">
            <text:p>2000-07-10</text:p>
          </table:table-cell>
          <table:table-cell office:value-type="float" office:value="109.462" calcext:value-type="float">
            <text:p>109.46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irbu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KE.PA</text:p>
          </table:table-cell>
          <table:table-cell office:value-type="float" office:value="307" calcext:value-type="float">
            <text:p>307</text:p>
          </table:table-cell>
          <table:table-cell office:value-type="float" office:value="927" calcext:value-type="float">
            <text:p>927</text:p>
          </table:table-cell>
          <table:table-cell office:value-type="float" office:value="119" calcext:value-type="float">
            <text:p>119</text:p>
          </table:table-cell>
          <table:table-cell office:value-type="float" office:value="0.367924" calcext:value-type="float">
            <text:p>0.367924</text:p>
          </table:table-cell>
          <table:table-cell office:value-type="float" office:value="259" calcext:value-type="float">
            <text:p>259</text:p>
          </table:table-cell>
          <table:table-cell office:value-type="float" office:value="0.0476369" calcext:value-type="float">
            <text:p>0.0476369</text:p>
          </table:table-cell>
          <table:table-cell office:value-type="float" office:value="549" calcext:value-type="float">
            <text:p>549</text:p>
          </table:table-cell>
          <table:table-cell office:value-type="float" office:value="0.00947791" calcext:value-type="float">
            <text:p>0.0094779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kema SA</text:p>
          </table:table-cell>
          <table:table-cell office:value-type="string" calcext:value-type="string">
            <text:p>Yes</text:p>
          </table:table-cell>
          <table:table-cell office:value-type="float" office:value="0.0765905" calcext:value-type="float">
            <text:p>0.0765905</text:p>
          </table:table-cell>
          <table:table-cell office:value-type="float" office:value="0.0671126" calcext:value-type="float">
            <text:p>0.0671126</text:p>
          </table:table-cell>
          <table:table-cell office:value-type="float" office:value="8.101" calcext:value-type="float">
            <text:p>8.101</text:p>
          </table:table-cell>
          <table:table-cell office:value-type="float" office:value="57.009" calcext:value-type="float">
            <text:p>57.009</text:p>
          </table:table-cell>
          <table:table-cell office:value-type="float" office:value="6692.1" calcext:value-type="float">
            <text:p>6692.1</text:p>
          </table:table-cell>
          <table:table-cell/>
          <table:table-cell office:value-type="float" office:value="80.6027" calcext:value-type="float">
            <text:p>80.602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rkem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.US</text:p>
          </table:table-cell>
          <table:table-cell office:value-type="float" office:value="308" calcext:value-type="float">
            <text:p>308</text:p>
          </table:table-cell>
          <table:table-cell office:value-type="float" office:value="929" calcext:value-type="float">
            <text:p>929</text:p>
          </table:table-cell>
          <table:table-cell office:value-type="float" office:value="524" calcext:value-type="float">
            <text:p>524</text:p>
          </table:table-cell>
          <table:table-cell office:value-type="float" office:value="4.40213" calcext:value-type="float">
            <text:p>4.40213</text:p>
          </table:table-cell>
          <table:table-cell office:value-type="float" office:value="372" calcext:value-type="float">
            <text:p>372</text:p>
          </table:table-cell>
          <table:table-cell office:value-type="float" office:value="0.0280485" calcext:value-type="float">
            <text:p>0.0280485</text:p>
          </table:table-cell>
          <table:table-cell office:value-type="float" office:value="33" calcext:value-type="float">
            <text:p>33</text:p>
          </table:table-cell>
          <table:table-cell office:value-type="float" office:value="0.325054" calcext:value-type="float">
            <text:p>0.32505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stercard Inc</text:p>
          </table:table-cell>
          <table:table-cell office:value-type="string" calcext:value-type="string">
            <text:p>Yes</text:p>
          </table:table-cell>
          <table:table-cell office:value-type="float" office:value="0.400409" calcext:value-type="float">
            <text:p>0.400409</text:p>
          </table:table-cell>
          <table:table-cell office:value-type="float" office:value="0.0840252" calcext:value-type="float">
            <text:p>0.0840252</text:p>
          </table:table-cell>
          <table:table-cell office:value-type="float" office:value="10.655" calcext:value-type="float">
            <text:p>10.655</text:p>
          </table:table-cell>
          <table:table-cell office:value-type="float" office:value="78.761" calcext:value-type="float">
            <text:p>78.761</text:p>
          </table:table-cell>
          <table:table-cell office:value-type="float" office:value="373031" calcext:value-type="float">
            <text:p>373031</text:p>
          </table:table-cell>
          <table:table-cell table:style-name="ce6" office:value-type="date" office:date-value="2006-05-25" calcext:value-type="date">
            <text:p>2006-05-25</text:p>
          </table:table-cell>
          <table:table-cell office:value-type="float" office:value="345.621" calcext:value-type="float">
            <text:p>345.621</text:p>
          </table:table-cell>
          <table:table-cell office:value-type="float" office:value="453.13" calcext:value-type="float">
            <text:p>453.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astercar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O.US</text:p>
          </table:table-cell>
          <table:table-cell office:value-type="float" office:value="309" calcext:value-type="float">
            <text:p>309</text:p>
          </table:table-cell>
          <table:table-cell office:value-type="float" office:value="930" calcext:value-type="float">
            <text:p>930</text:p>
          </table:table-cell>
          <table:table-cell office:value-type="float" office:value="195" calcext:value-type="float">
            <text:p>195</text:p>
          </table:table-cell>
          <table:table-cell office:value-type="float" office:value="0.567269" calcext:value-type="float">
            <text:p>0.567269</text:p>
          </table:table-cell>
          <table:table-cell office:value-type="float" office:value="549" calcext:value-type="float">
            <text:p>549</text:p>
          </table:table-cell>
          <table:table-cell office:value-type="float" office:value="0.00248248" calcext:value-type="float">
            <text:p>0.00248248</text:p>
          </table:table-cell>
          <table:table-cell office:value-type="float" office:value="186" calcext:value-type="float">
            <text:p>186</text:p>
          </table:table-cell>
          <table:table-cell office:value-type="float" office:value="0.119037" calcext:value-type="float">
            <text:p>0.11903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n Eagle Outfitters Inc</text:p>
          </table:table-cell>
          <table:table-cell office:value-type="string" calcext:value-type="string">
            <text:p>Yes</text:p>
          </table:table-cell>
          <table:table-cell office:value-type="float" office:value="0.173224" calcext:value-type="float">
            <text:p>0.173224</text:p>
          </table:table-cell>
          <table:table-cell office:value-type="float" office:value="0.0541872" calcext:value-type="float">
            <text:p>0.0541872</text:p>
          </table:table-cell>
          <table:table-cell office:value-type="float" office:value="5.958" calcext:value-type="float">
            <text:p>5.958</text:p>
          </table:table-cell>
          <table:table-cell office:value-type="float" office:value="93.114" calcext:value-type="float">
            <text:p>93.114</text:p>
          </table:table-cell>
          <table:table-cell office:value-type="float" office:value="3258.49" calcext:value-type="float">
            <text:p>3258.49</text:p>
          </table:table-cell>
          <table:table-cell table:style-name="ce6" office:value-type="date" office:date-value="1994-04-13" calcext:value-type="date">
            <text:p>1994-04-13</text:p>
          </table:table-cell>
          <table:table-cell office:value-type="float" office:value="13.6635" calcext:value-type="float">
            <text:p>13.6635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aeo-in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SLA.US</text:p>
          </table:table-cell>
          <table:table-cell office:value-type="float" office:value="310" calcext:value-type="float">
            <text:p>310</text:p>
          </table:table-cell>
          <table:table-cell office:value-type="float" office:value="932" calcext:value-type="float">
            <text:p>932</text:p>
          </table:table-cell>
          <table:table-cell office:value-type="float" office:value="393" calcext:value-type="float">
            <text:p>393</text:p>
          </table:table-cell>
          <table:table-cell office:value-type="float" office:value="1.72685" calcext:value-type="float">
            <text:p>1.72685</text:p>
          </table:table-cell>
          <table:table-cell office:value-type="float" office:value="458" calcext:value-type="float">
            <text:p>458</text:p>
          </table:table-cell>
          <table:table-cell office:value-type="float" office:value="0.0182448" calcext:value-type="float">
            <text:p>0.0182448</text:p>
          </table:table-cell>
          <table:table-cell office:value-type="float" office:value="81" calcext:value-type="float">
            <text:p>81</text:p>
          </table:table-cell>
          <table:table-cell office:value-type="float" office:value="0.199873" calcext:value-type="float">
            <text:p>0.1998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sla Inc</text:p>
          </table:table-cell>
          <table:table-cell office:value-type="string" calcext:value-type="string">
            <text:p>Yes</text:p>
          </table:table-cell>
          <table:table-cell office:value-type="float" office:value="0.275228" calcext:value-type="float">
            <text:p>0.275228</text:p>
          </table:table-cell>
          <table:table-cell office:value-type="float" office:value="0.0858103" calcext:value-type="float">
            <text:p>0.0858103</text:p>
          </table:table-cell>
          <table:table-cell office:value-type="float" office:value="13.043" calcext:value-type="float">
            <text:p>13.043</text:p>
          </table:table-cell>
          <table:table-cell office:value-type="float" office:value="44.206" calcext:value-type="float">
            <text:p>44.206</text:p>
          </table:table-cell>
          <table:table-cell office:value-type="float" office:value="798576" calcext:value-type="float">
            <text:p>798576</text:p>
          </table:table-cell>
          <table:table-cell table:style-name="ce6" office:value-type="date" office:date-value="2010-06-29" calcext:value-type="date">
            <text:p>2010-06-29</text:p>
          </table:table-cell>
          <table:table-cell office:value-type="float" office:value="123.18" calcext:value-type="float">
            <text:p>123.18</text:p>
          </table:table-cell>
          <table:table-cell office:value-type="string" calcext:value-type="string">
            <text:p>na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tesl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UM.US</text:p>
          </table:table-cell>
          <table:table-cell office:value-type="float" office:value="311" calcext:value-type="float">
            <text:p>311</text:p>
          </table:table-cell>
          <table:table-cell office:value-type="float" office:value="933" calcext:value-type="float">
            <text:p>933</text:p>
          </table:table-cell>
          <table:table-cell office:value-type="float" office:value="547" calcext:value-type="float">
            <text:p>547</text:p>
          </table:table-cell>
          <table:table-cell office:value-type="float" office:value="8.70485" calcext:value-type="float">
            <text:p>8.70485</text:p>
          </table:table-cell>
          <table:table-cell office:value-type="float" office:value="293" calcext:value-type="float">
            <text:p>293</text:p>
          </table:table-cell>
          <table:table-cell office:value-type="float" office:value="0.0397681" calcext:value-type="float">
            <text:p>0.0397681</text:p>
          </table:table-cell>
          <table:table-cell office:value-type="float" office:value="93" calcext:value-type="float">
            <text:p>93</text:p>
          </table:table-cell>
          <table:table-cell office:value-type="float" office:value="0.187378" calcext:value-type="float">
            <text:p>0.18737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Yum! Brands Inc</text:p>
          </table:table-cell>
          <table:table-cell office:value-type="string" calcext:value-type="string">
            <text:p>Yes</text:p>
          </table:table-cell>
          <table:table-cell office:value-type="float" office:value="0.262321" calcext:value-type="float">
            <text:p>0.262321</text:p>
          </table:table-cell>
          <table:table-cell office:value-type="float" office:value="0.0749422" calcext:value-type="float">
            <text:p>0.0749422</text:p>
          </table:table-cell>
          <table:table-cell office:value-type="float" office:value="0.1" calcext:value-type="float">
            <text:p>0.1</text:p>
          </table:table-cell>
          <table:table-cell office:value-type="float" office:value="80.57" calcext:value-type="float">
            <text:p>80.57</text:p>
          </table:table-cell>
          <table:table-cell office:value-type="float" office:value="33474" calcext:value-type="float">
            <text:p>33474</text:p>
          </table:table-cell>
          <table:table-cell table:style-name="ce6" office:value-type="date" office:date-value="1997-09-17" calcext:value-type="date">
            <text:p>1997-09-17</text:p>
          </table:table-cell>
          <table:table-cell office:value-type="float" office:value="125.715" calcext:value-type="float">
            <text:p>125.715</text:p>
          </table:table-cell>
          <table:table-cell office:value-type="string" calcext:value-type="string">
            <text:p>na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yu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N.SW</text:p>
          </table:table-cell>
          <table:table-cell office:value-type="float" office:value="312" calcext:value-type="float">
            <text:p>312</text:p>
          </table:table-cell>
          <table:table-cell office:value-type="float" office:value="934" calcext:value-type="float">
            <text:p>934</text:p>
          </table:table-cell>
          <table:table-cell office:value-type="float" office:value="134" calcext:value-type="float">
            <text:p>134</text:p>
          </table:table-cell>
          <table:table-cell office:value-type="float" office:value="0.402458" calcext:value-type="float">
            <text:p>0.402458</text:p>
          </table:table-cell>
          <table:table-cell office:value-type="float" office:value="371" calcext:value-type="float">
            <text:p>371</text:p>
          </table:table-cell>
          <table:table-cell office:value-type="float" office:value="0.0281859" calcext:value-type="float">
            <text:p>0.0281859</text:p>
          </table:table-cell>
          <table:table-cell office:value-type="float" office:value="429" calcext:value-type="float">
            <text:p>429</text:p>
          </table:table-cell>
          <table:table-cell office:value-type="float" office:value="0.0352288" calcext:value-type="float">
            <text:p>0.035228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mplenia AG</text:p>
          </table:table-cell>
          <table:table-cell office:value-type="string" calcext:value-type="string">
            <text:p>Yes</text:p>
          </table:table-cell>
          <table:table-cell office:value-type="float" office:value="0.100152" calcext:value-type="float">
            <text:p>0.100152</text:p>
          </table:table-cell>
          <table:table-cell office:value-type="float" office:value="0.0649236" calcext:value-type="float">
            <text:p>0.0649236</text:p>
          </table:table-cell>
          <table:table-cell office:value-type="float" office:value="33.671" calcext:value-type="float">
            <text:p>33.671</text:p>
          </table:table-cell>
          <table:table-cell office:value-type="float" office:value="26.963" calcext:value-type="float">
            <text:p>26.963</text:p>
          </table:table-cell>
          <table:table-cell office:value-type="float" office:value="534.873" calcext:value-type="float">
            <text:p>534.873</text:p>
          </table:table-cell>
          <table:table-cell/>
          <table:table-cell office:value-type="float" office:value="37.6225" calcext:value-type="float">
            <text:p>37.622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mpleni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JX.US</text:p>
          </table:table-cell>
          <table:table-cell office:value-type="float" office:value="313" calcext:value-type="float">
            <text:p>313</text:p>
          </table:table-cell>
          <table:table-cell office:value-type="float" office:value="939" calcext:value-type="float">
            <text:p>939</text:p>
          </table:table-cell>
          <table:table-cell office:value-type="float" office:value="357" calcext:value-type="float">
            <text:p>357</text:p>
          </table:table-cell>
          <table:table-cell office:value-type="float" office:value="1.40957" calcext:value-type="float">
            <text:p>1.40957</text:p>
          </table:table-cell>
          <table:table-cell office:value-type="float" office:value="460" calcext:value-type="float">
            <text:p>460</text:p>
          </table:table-cell>
          <table:table-cell office:value-type="float" office:value="0.0177856" calcext:value-type="float">
            <text:p>0.0177856</text:p>
          </table:table-cell>
          <table:table-cell office:value-type="float" office:value="122" calcext:value-type="float">
            <text:p>122</text:p>
          </table:table-cell>
          <table:table-cell office:value-type="float" office:value="0.159323" calcext:value-type="float">
            <text:p>0.15932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he TJX Companies Inc</text:p>
          </table:table-cell>
          <table:table-cell office:value-type="string" calcext:value-type="string">
            <text:p>Yes</text:p>
          </table:table-cell>
          <table:table-cell office:value-type="float" office:value="0.217038" calcext:value-type="float">
            <text:p>0.217038</text:p>
          </table:table-cell>
          <table:table-cell office:value-type="float" office:value="0.0612379" calcext:value-type="float">
            <text:p>0.0612379</text:p>
          </table:table-cell>
          <table:table-cell office:value-type="float" office:value="0.092" calcext:value-type="float">
            <text:p>0.092</text:p>
          </table:table-cell>
          <table:table-cell office:value-type="float" office:value="93.052" calcext:value-type="float">
            <text:p>93.052</text:p>
          </table:table-cell>
          <table:table-cell office:value-type="float" office:value="101686" calcext:value-type="float">
            <text:p>101686</text:p>
          </table:table-cell>
          <table:table-cell table:style-name="ce6" office:value-type="date" office:date-value="1988-01-05" calcext:value-type="date">
            <text:p>1988-01-05</text:p>
          </table:table-cell>
          <table:table-cell office:value-type="float" office:value="78.379" calcext:value-type="float">
            <text:p>78.379</text:p>
          </table:table-cell>
          <table:table-cell office:value-type="float" office:value="90.2" calcext:value-type="float">
            <text:p>90.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j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NR.XETRA</text:p>
          </table:table-cell>
          <table:table-cell office:value-type="float" office:value="314" calcext:value-type="float">
            <text:p>314</text:p>
          </table:table-cell>
          <table:table-cell office:value-type="float" office:value="941" calcext:value-type="float">
            <text:p>941</text:p>
          </table:table-cell>
          <table:table-cell office:value-type="float" office:value="331" calcext:value-type="float">
            <text:p>331</text:p>
          </table:table-cell>
          <table:table-cell office:value-type="float" office:value="1.26006" calcext:value-type="float">
            <text:p>1.26006</text:p>
          </table:table-cell>
          <table:table-cell office:value-type="float" office:value="375" calcext:value-type="float">
            <text:p>375</text:p>
          </table:table-cell>
          <table:table-cell office:value-type="float" office:value="0.0276814" calcext:value-type="float">
            <text:p>0.0276814</text:p>
          </table:table-cell>
          <table:table-cell office:value-type="float" office:value="235" calcext:value-type="float">
            <text:p>235</text:p>
          </table:table-cell>
          <table:table-cell office:value-type="float" office:value="0.0863557" calcext:value-type="float">
            <text:p>0.086355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enntag SE</text:p>
          </table:table-cell>
          <table:table-cell office:value-type="string" calcext:value-type="string">
            <text:p>Yes</text:p>
          </table:table-cell>
          <table:table-cell office:value-type="float" office:value="0.158789" calcext:value-type="float">
            <text:p>0.158789</text:p>
          </table:table-cell>
          <table:table-cell office:value-type="float" office:value="0.0724338" calcext:value-type="float">
            <text:p>0.0724338</text:p>
          </table:table-cell>
          <table:table-cell office:value-type="float" office:value="5.178" calcext:value-type="float">
            <text:p>5.178</text:p>
          </table:table-cell>
          <table:table-cell office:value-type="float" office:value="68.689" calcext:value-type="float">
            <text:p>68.689</text:p>
          </table:table-cell>
          <table:table-cell office:value-type="float" office:value="10940.3" calcext:value-type="float">
            <text:p>10940.3</text:p>
          </table:table-cell>
          <table:table-cell/>
          <table:table-cell office:value-type="float" office:value="58.0802" calcext:value-type="float">
            <text:p>58.080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rennta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XC.US</text:p>
          </table:table-cell>
          <table:table-cell office:value-type="float" office:value="315" calcext:value-type="float">
            <text:p>315</text:p>
          </table:table-cell>
          <table:table-cell office:value-type="float" office:value="943" calcext:value-type="float">
            <text:p>943</text:p>
          </table:table-cell>
          <table:table-cell office:value-type="float" office:value="201" calcext:value-type="float">
            <text:p>201</text:p>
          </table:table-cell>
          <table:table-cell office:value-type="float" office:value="0.59485" calcext:value-type="float">
            <text:p>0.59485</text:p>
          </table:table-cell>
          <table:table-cell office:value-type="float" office:value="291" calcext:value-type="float">
            <text:p>291</text:p>
          </table:table-cell>
          <table:table-cell office:value-type="float" office:value="0.0398936" calcext:value-type="float">
            <text:p>0.0398936</text:p>
          </table:table-cell>
          <table:table-cell office:value-type="float" office:value="451" calcext:value-type="float">
            <text:p>451</text:p>
          </table:table-cell>
          <table:table-cell office:value-type="float" office:value="0.030635" calcext:value-type="float">
            <text:p>0.03063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XC Technology Co</text:p>
          </table:table-cell>
          <table:table-cell office:value-type="string" calcext:value-type="string">
            <text:p>Yes</text:p>
          </table:table-cell>
          <table:table-cell office:value-type="float" office:value="0.0810037" calcext:value-type="float">
            <text:p>0.0810037</text:p>
          </table:table-cell>
          <table:table-cell office:value-type="float" office:value="0.0503688" calcext:value-type="float">
            <text:p>0.0503688</text:p>
          </table:table-cell>
          <table:table-cell office:value-type="float" office:value="0.986" calcext:value-type="float">
            <text:p>0.986</text:p>
          </table:table-cell>
          <table:table-cell office:value-type="float" office:value="97.905" calcext:value-type="float">
            <text:p>97.905</text:p>
          </table:table-cell>
          <table:table-cell office:value-type="float" office:value="4273.77" calcext:value-type="float">
            <text:p>4273.77</text:p>
          </table:table-cell>
          <table:table-cell table:style-name="ce6" office:value-type="date" office:date-value="2017-02-01" calcext:value-type="date">
            <text:p>2017-02-01</text:p>
          </table:table-cell>
          <table:table-cell office:value-type="float" office:value="26.5" calcext:value-type="float">
            <text:p>26.5</text:p>
          </table:table-cell>
          <table:table-cell office:value-type="float" office:value="25.31" calcext:value-type="float">
            <text:p>2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xc.technolo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FM.US</text:p>
          </table:table-cell>
          <table:table-cell office:value-type="float" office:value="316" calcext:value-type="float">
            <text:p>316</text:p>
          </table:table-cell>
          <table:table-cell office:value-type="float" office:value="944" calcext:value-type="float">
            <text:p>944</text:p>
          </table:table-cell>
          <table:table-cell office:value-type="float" office:value="448" calcext:value-type="float">
            <text:p>448</text:p>
          </table:table-cell>
          <table:table-cell office:value-type="float" office:value="2.35662" calcext:value-type="float">
            <text:p>2.35662</text:p>
          </table:table-cell>
          <table:table-cell office:value-type="float" office:value="335" calcext:value-type="float">
            <text:p>335</text:p>
          </table:table-cell>
          <table:table-cell office:value-type="float" office:value="0.033238" calcext:value-type="float">
            <text:p>0.033238</text:p>
          </table:table-cell>
          <table:table-cell office:value-type="float" office:value="161" calcext:value-type="float">
            <text:p>161</text:p>
          </table:table-cell>
          <table:table-cell office:value-type="float" office:value="0.13171" calcext:value-type="float">
            <text:p>0.1317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prouts Farmers Market LLC</text:p>
          </table:table-cell>
          <table:table-cell office:value-type="string" calcext:value-type="string">
            <text:p>Yes</text:p>
          </table:table-cell>
          <table:table-cell office:value-type="float" office:value="0.201444" calcext:value-type="float">
            <text:p>0.201444</text:p>
          </table:table-cell>
          <table:table-cell office:value-type="float" office:value="0.069734" calcext:value-type="float">
            <text:p>0.069734</text:p>
          </table:table-cell>
          <table:table-cell office:value-type="float" office:value="0.558" calcext:value-type="float">
            <text:p>0.558</text:p>
          </table:table-cell>
          <table:table-cell office:value-type="float" office:value="111.999" calcext:value-type="float">
            <text:p>111.999</text:p>
          </table:table-cell>
          <table:table-cell office:value-type="float" office:value="4324.03" calcext:value-type="float">
            <text:p>4324.03</text:p>
          </table:table-cell>
          <table:table-cell table:style-name="ce6" office:value-type="date" office:date-value="2013-08-01" calcext:value-type="date">
            <text:p>2013-08-01</text:p>
          </table:table-cell>
          <table:table-cell office:value-type="float" office:value="32.37" calcext:value-type="float">
            <text:p>32.37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prout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RL-B.CO</text:p>
          </table:table-cell>
          <table:table-cell office:value-type="float" office:value="317" calcext:value-type="float">
            <text:p>317</text:p>
          </table:table-cell>
          <table:table-cell office:value-type="float" office:value="947" calcext:value-type="float">
            <text:p>947</text:p>
          </table:table-cell>
          <table:table-cell office:value-type="float" office:value="380" calcext:value-type="float">
            <text:p>380</text:p>
          </table:table-cell>
          <table:table-cell office:value-type="float" office:value="1.62383" calcext:value-type="float">
            <text:p>1.62383</text:p>
          </table:table-cell>
          <table:table-cell office:value-type="float" office:value="295" calcext:value-type="float">
            <text:p>295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272" calcext:value-type="float">
            <text:p>272</text:p>
          </table:table-cell>
          <table:table-cell office:value-type="float" office:value="0.0751827" calcext:value-type="float">
            <text:p>0.0751827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arlsberg A/S</text:p>
          </table:table-cell>
          <table:table-cell office:value-type="string" calcext:value-type="string">
            <text:p>Yes</text:p>
          </table:table-cell>
          <table:table-cell office:value-type="float" office:value="0.150866" calcext:value-type="float">
            <text:p>0.150866</text:p>
          </table:table-cell>
          <table:table-cell office:value-type="float" office:value="0.0764571" calcext:value-type="float">
            <text:p>0.0764571</text:p>
          </table:table-cell>
          <table:table-cell office:value-type="float" office:value="8.068" calcext:value-type="float">
            <text:p>8.068</text:p>
          </table:table-cell>
          <table:table-cell office:value-type="float" office:value="44.35" calcext:value-type="float">
            <text:p>44.35</text:p>
          </table:table-cell>
          <table:table-cell office:value-type="float" office:value="118520" calcext:value-type="float">
            <text:p>118520</text:p>
          </table:table-cell>
          <table:table-cell/>
          <table:table-cell office:value-type="float" office:value="898.373" calcext:value-type="float">
            <text:p>898.37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arlsberg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YN.XETRA</text:p>
          </table:table-cell>
          <table:table-cell office:value-type="float" office:value="318" calcext:value-type="float">
            <text:p>318</text:p>
          </table:table-cell>
          <table:table-cell office:value-type="float" office:value="947" calcext:value-type="float">
            <text:p>947</text:p>
          </table:table-cell>
          <table:table-cell office:value-type="float" office:value="325" calcext:value-type="float">
            <text:p>325</text:p>
          </table:table-cell>
          <table:table-cell office:value-type="float" office:value="1.23452" calcext:value-type="float">
            <text:p>1.23452</text:p>
          </table:table-cell>
          <table:table-cell office:value-type="float" office:value="137" calcext:value-type="float">
            <text:p>137</text:p>
          </table:table-cell>
          <table:table-cell office:value-type="float" office:value="0.0892955" calcext:value-type="float">
            <text:p>0.0892955</text:p>
          </table:table-cell>
          <table:table-cell office:value-type="float" office:value="485" calcext:value-type="float">
            <text:p>485</text:p>
          </table:table-cell>
          <table:table-cell office:value-type="float" office:value="0.0232354" calcext:value-type="float">
            <text:p>0.023235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yer AG NA</text:p>
          </table:table-cell>
          <table:table-cell office:value-type="string" calcext:value-type="string">
            <text:p>Yes</text:p>
          </table:table-cell>
          <table:table-cell office:value-type="float" office:value="0.0859054" calcext:value-type="float">
            <text:p>0.0859054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" calcext:value-type="float">
            <text:p>0</text:p>
          </table:table-cell>
          <table:table-cell office:value-type="float" office:value="50.208" calcext:value-type="float">
            <text:p>50.208</text:p>
          </table:table-cell>
          <table:table-cell office:value-type="float" office:value="41320.8" calcext:value-type="float">
            <text:p>41320.8</text:p>
          </table:table-cell>
          <table:table-cell/>
          <table:table-cell office:value-type="float" office:value="46.2974" calcext:value-type="float">
            <text:p>46.297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ay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SCI.US</text:p>
          </table:table-cell>
          <table:table-cell office:value-type="float" office:value="319" calcext:value-type="float">
            <text:p>319</text:p>
          </table:table-cell>
          <table:table-cell office:value-type="float" office:value="948" calcext:value-type="float">
            <text:p>948</text:p>
          </table:table-cell>
          <table:table-cell office:value-type="float" office:value="544" calcext:value-type="float">
            <text:p>544</text:p>
          </table:table-cell>
          <table:table-cell office:value-type="float" office:value="8.45161" calcext:value-type="float">
            <text:p>8.45161</text:p>
          </table:table-cell>
          <table:table-cell office:value-type="float" office:value="360" calcext:value-type="float">
            <text:p>360</text:p>
          </table:table-cell>
          <table:table-cell office:value-type="float" office:value="0.0293405" calcext:value-type="float">
            <text:p>0.0293405</text:p>
          </table:table-cell>
          <table:table-cell office:value-type="float" office:value="44" calcext:value-type="float">
            <text:p>44</text:p>
          </table:table-cell>
          <table:table-cell office:value-type="float" office:value="0.280166" calcext:value-type="float">
            <text:p>0.28016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CI Inc</text:p>
          </table:table-cell>
          <table:table-cell office:value-type="string" calcext:value-type="string">
            <text:p>Yes</text:p>
          </table:table-cell>
          <table:table-cell office:value-type="float" office:value="0.355759" calcext:value-type="float">
            <text:p>0.355759</text:p>
          </table:table-cell>
          <table:table-cell office:value-type="float" office:value="0.0803394" calcext:value-type="float">
            <text:p>0.0803394</text:p>
          </table:table-cell>
          <table:table-cell office:value-type="float" office:value="3.098" calcext:value-type="float">
            <text:p>3.098</text:p>
          </table:table-cell>
          <table:table-cell office:value-type="float" office:value="92.63" calcext:value-type="float">
            <text:p>92.63</text:p>
          </table:table-cell>
          <table:table-cell office:value-type="float" office:value="40097.1" calcext:value-type="float">
            <text:p>40097.1</text:p>
          </table:table-cell>
          <table:table-cell table:style-name="ce6" office:value-type="date" office:date-value="2007-11-15" calcext:value-type="date">
            <text:p>2007-11-15</text:p>
          </table:table-cell>
          <table:table-cell office:value-type="float" office:value="460.243" calcext:value-type="float">
            <text:p>460.243</text:p>
          </table:table-cell>
          <table:table-cell office:value-type="float" office:value="582.79" calcext:value-type="float">
            <text:p>582.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msc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C.PA</text:p>
          </table:table-cell>
          <table:table-cell office:value-type="float" office:value="320" calcext:value-type="float">
            <text:p>320</text:p>
          </table:table-cell>
          <table:table-cell office:value-type="float" office:value="948" calcext:value-type="float">
            <text:p>948</text:p>
          </table:table-cell>
          <table:table-cell office:value-type="float" office:value="416" calcext:value-type="float">
            <text:p>416</text:p>
          </table:table-cell>
          <table:table-cell office:value-type="float" office:value="1.92712" calcext:value-type="float">
            <text:p>1.92712</text:p>
          </table:table-cell>
          <table:table-cell office:value-type="float" office:value="394" calcext:value-type="float">
            <text:p>394</text:p>
          </table:table-cell>
          <table:table-cell office:value-type="float" office:value="0.0256821" calcext:value-type="float">
            <text:p>0.0256821</text:p>
          </table:table-cell>
          <table:table-cell office:value-type="float" office:value="138" calcext:value-type="float">
            <text:p>138</text:p>
          </table:table-cell>
          <table:table-cell office:value-type="float" office:value="0.148222" calcext:value-type="float">
            <text:p>0.14822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VMH Moët Hennessy - Louis Vuitton Société Européenne</text:p>
          </table:table-cell>
          <table:table-cell office:value-type="string" calcext:value-type="string">
            <text:p>Yes</text:p>
          </table:table-cell>
          <table:table-cell office:value-type="float" office:value="0.223576" calcext:value-type="float">
            <text:p>0.223576</text:p>
          </table:table-cell>
          <table:table-cell office:value-type="float" office:value="0.081069" calcext:value-type="float">
            <text:p>0.081069</text:p>
          </table:table-cell>
          <table:table-cell office:value-type="float" office:value="48.39" calcext:value-type="float">
            <text:p>48.39</text:p>
          </table:table-cell>
          <table:table-cell office:value-type="float" office:value="21.426" calcext:value-type="float">
            <text:p>21.426</text:p>
          </table:table-cell>
          <table:table-cell office:value-type="float" office:value="386630" calcext:value-type="float">
            <text:p>386630</text:p>
          </table:table-cell>
          <table:table-cell/>
          <table:table-cell office:value-type="float" office:value="669.317" calcext:value-type="float">
            <text:p>669.31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lvm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ESKOB.HE</text:p>
          </table:table-cell>
          <table:table-cell office:value-type="float" office:value="321" calcext:value-type="float">
            <text:p>321</text:p>
          </table:table-cell>
          <table:table-cell office:value-type="float" office:value="952" calcext:value-type="float">
            <text:p>952</text:p>
          </table:table-cell>
          <table:table-cell office:value-type="float" office:value="283" calcext:value-type="float">
            <text:p>283</text:p>
          </table:table-cell>
          <table:table-cell office:value-type="float" office:value="0.949281" calcext:value-type="float">
            <text:p>0.949281</text:p>
          </table:table-cell>
          <table:table-cell office:value-type="float" office:value="277" calcext:value-type="float">
            <text:p>277</text:p>
          </table:table-cell>
          <table:table-cell office:value-type="float" office:value="0.0424263" calcext:value-type="float">
            <text:p>0.0424263</text:p>
          </table:table-cell>
          <table:table-cell office:value-type="float" office:value="392" calcext:value-type="float">
            <text:p>392</text:p>
          </table:table-cell>
          <table:table-cell office:value-type="float" office:value="0.0447469" calcext:value-type="float">
            <text:p>0.0447469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Kesko Oyj</text:p>
          </table:table-cell>
          <table:table-cell office:value-type="string" calcext:value-type="string">
            <text:p>Yes</text:p>
          </table:table-cell>
          <table:table-cell office:value-type="float" office:value="0.11862" calcext:value-type="float">
            <text:p>0.11862</text:p>
          </table:table-cell>
          <table:table-cell office:value-type="float" office:value="0.0738728" calcext:value-type="float">
            <text:p>0.0738728</text:p>
          </table:table-cell>
          <table:table-cell office:value-type="float" office:value="2.028" calcext:value-type="float">
            <text:p>2.028</text:p>
          </table:table-cell>
          <table:table-cell office:value-type="float" office:value="39.931" calcext:value-type="float">
            <text:p>39.931</text:p>
          </table:table-cell>
          <table:table-cell office:value-type="float" office:value="6377.85" calcext:value-type="float">
            <text:p>6377.85</text:p>
          </table:table-cell>
          <table:table-cell/>
          <table:table-cell office:value-type="float" office:value="19.4462" calcext:value-type="float">
            <text:p>19.446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kesko.f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VD.XETRA</text:p>
          </table:table-cell>
          <table:table-cell office:value-type="float" office:value="322" calcext:value-type="float">
            <text:p>322</text:p>
          </table:table-cell>
          <table:table-cell office:value-type="float" office:value="953" calcext:value-type="float">
            <text:p>953</text:p>
          </table:table-cell>
          <table:table-cell office:value-type="float" office:value="423" calcext:value-type="float">
            <text:p>423</text:p>
          </table:table-cell>
          <table:table-cell office:value-type="float" office:value="2.00438" calcext:value-type="float">
            <text:p>2.00438</text:p>
          </table:table-cell>
          <table:table-cell office:value-type="float" office:value="484" calcext:value-type="float">
            <text:p>484</text:p>
          </table:table-cell>
          <table:table-cell office:value-type="float" office:value="0.0143473" calcext:value-type="float">
            <text:p>0.0143473</text:p>
          </table:table-cell>
          <table:table-cell office:value-type="float" office:value="46" calcext:value-type="float">
            <text:p>46</text:p>
          </table:table-cell>
          <table:table-cell office:value-type="float" office:value="0.271767" calcext:value-type="float">
            <text:p>0.27176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TS Eventim AG &amp; Co. KGaA</text:p>
          </table:table-cell>
          <table:table-cell office:value-type="string" calcext:value-type="string">
            <text:p>Yes</text:p>
          </table:table-cell>
          <table:table-cell office:value-type="float" office:value="0.346776" calcext:value-type="float">
            <text:p>0.346776</text:p>
          </table:table-cell>
          <table:table-cell office:value-type="float" office:value="0.0850177" calcext:value-type="float">
            <text:p>0.0850177</text:p>
          </table:table-cell>
          <table:table-cell office:value-type="float" office:value="38.836" calcext:value-type="float">
            <text:p>38.836</text:p>
          </table:table-cell>
          <table:table-cell office:value-type="float" office:value="43.823" calcext:value-type="float">
            <text:p>43.823</text:p>
          </table:table-cell>
          <table:table-cell office:value-type="float" office:value="5711.48" calcext:value-type="float">
            <text:p>5711.48</text:p>
          </table:table-cell>
          <table:table-cell/>
          <table:table-cell office:value-type="float" office:value="58.5409" calcext:value-type="float">
            <text:p>58.540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ventim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BHT.US</text:p>
          </table:table-cell>
          <table:table-cell office:value-type="float" office:value="323" calcext:value-type="float">
            <text:p>323</text:p>
          </table:table-cell>
          <table:table-cell office:value-type="float" office:value="953" calcext:value-type="float">
            <text:p>953</text:p>
          </table:table-cell>
          <table:table-cell office:value-type="float" office:value="280" calcext:value-type="float">
            <text:p>280</text:p>
          </table:table-cell>
          <table:table-cell office:value-type="float" office:value="0.93832" calcext:value-type="float">
            <text:p>0.93832</text:p>
          </table:table-cell>
          <table:table-cell office:value-type="float" office:value="440" calcext:value-type="float">
            <text:p>440</text:p>
          </table:table-cell>
          <table:table-cell office:value-type="float" office:value="0.019907" calcext:value-type="float">
            <text:p>0.019907</text:p>
          </table:table-cell>
          <table:table-cell office:value-type="float" office:value="233" calcext:value-type="float">
            <text:p>233</text:p>
          </table:table-cell>
          <table:table-cell office:value-type="float" office:value="0.0874987" calcext:value-type="float">
            <text:p>0.087498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JB Hunt Transport Services Inc</text:p>
          </table:table-cell>
          <table:table-cell office:value-type="string" calcext:value-type="string">
            <text:p>Yes</text:p>
          </table:table-cell>
          <table:table-cell office:value-type="float" office:value="0.162854" calcext:value-type="float">
            <text:p>0.162854</text:p>
          </table:table-cell>
          <table:table-cell office:value-type="float" office:value="0.0826832" calcext:value-type="float">
            <text:p>0.0826832</text:p>
          </table:table-cell>
          <table:table-cell office:value-type="float" office:value="20.959" calcext:value-type="float">
            <text:p>20.959</text:p>
          </table:table-cell>
          <table:table-cell office:value-type="float" office:value="75.056" calcext:value-type="float">
            <text:p>75.056</text:p>
          </table:table-cell>
          <table:table-cell office:value-type="float" office:value="19287.3" calcext:value-type="float">
            <text:p>19287.3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172.804" calcext:value-type="float">
            <text:p>172.804</text:p>
          </table:table-cell>
          <table:table-cell office:value-type="float" office:value="199.96" calcext:value-type="float">
            <text:p>199.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jbhun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TD.US</text:p>
          </table:table-cell>
          <table:table-cell office:value-type="float" office:value="324" calcext:value-type="float">
            <text:p>324</text:p>
          </table:table-cell>
          <table:table-cell office:value-type="float" office:value="954" calcext:value-type="float">
            <text:p>954</text:p>
          </table:table-cell>
          <table:table-cell office:value-type="float" office:value="537" calcext:value-type="float">
            <text:p>537</text:p>
          </table:table-cell>
          <table:table-cell office:value-type="float" office:value="5.59315" calcext:value-type="float">
            <text:p>5.59315</text:p>
          </table:table-cell>
          <table:table-cell office:value-type="float" office:value="392" calcext:value-type="float">
            <text:p>392</text:p>
          </table:table-cell>
          <table:table-cell office:value-type="float" office:value="0.0258218" calcext:value-type="float">
            <text:p>0.0258218</text:p>
          </table:table-cell>
          <table:table-cell office:value-type="float" office:value="25" calcext:value-type="float">
            <text:p>25</text:p>
          </table:table-cell>
          <table:table-cell office:value-type="float" office:value="0.375953" calcext:value-type="float">
            <text:p>0.37595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ttler-Toledo International Inc</text:p>
          </table:table-cell>
          <table:table-cell office:value-type="string" calcext:value-type="string">
            <text:p>Yes</text:p>
          </table:table-cell>
          <table:table-cell office:value-type="float" office:value="0.451308" calcext:value-type="float">
            <text:p>0.451308</text:p>
          </table:table-cell>
          <table:table-cell office:value-type="float" office:value="0.0831591" calcext:value-type="float">
            <text:p>0.0831591</text:p>
          </table:table-cell>
          <table:table-cell office:value-type="float" office:value="1.492" calcext:value-type="float">
            <text:p>1.492</text:p>
          </table:table-cell>
          <table:table-cell office:value-type="float" office:value="96.785" calcext:value-type="float">
            <text:p>96.785</text:p>
          </table:table-cell>
          <table:table-cell office:value-type="float" office:value="23651.8" calcext:value-type="float">
            <text:p>23651.8</text:p>
          </table:table-cell>
          <table:table-cell table:style-name="ce6" office:value-type="date" office:date-value="1997-11-13" calcext:value-type="date">
            <text:p>1997-11-13</text:p>
          </table:table-cell>
          <table:table-cell office:value-type="float" office:value="1445.45" calcext:value-type="float">
            <text:p>1445.45</text:p>
          </table:table-cell>
          <table:table-cell office:value-type="float" office:value="1360.17" calcext:value-type="float">
            <text:p>1360.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IC.US</text:p>
          </table:table-cell>
          <table:table-cell office:value-type="float" office:value="325" calcext:value-type="float">
            <text:p>325</text:p>
          </table:table-cell>
          <table:table-cell office:value-type="float" office:value="954" calcext:value-type="float">
            <text:p>954</text:p>
          </table:table-cell>
          <table:table-cell office:value-type="float" office:value="296" calcext:value-type="float">
            <text:p>296</text:p>
          </table:table-cell>
          <table:table-cell office:value-type="float" office:value="1.01984" calcext:value-type="float">
            <text:p>1.01984</text:p>
          </table:table-cell>
          <table:table-cell office:value-type="float" office:value="248" calcext:value-type="float">
            <text:p>248</text:p>
          </table:table-cell>
          <table:table-cell office:value-type="float" office:value="0.051287" calcext:value-type="float">
            <text:p>0.051287</text:p>
          </table:table-cell>
          <table:table-cell office:value-type="float" office:value="410" calcext:value-type="float">
            <text:p>410</text:p>
          </table:table-cell>
          <table:table-cell office:value-type="float" office:value="0.0401169" calcext:value-type="float">
            <text:p>0.040116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ience Applications International Corp</text:p>
          </table:table-cell>
          <table:table-cell office:value-type="string" calcext:value-type="string">
            <text:p>Yes</text:p>
          </table:table-cell>
          <table:table-cell office:value-type="float" office:value="0.0915016" calcext:value-type="float">
            <text:p>0.0915016</text:p>
          </table:table-cell>
          <table:table-cell office:value-type="float" office:value="0.0513847" calcext:value-type="float">
            <text:p>0.0513847</text:p>
          </table:table-cell>
          <table:table-cell office:value-type="float" office:value="0.676" calcext:value-type="float">
            <text:p>0.676</text:p>
          </table:table-cell>
          <table:table-cell office:value-type="float" office:value="80.255" calcext:value-type="float">
            <text:p>80.255</text:p>
          </table:table-cell>
          <table:table-cell office:value-type="float" office:value="5659.85" calcext:value-type="float">
            <text:p>5659.85</text:p>
          </table:table-cell>
          <table:table-cell table:style-name="ce6" office:value-type="date" office:date-value="2013-09-16" calcext:value-type="date">
            <text:p>2013-09-16</text:p>
          </table:table-cell>
          <table:table-cell office:value-type="float" office:value="109.455" calcext:value-type="float">
            <text:p>109.455</text:p>
          </table:table-cell>
          <table:table-cell office:value-type="float" office:value="117.6" calcext:value-type="float">
            <text:p>117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sa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ZX.XETRA</text:p>
          </table:table-cell>
          <table:table-cell office:value-type="float" office:value="326" calcext:value-type="float">
            <text:p>326</text:p>
          </table:table-cell>
          <table:table-cell office:value-type="float" office:value="956" calcext:value-type="float">
            <text:p>956</text:p>
          </table:table-cell>
          <table:table-cell office:value-type="float" office:value="212" calcext:value-type="float">
            <text:p>212</text:p>
          </table:table-cell>
          <table:table-cell office:value-type="float" office:value="0.648791" calcext:value-type="float">
            <text:p>0.648791</text:p>
          </table:table-cell>
          <table:table-cell office:value-type="float" office:value="451" calcext:value-type="float">
            <text:p>451</text:p>
          </table:table-cell>
          <table:table-cell office:value-type="float" office:value="0.018799" calcext:value-type="float">
            <text:p>0.018799</text:p>
          </table:table-cell>
          <table:table-cell office:value-type="float" office:value="293" calcext:value-type="float">
            <text:p>293</text:p>
          </table:table-cell>
          <table:table-cell office:value-type="float" office:value="0.0703253" calcext:value-type="float">
            <text:p>0.070325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sterflex SE</text:p>
          </table:table-cell>
          <table:table-cell office:value-type="string" calcext:value-type="string">
            <text:p>Yes</text:p>
          </table:table-cell>
          <table:table-cell office:value-type="float" office:value="0.142262" calcext:value-type="float">
            <text:p>0.142262</text:p>
          </table:table-cell>
          <table:table-cell office:value-type="float" office:value="0.071937" calcext:value-type="float">
            <text:p>0.071937</text:p>
          </table:table-cell>
          <table:table-cell office:value-type="float" office:value="56.577" calcext:value-type="float">
            <text:p>56.577</text:p>
          </table:table-cell>
          <table:table-cell office:value-type="float" office:value="3.139" calcext:value-type="float">
            <text:p>3.139</text:p>
          </table:table-cell>
          <table:table-cell office:value-type="float" office:value="86.565" calcext:value-type="float">
            <text:p>86.565</text:p>
          </table:table-cell>
          <table:table-cell/>
          <table:table-cell office:value-type="float" office:value="8.08" calcext:value-type="float">
            <text:p>8.0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asterflex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M.US</text:p>
          </table:table-cell>
          <table:table-cell office:value-type="float" office:value="327" calcext:value-type="float">
            <text:p>327</text:p>
          </table:table-cell>
          <table:table-cell office:value-type="float" office:value="957" calcext:value-type="float">
            <text:p>957</text:p>
          </table:table-cell>
          <table:table-cell office:value-type="float" office:value="215" calcext:value-type="float">
            <text:p>215</text:p>
          </table:table-cell>
          <table:table-cell office:value-type="float" office:value="0.662075" calcext:value-type="float">
            <text:p>0.662075</text:p>
          </table:table-cell>
          <table:table-cell office:value-type="float" office:value="337" calcext:value-type="float">
            <text:p>337</text:p>
          </table:table-cell>
          <table:table-cell office:value-type="float" office:value="0.0327914" calcext:value-type="float">
            <text:p>0.0327914</text:p>
          </table:table-cell>
          <table:table-cell office:value-type="float" office:value="405" calcext:value-type="float">
            <text:p>405</text:p>
          </table:table-cell>
          <table:table-cell office:value-type="float" office:value="0.0425162" calcext:value-type="float">
            <text:p>0.042516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anmina Corporation</text:p>
          </table:table-cell>
          <table:table-cell office:value-type="string" calcext:value-type="string">
            <text:p>Yes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0.0794517" calcext:value-type="float">
            <text:p>0.0794517</text:p>
          </table:table-cell>
          <table:table-cell office:value-type="float" office:value="2.334" calcext:value-type="float">
            <text:p>2.334</text:p>
          </table:table-cell>
          <table:table-cell office:value-type="float" office:value="94.8" calcext:value-type="float">
            <text:p>94.8</text:p>
          </table:table-cell>
          <table:table-cell office:value-type="float" office:value="3041.61" calcext:value-type="float">
            <text:p>3041.61</text:p>
          </table:table-cell>
          <table:table-cell table:style-name="ce6" office:value-type="date" office:date-value="1993-04-14" calcext:value-type="date">
            <text:p>1993-04-14</text:p>
          </table:table-cell>
          <table:table-cell office:value-type="float" office:value="57.29" calcext:value-type="float">
            <text:p>57.29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www.sanmin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CHN.SW</text:p>
          </table:table-cell>
          <table:table-cell office:value-type="float" office:value="328" calcext:value-type="float">
            <text:p>328</text:p>
          </table:table-cell>
          <table:table-cell office:value-type="float" office:value="958" calcext:value-type="float">
            <text:p>958</text:p>
          </table:table-cell>
          <table:table-cell office:value-type="float" office:value="256" calcext:value-type="float">
            <text:p>256</text:p>
          </table:table-cell>
          <table:table-cell office:value-type="float" office:value="0.845912" calcext:value-type="float">
            <text:p>0.845912</text:p>
          </table:table-cell>
          <table:table-cell office:value-type="float" office:value="185" calcext:value-type="float">
            <text:p>185</text:p>
          </table:table-cell>
          <table:table-cell office:value-type="float" office:value="0.0698172" calcext:value-type="float">
            <text:p>0.0698172</text:p>
          </table:table-cell>
          <table:table-cell office:value-type="float" office:value="517" calcext:value-type="float">
            <text:p>517</text:p>
          </table:table-cell>
          <table:table-cell office:value-type="float" office:value="0.0145234" calcext:value-type="float">
            <text:p>0.014523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urckhardt Compression</text:p>
          </table:table-cell>
          <table:table-cell office:value-type="string" calcext:value-type="string">
            <text:p>Yes</text:p>
          </table:table-cell>
          <table:table-cell office:value-type="float" office:value="0.0760923" calcext:value-type="float">
            <text:p>0.0760923</text:p>
          </table:table-cell>
          <table:table-cell office:value-type="float" office:value="0.0710087" calcext:value-type="float">
            <text:p>0.0710087</text:p>
          </table:table-cell>
          <table:table-cell office:value-type="float" office:value="10.339" calcext:value-type="float">
            <text:p>10.339</text:p>
          </table:table-cell>
          <table:table-cell office:value-type="float" office:value="52.277" calcext:value-type="float">
            <text:p>52.277</text:p>
          </table:table-cell>
          <table:table-cell office:value-type="float" office:value="1612.6" calcext:value-type="float">
            <text:p>1612.6</text:p>
          </table:table-cell>
          <table:table-cell/>
          <table:table-cell office:value-type="float" office:value="538.26" calcext:value-type="float">
            <text:p>538.2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urckhardtcompressi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ON.SW</text:p>
          </table:table-cell>
          <table:table-cell office:value-type="float" office:value="329" calcext:value-type="float">
            <text:p>329</text:p>
          </table:table-cell>
          <table:table-cell office:value-type="float" office:value="962" calcext:value-type="float">
            <text:p>962</text:p>
          </table:table-cell>
          <table:table-cell office:value-type="float" office:value="433" calcext:value-type="float">
            <text:p>433</text:p>
          </table:table-cell>
          <table:table-cell office:value-type="float" office:value="2.06648" calcext:value-type="float">
            <text:p>2.06648</text:p>
          </table:table-cell>
          <table:table-cell office:value-type="float" office:value="317" calcext:value-type="float">
            <text:p>317</text:p>
          </table:table-cell>
          <table:table-cell office:value-type="float" office:value="0.0358065" calcext:value-type="float">
            <text:p>0.0358065</text:p>
          </table:table-cell>
          <table:table-cell office:value-type="float" office:value="212" calcext:value-type="float">
            <text:p>212</text:p>
          </table:table-cell>
          <table:table-cell office:value-type="float" office:value="0.0992053" calcext:value-type="float">
            <text:p>0.099205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onova H Ag</text:p>
          </table:table-cell>
          <table:table-cell office:value-type="string" calcext:value-type="string">
            <text:p>Yes</text:p>
          </table:table-cell>
          <table:table-cell office:value-type="float" office:value="0.160774" calcext:value-type="float">
            <text:p>0.160774</text:p>
          </table:table-cell>
          <table:table-cell office:value-type="float" office:value="0.0684068" calcext:value-type="float">
            <text:p>0.0684068</text:p>
          </table:table-cell>
          <table:table-cell office:value-type="float" office:value="17.172" calcext:value-type="float">
            <text:p>17.172</text:p>
          </table:table-cell>
          <table:table-cell office:value-type="float" office:value="42.144" calcext:value-type="float">
            <text:p>42.144</text:p>
          </table:table-cell>
          <table:table-cell office:value-type="float" office:value="13462.2" calcext:value-type="float">
            <text:p>13462.2</text:p>
          </table:table-cell>
          <table:table-cell/>
          <table:table-cell office:value-type="float" office:value="215.109" calcext:value-type="float">
            <text:p>215.10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onov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TRO.ST</text:p>
          </table:table-cell>
          <table:table-cell office:value-type="float" office:value="330" calcext:value-type="float">
            <text:p>330</text:p>
          </table:table-cell>
          <table:table-cell office:value-type="float" office:value="966" calcext:value-type="float">
            <text:p>966</text:p>
          </table:table-cell>
          <table:table-cell office:value-type="float" office:value="303" calcext:value-type="float">
            <text:p>303</text:p>
          </table:table-cell>
          <table:table-cell office:value-type="float" office:value="1.04227" calcext:value-type="float">
            <text:p>1.04227</text:p>
          </table:table-cell>
          <table:table-cell office:value-type="float" office:value="535" calcext:value-type="float">
            <text:p>535</text:p>
          </table:table-cell>
          <table:table-cell office:value-type="float" office:value="0.00587761" calcext:value-type="float">
            <text:p>0.00587761</text:p>
          </table:table-cell>
          <table:table-cell office:value-type="float" office:value="128" calcext:value-type="float">
            <text:p>128</text:p>
          </table:table-cell>
          <table:table-cell office:value-type="float" office:value="0.152989" calcext:value-type="float">
            <text:p>0.152989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exatronic Group AB</text:p>
          </table:table-cell>
          <table:table-cell office:value-type="string" calcext:value-type="string">
            <text:p>Yes</text:p>
          </table:table-cell>
          <table:table-cell office:value-type="float" office:value="0.228794" calcext:value-type="float">
            <text:p>0.228794</text:p>
          </table:table-cell>
          <table:table-cell office:value-type="float" office:value="0.0822829" calcext:value-type="float">
            <text:p>0.0822829</text:p>
          </table:table-cell>
          <table:table-cell office:value-type="float" office:value="16.095" calcext:value-type="float">
            <text:p>16.095</text:p>
          </table:table-cell>
          <table:table-cell office:value-type="float" office:value="53.939" calcext:value-type="float">
            <text:p>53.939</text:p>
          </table:table-cell>
          <table:table-cell office:value-type="float" office:value="8947.4" calcext:value-type="float">
            <text:p>8947.4</text:p>
          </table:table-cell>
          <table:table-cell/>
          <table:table-cell office:value-type="float" office:value="141.369" calcext:value-type="float">
            <text:p>141.36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roup.hexatronic.com/sv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TCO-A.ST</text:p>
          </table:table-cell>
          <table:table-cell office:value-type="float" office:value="331" calcext:value-type="float">
            <text:p>331</text:p>
          </table:table-cell>
          <table:table-cell office:value-type="float" office:value="966" calcext:value-type="float">
            <text:p>966</text:p>
          </table:table-cell>
          <table:table-cell office:value-type="float" office:value="418" calcext:value-type="float">
            <text:p>418</text:p>
          </table:table-cell>
          <table:table-cell office:value-type="float" office:value="1.97172" calcext:value-type="float">
            <text:p>1.97172</text:p>
          </table:table-cell>
          <table:table-cell office:value-type="float" office:value="391" calcext:value-type="float">
            <text:p>391</text:p>
          </table:table-cell>
          <table:table-cell office:value-type="float" office:value="0.0259436" calcext:value-type="float">
            <text:p>0.0259436</text:p>
          </table:table-cell>
          <table:table-cell office:value-type="float" office:value="157" calcext:value-type="float">
            <text:p>157</text:p>
          </table:table-cell>
          <table:table-cell office:value-type="float" office:value="0.133418" calcext:value-type="float">
            <text:p>0.13341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tlas Copco AB Series A</text:p>
          </table:table-cell>
          <table:table-cell office:value-type="string" calcext:value-type="string">
            <text:p>Yes</text:p>
          </table:table-cell>
          <table:table-cell office:value-type="float" office:value="0.209223" calcext:value-type="float">
            <text:p>0.209223</text:p>
          </table:table-cell>
          <table:table-cell office:value-type="float" office:value="0.0831912" calcext:value-type="float">
            <text:p>0.0831912</text:p>
          </table:table-cell>
          <table:table-cell office:value-type="float" office:value="0" calcext:value-type="float">
            <text:p>0</text:p>
          </table:table-cell>
          <table:table-cell office:value-type="float" office:value="74.258" calcext:value-type="float">
            <text:p>74.258</text:p>
          </table:table-cell>
          <table:table-cell office:value-type="float" office:value="664996" calcext:value-type="float">
            <text:p>664996</text:p>
          </table:table-cell>
          <table:table-cell/>
          <table:table-cell office:value-type="float" office:value="121.172" calcext:value-type="float">
            <text:p>121.17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tlascopco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DDY.US</text:p>
          </table:table-cell>
          <table:table-cell office:value-type="float" office:value="332" calcext:value-type="float">
            <text:p>332</text:p>
          </table:table-cell>
          <table:table-cell office:value-type="float" office:value="968" calcext:value-type="float">
            <text:p>968</text:p>
          </table:table-cell>
          <table:table-cell office:value-type="float" office:value="396" calcext:value-type="float">
            <text:p>396</text:p>
          </table:table-cell>
          <table:table-cell office:value-type="float" office:value="1.74561" calcext:value-type="float">
            <text:p>1.74561</text:p>
          </table:table-cell>
          <table:table-cell office:value-type="float" office:value="106" calcext:value-type="float">
            <text:p>106</text:p>
          </table:table-cell>
          <table:table-cell office:value-type="float" office:value="0.105298" calcext:value-type="float">
            <text:p>0.105298</text:p>
          </table:table-cell>
          <table:table-cell office:value-type="float" office:value="466" calcext:value-type="float">
            <text:p>466</text:p>
          </table:table-cell>
          <table:table-cell office:value-type="float" office:value="0.0268316" calcext:value-type="float">
            <text:p>0.026831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odaddy Inc</text:p>
          </table:table-cell>
          <table:table-cell office:value-type="string" calcext:value-type="string">
            <text:p>Yes</text:p>
          </table:table-cell>
          <table:table-cell office:value-type="float" office:value="0.101376" calcext:value-type="float">
            <text:p>0.101376</text:p>
          </table:table-cell>
          <table:table-cell office:value-type="float" office:value="0.0745444" calcext:value-type="float">
            <text:p>0.0745444</text:p>
          </table:table-cell>
          <table:table-cell office:value-type="float" office:value="0.282" calcext:value-type="float">
            <text:p>0.282</text:p>
          </table:table-cell>
          <table:table-cell office:value-type="float" office:value="95.84" calcext:value-type="float">
            <text:p>95.84</text:p>
          </table:table-cell>
          <table:table-cell office:value-type="float" office:value="10942.8" calcext:value-type="float">
            <text:p>10942.8</text:p>
          </table:table-cell>
          <table:table-cell table:style-name="ce6" office:value-type="date" office:date-value="2015-04-01" calcext:value-type="date">
            <text:p>2015-04-01</text:p>
          </table:table-cell>
          <table:table-cell office:value-type="float" office:value="74.82" calcext:value-type="float">
            <text:p>74.82</text:p>
          </table:table-cell>
          <table:table-cell office:value-type="float" office:value="92.35" calcext:value-type="float">
            <text:p>92.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godadd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W.US</text:p>
          </table:table-cell>
          <table:table-cell office:value-type="float" office:value="333" calcext:value-type="float">
            <text:p>333</text:p>
          </table:table-cell>
          <table:table-cell office:value-type="float" office:value="973" calcext:value-type="float">
            <text:p>973</text:p>
          </table:table-cell>
          <table:table-cell office:value-type="float" office:value="489" calcext:value-type="float">
            <text:p>489</text:p>
          </table:table-cell>
          <table:table-cell office:value-type="float" office:value="3.32978" calcext:value-type="float">
            <text:p>3.32978</text:p>
          </table:table-cell>
          <table:table-cell office:value-type="float" office:value="367" calcext:value-type="float">
            <text:p>367</text:p>
          </table:table-cell>
          <table:table-cell office:value-type="float" office:value="0.0284934" calcext:value-type="float">
            <text:p>0.0284934</text:p>
          </table:table-cell>
          <table:table-cell office:value-type="float" office:value="117" calcext:value-type="float">
            <text:p>117</text:p>
          </table:table-cell>
          <table:table-cell office:value-type="float" office:value="0.16233" calcext:value-type="float">
            <text:p>0.1623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dwards Lifesciences Corp</text:p>
          </table:table-cell>
          <table:table-cell office:value-type="string" calcext:value-type="string">
            <text:p>Yes</text:p>
          </table:table-cell>
          <table:table-cell office:value-type="float" office:value="0.237685" calcext:value-type="float">
            <text:p>0.237685</text:p>
          </table:table-cell>
          <table:table-cell office:value-type="float" office:value="0.0854069" calcext:value-type="float">
            <text:p>0.0854069</text:p>
          </table:table-cell>
          <table:table-cell office:value-type="float" office:value="0.851" calcext:value-type="float">
            <text:p>0.851</text:p>
          </table:table-cell>
          <table:table-cell office:value-type="float" office:value="85.593" calcext:value-type="float">
            <text:p>85.593</text:p>
          </table:table-cell>
          <table:table-cell office:value-type="float" office:value="44803.4" calcext:value-type="float">
            <text:p>44803.4</text:p>
          </table:table-cell>
          <table:table-cell table:style-name="ce6" office:value-type="date" office:date-value="2000-03-27" calcext:value-type="date">
            <text:p>2000-03-27</text:p>
          </table:table-cell>
          <table:table-cell office:value-type="float" office:value="74.61" calcext:value-type="float">
            <text:p>74.61</text:p>
          </table:table-cell>
          <table:table-cell office:value-type="float" office:value="96.96" calcext:value-type="float">
            <text:p>96.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edwar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NC.US</text:p>
          </table:table-cell>
          <table:table-cell office:value-type="float" office:value="334" calcext:value-type="float">
            <text:p>334</text:p>
          </table:table-cell>
          <table:table-cell office:value-type="float" office:value="974" calcext:value-type="float">
            <text:p>974</text:p>
          </table:table-cell>
          <table:table-cell office:value-type="float" office:value="269" calcext:value-type="float">
            <text:p>269</text:p>
          </table:table-cell>
          <table:table-cell office:value-type="float" office:value="0.886547" calcext:value-type="float">
            <text:p>0.886547</text:p>
          </table:table-cell>
          <table:table-cell office:value-type="float" office:value="339" calcext:value-type="float">
            <text:p>339</text:p>
          </table:table-cell>
          <table:table-cell office:value-type="float" office:value="0.0325859" calcext:value-type="float">
            <text:p>0.0325859</text:p>
          </table:table-cell>
          <table:table-cell office:value-type="float" office:value="366" calcext:value-type="float">
            <text:p>366</text:p>
          </table:table-cell>
          <table:table-cell office:value-type="float" office:value="0.0498209" calcext:value-type="float">
            <text:p>0.049820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bash National Corporation</text:p>
          </table:table-cell>
          <table:table-cell office:value-type="string" calcext:value-type="string">
            <text:p>Yes</text:p>
          </table:table-cell>
          <table:table-cell office:value-type="float" office:value="0.121939" calcext:value-type="float">
            <text:p>0.121939</text:p>
          </table:table-cell>
          <table:table-cell office:value-type="float" office:value="0.0721179" calcext:value-type="float">
            <text:p>0.0721179</text:p>
          </table:table-cell>
          <table:table-cell office:value-type="float" office:value="2.242" calcext:value-type="float">
            <text:p>2.242</text:p>
          </table:table-cell>
          <table:table-cell office:value-type="float" office:value="101.174" calcext:value-type="float">
            <text:p>101.174</text:p>
          </table:table-cell>
          <table:table-cell office:value-type="float" office:value="1010.96" calcext:value-type="float">
            <text:p>1010.96</text:p>
          </table:table-cell>
          <table:table-cell table:style-name="ce6" office:value-type="date" office:date-value="1991-11-08" calcext:value-type="date">
            <text:p>1991-11-08</text:p>
          </table:table-cell>
          <table:table-cell office:value-type="float" office:value="22.2899" calcext:value-type="float">
            <text:p>22.2899</text:p>
          </table:table-cell>
          <table:table-cell office:value-type="float" office:value="31.33" calcext:value-type="float">
            <text:p>31.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onewabas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S.US</text:p>
          </table:table-cell>
          <table:table-cell office:value-type="float" office:value="335" calcext:value-type="float">
            <text:p>335</text:p>
          </table:table-cell>
          <table:table-cell office:value-type="float" office:value="974" calcext:value-type="float">
            <text:p>974</text:p>
          </table:table-cell>
          <table:table-cell office:value-type="float" office:value="305" calcext:value-type="float">
            <text:p>305</text:p>
          </table:table-cell>
          <table:table-cell office:value-type="float" office:value="1.06378" calcext:value-type="float">
            <text:p>1.06378</text:p>
          </table:table-cell>
          <table:table-cell office:value-type="float" office:value="465" calcext:value-type="float">
            <text:p>465</text:p>
          </table:table-cell>
          <table:table-cell office:value-type="float" office:value="0.016857" calcext:value-type="float">
            <text:p>0.016857</text:p>
          </table:table-cell>
          <table:table-cell office:value-type="float" office:value="204" calcext:value-type="float">
            <text:p>204</text:p>
          </table:table-cell>
          <table:table-cell office:value-type="float" office:value="0.105144" calcext:value-type="float">
            <text:p>0.10514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ess? Inc</text:p>
          </table:table-cell>
          <table:table-cell office:value-type="string" calcext:value-type="string">
            <text:p>Yes</text:p>
          </table:table-cell>
          <table:table-cell office:value-type="float" office:value="0.150177" calcext:value-type="float">
            <text:p>0.150177</text:p>
          </table:table-cell>
          <table:table-cell office:value-type="float" office:value="0.0450325" calcext:value-type="float">
            <text:p>0.0450325</text:p>
          </table:table-cell>
          <table:table-cell office:value-type="float" office:value="50.319" calcext:value-type="float">
            <text:p>50.319</text:p>
          </table:table-cell>
          <table:table-cell office:value-type="float" office:value="61.099" calcext:value-type="float">
            <text:p>61.099</text:p>
          </table:table-cell>
          <table:table-cell office:value-type="float" office:value="1112.47" calcext:value-type="float">
            <text:p>1112.47</text:p>
          </table:table-cell>
          <table:table-cell table:style-name="ce6" office:value-type="date" office:date-value="1996-08-07" calcext:value-type="date">
            <text:p>1996-08-07</text:p>
          </table:table-cell>
          <table:table-cell office:value-type="float" office:value="19.5998" calcext:value-type="float">
            <text:p>19.5998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gues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YCR.ST</text:p>
          </table:table-cell>
          <table:table-cell office:value-type="float" office:value="336" calcext:value-type="float">
            <text:p>336</text:p>
          </table:table-cell>
          <table:table-cell office:value-type="float" office:value="974" calcext:value-type="float">
            <text:p>974</text:p>
          </table:table-cell>
          <table:table-cell office:value-type="float" office:value="370" calcext:value-type="float">
            <text:p>370</text:p>
          </table:table-cell>
          <table:table-cell office:value-type="float" office:value="1.52146" calcext:value-type="float">
            <text:p>1.52146</text:p>
          </table:table-cell>
          <table:table-cell office:value-type="float" office:value="250" calcext:value-type="float">
            <text:p>250</text:p>
          </table:table-cell>
          <table:table-cell office:value-type="float" office:value="0.0509645" calcext:value-type="float">
            <text:p>0.0509645</text:p>
          </table:table-cell>
          <table:table-cell office:value-type="float" office:value="354" calcext:value-type="float">
            <text:p>354</text:p>
          </table:table-cell>
          <table:table-cell office:value-type="float" office:value="0.0518188" calcext:value-type="float">
            <text:p>0.051818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ycronic publ AB</text:p>
          </table:table-cell>
          <table:table-cell office:value-type="string" calcext:value-type="string">
            <text:p>Yes</text:p>
          </table:table-cell>
          <table:table-cell office:value-type="float" office:value="0.127623" calcext:value-type="float">
            <text:p>0.127623</text:p>
          </table:table-cell>
          <table:table-cell office:value-type="float" office:value="0.0854642" calcext:value-type="float">
            <text:p>0.0854642</text:p>
          </table:table-cell>
          <table:table-cell office:value-type="float" office:value="0.096" calcext:value-type="float">
            <text:p>0.096</text:p>
          </table:table-cell>
          <table:table-cell office:value-type="float" office:value="82.189" calcext:value-type="float">
            <text:p>82.189</text:p>
          </table:table-cell>
          <table:table-cell office:value-type="float" office:value="24789.6" calcext:value-type="float">
            <text:p>24789.6</text:p>
          </table:table-cell>
          <table:table-cell/>
          <table:table-cell office:value-type="float" office:value="192.677" calcext:value-type="float">
            <text:p>192.67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ycron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VI.PA</text:p>
          </table:table-cell>
          <table:table-cell office:value-type="float" office:value="337" calcext:value-type="float">
            <text:p>337</text:p>
          </table:table-cell>
          <table:table-cell office:value-type="float" office:value="979" calcext:value-type="float">
            <text:p>979</text:p>
          </table:table-cell>
          <table:table-cell office:value-type="float" office:value="454" calcext:value-type="float">
            <text:p>454</text:p>
          </table:table-cell>
          <table:table-cell office:value-type="float" office:value="2.4252" calcext:value-type="float">
            <text:p>2.4252</text:p>
          </table:table-cell>
          <table:table-cell office:value-type="float" office:value="283" calcext:value-type="float">
            <text:p>283</text:p>
          </table:table-cell>
          <table:table-cell office:value-type="float" office:value="0.0416845" calcext:value-type="float">
            <text:p>0.0416845</text:p>
          </table:table-cell>
          <table:table-cell office:value-type="float" office:value="242" calcext:value-type="float">
            <text:p>242</text:p>
          </table:table-cell>
          <table:table-cell office:value-type="float" office:value="0.0845923" calcext:value-type="float">
            <text:p>0.084592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reau Veritas SA</text:p>
          </table:table-cell>
          <table:table-cell office:value-type="string" calcext:value-type="string">
            <text:p>Yes</text:p>
          </table:table-cell>
          <table:table-cell office:value-type="float" office:value="0.188593" calcext:value-type="float">
            <text:p>0.188593</text:p>
          </table:table-cell>
          <table:table-cell office:value-type="float" office:value="0.105616" calcext:value-type="float">
            <text:p>0.105616</text:p>
          </table:table-cell>
          <table:table-cell office:value-type="float" office:value="35.767" calcext:value-type="float">
            <text:p>35.767</text:p>
          </table:table-cell>
          <table:table-cell office:value-type="float" office:value="35.05" calcext:value-type="float">
            <text:p>35.05</text:p>
          </table:table-cell>
          <table:table-cell office:value-type="float" office:value="10895.1" calcext:value-type="float">
            <text:p>10895.1</text:p>
          </table:table-cell>
          <table:table-cell table:style-name="ce6" office:value-type="date" office:date-value="2007-10-24" calcext:value-type="date">
            <text:p>2007-10-24</text:p>
          </table:table-cell>
          <table:table-cell office:value-type="float" office:value="23.852" calcext:value-type="float">
            <text:p>23.85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ureauverita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YC.US</text:p>
          </table:table-cell>
          <table:table-cell office:value-type="float" office:value="338" calcext:value-type="float">
            <text:p>338</text:p>
          </table:table-cell>
          <table:table-cell office:value-type="float" office:value="981" calcext:value-type="float">
            <text:p>981</text:p>
          </table:table-cell>
          <table:table-cell office:value-type="float" office:value="540" calcext:value-type="float">
            <text:p>540</text:p>
          </table:table-cell>
          <table:table-cell office:value-type="float" office:value="6.33859" calcext:value-type="float">
            <text:p>6.33859</text:p>
          </table:table-cell>
          <table:table-cell office:value-type="float" office:value="434" calcext:value-type="float">
            <text:p>434</text:p>
          </table:table-cell>
          <table:table-cell office:value-type="float" office:value="0.0204915" calcext:value-type="float">
            <text:p>0.0204915</text:p>
          </table:table-cell>
          <table:table-cell office:value-type="float" office:value="7" calcext:value-type="float">
            <text:p>7</text:p>
          </table:table-cell>
          <table:table-cell office:value-type="float" office:value="0.713915" calcext:value-type="float">
            <text:p>0.71391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ycom Soft</text:p>
          </table:table-cell>
          <table:table-cell office:value-type="string" calcext:value-type="string">
            <text:p>Yes</text:p>
          </table:table-cell>
          <table:table-cell office:value-type="float" office:value="0.78927" calcext:value-type="float">
            <text:p>0.78927</text:p>
          </table:table-cell>
          <table:table-cell office:value-type="float" office:value="0.0861126" calcext:value-type="float">
            <text:p>0.0861126</text:p>
          </table:table-cell>
          <table:table-cell office:value-type="float" office:value="15.431" calcext:value-type="float">
            <text:p>15.431</text:p>
          </table:table-cell>
          <table:table-cell office:value-type="float" office:value="81.406" calcext:value-type="float">
            <text:p>81.406</text:p>
          </table:table-cell>
          <table:table-cell office:value-type="float" office:value="9385.49" calcext:value-type="float">
            <text:p>9385.49</text:p>
          </table:table-cell>
          <table:table-cell table:style-name="ce6" office:value-type="date" office:date-value="2014-04-15" calcext:value-type="date">
            <text:p>2014-04-15</text:p>
          </table:table-cell>
          <table:table-cell office:value-type="float" office:value="308.831" calcext:value-type="float">
            <text:p>308.831</text:p>
          </table:table-cell>
          <table:table-cell office:value-type="float" office:value="379.5" calcext:value-type="float">
            <text:p>379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payco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V.US</text:p>
          </table:table-cell>
          <table:table-cell office:value-type="float" office:value="339" calcext:value-type="float">
            <text:p>339</text:p>
          </table:table-cell>
          <table:table-cell office:value-type="float" office:value="984" calcext:value-type="float">
            <text:p>984</text:p>
          </table:table-cell>
          <table:table-cell office:value-type="float" office:value="244" calcext:value-type="float">
            <text:p>244</text:p>
          </table:table-cell>
          <table:table-cell office:value-type="float" office:value="0.795222" calcext:value-type="float">
            <text:p>0.795222</text:p>
          </table:table-cell>
          <table:table-cell office:value-type="float" office:value="368" calcext:value-type="float">
            <text:p>368</text:p>
          </table:table-cell>
          <table:table-cell office:value-type="float" office:value="0.028485" calcext:value-type="float">
            <text:p>0.028485</text:p>
          </table:table-cell>
          <table:table-cell office:value-type="float" office:value="372" calcext:value-type="float">
            <text:p>372</text:p>
          </table:table-cell>
          <table:table-cell office:value-type="float" office:value="0.0482126" calcext:value-type="float">
            <text:p>0.048212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levance Health Inc</text:p>
          </table:table-cell>
          <table:table-cell office:value-type="string" calcext:value-type="string">
            <text:p>Yes</text:p>
          </table:table-cell>
          <table:table-cell office:value-type="float" office:value="0.123568" calcext:value-type="float">
            <text:p>0.123568</text:p>
          </table:table-cell>
          <table:table-cell office:value-type="float" office:value="0.07731" calcext:value-type="float">
            <text:p>0.07731</text:p>
          </table:table-cell>
          <table:table-cell office:value-type="float" office:value="0.217" calcext:value-type="float">
            <text:p>0.217</text:p>
          </table:table-cell>
          <table:table-cell office:value-type="float" office:value="92.336" calcext:value-type="float">
            <text:p>92.336</text:p>
          </table:table-cell>
          <table:table-cell office:value-type="float" office:value="103730" calcext:value-type="float">
            <text:p>103730</text:p>
          </table:table-cell>
          <table:table-cell table:style-name="ce6" office:value-type="date" office:date-value="2001-01-02" calcext:value-type="date">
            <text:p>2001-01-02</text:p>
          </table:table-cell>
          <table:table-cell office:value-type="float" office:value="506.451" calcext:value-type="float">
            <text:p>506.451</text:p>
          </table:table-cell>
          <table:table-cell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elevancehealth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CX.US</text:p>
          </table:table-cell>
          <table:table-cell office:value-type="float" office:value="340" calcext:value-type="float">
            <text:p>340</text:p>
          </table:table-cell>
          <table:table-cell office:value-type="float" office:value="985" calcext:value-type="float">
            <text:p>985</text:p>
          </table:table-cell>
          <table:table-cell office:value-type="float" office:value="253" calcext:value-type="float">
            <text:p>253</text:p>
          </table:table-cell>
          <table:table-cell office:value-type="float" office:value="0.832989" calcext:value-type="float">
            <text:p>0.832989</text:p>
          </table:table-cell>
          <table:table-cell office:value-type="float" office:value="436" calcext:value-type="float">
            <text:p>436</text:p>
          </table:table-cell>
          <table:table-cell office:value-type="float" office:value="0.0202059" calcext:value-type="float">
            <text:p>0.0202059</text:p>
          </table:table-cell>
          <table:table-cell office:value-type="float" office:value="296" calcext:value-type="float">
            <text:p>296</text:p>
          </table:table-cell>
          <table:table-cell office:value-type="float" office:value="0.0683713" calcext:value-type="float">
            <text:p>0.068371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reeport-McMoran Copper &amp; Gold Inc</text:p>
          </table:table-cell>
          <table:table-cell office:value-type="string" calcext:value-type="string">
            <text:p>Yes</text:p>
          </table:table-cell>
          <table:table-cell office:value-type="float" office:value="0.143727" calcext:value-type="float">
            <text:p>0.143727</text:p>
          </table:table-cell>
          <table:table-cell office:value-type="float" office:value="0.0773347" calcext:value-type="float">
            <text:p>0.0773347</text:p>
          </table:table-cell>
          <table:table-cell office:value-type="float" office:value="0.567" calcext:value-type="float">
            <text:p>0.567</text:p>
          </table:table-cell>
          <table:table-cell office:value-type="float" office:value="80.962" calcext:value-type="float">
            <text:p>80.962</text:p>
          </table:table-cell>
          <table:table-cell office:value-type="float" office:value="52571.6" calcext:value-type="float">
            <text:p>52571.6</text:p>
          </table:table-cell>
          <table:table-cell table:style-name="ce6" office:value-type="date" office:date-value="1995-07-10" calcext:value-type="date">
            <text:p>1995-07-10</text:p>
          </table:table-cell>
          <table:table-cell office:value-type="float" office:value="37.4468" calcext:value-type="float">
            <text:p>37.4468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fc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O.AU</text:p>
          </table:table-cell>
          <table:table-cell office:value-type="float" office:value="341" calcext:value-type="float">
            <text:p>341</text:p>
          </table:table-cell>
          <table:table-cell office:value-type="float" office:value="985" calcext:value-type="float">
            <text:p>985</text:p>
          </table:table-cell>
          <table:table-cell office:value-type="float" office:value="224" calcext:value-type="float">
            <text:p>224</text:p>
          </table:table-cell>
          <table:table-cell office:value-type="float" office:value="0.6928" calcext:value-type="float">
            <text:p>0.6928</text:p>
          </table:table-cell>
          <table:table-cell office:value-type="float" office:value="206" calcext:value-type="float">
            <text:p>206</text:p>
          </table:table-cell>
          <table:table-cell office:value-type="float" office:value="0.0634212" calcext:value-type="float">
            <text:p>0.0634212</text:p>
          </table:table-cell>
          <table:table-cell office:value-type="float" office:value="555" calcext:value-type="float">
            <text:p>555</text:p>
          </table:table-cell>
          <table:table-cell office:value-type="float" office:value="0.0087378" calcext:value-type="float">
            <text:p>0.008737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ntos Ltd</text:p>
          </table:table-cell>
          <table:table-cell office:value-type="string" calcext:value-type="string">
            <text:p>Yes</text:p>
          </table:table-cell>
          <table:table-cell office:value-type="float" office:value="0.0837318" calcext:value-type="float">
            <text:p>0.0837318</text:p>
          </table:table-cell>
          <table:table-cell office:value-type="float" office:value="0.0752643" calcext:value-type="float">
            <text:p>0.0752643</text:p>
          </table:table-cell>
          <table:table-cell office:value-type="float" office:value="0.8" calcext:value-type="float">
            <text:p>0.8</text:p>
          </table:table-cell>
          <table:table-cell office:value-type="float" office:value="36.101" calcext:value-type="float">
            <text:p>36.101</text:p>
          </table:table-cell>
          <table:table-cell office:value-type="float" office:value="24390.8" calcext:value-type="float">
            <text:p>24390.8</text:p>
          </table:table-cell>
          <table:table-cell/>
          <table:table-cell office:value-type="float" office:value="6.7922" calcext:value-type="float">
            <text:p>6.792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anto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THR.US</text:p>
          </table:table-cell>
          <table:table-cell office:value-type="float" office:value="342" calcext:value-type="float">
            <text:p>342</text:p>
          </table:table-cell>
          <table:table-cell office:value-type="float" office:value="986" calcext:value-type="float">
            <text:p>986</text:p>
          </table:table-cell>
          <table:table-cell office:value-type="float" office:value="365" calcext:value-type="float">
            <text:p>365</text:p>
          </table:table-cell>
          <table:table-cell office:value-type="float" office:value="1.4694" calcext:value-type="float">
            <text:p>1.4694</text:p>
          </table:table-cell>
          <table:table-cell office:value-type="float" office:value="276" calcext:value-type="float">
            <text:p>276</text:p>
          </table:table-cell>
          <table:table-cell office:value-type="float" office:value="0.0425332" calcext:value-type="float">
            <text:p>0.0425332</text:p>
          </table:table-cell>
          <table:table-cell office:value-type="float" office:value="345" calcext:value-type="float">
            <text:p>345</text:p>
          </table:table-cell>
          <table:table-cell office:value-type="float" office:value="0.0545962" calcext:value-type="float">
            <text:p>0.054596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nited Therapeutics Corporation</text:p>
          </table:table-cell>
          <table:table-cell office:value-type="string" calcext:value-type="string">
            <text:p>Yes</text:p>
          </table:table-cell>
          <table:table-cell office:value-type="float" office:value="0.129952" calcext:value-type="float">
            <text:p>0.129952</text:p>
          </table:table-cell>
          <table:table-cell office:value-type="float" office:value="0.0831638" calcext:value-type="float">
            <text:p>0.0831638</text:p>
          </table:table-cell>
          <table:table-cell office:value-type="float" office:value="1.77" calcext:value-type="float">
            <text:p>1.77</text:p>
          </table:table-cell>
          <table:table-cell office:value-type="float" office:value="99.973" calcext:value-type="float">
            <text:p>99.973</text:p>
          </table:table-cell>
          <table:table-cell office:value-type="float" office:value="10998.2" calcext:value-type="float">
            <text:p>10998.2</text:p>
          </table:table-cell>
          <table:table-cell table:style-name="ce6" office:value-type="date" office:date-value="1999-06-17" calcext:value-type="date">
            <text:p>1999-06-17</text:p>
          </table:table-cell>
          <table:table-cell office:value-type="float" office:value="278.09" calcext:value-type="float">
            <text:p>278.09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unith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KL.AS</text:p>
          </table:table-cell>
          <table:table-cell office:value-type="float" office:value="343" calcext:value-type="float">
            <text:p>343</text:p>
          </table:table-cell>
          <table:table-cell office:value-type="float" office:value="986" calcext:value-type="float">
            <text:p>986</text:p>
          </table:table-cell>
          <table:table-cell office:value-type="float" office:value="395" calcext:value-type="float">
            <text:p>395</text:p>
          </table:table-cell>
          <table:table-cell office:value-type="float" office:value="1.73638" calcext:value-type="float">
            <text:p>1.73638</text:p>
          </table:table-cell>
          <table:table-cell office:value-type="float" office:value="217" calcext:value-type="float">
            <text:p>217</text:p>
          </table:table-cell>
          <table:table-cell office:value-type="float" office:value="0.0596378" calcext:value-type="float">
            <text:p>0.0596378</text:p>
          </table:table-cell>
          <table:table-cell office:value-type="float" office:value="374" calcext:value-type="float">
            <text:p>374</text:p>
          </table:table-cell>
          <table:table-cell office:value-type="float" office:value="0.0478057" calcext:value-type="float">
            <text:p>0.0478057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olters Kluwer N.V.</text:p>
          </table:table-cell>
          <table:table-cell office:value-type="string" calcext:value-type="string">
            <text:p>Yes</text:p>
          </table:table-cell>
          <table:table-cell office:value-type="float" office:value="0.123162" calcext:value-type="float">
            <text:p>0.123162</text:p>
          </table:table-cell>
          <table:table-cell office:value-type="float" office:value="0.0792482" calcext:value-type="float">
            <text:p>0.0792482</text:p>
          </table:table-cell>
          <table:table-cell office:value-type="float" office:value="0.041" calcext:value-type="float">
            <text:p>0.041</text:p>
          </table:table-cell>
          <table:table-cell office:value-type="float" office:value="66.273" calcext:value-type="float">
            <text:p>66.273</text:p>
          </table:table-cell>
          <table:table-cell office:value-type="float" office:value="28988.3" calcext:value-type="float">
            <text:p>28988.3</text:p>
          </table:table-cell>
          <table:table-cell/>
          <table:table-cell office:value-type="float" office:value="96.0894" calcext:value-type="float">
            <text:p>96.089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olterskluw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LI.US</text:p>
          </table:table-cell>
          <table:table-cell office:value-type="float" office:value="344" calcext:value-type="float">
            <text:p>344</text:p>
          </table:table-cell>
          <table:table-cell office:value-type="float" office:value="987" calcext:value-type="float">
            <text:p>987</text:p>
          </table:table-cell>
          <table:table-cell office:value-type="float" office:value="143" calcext:value-type="float">
            <text:p>143</text:p>
          </table:table-cell>
          <table:table-cell office:value-type="float" office:value="0.431174" calcext:value-type="float">
            <text:p>0.431174</text:p>
          </table:table-cell>
          <table:table-cell office:value-type="float" office:value="342" calcext:value-type="float">
            <text:p>342</text:p>
          </table:table-cell>
          <table:table-cell office:value-type="float" office:value="0.0319689" calcext:value-type="float">
            <text:p>0.0319689</text:p>
          </table:table-cell>
          <table:table-cell office:value-type="float" office:value="502" calcext:value-type="float">
            <text:p>502</text:p>
          </table:table-cell>
          <table:table-cell office:value-type="float" office:value="0.0183304" calcext:value-type="float">
            <text:p>0.018330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ollysys Automation Technologies Ltd</text:p>
          </table:table-cell>
          <table:table-cell office:value-type="string" calcext:value-type="string">
            <text:p>Yes</text:p>
          </table:table-cell>
          <table:table-cell office:value-type="float" office:value="0.0891335" calcext:value-type="float">
            <text:p>0.0891335</text:p>
          </table:table-cell>
          <table:table-cell office:value-type="float" office:value="0.0801481" calcext:value-type="float">
            <text:p>0.0801481</text:p>
          </table:table-cell>
          <table:table-cell office:value-type="float" office:value="11.199" calcext:value-type="float">
            <text:p>11.199</text:p>
          </table:table-cell>
          <table:table-cell office:value-type="float" office:value="72.76" calcext:value-type="float">
            <text:p>72.76</text:p>
          </table:table-cell>
          <table:table-cell office:value-type="float" office:value="1294.41" calcext:value-type="float">
            <text:p>1294.41</text:p>
          </table:table-cell>
          <table:table-cell table:style-name="ce6" office:value-type="date" office:date-value="2008-10-22" calcext:value-type="date">
            <text:p>2008-10-22</text:p>
          </table:table-cell>
          <table:table-cell office:value-type="float" office:value="16.43" calcext:value-type="float">
            <text:p>16.4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hollysy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QNR.OL</text:p>
          </table:table-cell>
          <table:table-cell office:value-type="float" office:value="345" calcext:value-type="float">
            <text:p>345</text:p>
          </table:table-cell>
          <table:table-cell office:value-type="float" office:value="989" calcext:value-type="float">
            <text:p>989</text:p>
          </table:table-cell>
          <table:table-cell office:value-type="float" office:value="554" calcext:value-type="float">
            <text:p>554</text:p>
          </table:table-cell>
          <table:table-cell office:value-type="float" office:value="18.0901" calcext:value-type="float">
            <text:p>18.0901</text:p>
          </table:table-cell>
          <table:table-cell office:value-type="float" office:value="429" calcext:value-type="float">
            <text:p>429</text:p>
          </table:table-cell>
          <table:table-cell office:value-type="float" office:value="0.0214582" calcext:value-type="float">
            <text:p>0.0214582</text:p>
          </table:table-cell>
          <table:table-cell office:value-type="float" office:value="6" calcext:value-type="float">
            <text:p>6</text:p>
          </table:table-cell>
          <table:table-cell office:value-type="float" office:value="0.861536" calcext:value-type="float">
            <text:p>0.86153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quinor ASA</text:p>
          </table:table-cell>
          <table:table-cell office:value-type="string" calcext:value-type="string">
            <text:p>Yes</text:p>
          </table:table-cell>
          <table:table-cell office:value-type="float" office:value="0.937219" calcext:value-type="float">
            <text:p>0.937219</text:p>
          </table:table-cell>
          <table:table-cell office:value-type="float" office:value="0.0845596" calcext:value-type="float">
            <text:p>0.0845596</text:p>
          </table:table-cell>
          <table:table-cell office:value-type="float" office:value="70.846" calcext:value-type="float">
            <text:p>70.846</text:p>
          </table:table-cell>
          <table:table-cell office:value-type="float" office:value="20.547" calcext:value-type="float">
            <text:p>20.547</text:p>
          </table:table-cell>
          <table:table-cell office:value-type="float" office:value="1108300" calcext:value-type="float">
            <text:p>1108300</text:p>
          </table:table-cell>
          <table:table-cell/>
          <table:table-cell office:value-type="float" office:value="313.838" calcext:value-type="float">
            <text:p>313.83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quino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L.US</text:p>
          </table:table-cell>
          <table:table-cell office:value-type="float" office:value="346" calcext:value-type="float">
            <text:p>346</text:p>
          </table:table-cell>
          <table:table-cell office:value-type="float" office:value="990" calcext:value-type="float">
            <text:p>990</text:p>
          </table:table-cell>
          <table:table-cell office:value-type="float" office:value="391" calcext:value-type="float">
            <text:p>391</text:p>
          </table:table-cell>
          <table:table-cell office:value-type="float" office:value="1.67482" calcext:value-type="float">
            <text:p>1.67482</text:p>
          </table:table-cell>
          <table:table-cell office:value-type="float" office:value="416" calcext:value-type="float">
            <text:p>416</text:p>
          </table:table-cell>
          <table:table-cell office:value-type="float" office:value="0.0225496" calcext:value-type="float">
            <text:p>0.0225496</text:p>
          </table:table-cell>
          <table:table-cell office:value-type="float" office:value="183" calcext:value-type="float">
            <text:p>183</text:p>
          </table:table-cell>
          <table:table-cell office:value-type="float" office:value="0.120727" calcext:value-type="float">
            <text:p>0.12072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urlington Stores Inc</text:p>
          </table:table-cell>
          <table:table-cell office:value-type="string" calcext:value-type="string">
            <text:p>Yes</text:p>
          </table:table-cell>
          <table:table-cell office:value-type="float" office:value="0.177639" calcext:value-type="float">
            <text:p>0.177639</text:p>
          </table:table-cell>
          <table:table-cell office:value-type="float" office:value="0.0569122" calcext:value-type="float">
            <text:p>0.0569122</text:p>
          </table:table-cell>
          <table:table-cell office:value-type="float" office:value="0.369" calcext:value-type="float">
            <text:p>0.369</text:p>
          </table:table-cell>
          <table:table-cell office:value-type="float" office:value="108.485" calcext:value-type="float">
            <text:p>108.485</text:p>
          </table:table-cell>
          <table:table-cell office:value-type="float" office:value="8751.75" calcext:value-type="float">
            <text:p>8751.75</text:p>
          </table:table-cell>
          <table:table-cell table:style-name="ce6" office:value-type="date" office:date-value="2013-10-02" calcext:value-type="date">
            <text:p>2013-10-02</text:p>
          </table:table-cell>
          <table:table-cell office:value-type="float" office:value="202.76" calcext:value-type="float">
            <text:p>202.76</text:p>
          </table:table-cell>
          <table:table-cell office:value-type="float" office:value="205.78" calcext:value-type="float">
            <text:p>205.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burlingtoninvesto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SII.JK</text:p>
          </table:table-cell>
          <table:table-cell office:value-type="float" office:value="347" calcext:value-type="float">
            <text:p>347</text:p>
          </table:table-cell>
          <table:table-cell office:value-type="float" office:value="991" calcext:value-type="float">
            <text:p>991</text:p>
          </table:table-cell>
          <table:table-cell office:value-type="float" office:value="165" calcext:value-type="float">
            <text:p>165</text:p>
          </table:table-cell>
          <table:table-cell office:value-type="float" office:value="0.482752" calcext:value-type="float">
            <text:p>0.482752</text:p>
          </table:table-cell>
          <table:table-cell office:value-type="float" office:value="237" calcext:value-type="float">
            <text:p>237</text:p>
          </table:table-cell>
          <table:table-cell office:value-type="float" office:value="0.0554668" calcext:value-type="float">
            <text:p>0.0554668</text:p>
          </table:table-cell>
          <table:table-cell office:value-type="float" office:value="589" calcext:value-type="float">
            <text:p>589</text:p>
          </table:table-cell>
          <table:table-cell office:value-type="float" office:value="0.00148559" calcext:value-type="float">
            <text:p>0.00148559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stra International Tbk</text:p>
          </table:table-cell>
          <table:table-cell office:value-type="string" calcext:value-type="string">
            <text:p>No</text:p>
          </table:table-cell>
          <table:table-cell office:value-type="float" office:value="0.0771692" calcext:value-type="float">
            <text:p>0.0771692</text:p>
          </table:table-cell>
          <table:table-cell office:value-type="float" office:value="0.0786115" calcext:value-type="float">
            <text:p>0.0786115</text:p>
          </table:table-cell>
          <table:table-cell office:value-type="float" office:value="50.145" calcext:value-type="float">
            <text:p>50.145</text:p>
          </table:table-cell>
          <table:table-cell office:value-type="float" office:value="15.123" calcext:value-type="float">
            <text:p>15.123</text:p>
          </table:table-cell>
          <table:table-cell office:value-type="float" office:value="238853000" calcext:value-type="float">
            <text:p>238853000</text:p>
          </table:table-cell>
          <table:table-cell table:style-name="ce6" office:value-type="date" office:date-value="1990-04-04" calcext:value-type="date">
            <text:p>1990-04-04</text:p>
          </table:table-cell>
          <table:table-cell office:value-type="float" office:value="5138.66" calcext:value-type="float">
            <text:p>5138.6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stra.co.i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E.US</text:p>
          </table:table-cell>
          <table:table-cell office:value-type="float" office:value="348" calcext:value-type="float">
            <text:p>348</text:p>
          </table:table-cell>
          <table:table-cell office:value-type="float" office:value="993" calcext:value-type="float">
            <text:p>993</text:p>
          </table:table-cell>
          <table:table-cell office:value-type="float" office:value="217" calcext:value-type="float">
            <text:p>217</text:p>
          </table:table-cell>
          <table:table-cell office:value-type="float" office:value="0.669429" calcext:value-type="float">
            <text:p>0.669429</text:p>
          </table:table-cell>
          <table:table-cell office:value-type="float" office:value="302" calcext:value-type="float">
            <text:p>302</text:p>
          </table:table-cell>
          <table:table-cell office:value-type="float" office:value="0.0382073" calcext:value-type="float">
            <text:p>0.0382073</text:p>
          </table:table-cell>
          <table:table-cell office:value-type="float" office:value="474" calcext:value-type="float">
            <text:p>474</text:p>
          </table:table-cell>
          <table:table-cell office:value-type="float" office:value="0.0256682" calcext:value-type="float">
            <text:p>0.025668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elanese Corporation</text:p>
          </table:table-cell>
          <table:table-cell office:value-type="string" calcext:value-type="string">
            <text:p>Yes</text:p>
          </table:table-cell>
          <table:table-cell office:value-type="float" office:value="0.0844292" calcext:value-type="float">
            <text:p>0.0844292</text:p>
          </table:table-cell>
          <table:table-cell office:value-type="float" office:value="0.0587611" calcext:value-type="float">
            <text:p>0.0587611</text:p>
          </table:table-cell>
          <table:table-cell office:value-type="float" office:value="0.364" calcext:value-type="float">
            <text:p>0.364</text:p>
          </table:table-cell>
          <table:table-cell office:value-type="float" office:value="97.64" calcext:value-type="float">
            <text:p>97.64</text:p>
          </table:table-cell>
          <table:table-cell office:value-type="float" office:value="13098.2" calcext:value-type="float">
            <text:p>13098.2</text:p>
          </table:table-cell>
          <table:table-cell table:style-name="ce6" office:value-type="date" office:date-value="2005-01-21" calcext:value-type="date">
            <text:p>2005-01-21</text:p>
          </table:table-cell>
          <table:table-cell office:value-type="float" office:value="99.7973" calcext:value-type="float">
            <text:p>99.7973</text:p>
          </table:table-cell>
          <table:table-cell office:value-type="float" office:value="129.91" calcext:value-type="float">
            <text:p>129.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elanes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IB.US</text:p>
          </table:table-cell>
          <table:table-cell office:value-type="float" office:value="349" calcext:value-type="float">
            <text:p>349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0.0000570863" calcext:value-type="float">
            <text:p>0.0000570863</text:p>
          </table:table-cell>
          <table:table-cell office:value-type="float" office:value="449" calcext:value-type="float">
            <text:p>449</text:p>
          </table:table-cell>
          <table:table-cell office:value-type="float" office:value="0.0188585" calcext:value-type="float">
            <text:p>0.0188585</text:p>
          </table:table-cell>
          <table:table-cell office:value-type="float" office:value="545" calcext:value-type="float">
            <text:p>545</text:p>
          </table:table-cell>
          <table:table-cell office:value-type="float" office:value="0.00971405" calcext:value-type="float">
            <text:p>0.00971405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ancolombia SA ADR</text:p>
          </table:table-cell>
          <table:table-cell office:value-type="string" calcext:value-type="string">
            <text:p>Yes</text:p>
          </table:table-cell>
          <table:table-cell office:value-type="float" office:value="0.059799" calcext:value-type="float">
            <text:p>0.059799</text:p>
          </table:table-cell>
          <table:table-cell office:value-type="float" office:value="0.0500849" calcext:value-type="float">
            <text:p>0.0500849</text:p>
          </table:table-cell>
          <table:table-cell office:value-type="float" office:value="0" calcext:value-type="float">
            <text:p>0</text:p>
          </table:table-cell>
          <table:table-cell office:value-type="float" office:value="27.479" calcext:value-type="float">
            <text:p>27.479</text:p>
          </table:table-cell>
          <table:table-cell office:value-type="float" office:value="6812.84" calcext:value-type="float">
            <text:p>6812.84</text:p>
          </table:table-cell>
          <table:table-cell table:style-name="ce6" office:value-type="date" office:date-value="1995-07-26" calcext:value-type="date">
            <text:p>1995-07-26</text:p>
          </table:table-cell>
          <table:table-cell office:value-type="float" office:value="25.2052" calcext:value-type="float">
            <text:p>25.2052</text:p>
          </table:table-cell>
          <table:table-cell office:value-type="float" office:value="35.13" calcext:value-type="float">
            <text:p>35.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upobancolombi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I.US</text:p>
          </table:table-cell>
          <table:table-cell office:value-type="float" office:value="350" calcext:value-type="float">
            <text:p>350</text:p>
          </table:table-cell>
          <table:table-cell office:value-type="float" office:value="996" calcext:value-type="float">
            <text:p>996</text:p>
          </table:table-cell>
          <table:table-cell office:value-type="float" office:value="368" calcext:value-type="float">
            <text:p>368</text:p>
          </table:table-cell>
          <table:table-cell office:value-type="float" office:value="1.48915" calcext:value-type="float">
            <text:p>1.48915</text:p>
          </table:table-cell>
          <table:table-cell office:value-type="float" office:value="181" calcext:value-type="float">
            <text:p>181</text:p>
          </table:table-cell>
          <table:table-cell office:value-type="float" office:value="0.0705728" calcext:value-type="float">
            <text:p>0.0705728</text:p>
          </table:table-cell>
          <table:table-cell office:value-type="float" office:value="447" calcext:value-type="float">
            <text:p>447</text:p>
          </table:table-cell>
          <table:table-cell office:value-type="float" office:value="0.031482" calcext:value-type="float">
            <text:p>0.03148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ercadoLibre Inc.</text:p>
          </table:table-cell>
          <table:table-cell office:value-type="string" calcext:value-type="string">
            <text:p>Yes</text:p>
          </table:table-cell>
          <table:table-cell office:value-type="float" office:value="0.108217" calcext:value-type="float">
            <text:p>0.108217</text:p>
          </table:table-cell>
          <table:table-cell office:value-type="float" office:value="0.0809559" calcext:value-type="float">
            <text:p>0.0809559</text:p>
          </table:table-cell>
          <table:table-cell office:value-type="float" office:value="7.672" calcext:value-type="float">
            <text:p>7.672</text:p>
          </table:table-cell>
          <table:table-cell office:value-type="float" office:value="86.012" calcext:value-type="float">
            <text:p>86.012</text:p>
          </table:table-cell>
          <table:table-cell office:value-type="float" office:value="63592.4" calcext:value-type="float">
            <text:p>63592.4</text:p>
          </table:table-cell>
          <table:table-cell table:style-name="ce6" office:value-type="date" office:date-value="2007-08-10" calcext:value-type="date">
            <text:p>2007-08-10</text:p>
          </table:table-cell>
          <table:table-cell office:value-type="float" office:value="846.24" calcext:value-type="float">
            <text:p>846.24</text:p>
          </table:table-cell>
          <table:table-cell office:value-type="float" office:value="1526.58" calcext:value-type="float">
            <text:p>1526.5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ercadolibr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KN.SW</text:p>
          </table:table-cell>
          <table:table-cell office:value-type="float" office:value="351" calcext:value-type="float">
            <text:p>351</text:p>
          </table:table-cell>
          <table:table-cell office:value-type="float" office:value="999" calcext:value-type="float">
            <text:p>999</text:p>
          </table:table-cell>
          <table:table-cell office:value-type="float" office:value="288" calcext:value-type="float">
            <text:p>288</text:p>
          </table:table-cell>
          <table:table-cell office:value-type="float" office:value="0.99014" calcext:value-type="float">
            <text:p>0.99014</text:p>
          </table:table-cell>
          <table:table-cell office:value-type="float" office:value="238" calcext:value-type="float">
            <text:p>238</text:p>
          </table:table-cell>
          <table:table-cell office:value-type="float" office:value="0.0546115" calcext:value-type="float">
            <text:p>0.0546115</text:p>
          </table:table-cell>
          <table:table-cell office:value-type="float" office:value="473" calcext:value-type="float">
            <text:p>473</text:p>
          </table:table-cell>
          <table:table-cell office:value-type="float" office:value="0.0258322" calcext:value-type="float">
            <text:p>0.025832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urkhalter Holding AG</text:p>
          </table:table-cell>
          <table:table-cell office:value-type="string" calcext:value-type="string">
            <text:p>Yes</text:p>
          </table:table-cell>
          <table:table-cell office:value-type="float" office:value="0.101714" calcext:value-type="float">
            <text:p>0.101714</text:p>
          </table:table-cell>
          <table:table-cell office:value-type="float" office:value="0.0827597" calcext:value-type="float">
            <text:p>0.0827597</text:p>
          </table:table-cell>
          <table:table-cell office:value-type="float" office:value="34.172" calcext:value-type="float">
            <text:p>34.172</text:p>
          </table:table-cell>
          <table:table-cell office:value-type="float" office:value="30.009" calcext:value-type="float">
            <text:p>30.009</text:p>
          </table:table-cell>
          <table:table-cell office:value-type="float" office:value="908.447" calcext:value-type="float">
            <text:p>908.447</text:p>
          </table:table-cell>
          <table:table-cell/>
          <table:table-cell office:value-type="float" office:value="74.8757" calcext:value-type="float">
            <text:p>74.875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urkhalter.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A.TO</text:p>
          </table:table-cell>
          <table:table-cell office:value-type="float" office:value="352" calcext:value-type="float">
            <text:p>352</text:p>
          </table:table-cell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0.427456" calcext:value-type="float">
            <text:p>0.427456</text:p>
          </table:table-cell>
          <table:table-cell office:value-type="float" office:value="380" calcext:value-type="float">
            <text:p>380</text:p>
          </table:table-cell>
          <table:table-cell office:value-type="float" office:value="0.027097" calcext:value-type="float">
            <text:p>0.027097</text:p>
          </table:table-cell>
          <table:table-cell office:value-type="float" office:value="480" calcext:value-type="float">
            <text:p>480</text:p>
          </table:table-cell>
          <table:table-cell office:value-type="float" office:value="0.0240464" calcext:value-type="float">
            <text:p>0.024046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n Construction Group Ltd</text:p>
          </table:table-cell>
          <table:table-cell office:value-type="string" calcext:value-type="string">
            <text:p>Yes</text:p>
          </table:table-cell>
          <table:table-cell office:value-type="float" office:value="0.08975" calcext:value-type="float">
            <text:p>0.08975</text:p>
          </table:table-cell>
          <table:table-cell office:value-type="float" office:value="0.0657036" calcext:value-type="float">
            <text:p>0.0657036</text:p>
          </table:table-cell>
          <table:table-cell office:value-type="float" office:value="9.361" calcext:value-type="float">
            <text:p>9.361</text:p>
          </table:table-cell>
          <table:table-cell office:value-type="float" office:value="80.164" calcext:value-type="float">
            <text:p>80.164</text:p>
          </table:table-cell>
          <table:table-cell office:value-type="float" office:value="788.007" calcext:value-type="float">
            <text:p>788.007</text:p>
          </table:table-cell>
          <table:table-cell/>
          <table:table-cell office:value-type="float" office:value="17.8107" calcext:value-type="float">
            <text:p>17.810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nacg.c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T.US</text:p>
          </table:table-cell>
          <table:table-cell office:value-type="float" office:value="353" calcext:value-type="float">
            <text:p>353</text:p>
          </table:table-cell>
          <table:table-cell office:value-type="float" office:value="1001" calcext:value-type="float">
            <text:p>1001</text:p>
          </table:table-cell>
          <table:table-cell office:value-type="float" office:value="250" calcext:value-type="float">
            <text:p>250</text:p>
          </table:table-cell>
          <table:table-cell office:value-type="float" office:value="0.819952" calcext:value-type="float">
            <text:p>0.819952</text:p>
          </table:table-cell>
          <table:table-cell office:value-type="float" office:value="438" calcext:value-type="float">
            <text:p>438</text:p>
          </table:table-cell>
          <table:table-cell office:value-type="float" office:value="0.0200173" calcext:value-type="float">
            <text:p>0.0200173</text:p>
          </table:table-cell>
          <table:table-cell office:value-type="float" office:value="313" calcext:value-type="float">
            <text:p>313</text:p>
          </table:table-cell>
          <table:table-cell office:value-type="float" office:value="0.0632083" calcext:value-type="float">
            <text:p>0.063208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eetcor Technologies Inc</text:p>
          </table:table-cell>
          <table:table-cell office:value-type="string" calcext:value-type="string">
            <text:p>Yes</text:p>
          </table:table-cell>
          <table:table-cell office:value-type="float" office:value="0.131372" calcext:value-type="float">
            <text:p>0.131372</text:p>
          </table:table-cell>
          <table:table-cell office:value-type="float" office:value="0.0681634" calcext:value-type="float">
            <text:p>0.0681634</text:p>
          </table:table-cell>
          <table:table-cell office:value-type="float" office:value="3.061" calcext:value-type="float">
            <text:p>3.061</text:p>
          </table:table-cell>
          <table:table-cell office:value-type="float" office:value="95.788" calcext:value-type="float">
            <text:p>95.788</text:p>
          </table:table-cell>
          <table:table-cell office:value-type="float" office:value="18924.2" calcext:value-type="float">
            <text:p>18924.2</text:p>
          </table:table-cell>
          <table:table-cell table:style-name="ce6" office:value-type="date" office:date-value="2010-12-15" calcext:value-type="date">
            <text:p>2010-12-15</text:p>
          </table:table-cell>
          <table:table-cell office:value-type="float" office:value="183.68" calcext:value-type="float">
            <text:p>183.68</text:p>
          </table:table-cell>
          <table:table-cell office:value-type="float" office:value="286.37" calcext:value-type="float">
            <text:p>286.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fleetco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RY.US</text:p>
          </table:table-cell>
          <table:table-cell office:value-type="float" office:value="354" calcext:value-type="float">
            <text:p>354</text:p>
          </table:table-cell>
          <table:table-cell office:value-type="float" office:value="1002" calcext:value-type="float">
            <text:p>1002</text:p>
          </table:table-cell>
          <table:table-cell office:value-type="float" office:value="144" calcext:value-type="float">
            <text:p>144</text:p>
          </table:table-cell>
          <table:table-cell office:value-type="float" office:value="0.433931" calcext:value-type="float">
            <text:p>0.433931</text:p>
          </table:table-cell>
          <table:table-cell office:value-type="float" office:value="280" calcext:value-type="float">
            <text:p>280</text:p>
          </table:table-cell>
          <table:table-cell office:value-type="float" office:value="0.0423116" calcext:value-type="float">
            <text:p>0.0423116</text:p>
          </table:table-cell>
          <table:table-cell office:value-type="float" office:value="578" calcext:value-type="float">
            <text:p>578</text:p>
          </table:table-cell>
          <table:table-cell office:value-type="float" office:value="0.00390879" calcext:value-type="float">
            <text:p>0.0039087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erry Global Group Inc</text:p>
          </table:table-cell>
          <table:table-cell office:value-type="string" calcext:value-type="string">
            <text:p>Yes</text:p>
          </table:table-cell>
          <table:table-cell office:value-type="float" office:value="0.0597542" calcext:value-type="float">
            <text:p>0.0597542</text:p>
          </table:table-cell>
          <table:table-cell office:value-type="float" office:value="0.0558454" calcext:value-type="float">
            <text:p>0.0558454</text:p>
          </table:table-cell>
          <table:table-cell office:value-type="float" office:value="0.246" calcext:value-type="float">
            <text:p>0.246</text:p>
          </table:table-cell>
          <table:table-cell office:value-type="float" office:value="96.883" calcext:value-type="float">
            <text:p>96.883</text:p>
          </table:table-cell>
          <table:table-cell office:value-type="float" office:value="7260.79" calcext:value-type="float">
            <text:p>7260.79</text:p>
          </table:table-cell>
          <table:table-cell table:style-name="ce6" office:value-type="date" office:date-value="2012-10-04" calcext:value-type="date">
            <text:p>2012-10-04</text:p>
          </table:table-cell>
          <table:table-cell office:value-type="float" office:value="59.4436" calcext:value-type="float">
            <text:p>59.4436</text:p>
          </table:table-cell>
          <table:table-cell office:value-type="float" office:value="75.07" calcext:value-type="float">
            <text:p>75.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berryglob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KI.PA</text:p>
          </table:table-cell>
          <table:table-cell office:value-type="float" office:value="355" calcext:value-type="float">
            <text:p>355</text:p>
          </table:table-cell>
          <table:table-cell office:value-type="float" office:value="1004" calcext:value-type="float">
            <text:p>1004</text:p>
          </table:table-cell>
          <table:table-cell office:value-type="float" office:value="367" calcext:value-type="float">
            <text:p>367</text:p>
          </table:table-cell>
          <table:table-cell office:value-type="float" office:value="1.47061" calcext:value-type="float">
            <text:p>1.47061</text:p>
          </table:table-cell>
          <table:table-cell office:value-type="float" office:value="143" calcext:value-type="float">
            <text:p>143</text:p>
          </table:table-cell>
          <table:table-cell office:value-type="float" office:value="0.087188" calcext:value-type="float">
            <text:p>0.087188</text:p>
          </table:table-cell>
          <table:table-cell office:value-type="float" office:value="494" calcext:value-type="float">
            <text:p>494</text:p>
          </table:table-cell>
          <table:table-cell office:value-type="float" office:value="0.0216016" calcext:value-type="float">
            <text:p>0.021601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kinops SA</text:p>
          </table:table-cell>
          <table:table-cell office:value-type="string" calcext:value-type="string">
            <text:p>Yes</text:p>
          </table:table-cell>
          <table:table-cell office:value-type="float" office:value="0.0969555" calcext:value-type="float">
            <text:p>0.0969555</text:p>
          </table:table-cell>
          <table:table-cell office:value-type="float" office:value="0.0799916" calcext:value-type="float">
            <text:p>0.0799916</text:p>
          </table:table-cell>
          <table:table-cell office:value-type="float" office:value="18.072" calcext:value-type="float">
            <text:p>18.072</text:p>
          </table:table-cell>
          <table:table-cell office:value-type="float" office:value="37.682" calcext:value-type="float">
            <text:p>37.682</text:p>
          </table:table-cell>
          <table:table-cell office:value-type="float" office:value="133.929" calcext:value-type="float">
            <text:p>133.929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kinop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YR.AU</text:p>
          </table:table-cell>
          <table:table-cell office:value-type="float" office:value="356" calcext:value-type="float">
            <text:p>356</text:p>
          </table:table-cell>
          <table:table-cell office:value-type="float" office:value="1007" calcext:value-type="float">
            <text:p>1007</text:p>
          </table:table-cell>
          <table:table-cell office:value-type="float" office:value="443" calcext:value-type="float">
            <text:p>443</text:p>
          </table:table-cell>
          <table:table-cell office:value-type="float" office:value="2.29896" calcext:value-type="float">
            <text:p>2.29896</text:p>
          </table:table-cell>
          <table:table-cell office:value-type="float" office:value="58" calcext:value-type="float">
            <text:p>58</text:p>
          </table:table-cell>
          <table:table-cell office:value-type="float" office:value="0.146144" calcext:value-type="float">
            <text:p>0.146144</text:p>
          </table:table-cell>
          <table:table-cell office:value-type="float" office:value="506" calcext:value-type="float">
            <text:p>506</text:p>
          </table:table-cell>
          <table:table-cell office:value-type="float" office:value="0.0175243" calcext:value-type="float">
            <text:p>0.017524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yer Holdings Ltd</text:p>
          </table:table-cell>
          <table:table-cell office:value-type="string" calcext:value-type="string">
            <text:p>No</text:p>
          </table:table-cell>
          <table:table-cell office:value-type="float" office:value="0.112784" calcext:value-type="float">
            <text:p>0.112784</text:p>
          </table:table-cell>
          <table:table-cell office:value-type="float" office:value="0.146717" calcext:value-type="float">
            <text:p>0.146717</text:p>
          </table:table-cell>
          <table:table-cell office:value-type="float" office:value="33.148" calcext:value-type="float">
            <text:p>33.148</text:p>
          </table:table-cell>
          <table:table-cell office:value-type="float" office:value="17.462" calcext:value-type="float">
            <text:p>17.462</text:p>
          </table:table-cell>
          <table:table-cell office:value-type="float" office:value="420.072" calcext:value-type="float">
            <text:p>420.072</text:p>
          </table:table-cell>
          <table:table-cell/>
          <table:table-cell office:value-type="float" office:value="0.6417" calcext:value-type="float">
            <text:p>0.641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yer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KA.SW</text:p>
          </table:table-cell>
          <table:table-cell office:value-type="float" office:value="357" calcext:value-type="float">
            <text:p>357</text:p>
          </table:table-cell>
          <table:table-cell office:value-type="float" office:value="1008" calcext:value-type="float">
            <text:p>1008</text:p>
          </table:table-cell>
          <table:table-cell office:value-type="float" office:value="511" calcext:value-type="float">
            <text:p>511</text:p>
          </table:table-cell>
          <table:table-cell office:value-type="float" office:value="3.8168" calcext:value-type="float">
            <text:p>3.8168</text:p>
          </table:table-cell>
          <table:table-cell office:value-type="float" office:value="229" calcext:value-type="float">
            <text:p>229</text:p>
          </table:table-cell>
          <table:table-cell office:value-type="float" office:value="0.0572322" calcext:value-type="float">
            <text:p>0.0572322</text:p>
          </table:table-cell>
          <table:table-cell office:value-type="float" office:value="268" calcext:value-type="float">
            <text:p>268</text:p>
          </table:table-cell>
          <table:table-cell office:value-type="float" office:value="0.075454" calcext:value-type="float">
            <text:p>0.07545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orma Kaba Holding AG</text:p>
          </table:table-cell>
          <table:table-cell office:value-type="string" calcext:value-type="string">
            <text:p>Yes</text:p>
          </table:table-cell>
          <table:table-cell office:value-type="float" office:value="0.140516" calcext:value-type="float">
            <text:p>0.140516</text:p>
          </table:table-cell>
          <table:table-cell office:value-type="float" office:value="0.0650617" calcext:value-type="float">
            <text:p>0.0650617</text:p>
          </table:table-cell>
          <table:table-cell office:value-type="float" office:value="28.516" calcext:value-type="float">
            <text:p>28.516</text:p>
          </table:table-cell>
          <table:table-cell office:value-type="float" office:value="28.617" calcext:value-type="float">
            <text:p>28.617</text:p>
          </table:table-cell>
          <table:table-cell office:value-type="float" office:value="1766.68" calcext:value-type="float">
            <text:p>1766.68</text:p>
          </table:table-cell>
          <table:table-cell/>
          <table:table-cell office:value-type="float" office:value="334.825" calcext:value-type="float">
            <text:p>334.82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ormakab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IIB.US</text:p>
          </table:table-cell>
          <table:table-cell office:value-type="float" office:value="358" calcext:value-type="float">
            <text:p>358</text:p>
          </table:table-cell>
          <table:table-cell office:value-type="float" office:value="1012" calcext:value-type="float">
            <text:p>1012</text:p>
          </table:table-cell>
          <table:table-cell office:value-type="float" office:value="473" calcext:value-type="float">
            <text:p>473</text:p>
          </table:table-cell>
          <table:table-cell office:value-type="float" office:value="2.84399" calcext:value-type="float">
            <text:p>2.84399</text:p>
          </table:table-cell>
          <table:table-cell office:value-type="float" office:value="268" calcext:value-type="float">
            <text:p>268</text:p>
          </table:table-cell>
          <table:table-cell office:value-type="float" office:value="0.0447355" calcext:value-type="float">
            <text:p>0.0447355</text:p>
          </table:table-cell>
          <table:table-cell office:value-type="float" office:value="271" calcext:value-type="float">
            <text:p>271</text:p>
          </table:table-cell>
          <table:table-cell office:value-type="float" office:value="0.0752136" calcext:value-type="float">
            <text:p>0.075213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iogen Inc</text:p>
          </table:table-cell>
          <table:table-cell office:value-type="string" calcext:value-type="string">
            <text:p>Yes</text:p>
          </table:table-cell>
          <table:table-cell office:value-type="float" office:value="0.150569" calcext:value-type="float">
            <text:p>0.150569</text:p>
          </table:table-cell>
          <table:table-cell office:value-type="float" office:value="0.0785767" calcext:value-type="float">
            <text:p>0.0785767</text:p>
          </table:table-cell>
          <table:table-cell office:value-type="float" office:value="0.679" calcext:value-type="float">
            <text:p>0.679</text:p>
          </table:table-cell>
          <table:table-cell office:value-type="float" office:value="90.871" calcext:value-type="float">
            <text:p>90.871</text:p>
          </table:table-cell>
          <table:table-cell office:value-type="float" office:value="38124.7" calcext:value-type="float">
            <text:p>38124.7</text:p>
          </table:table-cell>
          <table:table-cell table:style-name="ce6" office:value-type="date" office:date-value="1991-09-16" calcext:value-type="date">
            <text:p>1991-09-16</text:p>
          </table:table-cell>
          <table:table-cell office:value-type="float" office:value="276.92" calcext:value-type="float">
            <text:p>276.92</text:p>
          </table:table-cell>
          <table:table-cell office:value-type="string" calcext:value-type="string">
            <text:p>nan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biog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I.PA</text:p>
          </table:table-cell>
          <table:table-cell office:value-type="float" office:value="359" calcext:value-type="float">
            <text:p>359</text:p>
          </table:table-cell>
          <table:table-cell office:value-type="float" office:value="1013" calcext:value-type="float">
            <text:p>1013</text:p>
          </table:table-cell>
          <table:table-cell office:value-type="float" office:value="136" calcext:value-type="float">
            <text:p>136</text:p>
          </table:table-cell>
          <table:table-cell office:value-type="float" office:value="0.413308" calcext:value-type="float">
            <text:p>0.413308</text:p>
          </table:table-cell>
          <table:table-cell office:value-type="float" office:value="542" calcext:value-type="float">
            <text:p>542</text:p>
          </table:table-cell>
          <table:table-cell office:value-type="float" office:value="0.00461047" calcext:value-type="float">
            <text:p>0.00461047</text:p>
          </table:table-cell>
          <table:table-cell office:value-type="float" office:value="335" calcext:value-type="float">
            <text:p>335</text:p>
          </table:table-cell>
          <table:table-cell office:value-type="float" office:value="0.0583079" calcext:value-type="float">
            <text:p>0.058307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rigano S.A.</text:p>
          </table:table-cell>
          <table:table-cell office:value-type="string" calcext:value-type="string">
            <text:p>Yes</text:p>
          </table:table-cell>
          <table:table-cell office:value-type="float" office:value="0.126834" calcext:value-type="float">
            <text:p>0.126834</text:p>
          </table:table-cell>
          <table:table-cell office:value-type="float" office:value="0.0702764" calcext:value-type="float">
            <text:p>0.0702764</text:p>
          </table:table-cell>
          <table:table-cell office:value-type="float" office:value="57.81" calcext:value-type="float">
            <text:p>57.81</text:p>
          </table:table-cell>
          <table:table-cell office:value-type="float" office:value="18.893" calcext:value-type="float">
            <text:p>18.893</text:p>
          </table:table-cell>
          <table:table-cell office:value-type="float" office:value="2438.51" calcext:value-type="float">
            <text:p>2438.51</text:p>
          </table:table-cell>
          <table:table-cell/>
          <table:table-cell office:value-type="float" office:value="124.115" calcext:value-type="float">
            <text:p>124.11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trigano.f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XX.US</text:p>
          </table:table-cell>
          <table:table-cell office:value-type="float" office:value="360" calcext:value-type="float">
            <text:p>360</text:p>
          </table:table-cell>
          <table:table-cell office:value-type="float" office:value="1014" calcext:value-type="float">
            <text:p>1014</text:p>
          </table:table-cell>
          <table:table-cell office:value-type="float" office:value="532" calcext:value-type="float">
            <text:p>532</text:p>
          </table:table-cell>
          <table:table-cell office:value-type="float" office:value="5.01365" calcext:value-type="float">
            <text:p>5.01365</text:p>
          </table:table-cell>
          <table:table-cell office:value-type="float" office:value="462" calcext:value-type="float">
            <text:p>462</text:p>
          </table:table-cell>
          <table:table-cell office:value-type="float" office:value="0.0173293" calcext:value-type="float">
            <text:p>0.0173293</text:p>
          </table:table-cell>
          <table:table-cell office:value-type="float" office:value="20" calcext:value-type="float">
            <text:p>20</text:p>
          </table:table-cell>
          <table:table-cell office:value-type="float" office:value="0.445769" calcext:value-type="float">
            <text:p>0.44576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EXX Laboratories Inc</text:p>
          </table:table-cell>
          <table:table-cell office:value-type="string" calcext:value-type="string">
            <text:p>Yes</text:p>
          </table:table-cell>
          <table:table-cell office:value-type="float" office:value="0.521124" calcext:value-type="float">
            <text:p>0.521124</text:p>
          </table:table-cell>
          <table:table-cell office:value-type="float" office:value="0.0841613" calcext:value-type="float">
            <text:p>0.0841613</text:p>
          </table:table-cell>
          <table:table-cell office:value-type="float" office:value="0.922" calcext:value-type="float">
            <text:p>0.922</text:p>
          </table:table-cell>
          <table:table-cell office:value-type="float" office:value="91.32" calcext:value-type="float">
            <text:p>91.32</text:p>
          </table:table-cell>
          <table:table-cell office:value-type="float" office:value="35774.2" calcext:value-type="float">
            <text:p>35774.2</text:p>
          </table:table-cell>
          <table:table-cell table:style-name="ce6" office:value-type="date" office:date-value="1991-06-21" calcext:value-type="date">
            <text:p>1991-06-21</text:p>
          </table:table-cell>
          <table:table-cell office:value-type="float" office:value="407.96" calcext:value-type="float">
            <text:p>407.96</text:p>
          </table:table-cell>
          <table:table-cell office:value-type="float" office:value="575.67" calcext:value-type="float">
            <text:p>575.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idex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BUX.US</text:p>
          </table:table-cell>
          <table:table-cell office:value-type="float" office:value="361" calcext:value-type="float">
            <text:p>361</text:p>
          </table:table-cell>
          <table:table-cell office:value-type="float" office:value="1016" calcext:value-type="float">
            <text:p>1016</text:p>
          </table:table-cell>
          <table:table-cell office:value-type="float" office:value="535" calcext:value-type="float">
            <text:p>535</text:p>
          </table:table-cell>
          <table:table-cell office:value-type="float" office:value="5.27336" calcext:value-type="float">
            <text:p>5.27336</text:p>
          </table:table-cell>
          <table:table-cell office:value-type="float" office:value="357" calcext:value-type="float">
            <text:p>357</text:p>
          </table:table-cell>
          <table:table-cell office:value-type="float" office:value="0.0300809" calcext:value-type="float">
            <text:p>0.0300809</text:p>
          </table:table-cell>
          <table:table-cell office:value-type="float" office:value="124" calcext:value-type="float">
            <text:p>124</text:p>
          </table:table-cell>
          <table:table-cell office:value-type="float" office:value="0.156749" calcext:value-type="float">
            <text:p>0.15674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tarbucks Corporation</text:p>
          </table:table-cell>
          <table:table-cell office:value-type="string" calcext:value-type="string">
            <text:p>Yes</text:p>
          </table:table-cell>
          <table:table-cell office:value-type="float" office:value="0.231142" calcext:value-type="float">
            <text:p>0.231142</text:p>
          </table:table-cell>
          <table:table-cell office:value-type="float" office:value="0.0743928" calcext:value-type="float">
            <text:p>0.0743928</text:p>
          </table:table-cell>
          <table:table-cell office:value-type="float" office:value="2.083" calcext:value-type="float">
            <text:p>2.083</text:p>
          </table:table-cell>
          <table:table-cell office:value-type="float" office:value="73.457" calcext:value-type="float">
            <text:p>73.457</text:p>
          </table:table-cell>
          <table:table-cell office:value-type="float" office:value="106350" calcext:value-type="float">
            <text:p>106350</text:p>
          </table:table-cell>
          <table:table-cell table:style-name="ce6" office:value-type="date" office:date-value="1992-06-26" calcext:value-type="date">
            <text:p>1992-06-26</text:p>
          </table:table-cell>
          <table:table-cell office:value-type="float" office:value="97.1615" calcext:value-type="float">
            <text:p>97.1615</text:p>
          </table:table-cell>
          <table:table-cell office:value-type="string" calcext:value-type="string">
            <text:p>n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starbuck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E.XETRA</text:p>
          </table:table-cell>
          <table:table-cell office:value-type="float" office:value="362" calcext:value-type="float">
            <text:p>362</text:p>
          </table:table-cell>
          <table:table-cell office:value-type="float" office:value="1018" calcext:value-type="float">
            <text:p>1018</text:p>
          </table:table-cell>
          <table:table-cell office:value-type="float" office:value="213" calcext:value-type="float">
            <text:p>213</text:p>
          </table:table-cell>
          <table:table-cell office:value-type="float" office:value="0.649869" calcext:value-type="float">
            <text:p>0.649869</text:p>
          </table:table-cell>
          <table:table-cell office:value-type="float" office:value="274" calcext:value-type="float">
            <text:p>274</text:p>
          </table:table-cell>
          <table:table-cell office:value-type="float" office:value="0.0430193" calcext:value-type="float">
            <text:p>0.0430193</text:p>
          </table:table-cell>
          <table:table-cell office:value-type="float" office:value="531" calcext:value-type="float">
            <text:p>531</text:p>
          </table:table-cell>
          <table:table-cell office:value-type="float" office:value="0.0116408" calcext:value-type="float">
            <text:p>0.01164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ürr Aktiengesellschaft</text:p>
          </table:table-cell>
          <table:table-cell office:value-type="string" calcext:value-type="string">
            <text:p>Yes</text:p>
          </table:table-cell>
          <table:table-cell office:value-type="float" office:value="0.0818697" calcext:value-type="float">
            <text:p>0.0818697</text:p>
          </table:table-cell>
          <table:table-cell office:value-type="float" office:value="0.0702288" calcext:value-type="float">
            <text:p>0.0702288</text:p>
          </table:table-cell>
          <table:table-cell office:value-type="float" office:value="30.216" calcext:value-type="float">
            <text:p>30.216</text:p>
          </table:table-cell>
          <table:table-cell office:value-type="float" office:value="44.852" calcext:value-type="float">
            <text:p>44.852</text:p>
          </table:table-cell>
          <table:table-cell office:value-type="float" office:value="1400.65" calcext:value-type="float">
            <text:p>1400.65</text:p>
          </table:table-cell>
          <table:table-cell/>
          <table:table-cell office:value-type="float" office:value="30.7586" calcext:value-type="float">
            <text:p>30.758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urr-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X.US</text:p>
          </table:table-cell>
          <table:table-cell office:value-type="float" office:value="363" calcext:value-type="float">
            <text:p>363</text:p>
          </table:table-cell>
          <table:table-cell office:value-type="float" office:value="1019" calcext:value-type="float">
            <text:p>1019</text:p>
          </table:table-cell>
          <table:table-cell office:value-type="float" office:value="428" calcext:value-type="float">
            <text:p>428</text:p>
          </table:table-cell>
          <table:table-cell office:value-type="float" office:value="2.03141" calcext:value-type="float">
            <text:p>2.03141</text:p>
          </table:table-cell>
          <table:table-cell office:value-type="float" office:value="243" calcext:value-type="float">
            <text:p>243</text:p>
          </table:table-cell>
          <table:table-cell office:value-type="float" office:value="0.0536366" calcext:value-type="float">
            <text:p>0.0536366</text:p>
          </table:table-cell>
          <table:table-cell office:value-type="float" office:value="348" calcext:value-type="float">
            <text:p>348</text:p>
          </table:table-cell>
          <table:table-cell office:value-type="float" office:value="0.0542677" calcext:value-type="float">
            <text:p>0.054267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ix Flags Entertainment New</text:p>
          </table:table-cell>
          <table:table-cell office:value-type="string" calcext:value-type="string">
            <text:p>Yes</text:p>
          </table:table-cell>
          <table:table-cell office:value-type="float" office:value="0.115326" calcext:value-type="float">
            <text:p>0.115326</text:p>
          </table:table-cell>
          <table:table-cell office:value-type="float" office:value="0.0610578" calcext:value-type="float">
            <text:p>0.0610578</text:p>
          </table:table-cell>
          <table:table-cell office:value-type="float" office:value="1.006" calcext:value-type="float">
            <text:p>1.006</text:p>
          </table:table-cell>
          <table:table-cell office:value-type="float" office:value="100.825" calcext:value-type="float">
            <text:p>100.825</text:p>
          </table:table-cell>
          <table:table-cell office:value-type="float" office:value="1814.05" calcext:value-type="float">
            <text:p>1814.05</text:p>
          </table:table-cell>
          <table:table-cell table:style-name="ce6" office:value-type="date" office:date-value="2010-05-11" calcext:value-type="date">
            <text:p>2010-05-11</text:p>
          </table:table-cell>
          <table:table-cell office:value-type="float" office:value="23.25" calcext:value-type="float">
            <text:p>23.25</text:p>
          </table:table-cell>
          <table:table-cell office:value-type="float" office:value="27.83" calcext:value-type="float">
            <text:p>27.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sixflag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T.US</text:p>
          </table:table-cell>
          <table:table-cell office:value-type="float" office:value="364" calcext:value-type="float">
            <text:p>364</text:p>
          </table:table-cell>
          <table:table-cell office:value-type="float" office:value="1021" calcext:value-type="float">
            <text:p>1021</text:p>
          </table:table-cell>
          <table:table-cell office:value-type="float" office:value="398" calcext:value-type="float">
            <text:p>398</text:p>
          </table:table-cell>
          <table:table-cell office:value-type="float" office:value="1.74703" calcext:value-type="float">
            <text:p>1.74703</text:p>
          </table:table-cell>
          <table:table-cell office:value-type="float" office:value="373" calcext:value-type="float">
            <text:p>373</text:p>
          </table:table-cell>
          <table:table-cell office:value-type="float" office:value="0.0280292" calcext:value-type="float">
            <text:p>0.0280292</text:p>
          </table:table-cell>
          <table:table-cell office:value-type="float" office:value="250" calcext:value-type="float">
            <text:p>250</text:p>
          </table:table-cell>
          <table:table-cell office:value-type="float" office:value="0.0807993" calcext:value-type="float">
            <text:p>0.080799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sdomTree Inc.</text:p>
          </table:table-cell>
          <table:table-cell office:value-type="string" calcext:value-type="string">
            <text:p>Yes</text:p>
          </table:table-cell>
          <table:table-cell office:value-type="float" office:value="0.154753" calcext:value-type="float">
            <text:p>0.154753</text:p>
          </table:table-cell>
          <table:table-cell office:value-type="float" office:value="0.073954" calcext:value-type="float">
            <text:p>0.073954</text:p>
          </table:table-cell>
          <table:table-cell office:value-type="float" office:value="14.419" calcext:value-type="float">
            <text:p>14.419</text:p>
          </table:table-cell>
          <table:table-cell office:value-type="float" office:value="83.972" calcext:value-type="float">
            <text:p>83.972</text:p>
          </table:table-cell>
          <table:table-cell office:value-type="float" office:value="965.151" calcext:value-type="float">
            <text:p>965.151</text:p>
          </table:table-cell>
          <table:table-cell table:style-name="ce6" office:value-type="date" office:date-value="1993-03-04" calcext:value-type="date">
            <text:p>1993-03-04</text:p>
          </table:table-cell>
          <table:table-cell office:value-type="float" office:value="5.3488" calcext:value-type="float">
            <text:p>5.3488</text:p>
          </table:table-cell>
          <table:table-cell office:value-type="float" office:value="7.96" calcext:value-type="float">
            <text:p>7.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wisdomtre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YR.MC</text:p>
          </table:table-cell>
          <table:table-cell office:value-type="float" office:value="365" calcext:value-type="float">
            <text:p>365</text:p>
          </table:table-cell>
          <table:table-cell office:value-type="float" office:value="1023" calcext:value-type="float">
            <text:p>1023</text:p>
          </table:table-cell>
          <table:table-cell office:value-type="float" office:value="122" calcext:value-type="float">
            <text:p>122</text:p>
          </table:table-cell>
          <table:table-cell office:value-type="float" office:value="0.372693" calcext:value-type="float">
            <text:p>0.372693</text:p>
          </table:table-cell>
          <table:table-cell office:value-type="float" office:value="316" calcext:value-type="float">
            <text:p>316</text:p>
          </table:table-cell>
          <table:table-cell office:value-type="float" office:value="0.0359423" calcext:value-type="float">
            <text:p>0.0359423</text:p>
          </table:table-cell>
          <table:table-cell office:value-type="float" office:value="585" calcext:value-type="float">
            <text:p>585</text:p>
          </table:table-cell>
          <table:table-cell office:value-type="float" office:value="0.00281754" calcext:value-type="float">
            <text:p>0.0028175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cyr SA</text:p>
          </table:table-cell>
          <table:table-cell office:value-type="string" calcext:value-type="string">
            <text:p>Yes</text:p>
          </table:table-cell>
          <table:table-cell office:value-type="float" office:value="0.0544678" calcext:value-type="float">
            <text:p>0.0544678</text:p>
          </table:table-cell>
          <table:table-cell office:value-type="float" office:value="0.0516503" calcext:value-type="float">
            <text:p>0.0516503</text:p>
          </table:table-cell>
          <table:table-cell office:value-type="float" office:value="39.642" calcext:value-type="float">
            <text:p>39.642</text:p>
          </table:table-cell>
          <table:table-cell office:value-type="float" office:value="12.394" calcext:value-type="float">
            <text:p>12.394</text:p>
          </table:table-cell>
          <table:table-cell office:value-type="float" office:value="1885.71" calcext:value-type="float">
            <text:p>1885.71</text:p>
          </table:table-cell>
          <table:table-cell/>
          <table:table-cell office:value-type="float" office:value="2.5023" calcext:value-type="float">
            <text:p>2.502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acy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IB-A.TO</text:p>
          </table:table-cell>
          <table:table-cell office:value-type="float" office:value="366" calcext:value-type="float">
            <text:p>366</text:p>
          </table:table-cell>
          <table:table-cell office:value-type="float" office:value="1024" calcext:value-type="float">
            <text:p>1024</text:p>
          </table:table-cell>
          <table:table-cell office:value-type="float" office:value="388" calcext:value-type="float">
            <text:p>388</text:p>
          </table:table-cell>
          <table:table-cell office:value-type="float" office:value="1.66404" calcext:value-type="float">
            <text:p>1.66404</text:p>
          </table:table-cell>
          <table:table-cell office:value-type="float" office:value="330" calcext:value-type="float">
            <text:p>330</text:p>
          </table:table-cell>
          <table:table-cell office:value-type="float" office:value="0.0340817" calcext:value-type="float">
            <text:p>0.0340817</text:p>
          </table:table-cell>
          <table:table-cell office:value-type="float" office:value="306" calcext:value-type="float">
            <text:p>306</text:p>
          </table:table-cell>
          <table:table-cell office:value-type="float" office:value="0.0659771" calcext:value-type="float">
            <text:p>0.065977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GI Inc</text:p>
          </table:table-cell>
          <table:table-cell office:value-type="string" calcext:value-type="string">
            <text:p>Yes</text:p>
          </table:table-cell>
          <table:table-cell office:value-type="float" office:value="0.14035" calcext:value-type="float">
            <text:p>0.14035</text:p>
          </table:table-cell>
          <table:table-cell office:value-type="float" office:value="0.0778365" calcext:value-type="float">
            <text:p>0.0778365</text:p>
          </table:table-cell>
          <table:table-cell office:value-type="float" office:value="0.759" calcext:value-type="float">
            <text:p>0.759</text:p>
          </table:table-cell>
          <table:table-cell office:value-type="float" office:value="67.686" calcext:value-type="float">
            <text:p>67.686</text:p>
          </table:table-cell>
          <table:table-cell office:value-type="float" office:value="31523.4" calcext:value-type="float">
            <text:p>31523.4</text:p>
          </table:table-cell>
          <table:table-cell/>
          <table:table-cell office:value-type="float" office:value="116.71" calcext:value-type="float">
            <text:p>116.7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g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MS.PA</text:p>
          </table:table-cell>
          <table:table-cell office:value-type="float" office:value="367" calcext:value-type="float">
            <text:p>367</text:p>
          </table:table-cell>
          <table:table-cell office:value-type="float" office:value="1024" calcext:value-type="float">
            <text:p>1024</text:p>
          </table:table-cell>
          <table:table-cell office:value-type="float" office:value="432" calcext:value-type="float">
            <text:p>432</text:p>
          </table:table-cell>
          <table:table-cell office:value-type="float" office:value="2.05393" calcext:value-type="float">
            <text:p>2.05393</text:p>
          </table:table-cell>
          <table:table-cell office:value-type="float" office:value="419" calcext:value-type="float">
            <text:p>419</text:p>
          </table:table-cell>
          <table:table-cell office:value-type="float" office:value="0.0224239" calcext:value-type="float">
            <text:p>0.0224239</text:p>
          </table:table-cell>
          <table:table-cell office:value-type="float" office:value="173" calcext:value-type="float">
            <text:p>173</text:p>
          </table:table-cell>
          <table:table-cell office:value-type="float" office:value="0.126233" calcext:value-type="float">
            <text:p>0.12623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ermes International SCA</text:p>
          </table:table-cell>
          <table:table-cell office:value-type="string" calcext:value-type="string">
            <text:p>Yes</text:p>
          </table:table-cell>
          <table:table-cell office:value-type="float" office:value="0.201587" calcext:value-type="float">
            <text:p>0.201587</text:p>
          </table:table-cell>
          <table:table-cell office:value-type="float" office:value="0.0853002" calcext:value-type="float">
            <text:p>0.0853002</text:p>
          </table:table-cell>
          <table:table-cell office:value-type="float" office:value="67.066" calcext:value-type="float">
            <text:p>67.066</text:p>
          </table:table-cell>
          <table:table-cell office:value-type="float" office:value="10.64" calcext:value-type="float">
            <text:p>10.64</text:p>
          </table:table-cell>
          <table:table-cell office:value-type="float" office:value="190107" calcext:value-type="float">
            <text:p>190107</text:p>
          </table:table-cell>
          <table:table-cell/>
          <table:table-cell office:value-type="float" office:value="1435.3" calcext:value-type="float">
            <text:p>1435.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finance.herm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I.US</text:p>
          </table:table-cell>
          <table:table-cell office:value-type="float" office:value="368" calcext:value-type="float">
            <text:p>368</text:p>
          </table:table-cell>
          <table:table-cell office:value-type="float" office:value="1024" calcext:value-type="float">
            <text:p>1024</text:p>
          </table:table-cell>
          <table:table-cell office:value-type="float" office:value="376" calcext:value-type="float">
            <text:p>376</text:p>
          </table:table-cell>
          <table:table-cell office:value-type="float" office:value="1.59815" calcext:value-type="float">
            <text:p>1.59815</text:p>
          </table:table-cell>
          <table:table-cell office:value-type="float" office:value="324" calcext:value-type="float">
            <text:p>324</text:p>
          </table:table-cell>
          <table:table-cell office:value-type="float" office:value="0.0347149" calcext:value-type="float">
            <text:p>0.0347149</text:p>
          </table:table-cell>
          <table:table-cell office:value-type="float" office:value="324" calcext:value-type="float">
            <text:p>324</text:p>
          </table:table-cell>
          <table:table-cell office:value-type="float" office:value="0.0600154" calcext:value-type="float">
            <text:p>0.060015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arden Restaurants Inc</text:p>
          </table:table-cell>
          <table:table-cell office:value-type="string" calcext:value-type="string">
            <text:p>Yes</text:p>
          </table:table-cell>
          <table:table-cell office:value-type="float" office:value="0.126387" calcext:value-type="float">
            <text:p>0.126387</text:p>
          </table:table-cell>
          <table:table-cell office:value-type="float" office:value="0.0663721" calcext:value-type="float">
            <text:p>0.0663721</text:p>
          </table:table-cell>
          <table:table-cell office:value-type="float" office:value="0.319" calcext:value-type="float">
            <text:p>0.319</text:p>
          </table:table-cell>
          <table:table-cell office:value-type="float" office:value="94.729" calcext:value-type="float">
            <text:p>94.729</text:p>
          </table:table-cell>
          <table:table-cell office:value-type="float" office:value="17213.5" calcext:value-type="float">
            <text:p>17213.5</text:p>
          </table:table-cell>
          <table:table-cell table:style-name="ce6" office:value-type="date" office:date-value="1995-05-05" calcext:value-type="date">
            <text:p>1995-05-05</text:p>
          </table:table-cell>
          <table:table-cell office:value-type="float" office:value="133.767" calcext:value-type="float">
            <text:p>133.767</text:p>
          </table:table-cell>
          <table:table-cell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dard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N.SW</text:p>
          </table:table-cell>
          <table:table-cell office:value-type="float" office:value="369" calcext:value-type="float">
            <text:p>369</text:p>
          </table:table-cell>
          <table:table-cell office:value-type="float" office:value="1025" calcext:value-type="float">
            <text:p>1025</text:p>
          </table:table-cell>
          <table:table-cell office:value-type="float" office:value="410" calcext:value-type="float">
            <text:p>410</text:p>
          </table:table-cell>
          <table:table-cell office:value-type="float" office:value="1.87553" calcext:value-type="float">
            <text:p>1.87553</text:p>
          </table:table-cell>
          <table:table-cell office:value-type="float" office:value="408" calcext:value-type="float">
            <text:p>408</text:p>
          </table:table-cell>
          <table:table-cell office:value-type="float" office:value="0.0239546" calcext:value-type="float">
            <text:p>0.0239546</text:p>
          </table:table-cell>
          <table:table-cell office:value-type="float" office:value="207" calcext:value-type="float">
            <text:p>207</text:p>
          </table:table-cell>
          <table:table-cell office:value-type="float" office:value="0.10398" calcext:value-type="float">
            <text:p>0.1039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AT Group AG</text:p>
          </table:table-cell>
          <table:table-cell office:value-type="string" calcext:value-type="string">
            <text:p>Yes</text:p>
          </table:table-cell>
          <table:table-cell office:value-type="float" office:value="0.179862" calcext:value-type="float">
            <text:p>0.179862</text:p>
          </table:table-cell>
          <table:table-cell office:value-type="float" office:value="0.084777" calcext:value-type="float">
            <text:p>0.084777</text:p>
          </table:table-cell>
          <table:table-cell office:value-type="float" office:value="10.197" calcext:value-type="float">
            <text:p>10.197</text:p>
          </table:table-cell>
          <table:table-cell office:value-type="float" office:value="50.36" calcext:value-type="float">
            <text:p>50.36</text:p>
          </table:table-cell>
          <table:table-cell office:value-type="float" office:value="10364.7" calcext:value-type="float">
            <text:p>10364.7</text:p>
          </table:table-cell>
          <table:table-cell/>
          <table:table-cell office:value-type="float" office:value="248.093" calcext:value-type="float">
            <text:p>248.09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vatvalv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AC.AU</text:p>
          </table:table-cell>
          <table:table-cell office:value-type="float" office:value="370" calcext:value-type="float">
            <text:p>370</text:p>
          </table:table-cell>
          <table:table-cell office:value-type="float" office:value="1026" calcext:value-type="float">
            <text:p>1026</text:p>
          </table:table-cell>
          <table:table-cell office:value-type="float" office:value="188" calcext:value-type="float">
            <text:p>188</text:p>
          </table:table-cell>
          <table:table-cell office:value-type="float" office:value="0.544432" calcext:value-type="float">
            <text:p>0.544432</text:p>
          </table:table-cell>
          <table:table-cell office:value-type="float" office:value="350" calcext:value-type="float">
            <text:p>350</text:p>
          </table:table-cell>
          <table:table-cell office:value-type="float" office:value="0.0308488" calcext:value-type="float">
            <text:p>0.0308488</text:p>
          </table:table-cell>
          <table:table-cell office:value-type="float" office:value="488" calcext:value-type="float">
            <text:p>488</text:p>
          </table:table-cell>
          <table:table-cell office:value-type="float" office:value="0.0225381" calcext:value-type="float">
            <text:p>0.022538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Agricultural Company Ltd</text:p>
          </table:table-cell>
          <table:table-cell office:value-type="string" calcext:value-type="string">
            <text:p>Yes</text:p>
          </table:table-cell>
          <table:table-cell office:value-type="float" office:value="0.0787626" calcext:value-type="float">
            <text:p>0.0787626</text:p>
          </table:table-cell>
          <table:table-cell office:value-type="float" office:value="0.0562244" calcext:value-type="float">
            <text:p>0.0562244</text:p>
          </table:table-cell>
          <table:table-cell office:value-type="float" office:value="72.494" calcext:value-type="float">
            <text:p>72.494</text:p>
          </table:table-cell>
          <table:table-cell office:value-type="float" office:value="6.008" calcext:value-type="float">
            <text:p>6.008</text:p>
          </table:table-cell>
          <table:table-cell office:value-type="float" office:value="765.514" calcext:value-type="float">
            <text:p>765.514</text:p>
          </table:table-cell>
          <table:table-cell/>
          <table:table-cell office:value-type="float" office:value="1.75" calcext:value-type="float">
            <text:p>1.7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aco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DL.XETRA</text:p>
          </table:table-cell>
          <table:table-cell office:value-type="float" office:value="371" calcext:value-type="float">
            <text:p>371</text:p>
          </table:table-cell>
          <table:table-cell office:value-type="float" office:value="1030" calcext:value-type="float">
            <text:p>1030</text:p>
          </table:table-cell>
          <table:table-cell office:value-type="float" office:value="102" calcext:value-type="float">
            <text:p>102</text:p>
          </table:table-cell>
          <table:table-cell office:value-type="float" office:value="0.335684" calcext:value-type="float">
            <text:p>0.335684</text:p>
          </table:table-cell>
          <table:table-cell office:value-type="float" office:value="537" calcext:value-type="float">
            <text:p>537</text:p>
          </table:table-cell>
          <table:table-cell office:value-type="float" office:value="0.00578707" calcext:value-type="float">
            <text:p>0.00578707</text:p>
          </table:table-cell>
          <table:table-cell office:value-type="float" office:value="391" calcext:value-type="float">
            <text:p>391</text:p>
          </table:table-cell>
          <table:table-cell office:value-type="float" office:value="0.0449368" calcext:value-type="float">
            <text:p>0.044936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del SE &amp; Co. KGaA</text:p>
          </table:table-cell>
          <table:table-cell office:value-type="string" calcext:value-type="string">
            <text:p>Yes</text:p>
          </table:table-cell>
          <table:table-cell office:value-type="float" office:value="0.105478" calcext:value-type="float">
            <text:p>0.105478</text:p>
          </table:table-cell>
          <table:table-cell office:value-type="float" office:value="0.060541" calcext:value-type="float">
            <text:p>0.060541</text:p>
          </table:table-cell>
          <table:table-cell office:value-type="float" office:value="63.94" calcext:value-type="float">
            <text:p>63.94</text:p>
          </table:table-cell>
          <table:table-cell office:value-type="float" office:value="3.954" calcext:value-type="float">
            <text:p>3.954</text:p>
          </table:table-cell>
          <table:table-cell office:value-type="float" office:value="91.4808" calcext:value-type="float">
            <text:p>91.4808</text:p>
          </table:table-cell>
          <table:table-cell/>
          <table:table-cell office:value-type="float" office:value="4.4744" calcext:value-type="float">
            <text:p>4.474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de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X.US</text:p>
          </table:table-cell>
          <table:table-cell office:value-type="float" office:value="372" calcext:value-type="float">
            <text:p>372</text:p>
          </table:table-cell>
          <table:table-cell office:value-type="float" office:value="1032" calcext:value-type="float">
            <text:p>1032</text:p>
          </table:table-cell>
          <table:table-cell office:value-type="float" office:value="185" calcext:value-type="float">
            <text:p>185</text:p>
          </table:table-cell>
          <table:table-cell office:value-type="float" office:value="0.539572" calcext:value-type="float">
            <text:p>0.539572</text:p>
          </table:table-cell>
          <table:table-cell office:value-type="float" office:value="428" calcext:value-type="float">
            <text:p>428</text:p>
          </table:table-cell>
          <table:table-cell office:value-type="float" office:value="0.0215003" calcext:value-type="float">
            <text:p>0.0215003</text:p>
          </table:table-cell>
          <table:table-cell office:value-type="float" office:value="419" calcext:value-type="float">
            <text:p>419</text:p>
          </table:table-cell>
          <table:table-cell office:value-type="float" office:value="0.0383879" calcext:value-type="float">
            <text:p>0.038387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xos Financial Inc</text:p>
          </table:table-cell>
          <table:table-cell office:value-type="string" calcext:value-type="string">
            <text:p>Yes</text:p>
          </table:table-cell>
          <table:table-cell office:value-type="float" office:value="0.109133" calcext:value-type="float">
            <text:p>0.109133</text:p>
          </table:table-cell>
          <table:table-cell office:value-type="float" office:value="0.0707449" calcext:value-type="float">
            <text:p>0.0707449</text:p>
          </table:table-cell>
          <table:table-cell office:value-type="float" office:value="10.994" calcext:value-type="float">
            <text:p>10.994</text:p>
          </table:table-cell>
          <table:table-cell office:value-type="float" office:value="81.593" calcext:value-type="float">
            <text:p>81.593</text:p>
          </table:table-cell>
          <table:table-cell office:value-type="float" office:value="2647.13" calcext:value-type="float">
            <text:p>2647.13</text:p>
          </table:table-cell>
          <table:table-cell table:style-name="ce6" office:value-type="date" office:date-value="2005-03-15" calcext:value-type="date">
            <text:p>2005-03-15</text:p>
          </table:table-cell>
          <table:table-cell office:value-type="float" office:value="38.22" calcext:value-type="float">
            <text:p>38.22</text:p>
          </table:table-cell>
          <table:table-cell office:value-type="float" office:value="56.83" calcext:value-type="float">
            <text:p>56.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axosfinanci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X.US</text:p>
          </table:table-cell>
          <table:table-cell office:value-type="float" office:value="373" calcext:value-type="float">
            <text:p>373</text:p>
          </table:table-cell>
          <table:table-cell office:value-type="float" office:value="1033" calcext:value-type="float">
            <text:p>1033</text:p>
          </table:table-cell>
          <table:table-cell office:value-type="float" office:value="290" calcext:value-type="float">
            <text:p>290</text:p>
          </table:table-cell>
          <table:table-cell office:value-type="float" office:value="0.99104" calcext:value-type="float">
            <text:p>0.99104</text:p>
          </table:table-cell>
          <table:table-cell office:value-type="float" office:value="420" calcext:value-type="float">
            <text:p>420</text:p>
          </table:table-cell>
          <table:table-cell office:value-type="float" office:value="0.0222231" calcext:value-type="float">
            <text:p>0.0222231</text:p>
          </table:table-cell>
          <table:table-cell office:value-type="float" office:value="323" calcext:value-type="float">
            <text:p>323</text:p>
          </table:table-cell>
          <table:table-cell office:value-type="float" office:value="0.0603149" calcext:value-type="float">
            <text:p>0.060314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rex Corporation</text:p>
          </table:table-cell>
          <table:table-cell office:value-type="string" calcext:value-type="string">
            <text:p>Yes</text:p>
          </table:table-cell>
          <table:table-cell office:value-type="float" office:value="0.135257" calcext:value-type="float">
            <text:p>0.135257</text:p>
          </table:table-cell>
          <table:table-cell office:value-type="float" office:value="0.0749419" calcext:value-type="float">
            <text:p>0.0749419</text:p>
          </table:table-cell>
          <table:table-cell office:value-type="float" office:value="2.792" calcext:value-type="float">
            <text:p>2.792</text:p>
          </table:table-cell>
          <table:table-cell office:value-type="float" office:value="96.846" calcext:value-type="float">
            <text:p>96.846</text:p>
          </table:table-cell>
          <table:table-cell office:value-type="float" office:value="3579.61" calcext:value-type="float">
            <text:p>3579.61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42.2195" calcext:value-type="float">
            <text:p>42.219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ere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GP.US</text:p>
          </table:table-cell>
          <table:table-cell office:value-type="float" office:value="374" calcext:value-type="float">
            <text:p>374</text:p>
          </table:table-cell>
          <table:table-cell office:value-type="float" office:value="1034" calcext:value-type="float">
            <text:p>1034</text:p>
          </table:table-cell>
          <table:table-cell office:value-type="float" office:value="266" calcext:value-type="float">
            <text:p>266</text:p>
          </table:table-cell>
          <table:table-cell office:value-type="float" office:value="0.87424" calcext:value-type="float">
            <text:p>0.87424</text:p>
          </table:table-cell>
          <table:table-cell office:value-type="float" office:value="271" calcext:value-type="float">
            <text:p>271</text:p>
          </table:table-cell>
          <table:table-cell office:value-type="float" office:value="0.0437144" calcext:value-type="float">
            <text:p>0.0437144</text:p>
          </table:table-cell>
          <table:table-cell office:value-type="float" office:value="497" calcext:value-type="float">
            <text:p>497</text:p>
          </table:table-cell>
          <table:table-cell office:value-type="float" office:value="0.0206554" calcext:value-type="float">
            <text:p>0.020655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arga Resources Inc</text:p>
          </table:table-cell>
          <table:table-cell office:value-type="string" calcext:value-type="string">
            <text:p>Yes</text:p>
          </table:table-cell>
          <table:table-cell office:value-type="float" office:value="0.0874169" calcext:value-type="float">
            <text:p>0.0874169</text:p>
          </table:table-cell>
          <table:table-cell office:value-type="float" office:value="0.0667615" calcext:value-type="float">
            <text:p>0.0667615</text:p>
          </table:table-cell>
          <table:table-cell office:value-type="float" office:value="1.279" calcext:value-type="float">
            <text:p>1.279</text:p>
          </table:table-cell>
          <table:table-cell office:value-type="float" office:value="93.118" calcext:value-type="float">
            <text:p>93.118</text:p>
          </table:table-cell>
          <table:table-cell office:value-type="float" office:value="18185.5" calcext:value-type="float">
            <text:p>18185.5</text:p>
          </table:table-cell>
          <table:table-cell table:style-name="ce6" office:value-type="date" office:date-value="2010-12-07" calcext:value-type="date">
            <text:p>2010-12-07</text:p>
          </table:table-cell>
          <table:table-cell office:value-type="float" office:value="71.7879" calcext:value-type="float">
            <text:p>71.7879</text:p>
          </table:table-cell>
          <table:table-cell office:value-type="float" office:value="101.59" calcext:value-type="float">
            <text:p>101.5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argaresourc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1A.XETRA</text:p>
          </table:table-cell>
          <table:table-cell office:value-type="float" office:value="375" calcext:value-type="float">
            <text:p>375</text:p>
          </table:table-cell>
          <table:table-cell office:value-type="float" office:value="1042" calcext:value-type="float">
            <text:p>1042</text:p>
          </table:table-cell>
          <table:table-cell office:value-type="float" office:value="319" calcext:value-type="float">
            <text:p>319</text:p>
          </table:table-cell>
          <table:table-cell office:value-type="float" office:value="1.18056" calcext:value-type="float">
            <text:p>1.18056</text:p>
          </table:table-cell>
          <table:table-cell office:value-type="float" office:value="333" calcext:value-type="float">
            <text:p>333</text:p>
          </table:table-cell>
          <table:table-cell office:value-type="float" office:value="0.0335822" calcext:value-type="float">
            <text:p>0.0335822</text:p>
          </table:table-cell>
          <table:table-cell office:value-type="float" office:value="390" calcext:value-type="float">
            <text:p>390</text:p>
          </table:table-cell>
          <table:table-cell office:value-type="float" office:value="0.0456019" calcext:value-type="float">
            <text:p>0.04560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A Group Aktiengesellschaft</text:p>
          </table:table-cell>
          <table:table-cell office:value-type="string" calcext:value-type="string">
            <text:p>Yes</text:p>
          </table:table-cell>
          <table:table-cell office:value-type="float" office:value="0.120611" calcext:value-type="float">
            <text:p>0.120611</text:p>
          </table:table-cell>
          <table:table-cell office:value-type="float" office:value="0.0831992" calcext:value-type="float">
            <text:p>0.0831992</text:p>
          </table:table-cell>
          <table:table-cell office:value-type="float" office:value="6.329" calcext:value-type="float">
            <text:p>6.329</text:p>
          </table:table-cell>
          <table:table-cell office:value-type="float" office:value="56.866" calcext:value-type="float">
            <text:p>56.866</text:p>
          </table:table-cell>
          <table:table-cell office:value-type="float" office:value="5723.11" calcext:value-type="float">
            <text:p>5723.11</text:p>
          </table:table-cell>
          <table:table-cell/>
          <table:table-cell office:value-type="float" office:value="37.3588" calcext:value-type="float">
            <text:p>37.358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e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GG.US</text:p>
          </table:table-cell>
          <table:table-cell office:value-type="float" office:value="376" calcext:value-type="float">
            <text:p>376</text:p>
          </table:table-cell>
          <table:table-cell office:value-type="float" office:value="1044" calcext:value-type="float">
            <text:p>1044</text:p>
          </table:table-cell>
          <table:table-cell office:value-type="float" office:value="401" calcext:value-type="float">
            <text:p>401</text:p>
          </table:table-cell>
          <table:table-cell office:value-type="float" office:value="1.76371" calcext:value-type="float">
            <text:p>1.76371</text:p>
          </table:table-cell>
          <table:table-cell office:value-type="float" office:value="239" calcext:value-type="float">
            <text:p>239</text:p>
          </table:table-cell>
          <table:table-cell office:value-type="float" office:value="0.0544033" calcext:value-type="float">
            <text:p>0.0544033</text:p>
          </table:table-cell>
          <table:table-cell office:value-type="float" office:value="404" calcext:value-type="float">
            <text:p>404</text:p>
          </table:table-cell>
          <table:table-cell office:value-type="float" office:value="0.0425329" calcext:value-type="float">
            <text:p>0.04253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hegg Inc</text:p>
          </table:table-cell>
          <table:table-cell office:value-type="string" calcext:value-type="string">
            <text:p>Yes</text:p>
          </table:table-cell>
          <table:table-cell office:value-type="float" office:value="0.115669" calcext:value-type="float">
            <text:p>0.115669</text:p>
          </table:table-cell>
          <table:table-cell office:value-type="float" office:value="0.0731361" calcext:value-type="float">
            <text:p>0.0731361</text:p>
          </table:table-cell>
          <table:table-cell office:value-type="float" office:value="2.626" calcext:value-type="float">
            <text:p>2.626</text:p>
          </table:table-cell>
          <table:table-cell office:value-type="float" office:value="94.809" calcext:value-type="float">
            <text:p>94.809</text:p>
          </table:table-cell>
          <table:table-cell office:value-type="float" office:value="1009.06" calcext:value-type="float">
            <text:p>1009.06</text:p>
          </table:table-cell>
          <table:table-cell table:style-name="ce6" office:value-type="date" office:date-value="2013-11-13" calcext:value-type="date">
            <text:p>2013-11-13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heg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OW.AU</text:p>
          </table:table-cell>
          <table:table-cell office:value-type="float" office:value="377" calcext:value-type="float">
            <text:p>377</text:p>
          </table:table-cell>
          <table:table-cell office:value-type="float" office:value="1045" calcext:value-type="float">
            <text:p>1045</text:p>
          </table:table-cell>
          <table:table-cell office:value-type="float" office:value="522" calcext:value-type="float">
            <text:p>522</text:p>
          </table:table-cell>
          <table:table-cell office:value-type="float" office:value="4.35594" calcext:value-type="float">
            <text:p>4.35594</text:p>
          </table:table-cell>
          <table:table-cell office:value-type="float" office:value="511" calcext:value-type="float">
            <text:p>511</text:p>
          </table:table-cell>
          <table:table-cell office:value-type="float" office:value="0.00996438" calcext:value-type="float">
            <text:p>0.00996438</text:p>
          </table:table-cell>
          <table:table-cell office:value-type="float" office:value="12" calcext:value-type="float">
            <text:p>12</text:p>
          </table:table-cell>
          <table:table-cell office:value-type="float" office:value="0.588036" calcext:value-type="float">
            <text:p>0.58803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oolworths Ltd</text:p>
          </table:table-cell>
          <table:table-cell office:value-type="string" calcext:value-type="string">
            <text:p>Yes</text:p>
          </table:table-cell>
          <table:table-cell office:value-type="float" office:value="0.653862" calcext:value-type="float">
            <text:p>0.653862</text:p>
          </table:table-cell>
          <table:table-cell office:value-type="float" office:value="0.0658261" calcext:value-type="float">
            <text:p>0.0658261</text:p>
          </table:table-cell>
          <table:table-cell office:value-type="float" office:value="0.25" calcext:value-type="float">
            <text:p>0.25</text:p>
          </table:table-cell>
          <table:table-cell office:value-type="float" office:value="31.599" calcext:value-type="float">
            <text:p>31.599</text:p>
          </table:table-cell>
          <table:table-cell office:value-type="float" office:value="42877.6" calcext:value-type="float">
            <text:p>42877.6</text:p>
          </table:table-cell>
          <table:table-cell/>
          <table:table-cell office:value-type="float" office:value="32.6463" calcext:value-type="float">
            <text:p>32.646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woolworthsgroup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KG.US</text:p>
          </table:table-cell>
          <table:table-cell office:value-type="float" office:value="378" calcext:value-type="float">
            <text:p>378</text:p>
          </table:table-cell>
          <table:table-cell office:value-type="float" office:value="1045" calcext:value-type="float">
            <text:p>1045</text:p>
          </table:table-cell>
          <table:table-cell office:value-type="float" office:value="263" calcext:value-type="float">
            <text:p>263</text:p>
          </table:table-cell>
          <table:table-cell office:value-type="float" office:value="0.868043" calcext:value-type="float">
            <text:p>0.868043</text:p>
          </table:table-cell>
          <table:table-cell office:value-type="float" office:value="299" calcext:value-type="float">
            <text:p>299</text:p>
          </table:table-cell>
          <table:table-cell office:value-type="float" office:value="0.0390047" calcext:value-type="float">
            <text:p>0.0390047</text:p>
          </table:table-cell>
          <table:table-cell office:value-type="float" office:value="483" calcext:value-type="float">
            <text:p>483</text:p>
          </table:table-cell>
          <table:table-cell office:value-type="float" office:value="0.0239004" calcext:value-type="float">
            <text:p>0.023900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ckaging Corp of America</text:p>
          </table:table-cell>
          <table:table-cell office:value-type="string" calcext:value-type="string">
            <text:p>Yes</text:p>
          </table:table-cell>
          <table:table-cell office:value-type="float" office:value="0.0992558" calcext:value-type="float">
            <text:p>0.0992558</text:p>
          </table:table-cell>
          <table:table-cell office:value-type="float" office:value="0.0757587" calcext:value-type="float">
            <text:p>0.0757587</text:p>
          </table:table-cell>
          <table:table-cell office:value-type="float" office:value="1.579" calcext:value-type="float">
            <text:p>1.579</text:p>
          </table:table-cell>
          <table:table-cell office:value-type="float" office:value="96.153" calcext:value-type="float">
            <text:p>96.153</text:p>
          </table:table-cell>
          <table:table-cell office:value-type="float" office:value="13625.7" calcext:value-type="float">
            <text:p>13625.7</text:p>
          </table:table-cell>
          <table:table-cell table:style-name="ce6" office:value-type="date" office:date-value="2000-01-27" calcext:value-type="date">
            <text:p>2000-01-27</text:p>
          </table:table-cell>
          <table:table-cell office:value-type="float" office:value="123.51" calcext:value-type="float">
            <text:p>123.51</text:p>
          </table:table-cell>
          <table:table-cell office:value-type="float" office:value="143.57" calcext:value-type="float">
            <text:p>143.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packagingcor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SSA-B.ST</text:p>
          </table:table-cell>
          <table:table-cell office:value-type="float" office:value="379" calcext:value-type="float">
            <text:p>379</text:p>
          </table:table-cell>
          <table:table-cell office:value-type="float" office:value="1050" calcext:value-type="float">
            <text:p>1050</text:p>
          </table:table-cell>
          <table:table-cell office:value-type="float" office:value="390" calcext:value-type="float">
            <text:p>390</text:p>
          </table:table-cell>
          <table:table-cell office:value-type="float" office:value="1.66866" calcext:value-type="float">
            <text:p>1.66866</text:p>
          </table:table-cell>
          <table:table-cell office:value-type="float" office:value="314" calcext:value-type="float">
            <text:p>314</text:p>
          </table:table-cell>
          <table:table-cell office:value-type="float" office:value="0.0359764" calcext:value-type="float">
            <text:p>0.0359764</text:p>
          </table:table-cell>
          <table:table-cell office:value-type="float" office:value="346" calcext:value-type="float">
            <text:p>346</text:p>
          </table:table-cell>
          <table:table-cell office:value-type="float" office:value="0.0543477" calcext:value-type="float">
            <text:p>0.054347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SSA ABLOY AB (publ)</text:p>
          </table:table-cell>
          <table:table-cell office:value-type="string" calcext:value-type="string">
            <text:p>Yes</text:p>
          </table:table-cell>
          <table:table-cell office:value-type="float" office:value="0.130152" calcext:value-type="float">
            <text:p>0.130152</text:p>
          </table:table-cell>
          <table:table-cell office:value-type="float" office:value="0.0798778" calcext:value-type="float">
            <text:p>0.0798778</text:p>
          </table:table-cell>
          <table:table-cell office:value-type="float" office:value="1.751" calcext:value-type="float">
            <text:p>1.751</text:p>
          </table:table-cell>
          <table:table-cell office:value-type="float" office:value="67.175" calcext:value-type="float">
            <text:p>67.175</text:p>
          </table:table-cell>
          <table:table-cell office:value-type="float" office:value="272696" calcext:value-type="float">
            <text:p>272696</text:p>
          </table:table-cell>
          <table:table-cell/>
          <table:table-cell office:value-type="float" office:value="219.324" calcext:value-type="float">
            <text:p>219.32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ssaablo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VDA.US</text:p>
          </table:table-cell>
          <table:table-cell office:value-type="float" office:value="380" calcext:value-type="float">
            <text:p>380</text:p>
          </table:table-cell>
          <table:table-cell office:value-type="float" office:value="1056" calcext:value-type="float">
            <text:p>1056</text:p>
          </table:table-cell>
          <table:table-cell office:value-type="float" office:value="515" calcext:value-type="float">
            <text:p>515</text:p>
          </table:table-cell>
          <table:table-cell office:value-type="float" office:value="4.04603" calcext:value-type="float">
            <text:p>4.04603</text:p>
          </table:table-cell>
          <table:table-cell office:value-type="float" office:value="453" calcext:value-type="float">
            <text:p>453</text:p>
          </table:table-cell>
          <table:table-cell office:value-type="float" office:value="0.0186206" calcext:value-type="float">
            <text:p>0.0186206</text:p>
          </table:table-cell>
          <table:table-cell office:value-type="float" office:value="88" calcext:value-type="float">
            <text:p>88</text:p>
          </table:table-cell>
          <table:table-cell office:value-type="float" office:value="0.191313" calcext:value-type="float">
            <text:p>0.19131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IDIA Corporation</text:p>
          </table:table-cell>
          <table:table-cell office:value-type="string" calcext:value-type="string">
            <text:p>Yes</text:p>
          </table:table-cell>
          <table:table-cell office:value-type="float" office:value="0.249028" calcext:value-type="float">
            <text:p>0.249028</text:p>
          </table:table-cell>
          <table:table-cell office:value-type="float" office:value="0.0666854" calcext:value-type="float">
            <text:p>0.0666854</text:p>
          </table:table-cell>
          <table:table-cell office:value-type="float" office:value="4.041" calcext:value-type="float">
            <text:p>4.041</text:p>
          </table:table-cell>
          <table:table-cell office:value-type="float" office:value="68.653" calcext:value-type="float">
            <text:p>68.653</text:p>
          </table:table-cell>
          <table:table-cell office:value-type="float" office:value="1106120" calcext:value-type="float">
            <text:p>1106120</text:p>
          </table:table-cell>
          <table:table-cell table:style-name="ce6" office:value-type="date" office:date-value="1999-01-22" calcext:value-type="date">
            <text:p>1999-01-22</text:p>
          </table:table-cell>
          <table:table-cell office:value-type="float" office:value="146.075" calcext:value-type="float">
            <text:p>146.075</text:p>
          </table:table-cell>
          <table:table-cell office:value-type="float" office:value="581.1" calcext:value-type="float">
            <text:p>581.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nvidi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XX.XETRA</text:p>
          </table:table-cell>
          <table:table-cell office:value-type="float" office:value="381" calcext:value-type="float">
            <text:p>381</text:p>
          </table:table-cell>
          <table:table-cell office:value-type="float" office:value="1057" calcext:value-type="float">
            <text:p>1057</text:p>
          </table:table-cell>
          <table:table-cell office:value-type="float" office:value="295" calcext:value-type="float">
            <text:p>295</text:p>
          </table:table-cell>
          <table:table-cell office:value-type="float" office:value="1.00248" calcext:value-type="float">
            <text:p>1.00248</text:p>
          </table:table-cell>
          <table:table-cell office:value-type="float" office:value="191" calcext:value-type="float">
            <text:p>191</text:p>
          </table:table-cell>
          <table:table-cell office:value-type="float" office:value="0.0687517" calcext:value-type="float">
            <text:p>0.0687517</text:p>
          </table:table-cell>
          <table:table-cell office:value-type="float" office:value="571" calcext:value-type="float">
            <text:p>571</text:p>
          </table:table-cell>
          <table:table-cell office:value-type="float" office:value="0.0061784" calcext:value-type="float">
            <text:p>0.006178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it innovation in traffic systems SE</text:p>
          </table:table-cell>
          <table:table-cell office:value-type="string" calcext:value-type="string">
            <text:p>Yes</text:p>
          </table:table-cell>
          <table:table-cell office:value-type="float" office:value="0.0811871" calcext:value-type="float">
            <text:p>0.0811871</text:p>
          </table:table-cell>
          <table:table-cell office:value-type="float" office:value="0.0750635" calcext:value-type="float">
            <text:p>0.0750635</text:p>
          </table:table-cell>
          <table:table-cell office:value-type="float" office:value="42.261" calcext:value-type="float">
            <text:p>42.261</text:p>
          </table:table-cell>
          <table:table-cell office:value-type="float" office:value="16.118" calcext:value-type="float">
            <text:p>16.118</text:p>
          </table:table-cell>
          <table:table-cell office:value-type="float" office:value="269.685" calcext:value-type="float">
            <text:p>269.685</text:p>
          </table:table-cell>
          <table:table-cell/>
          <table:table-cell office:value-type="float" office:value="25.3622" calcext:value-type="float">
            <text:p>25.362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its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L.US</text:p>
          </table:table-cell>
          <table:table-cell office:value-type="float" office:value="382" calcext:value-type="float">
            <text:p>382</text:p>
          </table:table-cell>
          <table:table-cell office:value-type="float" office:value="1057" calcext:value-type="float">
            <text:p>1057</text:p>
          </table:table-cell>
          <table:table-cell office:value-type="float" office:value="405" calcext:value-type="float">
            <text:p>405</text:p>
          </table:table-cell>
          <table:table-cell office:value-type="float" office:value="1.82243" calcext:value-type="float">
            <text:p>1.82243</text:p>
          </table:table-cell>
          <table:table-cell office:value-type="float" office:value="347" calcext:value-type="float">
            <text:p>347</text:p>
          </table:table-cell>
          <table:table-cell office:value-type="float" office:value="0.0311969" calcext:value-type="float">
            <text:p>0.0311969</text:p>
          </table:table-cell>
          <table:table-cell office:value-type="float" office:value="305" calcext:value-type="float">
            <text:p>305</text:p>
          </table:table-cell>
          <table:table-cell office:value-type="float" office:value="0.0661575" calcext:value-type="float">
            <text:p>0.066157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alph Lauren Corp Class A</text:p>
          </table:table-cell>
          <table:table-cell office:value-type="string" calcext:value-type="string">
            <text:p>Yes</text:p>
          </table:table-cell>
          <table:table-cell office:value-type="float" office:value="0.12256" calcext:value-type="float">
            <text:p>0.12256</text:p>
          </table:table-cell>
          <table:table-cell office:value-type="float" office:value="0.0564021" calcext:value-type="float">
            <text:p>0.0564021</text:p>
          </table:table-cell>
          <table:table-cell office:value-type="float" office:value="4.129" calcext:value-type="float">
            <text:p>4.129</text:p>
          </table:table-cell>
          <table:table-cell office:value-type="float" office:value="113.04" calcext:value-type="float">
            <text:p>113.04</text:p>
          </table:table-cell>
          <table:table-cell office:value-type="float" office:value="7546.41" calcext:value-type="float">
            <text:p>7546.41</text:p>
          </table:table-cell>
          <table:table-cell table:style-name="ce6" office:value-type="date" office:date-value="1997-06-11" calcext:value-type="date">
            <text:p>1997-06-11</text:p>
          </table:table-cell>
          <table:table-cell office:value-type="float" office:value="103.132" calcext:value-type="float">
            <text:p>103.132</text:p>
          </table:table-cell>
          <table:table-cell office:value-type="string" calcext:value-type="string">
            <text:p>n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ralphlaur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TT.US</text:p>
          </table:table-cell>
          <table:table-cell office:value-type="float" office:value="383" calcext:value-type="float">
            <text:p>383</text:p>
          </table:table-cell>
          <table:table-cell office:value-type="float" office:value="1061" calcext:value-type="float">
            <text:p>1061</text:p>
          </table:table-cell>
          <table:table-cell office:value-type="float" office:value="400" calcext:value-type="float">
            <text:p>400</text:p>
          </table:table-cell>
          <table:table-cell office:value-type="float" office:value="1.75422" calcext:value-type="float">
            <text:p>1.75422</text:p>
          </table:table-cell>
          <table:table-cell office:value-type="float" office:value="492" calcext:value-type="float">
            <text:p>492</text:p>
          </table:table-cell>
          <table:table-cell office:value-type="float" office:value="0.0133296" calcext:value-type="float">
            <text:p>0.0133296</text:p>
          </table:table-cell>
          <table:table-cell office:value-type="float" office:value="169" calcext:value-type="float">
            <text:p>169</text:p>
          </table:table-cell>
          <table:table-cell office:value-type="float" office:value="0.126879" calcext:value-type="float">
            <text:p>0.12687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TT Inc</text:p>
          </table:table-cell>
          <table:table-cell office:value-type="string" calcext:value-type="string">
            <text:p>Yes</text:p>
          </table:table-cell>
          <table:table-cell office:value-type="float" office:value="0.202234" calcext:value-type="float">
            <text:p>0.202234</text:p>
          </table:table-cell>
          <table:table-cell office:value-type="float" office:value="0.082315" calcext:value-type="float">
            <text:p>0.082315</text:p>
          </table:table-cell>
          <table:table-cell office:value-type="float" office:value="0.622" calcext:value-type="float">
            <text:p>0.622</text:p>
          </table:table-cell>
          <table:table-cell office:value-type="float" office:value="93.432" calcext:value-type="float">
            <text:p>93.432</text:p>
          </table:table-cell>
          <table:table-cell office:value-type="float" office:value="7935.79" calcext:value-type="float">
            <text:p>7935.79</text:p>
          </table:table-cell>
          <table:table-cell table:style-name="ce6" office:value-type="date" office:date-value="1995-12-18" calcext:value-type="date">
            <text:p>1995-12-18</text:p>
          </table:table-cell>
          <table:table-cell office:value-type="float" office:value="80.1272" calcext:value-type="float">
            <text:p>80.1272</text:p>
          </table:table-cell>
          <table:table-cell office:value-type="float" office:value="98.4" calcext:value-type="float">
            <text:p>98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it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YI.US</text:p>
          </table:table-cell>
          <table:table-cell office:value-type="float" office:value="384" calcext:value-type="float">
            <text:p>384</text:p>
          </table:table-cell>
          <table:table-cell office:value-type="float" office:value="1062" calcext:value-type="float">
            <text:p>1062</text:p>
          </table:table-cell>
          <table:table-cell office:value-type="float" office:value="363" calcext:value-type="float">
            <text:p>363</text:p>
          </table:table-cell>
          <table:table-cell office:value-type="float" office:value="1.46144" calcext:value-type="float">
            <text:p>1.46144</text:p>
          </table:table-cell>
          <table:table-cell office:value-type="float" office:value="454" calcext:value-type="float">
            <text:p>454</text:p>
          </table:table-cell>
          <table:table-cell office:value-type="float" office:value="0.018502" calcext:value-type="float">
            <text:p>0.018502</text:p>
          </table:table-cell>
          <table:table-cell office:value-type="float" office:value="245" calcext:value-type="float">
            <text:p>245</text:p>
          </table:table-cell>
          <table:table-cell office:value-type="float" office:value="0.0835006" calcext:value-type="float">
            <text:p>0.083500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cuity Brands Inc</text:p>
          </table:table-cell>
          <table:table-cell office:value-type="string" calcext:value-type="string">
            <text:p>Yes</text:p>
          </table:table-cell>
          <table:table-cell office:value-type="float" office:value="0.152028" calcext:value-type="float">
            <text:p>0.152028</text:p>
          </table:table-cell>
          <table:table-cell office:value-type="float" office:value="0.0746468" calcext:value-type="float">
            <text:p>0.0746468</text:p>
          </table:table-cell>
          <table:table-cell office:value-type="float" office:value="0.184" calcext:value-type="float">
            <text:p>0.184</text:p>
          </table:table-cell>
          <table:table-cell office:value-type="float" office:value="102.206" calcext:value-type="float">
            <text:p>102.206</text:p>
          </table:table-cell>
          <table:table-cell office:value-type="float" office:value="5214.43" calcext:value-type="float">
            <text:p>5214.43</text:p>
          </table:table-cell>
          <table:table-cell table:style-name="ce6" office:value-type="date" office:date-value="2001-12-03" calcext:value-type="date">
            <text:p>2001-12-03</text:p>
          </table:table-cell>
          <table:table-cell office:value-type="float" office:value="165.112" calcext:value-type="float">
            <text:p>165.112</text:p>
          </table:table-cell>
          <table:table-cell office:value-type="float" office:value="182.57" calcext:value-type="float">
            <text:p>182.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cuitybran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TM.JK</text:p>
          </table:table-cell>
          <table:table-cell office:value-type="float" office:value="385" calcext:value-type="float">
            <text:p>385</text:p>
          </table:table-cell>
          <table:table-cell office:value-type="float" office:value="1064" calcext:value-type="float">
            <text:p>1064</text:p>
          </table:table-cell>
          <table:table-cell office:value-type="float" office:value="281" calcext:value-type="float">
            <text:p>281</text:p>
          </table:table-cell>
          <table:table-cell office:value-type="float" office:value="0.941275" calcext:value-type="float">
            <text:p>0.941275</text:p>
          </table:table-cell>
          <table:table-cell office:value-type="float" office:value="358" calcext:value-type="float">
            <text:p>358</text:p>
          </table:table-cell>
          <table:table-cell office:value-type="float" office:value="0.0298472" calcext:value-type="float">
            <text:p>0.0298472</text:p>
          </table:table-cell>
          <table:table-cell office:value-type="float" office:value="425" calcext:value-type="float">
            <text:p>425</text:p>
          </table:table-cell>
          <table:table-cell office:value-type="float" office:value="0.0363608" calcext:value-type="float">
            <text:p>0.036360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neka Tambang Persero Tbk</text:p>
          </table:table-cell>
          <table:table-cell office:value-type="string" calcext:value-type="string">
            <text:p>Yes</text:p>
          </table:table-cell>
          <table:table-cell office:value-type="float" office:value="0.112044" calcext:value-type="float">
            <text:p>0.112044</text:p>
          </table:table-cell>
          <table:table-cell office:value-type="float" office:value="0.0824448" calcext:value-type="float">
            <text:p>0.0824448</text:p>
          </table:table-cell>
          <table:table-cell office:value-type="float" office:value="67.461" calcext:value-type="float">
            <text:p>67.461</text:p>
          </table:table-cell>
          <table:table-cell office:value-type="float" office:value="7.947" calcext:value-type="float">
            <text:p>7.947</text:p>
          </table:table-cell>
          <table:table-cell office:value-type="float" office:value="39771000" calcext:value-type="float">
            <text:p>39771000</text:p>
          </table:table-cell>
          <table:table-cell table:style-name="ce6" office:value-type="date" office:date-value="1997-11-27" calcext:value-type="date">
            <text:p>1997-11-27</text:p>
          </table:table-cell>
          <table:table-cell office:value-type="float" office:value="1906.49" calcext:value-type="float">
            <text:p>1906.4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nta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NCN.JK</text:p>
          </table:table-cell>
          <table:table-cell office:value-type="float" office:value="386" calcext:value-type="float">
            <text:p>386</text:p>
          </table:table-cell>
          <table:table-cell office:value-type="float" office:value="1068" calcext:value-type="float">
            <text:p>1068</text:p>
          </table:table-cell>
          <table:table-cell office:value-type="float" office:value="125" calcext:value-type="float">
            <text:p>125</text:p>
          </table:table-cell>
          <table:table-cell office:value-type="float" office:value="0.38332" calcext:value-type="float">
            <text:p>0.38332</text:p>
          </table:table-cell>
          <table:table-cell office:value-type="float" office:value="491" calcext:value-type="float">
            <text:p>491</text:p>
          </table:table-cell>
          <table:table-cell office:value-type="float" office:value="0.013418" calcext:value-type="float">
            <text:p>0.013418</text:p>
          </table:table-cell>
          <table:table-cell office:value-type="float" office:value="452" calcext:value-type="float">
            <text:p>452</text:p>
          </table:table-cell>
          <table:table-cell office:value-type="float" office:value="0.0304274" calcext:value-type="float">
            <text:p>0.030427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edia Nusantara Citra Tbk PT</text:p>
          </table:table-cell>
          <table:table-cell office:value-type="string" calcext:value-type="string">
            <text:p>Yes</text:p>
          </table:table-cell>
          <table:table-cell office:value-type="float" office:value="0.106111" calcext:value-type="float">
            <text:p>0.106111</text:p>
          </table:table-cell>
          <table:table-cell office:value-type="float" office:value="0.0847908" calcext:value-type="float">
            <text:p>0.0847908</text:p>
          </table:table-cell>
          <table:table-cell office:value-type="float" office:value="46.346" calcext:value-type="float">
            <text:p>46.346</text:p>
          </table:table-cell>
          <table:table-cell office:value-type="float" office:value="15.243" calcext:value-type="float">
            <text:p>15.243</text:p>
          </table:table-cell>
          <table:table-cell office:value-type="float" office:value="6084510" calcext:value-type="float">
            <text:p>6084510</text:p>
          </table:table-cell>
          <table:table-cell table:style-name="ce6" office:value-type="date" office:date-value="2007-06-22" calcext:value-type="date">
            <text:p>2007-06-22</text:p>
          </table:table-cell>
          <table:table-cell office:value-type="float" office:value="734.519" calcext:value-type="float">
            <text:p>734.51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nc.co.i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ER.PA</text:p>
          </table:table-cell>
          <table:table-cell office:value-type="float" office:value="387" calcext:value-type="float">
            <text:p>387</text:p>
          </table:table-cell>
          <table:table-cell office:value-type="float" office:value="1069" calcext:value-type="float">
            <text:p>1069</text:p>
          </table:table-cell>
          <table:table-cell office:value-type="float" office:value="362" calcext:value-type="float">
            <text:p>362</text:p>
          </table:table-cell>
          <table:table-cell office:value-type="float" office:value="1.45824" calcext:value-type="float">
            <text:p>1.45824</text:p>
          </table:table-cell>
          <table:table-cell office:value-type="float" office:value="349" calcext:value-type="float">
            <text:p>349</text:p>
          </table:table-cell>
          <table:table-cell office:value-type="float" office:value="0.0310072" calcext:value-type="float">
            <text:p>0.0310072</text:p>
          </table:table-cell>
          <table:table-cell office:value-type="float" office:value="358" calcext:value-type="float">
            <text:p>358</text:p>
          </table:table-cell>
          <table:table-cell office:value-type="float" office:value="0.0509821" calcext:value-type="float">
            <text:p>0.050982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Kering SA</text:p>
          </table:table-cell>
          <table:table-cell office:value-type="string" calcext:value-type="string">
            <text:p>Yes</text:p>
          </table:table-cell>
          <table:table-cell office:value-type="float" office:value="0.126336" calcext:value-type="float">
            <text:p>0.126336</text:p>
          </table:table-cell>
          <table:table-cell office:value-type="float" office:value="0.0774247" calcext:value-type="float">
            <text:p>0.0774247</text:p>
          </table:table-cell>
          <table:table-cell office:value-type="float" office:value="42.285" calcext:value-type="float">
            <text:p>42.285</text:p>
          </table:table-cell>
          <table:table-cell office:value-type="float" office:value="26.922" calcext:value-type="float">
            <text:p>26.922</text:p>
          </table:table-cell>
          <table:table-cell office:value-type="float" office:value="49809.5" calcext:value-type="float">
            <text:p>49809.5</text:p>
          </table:table-cell>
          <table:table-cell/>
          <table:table-cell office:value-type="float" office:value="463.741" calcext:value-type="float">
            <text:p>463.74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kering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NT.US</text:p>
          </table:table-cell>
          <table:table-cell office:value-type="float" office:value="388" calcext:value-type="float">
            <text:p>388</text:p>
          </table:table-cell>
          <table:table-cell office:value-type="float" office:value="1070" calcext:value-type="float">
            <text:p>1070</text:p>
          </table:table-cell>
          <table:table-cell office:value-type="float" office:value="308" calcext:value-type="float">
            <text:p>308</text:p>
          </table:table-cell>
          <table:table-cell office:value-type="float" office:value="1.1047" calcext:value-type="float">
            <text:p>1.1047</text:p>
          </table:table-cell>
          <table:table-cell office:value-type="float" office:value="433" calcext:value-type="float">
            <text:p>433</text:p>
          </table:table-cell>
          <table:table-cell office:value-type="float" office:value="0.0207117" calcext:value-type="float">
            <text:p>0.0207117</text:p>
          </table:table-cell>
          <table:table-cell office:value-type="float" office:value="329" calcext:value-type="float">
            <text:p>329</text:p>
          </table:table-cell>
          <table:table-cell office:value-type="float" office:value="0.0591063" calcext:value-type="float">
            <text:p>0.059106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vient Corp</text:p>
          </table:table-cell>
          <table:table-cell office:value-type="string" calcext:value-type="string">
            <text:p>Yes</text:p>
          </table:table-cell>
          <table:table-cell office:value-type="float" office:value="0.136682" calcext:value-type="float">
            <text:p>0.136682</text:p>
          </table:table-cell>
          <table:table-cell office:value-type="float" office:value="0.0775758" calcext:value-type="float">
            <text:p>0.0775758</text:p>
          </table:table-cell>
          <table:table-cell office:value-type="float" office:value="1.741" calcext:value-type="float">
            <text:p>1.741</text:p>
          </table:table-cell>
          <table:table-cell office:value-type="float" office:value="97.923" calcext:value-type="float">
            <text:p>97.923</text:p>
          </table:table-cell>
          <table:table-cell office:value-type="float" office:value="3611.35" calcext:value-type="float">
            <text:p>3611.35</text:p>
          </table:table-cell>
          <table:table-cell table:style-name="ce6" office:value-type="date" office:date-value="1999-09-13" calcext:value-type="date">
            <text:p>1999-09-13</text:p>
          </table:table-cell>
          <table:table-cell office:value-type="float" office:value="32.8936" calcext:value-type="float">
            <text:p>32.8936</text:p>
          </table:table-cell>
          <table:table-cell office:value-type="float" office:value="49.65" calcext:value-type="float">
            <text:p>49.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vien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LT.US</text:p>
          </table:table-cell>
          <table:table-cell office:value-type="float" office:value="389" calcext:value-type="float">
            <text:p>389</text:p>
          </table:table-cell>
          <table:table-cell office:value-type="float" office:value="1075" calcext:value-type="float">
            <text:p>1075</text:p>
          </table:table-cell>
          <table:table-cell office:value-type="float" office:value="503" calcext:value-type="float">
            <text:p>503</text:p>
          </table:table-cell>
          <table:table-cell office:value-type="float" office:value="3.64155" calcext:value-type="float">
            <text:p>3.64155</text:p>
          </table:table-cell>
          <table:table-cell office:value-type="float" office:value="305" calcext:value-type="float">
            <text:p>305</text:p>
          </table:table-cell>
          <table:table-cell office:value-type="float" office:value="0.0380561" calcext:value-type="float">
            <text:p>0.0380561</text:p>
          </table:table-cell>
          <table:table-cell office:value-type="float" office:value="267" calcext:value-type="float">
            <text:p>267</text:p>
          </table:table-cell>
          <table:table-cell office:value-type="float" office:value="0.0760205" calcext:value-type="float">
            <text:p>0.076020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lton Worldwide Holdings Inc</text:p>
          </table:table-cell>
          <table:table-cell office:value-type="string" calcext:value-type="string">
            <text:p>Yes</text:p>
          </table:table-cell>
          <table:table-cell office:value-type="float" office:value="0.151604" calcext:value-type="float">
            <text:p>0.151604</text:p>
          </table:table-cell>
          <table:table-cell office:value-type="float" office:value="0.0755838" calcext:value-type="float">
            <text:p>0.0755838</text:p>
          </table:table-cell>
          <table:table-cell office:value-type="float" office:value="1.87" calcext:value-type="float">
            <text:p>1.87</text:p>
          </table:table-cell>
          <table:table-cell office:value-type="float" office:value="97.227" calcext:value-type="float">
            <text:p>97.227</text:p>
          </table:table-cell>
          <table:table-cell office:value-type="float" office:value="39590.6" calcext:value-type="float">
            <text:p>39590.6</text:p>
          </table:table-cell>
          <table:table-cell table:style-name="ce6" office:value-type="date" office:date-value="2013-12-12" calcext:value-type="date">
            <text:p>2013-12-12</text:p>
          </table:table-cell>
          <table:table-cell office:value-type="float" office:value="125.858" calcext:value-type="float">
            <text:p>125.858</text:p>
          </table:table-cell>
          <table:table-cell office:value-type="float" office:value="163.18" calcext:value-type="float">
            <text:p>163.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hilt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SI.US</text:p>
          </table:table-cell>
          <table:table-cell office:value-type="float" office:value="390" calcext:value-type="float">
            <text:p>390</text:p>
          </table:table-cell>
          <table:table-cell office:value-type="float" office:value="1077" calcext:value-type="float">
            <text:p>1077</text:p>
          </table:table-cell>
          <table:table-cell office:value-type="float" office:value="494" calcext:value-type="float">
            <text:p>494</text:p>
          </table:table-cell>
          <table:table-cell office:value-type="float" office:value="3.45838" calcext:value-type="float">
            <text:p>3.45838</text:p>
          </table:table-cell>
          <table:table-cell office:value-type="float" office:value="262" calcext:value-type="float">
            <text:p>262</text:p>
          </table:table-cell>
          <table:table-cell office:value-type="float" office:value="0.0469525" calcext:value-type="float">
            <text:p>0.0469525</text:p>
          </table:table-cell>
          <table:table-cell office:value-type="float" office:value="321" calcext:value-type="float">
            <text:p>321</text:p>
          </table:table-cell>
          <table:table-cell office:value-type="float" office:value="0.0609711" calcext:value-type="float">
            <text:p>0.060971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torola Solutions Inc</text:p>
          </table:table-cell>
          <table:table-cell office:value-type="string" calcext:value-type="string">
            <text:p>Yes</text:p>
          </table:table-cell>
          <table:table-cell office:value-type="float" office:value="0.136564" calcext:value-type="float">
            <text:p>0.136564</text:p>
          </table:table-cell>
          <table:table-cell office:value-type="float" office:value="0.0792918" calcext:value-type="float">
            <text:p>0.0792918</text:p>
          </table:table-cell>
          <table:table-cell office:value-type="float" office:value="0.457" calcext:value-type="float">
            <text:p>0.457</text:p>
          </table:table-cell>
          <table:table-cell office:value-type="float" office:value="86.662" calcext:value-type="float">
            <text:p>86.662</text:p>
          </table:table-cell>
          <table:table-cell office:value-type="float" office:value="46120.9" calcext:value-type="float">
            <text:p>46120.9</text:p>
          </table:table-cell>
          <table:table-cell table:style-name="ce6" office:value-type="date" office:date-value="1977-01-03" calcext:value-type="date">
            <text:p>1977-01-03</text:p>
          </table:table-cell>
          <table:table-cell office:value-type="float" office:value="254.465" calcext:value-type="float">
            <text:p>254.465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motorolasolution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ICK.US</text:p>
          </table:table-cell>
          <table:table-cell office:value-type="float" office:value="391" calcext:value-type="float">
            <text:p>391</text:p>
          </table:table-cell>
          <table:table-cell office:value-type="float" office:value="1078" calcext:value-type="float">
            <text:p>1078</text:p>
          </table:table-cell>
          <table:table-cell office:value-type="float" office:value="309" calcext:value-type="float">
            <text:p>309</text:p>
          </table:table-cell>
          <table:table-cell office:value-type="float" office:value="1.10481" calcext:value-type="float">
            <text:p>1.10481</text:p>
          </table:table-cell>
          <table:table-cell office:value-type="float" office:value="321" calcext:value-type="float">
            <text:p>321</text:p>
          </table:table-cell>
          <table:table-cell office:value-type="float" office:value="0.0350551" calcext:value-type="float">
            <text:p>0.0350551</text:p>
          </table:table-cell>
          <table:table-cell office:value-type="float" office:value="448" calcext:value-type="float">
            <text:p>448</text:p>
          </table:table-cell>
          <table:table-cell office:value-type="float" office:value="0.0314772" calcext:value-type="float">
            <text:p>0.031477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CI Hospitality Holdings Inc</text:p>
          </table:table-cell>
          <table:table-cell office:value-type="string" calcext:value-type="string">
            <text:p>Yes</text:p>
          </table:table-cell>
          <table:table-cell office:value-type="float" office:value="0.10253" calcext:value-type="float">
            <text:p>0.10253</text:p>
          </table:table-cell>
          <table:table-cell office:value-type="float" office:value="0.0710524" calcext:value-type="float">
            <text:p>0.0710524</text:p>
          </table:table-cell>
          <table:table-cell office:value-type="float" office:value="12.093" calcext:value-type="float">
            <text:p>12.093</text:p>
          </table:table-cell>
          <table:table-cell office:value-type="float" office:value="44.711" calcext:value-type="float">
            <text:p>44.711</text:p>
          </table:table-cell>
          <table:table-cell office:value-type="float" office:value="541.92" calcext:value-type="float">
            <text:p>541.92</text:p>
          </table:table-cell>
          <table:table-cell table:style-name="ce6" office:value-type="date" office:date-value="1995-10-12" calcext:value-type="date">
            <text:p>1995-10-12</text:p>
          </table:table-cell>
          <table:table-cell office:value-type="float" office:value="92.8749" calcext:value-type="float">
            <text:p>92.8749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rcihospitalit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W.US</text:p>
          </table:table-cell>
          <table:table-cell office:value-type="float" office:value="392" calcext:value-type="float">
            <text:p>392</text:p>
          </table:table-cell>
          <table:table-cell office:value-type="float" office:value="1080" calcext:value-type="float">
            <text:p>1080</text:p>
          </table:table-cell>
          <table:table-cell office:value-type="float" office:value="338" calcext:value-type="float">
            <text:p>338</text:p>
          </table:table-cell>
          <table:table-cell office:value-type="float" office:value="1.28348" calcext:value-type="float">
            <text:p>1.28348</text:p>
          </table:table-cell>
          <table:table-cell office:value-type="float" office:value="213" calcext:value-type="float">
            <text:p>213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529" calcext:value-type="float">
            <text:p>529</text:p>
          </table:table-cell>
          <table:table-cell office:value-type="float" office:value="0.011729" calcext:value-type="float">
            <text:p>0.0117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W International Inc</text:p>
          </table:table-cell>
          <table:table-cell office:value-type="string" calcext:value-type="string">
            <text:p>Yes</text:p>
          </table:table-cell>
          <table:table-cell office:value-type="float" office:value="0.069556" calcext:value-type="float">
            <text:p>0.069556</text:p>
          </table:table-cell>
          <table:table-cell office:value-type="float" office:value="0.057827" calcext:value-type="float">
            <text:p>0.057827</text:p>
          </table:table-cell>
          <table:table-cell office:value-type="float" office:value="2.747" calcext:value-type="float">
            <text:p>2.747</text:p>
          </table:table-cell>
          <table:table-cell office:value-type="float" office:value="59.157" calcext:value-type="float">
            <text:p>59.157</text:p>
          </table:table-cell>
          <table:table-cell office:value-type="float" office:value="824.406" calcext:value-type="float">
            <text:p>824.406</text:p>
          </table:table-cell>
          <table:table-cell table:style-name="ce6" office:value-type="date" office:date-value="2001-11-15" calcext:value-type="date">
            <text:p>2001-11-15</text:p>
          </table:table-cell>
          <table:table-cell office:value-type="float" office:value="3.86" calcext:value-type="float">
            <text:p>3.86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orporate.ww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XRH.US</text:p>
          </table:table-cell>
          <table:table-cell office:value-type="float" office:value="393" calcext:value-type="float">
            <text:p>393</text:p>
          </table:table-cell>
          <table:table-cell office:value-type="float" office:value="1082" calcext:value-type="float">
            <text:p>1082</text:p>
          </table:table-cell>
          <table:table-cell office:value-type="float" office:value="453" calcext:value-type="float">
            <text:p>453</text:p>
          </table:table-cell>
          <table:table-cell office:value-type="float" office:value="2.41996" calcext:value-type="float">
            <text:p>2.41996</text:p>
          </table:table-cell>
          <table:table-cell office:value-type="float" office:value="334" calcext:value-type="float">
            <text:p>334</text:p>
          </table:table-cell>
          <table:table-cell office:value-type="float" office:value="0.0332494" calcext:value-type="float">
            <text:p>0.0332494</text:p>
          </table:table-cell>
          <table:table-cell office:value-type="float" office:value="295" calcext:value-type="float">
            <text:p>295</text:p>
          </table:table-cell>
          <table:table-cell office:value-type="float" office:value="0.0690588" calcext:value-type="float">
            <text:p>0.069058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xas Roadhouse Inc</text:p>
          </table:table-cell>
          <table:table-cell office:value-type="string" calcext:value-type="string">
            <text:p>Yes</text:p>
          </table:table-cell>
          <table:table-cell office:value-type="float" office:value="0.144414" calcext:value-type="float">
            <text:p>0.144414</text:p>
          </table:table-cell>
          <table:table-cell office:value-type="float" office:value="0.0801978" calcext:value-type="float">
            <text:p>0.0801978</text:p>
          </table:table-cell>
          <table:table-cell office:value-type="float" office:value="0.507" calcext:value-type="float">
            <text:p>0.507</text:p>
          </table:table-cell>
          <table:table-cell office:value-type="float" office:value="102.928" calcext:value-type="float">
            <text:p>102.928</text:p>
          </table:table-cell>
          <table:table-cell office:value-type="float" office:value="6371.8" calcext:value-type="float">
            <text:p>6371.8</text:p>
          </table:table-cell>
          <table:table-cell table:style-name="ce6" office:value-type="date" office:date-value="2004-10-05" calcext:value-type="date">
            <text:p>2004-10-05</text:p>
          </table:table-cell>
          <table:table-cell office:value-type="float" office:value="89.1114" calcext:value-type="float">
            <text:p>89.1114</text:p>
          </table:table-cell>
          <table:table-cell office:value-type="float" office:value="121.3" calcext:value-type="float">
            <text:p>121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exasroadhous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PE.PA</text:p>
          </table:table-cell>
          <table:table-cell office:value-type="float" office:value="394" calcext:value-type="float">
            <text:p>394</text:p>
          </table:table-cell>
          <table:table-cell office:value-type="float" office:value="1082" calcext:value-type="float">
            <text:p>1082</text:p>
          </table:table-cell>
          <table:table-cell office:value-type="float" office:value="193" calcext:value-type="float">
            <text:p>193</text:p>
          </table:table-cell>
          <table:table-cell office:value-type="float" office:value="0.556141" calcext:value-type="float">
            <text:p>0.556141</text:p>
          </table:table-cell>
          <table:table-cell office:value-type="float" office:value="301" calcext:value-type="float">
            <text:p>301</text:p>
          </table:table-cell>
          <table:table-cell office:value-type="float" office:value="0.0384285" calcext:value-type="float">
            <text:p>0.0384285</text:p>
          </table:table-cell>
          <table:table-cell office:value-type="float" office:value="588" calcext:value-type="float">
            <text:p>588</text:p>
          </table:table-cell>
          <table:table-cell office:value-type="float" office:value="0.00151887" calcext:value-type="float">
            <text:p>0.001518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urent-Perrier</text:p>
          </table:table-cell>
          <table:table-cell office:value-type="string" calcext:value-type="string">
            <text:p>Yes</text:p>
          </table:table-cell>
          <table:table-cell office:value-type="float" office:value="0.0533367" calcext:value-type="float">
            <text:p>0.0533367</text:p>
          </table:table-cell>
          <table:table-cell office:value-type="float" office:value="0.0518178" calcext:value-type="float">
            <text:p>0.0518178</text:p>
          </table:table-cell>
          <table:table-cell office:value-type="float" office:value="65.434" calcext:value-type="float">
            <text:p>65.434</text:p>
          </table:table-cell>
          <table:table-cell office:value-type="float" office:value="18.588" calcext:value-type="float">
            <text:p>18.588</text:p>
          </table:table-cell>
          <table:table-cell office:value-type="float" office:value="704.3" calcext:value-type="float">
            <text:p>704.3</text:p>
          </table:table-cell>
          <table:table-cell/>
          <table:table-cell office:value-type="float" office:value="131.881" calcext:value-type="float">
            <text:p>131.88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finance-groupel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ST.US</text:p>
          </table:table-cell>
          <table:table-cell office:value-type="float" office:value="395" calcext:value-type="float">
            <text:p>395</text:p>
          </table:table-cell>
          <table:table-cell office:value-type="float" office:value="1083" calcext:value-type="float">
            <text:p>1083</text:p>
          </table:table-cell>
          <table:table-cell office:value-type="float" office:value="425" calcext:value-type="float">
            <text:p>425</text:p>
          </table:table-cell>
          <table:table-cell office:value-type="float" office:value="2.01384" calcext:value-type="float">
            <text:p>2.01384</text:p>
          </table:table-cell>
          <table:table-cell office:value-type="float" office:value="461" calcext:value-type="float">
            <text:p>461</text:p>
          </table:table-cell>
          <table:table-cell office:value-type="float" office:value="0.0173833" calcext:value-type="float">
            <text:p>0.0173833</text:p>
          </table:table-cell>
          <table:table-cell office:value-type="float" office:value="197" calcext:value-type="float">
            <text:p>197</text:p>
          </table:table-cell>
          <table:table-cell office:value-type="float" office:value="0.108557" calcext:value-type="float">
            <text:p>0.10855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st Pharmaceutical Services Inc</text:p>
          </table:table-cell>
          <table:table-cell office:value-type="string" calcext:value-type="string">
            <text:p>Yes</text:p>
          </table:table-cell>
          <table:table-cell office:value-type="float" office:value="0.183912" calcext:value-type="float">
            <text:p>0.183912</text:p>
          </table:table-cell>
          <table:table-cell office:value-type="float" office:value="0.0852485" calcext:value-type="float">
            <text:p>0.0852485</text:p>
          </table:table-cell>
          <table:table-cell office:value-type="float" office:value="0.537" calcext:value-type="float">
            <text:p>0.537</text:p>
          </table:table-cell>
          <table:table-cell office:value-type="float" office:value="96.212" calcext:value-type="float">
            <text:p>96.212</text:p>
          </table:table-cell>
          <table:table-cell office:value-type="float" office:value="27371.5" calcext:value-type="float">
            <text:p>27371.5</text:p>
          </table:table-cell>
          <table:table-cell table:style-name="ce6" office:value-type="date" office:date-value="1978-01-13" calcext:value-type="date">
            <text:p>1978-01-13</text:p>
          </table:table-cell>
          <table:table-cell office:value-type="float" office:value="234.801" calcext:value-type="float">
            <text:p>234.801</text:p>
          </table:table-cell>
          <table:table-cell office:value-type="float" office:value="383.63" calcext:value-type="float">
            <text:p>383.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westpharm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LVIV.PA</text:p>
          </table:table-cell>
          <table:table-cell office:value-type="float" office:value="396" calcext:value-type="float">
            <text:p>396</text:p>
          </table:table-cell>
          <table:table-cell office:value-type="float" office:value="1084" calcext:value-type="float">
            <text:p>1084</text:p>
          </table:table-cell>
          <table:table-cell office:value-type="float" office:value="170" calcext:value-type="float">
            <text:p>170</text:p>
          </table:table-cell>
          <table:table-cell office:value-type="float" office:value="0.494785" calcext:value-type="float">
            <text:p>0.494785</text:p>
          </table:table-cell>
          <table:table-cell office:value-type="float" office:value="526" calcext:value-type="float">
            <text:p>526</text:p>
          </table:table-cell>
          <table:table-cell office:value-type="float" office:value="0.00723796" calcext:value-type="float">
            <text:p>0.00723796</text:p>
          </table:table-cell>
          <table:table-cell office:value-type="float" office:value="388" calcext:value-type="float">
            <text:p>388</text:p>
          </table:table-cell>
          <table:table-cell office:value-type="float" office:value="0.0459984" calcext:value-type="float">
            <text:p>0.045998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isiativ</text:p>
          </table:table-cell>
          <table:table-cell office:value-type="string" calcext:value-type="string">
            <text:p>Yes</text:p>
          </table:table-cell>
          <table:table-cell office:value-type="float" office:value="0.106894" calcext:value-type="float">
            <text:p>0.106894</text:p>
          </table:table-cell>
          <table:table-cell office:value-type="float" office:value="0.060896" calcext:value-type="float">
            <text:p>0.060896</text:p>
          </table:table-cell>
          <table:table-cell office:value-type="float" office:value="49.517" calcext:value-type="float">
            <text:p>49.517</text:p>
          </table:table-cell>
          <table:table-cell office:value-type="float" office:value="14.32" calcext:value-type="float">
            <text:p>14.32</text:p>
          </table:table-cell>
          <table:table-cell office:value-type="float" office:value="95.7302" calcext:value-type="float">
            <text:p>95.7302</text:p>
          </table:table-cell>
          <table:table-cell/>
          <table:table-cell office:value-type="float" office:value="26.0419" calcext:value-type="float">
            <text:p>26.041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visiativ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S.OL</text:p>
          </table:table-cell>
          <table:table-cell office:value-type="float" office:value="397" calcext:value-type="float">
            <text:p>397</text:p>
          </table:table-cell>
          <table:table-cell office:value-type="float" office:value="1088" calcext:value-type="float">
            <text:p>1088</text:p>
          </table:table-cell>
          <table:table-cell office:value-type="float" office:value="452" calcext:value-type="float">
            <text:p>452</text:p>
          </table:table-cell>
          <table:table-cell office:value-type="float" office:value="2.41473" calcext:value-type="float">
            <text:p>2.41473</text:p>
          </table:table-cell>
          <table:table-cell office:value-type="float" office:value="489" calcext:value-type="float">
            <text:p>489</text:p>
          </table:table-cell>
          <table:table-cell office:value-type="float" office:value="0.0136015" calcext:value-type="float">
            <text:p>0.0136015</text:p>
          </table:table-cell>
          <table:table-cell office:value-type="float" office:value="147" calcext:value-type="float">
            <text:p>147</text:p>
          </table:table-cell>
          <table:table-cell office:value-type="float" office:value="0.139882" calcext:value-type="float">
            <text:p>0.13988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ustevoll Seafood ASA</text:p>
          </table:table-cell>
          <table:table-cell office:value-type="string" calcext:value-type="string">
            <text:p>Yes</text:p>
          </table:table-cell>
          <table:table-cell office:value-type="float" office:value="0.212316" calcext:value-type="float">
            <text:p>0.212316</text:p>
          </table:table-cell>
          <table:table-cell office:value-type="float" office:value="0.0724347" calcext:value-type="float">
            <text:p>0.0724347</text:p>
          </table:table-cell>
          <table:table-cell office:value-type="float" office:value="57.465" calcext:value-type="float">
            <text:p>57.465</text:p>
          </table:table-cell>
          <table:table-cell office:value-type="float" office:value="20.577" calcext:value-type="float">
            <text:p>20.577</text:p>
          </table:table-cell>
          <table:table-cell office:value-type="float" office:value="15520.3" calcext:value-type="float">
            <text:p>15520.3</text:p>
          </table:table-cell>
          <table:table-cell table:style-name="ce6" office:value-type="date" office:date-value="2006-10-11" calcext:value-type="date">
            <text:p>2006-10-11</text:p>
          </table:table-cell>
          <table:table-cell office:value-type="float" office:value="83.3852" calcext:value-type="float">
            <text:p>83.385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uss.n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DE.US</text:p>
          </table:table-cell>
          <table:table-cell office:value-type="float" office:value="398" calcext:value-type="float">
            <text:p>398</text:p>
          </table:table-cell>
          <table:table-cell office:value-type="float" office:value="1091" calcext:value-type="float">
            <text:p>1091</text:p>
          </table:table-cell>
          <table:table-cell office:value-type="float" office:value="155" calcext:value-type="float">
            <text:p>155</text:p>
          </table:table-cell>
          <table:table-cell office:value-type="float" office:value="0.461861" calcext:value-type="float">
            <text:p>0.461861</text:p>
          </table:table-cell>
          <table:table-cell office:value-type="float" office:value="384" calcext:value-type="float">
            <text:p>384</text:p>
          </table:table-cell>
          <table:table-cell office:value-type="float" office:value="0.0266763" calcext:value-type="float">
            <text:p>0.0266763</text:p>
          </table:table-cell>
          <table:table-cell office:value-type="float" office:value="552" calcext:value-type="float">
            <text:p>552</text:p>
          </table:table-cell>
          <table:table-cell office:value-type="float" office:value="0.0090842" calcext:value-type="float">
            <text:p>0.009084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he Andersons Inc</text:p>
          </table:table-cell>
          <table:table-cell office:value-type="string" calcext:value-type="string">
            <text:p>Yes</text:p>
          </table:table-cell>
          <table:table-cell office:value-type="float" office:value="0.0740628" calcext:value-type="float">
            <text:p>0.0740628</text:p>
          </table:table-cell>
          <table:table-cell office:value-type="float" office:value="0.0649786" calcext:value-type="float">
            <text:p>0.0649786</text:p>
          </table:table-cell>
          <table:table-cell office:value-type="float" office:value="5.572" calcext:value-type="float">
            <text:p>5.572</text:p>
          </table:table-cell>
          <table:table-cell office:value-type="float" office:value="88.82" calcext:value-type="float">
            <text:p>88.82</text:p>
          </table:table-cell>
          <table:table-cell office:value-type="float" office:value="1695.29" calcext:value-type="float">
            <text:p>1695.29</text:p>
          </table:table-cell>
          <table:table-cell table:style-name="ce6" office:value-type="date" office:date-value="1996-02-20" calcext:value-type="date">
            <text:p>1996-02-20</text:p>
          </table:table-cell>
          <table:table-cell office:value-type="float" office:value="34.4556" calcext:value-type="float">
            <text:p>34.4556</text:p>
          </table:table-cell>
          <table:table-cell office:value-type="float" office:value="61.67" calcext:value-type="float">
            <text:p>61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andersonsin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SYS.US</text:p>
          </table:table-cell>
          <table:table-cell office:value-type="float" office:value="399" calcext:value-type="float">
            <text:p>399</text:p>
          </table:table-cell>
          <table:table-cell office:value-type="float" office:value="1091" calcext:value-type="float">
            <text:p>1091</text:p>
          </table:table-cell>
          <table:table-cell office:value-type="float" office:value="231" calcext:value-type="float">
            <text:p>231</text:p>
          </table:table-cell>
          <table:table-cell office:value-type="float" office:value="0.719734" calcext:value-type="float">
            <text:p>0.719734</text:p>
          </table:table-cell>
          <table:table-cell office:value-type="float" office:value="524" calcext:value-type="float">
            <text:p>524</text:p>
          </table:table-cell>
          <table:table-cell office:value-type="float" office:value="0.00794153" calcext:value-type="float">
            <text:p>0.00794153</text:p>
          </table:table-cell>
          <table:table-cell office:value-type="float" office:value="336" calcext:value-type="float">
            <text:p>336</text:p>
          </table:table-cell>
          <table:table-cell office:value-type="float" office:value="0.0582557" calcext:value-type="float">
            <text:p>0.058255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tech Systems Inc</text:p>
          </table:table-cell>
          <table:table-cell office:value-type="string" calcext:value-type="string">
            <text:p>Yes</text:p>
          </table:table-cell>
          <table:table-cell office:value-type="float" office:value="0.134043" calcext:value-type="float">
            <text:p>0.134043</text:p>
          </table:table-cell>
          <table:table-cell office:value-type="float" office:value="0.0809968" calcext:value-type="float">
            <text:p>0.0809968</text:p>
          </table:table-cell>
          <table:table-cell office:value-type="float" office:value="3.664" calcext:value-type="float">
            <text:p>3.664</text:p>
          </table:table-cell>
          <table:table-cell office:value-type="float" office:value="66.731" calcext:value-type="float">
            <text:p>66.731</text:p>
          </table:table-cell>
          <table:table-cell office:value-type="float" office:value="107.247" calcext:value-type="float">
            <text:p>107.247</text:p>
          </table:table-cell>
          <table:table-cell table:style-name="ce6" office:value-type="date" office:date-value="1984-09-07" calcext:value-type="date">
            <text:p>1984-09-07</text:p>
          </table:table-cell>
          <table:table-cell office:value-type="float" office:value="7.6" calcext:value-type="float">
            <text:p>7.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amtechsystem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SIS.US</text:p>
          </table:table-cell>
          <table:table-cell office:value-type="float" office:value="400" calcext:value-type="float">
            <text:p>400</text:p>
          </table:table-cell>
          <table:table-cell office:value-type="float" office:value="1091" calcext:value-type="float">
            <text:p>1091</text:p>
          </table:table-cell>
          <table:table-cell office:value-type="float" office:value="447" calcext:value-type="float">
            <text:p>447</text:p>
          </table:table-cell>
          <table:table-cell office:value-type="float" office:value="2.35649" calcext:value-type="float">
            <text:p>2.35649</text:p>
          </table:table-cell>
          <table:table-cell office:value-type="float" office:value="426" calcext:value-type="float">
            <text:p>426</text:p>
          </table:table-cell>
          <table:table-cell office:value-type="float" office:value="0.0215741" calcext:value-type="float">
            <text:p>0.0215741</text:p>
          </table:table-cell>
          <table:table-cell office:value-type="float" office:value="218" calcext:value-type="float">
            <text:p>218</text:p>
          </table:table-cell>
          <table:table-cell office:value-type="float" office:value="0.097074" calcext:value-type="float">
            <text:p>0.09707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SI Systems Inc</text:p>
          </table:table-cell>
          <table:table-cell office:value-type="string" calcext:value-type="string">
            <text:p>Yes</text:p>
          </table:table-cell>
          <table:table-cell office:value-type="float" office:value="0.167877" calcext:value-type="float">
            <text:p>0.167877</text:p>
          </table:table-cell>
          <table:table-cell office:value-type="float" office:value="0.0714448" calcext:value-type="float">
            <text:p>0.0714448</text:p>
          </table:table-cell>
          <table:table-cell office:value-type="float" office:value="4.86" calcext:value-type="float">
            <text:p>4.86</text:p>
          </table:table-cell>
          <table:table-cell office:value-type="float" office:value="93.552" calcext:value-type="float">
            <text:p>93.552</text:p>
          </table:table-cell>
          <table:table-cell office:value-type="float" office:value="1982.99" calcext:value-type="float">
            <text:p>1982.99</text:p>
          </table:table-cell>
          <table:table-cell table:style-name="ce6" office:value-type="date" office:date-value="1997-10-02" calcext:value-type="date">
            <text:p>1997-10-02</text:p>
          </table:table-cell>
          <table:table-cell office:value-type="float" office:value="79.52" calcext:value-type="float">
            <text:p>79.52</text:p>
          </table:table-cell>
          <table:table-cell office:value-type="float" office:value="161.25" calcext:value-type="float">
            <text:p>161.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osi-system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CO.US</text:p>
          </table:table-cell>
          <table:table-cell office:value-type="float" office:value="401" calcext:value-type="float">
            <text:p>401</text:p>
          </table:table-cell>
          <table:table-cell office:value-type="float" office:value="1092" calcext:value-type="float">
            <text:p>1092</text:p>
          </table:table-cell>
          <table:table-cell office:value-type="float" office:value="438" calcext:value-type="float">
            <text:p>438</text:p>
          </table:table-cell>
          <table:table-cell office:value-type="float" office:value="2.13999" calcext:value-type="float">
            <text:p>2.13999</text:p>
          </table:table-cell>
          <table:table-cell office:value-type="float" office:value="410" calcext:value-type="float">
            <text:p>410</text:p>
          </table:table-cell>
          <table:table-cell office:value-type="float" office:value="0.0236765" calcext:value-type="float">
            <text:p>0.0236765</text:p>
          </table:table-cell>
          <table:table-cell office:value-type="float" office:value="244" calcext:value-type="float">
            <text:p>244</text:p>
          </table:table-cell>
          <table:table-cell office:value-type="float" office:value="0.0838939" calcext:value-type="float">
            <text:p>0.083893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incoln Electric Holdings Inc</text:p>
          </table:table-cell>
          <table:table-cell office:value-type="string" calcext:value-type="string">
            <text:p>Yes</text:p>
          </table:table-cell>
          <table:table-cell office:value-type="float" office:value="0.159249" calcext:value-type="float">
            <text:p>0.159249</text:p>
          </table:table-cell>
          <table:table-cell office:value-type="float" office:value="0.0795132" calcext:value-type="float">
            <text:p>0.0795132</text:p>
          </table:table-cell>
          <table:table-cell office:value-type="float" office:value="1.791" calcext:value-type="float">
            <text:p>1.791</text:p>
          </table:table-cell>
          <table:table-cell office:value-type="float" office:value="81.775" calcext:value-type="float">
            <text:p>81.775</text:p>
          </table:table-cell>
          <table:table-cell office:value-type="float" office:value="10270.5" calcext:value-type="float">
            <text:p>10270.5</text:p>
          </table:table-cell>
          <table:table-cell table:style-name="ce6" office:value-type="date" office:date-value="1995-06-13" calcext:value-type="date">
            <text:p>1995-06-13</text:p>
          </table:table-cell>
          <table:table-cell office:value-type="float" office:value="142.492" calcext:value-type="float">
            <text:p>142.492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lincolnelectr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I.PA</text:p>
          </table:table-cell>
          <table:table-cell office:value-type="float" office:value="402" calcext:value-type="float">
            <text:p>402</text:p>
          </table:table-cell>
          <table:table-cell office:value-type="float" office:value="1093" calcext:value-type="float">
            <text:p>1093</text:p>
          </table:table-cell>
          <table:table-cell office:value-type="float" office:value="321" calcext:value-type="float">
            <text:p>321</text:p>
          </table:table-cell>
          <table:table-cell office:value-type="float" office:value="1.21051" calcext:value-type="float">
            <text:p>1.21051</text:p>
          </table:table-cell>
          <table:table-cell office:value-type="float" office:value="487" calcext:value-type="float">
            <text:p>487</text:p>
          </table:table-cell>
          <table:table-cell office:value-type="float" office:value="0.0139162" calcext:value-type="float">
            <text:p>0.0139162</text:p>
          </table:table-cell>
          <table:table-cell office:value-type="float" office:value="285" calcext:value-type="float">
            <text:p>285</text:p>
          </table:table-cell>
          <table:table-cell office:value-type="float" office:value="0.0718639" calcext:value-type="float">
            <text:p>0.071863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itec SA</text:p>
          </table:table-cell>
          <table:table-cell office:value-type="string" calcext:value-type="string">
            <text:p>Yes</text:p>
          </table:table-cell>
          <table:table-cell office:value-type="float" office:value="0.133087" calcext:value-type="float">
            <text:p>0.133087</text:p>
          </table:table-cell>
          <table:table-cell office:value-type="float" office:value="0.067238" calcext:value-type="float">
            <text:p>0.067238</text:p>
          </table:table-cell>
          <table:table-cell office:value-type="float" office:value="18.619" calcext:value-type="float">
            <text:p>18.619</text:p>
          </table:table-cell>
          <table:table-cell office:value-type="float" office:value="48.727" calcext:value-type="float">
            <text:p>48.727</text:p>
          </table:table-cell>
          <table:table-cell office:value-type="float" office:value="5609.76" calcext:value-type="float">
            <text:p>5609.76</text:p>
          </table:table-cell>
          <table:table-cell/>
          <table:table-cell office:value-type="float" office:value="152.85" calcext:value-type="float">
            <text:p>152.8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oite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BI.ST</text:p>
          </table:table-cell>
          <table:table-cell office:value-type="float" office:value="403" calcext:value-type="float">
            <text:p>403</text:p>
          </table:table-cell>
          <table:table-cell office:value-type="float" office:value="1094" calcext:value-type="float">
            <text:p>1094</text:p>
          </table:table-cell>
          <table:table-cell office:value-type="float" office:value="382" calcext:value-type="float">
            <text:p>382</text:p>
          </table:table-cell>
          <table:table-cell office:value-type="float" office:value="1.63778" calcext:value-type="float">
            <text:p>1.63778</text:p>
          </table:table-cell>
          <table:table-cell office:value-type="float" office:value="289" calcext:value-type="float">
            <text:p>289</text:p>
          </table:table-cell>
          <table:table-cell office:value-type="float" office:value="0.0403021" calcext:value-type="float">
            <text:p>0.0403021</text:p>
          </table:table-cell>
          <table:table-cell office:value-type="float" office:value="423" calcext:value-type="float">
            <text:p>423</text:p>
          </table:table-cell>
          <table:table-cell office:value-type="float" office:value="0.0365332" calcext:value-type="float">
            <text:p>0.036533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Orphan Biovitrum AB (publ)</text:p>
          </table:table-cell>
          <table:table-cell office:value-type="string" calcext:value-type="string">
            <text:p>Yes</text:p>
          </table:table-cell>
          <table:table-cell office:value-type="float" office:value="0.112592" calcext:value-type="float">
            <text:p>0.112592</text:p>
          </table:table-cell>
          <table:table-cell office:value-type="float" office:value="0.079663" calcext:value-type="float">
            <text:p>0.079663</text:p>
          </table:table-cell>
          <table:table-cell office:value-type="float" office:value="3.988" calcext:value-type="float">
            <text:p>3.988</text:p>
          </table:table-cell>
          <table:table-cell office:value-type="float" office:value="68.472" calcext:value-type="float">
            <text:p>68.472</text:p>
          </table:table-cell>
          <table:table-cell office:value-type="float" office:value="78619.4" calcext:value-type="float">
            <text:p>78619.4</text:p>
          </table:table-cell>
          <table:table-cell/>
          <table:table-cell office:value-type="float" office:value="206.03" calcext:value-type="float">
            <text:p>206.0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ob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A.XETRA</text:p>
          </table:table-cell>
          <table:table-cell office:value-type="float" office:value="404" calcext:value-type="float">
            <text:p>404</text:p>
          </table:table-cell>
          <table:table-cell office:value-type="float" office:value="1094" calcext:value-type="float">
            <text:p>1094</text:p>
          </table:table-cell>
          <table:table-cell office:value-type="float" office:value="440" calcext:value-type="float">
            <text:p>440</text:p>
          </table:table-cell>
          <table:table-cell office:value-type="float" office:value="2.21076" calcext:value-type="float">
            <text:p>2.21076</text:p>
          </table:table-cell>
          <table:table-cell office:value-type="float" office:value="456" calcext:value-type="float">
            <text:p>456</text:p>
          </table:table-cell>
          <table:table-cell office:value-type="float" office:value="0.0182622" calcext:value-type="float">
            <text:p>0.0182622</text:p>
          </table:table-cell>
          <table:table-cell office:value-type="float" office:value="198" calcext:value-type="float">
            <text:p>198</text:p>
          </table:table-cell>
          <table:table-cell office:value-type="float" office:value="0.108422" calcext:value-type="float">
            <text:p>0.1084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ATIONAL Aktiengesellschaft</text:p>
          </table:table-cell>
          <table:table-cell office:value-type="string" calcext:value-type="string">
            <text:p>Yes</text:p>
          </table:table-cell>
          <table:table-cell office:value-type="float" office:value="0.18343" calcext:value-type="float">
            <text:p>0.18343</text:p>
          </table:table-cell>
          <table:table-cell office:value-type="float" office:value="0.0860314" calcext:value-type="float">
            <text:p>0.0860314</text:p>
          </table:table-cell>
          <table:table-cell office:value-type="float" office:value="55.168" calcext:value-type="float">
            <text:p>55.168</text:p>
          </table:table-cell>
          <table:table-cell office:value-type="float" office:value="26.462" calcext:value-type="float">
            <text:p>26.462</text:p>
          </table:table-cell>
          <table:table-cell office:value-type="float" office:value="39488.8" calcext:value-type="float">
            <text:p>39488.8</text:p>
          </table:table-cell>
          <table:table-cell/>
          <table:table-cell office:value-type="float" office:value="552.891" calcext:value-type="float">
            <text:p>552.89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ational-onlin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FR.SW</text:p>
          </table:table-cell>
          <table:table-cell office:value-type="float" office:value="405" calcext:value-type="float">
            <text:p>405</text:p>
          </table:table-cell>
          <table:table-cell office:value-type="float" office:value="1094" calcext:value-type="float">
            <text:p>1094</text:p>
          </table:table-cell>
          <table:table-cell office:value-type="float" office:value="293" calcext:value-type="float">
            <text:p>293</text:p>
          </table:table-cell>
          <table:table-cell office:value-type="float" office:value="0.997475" calcext:value-type="float">
            <text:p>0.997475</text:p>
          </table:table-cell>
          <table:table-cell office:value-type="float" office:value="345" calcext:value-type="float">
            <text:p>345</text:p>
          </table:table-cell>
          <table:table-cell office:value-type="float" office:value="0.0313982" calcext:value-type="float">
            <text:p>0.0313982</text:p>
          </table:table-cell>
          <table:table-cell office:value-type="float" office:value="456" calcext:value-type="float">
            <text:p>456</text:p>
          </table:table-cell>
          <table:table-cell office:value-type="float" office:value="0.0296118" calcext:value-type="float">
            <text:p>0.029611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ompagnie Financière Richemont SA</text:p>
          </table:table-cell>
          <table:table-cell office:value-type="string" calcext:value-type="string">
            <text:p>Yes</text:p>
          </table:table-cell>
          <table:table-cell office:value-type="float" office:value="0.0911808" calcext:value-type="float">
            <text:p>0.0911808</text:p>
          </table:table-cell>
          <table:table-cell office:value-type="float" office:value="0.0622314" calcext:value-type="float">
            <text:p>0.0622314</text:p>
          </table:table-cell>
          <table:table-cell office:value-type="float" office:value="0.003" calcext:value-type="float">
            <text:p>0.003</text:p>
          </table:table-cell>
          <table:table-cell office:value-type="float" office:value="38.806" calcext:value-type="float">
            <text:p>38.806</text:p>
          </table:table-cell>
          <table:table-cell office:value-type="float" office:value="64119" calcext:value-type="float">
            <text:p>64119</text:p>
          </table:table-cell>
          <table:table-cell/>
          <table:table-cell office:value-type="float" office:value="117.353" calcext:value-type="float">
            <text:p>117.35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ichemon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M.XETRA</text:p>
          </table:table-cell>
          <table:table-cell office:value-type="float" office:value="406" calcext:value-type="float">
            <text:p>406</text:p>
          </table:table-cell>
          <table:table-cell office:value-type="float" office:value="1094" calcext:value-type="float">
            <text:p>1094</text:p>
          </table:table-cell>
          <table:table-cell office:value-type="float" office:value="337" calcext:value-type="float">
            <text:p>337</text:p>
          </table:table-cell>
          <table:table-cell office:value-type="float" office:value="1.28282" calcext:value-type="float">
            <text:p>1.28282</text:p>
          </table:table-cell>
          <table:table-cell office:value-type="float" office:value="520" calcext:value-type="float">
            <text:p>520</text:p>
          </table:table-cell>
          <table:table-cell office:value-type="float" office:value="0.00861697" calcext:value-type="float">
            <text:p>0.00861697</text:p>
          </table:table-cell>
          <table:table-cell office:value-type="float" office:value="237" calcext:value-type="float">
            <text:p>237</text:p>
          </table:table-cell>
          <table:table-cell office:value-type="float" office:value="0.0861883" calcext:value-type="float">
            <text:p>0.086188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UMA SE</text:p>
          </table:table-cell>
          <table:table-cell office:value-type="string" calcext:value-type="string">
            <text:p>Yes</text:p>
          </table:table-cell>
          <table:table-cell office:value-type="float" office:value="0.162221" calcext:value-type="float">
            <text:p>0.162221</text:p>
          </table:table-cell>
          <table:table-cell office:value-type="float" office:value="0.0793106" calcext:value-type="float">
            <text:p>0.0793106</text:p>
          </table:table-cell>
          <table:table-cell office:value-type="float" office:value="3.96" calcext:value-type="float">
            <text:p>3.96</text:p>
          </table:table-cell>
          <table:table-cell office:value-type="float" office:value="73.37" calcext:value-type="float">
            <text:p>73.37</text:p>
          </table:table-cell>
          <table:table-cell office:value-type="float" office:value="8276.12" calcext:value-type="float">
            <text:p>8276.12</text:p>
          </table:table-cell>
          <table:table-cell/>
          <table:table-cell office:value-type="float" office:value="55.6795" calcext:value-type="float">
            <text:p>55.679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um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FUS.US</text:p>
          </table:table-cell>
          <table:table-cell office:value-type="float" office:value="407" calcext:value-type="float">
            <text:p>407</text:p>
          </table:table-cell>
          <table:table-cell office:value-type="float" office:value="1100" calcext:value-type="float">
            <text:p>1100</text:p>
          </table:table-cell>
          <table:table-cell office:value-type="float" office:value="327" calcext:value-type="float">
            <text:p>327</text:p>
          </table:table-cell>
          <table:table-cell office:value-type="float" office:value="1.24666" calcext:value-type="float">
            <text:p>1.24666</text:p>
          </table:table-cell>
          <table:table-cell office:value-type="float" office:value="310" calcext:value-type="float">
            <text:p>310</text:p>
          </table:table-cell>
          <table:table-cell office:value-type="float" office:value="0.0372471" calcext:value-type="float">
            <text:p>0.0372471</text:p>
          </table:table-cell>
          <table:table-cell office:value-type="float" office:value="463" calcext:value-type="float">
            <text:p>463</text:p>
          </table:table-cell>
          <table:table-cell office:value-type="float" office:value="0.0277619" calcext:value-type="float">
            <text:p>0.027761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ittelfuse Inc</text:p>
          </table:table-cell>
          <table:table-cell office:value-type="string" calcext:value-type="string">
            <text:p>Yes</text:p>
          </table:table-cell>
          <table:table-cell office:value-type="float" office:value="0.103117" calcext:value-type="float">
            <text:p>0.103117</text:p>
          </table:table-cell>
          <table:table-cell office:value-type="float" office:value="0.0774583" calcext:value-type="float">
            <text:p>0.0774583</text:p>
          </table:table-cell>
          <table:table-cell office:value-type="float" office:value="1.59" calcext:value-type="float">
            <text:p>1.59</text:p>
          </table:table-cell>
          <table:table-cell office:value-type="float" office:value="99.077" calcext:value-type="float">
            <text:p>99.077</text:p>
          </table:table-cell>
          <table:table-cell office:value-type="float" office:value="6160.69" calcext:value-type="float">
            <text:p>6160.69</text:p>
          </table:table-cell>
          <table:table-cell table:style-name="ce6" office:value-type="date" office:date-value="1992-09-23" calcext:value-type="date">
            <text:p>1992-09-23</text:p>
          </table:table-cell>
          <table:table-cell office:value-type="float" office:value="218.049" calcext:value-type="float">
            <text:p>218.049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littelfus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FRUY.US</text:p>
          </table:table-cell>
          <table:table-cell office:value-type="float" office:value="408" calcext:value-type="float">
            <text:p>408</text:p>
          </table:table-cell>
          <table:table-cell office:value-type="float" office:value="1103" calcext:value-type="float">
            <text:p>1103</text:p>
          </table:table-cell>
          <table:table-cell office:value-type="float" office:value="310" calcext:value-type="float">
            <text:p>310</text:p>
          </table:table-cell>
          <table:table-cell office:value-type="float" office:value="1.10766" calcext:value-type="float">
            <text:p>1.10766</text:p>
          </table:table-cell>
          <table:table-cell office:value-type="float" office:value="340" calcext:value-type="float">
            <text:p>340</text:p>
          </table:table-cell>
          <table:table-cell office:value-type="float" office:value="0.0325352" calcext:value-type="float">
            <text:p>0.0325352</text:p>
          </table:table-cell>
          <table:table-cell office:value-type="float" office:value="453" calcext:value-type="float">
            <text:p>453</text:p>
          </table:table-cell>
          <table:table-cell office:value-type="float" office:value="0.0299564" calcext:value-type="float">
            <text:p>0.029956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ompagnie Financiere Richemont</text:p>
          </table:table-cell>
          <table:table-cell office:value-type="string" calcext:value-type="string">
            <text:p>Yes</text:p>
          </table:table-cell>
          <table:table-cell office:value-type="float" office:value="0.0911808" calcext:value-type="float">
            <text:p>0.0911808</text:p>
          </table:table-cell>
          <table:table-cell office:value-type="float" office:value="0.0621779" calcext:value-type="float">
            <text:p>0.0621779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71275" calcext:value-type="float">
            <text:p>71275</text:p>
          </table:table-cell>
          <table:table-cell/>
          <table:table-cell office:value-type="float" office:value="12.5053" calcext:value-type="float">
            <text:p>12.505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ichemon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TW.US</text:p>
          </table:table-cell>
          <table:table-cell office:value-type="float" office:value="409" calcext:value-type="float">
            <text:p>409</text:p>
          </table:table-cell>
          <table:table-cell office:value-type="float" office:value="1125" calcext:value-type="float">
            <text:p>1125</text:p>
          </table:table-cell>
          <table:table-cell office:value-type="float" office:value="505" calcext:value-type="float">
            <text:p>505</text:p>
          </table:table-cell>
          <table:table-cell office:value-type="float" office:value="3.6498" calcext:value-type="float">
            <text:p>3.6498</text:p>
          </table:table-cell>
          <table:table-cell office:value-type="float" office:value="381" calcext:value-type="float">
            <text:p>381</text:p>
          </table:table-cell>
          <table:table-cell office:value-type="float" office:value="0.0270632" calcext:value-type="float">
            <text:p>0.0270632</text:p>
          </table:table-cell>
          <table:table-cell office:value-type="float" office:value="239" calcext:value-type="float">
            <text:p>239</text:p>
          </table:table-cell>
          <table:table-cell office:value-type="float" office:value="0.0857504" calcext:value-type="float">
            <text:p>0.085750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linois Tool Works Inc</text:p>
          </table:table-cell>
          <table:table-cell office:value-type="string" calcext:value-type="string">
            <text:p>Yes</text:p>
          </table:table-cell>
          <table:table-cell office:value-type="float" office:value="0.161106" calcext:value-type="float">
            <text:p>0.161106</text:p>
          </table:table-cell>
          <table:table-cell office:value-type="float" office:value="0.0806285" calcext:value-type="float">
            <text:p>0.0806285</text:p>
          </table:table-cell>
          <table:table-cell office:value-type="float" office:value="0.325" calcext:value-type="float">
            <text:p>0.325</text:p>
          </table:table-cell>
          <table:table-cell office:value-type="float" office:value="82.373" calcext:value-type="float">
            <text:p>82.373</text:p>
          </table:table-cell>
          <table:table-cell office:value-type="float" office:value="71076.8" calcext:value-type="float">
            <text:p>71076.8</text:p>
          </table:table-cell>
          <table:table-cell table:style-name="ce6" office:value-type="date" office:date-value="1987-11-05" calcext:value-type="date">
            <text:p>1987-11-05</text:p>
          </table:table-cell>
          <table:table-cell office:value-type="float" office:value="215.475" calcext:value-type="float">
            <text:p>215.475</text:p>
          </table:table-cell>
          <table:table-cell office:value-type="float" office:value="246.62" calcext:value-type="float">
            <text:p>246.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ttps://www.itw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S.US</text:p>
          </table:table-cell>
          <table:table-cell office:value-type="float" office:value="410" calcext:value-type="float">
            <text:p>410</text:p>
          </table:table-cell>
          <table:table-cell office:value-type="float" office:value="1131" calcext:value-type="float">
            <text:p>1131</text:p>
          </table:table-cell>
          <table:table-cell office:value-type="float" office:value="341" calcext:value-type="float">
            <text:p>341</text:p>
          </table:table-cell>
          <table:table-cell office:value-type="float" office:value="1.31771" calcext:value-type="float">
            <text:p>1.31771</text:p>
          </table:table-cell>
          <table:table-cell office:value-type="float" office:value="441" calcext:value-type="float">
            <text:p>441</text:p>
          </table:table-cell>
          <table:table-cell office:value-type="float" office:value="0.0197825" calcext:value-type="float">
            <text:p>0.0197825</text:p>
          </table:table-cell>
          <table:table-cell office:value-type="float" office:value="349" calcext:value-type="float">
            <text:p>349</text:p>
          </table:table-cell>
          <table:table-cell office:value-type="float" office:value="0.054112" calcext:value-type="float">
            <text:p>0.05411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ess Corporation</text:p>
          </table:table-cell>
          <table:table-cell office:value-type="string" calcext:value-type="string">
            <text:p>Yes</text:p>
          </table:table-cell>
          <table:table-cell office:value-type="float" office:value="0.129705" calcext:value-type="float">
            <text:p>0.129705</text:p>
          </table:table-cell>
          <table:table-cell office:value-type="float" office:value="0.076961" calcext:value-type="float">
            <text:p>0.076961</text:p>
          </table:table-cell>
          <table:table-cell office:value-type="float" office:value="9.879" calcext:value-type="float">
            <text:p>9.879</text:p>
          </table:table-cell>
          <table:table-cell office:value-type="float" office:value="84.418" calcext:value-type="float">
            <text:p>84.418</text:p>
          </table:table-cell>
          <table:table-cell office:value-type="float" office:value="44723.4" calcext:value-type="float">
            <text:p>44723.4</text:p>
          </table:table-cell>
          <table:table-cell table:style-name="ce6" office:value-type="date" office:date-value="1983-04-06" calcext:value-type="date">
            <text:p>1983-04-06</text:p>
          </table:table-cell>
          <table:table-cell office:value-type="float" office:value="140.1" calcext:value-type="float">
            <text:p>140.1</text:p>
          </table:table-cell>
          <table:table-cell office:value-type="float" office:value="164.5" calcext:value-type="float">
            <text:p>164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s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WA.US</text:p>
          </table:table-cell>
          <table:table-cell office:value-type="float" office:value="411" calcext:value-type="float">
            <text:p>411</text:p>
          </table:table-cell>
          <table:table-cell office:value-type="float" office:value="1133" calcext:value-type="float">
            <text:p>1133</text:p>
          </table:table-cell>
          <table:table-cell office:value-type="float" office:value="181" calcext:value-type="float">
            <text:p>181</text:p>
          </table:table-cell>
          <table:table-cell office:value-type="float" office:value="0.527821" calcext:value-type="float">
            <text:p>0.527821</text:p>
          </table:table-cell>
          <table:table-cell office:value-type="float" office:value="393" calcext:value-type="float">
            <text:p>393</text:p>
          </table:table-cell>
          <table:table-cell office:value-type="float" office:value="0.0257436" calcext:value-type="float">
            <text:p>0.0257436</text:p>
          </table:table-cell>
          <table:table-cell office:value-type="float" office:value="559" calcext:value-type="float">
            <text:p>559</text:p>
          </table:table-cell>
          <table:table-cell office:value-type="float" office:value="0.0080885" calcext:value-type="float">
            <text:p>0.008088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orgWarner Inc</text:p>
          </table:table-cell>
          <table:table-cell office:value-type="string" calcext:value-type="string">
            <text:p>Yes</text:p>
          </table:table-cell>
          <table:table-cell office:value-type="float" office:value="0.0759438" calcext:value-type="float">
            <text:p>0.0759438</text:p>
          </table:table-cell>
          <table:table-cell office:value-type="float" office:value="0.0678553" calcext:value-type="float">
            <text:p>0.0678553</text:p>
          </table:table-cell>
          <table:table-cell office:value-type="float" office:value="0.543" calcext:value-type="float">
            <text:p>0.543</text:p>
          </table:table-cell>
          <table:table-cell office:value-type="float" office:value="98.528" calcext:value-type="float">
            <text:p>98.528</text:p>
          </table:table-cell>
          <table:table-cell office:value-type="float" office:value="9374.31" calcext:value-type="float">
            <text:p>9374.31</text:p>
          </table:table-cell>
          <table:table-cell table:style-name="ce6" office:value-type="date" office:date-value="1993-08-12" calcext:value-type="date">
            <text:p>1993-08-12</text:p>
          </table:table-cell>
          <table:table-cell office:value-type="float" office:value="34.9203" calcext:value-type="float">
            <text:p>34.9203</text:p>
          </table:table-cell>
          <table:table-cell office:value-type="string" calcext:value-type="string">
            <text:p>na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borgwarn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PX.US</text:p>
          </table:table-cell>
          <table:table-cell office:value-type="float" office:value="412" calcext:value-type="float">
            <text:p>412</text:p>
          </table:table-cell>
          <table:table-cell office:value-type="float" office:value="1135" calcext:value-type="float">
            <text:p>1135</text:p>
          </table:table-cell>
          <table:table-cell office:value-type="float" office:value="439" calcext:value-type="float">
            <text:p>439</text:p>
          </table:table-cell>
          <table:table-cell office:value-type="float" office:value="2.19594" calcext:value-type="float">
            <text:p>2.19594</text:p>
          </table:table-cell>
          <table:table-cell office:value-type="float" office:value="427" calcext:value-type="float">
            <text:p>427</text:p>
          </table:table-cell>
          <table:table-cell office:value-type="float" office:value="0.021513" calcext:value-type="float">
            <text:p>0.021513</text:p>
          </table:table-cell>
          <table:table-cell office:value-type="float" office:value="269" calcext:value-type="float">
            <text:p>269</text:p>
          </table:table-cell>
          <table:table-cell office:value-type="float" office:value="0.0752765" calcext:value-type="float">
            <text:p>0.075276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mpur Sealy International Inc</text:p>
          </table:table-cell>
          <table:table-cell office:value-type="string" calcext:value-type="string">
            <text:p>Yes</text:p>
          </table:table-cell>
          <table:table-cell office:value-type="float" office:value="0.142652" calcext:value-type="float">
            <text:p>0.142652</text:p>
          </table:table-cell>
          <table:table-cell office:value-type="float" office:value="0.0673756" calcext:value-type="float">
            <text:p>0.0673756</text:p>
          </table:table-cell>
          <table:table-cell office:value-type="float" office:value="3.186" calcext:value-type="float">
            <text:p>3.186</text:p>
          </table:table-cell>
          <table:table-cell office:value-type="float" office:value="104.63" calcext:value-type="float">
            <text:p>104.63</text:p>
          </table:table-cell>
          <table:table-cell office:value-type="float" office:value="7051.55" calcext:value-type="float">
            <text:p>7051.55</text:p>
          </table:table-cell>
          <table:table-cell table:style-name="ce6" office:value-type="date" office:date-value="2003-12-18" calcext:value-type="date">
            <text:p>2003-12-18</text:p>
          </table:table-cell>
          <table:table-cell office:value-type="float" office:value="33.9624" calcext:value-type="float">
            <text:p>33.9624</text:p>
          </table:table-cell>
          <table:table-cell office:value-type="float" office:value="52.13" calcext:value-type="float">
            <text:p>52.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empurseal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MX.US</text:p>
          </table:table-cell>
          <table:table-cell office:value-type="float" office:value="413" calcext:value-type="float">
            <text:p>413</text:p>
          </table:table-cell>
          <table:table-cell office:value-type="float" office:value="1138" calcext:value-type="float">
            <text:p>1138</text:p>
          </table:table-cell>
          <table:table-cell office:value-type="float" office:value="375" calcext:value-type="float">
            <text:p>375</text:p>
          </table:table-cell>
          <table:table-cell office:value-type="float" office:value="1.59316" calcext:value-type="float">
            <text:p>1.59316</text:p>
          </table:table-cell>
          <table:table-cell office:value-type="float" office:value="477" calcext:value-type="float">
            <text:p>477</text:p>
          </table:table-cell>
          <table:table-cell office:value-type="float" office:value="0.0157006" calcext:value-type="float">
            <text:p>0.0157006</text:p>
          </table:table-cell>
          <table:table-cell office:value-type="float" office:value="286" calcext:value-type="float">
            <text:p>286</text:p>
          </table:table-cell>
          <table:table-cell office:value-type="float" office:value="0.0717688" calcext:value-type="float">
            <text:p>0.0717688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omento Economico Mexicano</text:p>
          </table:table-cell>
          <table:table-cell office:value-type="string" calcext:value-type="string">
            <text:p>Yes</text:p>
          </table:table-cell>
          <table:table-cell office:value-type="float" office:value="0.152852" calcext:value-type="float">
            <text:p>0.152852</text:p>
          </table:table-cell>
          <table:table-cell office:value-type="float" office:value="0.0818519" calcext:value-type="float">
            <text:p>0.0818519</text:p>
          </table:table-cell>
          <table:table-cell office:value-type="float" office:value="0" calcext:value-type="float">
            <text:p>0</text:p>
          </table:table-cell>
          <table:table-cell office:value-type="float" office:value="36.455" calcext:value-type="float">
            <text:p>36.455</text:p>
          </table:table-cell>
          <table:table-cell office:value-type="float" office:value="216375" calcext:value-type="float">
            <text:p>216375</text:p>
          </table:table-cell>
          <table:table-cell table:style-name="ce6" office:value-type="date" office:date-value="1998-05-11" calcext:value-type="date">
            <text:p>1998-05-11</text:p>
          </table:table-cell>
          <table:table-cell office:value-type="float" office:value="76.6127" calcext:value-type="float">
            <text:p>76.6127</text:p>
          </table:table-cell>
          <table:table-cell office:value-type="float" office:value="126.33" calcext:value-type="float">
            <text:p>126.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fems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MM.US</text:p>
          </table:table-cell>
          <table:table-cell office:value-type="float" office:value="414" calcext:value-type="float">
            <text:p>414</text:p>
          </table:table-cell>
          <table:table-cell office:value-type="float" office:value="1141" calcext:value-type="float">
            <text:p>1141</text:p>
          </table:table-cell>
          <table:table-cell office:value-type="float" office:value="358" calcext:value-type="float">
            <text:p>358</text:p>
          </table:table-cell>
          <table:table-cell office:value-type="float" office:value="1.41143" calcext:value-type="float">
            <text:p>1.41143</text:p>
          </table:table-cell>
          <table:table-cell office:value-type="float" office:value="230" calcext:value-type="float">
            <text:p>230</text:p>
          </table:table-cell>
          <table:table-cell office:value-type="float" office:value="0.0571566" calcext:value-type="float">
            <text:p>0.0571566</text:p>
          </table:table-cell>
          <table:table-cell office:value-type="float" office:value="553" calcext:value-type="float">
            <text:p>553</text:p>
          </table:table-cell>
          <table:table-cell office:value-type="float" office:value="0.00890944" calcext:value-type="float">
            <text:p>0.0089094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3M Company</text:p>
          </table:table-cell>
          <table:table-cell office:value-type="string" calcext:value-type="string">
            <text:p>Yes</text:p>
          </table:table-cell>
          <table:table-cell office:value-type="float" office:value="0.084182" calcext:value-type="float">
            <text:p>0.084182</text:p>
          </table:table-cell>
          <table:table-cell office:value-type="float" office:value="0.0752725" calcext:value-type="float">
            <text:p>0.0752725</text:p>
          </table:table-cell>
          <table:table-cell office:value-type="float" office:value="0.125" calcext:value-type="float">
            <text:p>0.125</text:p>
          </table:table-cell>
          <table:table-cell office:value-type="float" office:value="67.402" calcext:value-type="float">
            <text:p>67.402</text:p>
          </table:table-cell>
          <table:table-cell office:value-type="float" office:value="49800.7" calcext:value-type="float">
            <text:p>49800.7</text:p>
          </table:table-cell>
          <table:table-cell table:style-name="ce6" office:value-type="date" office:date-value="1970-01-02" calcext:value-type="date">
            <text:p>1970-01-02</text:p>
          </table:table-cell>
          <table:table-cell office:value-type="float" office:value="113.084" calcext:value-type="float">
            <text:p>113.084</text:p>
          </table:table-cell>
          <table:table-cell office:value-type="float" office:value="112.96" calcext:value-type="float">
            <text:p>11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3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TTR.US</text:p>
          </table:table-cell>
          <table:table-cell office:value-type="float" office:value="415" calcext:value-type="float">
            <text:p>415</text:p>
          </table:table-cell>
          <table:table-cell office:value-type="float" office:value="1143" calcext:value-type="float">
            <text:p>1143</text:p>
          </table:table-cell>
          <table:table-cell office:value-type="float" office:value="221" calcext:value-type="float">
            <text:p>221</text:p>
          </table:table-cell>
          <table:table-cell office:value-type="float" office:value="0.689817" calcext:value-type="float">
            <text:p>0.689817</text:p>
          </table:table-cell>
          <table:table-cell office:value-type="float" office:value="483" calcext:value-type="float">
            <text:p>483</text:p>
          </table:table-cell>
          <table:table-cell office:value-type="float" office:value="0.0144571" calcext:value-type="float">
            <text:p>0.0144571</text:p>
          </table:table-cell>
          <table:table-cell office:value-type="float" office:value="439" calcext:value-type="float">
            <text:p>439</text:p>
          </table:table-cell>
          <table:table-cell office:value-type="float" office:value="0.0332771" calcext:value-type="float">
            <text:p>0.033277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tter Tail Corporation</text:p>
          </table:table-cell>
          <table:table-cell office:value-type="string" calcext:value-type="string">
            <text:p>Yes</text:p>
          </table:table-cell>
          <table:table-cell office:value-type="float" office:value="0.105544" calcext:value-type="float">
            <text:p>0.105544</text:p>
          </table:table-cell>
          <table:table-cell office:value-type="float" office:value="0.0722665" calcext:value-type="float">
            <text:p>0.0722665</text:p>
          </table:table-cell>
          <table:table-cell office:value-type="float" office:value="1.991" calcext:value-type="float">
            <text:p>1.991</text:p>
          </table:table-cell>
          <table:table-cell office:value-type="float" office:value="69.75" calcext:value-type="float">
            <text:p>69.75</text:p>
          </table:table-cell>
          <table:table-cell office:value-type="float" office:value="3099.09" calcext:value-type="float">
            <text:p>3099.09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57.3767" calcext:value-type="float">
            <text:p>57.3767</text:p>
          </table:table-cell>
          <table:table-cell office:value-type="float" office:value="68.5" calcext:value-type="float">
            <text:p>6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ttertai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DEN.PA</text:p>
          </table:table-cell>
          <table:table-cell office:value-type="float" office:value="416" calcext:value-type="float">
            <text:p>416</text:p>
          </table:table-cell>
          <table:table-cell office:value-type="float" office:value="1143" calcext:value-type="float">
            <text:p>1143</text:p>
          </table:table-cell>
          <table:table-cell office:value-type="float" office:value="346" calcext:value-type="float">
            <text:p>346</text:p>
          </table:table-cell>
          <table:table-cell office:value-type="float" office:value="1.34088" calcext:value-type="float">
            <text:p>1.34088</text:p>
          </table:table-cell>
          <table:table-cell office:value-type="float" office:value="218" calcext:value-type="float">
            <text:p>218</text:p>
          </table:table-cell>
          <table:table-cell office:value-type="float" office:value="0.0594826" calcext:value-type="float">
            <text:p>0.0594826</text:p>
          </table:table-cell>
          <table:table-cell office:value-type="float" office:value="579" calcext:value-type="float">
            <text:p>579</text:p>
          </table:table-cell>
          <table:table-cell office:value-type="float" office:value="0.00362636" calcext:value-type="float">
            <text:p>0.003626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denred SA</text:p>
          </table:table-cell>
          <table:table-cell office:value-type="string" calcext:value-type="string">
            <text:p>Yes</text:p>
          </table:table-cell>
          <table:table-cell office:value-type="float" office:value="0.0792176" calcext:value-type="float">
            <text:p>0.0792176</text:p>
          </table:table-cell>
          <table:table-cell office:value-type="float" office:value="0.0762905" calcext:value-type="float">
            <text:p>0.0762905</text:p>
          </table:table-cell>
          <table:table-cell office:value-type="float" office:value="0.471" calcext:value-type="float">
            <text:p>0.471</text:p>
          </table:table-cell>
          <table:table-cell office:value-type="float" office:value="73.395" calcext:value-type="float">
            <text:p>73.395</text:p>
          </table:table-cell>
          <table:table-cell office:value-type="float" office:value="12642.3" calcext:value-type="float">
            <text:p>12642.3</text:p>
          </table:table-cell>
          <table:table-cell/>
          <table:table-cell office:value-type="float" office:value="50.0407" calcext:value-type="float">
            <text:p>50.040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denre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TAS.US</text:p>
          </table:table-cell>
          <table:table-cell office:value-type="float" office:value="417" calcext:value-type="float">
            <text:p>417</text:p>
          </table:table-cell>
          <table:table-cell office:value-type="float" office:value="1144" calcext:value-type="float">
            <text:p>1144</text:p>
          </table:table-cell>
          <table:table-cell office:value-type="float" office:value="487" calcext:value-type="float">
            <text:p>487</text:p>
          </table:table-cell>
          <table:table-cell office:value-type="float" office:value="3.17256" calcext:value-type="float">
            <text:p>3.17256</text:p>
          </table:table-cell>
          <table:table-cell office:value-type="float" office:value="405" calcext:value-type="float">
            <text:p>405</text:p>
          </table:table-cell>
          <table:table-cell office:value-type="float" office:value="0.0242154" calcext:value-type="float">
            <text:p>0.0242154</text:p>
          </table:table-cell>
          <table:table-cell office:value-type="float" office:value="252" calcext:value-type="float">
            <text:p>252</text:p>
          </table:table-cell>
          <table:table-cell office:value-type="float" office:value="0.0800605" calcext:value-type="float">
            <text:p>0.080060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intas Corporation</text:p>
          </table:table-cell>
          <table:table-cell office:value-type="string" calcext:value-type="string">
            <text:p>Yes</text:p>
          </table:table-cell>
          <table:table-cell office:value-type="float" office:value="0.148588" calcext:value-type="float">
            <text:p>0.148588</text:p>
          </table:table-cell>
          <table:table-cell office:value-type="float" office:value="0.0754953" calcext:value-type="float">
            <text:p>0.0754953</text:p>
          </table:table-cell>
          <table:table-cell office:value-type="float" office:value="15.071" calcext:value-type="float">
            <text:p>15.071</text:p>
          </table:table-cell>
          <table:table-cell office:value-type="float" office:value="66.33" calcext:value-type="float">
            <text:p>66.33</text:p>
          </table:table-cell>
          <table:table-cell office:value-type="float" office:value="50240.5" calcext:value-type="float">
            <text:p>50240.5</text:p>
          </table:table-cell>
          <table:table-cell table:style-name="ce6" office:value-type="date" office:date-value="1983-08-19" calcext:value-type="date">
            <text:p>1983-08-19</text:p>
          </table:table-cell>
          <table:table-cell office:value-type="float" office:value="447.002" calcext:value-type="float">
            <text:p>447.002</text:p>
          </table:table-cell>
          <table:table-cell office:value-type="string" calcext:value-type="string">
            <text:p>n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inta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SX.US</text:p>
          </table:table-cell>
          <table:table-cell office:value-type="float" office:value="418" calcext:value-type="float">
            <text:p>418</text:p>
          </table:table-cell>
          <table:table-cell office:value-type="float" office:value="1144" calcext:value-type="float">
            <text:p>1144</text:p>
          </table:table-cell>
          <table:table-cell office:value-type="float" office:value="371" calcext:value-type="float">
            <text:p>371</text:p>
          </table:table-cell>
          <table:table-cell office:value-type="float" office:value="1.54257" calcext:value-type="float">
            <text:p>1.54257</text:p>
          </table:table-cell>
          <table:table-cell office:value-type="float" office:value="336" calcext:value-type="float">
            <text:p>336</text:p>
          </table:table-cell>
          <table:table-cell office:value-type="float" office:value="0.0329727" calcext:value-type="float">
            <text:p>0.0329727</text:p>
          </table:table-cell>
          <table:table-cell office:value-type="float" office:value="437" calcext:value-type="float">
            <text:p>437</text:p>
          </table:table-cell>
          <table:table-cell office:value-type="float" office:value="0.0338517" calcext:value-type="float">
            <text:p>0.033851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SX Corporation</text:p>
          </table:table-cell>
          <table:table-cell office:value-type="string" calcext:value-type="string">
            <text:p>Yes</text:p>
          </table:table-cell>
          <table:table-cell office:value-type="float" office:value="0.108581" calcext:value-type="float">
            <text:p>0.108581</text:p>
          </table:table-cell>
          <table:table-cell office:value-type="float" office:value="0.0747293" calcext:value-type="float">
            <text:p>0.0747293</text:p>
          </table:table-cell>
          <table:table-cell office:value-type="float" office:value="0.295" calcext:value-type="float">
            <text:p>0.295</text:p>
          </table:table-cell>
          <table:table-cell office:value-type="float" office:value="78.473" calcext:value-type="float">
            <text:p>78.473</text:p>
          </table:table-cell>
          <table:table-cell office:value-type="float" office:value="61273.3" calcext:value-type="float">
            <text:p>61273.3</text:p>
          </table:table-cell>
          <table:table-cell table:style-name="ce6" office:value-type="date" office:date-value="1980-11-03" calcext:value-type="date">
            <text:p>1980-11-03</text:p>
          </table:table-cell>
          <table:table-cell office:value-type="float" office:value="30.5443" calcext:value-type="float">
            <text:p>30.5443</text:p>
          </table:table-cell>
          <table:table-cell office:value-type="float" office:value="36.4" calcext:value-type="float">
            <text:p>36.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s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PH.US</text:p>
          </table:table-cell>
          <table:table-cell office:value-type="float" office:value="419" calcext:value-type="float">
            <text:p>419</text:p>
          </table:table-cell>
          <table:table-cell office:value-type="float" office:value="1145" calcext:value-type="float">
            <text:p>1145</text:p>
          </table:table-cell>
          <table:table-cell office:value-type="float" office:value="528" calcext:value-type="float">
            <text:p>528</text:p>
          </table:table-cell>
          <table:table-cell office:value-type="float" office:value="4.85342" calcext:value-type="float">
            <text:p>4.85342</text:p>
          </table:table-cell>
          <table:table-cell office:value-type="float" office:value="435" calcext:value-type="float">
            <text:p>435</text:p>
          </table:table-cell>
          <table:table-cell office:value-type="float" office:value="0.0203703" calcext:value-type="float">
            <text:p>0.0203703</text:p>
          </table:table-cell>
          <table:table-cell office:value-type="float" office:value="182" calcext:value-type="float">
            <text:p>182</text:p>
          </table:table-cell>
          <table:table-cell office:value-type="float" office:value="0.120869" calcext:value-type="float">
            <text:p>0.12086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phase Energy Inc</text:p>
          </table:table-cell>
          <table:table-cell office:value-type="string" calcext:value-type="string">
            <text:p>Yes</text:p>
          </table:table-cell>
          <table:table-cell office:value-type="float" office:value="0.196224" calcext:value-type="float">
            <text:p>0.196224</text:p>
          </table:table-cell>
          <table:table-cell office:value-type="float" office:value="0.0844308" calcext:value-type="float">
            <text:p>0.0844308</text:p>
          </table:table-cell>
          <table:table-cell office:value-type="float" office:value="2.548" calcext:value-type="float">
            <text:p>2.548</text:p>
          </table:table-cell>
          <table:table-cell office:value-type="float" office:value="79.403" calcext:value-type="float">
            <text:p>79.403</text:p>
          </table:table-cell>
          <table:table-cell office:value-type="float" office:value="11034.7" calcext:value-type="float">
            <text:p>11034.7</text:p>
          </table:table-cell>
          <table:table-cell table:style-name="ce6" office:value-type="date" office:date-value="2012-03-30" calcext:value-type="date">
            <text:p>2012-03-30</text:p>
          </table:table-cell>
          <table:table-cell office:value-type="float" office:value="264.96" calcext:value-type="float">
            <text:p>264.96</text:p>
          </table:table-cell>
          <table:table-cell office:value-type="float" office:value="172.12" calcext:value-type="float">
            <text:p>172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enphas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MT.US</text:p>
          </table:table-cell>
          <table:table-cell office:value-type="float" office:value="420" calcext:value-type="float">
            <text:p>420</text:p>
          </table:table-cell>
          <table:table-cell office:value-type="float" office:value="1147" calcext:value-type="float">
            <text:p>1147</text:p>
          </table:table-cell>
          <table:table-cell office:value-type="float" office:value="409" calcext:value-type="float">
            <text:p>409</text:p>
          </table:table-cell>
          <table:table-cell office:value-type="float" office:value="1.87255" calcext:value-type="float">
            <text:p>1.87255</text:p>
          </table:table-cell>
          <table:table-cell office:value-type="float" office:value="304" calcext:value-type="float">
            <text:p>304</text:p>
          </table:table-cell>
          <table:table-cell office:value-type="float" office:value="0.0380849" calcext:value-type="float">
            <text:p>0.0380849</text:p>
          </table:table-cell>
          <table:table-cell office:value-type="float" office:value="434" calcext:value-type="float">
            <text:p>434</text:p>
          </table:table-cell>
          <table:table-cell office:value-type="float" office:value="0.0346264" calcext:value-type="float">
            <text:p>0.034626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ockheed Martin Corporation</text:p>
          </table:table-cell>
          <table:table-cell office:value-type="string" calcext:value-type="string">
            <text:p>Yes</text:p>
          </table:table-cell>
          <table:table-cell office:value-type="float" office:value="0.109982" calcext:value-type="float">
            <text:p>0.109982</text:p>
          </table:table-cell>
          <table:table-cell office:value-type="float" office:value="0.0802563" calcext:value-type="float">
            <text:p>0.0802563</text:p>
          </table:table-cell>
          <table:table-cell office:value-type="float" office:value="0.07" calcext:value-type="float">
            <text:p>0.07</text:p>
          </table:table-cell>
          <table:table-cell office:value-type="float" office:value="76.101" calcext:value-type="float">
            <text:p>76.101</text:p>
          </table:table-cell>
          <table:table-cell office:value-type="float" office:value="100916" calcext:value-type="float">
            <text:p>100916</text:p>
          </table:table-cell>
          <table:table-cell table:style-name="ce6" office:value-type="date" office:date-value="1977-01-03" calcext:value-type="date">
            <text:p>1977-01-03</text:p>
          </table:table-cell>
          <table:table-cell office:value-type="float" office:value="473.648" calcext:value-type="float">
            <text:p>473.648</text:p>
          </table:table-cell>
          <table:table-cell office:value-type="float" office:value="502.85" calcext:value-type="float">
            <text:p>502.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lockheedmarti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E.US</text:p>
          </table:table-cell>
          <table:table-cell office:value-type="float" office:value="421" calcext:value-type="float">
            <text:p>421</text:p>
          </table:table-cell>
          <table:table-cell office:value-type="float" office:value="1147" calcext:value-type="float">
            <text:p>1147</text:p>
          </table:table-cell>
          <table:table-cell office:value-type="float" office:value="392" calcext:value-type="float">
            <text:p>392</text:p>
          </table:table-cell>
          <table:table-cell office:value-type="float" office:value="1.7091" calcext:value-type="float">
            <text:p>1.7091</text:p>
          </table:table-cell>
          <table:table-cell office:value-type="float" office:value="325" calcext:value-type="float">
            <text:p>325</text:p>
          </table:table-cell>
          <table:table-cell office:value-type="float" office:value="0.0345338" calcext:value-type="float">
            <text:p>0.0345338</text:p>
          </table:table-cell>
          <table:table-cell office:value-type="float" office:value="430" calcext:value-type="float">
            <text:p>430</text:p>
          </table:table-cell>
          <table:table-cell office:value-type="float" office:value="0.0351631" calcext:value-type="float">
            <text:p>0.035163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ealed Air Corporation</text:p>
          </table:table-cell>
          <table:table-cell office:value-type="string" calcext:value-type="string">
            <text:p>Yes</text:p>
          </table:table-cell>
          <table:table-cell office:value-type="float" office:value="0.10416" calcext:value-type="float">
            <text:p>0.10416</text:p>
          </table:table-cell>
          <table:table-cell office:value-type="float" office:value="0.0689966" calcext:value-type="float">
            <text:p>0.0689966</text:p>
          </table:table-cell>
          <table:table-cell office:value-type="float" office:value="0.713" calcext:value-type="float">
            <text:p>0.713</text:p>
          </table:table-cell>
          <table:table-cell office:value-type="float" office:value="91.637" calcext:value-type="float">
            <text:p>91.637</text:p>
          </table:table-cell>
          <table:table-cell office:value-type="float" office:value="4334.05" calcext:value-type="float">
            <text:p>4334.05</text:p>
          </table:table-cell>
          <table:table-cell table:style-name="ce6" office:value-type="date" office:date-value="1987-12-30" calcext:value-type="date">
            <text:p>1987-12-30</text:p>
          </table:table-cell>
          <table:table-cell office:value-type="float" office:value="48.8488" calcext:value-type="float">
            <text:p>48.8488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sealedai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GG.US</text:p>
          </table:table-cell>
          <table:table-cell office:value-type="float" office:value="422" calcext:value-type="float">
            <text:p>422</text:p>
          </table:table-cell>
          <table:table-cell office:value-type="float" office:value="1150" calcext:value-type="float">
            <text:p>1150</text:p>
          </table:table-cell>
          <table:table-cell office:value-type="float" office:value="436" calcext:value-type="float">
            <text:p>436</text:p>
          </table:table-cell>
          <table:table-cell office:value-type="float" office:value="2.10788" calcext:value-type="float">
            <text:p>2.10788</text:p>
          </table:table-cell>
          <table:table-cell office:value-type="float" office:value="485" calcext:value-type="float">
            <text:p>485</text:p>
          </table:table-cell>
          <table:table-cell office:value-type="float" office:value="0.014153" calcext:value-type="float">
            <text:p>0.014153</text:p>
          </table:table-cell>
          <table:table-cell office:value-type="float" office:value="229" calcext:value-type="float">
            <text:p>229</text:p>
          </table:table-cell>
          <table:table-cell office:value-type="float" office:value="0.0892841" calcext:value-type="float">
            <text:p>0.089284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raco Inc</text:p>
          </table:table-cell>
          <table:table-cell office:value-type="string" calcext:value-type="string">
            <text:p>Yes</text:p>
          </table:table-cell>
          <table:table-cell office:value-type="float" office:value="0.164639" calcext:value-type="float">
            <text:p>0.164639</text:p>
          </table:table-cell>
          <table:table-cell office:value-type="float" office:value="0.085653" calcext:value-type="float">
            <text:p>0.085653</text:p>
          </table:table-cell>
          <table:table-cell office:value-type="float" office:value="0.837" calcext:value-type="float">
            <text:p>0.837</text:p>
          </table:table-cell>
          <table:table-cell office:value-type="float" office:value="89.303" calcext:value-type="float">
            <text:p>89.303</text:p>
          </table:table-cell>
          <table:table-cell office:value-type="float" office:value="12642.4" calcext:value-type="float">
            <text:p>12642.4</text:p>
          </table:table-cell>
          <table:table-cell table:style-name="ce6" office:value-type="date" office:date-value="1986-07-09" calcext:value-type="date">
            <text:p>1986-07-09</text:p>
          </table:table-cell>
          <table:table-cell office:value-type="float" office:value="66.4234" calcext:value-type="float">
            <text:p>66.4234</text:p>
          </table:table-cell>
          <table:table-cell office:value-type="float" office:value="86.29" calcext:value-type="float">
            <text:p>86.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gra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EHN.SW</text:p>
          </table:table-cell>
          <table:table-cell office:value-type="float" office:value="423" calcext:value-type="float">
            <text:p>423</text:p>
          </table:table-cell>
          <table:table-cell office:value-type="float" office:value="1154" calcext:value-type="float">
            <text:p>1154</text:p>
          </table:table-cell>
          <table:table-cell office:value-type="float" office:value="246" calcext:value-type="float">
            <text:p>246</text:p>
          </table:table-cell>
          <table:table-cell office:value-type="float" office:value="0.808681" calcext:value-type="float">
            <text:p>0.808681</text:p>
          </table:table-cell>
          <table:table-cell office:value-type="float" office:value="480" calcext:value-type="float">
            <text:p>480</text:p>
          </table:table-cell>
          <table:table-cell office:value-type="float" office:value="0.0152227" calcext:value-type="float">
            <text:p>0.0152227</text:p>
          </table:table-cell>
          <table:table-cell office:value-type="float" office:value="428" calcext:value-type="float">
            <text:p>428</text:p>
          </table:table-cell>
          <table:table-cell office:value-type="float" office:value="0.0358072" calcext:value-type="float">
            <text:p>0.035807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ehnder</text:p>
          </table:table-cell>
          <table:table-cell office:value-type="string" calcext:value-type="string">
            <text:p>Yes</text:p>
          </table:table-cell>
          <table:table-cell office:value-type="float" office:value="0.111689" calcext:value-type="float">
            <text:p>0.111689</text:p>
          </table:table-cell>
          <table:table-cell office:value-type="float" office:value="0.0859012" calcext:value-type="float">
            <text:p>0.0859012</text:p>
          </table:table-cell>
          <table:table-cell office:value-type="float" office:value="4.12" calcext:value-type="float">
            <text:p>4.12</text:p>
          </table:table-cell>
          <table:table-cell office:value-type="float" office:value="35.063" calcext:value-type="float">
            <text:p>35.063</text:p>
          </table:table-cell>
          <table:table-cell office:value-type="float" office:value="561.899" calcext:value-type="float">
            <text:p>561.899</text:p>
          </table:table-cell>
          <table:table-cell/>
          <table:table-cell office:value-type="float" office:value="54.4697" calcext:value-type="float">
            <text:p>54.469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zehnder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IN.XETRA</text:p>
          </table:table-cell>
          <table:table-cell office:value-type="float" office:value="424" calcext:value-type="float">
            <text:p>424</text:p>
          </table:table-cell>
          <table:table-cell office:value-type="float" office:value="1157" calcext:value-type="float">
            <text:p>1157</text:p>
          </table:table-cell>
          <table:table-cell office:value-type="float" office:value="329" calcext:value-type="float">
            <text:p>329</text:p>
          </table:table-cell>
          <table:table-cell office:value-type="float" office:value="1.24939" calcext:value-type="float">
            <text:p>1.24939</text:p>
          </table:table-cell>
          <table:table-cell office:value-type="float" office:value="407" calcext:value-type="float">
            <text:p>407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421" calcext:value-type="float">
            <text:p>421</text:p>
          </table:table-cell>
          <table:table-cell office:value-type="float" office:value="0.0382739" calcext:value-type="float">
            <text:p>0.038273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lgeier SE</text:p>
          </table:table-cell>
          <table:table-cell office:value-type="string" calcext:value-type="string">
            <text:p>Yes</text:p>
          </table:table-cell>
          <table:table-cell office:value-type="float" office:value="0.105636" calcext:value-type="float">
            <text:p>0.105636</text:p>
          </table:table-cell>
          <table:table-cell office:value-type="float" office:value="0.0673618" calcext:value-type="float">
            <text:p>0.0673618</text:p>
          </table:table-cell>
          <table:table-cell office:value-type="float" office:value="39.438" calcext:value-type="float">
            <text:p>39.438</text:p>
          </table:table-cell>
          <table:table-cell office:value-type="float" office:value="18.015" calcext:value-type="float">
            <text:p>18.015</text:p>
          </table:table-cell>
          <table:table-cell office:value-type="float" office:value="248.913" calcext:value-type="float">
            <text:p>248.913</text:p>
          </table:table-cell>
          <table:table-cell/>
          <table:table-cell office:value-type="float" office:value="27.8428" calcext:value-type="float">
            <text:p>27.842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llgei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OZT.ST</text:p>
          </table:table-cell>
          <table:table-cell office:value-type="float" office:value="425" calcext:value-type="float">
            <text:p>425</text:p>
          </table:table-cell>
          <table:table-cell office:value-type="float" office:value="1161" calcext:value-type="float">
            <text:p>1161</text:p>
          </table:table-cell>
          <table:table-cell office:value-type="float" office:value="236" calcext:value-type="float">
            <text:p>236</text:p>
          </table:table-cell>
          <table:table-cell office:value-type="float" office:value="0.749665" calcext:value-type="float">
            <text:p>0.749665</text:p>
          </table:table-cell>
          <table:table-cell office:value-type="float" office:value="390" calcext:value-type="float">
            <text:p>390</text:p>
          </table:table-cell>
          <table:table-cell office:value-type="float" office:value="0.0259555" calcext:value-type="float">
            <text:p>0.0259555</text:p>
          </table:table-cell>
          <table:table-cell office:value-type="float" office:value="535" calcext:value-type="float">
            <text:p>535</text:p>
          </table:table-cell>
          <table:table-cell office:value-type="float" office:value="0.0113304" calcext:value-type="float">
            <text:p>0.011330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oozt AB</text:p>
          </table:table-cell>
          <table:table-cell office:value-type="string" calcext:value-type="string">
            <text:p>Yes</text:p>
          </table:table-cell>
          <table:table-cell office:value-type="float" office:value="0.0871346" calcext:value-type="float">
            <text:p>0.0871346</text:p>
          </table:table-cell>
          <table:table-cell office:value-type="float" office:value="0.0800011" calcext:value-type="float">
            <text:p>0.0800011</text:p>
          </table:table-cell>
          <table:table-cell office:value-type="float" office:value="3.869" calcext:value-type="float">
            <text:p>3.869</text:p>
          </table:table-cell>
          <table:table-cell office:value-type="float" office:value="74.369" calcext:value-type="float">
            <text:p>74.369</text:p>
          </table:table-cell>
          <table:table-cell office:value-type="float" office:value="6015.63" calcext:value-type="float">
            <text:p>6015.63</text:p>
          </table:table-cell>
          <table:table-cell/>
          <table:table-cell office:value-type="float" office:value="120.3" calcext:value-type="float">
            <text:p>120.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ooztfashi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SY.US</text:p>
          </table:table-cell>
          <table:table-cell office:value-type="float" office:value="426" calcext:value-type="float">
            <text:p>426</text:p>
          </table:table-cell>
          <table:table-cell office:value-type="float" office:value="1162" calcext:value-type="float">
            <text:p>1162</text:p>
          </table:table-cell>
          <table:table-cell office:value-type="float" office:value="462" calcext:value-type="float">
            <text:p>462</text:p>
          </table:table-cell>
          <table:table-cell office:value-type="float" office:value="2.59149" calcext:value-type="float">
            <text:p>2.59149</text:p>
          </table:table-cell>
          <table:table-cell office:value-type="float" office:value="356" calcext:value-type="float">
            <text:p>356</text:p>
          </table:table-cell>
          <table:table-cell office:value-type="float" office:value="0.0301012" calcext:value-type="float">
            <text:p>0.0301012</text:p>
          </table:table-cell>
          <table:table-cell office:value-type="float" office:value="344" calcext:value-type="float">
            <text:p>344</text:p>
          </table:table-cell>
          <table:table-cell office:value-type="float" office:value="0.0555672" calcext:value-type="float">
            <text:p>0.055567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ershey Co</text:p>
          </table:table-cell>
          <table:table-cell office:value-type="string" calcext:value-type="string">
            <text:p>Yes</text:p>
          </table:table-cell>
          <table:table-cell office:value-type="float" office:value="0.130923" calcext:value-type="float">
            <text:p>0.130923</text:p>
          </table:table-cell>
          <table:table-cell office:value-type="float" office:value="0.0811998" calcext:value-type="float">
            <text:p>0.0811998</text:p>
          </table:table-cell>
          <table:table-cell office:value-type="float" office:value="0.189" calcext:value-type="float">
            <text:p>0.189</text:p>
          </table:table-cell>
          <table:table-cell office:value-type="float" office:value="82.162" calcext:value-type="float">
            <text:p>82.162</text:p>
          </table:table-cell>
          <table:table-cell office:value-type="float" office:value="39879.4" calcext:value-type="float">
            <text:p>39879.4</text:p>
          </table:table-cell>
          <table:table-cell table:style-name="ce6" office:value-type="date" office:date-value="1985-07-01" calcext:value-type="date">
            <text:p>1985-07-01</text:p>
          </table:table-cell>
          <table:table-cell office:value-type="float" office:value="227.028" calcext:value-type="float">
            <text:p>227.028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hehersheycompan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TGOF.US</text:p>
          </table:table-cell>
          <table:table-cell office:value-type="float" office:value="427" calcext:value-type="float">
            <text:p>427</text:p>
          </table:table-cell>
          <table:table-cell office:value-type="float" office:value="1162" calcext:value-type="float">
            <text:p>1162</text:p>
          </table:table-cell>
          <table:table-cell office:value-type="float" office:value="100" calcext:value-type="float">
            <text:p>100</text:p>
          </table:table-cell>
          <table:table-cell office:value-type="float" office:value="0.328915" calcext:value-type="float">
            <text:p>0.328915</text:p>
          </table:table-cell>
          <table:table-cell office:value-type="float" office:value="496" calcext:value-type="float">
            <text:p>496</text:p>
          </table:table-cell>
          <table:table-cell office:value-type="float" office:value="0.0126994" calcext:value-type="float">
            <text:p>0.0126994</text:p>
          </table:table-cell>
          <table:table-cell office:value-type="float" office:value="566" calcext:value-type="float">
            <text:p>566</text:p>
          </table:table-cell>
          <table:table-cell office:value-type="float" office:value="0.00733059" calcext:value-type="float">
            <text:p>0.0073305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BT Group plc</text:p>
          </table:table-cell>
          <table:table-cell office:value-type="string" calcext:value-type="string">
            <text:p>Yes</text:p>
          </table:table-cell>
          <table:table-cell office:value-type="float" office:value="0.0566845" calcext:value-type="float">
            <text:p>0.0566845</text:p>
          </table:table-cell>
          <table:table-cell office:value-type="float" office:value="0.0493539" calcext:value-type="float">
            <text:p>0.0493539</text:p>
          </table:table-cell>
          <table:table-cell office:value-type="float" office:value="36.666" calcext:value-type="float">
            <text:p>36.666</text:p>
          </table:table-cell>
          <table:table-cell office:value-type="float" office:value="32.669" calcext:value-type="float">
            <text:p>32.669</text:p>
          </table:table-cell>
          <table:table-cell office:value-type="float" office:value="14169.2" calcext:value-type="float">
            <text:p>14169.2</text:p>
          </table:table-cell>
          <table:table-cell/>
          <table:table-cell office:value-type="float" office:value="1.2701" calcext:value-type="float">
            <text:p>1.270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BIX.US</text:p>
          </table:table-cell>
          <table:table-cell office:value-type="float" office:value="428" calcext:value-type="float">
            <text:p>428</text:p>
          </table:table-cell>
          <table:table-cell office:value-type="float" office:value="1164" calcext:value-type="float">
            <text:p>1164</text:p>
          </table:table-cell>
          <table:table-cell office:value-type="float" office:value="379" calcext:value-type="float">
            <text:p>379</text:p>
          </table:table-cell>
          <table:table-cell office:value-type="float" office:value="1.62185" calcext:value-type="float">
            <text:p>1.62185</text:p>
          </table:table-cell>
          <table:table-cell office:value-type="float" office:value="285" calcext:value-type="float">
            <text:p>285</text:p>
          </table:table-cell>
          <table:table-cell office:value-type="float" office:value="0.0409496" calcext:value-type="float">
            <text:p>0.0409496</text:p>
          </table:table-cell>
          <table:table-cell office:value-type="float" office:value="500" calcext:value-type="float">
            <text:p>500</text:p>
          </table:table-cell>
          <table:table-cell office:value-type="float" office:value="0.0188991" calcext:value-type="float">
            <text:p>0.018899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bix Inc</text:p>
          </table:table-cell>
          <table:table-cell office:value-type="string" calcext:value-type="string">
            <text:p>Yes</text:p>
          </table:table-cell>
          <table:table-cell office:value-type="float" office:value="0.0864242" calcext:value-type="float">
            <text:p>0.0864242</text:p>
          </table:table-cell>
          <table:table-cell office:value-type="float" office:value="0.0675251" calcext:value-type="float">
            <text:p>0.0675251</text:p>
          </table:table-cell>
          <table:table-cell office:value-type="float" office:value="21.525" calcext:value-type="float">
            <text:p>21.525</text:p>
          </table:table-cell>
          <table:table-cell office:value-type="float" office:value="66.268" calcext:value-type="float">
            <text:p>66.268</text:p>
          </table:table-cell>
          <table:table-cell office:value-type="float" office:value="224.653" calcext:value-type="float">
            <text:p>224.653</text:p>
          </table:table-cell>
          <table:table-cell table:style-name="ce6" office:value-type="date" office:date-value="1987-07-01" calcext:value-type="date">
            <text:p>1987-07-01</text:p>
          </table:table-cell>
          <table:table-cell office:value-type="float" office:value="19.96" calcext:value-type="float">
            <text:p>19.96</text:p>
          </table:table-cell>
          <table:table-cell office:value-type="float" office:value="39.88" calcext:value-type="float">
            <text:p>39.8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www.ebi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DT.US</text:p>
          </table:table-cell>
          <table:table-cell office:value-type="float" office:value="429" calcext:value-type="float">
            <text:p>429</text:p>
          </table:table-cell>
          <table:table-cell office:value-type="float" office:value="1181" calcext:value-type="float">
            <text:p>1181</text:p>
          </table:table-cell>
          <table:table-cell office:value-type="float" office:value="456" calcext:value-type="float">
            <text:p>456</text:p>
          </table:table-cell>
          <table:table-cell office:value-type="float" office:value="2.45978" calcext:value-type="float">
            <text:p>2.45978</text:p>
          </table:table-cell>
          <table:table-cell office:value-type="float" office:value="355" calcext:value-type="float">
            <text:p>355</text:p>
          </table:table-cell>
          <table:table-cell office:value-type="float" office:value="0.0301968" calcext:value-type="float">
            <text:p>0.0301968</text:p>
          </table:table-cell>
          <table:table-cell office:value-type="float" office:value="370" calcext:value-type="float">
            <text:p>370</text:p>
          </table:table-cell>
          <table:table-cell office:value-type="float" office:value="0.0487027" calcext:value-type="float">
            <text:p>0.048702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edtronic PLC</text:p>
          </table:table-cell>
          <table:table-cell office:value-type="string" calcext:value-type="string">
            <text:p>Yes</text:p>
          </table:table-cell>
          <table:table-cell office:value-type="float" office:value="0.115807" calcext:value-type="float">
            <text:p>0.115807</text:p>
          </table:table-cell>
          <table:table-cell office:value-type="float" office:value="0.0695287" calcext:value-type="float">
            <text:p>0.0695287</text:p>
          </table:table-cell>
          <table:table-cell office:value-type="float" office:value="0.097" calcext:value-type="float">
            <text:p>0.097</text:p>
          </table:table-cell>
          <table:table-cell office:value-type="float" office:value="84.526" calcext:value-type="float">
            <text:p>84.526</text:p>
          </table:table-cell>
          <table:table-cell office:value-type="float" office:value="104260" calcext:value-type="float">
            <text:p>104260</text:p>
          </table:table-cell>
          <table:table-cell table:style-name="ce6" office:value-type="date" office:date-value="1978-01-13" calcext:value-type="date">
            <text:p>1978-01-13</text:p>
          </table:table-cell>
          <table:table-cell office:value-type="float" office:value="75.1796" calcext:value-type="float">
            <text:p>75.1796</text:p>
          </table:table-cell>
          <table:table-cell office:value-type="string" calcext:value-type="string">
            <text:p>na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tron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TS.US</text:p>
          </table:table-cell>
          <table:table-cell office:value-type="float" office:value="430" calcext:value-type="float">
            <text:p>430</text:p>
          </table:table-cell>
          <table:table-cell office:value-type="float" office:value="1181" calcext:value-type="float">
            <text:p>1181</text:p>
          </table:table-cell>
          <table:table-cell office:value-type="float" office:value="414" calcext:value-type="float">
            <text:p>414</text:p>
          </table:table-cell>
          <table:table-cell office:value-type="float" office:value="1.907" calcext:value-type="float">
            <text:p>1.907</text:p>
          </table:table-cell>
          <table:table-cell office:value-type="float" office:value="476" calcext:value-type="float">
            <text:p>476</text:p>
          </table:table-cell>
          <table:table-cell office:value-type="float" office:value="0.0157008" calcext:value-type="float">
            <text:p>0.0157008</text:p>
          </table:table-cell>
          <table:table-cell office:value-type="float" office:value="291" calcext:value-type="float">
            <text:p>291</text:p>
          </table:table-cell>
          <table:table-cell office:value-type="float" office:value="0.0710333" calcext:value-type="float">
            <text:p>0.071033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tts Water Technologies Inc</text:p>
          </table:table-cell>
          <table:table-cell office:value-type="string" calcext:value-type="string">
            <text:p>Yes</text:p>
          </table:table-cell>
          <table:table-cell office:value-type="float" office:value="0.146389" calcext:value-type="float">
            <text:p>0.146389</text:p>
          </table:table-cell>
          <table:table-cell office:value-type="float" office:value="0.0846205" calcext:value-type="float">
            <text:p>0.0846205</text:p>
          </table:table-cell>
          <table:table-cell office:value-type="float" office:value="1.359" calcext:value-type="float">
            <text:p>1.359</text:p>
          </table:table-cell>
          <table:table-cell office:value-type="float" office:value="98.161" calcext:value-type="float">
            <text:p>98.161</text:p>
          </table:table-cell>
          <table:table-cell office:value-type="float" office:value="5716.44" calcext:value-type="float">
            <text:p>5716.44</text:p>
          </table:table-cell>
          <table:table-cell table:style-name="ce6" office:value-type="date" office:date-value="1986-08-01" calcext:value-type="date">
            <text:p>1986-08-01</text:p>
          </table:table-cell>
          <table:table-cell office:value-type="float" office:value="145.111" calcext:value-type="float">
            <text:p>145.111</text:p>
          </table:table-cell>
          <table:table-cell office:value-type="float" office:value="185.2" calcext:value-type="float">
            <text:p>18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watt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ST.US</text:p>
          </table:table-cell>
          <table:table-cell office:value-type="float" office:value="431" calcext:value-type="float">
            <text:p>431</text:p>
          </table:table-cell>
          <table:table-cell office:value-type="float" office:value="1183" calcext:value-type="float">
            <text:p>1183</text:p>
          </table:table-cell>
          <table:table-cell office:value-type="float" office:value="449" calcext:value-type="float">
            <text:p>449</text:p>
          </table:table-cell>
          <table:table-cell office:value-type="float" office:value="2.37329" calcext:value-type="float">
            <text:p>2.37329</text:p>
          </table:table-cell>
          <table:table-cell office:value-type="float" office:value="510" calcext:value-type="float">
            <text:p>510</text:p>
          </table:table-cell>
          <table:table-cell office:value-type="float" office:value="0.00998438" calcext:value-type="float">
            <text:p>0.00998438</text:p>
          </table:table-cell>
          <table:table-cell office:value-type="float" office:value="224" calcext:value-type="float">
            <text:p>224</text:p>
          </table:table-cell>
          <table:table-cell office:value-type="float" office:value="0.0943057" calcext:value-type="float">
            <text:p>0.094305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stco Wholesale Corp</text:p>
          </table:table-cell>
          <table:table-cell office:value-type="string" calcext:value-type="string">
            <text:p>Yes</text:p>
          </table:table-cell>
          <table:table-cell office:value-type="float" office:value="0.162833" calcext:value-type="float">
            <text:p>0.162833</text:p>
          </table:table-cell>
          <table:table-cell office:value-type="float" office:value="0.076977" calcext:value-type="float">
            <text:p>0.076977</text:p>
          </table:table-cell>
          <table:table-cell office:value-type="float" office:value="0.2" calcext:value-type="float">
            <text:p>0.2</text:p>
          </table:table-cell>
          <table:table-cell office:value-type="float" office:value="70.55" calcext:value-type="float">
            <text:p>70.55</text:p>
          </table:table-cell>
          <table:table-cell office:value-type="float" office:value="246870" calcext:value-type="float">
            <text:p>246870</text:p>
          </table:table-cell>
          <table:table-cell table:style-name="ce6" office:value-type="date" office:date-value="1993-09-22" calcext:value-type="date">
            <text:p>1993-09-22</text:p>
          </table:table-cell>
          <table:table-cell office:value-type="float" office:value="442.995" calcext:value-type="float">
            <text:p>442.995</text:p>
          </table:table-cell>
          <table:table-cell office:value-type="float" office:value="547.34" calcext:value-type="float">
            <text:p>547.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ost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Y.LSE</text:p>
          </table:table-cell>
          <table:table-cell office:value-type="float" office:value="432" calcext:value-type="float">
            <text:p>432</text:p>
          </table:table-cell>
          <table:table-cell office:value-type="float" office:value="1186" calcext:value-type="float">
            <text:p>1186</text:p>
          </table:table-cell>
          <table:table-cell office:value-type="float" office:value="591" calcext:value-type="float">
            <text:p>591</text:p>
          </table:table-cell>
          <table:table-cell office:value-type="float" office:value="574.897" calcext:value-type="float">
            <text:p>574.897</text:p>
          </table:table-cell>
          <table:table-cell office:value-type="float" office:value="581" calcext:value-type="float">
            <text:p>581</text:p>
          </table:table-cell>
          <table:table-cell office:value-type="float" office:value="0.000172498" calcext:value-type="float">
            <text:p>0.000172498</text:p>
          </table:table-cell>
          <table:table-cell office:value-type="float" office:value="14" calcext:value-type="float">
            <text:p>14</text:p>
          </table:table-cell>
          <table:table-cell office:value-type="float" office:value="0.520952" calcext:value-type="float">
            <text:p>0.52095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ayPoint plc</text:p>
          </table:table-cell>
          <table:table-cell office:value-type="string" calcext:value-type="string">
            <text:p>Yes</text:p>
          </table:table-cell>
          <table:table-cell office:value-type="float" office:value="0.58256" calcext:value-type="float">
            <text:p>0.58256</text:p>
          </table:table-cell>
          <table:table-cell office:value-type="float" office:value="0.0712303" calcext:value-type="float">
            <text:p>0.0712303</text:p>
          </table:table-cell>
          <table:table-cell office:value-type="float" office:value="30.948" calcext:value-type="float">
            <text:p>30.948</text:p>
          </table:table-cell>
          <table:table-cell office:value-type="float" office:value="64.793" calcext:value-type="float">
            <text:p>64.793</text:p>
          </table:table-cell>
          <table:table-cell office:value-type="float" office:value="376.341" calcext:value-type="float">
            <text:p>376.341</text:p>
          </table:table-cell>
          <table:table-cell/>
          <table:table-cell office:value-type="float" office:value="483.291" calcext:value-type="float">
            <text:p>483.29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aypoin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E.MC</text:p>
          </table:table-cell>
          <table:table-cell office:value-type="float" office:value="433" calcext:value-type="float">
            <text:p>433</text:p>
          </table:table-cell>
          <table:table-cell office:value-type="float" office:value="1187" calcext:value-type="float">
            <text:p>1187</text:p>
          </table:table-cell>
          <table:table-cell office:value-type="float" office:value="243" calcext:value-type="float">
            <text:p>243</text:p>
          </table:table-cell>
          <table:table-cell office:value-type="float" office:value="0.778864" calcext:value-type="float">
            <text:p>0.778864</text:p>
          </table:table-cell>
          <table:table-cell office:value-type="float" office:value="545" calcext:value-type="float">
            <text:p>545</text:p>
          </table:table-cell>
          <table:table-cell office:value-type="float" office:value="0.00422452" calcext:value-type="float">
            <text:p>0.00422452</text:p>
          </table:table-cell>
          <table:table-cell office:value-type="float" office:value="399" calcext:value-type="float">
            <text:p>399</text:p>
          </table:table-cell>
          <table:table-cell office:value-type="float" office:value="0.0432865" calcext:value-type="float">
            <text:p>0.043286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aes Farma SA</text:p>
          </table:table-cell>
          <table:table-cell office:value-type="string" calcext:value-type="string">
            <text:p>Yes</text:p>
          </table:table-cell>
          <table:table-cell office:value-type="float" office:value="0.118712" calcext:value-type="float">
            <text:p>0.118712</text:p>
          </table:table-cell>
          <table:table-cell office:value-type="float" office:value="0.0846073" calcext:value-type="float">
            <text:p>0.0846073</text:p>
          </table:table-cell>
          <table:table-cell office:value-type="float" office:value="6.847" calcext:value-type="float">
            <text:p>6.847</text:p>
          </table:table-cell>
          <table:table-cell office:value-type="float" office:value="15.956" calcext:value-type="float">
            <text:p>15.956</text:p>
          </table:table-cell>
          <table:table-cell office:value-type="float" office:value="934.896" calcext:value-type="float">
            <text:p>934.896</text:p>
          </table:table-cell>
          <table:table-cell/>
          <table:table-cell office:value-type="float" office:value="3.3773" calcext:value-type="float">
            <text:p>3.377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faesfarm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MI.US</text:p>
          </table:table-cell>
          <table:table-cell office:value-type="float" office:value="434" calcext:value-type="float">
            <text:p>434</text:p>
          </table:table-cell>
          <table:table-cell office:value-type="float" office:value="1189" calcext:value-type="float">
            <text:p>1189</text:p>
          </table:table-cell>
          <table:table-cell office:value-type="float" office:value="411" calcext:value-type="float">
            <text:p>411</text:p>
          </table:table-cell>
          <table:table-cell office:value-type="float" office:value="1.88105" calcext:value-type="float">
            <text:p>1.88105</text:p>
          </table:table-cell>
          <table:table-cell office:value-type="float" office:value="292" calcext:value-type="float">
            <text:p>292</text:p>
          </table:table-cell>
          <table:table-cell office:value-type="float" office:value="0.0398927" calcext:value-type="float">
            <text:p>0.0398927</text:p>
          </table:table-cell>
          <table:table-cell office:value-type="float" office:value="486" calcext:value-type="float">
            <text:p>486</text:p>
          </table:table-cell>
          <table:table-cell office:value-type="float" office:value="0.0232122" calcext:value-type="float">
            <text:p>0.023212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ummins Inc</text:p>
          </table:table-cell>
          <table:table-cell office:value-type="string" calcext:value-type="string">
            <text:p>Yes</text:p>
          </table:table-cell>
          <table:table-cell office:value-type="float" office:value="0.0985675" calcext:value-type="float">
            <text:p>0.0985675</text:p>
          </table:table-cell>
          <table:table-cell office:value-type="float" office:value="0.0762827" calcext:value-type="float">
            <text:p>0.0762827</text:p>
          </table:table-cell>
          <table:table-cell office:value-type="float" office:value="0.418" calcext:value-type="float">
            <text:p>0.418</text:p>
          </table:table-cell>
          <table:table-cell office:value-type="float" office:value="87.6" calcext:value-type="float">
            <text:p>87.6</text:p>
          </table:table-cell>
          <table:table-cell office:value-type="float" office:value="32241.7" calcext:value-type="float">
            <text:p>32241.7</text:p>
          </table:table-cell>
          <table:table-cell table:style-name="ce6" office:value-type="date" office:date-value="1984-12-18" calcext:value-type="date">
            <text:p>1984-12-18</text:p>
          </table:table-cell>
          <table:table-cell office:value-type="float" office:value="235.521" calcext:value-type="float">
            <text:p>235.521</text:p>
          </table:table-cell>
          <table:table-cell office:value-type="string" calcext:value-type="string">
            <text:p>na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ummin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C.US</text:p>
          </table:table-cell>
          <table:table-cell office:value-type="float" office:value="435" calcext:value-type="float">
            <text:p>435</text:p>
          </table:table-cell>
          <table:table-cell office:value-type="float" office:value="1189" calcext:value-type="float">
            <text:p>1189</text:p>
          </table:table-cell>
          <table:table-cell office:value-type="float" office:value="394" calcext:value-type="float">
            <text:p>394</text:p>
          </table:table-cell>
          <table:table-cell office:value-type="float" office:value="1.73601" calcext:value-type="float">
            <text:p>1.73601</text:p>
          </table:table-cell>
          <table:table-cell office:value-type="float" office:value="363" calcext:value-type="float">
            <text:p>363</text:p>
          </table:table-cell>
          <table:table-cell office:value-type="float" office:value="0.0290898" calcext:value-type="float">
            <text:p>0.0290898</text:p>
          </table:table-cell>
          <table:table-cell office:value-type="float" office:value="432" calcext:value-type="float">
            <text:p>432</text:p>
          </table:table-cell>
          <table:table-cell office:value-type="float" office:value="0.0348698" calcext:value-type="float">
            <text:p>0.034869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rady Corporation</text:p>
          </table:table-cell>
          <table:table-cell office:value-type="string" calcext:value-type="string">
            <text:p>Yes</text:p>
          </table:table-cell>
          <table:table-cell office:value-type="float" office:value="0.103397" calcext:value-type="float">
            <text:p>0.103397</text:p>
          </table:table-cell>
          <table:table-cell office:value-type="float" office:value="0.0763405" calcext:value-type="float">
            <text:p>0.0763405</text:p>
          </table:table-cell>
          <table:table-cell office:value-type="float" office:value="3.679" calcext:value-type="float">
            <text:p>3.679</text:p>
          </table:table-cell>
          <table:table-cell office:value-type="float" office:value="86.029" calcext:value-type="float">
            <text:p>86.029</text:p>
          </table:table-cell>
          <table:table-cell office:value-type="float" office:value="2696.77" calcext:value-type="float">
            <text:p>2696.77</text:p>
          </table:table-cell>
          <table:table-cell table:style-name="ce6" office:value-type="date" office:date-value="1984-06-28" calcext:value-type="date">
            <text:p>1984-06-28</text:p>
          </table:table-cell>
          <table:table-cell office:value-type="float" office:value="46.2465" calcext:value-type="float">
            <text:p>46.2465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bradyi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AR.OL</text:p>
          </table:table-cell>
          <table:table-cell office:value-type="float" office:value="436" calcext:value-type="float">
            <text:p>436</text:p>
          </table:table-cell>
          <table:table-cell office:value-type="float" office:value="1193" calcext:value-type="float">
            <text:p>1193</text:p>
          </table:table-cell>
          <table:table-cell office:value-type="float" office:value="521" calcext:value-type="float">
            <text:p>521</text:p>
          </table:table-cell>
          <table:table-cell office:value-type="float" office:value="4.34633" calcext:value-type="float">
            <text:p>4.34633</text:p>
          </table:table-cell>
          <table:table-cell office:value-type="float" office:value="521" calcext:value-type="float">
            <text:p>521</text:p>
          </table:table-cell>
          <table:table-cell office:value-type="float" office:value="0.00840102" calcext:value-type="float">
            <text:p>0.00840102</text:p>
          </table:table-cell>
          <table:table-cell office:value-type="float" office:value="151" calcext:value-type="float">
            <text:p>151</text:p>
          </table:table-cell>
          <table:table-cell office:value-type="float" office:value="0.13648" calcext:value-type="float">
            <text:p>0.1364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Yara International ASA</text:p>
          </table:table-cell>
          <table:table-cell office:value-type="string" calcext:value-type="string">
            <text:p>Yes</text:p>
          </table:table-cell>
          <table:table-cell office:value-type="float" office:value="0.212163" calcext:value-type="float">
            <text:p>0.212163</text:p>
          </table:table-cell>
          <table:table-cell office:value-type="float" office:value="0.0842566" calcext:value-type="float">
            <text:p>0.0842566</text:p>
          </table:table-cell>
          <table:table-cell office:value-type="float" office:value="36.271" calcext:value-type="float">
            <text:p>36.271</text:p>
          </table:table-cell>
          <table:table-cell office:value-type="float" office:value="46.766" calcext:value-type="float">
            <text:p>46.766</text:p>
          </table:table-cell>
          <table:table-cell office:value-type="float" office:value="93790.1" calcext:value-type="float">
            <text:p>93790.1</text:p>
          </table:table-cell>
          <table:table-cell/>
          <table:table-cell office:value-type="float" office:value="367.947" calcext:value-type="float">
            <text:p>367.94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yar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SU.TO</text:p>
          </table:table-cell>
          <table:table-cell office:value-type="float" office:value="437" calcext:value-type="float">
            <text:p>437</text:p>
          </table:table-cell>
          <table:table-cell office:value-type="float" office:value="1196" calcext:value-type="float">
            <text:p>1196</text:p>
          </table:table-cell>
          <table:table-cell office:value-type="float" office:value="526" calcext:value-type="float">
            <text:p>526</text:p>
          </table:table-cell>
          <table:table-cell office:value-type="float" office:value="4.69261" calcext:value-type="float">
            <text:p>4.69261</text:p>
          </table:table-cell>
          <table:table-cell office:value-type="float" office:value="409" calcext:value-type="float">
            <text:p>409</text:p>
          </table:table-cell>
          <table:table-cell office:value-type="float" office:value="0.0237928" calcext:value-type="float">
            <text:p>0.0237928</text:p>
          </table:table-cell>
          <table:table-cell office:value-type="float" office:value="261" calcext:value-type="float">
            <text:p>261</text:p>
          </table:table-cell>
          <table:table-cell office:value-type="float" office:value="0.0768608" calcext:value-type="float">
            <text:p>0.076860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nstellation Software Inc.</text:p>
          </table:table-cell>
          <table:table-cell office:value-type="string" calcext:value-type="string">
            <text:p>Yes</text:p>
          </table:table-cell>
          <table:table-cell office:value-type="float" office:value="0.152182" calcext:value-type="float">
            <text:p>0.152182</text:p>
          </table:table-cell>
          <table:table-cell office:value-type="float" office:value="0.0835531" calcext:value-type="float">
            <text:p>0.0835531</text:p>
          </table:table-cell>
          <table:table-cell office:value-type="float" office:value="5.842" calcext:value-type="float">
            <text:p>5.842</text:p>
          </table:table-cell>
          <table:table-cell office:value-type="float" office:value="41.266" calcext:value-type="float">
            <text:p>41.266</text:p>
          </table:table-cell>
          <table:table-cell office:value-type="float" office:value="59066.2" calcext:value-type="float">
            <text:p>59066.2</text:p>
          </table:table-cell>
          <table:table-cell/>
          <table:table-cell office:value-type="float" office:value="2109.95" calcext:value-type="float">
            <text:p>2109.9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sisoftwar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BH.AU</text:p>
          </table:table-cell>
          <table:table-cell office:value-type="float" office:value="438" calcext:value-type="float">
            <text:p>438</text:p>
          </table:table-cell>
          <table:table-cell office:value-type="float" office:value="1197" calcext:value-type="float">
            <text:p>1197</text:p>
          </table:table-cell>
          <table:table-cell office:value-type="float" office:value="497" calcext:value-type="float">
            <text:p>497</text:p>
          </table:table-cell>
          <table:table-cell office:value-type="float" office:value="3.53816" calcext:value-type="float">
            <text:p>3.53816</text:p>
          </table:table-cell>
          <table:table-cell office:value-type="float" office:value="495" calcext:value-type="float">
            <text:p>495</text:p>
          </table:table-cell>
          <table:table-cell office:value-type="float" office:value="0.0130069" calcext:value-type="float">
            <text:p>0.0130069</text:p>
          </table:table-cell>
          <table:table-cell office:value-type="float" office:value="205" calcext:value-type="float">
            <text:p>205</text:p>
          </table:table-cell>
          <table:table-cell office:value-type="float" office:value="0.104706" calcext:value-type="float">
            <text:p>0.10470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B Hi-Fi Ltd</text:p>
          </table:table-cell>
          <table:table-cell office:value-type="string" calcext:value-type="string">
            <text:p>Yes</text:p>
          </table:table-cell>
          <table:table-cell office:value-type="float" office:value="0.175188" calcext:value-type="float">
            <text:p>0.175188</text:p>
          </table:table-cell>
          <table:table-cell office:value-type="float" office:value="0.0741591" calcext:value-type="float">
            <text:p>0.0741591</text:p>
          </table:table-cell>
          <table:table-cell office:value-type="float" office:value="0.821" calcext:value-type="float">
            <text:p>0.821</text:p>
          </table:table-cell>
          <table:table-cell office:value-type="float" office:value="59.697" calcext:value-type="float">
            <text:p>59.697</text:p>
          </table:table-cell>
          <table:table-cell office:value-type="float" office:value="5015.15" calcext:value-type="float">
            <text:p>5015.15</text:p>
          </table:table-cell>
          <table:table-cell/>
          <table:table-cell office:value-type="float" office:value="39.1396" calcext:value-type="float">
            <text:p>39.139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jbhifi.com.au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KE.US</text:p>
          </table:table-cell>
          <table:table-cell office:value-type="float" office:value="439" calcext:value-type="float">
            <text:p>439</text:p>
          </table:table-cell>
          <table:table-cell office:value-type="float" office:value="1197" calcext:value-type="float">
            <text:p>1197</text:p>
          </table:table-cell>
          <table:table-cell office:value-type="float" office:value="519" calcext:value-type="float">
            <text:p>519</text:p>
          </table:table-cell>
          <table:table-cell office:value-type="float" office:value="4.31656" calcext:value-type="float">
            <text:p>4.31656</text:p>
          </table:table-cell>
          <table:table-cell office:value-type="float" office:value="475" calcext:value-type="float">
            <text:p>475</text:p>
          </table:table-cell>
          <table:table-cell office:value-type="float" office:value="0.015796" calcext:value-type="float">
            <text:p>0.015796</text:p>
          </table:table-cell>
          <table:table-cell office:value-type="float" office:value="203" calcext:value-type="float">
            <text:p>203</text:p>
          </table:table-cell>
          <table:table-cell office:value-type="float" office:value="0.105391" calcext:value-type="float">
            <text:p>0.10539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ike Inc</text:p>
          </table:table-cell>
          <table:table-cell office:value-type="string" calcext:value-type="string">
            <text:p>Yes</text:p>
          </table:table-cell>
          <table:table-cell office:value-type="float" office:value="0.173918" calcext:value-type="float">
            <text:p>0.173918</text:p>
          </table:table-cell>
          <table:table-cell office:value-type="float" office:value="0.0756947" calcext:value-type="float">
            <text:p>0.0756947</text:p>
          </table:table-cell>
          <table:table-cell office:value-type="float" office:value="1.4" calcext:value-type="float">
            <text:p>1.4</text:p>
          </table:table-cell>
          <table:table-cell office:value-type="float" office:value="83.726" calcext:value-type="float">
            <text:p>83.726</text:p>
          </table:table-cell>
          <table:table-cell office:value-type="float" office:value="147793" calcext:value-type="float">
            <text:p>147793</text:p>
          </table:table-cell>
          <table:table-cell table:style-name="ce6" office:value-type="date" office:date-value="1980-12-02" calcext:value-type="date">
            <text:p>1980-12-02</text:p>
          </table:table-cell>
          <table:table-cell office:value-type="float" office:value="115.517" calcext:value-type="float">
            <text:p>115.517</text:p>
          </table:table-cell>
          <table:table-cell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investors.nik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L.XETRA</text:p>
          </table:table-cell>
          <table:table-cell office:value-type="float" office:value="440" calcext:value-type="float">
            <text:p>440</text:p>
          </table:table-cell>
          <table:table-cell office:value-type="float" office:value="1197" calcext:value-type="float">
            <text:p>1197</text:p>
          </table:table-cell>
          <table:table-cell office:value-type="float" office:value="299" calcext:value-type="float">
            <text:p>299</text:p>
          </table:table-cell>
          <table:table-cell office:value-type="float" office:value="1.03345" calcext:value-type="float">
            <text:p>1.03345</text:p>
          </table:table-cell>
          <table:table-cell office:value-type="float" office:value="457" calcext:value-type="float">
            <text:p>457</text:p>
          </table:table-cell>
          <table:table-cell office:value-type="float" office:value="0.0182611" calcext:value-type="float">
            <text:p>0.0182611</text:p>
          </table:table-cell>
          <table:table-cell office:value-type="float" office:value="441" calcext:value-type="float">
            <text:p>441</text:p>
          </table:table-cell>
          <table:table-cell office:value-type="float" office:value="0.0328119" calcext:value-type="float">
            <text:p>0.03281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GL Carbon SE</text:p>
          </table:table-cell>
          <table:table-cell office:value-type="string" calcext:value-type="string">
            <text:p>Yes</text:p>
          </table:table-cell>
          <table:table-cell office:value-type="float" office:value="0.103751" calcext:value-type="float">
            <text:p>0.103751</text:p>
          </table:table-cell>
          <table:table-cell office:value-type="float" office:value="0.0709389" calcext:value-type="float">
            <text:p>0.0709389</text:p>
          </table:table-cell>
          <table:table-cell office:value-type="float" office:value="54.426" calcext:value-type="float">
            <text:p>54.426</text:p>
          </table:table-cell>
          <table:table-cell office:value-type="float" office:value="16.658" calcext:value-type="float">
            <text:p>16.658</text:p>
          </table:table-cell>
          <table:table-cell office:value-type="float" office:value="723.233" calcext:value-type="float">
            <text:p>723.233</text:p>
          </table:table-cell>
          <table:table-cell/>
          <table:table-cell office:value-type="float" office:value="6.93" calcext:value-type="float">
            <text:p>6.9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glcarb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T.US</text:p>
          </table:table-cell>
          <table:table-cell office:value-type="float" office:value="441" calcext:value-type="float">
            <text:p>441</text:p>
          </table:table-cell>
          <table:table-cell office:value-type="float" office:value="1199" calcext:value-type="float">
            <text:p>1199</text:p>
          </table:table-cell>
          <table:table-cell office:value-type="float" office:value="420" calcext:value-type="float">
            <text:p>420</text:p>
          </table:table-cell>
          <table:table-cell office:value-type="float" office:value="1.98454" calcext:value-type="float">
            <text:p>1.98454</text:p>
          </table:table-cell>
          <table:table-cell office:value-type="float" office:value="319" calcext:value-type="float">
            <text:p>319</text:p>
          </table:table-cell>
          <table:table-cell office:value-type="float" office:value="0.0352094" calcext:value-type="float">
            <text:p>0.0352094</text:p>
          </table:table-cell>
          <table:table-cell office:value-type="float" office:value="460" calcext:value-type="float">
            <text:p>460</text:p>
          </table:table-cell>
          <table:table-cell office:value-type="float" office:value="0.0284435" calcext:value-type="float">
            <text:p>0.028443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terpillar Inc</text:p>
          </table:table-cell>
          <table:table-cell office:value-type="string" calcext:value-type="string">
            <text:p>Yes</text:p>
          </table:table-cell>
          <table:table-cell office:value-type="float" office:value="0.102542" calcext:value-type="float">
            <text:p>0.102542</text:p>
          </table:table-cell>
          <table:table-cell office:value-type="float" office:value="0.0740984" calcext:value-type="float">
            <text:p>0.0740984</text:p>
          </table:table-cell>
          <table:table-cell office:value-type="float" office:value="0.153" calcext:value-type="float">
            <text:p>0.153</text:p>
          </table:table-cell>
          <table:table-cell office:value-type="float" office:value="71.921" calcext:value-type="float">
            <text:p>71.921</text:p>
          </table:table-cell>
          <table:table-cell office:value-type="float" office:value="137369" calcext:value-type="float">
            <text:p>137369</text:p>
          </table:table-cell>
          <table:table-cell table:style-name="ce6" office:value-type="date" office:date-value="1962-01-02" calcext:value-type="date">
            <text:p>1962-01-02</text:p>
          </table:table-cell>
          <table:table-cell office:value-type="float" office:value="234.75" calcext:value-type="float">
            <text:p>234.75</text:p>
          </table:table-cell>
          <table:table-cell office:value-type="float" office:value="285.14" calcext:value-type="float">
            <text:p>285.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aterpilla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K.US</text:p>
          </table:table-cell>
          <table:table-cell office:value-type="float" office:value="442" calcext:value-type="float">
            <text:p>442</text:p>
          </table:table-cell>
          <table:table-cell office:value-type="float" office:value="1202" calcext:value-type="float">
            <text:p>1202</text:p>
          </table:table-cell>
          <table:table-cell office:value-type="float" office:value="147" calcext:value-type="float">
            <text:p>147</text:p>
          </table:table-cell>
          <table:table-cell office:value-type="float" office:value="0.440388" calcext:value-type="float">
            <text:p>0.440388</text:p>
          </table:table-cell>
          <table:table-cell office:value-type="float" office:value="481" calcext:value-type="float">
            <text:p>481</text:p>
          </table:table-cell>
          <table:table-cell office:value-type="float" office:value="0.0149641" calcext:value-type="float">
            <text:p>0.0149641</text:p>
          </table:table-cell>
          <table:table-cell office:value-type="float" office:value="574" calcext:value-type="float">
            <text:p>574</text:p>
          </table:table-cell>
          <table:table-cell office:value-type="float" office:value="0.00517295" calcext:value-type="float">
            <text:p>0.0051729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lek US Energy Inc</text:p>
          </table:table-cell>
          <table:table-cell office:value-type="string" calcext:value-type="string">
            <text:p>Yes</text:p>
          </table:table-cell>
          <table:table-cell office:value-type="float" office:value="0.0631437" calcext:value-type="float">
            <text:p>0.0631437</text:p>
          </table:table-cell>
          <table:table-cell office:value-type="float" office:value="0.0579707" calcext:value-type="float">
            <text:p>0.0579707</text:p>
          </table:table-cell>
          <table:table-cell office:value-type="float" office:value="2.362" calcext:value-type="float">
            <text:p>2.362</text:p>
          </table:table-cell>
          <table:table-cell office:value-type="float" office:value="105.349" calcext:value-type="float">
            <text:p>105.349</text:p>
          </table:table-cell>
          <table:table-cell office:value-type="float" office:value="1608.78" calcext:value-type="float">
            <text:p>1608.78</text:p>
          </table:table-cell>
          <table:table-cell table:style-name="ce6" office:value-type="date" office:date-value="2006-05-04" calcext:value-type="date">
            <text:p>2006-05-04</text:p>
          </table:table-cell>
          <table:table-cell office:value-type="float" office:value="26.0037" calcext:value-type="float">
            <text:p>26.0037</text:p>
          </table:table-cell>
          <table:table-cell office:value-type="float" office:value="30.18" calcext:value-type="float">
            <text:p>30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eleku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.JSE</text:p>
          </table:table-cell>
          <table:table-cell office:value-type="float" office:value="443" calcext:value-type="float">
            <text:p>443</text:p>
          </table:table-cell>
          <table:table-cell office:value-type="float" office:value="1202" calcext:value-type="float">
            <text:p>1202</text:p>
          </table:table-cell>
          <table:table-cell office:value-type="float" office:value="563" calcext:value-type="float">
            <text:p>563</text:p>
          </table:table-cell>
          <table:table-cell office:value-type="float" office:value="36.8221" calcext:value-type="float">
            <text:p>36.8221</text:p>
          </table:table-cell>
          <table:table-cell office:value-type="float" office:value="557" calcext:value-type="float">
            <text:p>557</text:p>
          </table:table-cell>
          <table:table-cell office:value-type="float" office:value="0.00137085" calcext:value-type="float">
            <text:p>0.00137085</text:p>
          </table:table-cell>
          <table:table-cell office:value-type="float" office:value="82" calcext:value-type="float">
            <text:p>82</text:p>
          </table:table-cell>
          <table:table-cell office:value-type="float" office:value="0.198245" calcext:value-type="float">
            <text:p>0.198245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mpala Platinum Holdings Ltd</text:p>
          </table:table-cell>
          <table:table-cell office:value-type="string" calcext:value-type="string">
            <text:p>Yes</text:p>
          </table:table-cell>
          <table:table-cell office:value-type="float" office:value="0.26888" calcext:value-type="float">
            <text:p>0.26888</text:p>
          </table:table-cell>
          <table:table-cell office:value-type="float" office:value="0.0813953" calcext:value-type="float">
            <text:p>0.0813953</text:p>
          </table:table-cell>
          <table:table-cell office:value-type="float" office:value="0.041" calcext:value-type="float">
            <text:p>0.041</text:p>
          </table:table-cell>
          <table:table-cell office:value-type="float" office:value="69.356" calcext:value-type="float">
            <text:p>69.356</text:p>
          </table:table-cell>
          <table:table-cell office:value-type="float" office:value="168024" calcext:value-type="float">
            <text:p>168024</text:p>
          </table:table-cell>
          <table:table-cell/>
          <table:table-cell office:value-type="float" office:value="20797.9" calcext:value-type="float">
            <text:p>20797.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mplats.co.z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DOS.US</text:p>
          </table:table-cell>
          <table:table-cell office:value-type="float" office:value="444" calcext:value-type="float">
            <text:p>444</text:p>
          </table:table-cell>
          <table:table-cell office:value-type="float" office:value="1203" calcext:value-type="float">
            <text:p>1203</text:p>
          </table:table-cell>
          <table:table-cell office:value-type="float" office:value="324" calcext:value-type="float">
            <text:p>324</text:p>
          </table:table-cell>
          <table:table-cell office:value-type="float" office:value="1.22307" calcext:value-type="float">
            <text:p>1.22307</text:p>
          </table:table-cell>
          <table:table-cell office:value-type="float" office:value="332" calcext:value-type="float">
            <text:p>332</text:p>
          </table:table-cell>
          <table:table-cell office:value-type="float" office:value="0.0337262" calcext:value-type="float">
            <text:p>0.0337262</text:p>
          </table:table-cell>
          <table:table-cell office:value-type="float" office:value="547" calcext:value-type="float">
            <text:p>547</text:p>
          </table:table-cell>
          <table:table-cell office:value-type="float" office:value="0.00966547" calcext:value-type="float">
            <text:p>0.0096654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eidos Holdings Inc</text:p>
          </table:table-cell>
          <table:table-cell office:value-type="string" calcext:value-type="string">
            <text:p>Yes</text:p>
          </table:table-cell>
          <table:table-cell office:value-type="float" office:value="0.0630347" calcext:value-type="float">
            <text:p>0.0630347</text:p>
          </table:table-cell>
          <table:table-cell office:value-type="float" office:value="0.0533692" calcext:value-type="float">
            <text:p>0.0533692</text:p>
          </table:table-cell>
          <table:table-cell office:value-type="float" office:value="0.946" calcext:value-type="float">
            <text:p>0.946</text:p>
          </table:table-cell>
          <table:table-cell office:value-type="float" office:value="77.784" calcext:value-type="float">
            <text:p>77.784</text:p>
          </table:table-cell>
          <table:table-cell office:value-type="float" office:value="12801.1" calcext:value-type="float">
            <text:p>12801.1</text:p>
          </table:table-cell>
          <table:table-cell table:style-name="ce6" office:value-type="date" office:date-value="2006-10-13" calcext:value-type="date">
            <text:p>2006-10-13</text:p>
          </table:table-cell>
          <table:table-cell office:value-type="float" office:value="103.575" calcext:value-type="float">
            <text:p>103.575</text:p>
          </table:table-cell>
          <table:table-cell office:value-type="float" office:value="114.5" calcext:value-type="float">
            <text:p>1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leido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DX.US</text:p>
          </table:table-cell>
          <table:table-cell office:value-type="float" office:value="445" calcext:value-type="float">
            <text:p>445</text:p>
          </table:table-cell>
          <table:table-cell office:value-type="float" office:value="1205" calcext:value-type="float">
            <text:p>1205</text:p>
          </table:table-cell>
          <table:table-cell office:value-type="float" office:value="192" calcext:value-type="float">
            <text:p>192</text:p>
          </table:table-cell>
          <table:table-cell office:value-type="float" office:value="0.555808" calcext:value-type="float">
            <text:p>0.555808</text:p>
          </table:table-cell>
          <table:table-cell office:value-type="float" office:value="459" calcext:value-type="float">
            <text:p>459</text:p>
          </table:table-cell>
          <table:table-cell office:value-type="float" office:value="0.0178973" calcext:value-type="float">
            <text:p>0.0178973</text:p>
          </table:table-cell>
          <table:table-cell office:value-type="float" office:value="554" calcext:value-type="float">
            <text:p>554</text:p>
          </table:table-cell>
          <table:table-cell office:value-type="float" office:value="0.00878554" calcext:value-type="float">
            <text:p>0.0087855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edEx Corporation</text:p>
          </table:table-cell>
          <table:table-cell office:value-type="string" calcext:value-type="string">
            <text:p>Yes</text:p>
          </table:table-cell>
          <table:table-cell office:value-type="float" office:value="0.0672193" calcext:value-type="float">
            <text:p>0.0672193</text:p>
          </table:table-cell>
          <table:table-cell office:value-type="float" office:value="0.0584337" calcext:value-type="float">
            <text:p>0.0584337</text:p>
          </table:table-cell>
          <table:table-cell office:value-type="float" office:value="7.941" calcext:value-type="float">
            <text:p>7.941</text:p>
          </table:table-cell>
          <table:table-cell office:value-type="float" office:value="75.313" calcext:value-type="float">
            <text:p>75.313</text:p>
          </table:table-cell>
          <table:table-cell office:value-type="float" office:value="64841.2" calcext:value-type="float">
            <text:p>64841.2</text:p>
          </table:table-cell>
          <table:table-cell table:style-name="ce6" office:value-type="date" office:date-value="1978-04-12" calcext:value-type="date">
            <text:p>1978-04-12</text:p>
          </table:table-cell>
          <table:table-cell office:value-type="float" office:value="169.632" calcext:value-type="float">
            <text:p>169.63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fede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.US</text:p>
          </table:table-cell>
          <table:table-cell office:value-type="float" office:value="446" calcext:value-type="float">
            <text:p>446</text:p>
          </table:table-cell>
          <table:table-cell office:value-type="float" office:value="1206" calcext:value-type="float">
            <text:p>1206</text:p>
          </table:table-cell>
          <table:table-cell office:value-type="float" office:value="481" calcext:value-type="float">
            <text:p>481</text:p>
          </table:table-cell>
          <table:table-cell office:value-type="float" office:value="3.02258" calcext:value-type="float">
            <text:p>3.02258</text:p>
          </table:table-cell>
          <table:table-cell office:value-type="float" office:value="455" calcext:value-type="float">
            <text:p>455</text:p>
          </table:table-cell>
          <table:table-cell office:value-type="float" office:value="0.0185004" calcext:value-type="float">
            <text:p>0.0185004</text:p>
          </table:table-cell>
          <table:table-cell office:value-type="float" office:value="270" calcext:value-type="float">
            <text:p>270</text:p>
          </table:table-cell>
          <table:table-cell office:value-type="float" office:value="0.0752748" calcext:value-type="float">
            <text:p>0.075274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stee Lauder Companies Inc</text:p>
          </table:table-cell>
          <table:table-cell office:value-type="string" calcext:value-type="string">
            <text:p>Yes</text:p>
          </table:table-cell>
          <table:table-cell office:value-type="float" office:value="0.146078" calcext:value-type="float">
            <text:p>0.146078</text:p>
          </table:table-cell>
          <table:table-cell office:value-type="float" office:value="0.0772939" calcext:value-type="float">
            <text:p>0.0772939</text:p>
          </table:table-cell>
          <table:table-cell office:value-type="float" office:value="0.5" calcext:value-type="float">
            <text:p>0.5</text:p>
          </table:table-cell>
          <table:table-cell office:value-type="float" office:value="92.614" calcext:value-type="float">
            <text:p>92.614</text:p>
          </table:table-cell>
          <table:table-cell office:value-type="float" office:value="51979.7" calcext:value-type="float">
            <text:p>51979.7</text:p>
          </table:table-cell>
          <table:table-cell table:style-name="ce6" office:value-type="date" office:date-value="1995-11-16" calcext:value-type="date">
            <text:p>1995-11-16</text:p>
          </table:table-cell>
          <table:table-cell office:value-type="float" office:value="244.277" calcext:value-type="float">
            <text:p>244.277</text:p>
          </table:table-cell>
          <table:table-cell office:value-type="string" calcext:value-type="string">
            <text:p>na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elcompani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HL.XETRA</text:p>
          </table:table-cell>
          <table:table-cell office:value-type="float" office:value="447" calcext:value-type="float">
            <text:p>447</text:p>
          </table:table-cell>
          <table:table-cell office:value-type="float" office:value="1212" calcext:value-type="float">
            <text:p>1212</text:p>
          </table:table-cell>
          <table:table-cell office:value-type="float" office:value="407" calcext:value-type="float">
            <text:p>407</text:p>
          </table:table-cell>
          <table:table-cell office:value-type="float" office:value="1.8421" calcext:value-type="float">
            <text:p>1.8421</text:p>
          </table:table-cell>
          <table:table-cell office:value-type="float" office:value="297" calcext:value-type="float">
            <text:p>297</text:p>
          </table:table-cell>
          <table:table-cell office:value-type="float" office:value="0.0391769" calcext:value-type="float">
            <text:p>0.0391769</text:p>
          </table:table-cell>
          <table:table-cell office:value-type="float" office:value="508" calcext:value-type="float">
            <text:p>508</text:p>
          </table:table-cell>
          <table:table-cell office:value-type="float" office:value="0.0165615" calcext:value-type="float">
            <text:p>0.01656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iemens Healthineers AG</text:p>
          </table:table-cell>
          <table:table-cell office:value-type="string" calcext:value-type="string">
            <text:p>Yes</text:p>
          </table:table-cell>
          <table:table-cell office:value-type="float" office:value="0.0906298" calcext:value-type="float">
            <text:p>0.0906298</text:p>
          </table:table-cell>
          <table:table-cell office:value-type="float" office:value="0.084381" calcext:value-type="float">
            <text:p>0.084381</text:p>
          </table:table-cell>
          <table:table-cell office:value-type="float" office:value="75.355" calcext:value-type="float">
            <text:p>75.355</text:p>
          </table:table-cell>
          <table:table-cell office:value-type="float" office:value="11.888" calcext:value-type="float">
            <text:p>11.888</text:p>
          </table:table-cell>
          <table:table-cell office:value-type="float" office:value="53708.3" calcext:value-type="float">
            <text:p>53708.3</text:p>
          </table:table-cell>
          <table:table-cell/>
          <table:table-cell office:value-type="float" office:value="45.865" calcext:value-type="float">
            <text:p>45.86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iemens-healthinee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TEA.OL</text:p>
          </table:table-cell>
          <table:table-cell office:value-type="float" office:value="448" calcext:value-type="float">
            <text:p>448</text:p>
          </table:table-cell>
          <table:table-cell office:value-type="float" office:value="1214" calcext:value-type="float">
            <text:p>1214</text:p>
          </table:table-cell>
          <table:table-cell office:value-type="float" office:value="455" calcext:value-type="float">
            <text:p>455</text:p>
          </table:table-cell>
          <table:table-cell office:value-type="float" office:value="2.43055" calcext:value-type="float">
            <text:p>2.43055</text:p>
          </table:table-cell>
          <table:table-cell office:value-type="float" office:value="400" calcext:value-type="float">
            <text:p>400</text:p>
          </table:table-cell>
          <table:table-cell office:value-type="float" office:value="0.0253631" calcext:value-type="float">
            <text:p>0.0253631</text:p>
          </table:table-cell>
          <table:table-cell office:value-type="float" office:value="359" calcext:value-type="float">
            <text:p>359</text:p>
          </table:table-cell>
          <table:table-cell office:value-type="float" office:value="0.0509258" calcext:value-type="float">
            <text:p>0.050925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tea ASA</text:p>
          </table:table-cell>
          <table:table-cell office:value-type="string" calcext:value-type="string">
            <text:p>Yes</text:p>
          </table:table-cell>
          <table:table-cell office:value-type="float" office:value="0.126609" calcext:value-type="float">
            <text:p>0.126609</text:p>
          </table:table-cell>
          <table:table-cell office:value-type="float" office:value="0.0787761" calcext:value-type="float">
            <text:p>0.0787761</text:p>
          </table:table-cell>
          <table:table-cell office:value-type="float" office:value="28.133" calcext:value-type="float">
            <text:p>28.133</text:p>
          </table:table-cell>
          <table:table-cell office:value-type="float" office:value="50.912" calcext:value-type="float">
            <text:p>50.912</text:p>
          </table:table-cell>
          <table:table-cell office:value-type="float" office:value="13392.5" calcext:value-type="float">
            <text:p>13392.5</text:p>
          </table:table-cell>
          <table:table-cell/>
          <table:table-cell office:value-type="float" office:value="108.784" calcext:value-type="float">
            <text:p>108.78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te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CT.LSE</text:p>
          </table:table-cell>
          <table:table-cell office:value-type="float" office:value="449" calcext:value-type="float">
            <text:p>449</text:p>
          </table:table-cell>
          <table:table-cell office:value-type="float" office:value="1216" calcext:value-type="float">
            <text:p>1216</text:p>
          </table:table-cell>
          <table:table-cell office:value-type="float" office:value="571" calcext:value-type="float">
            <text:p>571</text:p>
          </table:table-cell>
          <table:table-cell office:value-type="float" office:value="70.7319" calcext:value-type="float">
            <text:p>70.7319</text:p>
          </table:table-cell>
          <table:table-cell office:value-type="float" office:value="594" calcext:value-type="float">
            <text:p>594</text:p>
          </table:table-cell>
          <table:table-cell office:value-type="float" office:value="0.00000654674" calcext:value-type="float">
            <text:p>0.00000654674</text:p>
          </table:table-cell>
          <table:table-cell office:value-type="float" office:value="51" calcext:value-type="float">
            <text:p>51</text:p>
          </table:table-cell>
          <table:table-cell office:value-type="float" office:value="0.259463" calcext:value-type="float">
            <text:p>0.25946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ctrex plc</text:p>
          </table:table-cell>
          <table:table-cell office:value-type="string" calcext:value-type="string">
            <text:p>Yes</text:p>
          </table:table-cell>
          <table:table-cell office:value-type="float" office:value="0.334444" calcext:value-type="float">
            <text:p>0.334444</text:p>
          </table:table-cell>
          <table:table-cell office:value-type="float" office:value="0.0851883" calcext:value-type="float">
            <text:p>0.0851883</text:p>
          </table:table-cell>
          <table:table-cell office:value-type="float" office:value="1.53" calcext:value-type="float">
            <text:p>1.53</text:p>
          </table:table-cell>
          <table:table-cell office:value-type="float" office:value="74.472" calcext:value-type="float">
            <text:p>74.472</text:p>
          </table:table-cell>
          <table:table-cell office:value-type="float" office:value="1290.98" calcext:value-type="float">
            <text:p>1290.98</text:p>
          </table:table-cell>
          <table:table-cell/>
          <table:table-cell office:value-type="float" office:value="1542.54" calcext:value-type="float">
            <text:p>1542.5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viewcentr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PC.US</text:p>
          </table:table-cell>
          <table:table-cell office:value-type="float" office:value="450" calcext:value-type="float">
            <text:p>450</text:p>
          </table:table-cell>
          <table:table-cell office:value-type="float" office:value="1219" calcext:value-type="float">
            <text:p>1219</text:p>
          </table:table-cell>
          <table:table-cell office:value-type="float" office:value="399" calcext:value-type="float">
            <text:p>399</text:p>
          </table:table-cell>
          <table:table-cell office:value-type="float" office:value="1.74898" calcext:value-type="float">
            <text:p>1.74898</text:p>
          </table:table-cell>
          <table:table-cell office:value-type="float" office:value="343" calcext:value-type="float">
            <text:p>343</text:p>
          </table:table-cell>
          <table:table-cell office:value-type="float" office:value="0.0315739" calcext:value-type="float">
            <text:p>0.0315739</text:p>
          </table:table-cell>
          <table:table-cell office:value-type="float" office:value="477" calcext:value-type="float">
            <text:p>477</text:p>
          </table:table-cell>
          <table:table-cell office:value-type="float" office:value="0.0246546" calcext:value-type="float">
            <text:p>0.024654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enuine Parts Co</text:p>
          </table:table-cell>
          <table:table-cell office:value-type="string" calcext:value-type="string">
            <text:p>Yes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0782031" calcext:value-type="float">
            <text:p>0.0782031</text:p>
          </table:table-cell>
          <table:table-cell office:value-type="float" office:value="0.365" calcext:value-type="float">
            <text:p>0.365</text:p>
          </table:table-cell>
          <table:table-cell office:value-type="float" office:value="80.417" calcext:value-type="float">
            <text:p>80.417</text:p>
          </table:table-cell>
          <table:table-cell office:value-type="float" office:value="20388.8" calcext:value-type="float">
            <text:p>20388.8</text:p>
          </table:table-cell>
          <table:table-cell table:style-name="ce6" office:value-type="date" office:date-value="1983-04-06" calcext:value-type="date">
            <text:p>1983-04-06</text:p>
          </table:table-cell>
          <table:table-cell office:value-type="float" office:value="169.159" calcext:value-type="float">
            <text:p>169.159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genp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IOT.ST</text:p>
          </table:table-cell>
          <table:table-cell office:value-type="float" office:value="451" calcext:value-type="float">
            <text:p>451</text:p>
          </table:table-cell>
          <table:table-cell office:value-type="float" office:value="1220" calcext:value-type="float">
            <text:p>1220</text:p>
          </table:table-cell>
          <table:table-cell office:value-type="float" office:value="466" calcext:value-type="float">
            <text:p>466</text:p>
          </table:table-cell>
          <table:table-cell office:value-type="float" office:value="2.73511" calcext:value-type="float">
            <text:p>2.73511</text:p>
          </table:table-cell>
          <table:table-cell office:value-type="float" office:value="437" calcext:value-type="float">
            <text:p>437</text:p>
          </table:table-cell>
          <table:table-cell office:value-type="float" office:value="0.0200992" calcext:value-type="float">
            <text:p>0.0200992</text:p>
          </table:table-cell>
          <table:table-cell office:value-type="float" office:value="317" calcext:value-type="float">
            <text:p>317</text:p>
          </table:table-cell>
          <table:table-cell office:value-type="float" office:value="0.0618566" calcext:value-type="float">
            <text:p>0.0618566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tage AB</text:p>
          </table:table-cell>
          <table:table-cell office:value-type="string" calcext:value-type="string">
            <text:p>Yes</text:p>
          </table:table-cell>
          <table:table-cell office:value-type="float" office:value="0.137661" calcext:value-type="float">
            <text:p>0.137661</text:p>
          </table:table-cell>
          <table:table-cell office:value-type="float" office:value="0.0852855" calcext:value-type="float">
            <text:p>0.0852855</text:p>
          </table:table-cell>
          <table:table-cell office:value-type="float" office:value="0.482" calcext:value-type="float">
            <text:p>0.482</text:p>
          </table:table-cell>
          <table:table-cell office:value-type="float" office:value="55.472" calcext:value-type="float">
            <text:p>55.472</text:p>
          </table:table-cell>
          <table:table-cell office:value-type="float" office:value="9769" calcext:value-type="float">
            <text:p>9769</text:p>
          </table:table-cell>
          <table:table-cell/>
          <table:table-cell office:value-type="float" office:value="183.073" calcext:value-type="float">
            <text:p>183.07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iotag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Y.US</text:p>
          </table:table-cell>
          <table:table-cell office:value-type="float" office:value="452" calcext:value-type="float">
            <text:p>452</text:p>
          </table:table-cell>
          <table:table-cell office:value-type="float" office:value="1220" calcext:value-type="float">
            <text:p>1220</text:p>
          </table:table-cell>
          <table:table-cell office:value-type="float" office:value="445" calcext:value-type="float">
            <text:p>445</text:p>
          </table:table-cell>
          <table:table-cell office:value-type="float" office:value="2.32003" calcext:value-type="float">
            <text:p>2.32003</text:p>
          </table:table-cell>
          <table:table-cell office:value-type="float" office:value="359" calcext:value-type="float">
            <text:p>359</text:p>
          </table:table-cell>
          <table:table-cell office:value-type="float" office:value="0.0296369" calcext:value-type="float">
            <text:p>0.0296369</text:p>
          </table:table-cell>
          <table:table-cell office:value-type="float" office:value="416" calcext:value-type="float">
            <text:p>416</text:p>
          </table:table-cell>
          <table:table-cell office:value-type="float" office:value="0.0388938" calcext:value-type="float">
            <text:p>0.038893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very Dennison Corp</text:p>
          </table:table-cell>
          <table:table-cell office:value-type="string" calcext:value-type="string">
            <text:p>Yes</text:p>
          </table:table-cell>
          <table:table-cell office:value-type="float" office:value="0.114249" calcext:value-type="float">
            <text:p>0.114249</text:p>
          </table:table-cell>
          <table:table-cell office:value-type="float" office:value="0.0767081" calcext:value-type="float">
            <text:p>0.0767081</text:p>
          </table:table-cell>
          <table:table-cell office:value-type="float" office:value="0.744" calcext:value-type="float">
            <text:p>0.744</text:p>
          </table:table-cell>
          <table:table-cell office:value-type="float" office:value="94.771" calcext:value-type="float">
            <text:p>94.771</text:p>
          </table:table-cell>
          <table:table-cell office:value-type="float" office:value="14811.1" calcext:value-type="float">
            <text:p>14811.1</text:p>
          </table:table-cell>
          <table:table-cell table:style-name="ce6" office:value-type="date" office:date-value="1983-12-29" calcext:value-type="date">
            <text:p>1983-12-29</text:p>
          </table:table-cell>
          <table:table-cell office:value-type="float" office:value="177.845" calcext:value-type="float">
            <text:p>177.845</text:p>
          </table:table-cell>
          <table:table-cell office:value-type="float" office:value="203.71" calcext:value-type="float">
            <text:p>203.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verydennis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H.US</text:p>
          </table:table-cell>
          <table:table-cell office:value-type="float" office:value="453" calcext:value-type="float">
            <text:p>453</text:p>
          </table:table-cell>
          <table:table-cell office:value-type="float" office:value="1223" calcext:value-type="float">
            <text:p>1223</text:p>
          </table:table-cell>
          <table:table-cell office:value-type="float" office:value="450" calcext:value-type="float">
            <text:p>450</text:p>
          </table:table-cell>
          <table:table-cell office:value-type="float" office:value="2.38374" calcext:value-type="float">
            <text:p>2.38374</text:p>
          </table:table-cell>
          <table:table-cell office:value-type="float" office:value="404" calcext:value-type="float">
            <text:p>404</text:p>
          </table:table-cell>
          <table:table-cell office:value-type="float" office:value="0.0242174" calcext:value-type="float">
            <text:p>0.0242174</text:p>
          </table:table-cell>
          <table:table-cell office:value-type="float" office:value="369" calcext:value-type="float">
            <text:p>369</text:p>
          </table:table-cell>
          <table:table-cell office:value-type="float" office:value="0.0488315" calcext:value-type="float">
            <text:p>0.048831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phenol Corporation</text:p>
          </table:table-cell>
          <table:table-cell office:value-type="string" calcext:value-type="string">
            <text:p>Yes</text:p>
          </table:table-cell>
          <table:table-cell office:value-type="float" office:value="0.124187" calcext:value-type="float">
            <text:p>0.124187</text:p>
          </table:table-cell>
          <table:table-cell office:value-type="float" office:value="0.08137" calcext:value-type="float">
            <text:p>0.08137</text:p>
          </table:table-cell>
          <table:table-cell office:value-type="float" office:value="0.579" calcext:value-type="float">
            <text:p>0.579</text:p>
          </table:table-cell>
          <table:table-cell office:value-type="float" office:value="95.104" calcext:value-type="float">
            <text:p>95.104</text:p>
          </table:table-cell>
          <table:table-cell office:value-type="float" office:value="49726.4" calcext:value-type="float">
            <text:p>49726.4</text:p>
          </table:table-cell>
          <table:table-cell table:style-name="ce6" office:value-type="date" office:date-value="1991-11-08" calcext:value-type="date">
            <text:p>1991-11-08</text:p>
          </table:table-cell>
          <table:table-cell office:value-type="float" office:value="75.384" calcext:value-type="float">
            <text:p>75.384</text:p>
          </table:table-cell>
          <table:table-cell office:value-type="string" calcext:value-type="string">
            <text:p>n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mpheno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NA.MC</text:p>
          </table:table-cell>
          <table:table-cell office:value-type="float" office:value="454" calcext:value-type="float">
            <text:p>454</text:p>
          </table:table-cell>
          <table:table-cell office:value-type="float" office:value="1225" calcext:value-type="float">
            <text:p>1225</text:p>
          </table:table-cell>
          <table:table-cell office:value-type="float" office:value="326" calcext:value-type="float">
            <text:p>326</text:p>
          </table:table-cell>
          <table:table-cell office:value-type="float" office:value="1.23818" calcext:value-type="float">
            <text:p>1.23818</text:p>
          </table:table-cell>
          <table:table-cell office:value-type="float" office:value="387" calcext:value-type="float">
            <text:p>387</text:p>
          </table:table-cell>
          <table:table-cell office:value-type="float" office:value="0.0264096" calcext:value-type="float">
            <text:p>0.0264096</text:p>
          </table:table-cell>
          <table:table-cell office:value-type="float" office:value="512" calcext:value-type="float">
            <text:p>512</text:p>
          </table:table-cell>
          <table:table-cell office:value-type="float" office:value="0.0158645" calcext:value-type="float">
            <text:p>0.015864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ena SA</text:p>
          </table:table-cell>
          <table:table-cell office:value-type="string" calcext:value-type="string">
            <text:p>Yes</text:p>
          </table:table-cell>
          <table:table-cell office:value-type="float" office:value="0.0854587" calcext:value-type="float">
            <text:p>0.0854587</text:p>
          </table:table-cell>
          <table:table-cell office:value-type="float" office:value="0.0695942" calcext:value-type="float">
            <text:p>0.0695942</text:p>
          </table:table-cell>
          <table:table-cell office:value-type="float" office:value="51" calcext:value-type="float">
            <text:p>51</text:p>
          </table:table-cell>
          <table:table-cell office:value-type="float" office:value="23.667" calcext:value-type="float">
            <text:p>23.667</text:p>
          </table:table-cell>
          <table:table-cell office:value-type="float" office:value="21862.6" calcext:value-type="float">
            <text:p>21862.6</text:p>
          </table:table-cell>
          <table:table-cell/>
          <table:table-cell office:value-type="float" office:value="114.224" calcext:value-type="float">
            <text:p>114.22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ena.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F.LSE</text:p>
          </table:table-cell>
          <table:table-cell office:value-type="float" office:value="455" calcext:value-type="float">
            <text:p>455</text:p>
          </table:table-cell>
          <table:table-cell office:value-type="float" office:value="1226" calcext:value-type="float">
            <text:p>1226</text:p>
          </table:table-cell>
          <table:table-cell office:value-type="float" office:value="564" calcext:value-type="float">
            <text:p>564</text:p>
          </table:table-cell>
          <table:table-cell office:value-type="float" office:value="39.0863" calcext:value-type="float">
            <text:p>39.0863</text:p>
          </table:table-cell>
          <table:table-cell office:value-type="float" office:value="560" calcext:value-type="float">
            <text:p>560</text:p>
          </table:table-cell>
          <table:table-cell office:value-type="float" office:value="0.0009354" calcext:value-type="float">
            <text:p>0.0009354</text:p>
          </table:table-cell>
          <table:table-cell office:value-type="float" office:value="102" calcext:value-type="float">
            <text:p>102</text:p>
          </table:table-cell>
          <table:table-cell office:value-type="float" office:value="0.178291" calcext:value-type="float">
            <text:p>0.17829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Pan African Resources PLC</text:p>
          </table:table-cell>
          <table:table-cell office:value-type="string" calcext:value-type="string">
            <text:p>Yes</text:p>
          </table:table-cell>
          <table:table-cell office:value-type="float" office:value="0.249615" calcext:value-type="float">
            <text:p>0.249615</text:p>
          </table:table-cell>
          <table:table-cell office:value-type="float" office:value="0.0813461" calcext:value-type="float">
            <text:p>0.0813461</text:p>
          </table:table-cell>
          <table:table-cell office:value-type="float" office:value="17.217" calcext:value-type="float">
            <text:p>17.217</text:p>
          </table:table-cell>
          <table:table-cell office:value-type="float" office:value="76.129" calcext:value-type="float">
            <text:p>76.129</text:p>
          </table:table-cell>
          <table:table-cell office:value-type="float" office:value="312.773" calcext:value-type="float">
            <text:p>312.773</text:p>
          </table:table-cell>
          <table:table-cell/>
          <table:table-cell office:value-type="float" office:value="15.8599" calcext:value-type="float">
            <text:p>15.859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anafricanresource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LH.US</text:p>
          </table:table-cell>
          <table:table-cell office:value-type="float" office:value="456" calcext:value-type="float">
            <text:p>456</text:p>
          </table:table-cell>
          <table:table-cell office:value-type="float" office:value="1232" calcext:value-type="float">
            <text:p>1232</text:p>
          </table:table-cell>
          <table:table-cell office:value-type="float" office:value="330" calcext:value-type="float">
            <text:p>330</text:p>
          </table:table-cell>
          <table:table-cell office:value-type="float" office:value="1.25379" calcext:value-type="float">
            <text:p>1.25379</text:p>
          </table:table-cell>
          <table:table-cell office:value-type="float" office:value="418" calcext:value-type="float">
            <text:p>418</text:p>
          </table:table-cell>
          <table:table-cell office:value-type="float" office:value="0.0224775" calcext:value-type="float">
            <text:p>0.0224775</text:p>
          </table:table-cell>
          <table:table-cell office:value-type="float" office:value="484" calcext:value-type="float">
            <text:p>484</text:p>
          </table:table-cell>
          <table:table-cell office:value-type="float" office:value="0.023515" calcext:value-type="float">
            <text:p>0.02351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lean Harbors Inc</text:p>
          </table:table-cell>
          <table:table-cell office:value-type="string" calcext:value-type="string">
            <text:p>Yes</text:p>
          </table:table-cell>
          <table:table-cell office:value-type="float" office:value="0.0949342" calcext:value-type="float">
            <text:p>0.0949342</text:p>
          </table:table-cell>
          <table:table-cell office:value-type="float" office:value="0.0714192" calcext:value-type="float">
            <text:p>0.0714192</text:p>
          </table:table-cell>
          <table:table-cell office:value-type="float" office:value="6.395" calcext:value-type="float">
            <text:p>6.395</text:p>
          </table:table-cell>
          <table:table-cell office:value-type="float" office:value="94.104" calcext:value-type="float">
            <text:p>94.104</text:p>
          </table:table-cell>
          <table:table-cell office:value-type="float" office:value="8776.76" calcext:value-type="float">
            <text:p>8776.76</text:p>
          </table:table-cell>
          <table:table-cell table:style-name="ce6" office:value-type="date" office:date-value="1987-11-24" calcext:value-type="date">
            <text:p>1987-11-24</text:p>
          </table:table-cell>
          <table:table-cell office:value-type="float" office:value="114.12" calcext:value-type="float">
            <text:p>114.12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leanharbo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HN.SW</text:p>
          </table:table-cell>
          <table:table-cell office:value-type="float" office:value="457" calcext:value-type="float">
            <text:p>457</text:p>
          </table:table-cell>
          <table:table-cell office:value-type="float" office:value="1235" calcext:value-type="float">
            <text:p>1235</text:p>
          </table:table-cell>
          <table:table-cell office:value-type="float" office:value="446" calcext:value-type="float">
            <text:p>446</text:p>
          </table:table-cell>
          <table:table-cell office:value-type="float" office:value="2.32586" calcext:value-type="float">
            <text:p>2.32586</text:p>
          </table:table-cell>
          <table:table-cell office:value-type="float" office:value="478" calcext:value-type="float">
            <text:p>478</text:p>
          </table:table-cell>
          <table:table-cell office:value-type="float" office:value="0.0156771" calcext:value-type="float">
            <text:p>0.0156771</text:p>
          </table:table-cell>
          <table:table-cell office:value-type="float" office:value="311" calcext:value-type="float">
            <text:p>311</text:p>
          </table:table-cell>
          <table:table-cell office:value-type="float" office:value="0.0644182" calcext:value-type="float">
            <text:p>0.064418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affner Holding AG</text:p>
          </table:table-cell>
          <table:table-cell office:value-type="string" calcext:value-type="string">
            <text:p>Yes</text:p>
          </table:table-cell>
          <table:table-cell office:value-type="float" office:value="0.13934" calcext:value-type="float">
            <text:p>0.13934</text:p>
          </table:table-cell>
          <table:table-cell office:value-type="float" office:value="0.0820528" calcext:value-type="float">
            <text:p>0.0820528</text:p>
          </table:table-cell>
          <table:table-cell office:value-type="float" office:value="34.431" calcext:value-type="float">
            <text:p>34.431</text:p>
          </table:table-cell>
          <table:table-cell office:value-type="float" office:value="32.052" calcext:value-type="float">
            <text:p>32.052</text:p>
          </table:table-cell>
          <table:table-cell office:value-type="float" office:value="311.622" calcext:value-type="float">
            <text:p>311.622</text:p>
          </table:table-cell>
          <table:table-cell/>
          <table:table-cell office:value-type="float" office:value="289.59" calcext:value-type="float">
            <text:p>289.5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chaffn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XT.US</text:p>
          </table:table-cell>
          <table:table-cell office:value-type="float" office:value="458" calcext:value-type="float">
            <text:p>458</text:p>
          </table:table-cell>
          <table:table-cell office:value-type="float" office:value="1238" calcext:value-type="float">
            <text:p>1238</text:p>
          </table:table-cell>
          <table:table-cell office:value-type="float" office:value="291" calcext:value-type="float">
            <text:p>291</text:p>
          </table:table-cell>
          <table:table-cell office:value-type="float" office:value="0.993325" calcext:value-type="float">
            <text:p>0.993325</text:p>
          </table:table-cell>
          <table:table-cell office:value-type="float" office:value="364" calcext:value-type="float">
            <text:p>364</text:p>
          </table:table-cell>
          <table:table-cell office:value-type="float" office:value="0.0290688" calcext:value-type="float">
            <text:p>0.0290688</text:p>
          </table:table-cell>
          <table:table-cell office:value-type="float" office:value="583" calcext:value-type="float">
            <text:p>583</text:p>
          </table:table-cell>
          <table:table-cell office:value-type="float" office:value="0.0032932" calcext:value-type="float">
            <text:p>0.003293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xtron Inc</text:p>
          </table:table-cell>
          <table:table-cell office:value-type="string" calcext:value-type="string">
            <text:p>Yes</text:p>
          </table:table-cell>
          <table:table-cell office:value-type="float" office:value="0.0786485" calcext:value-type="float">
            <text:p>0.0786485</text:p>
          </table:table-cell>
          <table:table-cell office:value-type="float" office:value="0.0768155" calcext:value-type="float">
            <text:p>0.0768155</text:p>
          </table:table-cell>
          <table:table-cell office:value-type="float" office:value="0.472" calcext:value-type="float">
            <text:p>0.472</text:p>
          </table:table-cell>
          <table:table-cell office:value-type="float" office:value="90.016" calcext:value-type="float">
            <text:p>90.016</text:p>
          </table:table-cell>
          <table:table-cell office:value-type="float" office:value="15231.7" calcext:value-type="float">
            <text:p>15231.7</text:p>
          </table:table-cell>
          <table:table-cell table:style-name="ce6" office:value-type="date" office:date-value="1984-10-24" calcext:value-type="date">
            <text:p>1984-10-24</text:p>
          </table:table-cell>
          <table:table-cell office:value-type="float" office:value="70.7224" calcext:value-type="float">
            <text:p>70.7224</text:p>
          </table:table-cell>
          <table:table-cell office:value-type="float" office:value="86.06" calcext:value-type="float">
            <text:p>86.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extr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EVI.ST</text:p>
          </table:table-cell>
          <table:table-cell office:value-type="float" office:value="459" calcext:value-type="float">
            <text:p>459</text:p>
          </table:table-cell>
          <table:table-cell office:value-type="float" office:value="1239" calcext:value-type="float">
            <text:p>1239</text:p>
          </table:table-cell>
          <table:table-cell office:value-type="float" office:value="498" calcext:value-type="float">
            <text:p>498</text:p>
          </table:table-cell>
          <table:table-cell office:value-type="float" office:value="3.55679" calcext:value-type="float">
            <text:p>3.55679</text:p>
          </table:table-cell>
          <table:table-cell office:value-type="float" office:value="443" calcext:value-type="float">
            <text:p>443</text:p>
          </table:table-cell>
          <table:table-cell office:value-type="float" office:value="0.0197394" calcext:value-type="float">
            <text:p>0.0197394</text:p>
          </table:table-cell>
          <table:table-cell office:value-type="float" office:value="298" calcext:value-type="float">
            <text:p>298</text:p>
          </table:table-cell>
          <table:table-cell office:value-type="float" office:value="0.0676817" calcext:value-type="float">
            <text:p>0.067681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ellaVision AB</text:p>
          </table:table-cell>
          <table:table-cell office:value-type="string" calcext:value-type="string">
            <text:p>Yes</text:p>
          </table:table-cell>
          <table:table-cell office:value-type="float" office:value="0.143486" calcext:value-type="float">
            <text:p>0.143486</text:p>
          </table:table-cell>
          <table:table-cell office:value-type="float" office:value="0.0852311" calcext:value-type="float">
            <text:p>0.0852311</text:p>
          </table:table-cell>
          <table:table-cell office:value-type="float" office:value="38.155" calcext:value-type="float">
            <text:p>38.155</text:p>
          </table:table-cell>
          <table:table-cell office:value-type="float" office:value="40.436" calcext:value-type="float">
            <text:p>40.436</text:p>
          </table:table-cell>
          <table:table-cell office:value-type="float" office:value="3730.29" calcext:value-type="float">
            <text:p>3730.29</text:p>
          </table:table-cell>
          <table:table-cell/>
          <table:table-cell office:value-type="float" office:value="226.224" calcext:value-type="float">
            <text:p>226.22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ellavisi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R.US</text:p>
          </table:table-cell>
          <table:table-cell office:value-type="float" office:value="460" calcext:value-type="float">
            <text:p>460</text:p>
          </table:table-cell>
          <table:table-cell office:value-type="float" office:value="1239" calcext:value-type="float">
            <text:p>1239</text:p>
          </table:table-cell>
          <table:table-cell office:value-type="float" office:value="435" calcext:value-type="float">
            <text:p>435</text:p>
          </table:table-cell>
          <table:table-cell office:value-type="float" office:value="2.08896" calcext:value-type="float">
            <text:p>2.08896</text:p>
          </table:table-cell>
          <table:table-cell office:value-type="float" office:value="366" calcext:value-type="float">
            <text:p>366</text:p>
          </table:table-cell>
          <table:table-cell office:value-type="float" office:value="0.0285396" calcext:value-type="float">
            <text:p>0.0285396</text:p>
          </table:table-cell>
          <table:table-cell office:value-type="float" office:value="438" calcext:value-type="float">
            <text:p>438</text:p>
          </table:table-cell>
          <table:table-cell office:value-type="float" office:value="0.033363" calcext:value-type="float">
            <text:p>0.03336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son Electric Company</text:p>
          </table:table-cell>
          <table:table-cell office:value-type="string" calcext:value-type="string">
            <text:p>Yes</text:p>
          </table:table-cell>
          <table:table-cell office:value-type="float" office:value="0.10777" calcext:value-type="float">
            <text:p>0.10777</text:p>
          </table:table-cell>
          <table:table-cell office:value-type="float" office:value="0.0745908" calcext:value-type="float">
            <text:p>0.0745908</text:p>
          </table:table-cell>
          <table:table-cell office:value-type="float" office:value="0.302" calcext:value-type="float">
            <text:p>0.302</text:p>
          </table:table-cell>
          <table:table-cell office:value-type="float" office:value="76.59" calcext:value-type="float">
            <text:p>76.59</text:p>
          </table:table-cell>
          <table:table-cell office:value-type="float" office:value="54315.4" calcext:value-type="float">
            <text:p>54315.4</text:p>
          </table:table-cell>
          <table:table-cell table:style-name="ce6" office:value-type="date" office:date-value="1972-06-01" calcext:value-type="date">
            <text:p>1972-06-01</text:p>
          </table:table-cell>
          <table:table-cell office:value-type="float" office:value="93.8089" calcext:value-type="float">
            <text:p>93.8089</text:p>
          </table:table-cell>
          <table:table-cell office:value-type="float" office:value="108.86" calcext:value-type="float">
            <text:p>108.8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emers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IS.US</text:p>
          </table:table-cell>
          <table:table-cell office:value-type="float" office:value="461" calcext:value-type="float">
            <text:p>461</text:p>
          </table:table-cell>
          <table:table-cell office:value-type="float" office:value="1241" calcext:value-type="float">
            <text:p>1241</text:p>
          </table:table-cell>
          <table:table-cell office:value-type="float" office:value="377" calcext:value-type="float">
            <text:p>377</text:p>
          </table:table-cell>
          <table:table-cell office:value-type="float" office:value="1.61627" calcext:value-type="float">
            <text:p>1.61627</text:p>
          </table:table-cell>
          <table:table-cell office:value-type="float" office:value="307" calcext:value-type="float">
            <text:p>307</text:p>
          </table:table-cell>
          <table:table-cell office:value-type="float" office:value="0.0377809" calcext:value-type="float">
            <text:p>0.0377809</text:p>
          </table:table-cell>
          <table:table-cell office:value-type="float" office:value="557" calcext:value-type="float">
            <text:p>557</text:p>
          </table:table-cell>
          <table:table-cell office:value-type="float" office:value="0.00832176" calcext:value-type="float">
            <text:p>0.0083217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eneral Mills Inc</text:p>
          </table:table-cell>
          <table:table-cell office:value-type="string" calcext:value-type="string">
            <text:p>Yes</text:p>
          </table:table-cell>
          <table:table-cell office:value-type="float" office:value="0.0757476" calcext:value-type="float">
            <text:p>0.0757476</text:p>
          </table:table-cell>
          <table:table-cell office:value-type="float" office:value="0.0674258" calcext:value-type="float">
            <text:p>0.0674258</text:p>
          </table:table-cell>
          <table:table-cell office:value-type="float" office:value="0.226" calcext:value-type="float">
            <text:p>0.226</text:p>
          </table:table-cell>
          <table:table-cell office:value-type="float" office:value="79.121" calcext:value-type="float">
            <text:p>79.121</text:p>
          </table:table-cell>
          <table:table-cell office:value-type="float" office:value="36324.1" calcext:value-type="float">
            <text:p>36324.1</text:p>
          </table:table-cell>
          <table:table-cell table:style-name="ce6" office:value-type="date" office:date-value="1983-06-10" calcext:value-type="date">
            <text:p>1983-06-10</text:p>
          </table:table-cell>
          <table:table-cell office:value-type="float" office:value="81.3898" calcext:value-type="float">
            <text:p>81.3898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generalmill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UM.XETRA</text:p>
          </table:table-cell>
          <table:table-cell office:value-type="float" office:value="462" calcext:value-type="float">
            <text:p>462</text:p>
          </table:table-cell>
          <table:table-cell office:value-type="float" office:value="1243" calcext:value-type="float">
            <text:p>1243</text:p>
          </table:table-cell>
          <table:table-cell office:value-type="float" office:value="426" calcext:value-type="float">
            <text:p>426</text:p>
          </table:table-cell>
          <table:table-cell office:value-type="float" office:value="2.01789" calcext:value-type="float">
            <text:p>2.01789</text:p>
          </table:table-cell>
          <table:table-cell office:value-type="float" office:value="318" calcext:value-type="float">
            <text:p>318</text:p>
          </table:table-cell>
          <table:table-cell office:value-type="float" office:value="0.0355506" calcext:value-type="float">
            <text:p>0.0355506</text:p>
          </table:table-cell>
          <table:table-cell office:value-type="float" office:value="499" calcext:value-type="float">
            <text:p>499</text:p>
          </table:table-cell>
          <table:table-cell office:value-type="float" office:value="0.0194955" calcext:value-type="float">
            <text:p>0.019495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ensch und Maschine Software SE</text:p>
          </table:table-cell>
          <table:table-cell office:value-type="string" calcext:value-type="string">
            <text:p>Yes</text:p>
          </table:table-cell>
          <table:table-cell office:value-type="float" office:value="0.0945042" calcext:value-type="float">
            <text:p>0.0945042</text:p>
          </table:table-cell>
          <table:table-cell office:value-type="float" office:value="0.0834874" calcext:value-type="float">
            <text:p>0.0834874</text:p>
          </table:table-cell>
          <table:table-cell office:value-type="float" office:value="51.8" calcext:value-type="float">
            <text:p>51.8</text:p>
          </table:table-cell>
          <table:table-cell office:value-type="float" office:value="14.43" calcext:value-type="float">
            <text:p>14.43</text:p>
          </table:table-cell>
          <table:table-cell office:value-type="float" office:value="902.806" calcext:value-type="float">
            <text:p>902.806</text:p>
          </table:table-cell>
          <table:table-cell/>
          <table:table-cell office:value-type="float" office:value="44.3155" calcext:value-type="float">
            <text:p>44.315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um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RK.US</text:p>
          </table:table-cell>
          <table:table-cell office:value-type="float" office:value="463" calcext:value-type="float">
            <text:p>463</text:p>
          </table:table-cell>
          <table:table-cell office:value-type="float" office:value="1245" calcext:value-type="float">
            <text:p>1245</text:p>
          </table:table-cell>
          <table:table-cell office:value-type="float" office:value="157" calcext:value-type="float">
            <text:p>157</text:p>
          </table:table-cell>
          <table:table-cell office:value-type="float" office:value="0.463219" calcext:value-type="float">
            <text:p>0.463219</text:p>
          </table:table-cell>
          <table:table-cell office:value-type="float" office:value="507" calcext:value-type="float">
            <text:p>507</text:p>
          </table:table-cell>
          <table:table-cell office:value-type="float" office:value="0.0107098" calcext:value-type="float">
            <text:p>0.0107098</text:p>
          </table:table-cell>
          <table:table-cell office:value-type="float" office:value="581" calcext:value-type="float">
            <text:p>581</text:p>
          </table:table-cell>
          <table:table-cell office:value-type="float" office:value="0.00353973" calcext:value-type="float">
            <text:p>0.0035397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stRock Co</text:p>
          </table:table-cell>
          <table:table-cell office:value-type="string" calcext:value-type="string">
            <text:p>Yes</text:p>
          </table:table-cell>
          <table:table-cell office:value-type="float" office:value="0.0636929" calcext:value-type="float">
            <text:p>0.0636929</text:p>
          </table:table-cell>
          <table:table-cell office:value-type="float" office:value="0.0601532" calcext:value-type="float">
            <text:p>0.0601532</text:p>
          </table:table-cell>
          <table:table-cell office:value-type="float" office:value="0.676" calcext:value-type="float">
            <text:p>0.676</text:p>
          </table:table-cell>
          <table:table-cell office:value-type="float" office:value="91.414" calcext:value-type="float">
            <text:p>91.414</text:p>
          </table:table-cell>
          <table:table-cell office:value-type="float" office:value="9179.23" calcext:value-type="float">
            <text:p>9179.23</text:p>
          </table:table-cell>
          <table:table-cell table:style-name="ce6" office:value-type="date" office:date-value="1994-03-02" calcext:value-type="date">
            <text:p>1994-03-02</text:p>
          </table:table-cell>
          <table:table-cell office:value-type="float" office:value="33.9771" calcext:value-type="float">
            <text:p>33.977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westrock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BRA.US</text:p>
          </table:table-cell>
          <table:table-cell office:value-type="float" office:value="464" calcext:value-type="float">
            <text:p>464</text:p>
          </table:table-cell>
          <table:table-cell office:value-type="float" office:value="1248" calcext:value-type="float">
            <text:p>1248</text:p>
          </table:table-cell>
          <table:table-cell office:value-type="float" office:value="523" calcext:value-type="float">
            <text:p>523</text:p>
          </table:table-cell>
          <table:table-cell office:value-type="float" office:value="4.3613" calcext:value-type="float">
            <text:p>4.3613</text:p>
          </table:table-cell>
          <table:table-cell office:value-type="float" office:value="256" calcext:value-type="float">
            <text:p>256</text:p>
          </table:table-cell>
          <table:table-cell office:value-type="float" office:value="0.0484675" calcext:value-type="float">
            <text:p>0.0484675</text:p>
          </table:table-cell>
          <table:table-cell office:value-type="float" office:value="469" calcext:value-type="float">
            <text:p>469</text:p>
          </table:table-cell>
          <table:table-cell office:value-type="float" office:value="0.0265821" calcext:value-type="float">
            <text:p>0.026582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Zebra Technologies Corporation</text:p>
          </table:table-cell>
          <table:table-cell office:value-type="string" calcext:value-type="string">
            <text:p>Yes</text:p>
          </table:table-cell>
          <table:table-cell office:value-type="float" office:value="0.101937" calcext:value-type="float">
            <text:p>0.101937</text:p>
          </table:table-cell>
          <table:table-cell office:value-type="float" office:value="0.0787038" calcext:value-type="float">
            <text:p>0.0787038</text:p>
          </table:table-cell>
          <table:table-cell office:value-type="float" office:value="0.595" calcext:value-type="float">
            <text:p>0.595</text:p>
          </table:table-cell>
          <table:table-cell office:value-type="float" office:value="91.193" calcext:value-type="float">
            <text:p>91.193</text:p>
          </table:table-cell>
          <table:table-cell office:value-type="float" office:value="11492.1" calcext:value-type="float">
            <text:p>11492.1</text:p>
          </table:table-cell>
          <table:table-cell table:style-name="ce6" office:value-type="date" office:date-value="1991-08-15" calcext:value-type="date">
            <text:p>1991-08-15</text:p>
          </table:table-cell>
          <table:table-cell office:value-type="float" office:value="256.41" calcext:value-type="float">
            <text:p>256.41</text:p>
          </table:table-cell>
          <table:table-cell office:value-type="float" office:value="305.56" calcext:value-type="float">
            <text:p>305.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zebr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KT.LSE</text:p>
          </table:table-cell>
          <table:table-cell office:value-type="float" office:value="465" calcext:value-type="float">
            <text:p>465</text:p>
          </table:table-cell>
          <table:table-cell office:value-type="float" office:value="1250" calcext:value-type="float">
            <text:p>1250</text:p>
          </table:table-cell>
          <table:table-cell office:value-type="float" office:value="585" calcext:value-type="float">
            <text:p>585</text:p>
          </table:table-cell>
          <table:table-cell office:value-type="float" office:value="246.605" calcext:value-type="float">
            <text:p>246.605</text:p>
          </table:table-cell>
          <table:table-cell office:value-type="float" office:value="574" calcext:value-type="float">
            <text:p>574</text:p>
          </table:table-cell>
          <table:table-cell office:value-type="float" office:value="0.000361112" calcext:value-type="float">
            <text:p>0.000361112</text:p>
          </table:table-cell>
          <table:table-cell office:value-type="float" office:value="91" calcext:value-type="float">
            <text:p>91</text:p>
          </table:table-cell>
          <table:table-cell office:value-type="float" office:value="0.188924" calcext:value-type="float">
            <text:p>0.18892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ckitt Benckiser Group PLC</text:p>
          </table:table-cell>
          <table:table-cell office:value-type="string" calcext:value-type="string">
            <text:p>Yes</text:p>
          </table:table-cell>
          <table:table-cell office:value-type="float" office:value="0.264867" calcext:value-type="float">
            <text:p>0.264867</text:p>
          </table:table-cell>
          <table:table-cell office:value-type="float" office:value="0.0860864" calcext:value-type="float">
            <text:p>0.0860864</text:p>
          </table:table-cell>
          <table:table-cell office:value-type="float" office:value="0.08" calcext:value-type="float">
            <text:p>0.08</text:p>
          </table:table-cell>
          <table:table-cell office:value-type="float" office:value="64.182" calcext:value-type="float">
            <text:p>64.182</text:p>
          </table:table-cell>
          <table:table-cell office:value-type="float" office:value="41333.9" calcext:value-type="float">
            <text:p>41333.9</text:p>
          </table:table-cell>
          <table:table-cell/>
          <table:table-cell office:value-type="float" office:value="5578.62" calcext:value-type="float">
            <text:p>5578.6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eckit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W.PA</text:p>
          </table:table-cell>
          <table:table-cell office:value-type="float" office:value="466" calcext:value-type="float">
            <text:p>466</text:p>
          </table:table-cell>
          <table:table-cell office:value-type="float" office:value="1252" calcext:value-type="float">
            <text:p>1252</text:p>
          </table:table-cell>
          <table:table-cell office:value-type="float" office:value="300" calcext:value-type="float">
            <text:p>300</text:p>
          </table:table-cell>
          <table:table-cell office:value-type="float" office:value="1.03639" calcext:value-type="float">
            <text:p>1.03639</text:p>
          </table:table-cell>
          <table:table-cell office:value-type="float" office:value="442" calcext:value-type="float">
            <text:p>442</text:p>
          </table:table-cell>
          <table:table-cell office:value-type="float" office:value="0.0197729" calcext:value-type="float">
            <text:p>0.0197729</text:p>
          </table:table-cell>
          <table:table-cell office:value-type="float" office:value="510" calcext:value-type="float">
            <text:p>510</text:p>
          </table:table-cell>
          <table:table-cell office:value-type="float" office:value="0.016202" calcext:value-type="float">
            <text:p>0.01620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dexo SA</text:p>
          </table:table-cell>
          <table:table-cell office:value-type="string" calcext:value-type="string">
            <text:p>Yes</text:p>
          </table:table-cell>
          <table:table-cell office:value-type="float" office:value="0.075084" calcext:value-type="float">
            <text:p>0.075084</text:p>
          </table:table-cell>
          <table:table-cell office:value-type="float" office:value="0.058882" calcext:value-type="float">
            <text:p>0.058882</text:p>
          </table:table-cell>
          <table:table-cell office:value-type="float" office:value="44.462" calcext:value-type="float">
            <text:p>44.462</text:p>
          </table:table-cell>
          <table:table-cell office:value-type="float" office:value="35.118" calcext:value-type="float">
            <text:p>35.118</text:p>
          </table:table-cell>
          <table:table-cell office:value-type="float" office:value="14566.8" calcext:value-type="float">
            <text:p>14566.8</text:p>
          </table:table-cell>
          <table:table-cell/>
          <table:table-cell office:value-type="float" office:value="86.6518" calcext:value-type="float">
            <text:p>86.651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odex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OS.TO</text:p>
          </table:table-cell>
          <table:table-cell office:value-type="float" office:value="467" calcext:value-type="float">
            <text:p>467</text:p>
          </table:table-cell>
          <table:table-cell office:value-type="float" office:value="1256" calcext:value-type="float">
            <text:p>1256</text:p>
          </table:table-cell>
          <table:table-cell office:value-type="float" office:value="459" calcext:value-type="float">
            <text:p>459</text:p>
          </table:table-cell>
          <table:table-cell office:value-type="float" office:value="2.48508" calcext:value-type="float">
            <text:p>2.48508</text:p>
          </table:table-cell>
          <table:table-cell office:value-type="float" office:value="450" calcext:value-type="float">
            <text:p>450</text:p>
          </table:table-cell>
          <table:table-cell office:value-type="float" office:value="0.0188558" calcext:value-type="float">
            <text:p>0.0188558</text:p>
          </table:table-cell>
          <table:table-cell office:value-type="float" office:value="347" calcext:value-type="float">
            <text:p>347</text:p>
          </table:table-cell>
          <table:table-cell office:value-type="float" office:value="0.0543259" calcext:value-type="float">
            <text:p>0.054325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a Goose Holdings Inc</text:p>
          </table:table-cell>
          <table:table-cell office:value-type="string" calcext:value-type="string">
            <text:p>Yes</text:p>
          </table:table-cell>
          <table:table-cell office:value-type="float" office:value="0.119129" calcext:value-type="float">
            <text:p>0.119129</text:p>
          </table:table-cell>
          <table:table-cell office:value-type="float" office:value="0.0665063" calcext:value-type="float">
            <text:p>0.0665063</text:p>
          </table:table-cell>
          <table:table-cell office:value-type="float" office:value="1.439" calcext:value-type="float">
            <text:p>1.439</text:p>
          </table:table-cell>
          <table:table-cell office:value-type="float" office:value="113.108" calcext:value-type="float">
            <text:p>113.108</text:p>
          </table:table-cell>
          <table:table-cell office:value-type="float" office:value="2032.37" calcext:value-type="float">
            <text:p>2032.37</text:p>
          </table:table-cell>
          <table:table-cell/>
          <table:table-cell office:value-type="float" office:value="24.08" calcext:value-type="float">
            <text:p>24.0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anadagoos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TX.XETRA</text:p>
          </table:table-cell>
          <table:table-cell office:value-type="float" office:value="468" calcext:value-type="float">
            <text:p>468</text:p>
          </table:table-cell>
          <table:table-cell office:value-type="float" office:value="1256" calcext:value-type="float">
            <text:p>1256</text:p>
          </table:table-cell>
          <table:table-cell office:value-type="float" office:value="350" calcext:value-type="float">
            <text:p>350</text:p>
          </table:table-cell>
          <table:table-cell office:value-type="float" office:value="1.37793" calcext:value-type="float">
            <text:p>1.37793</text:p>
          </table:table-cell>
          <table:table-cell office:value-type="float" office:value="447" calcext:value-type="float">
            <text:p>447</text:p>
          </table:table-cell>
          <table:table-cell office:value-type="float" office:value="0.0188764" calcext:value-type="float">
            <text:p>0.0188764</text:p>
          </table:table-cell>
          <table:table-cell office:value-type="float" office:value="459" calcext:value-type="float">
            <text:p>459</text:p>
          </table:table-cell>
          <table:table-cell office:value-type="float" office:value="0.0288078" calcext:value-type="float">
            <text:p>0.028807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TU Aero Engines AG</text:p>
          </table:table-cell>
          <table:table-cell office:value-type="string" calcext:value-type="string">
            <text:p>Yes</text:p>
          </table:table-cell>
          <table:table-cell office:value-type="float" office:value="0.103816" calcext:value-type="float">
            <text:p>0.103816</text:p>
          </table:table-cell>
          <table:table-cell office:value-type="float" office:value="0.0802681" calcext:value-type="float">
            <text:p>0.0802681</text:p>
          </table:table-cell>
          <table:table-cell office:value-type="float" office:value="0" calcext:value-type="float">
            <text:p>0</text:p>
          </table:table-cell>
          <table:table-cell office:value-type="float" office:value="64.953" calcext:value-type="float">
            <text:p>64.953</text:p>
          </table:table-cell>
          <table:table-cell office:value-type="float" office:value="9818.35" calcext:value-type="float">
            <text:p>9818.35</text:p>
          </table:table-cell>
          <table:table-cell/>
          <table:table-cell office:value-type="float" office:value="199.371" calcext:value-type="float">
            <text:p>199.37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tu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DP.PA</text:p>
          </table:table-cell>
          <table:table-cell office:value-type="float" office:value="469" calcext:value-type="float">
            <text:p>469</text:p>
          </table:table-cell>
          <table:table-cell office:value-type="float" office:value="1257" calcext:value-type="float">
            <text:p>1257</text:p>
          </table:table-cell>
          <table:table-cell office:value-type="float" office:value="302" calcext:value-type="float">
            <text:p>302</text:p>
          </table:table-cell>
          <table:table-cell office:value-type="float" office:value="1.04124" calcext:value-type="float">
            <text:p>1.04124</text:p>
          </table:table-cell>
          <table:table-cell office:value-type="float" office:value="414" calcext:value-type="float">
            <text:p>414</text:p>
          </table:table-cell>
          <table:table-cell office:value-type="float" office:value="0.0225975" calcext:value-type="float">
            <text:p>0.0225975</text:p>
          </table:table-cell>
          <table:table-cell office:value-type="float" office:value="541" calcext:value-type="float">
            <text:p>541</text:p>
          </table:table-cell>
          <table:table-cell office:value-type="float" office:value="0.0102736" calcext:value-type="float">
            <text:p>0.01027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eroports de Paris SA</text:p>
          </table:table-cell>
          <table:table-cell office:value-type="string" calcext:value-type="string">
            <text:p>Yes</text:p>
          </table:table-cell>
          <table:table-cell office:value-type="float" office:value="0.0777585" calcext:value-type="float">
            <text:p>0.0777585</text:p>
          </table:table-cell>
          <table:table-cell office:value-type="float" office:value="0.067485" calcext:value-type="float">
            <text:p>0.067485</text:p>
          </table:table-cell>
          <table:table-cell office:value-type="float" office:value="60.334" calcext:value-type="float">
            <text:p>60.334</text:p>
          </table:table-cell>
          <table:table-cell office:value-type="float" office:value="26.544" calcext:value-type="float">
            <text:p>26.544</text:p>
          </table:table-cell>
          <table:table-cell office:value-type="float" office:value="11028.5" calcext:value-type="float">
            <text:p>11028.5</text:p>
          </table:table-cell>
          <table:table-cell/>
          <table:table-cell office:value-type="float" office:value="122.458" calcext:value-type="float">
            <text:p>122.45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arisaeroport.f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PC.US</text:p>
          </table:table-cell>
          <table:table-cell office:value-type="float" office:value="470" calcext:value-type="float">
            <text:p>470</text:p>
          </table:table-cell>
          <table:table-cell office:value-type="float" office:value="1258" calcext:value-type="float">
            <text:p>1258</text:p>
          </table:table-cell>
          <table:table-cell office:value-type="float" office:value="366" calcext:value-type="float">
            <text:p>366</text:p>
          </table:table-cell>
          <table:table-cell office:value-type="float" office:value="1.47017" calcext:value-type="float">
            <text:p>1.47017</text:p>
          </table:table-cell>
          <table:table-cell office:value-type="float" office:value="554" calcext:value-type="float">
            <text:p>554</text:p>
          </table:table-cell>
          <table:table-cell office:value-type="float" office:value="0.00192822" calcext:value-type="float">
            <text:p>0.00192822</text:p>
          </table:table-cell>
          <table:table-cell office:value-type="float" office:value="338" calcext:value-type="float">
            <text:p>338</text:p>
          </table:table-cell>
          <table:table-cell office:value-type="float" office:value="0.057964" calcext:value-type="float">
            <text:p>0.05796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ilgrims Pride Corp</text:p>
          </table:table-cell>
          <table:table-cell office:value-type="string" calcext:value-type="string">
            <text:p>Yes</text:p>
          </table:table-cell>
          <table:table-cell office:value-type="float" office:value="0.124273" calcext:value-type="float">
            <text:p>0.124273</text:p>
          </table:table-cell>
          <table:table-cell office:value-type="float" office:value="0.066309" calcext:value-type="float">
            <text:p>0.066309</text:p>
          </table:table-cell>
          <table:table-cell office:value-type="float" office:value="82.705" calcext:value-type="float">
            <text:p>82.705</text:p>
          </table:table-cell>
          <table:table-cell office:value-type="float" office:value="18.1" calcext:value-type="float">
            <text:p>18.1</text:p>
          </table:table-cell>
          <table:table-cell office:value-type="float" office:value="5491.16" calcext:value-type="float">
            <text:p>5491.16</text:p>
          </table:table-cell>
          <table:table-cell table:style-name="ce6" office:value-type="date" office:date-value="1987-01-01" calcext:value-type="date">
            <text:p>1987-01-01</text:p>
          </table:table-cell>
          <table:table-cell office:value-type="float" office:value="23.73" calcext:value-type="float">
            <text:p>23.73</text:p>
          </table:table-cell>
          <table:table-cell office:value-type="float" office:value="26.25" calcext:value-type="float">
            <text:p>26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pilgrim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PONOR.HE</text:p>
          </table:table-cell>
          <table:table-cell office:value-type="float" office:value="471" calcext:value-type="float">
            <text:p>471</text:p>
          </table:table-cell>
          <table:table-cell office:value-type="float" office:value="1258" calcext:value-type="float">
            <text:p>1258</text:p>
          </table:table-cell>
          <table:table-cell office:value-type="float" office:value="345" calcext:value-type="float">
            <text:p>345</text:p>
          </table:table-cell>
          <table:table-cell office:value-type="float" office:value="1.33746" calcext:value-type="float">
            <text:p>1.33746</text:p>
          </table:table-cell>
          <table:table-cell office:value-type="float" office:value="402" calcext:value-type="float">
            <text:p>402</text:p>
          </table:table-cell>
          <table:table-cell office:value-type="float" office:value="0.0246471" calcext:value-type="float">
            <text:p>0.0246471</text:p>
          </table:table-cell>
          <table:table-cell office:value-type="float" office:value="511" calcext:value-type="float">
            <text:p>511</text:p>
          </table:table-cell>
          <table:table-cell office:value-type="float" office:value="0.0159423" calcext:value-type="float">
            <text:p>0.0159423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ponor Oyj</text:p>
          </table:table-cell>
          <table:table-cell office:value-type="string" calcext:value-type="string">
            <text:p>Yes</text:p>
          </table:table-cell>
          <table:table-cell office:value-type="float" office:value="0.0917983" calcext:value-type="float">
            <text:p>0.0917983</text:p>
          </table:table-cell>
          <table:table-cell office:value-type="float" office:value="0.0816029" calcext:value-type="float">
            <text:p>0.0816029</text:p>
          </table:table-cell>
          <table:table-cell office:value-type="float" office:value="45.868" calcext:value-type="float">
            <text:p>45.868</text:p>
          </table:table-cell>
          <table:table-cell office:value-type="float" office:value="34.982" calcext:value-type="float">
            <text:p>34.982</text:p>
          </table:table-cell>
          <table:table-cell office:value-type="float" office:value="2075.75" calcext:value-type="float">
            <text:p>2075.75</text:p>
          </table:table-cell>
          <table:table-cell/>
          <table:table-cell office:value-type="float" office:value="16.0841" calcext:value-type="float">
            <text:p>16.084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upono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KQ.US</text:p>
          </table:table-cell>
          <table:table-cell office:value-type="float" office:value="472" calcext:value-type="float">
            <text:p>472</text:p>
          </table:table-cell>
          <table:table-cell office:value-type="float" office:value="1260" calcext:value-type="float">
            <text:p>1260</text:p>
          </table:table-cell>
          <table:table-cell office:value-type="float" office:value="464" calcext:value-type="float">
            <text:p>464</text:p>
          </table:table-cell>
          <table:table-cell office:value-type="float" office:value="2.67766" calcext:value-type="float">
            <text:p>2.67766</text:p>
          </table:table-cell>
          <table:table-cell office:value-type="float" office:value="354" calcext:value-type="float">
            <text:p>354</text:p>
          </table:table-cell>
          <table:table-cell office:value-type="float" office:value="0.0302734" calcext:value-type="float">
            <text:p>0.0302734</text:p>
          </table:table-cell>
          <table:table-cell office:value-type="float" office:value="442" calcext:value-type="float">
            <text:p>442</text:p>
          </table:table-cell>
          <table:table-cell office:value-type="float" office:value="0.0326003" calcext:value-type="float">
            <text:p>0.032600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KQ Corporation</text:p>
          </table:table-cell>
          <table:table-cell office:value-type="string" calcext:value-type="string">
            <text:p>Yes</text:p>
          </table:table-cell>
          <table:table-cell office:value-type="float" office:value="0.107245" calcext:value-type="float">
            <text:p>0.107245</text:p>
          </table:table-cell>
          <table:table-cell office:value-type="float" office:value="0.0746443" calcext:value-type="float">
            <text:p>0.0746443</text:p>
          </table:table-cell>
          <table:table-cell office:value-type="float" office:value="0.525" calcext:value-type="float">
            <text:p>0.525</text:p>
          </table:table-cell>
          <table:table-cell office:value-type="float" office:value="101.191" calcext:value-type="float">
            <text:p>101.191</text:p>
          </table:table-cell>
          <table:table-cell office:value-type="float" office:value="13252" calcext:value-type="float">
            <text:p>13252</text:p>
          </table:table-cell>
          <table:table-cell table:style-name="ce6" office:value-type="date" office:date-value="2003-10-03" calcext:value-type="date">
            <text:p>2003-10-03</text:p>
          </table:table-cell>
          <table:table-cell office:value-type="float" office:value="52.264" calcext:value-type="float">
            <text:p>52.264</text:p>
          </table:table-cell>
          <table:table-cell office:value-type="float" office:value="67.19" calcext:value-type="float">
            <text:p>67.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lkqcor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HP.JSE</text:p>
          </table:table-cell>
          <table:table-cell office:value-type="float" office:value="473" calcext:value-type="float">
            <text:p>473</text:p>
          </table:table-cell>
          <table:table-cell office:value-type="float" office:value="1263" calcext:value-type="float">
            <text:p>1263</text:p>
          </table:table-cell>
          <table:table-cell office:value-type="float" office:value="578" calcext:value-type="float">
            <text:p>578</text:p>
          </table:table-cell>
          <table:table-cell office:value-type="float" office:value="153.046" calcext:value-type="float">
            <text:p>153.046</text:p>
          </table:table-cell>
          <table:table-cell office:value-type="float" office:value="587" calcext:value-type="float">
            <text:p>587</text:p>
          </table:table-cell>
          <table:table-cell office:value-type="float" office:value="0.0000630481" calcext:value-type="float">
            <text:p>0.0000630481</text:p>
          </table:table-cell>
          <table:table-cell office:value-type="float" office:value="98" calcext:value-type="float">
            <text:p>98</text:p>
          </table:table-cell>
          <table:table-cell office:value-type="float" office:value="0.181261" calcext:value-type="float">
            <text:p>0.18126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hoprite Holdings Ltd</text:p>
          </table:table-cell>
          <table:table-cell office:value-type="string" calcext:value-type="string">
            <text:p>Yes</text:p>
          </table:table-cell>
          <table:table-cell office:value-type="float" office:value="0.253235" calcext:value-type="float">
            <text:p>0.253235</text:p>
          </table:table-cell>
          <table:table-cell office:value-type="float" office:value="0.0812127" calcext:value-type="float">
            <text:p>0.0812127</text:p>
          </table:table-cell>
          <table:table-cell office:value-type="float" office:value="12.12" calcext:value-type="float">
            <text:p>12.12</text:p>
          </table:table-cell>
          <table:table-cell office:value-type="float" office:value="57.928" calcext:value-type="float">
            <text:p>57.928</text:p>
          </table:table-cell>
          <table:table-cell office:value-type="float" office:value="110146" calcext:value-type="float">
            <text:p>110146</text:p>
          </table:table-cell>
          <table:table-cell/>
          <table:table-cell office:value-type="float" office:value="22348.2" calcext:value-type="float">
            <text:p>22348.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hopriteholdings.co.z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FCN.SW</text:p>
          </table:table-cell>
          <table:table-cell office:value-type="float" office:value="474" calcext:value-type="float">
            <text:p>474</text:p>
          </table:table-cell>
          <table:table-cell office:value-type="float" office:value="1264" calcext:value-type="float">
            <text:p>1264</text:p>
          </table:table-cell>
          <table:table-cell office:value-type="float" office:value="458" calcext:value-type="float">
            <text:p>458</text:p>
          </table:table-cell>
          <table:table-cell office:value-type="float" office:value="2.47694" calcext:value-type="float">
            <text:p>2.47694</text:p>
          </table:table-cell>
          <table:table-cell office:value-type="float" office:value="423" calcext:value-type="float">
            <text:p>423</text:p>
          </table:table-cell>
          <table:table-cell office:value-type="float" office:value="0.0216858" calcext:value-type="float">
            <text:p>0.0216858</text:p>
          </table:table-cell>
          <table:table-cell office:value-type="float" office:value="383" calcext:value-type="float">
            <text:p>383</text:p>
          </table:table-cell>
          <table:table-cell office:value-type="float" office:value="0.0466609" calcext:value-type="float">
            <text:p>0.046660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ficon Holding</text:p>
          </table:table-cell>
          <table:table-cell office:value-type="string" calcext:value-type="string">
            <text:p>Yes</text:p>
          </table:table-cell>
          <table:table-cell office:value-type="float" office:value="0.122543" calcext:value-type="float">
            <text:p>0.122543</text:p>
          </table:table-cell>
          <table:table-cell office:value-type="float" office:value="0.0850722" calcext:value-type="float">
            <text:p>0.0850722</text:p>
          </table:table-cell>
          <table:table-cell office:value-type="float" office:value="30.813" calcext:value-type="float">
            <text:p>30.813</text:p>
          </table:table-cell>
          <table:table-cell office:value-type="float" office:value="40.502" calcext:value-type="float">
            <text:p>40.502</text:p>
          </table:table-cell>
          <table:table-cell office:value-type="float" office:value="2444.31" calcext:value-type="float">
            <text:p>2444.31</text:p>
          </table:table-cell>
          <table:table-cell/>
          <table:table-cell office:value-type="float" office:value="793.972" calcext:value-type="float">
            <text:p>793.97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fic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SY.US</text:p>
          </table:table-cell>
          <table:table-cell office:value-type="float" office:value="475" calcext:value-type="float">
            <text:p>475</text:p>
          </table:table-cell>
          <table:table-cell office:value-type="float" office:value="1266" calcext:value-type="float">
            <text:p>1266</text:p>
          </table:table-cell>
          <table:table-cell office:value-type="float" office:value="286" calcext:value-type="float">
            <text:p>286</text:p>
          </table:table-cell>
          <table:table-cell office:value-type="float" office:value="0.9826" calcext:value-type="float">
            <text:p>0.9826</text:p>
          </table:table-cell>
          <table:table-cell office:value-type="float" office:value="411" calcext:value-type="float">
            <text:p>411</text:p>
          </table:table-cell>
          <table:table-cell office:value-type="float" office:value="0.0234033" calcext:value-type="float">
            <text:p>0.0234033</text:p>
          </table:table-cell>
          <table:table-cell office:value-type="float" office:value="569" calcext:value-type="float">
            <text:p>569</text:p>
          </table:table-cell>
          <table:table-cell office:value-type="float" office:value="0.00680957" calcext:value-type="float">
            <text:p>0.0068095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seys General Stores Inc</text:p>
          </table:table-cell>
          <table:table-cell office:value-type="string" calcext:value-type="string">
            <text:p>Yes</text:p>
          </table:table-cell>
          <table:table-cell office:value-type="float" office:value="0.073914" calcext:value-type="float">
            <text:p>0.073914</text:p>
          </table:table-cell>
          <table:table-cell office:value-type="float" office:value="0.0678928" calcext:value-type="float">
            <text:p>0.0678928</text:p>
          </table:table-cell>
          <table:table-cell office:value-type="float" office:value="0.513" calcext:value-type="float">
            <text:p>0.513</text:p>
          </table:table-cell>
          <table:table-cell office:value-type="float" office:value="88.232" calcext:value-type="float">
            <text:p>88.232</text:p>
          </table:table-cell>
          <table:table-cell office:value-type="float" office:value="10050.4" calcext:value-type="float">
            <text:p>10050.4</text:p>
          </table:table-cell>
          <table:table-cell table:style-name="ce6" office:value-type="date" office:date-value="1983-10-20" calcext:value-type="date">
            <text:p>1983-10-20</text:p>
          </table:table-cell>
          <table:table-cell office:value-type="float" office:value="222.868" calcext:value-type="float">
            <text:p>222.868</text:p>
          </table:table-cell>
          <table:table-cell office:value-type="float" office:value="272.45" calcext:value-type="float">
            <text:p>272.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asey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ST.ST</text:p>
          </table:table-cell>
          <table:table-cell office:value-type="float" office:value="476" calcext:value-type="float">
            <text:p>476</text:p>
          </table:table-cell>
          <table:table-cell office:value-type="float" office:value="1273" calcext:value-type="float">
            <text:p>1273</text:p>
          </table:table-cell>
          <table:table-cell office:value-type="float" office:value="333" calcext:value-type="float">
            <text:p>333</text:p>
          </table:table-cell>
          <table:table-cell office:value-type="float" office:value="1.26786" calcext:value-type="float">
            <text:p>1.26786</text:p>
          </table:table-cell>
          <table:table-cell office:value-type="float" office:value="544" calcext:value-type="float">
            <text:p>544</text:p>
          </table:table-cell>
          <table:table-cell office:value-type="float" office:value="0.00440576" calcext:value-type="float">
            <text:p>0.00440576</text:p>
          </table:table-cell>
          <table:table-cell office:value-type="float" office:value="396" calcext:value-type="float">
            <text:p>396</text:p>
          </table:table-cell>
          <table:table-cell office:value-type="float" office:value="0.0435361" calcext:value-type="float">
            <text:p>0.043536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ustin Group AB</text:p>
          </table:table-cell>
          <table:table-cell office:value-type="string" calcext:value-type="string">
            <text:p>Yes</text:p>
          </table:table-cell>
          <table:table-cell office:value-type="float" office:value="0.102654" calcext:value-type="float">
            <text:p>0.102654</text:p>
          </table:table-cell>
          <table:table-cell office:value-type="float" office:value="0.0591179" calcext:value-type="float">
            <text:p>0.0591179</text:p>
          </table:table-cell>
          <table:table-cell office:value-type="float" office:value="35.863" calcext:value-type="float">
            <text:p>35.863</text:p>
          </table:table-cell>
          <table:table-cell office:value-type="float" office:value="59.274" calcext:value-type="float">
            <text:p>59.274</text:p>
          </table:table-cell>
          <table:table-cell office:value-type="float" office:value="2329.02" calcext:value-type="float">
            <text:p>2329.02</text:p>
          </table:table-cell>
          <table:table-cell/>
          <table:table-cell office:value-type="float" office:value="41.28" calcext:value-type="float">
            <text:p>41.2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ustin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T.ST</text:p>
          </table:table-cell>
          <table:table-cell office:value-type="float" office:value="477" calcext:value-type="float">
            <text:p>477</text:p>
          </table:table-cell>
          <table:table-cell office:value-type="float" office:value="1275" calcext:value-type="float">
            <text:p>1275</text:p>
          </table:table-cell>
          <table:table-cell office:value-type="float" office:value="482" calcext:value-type="float">
            <text:p>482</text:p>
          </table:table-cell>
          <table:table-cell office:value-type="float" office:value="3.024" calcext:value-type="float">
            <text:p>3.024</text:p>
          </table:table-cell>
          <table:table-cell office:value-type="float" office:value="490" calcext:value-type="float">
            <text:p>490</text:p>
          </table:table-cell>
          <table:table-cell office:value-type="float" office:value="0.0135417" calcext:value-type="float">
            <text:p>0.0135417</text:p>
          </table:table-cell>
          <table:table-cell office:value-type="float" office:value="303" calcext:value-type="float">
            <text:p>303</text:p>
          </table:table-cell>
          <table:table-cell office:value-type="float" office:value="0.0663233" calcext:value-type="float">
            <text:p>0.066323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dutrade AB</text:p>
          </table:table-cell>
          <table:table-cell office:value-type="string" calcext:value-type="string">
            <text:p>Yes</text:p>
          </table:table-cell>
          <table:table-cell office:value-type="float" office:value="0.142128" calcext:value-type="float">
            <text:p>0.142128</text:p>
          </table:table-cell>
          <table:table-cell office:value-type="float" office:value="0.0802583" calcext:value-type="float">
            <text:p>0.0802583</text:p>
          </table:table-cell>
          <table:table-cell office:value-type="float" office:value="26.887" calcext:value-type="float">
            <text:p>26.887</text:p>
          </table:table-cell>
          <table:table-cell office:value-type="float" office:value="52.364" calcext:value-type="float">
            <text:p>52.364</text:p>
          </table:table-cell>
          <table:table-cell office:value-type="float" office:value="73228.9" calcext:value-type="float">
            <text:p>73228.9</text:p>
          </table:table-cell>
          <table:table-cell table:style-name="ce6" office:value-type="date" office:date-value="2005-10-05" calcext:value-type="date">
            <text:p>2005-10-05</text:p>
          </table:table-cell>
          <table:table-cell office:value-type="float" office:value="208.577" calcext:value-type="float">
            <text:p>208.57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ndutrad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TB.US</text:p>
          </table:table-cell>
          <table:table-cell office:value-type="float" office:value="478" calcext:value-type="float">
            <text:p>478</text:p>
          </table:table-cell>
          <table:table-cell office:value-type="float" office:value="1276" calcext:value-type="float">
            <text:p>1276</text:p>
          </table:table-cell>
          <table:table-cell office:value-type="float" office:value="441" calcext:value-type="float">
            <text:p>441</text:p>
          </table:table-cell>
          <table:table-cell office:value-type="float" office:value="2.24679" calcext:value-type="float">
            <text:p>2.24679</text:p>
          </table:table-cell>
          <table:table-cell office:value-type="float" office:value="531" calcext:value-type="float">
            <text:p>531</text:p>
          </table:table-cell>
          <table:table-cell office:value-type="float" office:value="0.00651333" calcext:value-type="float">
            <text:p>0.00651333</text:p>
          </table:table-cell>
          <table:table-cell office:value-type="float" office:value="304" calcext:value-type="float">
            <text:p>304</text:p>
          </table:table-cell>
          <table:table-cell office:value-type="float" office:value="0.0662452" calcext:value-type="float">
            <text:p>0.066245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ontoor Brands Inc</text:p>
          </table:table-cell>
          <table:table-cell office:value-type="string" calcext:value-type="string">
            <text:p>Yes</text:p>
          </table:table-cell>
          <table:table-cell office:value-type="float" office:value="0.137251" calcext:value-type="float">
            <text:p>0.137251</text:p>
          </table:table-cell>
          <table:table-cell office:value-type="float" office:value="0.0710059" calcext:value-type="float">
            <text:p>0.0710059</text:p>
          </table:table-cell>
          <table:table-cell office:value-type="float" office:value="1.57" calcext:value-type="float">
            <text:p>1.57</text:p>
          </table:table-cell>
          <table:table-cell office:value-type="float" office:value="93.788" calcext:value-type="float">
            <text:p>93.788</text:p>
          </table:table-cell>
          <table:table-cell office:value-type="float" office:value="2591.82" calcext:value-type="float">
            <text:p>2591.82</text:p>
          </table:table-cell>
          <table:table-cell table:style-name="ce6" office:value-type="date" office:date-value="2019-05-09" calcext:value-type="date">
            <text:p>2019-05-09</text:p>
          </table:table-cell>
          <table:table-cell office:value-type="float" office:value="38.3894" calcext:value-type="float">
            <text:p>38.3894</text:p>
          </table:table-cell>
          <table:table-cell office:value-type="float" office:value="52.71" calcext:value-type="float">
            <text:p>52.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kontoorbran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RO.PA</text:p>
          </table:table-cell>
          <table:table-cell office:value-type="float" office:value="479" calcext:value-type="float">
            <text:p>479</text:p>
          </table:table-cell>
          <table:table-cell office:value-type="float" office:value="1276" calcext:value-type="float">
            <text:p>1276</text:p>
          </table:table-cell>
          <table:table-cell office:value-type="float" office:value="268" calcext:value-type="float">
            <text:p>268</text:p>
          </table:table-cell>
          <table:table-cell office:value-type="float" office:value="0.883046" calcext:value-type="float">
            <text:p>0.883046</text:p>
          </table:table-cell>
          <table:table-cell office:value-type="float" office:value="445" calcext:value-type="float">
            <text:p>445</text:p>
          </table:table-cell>
          <table:table-cell office:value-type="float" office:value="0.0194736" calcext:value-type="float">
            <text:p>0.0194736</text:p>
          </table:table-cell>
          <table:table-cell office:value-type="float" office:value="563" calcext:value-type="float">
            <text:p>563</text:p>
          </table:table-cell>
          <table:table-cell office:value-type="float" office:value="0.00782244" calcext:value-type="float">
            <text:p>0.0078224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No</text:p>
          </table:table-cell>
          <table:table-cell office:value-type="float" office:value="0.0831763" calcext:value-type="float">
            <text:p>0.0831763</text:p>
          </table:table-cell>
          <table:table-cell office:value-type="float" office:value="0.0841697" calcext:value-type="float">
            <text:p>0.0841697</text:p>
          </table:table-cell>
          <table:table-cell office:value-type="float" office:value="70.16" calcext:value-type="float">
            <text:p>70.16</text:p>
          </table:table-cell>
          <table:table-cell office:value-type="float" office:value="14.818" calcext:value-type="float">
            <text:p>14.818</text:p>
          </table:table-cell>
          <table:table-cell office:value-type="float" office:value="904.778" calcext:value-type="float">
            <text:p>904.778</text:p>
          </table:table-cell>
          <table:table-cell/>
          <table:table-cell office:value-type="float" office:value="38.2121" calcext:value-type="float">
            <text:p>38.212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eurones.n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.US</text:p>
          </table:table-cell>
          <table:table-cell office:value-type="float" office:value="480" calcext:value-type="float">
            <text:p>480</text:p>
          </table:table-cell>
          <table:table-cell office:value-type="float" office:value="1276" calcext:value-type="float">
            <text:p>1276</text:p>
          </table:table-cell>
          <table:table-cell office:value-type="float" office:value="490" calcext:value-type="float">
            <text:p>490</text:p>
          </table:table-cell>
          <table:table-cell office:value-type="float" office:value="3.40553" calcext:value-type="float">
            <text:p>3.40553</text:p>
          </table:table-cell>
          <table:table-cell office:value-type="float" office:value="401" calcext:value-type="float">
            <text:p>401</text:p>
          </table:table-cell>
          <table:table-cell office:value-type="float" office:value="0.0253221" calcext:value-type="float">
            <text:p>0.0253221</text:p>
          </table:table-cell>
          <table:table-cell office:value-type="float" office:value="385" calcext:value-type="float">
            <text:p>385</text:p>
          </table:table-cell>
          <table:table-cell office:value-type="float" office:value="0.0463863" calcext:value-type="float">
            <text:p>0.046386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gilent Technologies Inc</text:p>
          </table:table-cell>
          <table:table-cell office:value-type="string" calcext:value-type="string">
            <text:p>Yes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863223" calcext:value-type="float">
            <text:p>0.0863223</text:p>
          </table:table-cell>
          <table:table-cell office:value-type="float" office:value="0.3" calcext:value-type="float">
            <text:p>0.3</text:p>
          </table:table-cell>
          <table:table-cell office:value-type="float" office:value="91.476" calcext:value-type="float">
            <text:p>91.476</text:p>
          </table:table-cell>
          <table:table-cell office:value-type="float" office:value="32371.8" calcext:value-type="float">
            <text:p>32371.8</text:p>
          </table:table-cell>
          <table:table-cell table:style-name="ce6" office:value-type="date" office:date-value="1999-11-18" calcext:value-type="date">
            <text:p>1999-11-18</text:p>
          </table:table-cell>
          <table:table-cell office:value-type="float" office:value="148.571" calcext:value-type="float">
            <text:p>148.571</text:p>
          </table:table-cell>
          <table:table-cell office:value-type="float" office:value="139.31" calcext:value-type="float">
            <text:p>139.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gilen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L.JSE</text:p>
          </table:table-cell>
          <table:table-cell office:value-type="float" office:value="481" calcext:value-type="float">
            <text:p>481</text:p>
          </table:table-cell>
          <table:table-cell office:value-type="float" office:value="1278" calcext:value-type="float">
            <text:p>1278</text:p>
          </table:table-cell>
          <table:table-cell office:value-type="float" office:value="559" calcext:value-type="float">
            <text:p>559</text:p>
          </table:table-cell>
          <table:table-cell office:value-type="float" office:value="31.2313" calcext:value-type="float">
            <text:p>31.2313</text:p>
          </table:table-cell>
          <table:table-cell office:value-type="float" office:value="593" calcext:value-type="float">
            <text:p>593</text:p>
          </table:table-cell>
          <table:table-cell office:value-type="float" office:value="0.0000130285" calcext:value-type="float">
            <text:p>0.0000130285</text:p>
          </table:table-cell>
          <table:table-cell office:value-type="float" office:value="126" calcext:value-type="float">
            <text:p>126</text:p>
          </table:table-cell>
          <table:table-cell office:value-type="float" office:value="0.155712" calcext:value-type="float">
            <text:p>0.15571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asol Ltd</text:p>
          </table:table-cell>
          <table:table-cell office:value-type="string" calcext:value-type="string">
            <text:p>Yes</text:p>
          </table:table-cell>
          <table:table-cell office:value-type="float" office:value="0.226347" calcext:value-type="float">
            <text:p>0.226347</text:p>
          </table:table-cell>
          <table:table-cell office:value-type="float" office:value="0.0811048" calcext:value-type="float">
            <text:p>0.0811048</text:p>
          </table:table-cell>
          <table:table-cell office:value-type="float" office:value="0.071" calcext:value-type="float">
            <text:p>0.071</text:p>
          </table:table-cell>
          <table:table-cell office:value-type="float" office:value="62.786" calcext:value-type="float">
            <text:p>62.786</text:p>
          </table:table-cell>
          <table:table-cell office:value-type="float" office:value="178801" calcext:value-type="float">
            <text:p>178801</text:p>
          </table:table-cell>
          <table:table-cell/>
          <table:table-cell office:value-type="float" office:value="26230.9" calcext:value-type="float">
            <text:p>26230.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aso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LA.AT</text:p>
          </table:table-cell>
          <table:table-cell office:value-type="float" office:value="482" calcext:value-type="float">
            <text:p>482</text:p>
          </table:table-cell>
          <table:table-cell office:value-type="float" office:value="1282" calcext:value-type="float">
            <text:p>1282</text:p>
          </table:table-cell>
          <table:table-cell office:value-type="float" office:value="226" calcext:value-type="float">
            <text:p>226</text:p>
          </table:table-cell>
          <table:table-cell office:value-type="float" office:value="0.698598" calcext:value-type="float">
            <text:p>0.698598</text:p>
          </table:table-cell>
          <table:table-cell office:value-type="float" office:value="533" calcext:value-type="float">
            <text:p>533</text:p>
          </table:table-cell>
          <table:table-cell office:value-type="float" office:value="0.00617372" calcext:value-type="float">
            <text:p>0.00617372</text:p>
          </table:table-cell>
          <table:table-cell office:value-type="float" office:value="523" calcext:value-type="float">
            <text:p>523</text:p>
          </table:table-cell>
          <table:table-cell office:value-type="float" office:value="0.01309" calcext:value-type="float">
            <text:p>0.0130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Jumbo S.A.</text:p>
          </table:table-cell>
          <table:table-cell office:value-type="string" calcext:value-type="string">
            <text:p>Yes</text:p>
          </table:table-cell>
          <table:table-cell office:value-type="float" office:value="0.0887736" calcext:value-type="float">
            <text:p>0.0887736</text:p>
          </table:table-cell>
          <table:table-cell office:value-type="float" office:value="0.0798875" calcext:value-type="float">
            <text:p>0.0798875</text:p>
          </table:table-cell>
          <table:table-cell office:value-type="float" office:value="19.36" calcext:value-type="float">
            <text:p>19.36</text:p>
          </table:table-cell>
          <table:table-cell office:value-type="float" office:value="39.804" calcext:value-type="float">
            <text:p>39.804</text:p>
          </table:table-cell>
          <table:table-cell office:value-type="float" office:value="3469.53" calcext:value-type="float">
            <text:p>3469.53</text:p>
          </table:table-cell>
          <table:table-cell/>
          <table:table-cell office:value-type="float" office:value="15.1086" calcext:value-type="float">
            <text:p>15.108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-jumbo.g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NA.US</text:p>
          </table:table-cell>
          <table:table-cell office:value-type="float" office:value="483" calcext:value-type="float">
            <text:p>483</text:p>
          </table:table-cell>
          <table:table-cell office:value-type="float" office:value="1284" calcext:value-type="float">
            <text:p>1284</text:p>
          </table:table-cell>
          <table:table-cell office:value-type="float" office:value="378" calcext:value-type="float">
            <text:p>378</text:p>
          </table:table-cell>
          <table:table-cell office:value-type="float" office:value="1.61899" calcext:value-type="float">
            <text:p>1.61899</text:p>
          </table:table-cell>
          <table:table-cell office:value-type="float" office:value="471" calcext:value-type="float">
            <text:p>471</text:p>
          </table:table-cell>
          <table:table-cell office:value-type="float" office:value="0.0162586" calcext:value-type="float">
            <text:p>0.0162586</text:p>
          </table:table-cell>
          <table:table-cell office:value-type="float" office:value="435" calcext:value-type="float">
            <text:p>435</text:p>
          </table:table-cell>
          <table:table-cell office:value-type="float" office:value="0.0342279" calcext:value-type="float">
            <text:p>0.034227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nap-On Inc</text:p>
          </table:table-cell>
          <table:table-cell office:value-type="string" calcext:value-type="string">
            <text:p>Yes</text:p>
          </table:table-cell>
          <table:table-cell office:value-type="float" office:value="0.109583" calcext:value-type="float">
            <text:p>0.109583</text:p>
          </table:table-cell>
          <table:table-cell office:value-type="float" office:value="0.0811273" calcext:value-type="float">
            <text:p>0.0811273</text:p>
          </table:table-cell>
          <table:table-cell office:value-type="float" office:value="1.849" calcext:value-type="float">
            <text:p>1.849</text:p>
          </table:table-cell>
          <table:table-cell office:value-type="float" office:value="88.51" calcext:value-type="float">
            <text:p>88.51</text:p>
          </table:table-cell>
          <table:table-cell office:value-type="float" office:value="13742.9" calcext:value-type="float">
            <text:p>13742.9</text:p>
          </table:table-cell>
          <table:table-cell table:style-name="ce6" office:value-type="date" office:date-value="1985-07-01" calcext:value-type="date">
            <text:p>1985-07-01</text:p>
          </table:table-cell>
          <table:table-cell office:value-type="float" office:value="222.691" calcext:value-type="float">
            <text:p>222.691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nap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RKR.US</text:p>
          </table:table-cell>
          <table:table-cell office:value-type="float" office:value="484" calcext:value-type="float">
            <text:p>484</text:p>
          </table:table-cell>
          <table:table-cell office:value-type="float" office:value="1286" calcext:value-type="float">
            <text:p>1286</text:p>
          </table:table-cell>
          <table:table-cell office:value-type="float" office:value="491" calcext:value-type="float">
            <text:p>491</text:p>
          </table:table-cell>
          <table:table-cell office:value-type="float" office:value="3.43833" calcext:value-type="float">
            <text:p>3.43833</text:p>
          </table:table-cell>
          <table:table-cell office:value-type="float" office:value="386" calcext:value-type="float">
            <text:p>386</text:p>
          </table:table-cell>
          <table:table-cell office:value-type="float" office:value="0.0264682" calcext:value-type="float">
            <text:p>0.0264682</text:p>
          </table:table-cell>
          <table:table-cell office:value-type="float" office:value="409" calcext:value-type="float">
            <text:p>409</text:p>
          </table:table-cell>
          <table:table-cell office:value-type="float" office:value="0.0401549" calcext:value-type="float">
            <text:p>0.040154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ruker Corporation</text:p>
          </table:table-cell>
          <table:table-cell office:value-type="string" calcext:value-type="string">
            <text:p>Yes</text:p>
          </table:table-cell>
          <table:table-cell office:value-type="float" office:value="0.11551" calcext:value-type="float">
            <text:p>0.11551</text:p>
          </table:table-cell>
          <table:table-cell office:value-type="float" office:value="0.0804013" calcext:value-type="float">
            <text:p>0.0804013</text:p>
          </table:table-cell>
          <table:table-cell office:value-type="float" office:value="32.37" calcext:value-type="float">
            <text:p>32.37</text:p>
          </table:table-cell>
          <table:table-cell office:value-type="float" office:value="71.851" calcext:value-type="float">
            <text:p>71.851</text:p>
          </table:table-cell>
          <table:table-cell office:value-type="float" office:value="9290.5" calcext:value-type="float">
            <text:p>9290.5</text:p>
          </table:table-cell>
          <table:table-cell table:style-name="ce6" office:value-type="date" office:date-value="2000-08-04" calcext:value-type="date">
            <text:p>2000-08-04</text:p>
          </table:table-cell>
          <table:table-cell office:value-type="float" office:value="68.1484" calcext:value-type="float">
            <text:p>68.1484</text:p>
          </table:table-cell>
          <table:table-cell office:value-type="float" office:value="82.2" calcext:value-type="float">
            <text:p>82.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bruk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WN.US</text:p>
          </table:table-cell>
          <table:table-cell office:value-type="float" office:value="485" calcext:value-type="float">
            <text:p>485</text:p>
          </table:table-cell>
          <table:table-cell office:value-type="float" office:value="1287" calcext:value-type="float">
            <text:p>1287</text:p>
          </table:table-cell>
          <table:table-cell office:value-type="float" office:value="176" calcext:value-type="float">
            <text:p>176</text:p>
          </table:table-cell>
          <table:table-cell office:value-type="float" office:value="0.508957" calcext:value-type="float">
            <text:p>0.508957</text:p>
          </table:table-cell>
          <table:table-cell office:value-type="float" office:value="525" calcext:value-type="float">
            <text:p>525</text:p>
          </table:table-cell>
          <table:table-cell office:value-type="float" office:value="0.0072617" calcext:value-type="float">
            <text:p>0.0072617</text:p>
          </table:table-cell>
          <table:table-cell office:value-type="float" office:value="586" calcext:value-type="float">
            <text:p>586</text:p>
          </table:table-cell>
          <table:table-cell office:value-type="float" office:value="0.00239825" calcext:value-type="float">
            <text:p>0.0023982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ordstrom Inc</text:p>
          </table:table-cell>
          <table:table-cell office:value-type="string" calcext:value-type="string">
            <text:p>Yes</text:p>
          </table:table-cell>
          <table:table-cell office:value-type="float" office:value="0.0518346" calcext:value-type="float">
            <text:p>0.0518346</text:p>
          </table:table-cell>
          <table:table-cell office:value-type="float" office:value="0.0494363" calcext:value-type="float">
            <text:p>0.0494363</text:p>
          </table:table-cell>
          <table:table-cell office:value-type="float" office:value="29.443" calcext:value-type="float">
            <text:p>29.443</text:p>
          </table:table-cell>
          <table:table-cell office:value-type="float" office:value="64.406" calcext:value-type="float">
            <text:p>64.406</text:p>
          </table:table-cell>
          <table:table-cell office:value-type="float" office:value="2295.83" calcext:value-type="float">
            <text:p>2295.83</text:p>
          </table:table-cell>
          <table:table-cell table:style-name="ce6" office:value-type="date" office:date-value="1986-07-09" calcext:value-type="date">
            <text:p>1986-07-09</text:p>
          </table:table-cell>
          <table:table-cell office:value-type="float" office:value="15.385" calcext:value-type="float">
            <text:p>15.385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ress.nordstro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SSA.JK</text:p>
          </table:table-cell>
          <table:table-cell office:value-type="float" office:value="486" calcext:value-type="float">
            <text:p>486</text:p>
          </table:table-cell>
          <table:table-cell office:value-type="float" office:value="1289" calcext:value-type="float">
            <text:p>1289</text:p>
          </table:table-cell>
          <table:table-cell office:value-type="float" office:value="594" calcext:value-type="float">
            <text:p>594</text:p>
          </table:table-cell>
          <table:table-cell office:value-type="float" office:value="4606.02" calcext:value-type="float">
            <text:p>4606.02</text:p>
          </table:table-cell>
          <table:table-cell office:value-type="float" office:value="592" calcext:value-type="float">
            <text:p>592</text:p>
          </table:table-cell>
          <table:table-cell office:value-type="float" office:value="0.0000209014" calcext:value-type="float">
            <text:p>0.0000209014</text:p>
          </table:table-cell>
          <table:table-cell office:value-type="float" office:value="103" calcext:value-type="float">
            <text:p>103</text:p>
          </table:table-cell>
          <table:table-cell office:value-type="float" office:value="0.176294" calcext:value-type="float">
            <text:p>0.17629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rya Esa Perkasa Tbk</text:p>
          </table:table-cell>
          <table:table-cell office:value-type="string" calcext:value-type="string">
            <text:p>Yes</text:p>
          </table:table-cell>
          <table:table-cell office:value-type="float" office:value="0.251978" calcext:value-type="float">
            <text:p>0.251978</text:p>
          </table:table-cell>
          <table:table-cell office:value-type="float" office:value="0.0861993" calcext:value-type="float">
            <text:p>0.0861993</text:p>
          </table:table-cell>
          <table:table-cell office:value-type="float" office:value="63.651" calcext:value-type="float">
            <text:p>63.651</text:p>
          </table:table-cell>
          <table:table-cell office:value-type="float" office:value="12.171" calcext:value-type="float">
            <text:p>12.171</text:p>
          </table:table-cell>
          <table:table-cell office:value-type="float" office:value="10250100" calcext:value-type="float">
            <text:p>10250100</text:p>
          </table:table-cell>
          <table:table-cell/>
          <table:table-cell office:value-type="float" office:value="872.332" calcext:value-type="float">
            <text:p>872.33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essa.i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LLE.US</text:p>
          </table:table-cell>
          <table:table-cell office:value-type="float" office:value="487" calcext:value-type="float">
            <text:p>487</text:p>
          </table:table-cell>
          <table:table-cell office:value-type="float" office:value="1290" calcext:value-type="float">
            <text:p>1290</text:p>
          </table:table-cell>
          <table:table-cell office:value-type="float" office:value="467" calcext:value-type="float">
            <text:p>467</text:p>
          </table:table-cell>
          <table:table-cell office:value-type="float" office:value="2.74342" calcext:value-type="float">
            <text:p>2.74342</text:p>
          </table:table-cell>
          <table:table-cell office:value-type="float" office:value="362" calcext:value-type="float">
            <text:p>362</text:p>
          </table:table-cell>
          <table:table-cell office:value-type="float" office:value="0.0292251" calcext:value-type="float">
            <text:p>0.0292251</text:p>
          </table:table-cell>
          <table:table-cell office:value-type="float" office:value="461" calcext:value-type="float">
            <text:p>461</text:p>
          </table:table-cell>
          <table:table-cell office:value-type="float" office:value="0.028293" calcext:value-type="float">
            <text:p>0.028293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Allegion PLC</text:p>
          </table:table-cell>
          <table:table-cell office:value-type="string" calcext:value-type="string">
            <text:p>Yes</text:p>
          </table:table-cell>
          <table:table-cell office:value-type="float" office:value="0.103886" calcext:value-type="float">
            <text:p>0.103886</text:p>
          </table:table-cell>
          <table:table-cell office:value-type="float" office:value="0.0763173" calcext:value-type="float">
            <text:p>0.0763173</text:p>
          </table:table-cell>
          <table:table-cell office:value-type="float" office:value="0.363" calcext:value-type="float">
            <text:p>0.363</text:p>
          </table:table-cell>
          <table:table-cell office:value-type="float" office:value="97.904" calcext:value-type="float">
            <text:p>97.904</text:p>
          </table:table-cell>
          <table:table-cell office:value-type="float" office:value="9052.75" calcext:value-type="float">
            <text:p>9052.75</text:p>
          </table:table-cell>
          <table:table-cell table:style-name="ce6" office:value-type="date" office:date-value="2013-11-18" calcext:value-type="date">
            <text:p>2013-11-18</text:p>
          </table:table-cell>
          <table:table-cell office:value-type="float" office:value="103.576" calcext:value-type="float">
            <text:p>103.5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llegi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EK.XETRA</text:p>
          </table:table-cell>
          <table:table-cell office:value-type="float" office:value="488" calcext:value-type="float">
            <text:p>488</text:p>
          </table:table-cell>
          <table:table-cell office:value-type="float" office:value="1291" calcext:value-type="float">
            <text:p>1291</text:p>
          </table:table-cell>
          <table:table-cell office:value-type="float" office:value="546" calcext:value-type="float">
            <text:p>546</text:p>
          </table:table-cell>
          <table:table-cell office:value-type="float" office:value="8.69181" calcext:value-type="float">
            <text:p>8.69181</text:p>
          </table:table-cell>
          <table:table-cell office:value-type="float" office:value="263" calcext:value-type="float">
            <text:p>263</text:p>
          </table:table-cell>
          <table:table-cell office:value-type="float" office:value="0.0465115" calcext:value-type="float">
            <text:p>0.0465115</text:p>
          </table:table-cell>
          <table:table-cell office:value-type="float" office:value="482" calcext:value-type="float">
            <text:p>482</text:p>
          </table:table-cell>
          <table:table-cell office:value-type="float" office:value="0.0239024" calcext:value-type="float">
            <text:p>0.02390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eoTronics AG</text:p>
          </table:table-cell>
          <table:table-cell office:value-type="string" calcext:value-type="string">
            <text:p>Yes</text:p>
          </table:table-cell>
          <table:table-cell office:value-type="float" office:value="0.0921406" calcext:value-type="float">
            <text:p>0.0921406</text:p>
          </table:table-cell>
          <table:table-cell office:value-type="float" office:value="0.0692172" calcext:value-type="float">
            <text:p>0.0692172</text:p>
          </table:table-cell>
          <table:table-cell office:value-type="float" office:value="48.025" calcext:value-type="float">
            <text:p>48.025</text:p>
          </table:table-cell>
          <table:table-cell office:value-type="float" office:value="4.242" calcext:value-type="float">
            <text:p>4.242</text:p>
          </table:table-cell>
          <table:table-cell office:value-type="float" office:value="27.39" calcext:value-type="float">
            <text:p>27.39</text:p>
          </table:table-cell>
          <table:table-cell/>
          <table:table-cell office:value-type="float" office:value="4.2498" calcext:value-type="float">
            <text:p>4.249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eotronics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P.US</text:p>
          </table:table-cell>
          <table:table-cell office:value-type="float" office:value="489" calcext:value-type="float">
            <text:p>489</text:p>
          </table:table-cell>
          <table:table-cell office:value-type="float" office:value="1297" calcext:value-type="float">
            <text:p>1297</text:p>
          </table:table-cell>
          <table:table-cell office:value-type="float" office:value="431" calcext:value-type="float">
            <text:p>431</text:p>
          </table:table-cell>
          <table:table-cell office:value-type="float" office:value="2.0521" calcext:value-type="float">
            <text:p>2.0521</text:p>
          </table:table-cell>
          <table:table-cell office:value-type="float" office:value="341" calcext:value-type="float">
            <text:p>341</text:p>
          </table:table-cell>
          <table:table-cell office:value-type="float" office:value="0.0321954" calcext:value-type="float">
            <text:p>0.0321954</text:p>
          </table:table-cell>
          <table:table-cell office:value-type="float" office:value="525" calcext:value-type="float">
            <text:p>525</text:p>
          </table:table-cell>
          <table:table-cell office:value-type="float" office:value="0.0128567" calcext:value-type="float">
            <text:p>0.012856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nion Pacific Corporation</text:p>
          </table:table-cell>
          <table:table-cell office:value-type="string" calcext:value-type="string">
            <text:p>Yes</text:p>
          </table:table-cell>
          <table:table-cell office:value-type="float" office:value="0.0876264" calcext:value-type="float">
            <text:p>0.0876264</text:p>
          </table:table-cell>
          <table:table-cell office:value-type="float" office:value="0.0747697" calcext:value-type="float">
            <text:p>0.0747697</text:p>
          </table:table-cell>
          <table:table-cell office:value-type="float" office:value="0.24" calcext:value-type="float">
            <text:p>0.24</text:p>
          </table:table-cell>
          <table:table-cell office:value-type="float" office:value="80.918" calcext:value-type="float">
            <text:p>80.918</text:p>
          </table:table-cell>
          <table:table-cell office:value-type="float" office:value="123500" calcext:value-type="float">
            <text:p>123500</text:p>
          </table:table-cell>
          <table:table-cell table:style-name="ce6" office:value-type="date" office:date-value="1978-01-13" calcext:value-type="date">
            <text:p>1978-01-13</text:p>
          </table:table-cell>
          <table:table-cell office:value-type="float" office:value="201.984" calcext:value-type="float">
            <text:p>201.984</text:p>
          </table:table-cell>
          <table:table-cell office:value-type="float" office:value="231.97" calcext:value-type="float">
            <text:p>231.9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MC.US</text:p>
          </table:table-cell>
          <table:table-cell office:value-type="float" office:value="490" calcext:value-type="float">
            <text:p>490</text:p>
          </table:table-cell>
          <table:table-cell office:value-type="float" office:value="1298" calcext:value-type="float">
            <text:p>1298</text:p>
          </table:table-cell>
          <table:table-cell office:value-type="float" office:value="340" calcext:value-type="float">
            <text:p>340</text:p>
          </table:table-cell>
          <table:table-cell office:value-type="float" office:value="1.31353" calcext:value-type="float">
            <text:p>1.31353</text:p>
          </table:table-cell>
          <table:table-cell office:value-type="float" office:value="469" calcext:value-type="float">
            <text:p>469</text:p>
          </table:table-cell>
          <table:table-cell office:value-type="float" office:value="0.0164839" calcext:value-type="float">
            <text:p>0.0164839</text:p>
          </table:table-cell>
          <table:table-cell office:value-type="float" office:value="489" calcext:value-type="float">
            <text:p>489</text:p>
          </table:table-cell>
          <table:table-cell office:value-type="float" office:value="0.0223961" calcext:value-type="float">
            <text:p>0.022396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mnicom Group Inc</text:p>
          </table:table-cell>
          <table:table-cell office:value-type="string" calcext:value-type="string">
            <text:p>Yes</text:p>
          </table:table-cell>
          <table:table-cell office:value-type="float" office:value="0.0931784" calcext:value-type="float">
            <text:p>0.0931784</text:p>
          </table:table-cell>
          <table:table-cell office:value-type="float" office:value="0.0707823" calcext:value-type="float">
            <text:p>0.0707823</text:p>
          </table:table-cell>
          <table:table-cell office:value-type="float" office:value="1.413" calcext:value-type="float">
            <text:p>1.413</text:p>
          </table:table-cell>
          <table:table-cell office:value-type="float" office:value="96.582" calcext:value-type="float">
            <text:p>96.582</text:p>
          </table:table-cell>
          <table:table-cell office:value-type="float" office:value="14493.8" calcext:value-type="float">
            <text:p>14493.8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78.9558" calcext:value-type="float">
            <text:p>78.9558</text:p>
          </table:table-cell>
          <table:table-cell office:value-type="float" office:value="98.55" calcext:value-type="float">
            <text:p>98.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omnicom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FI.JSE</text:p>
          </table:table-cell>
          <table:table-cell office:value-type="float" office:value="491" calcext:value-type="float">
            <text:p>491</text:p>
          </table:table-cell>
          <table:table-cell office:value-type="float" office:value="1302" calcext:value-type="float">
            <text:p>1302</text:p>
          </table:table-cell>
          <table:table-cell office:value-type="float" office:value="592" calcext:value-type="float">
            <text:p>592</text:p>
          </table:table-cell>
          <table:table-cell office:value-type="float" office:value="1603.91" calcext:value-type="float">
            <text:p>1603.91</text:p>
          </table:table-cell>
          <table:table-cell office:value-type="float" office:value="591" calcext:value-type="float">
            <text:p>591</text:p>
          </table:table-cell>
          <table:table-cell office:value-type="float" office:value="0.0000287254" calcext:value-type="float">
            <text:p>0.0000287254</text:p>
          </table:table-cell>
          <table:table-cell office:value-type="float" office:value="119" calcext:value-type="float">
            <text:p>119</text:p>
          </table:table-cell>
          <table:table-cell office:value-type="float" office:value="0.159978" calcext:value-type="float">
            <text:p>0.159978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old Fields Ltd</text:p>
          </table:table-cell>
          <table:table-cell office:value-type="string" calcext:value-type="string">
            <text:p>Yes</text:p>
          </table:table-cell>
          <table:table-cell office:value-type="float" office:value="0.235144" calcext:value-type="float">
            <text:p>0.235144</text:p>
          </table:table-cell>
          <table:table-cell office:value-type="float" office:value="0.0861947" calcext:value-type="float">
            <text:p>0.0861947</text:p>
          </table:table-cell>
          <table:table-cell office:value-type="float" office:value="0.13" calcext:value-type="float">
            <text:p>0.13</text:p>
          </table:table-cell>
          <table:table-cell office:value-type="float" office:value="63.18" calcext:value-type="float">
            <text:p>63.18</text:p>
          </table:table-cell>
          <table:table-cell office:value-type="float" office:value="142399" calcext:value-type="float">
            <text:p>142399</text:p>
          </table:table-cell>
          <table:table-cell/>
          <table:table-cell office:value-type="float" office:value="17208.6" calcext:value-type="float">
            <text:p>17208.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goldfield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G.US</text:p>
          </table:table-cell>
          <table:table-cell office:value-type="float" office:value="492" calcext:value-type="float">
            <text:p>492</text:p>
          </table:table-cell>
          <table:table-cell office:value-type="float" office:value="1303" calcext:value-type="float">
            <text:p>1303</text:p>
          </table:table-cell>
          <table:table-cell office:value-type="float" office:value="352" calcext:value-type="float">
            <text:p>352</text:p>
          </table:table-cell>
          <table:table-cell office:value-type="float" office:value="1.39921" calcext:value-type="float">
            <text:p>1.39921</text:p>
          </table:table-cell>
          <table:table-cell office:value-type="float" office:value="497" calcext:value-type="float">
            <text:p>497</text:p>
          </table:table-cell>
          <table:table-cell office:value-type="float" office:value="0.0125029" calcext:value-type="float">
            <text:p>0.0125029</text:p>
          </table:table-cell>
          <table:table-cell office:value-type="float" office:value="454" calcext:value-type="float">
            <text:p>454</text:p>
          </table:table-cell>
          <table:table-cell office:value-type="float" office:value="0.0298402" calcext:value-type="float">
            <text:p>0.029840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arley-Davidson Inc</text:p>
          </table:table-cell>
          <table:table-cell office:value-type="string" calcext:value-type="string">
            <text:p>Yes</text:p>
          </table:table-cell>
          <table:table-cell office:value-type="float" office:value="0.0877303" calcext:value-type="float">
            <text:p>0.0877303</text:p>
          </table:table-cell>
          <table:table-cell office:value-type="float" office:value="0.0578902" calcext:value-type="float">
            <text:p>0.0578902</text:p>
          </table:table-cell>
          <table:table-cell office:value-type="float" office:value="0.735" calcext:value-type="float">
            <text:p>0.735</text:p>
          </table:table-cell>
          <table:table-cell office:value-type="float" office:value="89.207" calcext:value-type="float">
            <text:p>89.207</text:p>
          </table:table-cell>
          <table:table-cell office:value-type="float" office:value="4286.03" calcext:value-type="float">
            <text:p>4286.03</text:p>
          </table:table-cell>
          <table:table-cell table:style-name="ce6" office:value-type="date" office:date-value="1987-11-05" calcext:value-type="date">
            <text:p>1987-11-05</text:p>
          </table:table-cell>
          <table:table-cell office:value-type="float" office:value="40.8258" calcext:value-type="float">
            <text:p>40.8258</text:p>
          </table:table-cell>
          <table:table-cell office:value-type="float" office:value="46.88" calcext:value-type="float">
            <text:p>46.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harley-davids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OL-B.ST</text:p>
          </table:table-cell>
          <table:table-cell office:value-type="float" office:value="493" calcext:value-type="float">
            <text:p>493</text:p>
          </table:table-cell>
          <table:table-cell office:value-type="float" office:value="1305" calcext:value-type="float">
            <text:p>1305</text:p>
          </table:table-cell>
          <table:table-cell office:value-type="float" office:value="353" calcext:value-type="float">
            <text:p>353</text:p>
          </table:table-cell>
          <table:table-cell office:value-type="float" office:value="1.40325" calcext:value-type="float">
            <text:p>1.40325</text:p>
          </table:table-cell>
          <table:table-cell office:value-type="float" office:value="376" calcext:value-type="float">
            <text:p>376</text:p>
          </table:table-cell>
          <table:table-cell office:value-type="float" office:value="0.0276638" calcext:value-type="float">
            <text:p>0.0276638</text:p>
          </table:table-cell>
          <table:table-cell office:value-type="float" office:value="576" calcext:value-type="float">
            <text:p>576</text:p>
          </table:table-cell>
          <table:table-cell office:value-type="float" office:value="0.00433464" calcext:value-type="float">
            <text:p>0.0043346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EXPOL AB (publ)</text:p>
          </table:table-cell>
          <table:table-cell office:value-type="string" calcext:value-type="string">
            <text:p>No</text:p>
          </table:table-cell>
          <table:table-cell office:value-type="float" office:value="0.0801389" calcext:value-type="float">
            <text:p>0.0801389</text:p>
          </table:table-cell>
          <table:table-cell office:value-type="float" office:value="0.0806963" calcext:value-type="float">
            <text:p>0.0806963</text:p>
          </table:table-cell>
          <table:table-cell office:value-type="float" office:value="21.908" calcext:value-type="float">
            <text:p>21.908</text:p>
          </table:table-cell>
          <table:table-cell office:value-type="float" office:value="52.984" calcext:value-type="float">
            <text:p>52.984</text:p>
          </table:table-cell>
          <table:table-cell office:value-type="float" office:value="35270.4" calcext:value-type="float">
            <text:p>35270.4</text:p>
          </table:table-cell>
          <table:table-cell/>
          <table:table-cell office:value-type="float" office:value="107.676" calcext:value-type="float">
            <text:p>107.67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hexpo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CAR.US</text:p>
          </table:table-cell>
          <table:table-cell office:value-type="float" office:value="494" calcext:value-type="float">
            <text:p>494</text:p>
          </table:table-cell>
          <table:table-cell office:value-type="float" office:value="1311" calcext:value-type="float">
            <text:p>1311</text:p>
          </table:table-cell>
          <table:table-cell office:value-type="float" office:value="360" calcext:value-type="float">
            <text:p>360</text:p>
          </table:table-cell>
          <table:table-cell office:value-type="float" office:value="1.44111" calcext:value-type="float">
            <text:p>1.44111</text:p>
          </table:table-cell>
          <table:table-cell office:value-type="float" office:value="486" calcext:value-type="float">
            <text:p>486</text:p>
          </table:table-cell>
          <table:table-cell office:value-type="float" office:value="0.0139628" calcext:value-type="float">
            <text:p>0.0139628</text:p>
          </table:table-cell>
          <table:table-cell office:value-type="float" office:value="465" calcext:value-type="float">
            <text:p>465</text:p>
          </table:table-cell>
          <table:table-cell office:value-type="float" office:value="0.0270637" calcext:value-type="float">
            <text:p>0.027063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CCAR Inc</text:p>
          </table:table-cell>
          <table:table-cell office:value-type="string" calcext:value-type="string">
            <text:p>Yes</text:p>
          </table:table-cell>
          <table:table-cell office:value-type="float" office:value="0.0954131" calcext:value-type="float">
            <text:p>0.0954131</text:p>
          </table:table-cell>
          <table:table-cell office:value-type="float" office:value="0.0683494" calcext:value-type="float">
            <text:p>0.0683494</text:p>
          </table:table-cell>
          <table:table-cell office:value-type="float" office:value="1.771" calcext:value-type="float">
            <text:p>1.771</text:p>
          </table:table-cell>
          <table:table-cell office:value-type="float" office:value="70.497" calcext:value-type="float">
            <text:p>70.497</text:p>
          </table:table-cell>
          <table:table-cell office:value-type="float" office:value="45735" calcext:value-type="float">
            <text:p>45735</text:p>
          </table:table-cell>
          <table:table-cell table:style-name="ce6" office:value-type="date" office:date-value="1986-07-09" calcext:value-type="date">
            <text:p>1986-07-09</text:p>
          </table:table-cell>
          <table:table-cell office:value-type="float" office:value="63.0218" calcext:value-type="float">
            <text:p>63.0218</text:p>
          </table:table-cell>
          <table:table-cell office:value-type="float" office:value="90.26" calcext:value-type="float">
            <text:p>90.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pacca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7U.XETRA</text:p>
          </table:table-cell>
          <table:table-cell office:value-type="float" office:value="495" calcext:value-type="float">
            <text:p>495</text:p>
          </table:table-cell>
          <table:table-cell office:value-type="float" office:value="1313" calcext:value-type="float">
            <text:p>1313</text:p>
          </table:table-cell>
          <table:table-cell office:value-type="float" office:value="372" calcext:value-type="float">
            <text:p>372</text:p>
          </table:table-cell>
          <table:table-cell office:value-type="float" office:value="1.55408" calcext:value-type="float">
            <text:p>1.55408</text:p>
          </table:table-cell>
          <table:table-cell office:value-type="float" office:value="528" calcext:value-type="float">
            <text:p>528</text:p>
          </table:table-cell>
          <table:table-cell office:value-type="float" office:value="0.00698167" calcext:value-type="float">
            <text:p>0.00698167</text:p>
          </table:table-cell>
          <table:table-cell office:value-type="float" office:value="413" calcext:value-type="float">
            <text:p>413</text:p>
          </table:table-cell>
          <table:table-cell office:value-type="float" office:value="0.0396209" calcext:value-type="float">
            <text:p>0.03962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ynomic AG</text:p>
          </table:table-cell>
          <table:table-cell office:value-type="string" calcext:value-type="string">
            <text:p>Yes</text:p>
          </table:table-cell>
          <table:table-cell office:value-type="float" office:value="0.11463" calcext:value-type="float">
            <text:p>0.11463</text:p>
          </table:table-cell>
          <table:table-cell office:value-type="float" office:value="0.0788386" calcext:value-type="float">
            <text:p>0.0788386</text:p>
          </table:table-cell>
          <table:table-cell office:value-type="float" office:value="0" calcext:value-type="float">
            <text:p>0</text:p>
          </table:table-cell>
          <table:table-cell office:value-type="float" office:value="15.425" calcext:value-type="float">
            <text:p>15.425</text:p>
          </table:table-cell>
          <table:table-cell office:value-type="float" office:value="192.379" calcext:value-type="float">
            <text:p>192.379</text:p>
          </table:table-cell>
          <table:table-cell/>
          <table:table-cell office:value-type="float" office:value="33.95" calcext:value-type="float">
            <text:p>33.9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ynom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FZN.SW</text:p>
          </table:table-cell>
          <table:table-cell office:value-type="float" office:value="496" calcext:value-type="float">
            <text:p>496</text:p>
          </table:table-cell>
          <table:table-cell office:value-type="float" office:value="1314" calcext:value-type="float">
            <text:p>1314</text:p>
          </table:table-cell>
          <table:table-cell office:value-type="float" office:value="354" calcext:value-type="float">
            <text:p>354</text:p>
          </table:table-cell>
          <table:table-cell office:value-type="float" office:value="1.40608" calcext:value-type="float">
            <text:p>1.40608</text:p>
          </table:table-cell>
          <table:table-cell office:value-type="float" office:value="536" calcext:value-type="float">
            <text:p>536</text:p>
          </table:table-cell>
          <table:table-cell office:value-type="float" office:value="0.00581363" calcext:value-type="float">
            <text:p>0.00581363</text:p>
          </table:table-cell>
          <table:table-cell office:value-type="float" office:value="424" calcext:value-type="float">
            <text:p>424</text:p>
          </table:table-cell>
          <table:table-cell office:value-type="float" office:value="0.0364119" calcext:value-type="float">
            <text:p>0.036411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iegfried Holding Ltd</text:p>
          </table:table-cell>
          <table:table-cell office:value-type="string" calcext:value-type="string">
            <text:p>Yes</text:p>
          </table:table-cell>
          <table:table-cell office:value-type="float" office:value="0.112294" calcext:value-type="float">
            <text:p>0.112294</text:p>
          </table:table-cell>
          <table:table-cell office:value-type="float" office:value="0.0782177" calcext:value-type="float">
            <text:p>0.0782177</text:p>
          </table:table-cell>
          <table:table-cell office:value-type="float" office:value="7.271" calcext:value-type="float">
            <text:p>7.271</text:p>
          </table:table-cell>
          <table:table-cell office:value-type="float" office:value="37.089" calcext:value-type="float">
            <text:p>37.089</text:p>
          </table:table-cell>
          <table:table-cell office:value-type="float" office:value="3134.63" calcext:value-type="float">
            <text:p>3134.63</text:p>
          </table:table-cell>
          <table:table-cell/>
          <table:table-cell office:value-type="float" office:value="610.619" calcext:value-type="float">
            <text:p>610.61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iegfried.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R.US</text:p>
          </table:table-cell>
          <table:table-cell office:value-type="float" office:value="497" calcext:value-type="float">
            <text:p>497</text:p>
          </table:table-cell>
          <table:table-cell office:value-type="float" office:value="1318" calcext:value-type="float">
            <text:p>1318</text:p>
          </table:table-cell>
          <table:table-cell office:value-type="float" office:value="373" calcext:value-type="float">
            <text:p>373</text:p>
          </table:table-cell>
          <table:table-cell office:value-type="float" office:value="1.57536" calcext:value-type="float">
            <text:p>1.57536</text:p>
          </table:table-cell>
          <table:table-cell office:value-type="float" office:value="502" calcext:value-type="float">
            <text:p>502</text:p>
          </table:table-cell>
          <table:table-cell office:value-type="float" office:value="0.0123034" calcext:value-type="float">
            <text:p>0.0123034</text:p>
          </table:table-cell>
          <table:table-cell office:value-type="float" office:value="443" calcext:value-type="float">
            <text:p>443</text:p>
          </table:table-cell>
          <table:table-cell office:value-type="float" office:value="0.0323645" calcext:value-type="float">
            <text:p>0.032364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arling Ingredients Inc</text:p>
          </table:table-cell>
          <table:table-cell office:value-type="string" calcext:value-type="string">
            <text:p>Yes</text:p>
          </table:table-cell>
          <table:table-cell office:value-type="float" office:value="0.10487" calcext:value-type="float">
            <text:p>0.10487</text:p>
          </table:table-cell>
          <table:table-cell office:value-type="float" office:value="0.0725054" calcext:value-type="float">
            <text:p>0.0725054</text:p>
          </table:table-cell>
          <table:table-cell office:value-type="float" office:value="1.225" calcext:value-type="float">
            <text:p>1.225</text:p>
          </table:table-cell>
          <table:table-cell office:value-type="float" office:value="100.254" calcext:value-type="float">
            <text:p>100.254</text:p>
          </table:table-cell>
          <table:table-cell office:value-type="float" office:value="8325.45" calcext:value-type="float">
            <text:p>8325.45</text:p>
          </table:table-cell>
          <table:table-cell table:style-name="ce6" office:value-type="date" office:date-value="1994-09-22" calcext:value-type="date">
            <text:p>1994-09-22</text:p>
          </table:table-cell>
          <table:table-cell office:value-type="float" office:value="62.59" calcext:value-type="float">
            <text:p>62.59</text:p>
          </table:table-cell>
          <table:table-cell office:value-type="float" office:value="90.53" calcext:value-type="float">
            <text:p>90.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darlingi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DI.LSE</text:p>
          </table:table-cell>
          <table:table-cell office:value-type="float" office:value="498" calcext:value-type="float">
            <text:p>498</text:p>
          </table:table-cell>
          <table:table-cell office:value-type="float" office:value="1320" calcext:value-type="float">
            <text:p>1320</text:p>
          </table:table-cell>
          <table:table-cell office:value-type="float" office:value="576" calcext:value-type="float">
            <text:p>576</text:p>
          </table:table-cell>
          <table:table-cell office:value-type="float" office:value="142.117" calcext:value-type="float">
            <text:p>142.117</text:p>
          </table:table-cell>
          <table:table-cell office:value-type="float" office:value="564" calcext:value-type="float">
            <text:p>564</text:p>
          </table:table-cell>
          <table:table-cell office:value-type="float" office:value="0.000583425" calcext:value-type="float">
            <text:p>0.000583425</text:p>
          </table:table-cell>
          <table:table-cell office:value-type="float" office:value="180" calcext:value-type="float">
            <text:p>180</text:p>
          </table:table-cell>
          <table:table-cell office:value-type="float" office:value="0.121988" calcext:value-type="float">
            <text:p>0.12198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DI Group plc</text:p>
          </table:table-cell>
          <table:table-cell office:value-type="string" calcext:value-type="string">
            <text:p>Yes</text:p>
          </table:table-cell>
          <table:table-cell office:value-type="float" office:value="0.189561" calcext:value-type="float">
            <text:p>0.189561</text:p>
          </table:table-cell>
          <table:table-cell office:value-type="float" office:value="0.0774635" calcext:value-type="float">
            <text:p>0.0774635</text:p>
          </table:table-cell>
          <table:table-cell office:value-type="float" office:value="8.402" calcext:value-type="float">
            <text:p>8.402</text:p>
          </table:table-cell>
          <table:table-cell office:value-type="float" office:value="61.288" calcext:value-type="float">
            <text:p>61.288</text:p>
          </table:table-cell>
          <table:table-cell office:value-type="float" office:value="97.9541" calcext:value-type="float">
            <text:p>97.9541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thesdigroup.n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SW.LSE</text:p>
          </table:table-cell>
          <table:table-cell office:value-type="float" office:value="499" calcext:value-type="float">
            <text:p>499</text:p>
          </table:table-cell>
          <table:table-cell office:value-type="float" office:value="1322" calcext:value-type="float">
            <text:p>1322</text:p>
          </table:table-cell>
          <table:table-cell office:value-type="float" office:value="579" calcext:value-type="float">
            <text:p>579</text:p>
          </table:table-cell>
          <table:table-cell office:value-type="float" office:value="167.896" calcext:value-type="float">
            <text:p>167.896</text:p>
          </table:table-cell>
          <table:table-cell office:value-type="float" office:value="588" calcext:value-type="float">
            <text:p>588</text:p>
          </table:table-cell>
          <table:table-cell office:value-type="float" office:value="0.0000566898" calcext:value-type="float">
            <text:p>0.0000566898</text:p>
          </table:table-cell>
          <table:table-cell office:value-type="float" office:value="155" calcext:value-type="float">
            <text:p>155</text:p>
          </table:table-cell>
          <table:table-cell office:value-type="float" office:value="0.135575" calcext:value-type="float">
            <text:p>0.13557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enishaw PLC</text:p>
          </table:table-cell>
          <table:table-cell office:value-type="string" calcext:value-type="string">
            <text:p>Yes</text:p>
          </table:table-cell>
          <table:table-cell office:value-type="float" office:value="0.206899" calcext:value-type="float">
            <text:p>0.206899</text:p>
          </table:table-cell>
          <table:table-cell office:value-type="float" office:value="0.0813967" calcext:value-type="float">
            <text:p>0.0813967</text:p>
          </table:table-cell>
          <table:table-cell office:value-type="float" office:value="53.28" calcext:value-type="float">
            <text:p>53.28</text:p>
          </table:table-cell>
          <table:table-cell office:value-type="float" office:value="39.465" calcext:value-type="float">
            <text:p>39.465</text:p>
          </table:table-cell>
          <table:table-cell office:value-type="float" office:value="2660.79" calcext:value-type="float">
            <text:p>2660.79</text:p>
          </table:table-cell>
          <table:table-cell/>
          <table:table-cell office:value-type="float" office:value="3582.23" calcext:value-type="float">
            <text:p>3582.2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enishaw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PG.LSE</text:p>
          </table:table-cell>
          <table:table-cell office:value-type="float" office:value="500" calcext:value-type="float">
            <text:p>500</text:p>
          </table:table-cell>
          <table:table-cell office:value-type="float" office:value="1326" calcext:value-type="float">
            <text:p>1326</text:p>
          </table:table-cell>
          <table:table-cell office:value-type="float" office:value="583" calcext:value-type="float">
            <text:p>583</text:p>
          </table:table-cell>
          <table:table-cell office:value-type="float" office:value="234.71" calcext:value-type="float">
            <text:p>234.71</text:p>
          </table:table-cell>
          <table:table-cell office:value-type="float" office:value="579" calcext:value-type="float">
            <text:p>579</text:p>
          </table:table-cell>
          <table:table-cell office:value-type="float" office:value="0.000212074" calcext:value-type="float">
            <text:p>0.000212074</text:p>
          </table:table-cell>
          <table:table-cell office:value-type="float" office:value="164" calcext:value-type="float">
            <text:p>164</text:p>
          </table:table-cell>
          <table:table-cell office:value-type="float" office:value="0.129831" calcext:value-type="float">
            <text:p>0.12983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mpass Group PLC</text:p>
          </table:table-cell>
          <table:table-cell office:value-type="string" calcext:value-type="string">
            <text:p>Yes</text:p>
          </table:table-cell>
          <table:table-cell office:value-type="float" office:value="0.204811" calcext:value-type="float">
            <text:p>0.204811</text:p>
          </table:table-cell>
          <table:table-cell office:value-type="float" office:value="0.0851211" calcext:value-type="float">
            <text:p>0.0851211</text:p>
          </table:table-cell>
          <table:table-cell office:value-type="float" office:value="0.159" calcext:value-type="float">
            <text:p>0.159</text:p>
          </table:table-cell>
          <table:table-cell office:value-type="float" office:value="78.23" calcext:value-type="float">
            <text:p>78.23</text:p>
          </table:table-cell>
          <table:table-cell office:value-type="float" office:value="34560.9" calcext:value-type="float">
            <text:p>34560.9</text:p>
          </table:table-cell>
          <table:table-cell/>
          <table:table-cell office:value-type="float" office:value="1882.46" calcext:value-type="float">
            <text:p>1882.4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ompass-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LOW.US</text:p>
          </table:table-cell>
          <table:table-cell office:value-type="float" office:value="501" calcext:value-type="float">
            <text:p>501</text:p>
          </table:table-cell>
          <table:table-cell office:value-type="float" office:value="1327" calcext:value-type="float">
            <text:p>1327</text:p>
          </table:table-cell>
          <table:table-cell office:value-type="float" office:value="534" calcext:value-type="float">
            <text:p>534</text:p>
          </table:table-cell>
          <table:table-cell office:value-type="float" office:value="5.15171" calcext:value-type="float">
            <text:p>5.15171</text:p>
          </table:table-cell>
          <table:table-cell office:value-type="float" office:value="527" calcext:value-type="float">
            <text:p>527</text:p>
          </table:table-cell>
          <table:table-cell office:value-type="float" office:value="0.00700157" calcext:value-type="float">
            <text:p>0.00700157</text:p>
          </table:table-cell>
          <table:table-cell office:value-type="float" office:value="266" calcext:value-type="float">
            <text:p>266</text:p>
          </table:table-cell>
          <table:table-cell office:value-type="float" office:value="0.0763879" calcext:value-type="float">
            <text:p>0.076387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ouglas Dynamics Inc</text:p>
          </table:table-cell>
          <table:table-cell office:value-type="string" calcext:value-type="string">
            <text:p>Yes</text:p>
          </table:table-cell>
          <table:table-cell office:value-type="float" office:value="0.151792" calcext:value-type="float">
            <text:p>0.151792</text:p>
          </table:table-cell>
          <table:table-cell office:value-type="float" office:value="0.0754041" calcext:value-type="float">
            <text:p>0.0754041</text:p>
          </table:table-cell>
          <table:table-cell office:value-type="float" office:value="2.563" calcext:value-type="float">
            <text:p>2.563</text:p>
          </table:table-cell>
          <table:table-cell office:value-type="float" office:value="92.165" calcext:value-type="float">
            <text:p>92.165</text:p>
          </table:table-cell>
          <table:table-cell office:value-type="float" office:value="693.657" calcext:value-type="float">
            <text:p>693.657</text:p>
          </table:table-cell>
          <table:table-cell table:style-name="ce6" office:value-type="date" office:date-value="2010-05-05" calcext:value-type="date">
            <text:p>2010-05-05</text:p>
          </table:table-cell>
          <table:table-cell office:value-type="float" office:value="34.8044" calcext:value-type="float">
            <text:p>34.804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www.douglasdynamic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LY.US</text:p>
          </table:table-cell>
          <table:table-cell office:value-type="float" office:value="502" calcext:value-type="float">
            <text:p>502</text:p>
          </table:table-cell>
          <table:table-cell office:value-type="float" office:value="1327" calcext:value-type="float">
            <text:p>1327</text:p>
          </table:table-cell>
          <table:table-cell office:value-type="float" office:value="539" calcext:value-type="float">
            <text:p>539</text:p>
          </table:table-cell>
          <table:table-cell office:value-type="float" office:value="5.69446" calcext:value-type="float">
            <text:p>5.69446</text:p>
          </table:table-cell>
          <table:table-cell office:value-type="float" office:value="338" calcext:value-type="float">
            <text:p>338</text:p>
          </table:table-cell>
          <table:table-cell office:value-type="float" office:value="0.0327314" calcext:value-type="float">
            <text:p>0.0327314</text:p>
          </table:table-cell>
          <table:table-cell office:value-type="float" office:value="450" calcext:value-type="float">
            <text:p>450</text:p>
          </table:table-cell>
          <table:table-cell office:value-type="float" office:value="0.0313515" calcext:value-type="float">
            <text:p>0.031351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li Lilly and Company</text:p>
          </table:table-cell>
          <table:table-cell office:value-type="string" calcext:value-type="string">
            <text:p>Yes</text:p>
          </table:table-cell>
          <table:table-cell office:value-type="float" office:value="0.106707" calcext:value-type="float">
            <text:p>0.106707</text:p>
          </table:table-cell>
          <table:table-cell office:value-type="float" office:value="0.08364" calcext:value-type="float">
            <text:p>0.08364</text:p>
          </table:table-cell>
          <table:table-cell office:value-type="float" office:value="0.153" calcext:value-type="float">
            <text:p>0.153</text:p>
          </table:table-cell>
          <table:table-cell office:value-type="float" office:value="83.985" calcext:value-type="float">
            <text:p>83.985</text:p>
          </table:table-cell>
          <table:table-cell office:value-type="float" office:value="510996" calcext:value-type="float">
            <text:p>510996</text:p>
          </table:table-cell>
          <table:table-cell table:style-name="ce6" office:value-type="date" office:date-value="1978-01-13" calcext:value-type="date">
            <text:p>1978-01-13</text:p>
          </table:table-cell>
          <table:table-cell office:value-type="float" office:value="362.267" calcext:value-type="float">
            <text:p>362.267</text:p>
          </table:table-cell>
          <table:table-cell office:value-type="float" office:value="546.68" calcext:value-type="float">
            <text:p>546.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lill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BH.US</text:p>
          </table:table-cell>
          <table:table-cell office:value-type="float" office:value="503" calcext:value-type="float">
            <text:p>503</text:p>
          </table:table-cell>
          <table:table-cell office:value-type="float" office:value="1328" calcext:value-type="float">
            <text:p>1328</text:p>
          </table:table-cell>
          <table:table-cell office:value-type="float" office:value="541" calcext:value-type="float">
            <text:p>541</text:p>
          </table:table-cell>
          <table:table-cell office:value-type="float" office:value="6.56725" calcext:value-type="float">
            <text:p>6.56725</text:p>
          </table:table-cell>
          <table:table-cell office:value-type="float" office:value="503" calcext:value-type="float">
            <text:p>503</text:p>
          </table:table-cell>
          <table:table-cell office:value-type="float" office:value="0.0122152" calcext:value-type="float">
            <text:p>0.0122152</text:p>
          </table:table-cell>
          <table:table-cell office:value-type="float" office:value="284" calcext:value-type="float">
            <text:p>284</text:p>
          </table:table-cell>
          <table:table-cell office:value-type="float" office:value="0.072693" calcext:value-type="float">
            <text:p>0.07269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ally Beauty Holdings Inc</text:p>
          </table:table-cell>
          <table:table-cell office:value-type="string" calcext:value-type="string">
            <text:p>Yes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606372" calcext:value-type="float">
            <text:p>0.0606372</text:p>
          </table:table-cell>
          <table:table-cell office:value-type="float" office:value="1.235" calcext:value-type="float">
            <text:p>1.235</text:p>
          </table:table-cell>
          <table:table-cell office:value-type="float" office:value="114.232" calcext:value-type="float">
            <text:p>114.232</text:p>
          </table:table-cell>
          <table:table-cell office:value-type="float" office:value="853.538" calcext:value-type="float">
            <text:p>853.538</text:p>
          </table:table-cell>
          <table:table-cell table:style-name="ce6" office:value-type="date" office:date-value="2006-11-17" calcext:value-type="date">
            <text:p>2006-11-17</text:p>
          </table:table-cell>
          <table:table-cell office:value-type="float" office:value="12.52" calcext:value-type="float">
            <text:p>12.52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sallybeautyholding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TC.US</text:p>
          </table:table-cell>
          <table:table-cell office:value-type="float" office:value="504" calcext:value-type="float">
            <text:p>504</text:p>
          </table:table-cell>
          <table:table-cell office:value-type="float" office:value="1334" calcext:value-type="float">
            <text:p>1334</text:p>
          </table:table-cell>
          <table:table-cell office:value-type="float" office:value="508" calcext:value-type="float">
            <text:p>508</text:p>
          </table:table-cell>
          <table:table-cell office:value-type="float" office:value="3.69432" calcext:value-type="float">
            <text:p>3.69432</text:p>
          </table:table-cell>
          <table:table-cell office:value-type="float" office:value="290" calcext:value-type="float">
            <text:p>290</text:p>
          </table:table-cell>
          <table:table-cell office:value-type="float" office:value="0.0398983" calcext:value-type="float">
            <text:p>0.0398983</text:p>
          </table:table-cell>
          <table:table-cell office:value-type="float" office:value="536" calcext:value-type="float">
            <text:p>536</text:p>
          </table:table-cell>
          <table:table-cell office:value-type="float" office:value="0.0112098" calcext:value-type="float">
            <text:p>0.011209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TC Inc</text:p>
          </table:table-cell>
          <table:table-cell office:value-type="string" calcext:value-type="string">
            <text:p>Yes</text:p>
          </table:table-cell>
          <table:table-cell office:value-type="float" office:value="0.0858541" calcext:value-type="float">
            <text:p>0.0858541</text:p>
          </table:table-cell>
          <table:table-cell office:value-type="float" office:value="0.0792808" calcext:value-type="float">
            <text:p>0.0792808</text:p>
          </table:table-cell>
          <table:table-cell office:value-type="float" office:value="6.269" calcext:value-type="float">
            <text:p>6.269</text:p>
          </table:table-cell>
          <table:table-cell office:value-type="float" office:value="90.818" calcext:value-type="float">
            <text:p>90.818</text:p>
          </table:table-cell>
          <table:table-cell office:value-type="float" office:value="16677" calcext:value-type="float">
            <text:p>16677</text:p>
          </table:table-cell>
          <table:table-cell table:style-name="ce6" office:value-type="date" office:date-value="1989-12-07" calcext:value-type="date">
            <text:p>1989-12-07</text:p>
          </table:table-cell>
          <table:table-cell office:value-type="float" office:value="120.04" calcext:value-type="float">
            <text:p>120.04</text:p>
          </table:table-cell>
          <table:table-cell office:value-type="float" office:value="166.38" calcext:value-type="float">
            <text:p>166.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pt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HM.XETRA</text:p>
          </table:table-cell>
          <table:table-cell office:value-type="float" office:value="505" calcext:value-type="float">
            <text:p>505</text:p>
          </table:table-cell>
          <table:table-cell office:value-type="float" office:value="1336" calcext:value-type="float">
            <text:p>1336</text:p>
          </table:table-cell>
          <table:table-cell office:value-type="float" office:value="451" calcext:value-type="float">
            <text:p>451</text:p>
          </table:table-cell>
          <table:table-cell office:value-type="float" office:value="2.39903" calcext:value-type="float">
            <text:p>2.39903</text:p>
          </table:table-cell>
          <table:table-cell office:value-type="float" office:value="517" calcext:value-type="float">
            <text:p>517</text:p>
          </table:table-cell>
          <table:table-cell office:value-type="float" office:value="0.00890544" calcext:value-type="float">
            <text:p>0.00890544</text:p>
          </table:table-cell>
          <table:table-cell office:value-type="float" office:value="368" calcext:value-type="float">
            <text:p>368</text:p>
          </table:table-cell>
          <table:table-cell office:value-type="float" office:value="0.0491599" calcext:value-type="float">
            <text:p>0.049159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heinmetall AG</text:p>
          </table:table-cell>
          <table:table-cell office:value-type="string" calcext:value-type="string">
            <text:p>Yes</text:p>
          </table:table-cell>
          <table:table-cell office:value-type="float" office:value="0.124169" calcext:value-type="float">
            <text:p>0.124169</text:p>
          </table:table-cell>
          <table:table-cell office:value-type="float" office:value="0.0800939" calcext:value-type="float">
            <text:p>0.0800939</text:p>
          </table:table-cell>
          <table:table-cell office:value-type="float" office:value="0" calcext:value-type="float">
            <text:p>0</text:p>
          </table:table-cell>
          <table:table-cell office:value-type="float" office:value="51.596" calcext:value-type="float">
            <text:p>51.596</text:p>
          </table:table-cell>
          <table:table-cell office:value-type="float" office:value="11743.4" calcext:value-type="float">
            <text:p>11743.4</text:p>
          </table:table-cell>
          <table:table-cell/>
          <table:table-cell office:value-type="float" office:value="183.014" calcext:value-type="float">
            <text:p>183.01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heinmetall.com/en/rheinmetall_ag/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E3.SA</text:p>
          </table:table-cell>
          <table:table-cell office:value-type="float" office:value="506" calcext:value-type="float">
            <text:p>506</text:p>
          </table:table-cell>
          <table:table-cell office:value-type="float" office:value="1340" calcext:value-type="float">
            <text:p>1340</text:p>
          </table:table-cell>
          <table:table-cell office:value-type="float" office:value="529" calcext:value-type="float">
            <text:p>529</text:p>
          </table:table-cell>
          <table:table-cell office:value-type="float" office:value="4.85745" calcext:value-type="float">
            <text:p>4.85745</text:p>
          </table:table-cell>
          <table:table-cell office:value-type="float" office:value="512" calcext:value-type="float">
            <text:p>512</text:p>
          </table:table-cell>
          <table:table-cell office:value-type="float" office:value="0.00985161" calcext:value-type="float">
            <text:p>0.00985161</text:p>
          </table:table-cell>
          <table:table-cell office:value-type="float" office:value="299" calcext:value-type="float">
            <text:p>299</text:p>
          </table:table-cell>
          <table:table-cell office:value-type="float" office:value="0.0676541" calcext:value-type="float">
            <text:p>0.067654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ale S.A.</text:p>
          </table:table-cell>
          <table:table-cell office:value-type="string" calcext:value-type="string">
            <text:p>Yes</text:p>
          </table:table-cell>
          <table:table-cell office:value-type="float" office:value="0.142303" calcext:value-type="float">
            <text:p>0.142303</text:p>
          </table:table-cell>
          <table:table-cell office:value-type="float" office:value="0.084073" calcext:value-type="float">
            <text:p>0.084073</text:p>
          </table:table-cell>
          <table:table-cell office:value-type="float" office:value="11.468" calcext:value-type="float">
            <text:p>11.468</text:p>
          </table:table-cell>
          <table:table-cell office:value-type="float" office:value="46.82" calcext:value-type="float">
            <text:p>46.82</text:p>
          </table:table-cell>
          <table:table-cell office:value-type="float" office:value="306363" calcext:value-type="float">
            <text:p>306363</text:p>
          </table:table-cell>
          <table:table-cell/>
          <table:table-cell office:value-type="float" office:value="86.9622" calcext:value-type="float">
            <text:p>86.962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val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D.ST</text:p>
          </table:table-cell>
          <table:table-cell office:value-type="float" office:value="507" calcext:value-type="float">
            <text:p>507</text:p>
          </table:table-cell>
          <table:table-cell office:value-type="float" office:value="1344" calcext:value-type="float">
            <text:p>1344</text:p>
          </table:table-cell>
          <table:table-cell office:value-type="float" office:value="469" calcext:value-type="float">
            <text:p>469</text:p>
          </table:table-cell>
          <table:table-cell office:value-type="float" office:value="2.77946" calcext:value-type="float">
            <text:p>2.77946</text:p>
          </table:table-cell>
          <table:table-cell office:value-type="float" office:value="488" calcext:value-type="float">
            <text:p>488</text:p>
          </table:table-cell>
          <table:table-cell office:value-type="float" office:value="0.0137751" calcext:value-type="float">
            <text:p>0.0137751</text:p>
          </table:table-cell>
          <table:table-cell office:value-type="float" office:value="387" calcext:value-type="float">
            <text:p>387</text:p>
          </table:table-cell>
          <table:table-cell office:value-type="float" office:value="0.0461014" calcext:value-type="float">
            <text:p>0.046101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andvik AB</text:p>
          </table:table-cell>
          <table:table-cell office:value-type="string" calcext:value-type="string">
            <text:p>Yes</text:p>
          </table:table-cell>
          <table:table-cell office:value-type="float" office:value="0.121906" calcext:value-type="float">
            <text:p>0.121906</text:p>
          </table:table-cell>
          <table:table-cell office:value-type="float" office:value="0.076635" calcext:value-type="float">
            <text:p>0.076635</text:p>
          </table:table-cell>
          <table:table-cell office:value-type="float" office:value="2.923" calcext:value-type="float">
            <text:p>2.923</text:p>
          </table:table-cell>
          <table:table-cell office:value-type="float" office:value="58.471" calcext:value-type="float">
            <text:p>58.471</text:p>
          </table:table-cell>
          <table:table-cell office:value-type="float" office:value="244292" calcext:value-type="float">
            <text:p>244292</text:p>
          </table:table-cell>
          <table:table-cell/>
          <table:table-cell office:value-type="float" office:value="183.884" calcext:value-type="float">
            <text:p>183.88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home.sandvi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G.US</text:p>
          </table:table-cell>
          <table:table-cell office:value-type="float" office:value="508" calcext:value-type="float">
            <text:p>508</text:p>
          </table:table-cell>
          <table:table-cell office:value-type="float" office:value="1345" calcext:value-type="float">
            <text:p>1345</text:p>
          </table:table-cell>
          <table:table-cell office:value-type="float" office:value="442" calcext:value-type="float">
            <text:p>442</text:p>
          </table:table-cell>
          <table:table-cell office:value-type="float" office:value="2.28975" calcext:value-type="float">
            <text:p>2.28975</text:p>
          </table:table-cell>
          <table:table-cell office:value-type="float" office:value="389" calcext:value-type="float">
            <text:p>389</text:p>
          </table:table-cell>
          <table:table-cell office:value-type="float" office:value="0.0260473" calcext:value-type="float">
            <text:p>0.0260473</text:p>
          </table:table-cell>
          <table:table-cell office:value-type="float" office:value="514" calcext:value-type="float">
            <text:p>514</text:p>
          </table:table-cell>
          <table:table-cell office:value-type="float" office:value="0.0156076" calcext:value-type="float">
            <text:p>0.015607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octer &amp; Gamble Company</text:p>
          </table:table-cell>
          <table:table-cell office:value-type="string" calcext:value-type="string">
            <text:p>Yes</text:p>
          </table:table-cell>
          <table:table-cell office:value-type="float" office:value="0.0864107" calcext:value-type="float">
            <text:p>0.0864107</text:p>
          </table:table-cell>
          <table:table-cell office:value-type="float" office:value="0.0770405" calcext:value-type="float">
            <text:p>0.0770405</text:p>
          </table:table-cell>
          <table:table-cell office:value-type="float" office:value="0.113" calcext:value-type="float">
            <text:p>0.113</text:p>
          </table:table-cell>
          <table:table-cell office:value-type="float" office:value="66.119" calcext:value-type="float">
            <text:p>66.119</text:p>
          </table:table-cell>
          <table:table-cell office:value-type="float" office:value="339604" calcext:value-type="float">
            <text:p>339604</text:p>
          </table:table-cell>
          <table:table-cell table:style-name="ce6" office:value-type="date" office:date-value="1970-01-01" calcext:value-type="date">
            <text:p>1970-01-01</text:p>
          </table:table-cell>
          <table:table-cell office:value-type="float" office:value="147.808" calcext:value-type="float">
            <text:p>147.808</text:p>
          </table:table-cell>
          <table:table-cell office:value-type="float" office:value="166.11" calcext:value-type="float">
            <text:p>166.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pginvesto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TRS.ST</text:p>
          </table:table-cell>
          <table:table-cell office:value-type="float" office:value="509" calcext:value-type="float">
            <text:p>509</text:p>
          </table:table-cell>
          <table:table-cell office:value-type="float" office:value="1345" calcext:value-type="float">
            <text:p>1345</text:p>
          </table:table-cell>
          <table:table-cell office:value-type="float" office:value="404" calcext:value-type="float">
            <text:p>404</text:p>
          </table:table-cell>
          <table:table-cell office:value-type="float" office:value="1.81785" calcext:value-type="float">
            <text:p>1.81785</text:p>
          </table:table-cell>
          <table:table-cell office:value-type="float" office:value="523" calcext:value-type="float">
            <text:p>523</text:p>
          </table:table-cell>
          <table:table-cell office:value-type="float" office:value="0.00807924" calcext:value-type="float">
            <text:p>0.00807924</text:p>
          </table:table-cell>
          <table:table-cell office:value-type="float" office:value="418" calcext:value-type="float">
            <text:p>418</text:p>
          </table:table-cell>
          <table:table-cell office:value-type="float" office:value="0.0386485" calcext:value-type="float">
            <text:p>0.038648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nters Group AB</text:p>
          </table:table-cell>
          <table:table-cell office:value-type="string" calcext:value-type="string">
            <text:p>Yes</text:p>
          </table:table-cell>
          <table:table-cell office:value-type="float" office:value="0.114707" calcext:value-type="float">
            <text:p>0.114707</text:p>
          </table:table-cell>
          <table:table-cell office:value-type="float" office:value="0.0763158" calcext:value-type="float">
            <text:p>0.0763158</text:p>
          </table:table-cell>
          <table:table-cell office:value-type="float" office:value="0.397" calcext:value-type="float">
            <text:p>0.397</text:p>
          </table:table-cell>
          <table:table-cell office:value-type="float" office:value="83.903" calcext:value-type="float">
            <text:p>83.903</text:p>
          </table:table-cell>
          <table:table-cell office:value-type="float" office:value="25187.9" calcext:value-type="float">
            <text:p>25187.9</text:p>
          </table:table-cell>
          <table:table-cell/>
          <table:table-cell office:value-type="float" office:value="102.068" calcext:value-type="float">
            <text:p>102.06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unter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SM.US</text:p>
          </table:table-cell>
          <table:table-cell office:value-type="float" office:value="510" calcext:value-type="float">
            <text:p>510</text:p>
          </table:table-cell>
          <table:table-cell office:value-type="float" office:value="1347" calcext:value-type="float">
            <text:p>1347</text:p>
          </table:table-cell>
          <table:table-cell office:value-type="float" office:value="417" calcext:value-type="float">
            <text:p>417</text:p>
          </table:table-cell>
          <table:table-cell office:value-type="float" office:value="1.94422" calcext:value-type="float">
            <text:p>1.94422</text:p>
          </table:table-cell>
          <table:table-cell office:value-type="float" office:value="463" calcext:value-type="float">
            <text:p>463</text:p>
          </table:table-cell>
          <table:table-cell office:value-type="float" office:value="0.0169361" calcext:value-type="float">
            <text:p>0.0169361</text:p>
          </table:table-cell>
          <table:table-cell office:value-type="float" office:value="467" calcext:value-type="float">
            <text:p>467</text:p>
          </table:table-cell>
          <table:table-cell office:value-type="float" office:value="0.02663" calcext:value-type="float">
            <text:p>0.0266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C Industrial Direct Company Inc</text:p>
          </table:table-cell>
          <table:table-cell office:value-type="string" calcext:value-type="string">
            <text:p>Yes</text:p>
          </table:table-cell>
          <table:table-cell office:value-type="float" office:value="0.095157" calcext:value-type="float">
            <text:p>0.095157</text:p>
          </table:table-cell>
          <table:table-cell office:value-type="float" office:value="0.0701657" calcext:value-type="float">
            <text:p>0.0701657</text:p>
          </table:table-cell>
          <table:table-cell office:value-type="float" office:value="2.928" calcext:value-type="float">
            <text:p>2.928</text:p>
          </table:table-cell>
          <table:table-cell office:value-type="float" office:value="94.358" calcext:value-type="float">
            <text:p>94.358</text:p>
          </table:table-cell>
          <table:table-cell office:value-type="float" office:value="5708.02" calcext:value-type="float">
            <text:p>5708.02</text:p>
          </table:table-cell>
          <table:table-cell table:style-name="ce6" office:value-type="date" office:date-value="1995-12-20" calcext:value-type="date">
            <text:p>1995-12-20</text:p>
          </table:table-cell>
          <table:table-cell office:value-type="float" office:value="78.7866" calcext:value-type="float">
            <text:p>78.7866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scdirec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KA.SW</text:p>
          </table:table-cell>
          <table:table-cell office:value-type="float" office:value="511" calcext:value-type="float">
            <text:p>511</text:p>
          </table:table-cell>
          <table:table-cell office:value-type="float" office:value="1347" calcext:value-type="float">
            <text:p>1347</text:p>
          </table:table-cell>
          <table:table-cell office:value-type="float" office:value="486" calcext:value-type="float">
            <text:p>486</text:p>
          </table:table-cell>
          <table:table-cell office:value-type="float" office:value="3.16209" calcext:value-type="float">
            <text:p>3.16209</text:p>
          </table:table-cell>
          <table:table-cell office:value-type="float" office:value="499" calcext:value-type="float">
            <text:p>499</text:p>
          </table:table-cell>
          <table:table-cell office:value-type="float" office:value="0.0124207" calcext:value-type="float">
            <text:p>0.0124207</text:p>
          </table:table-cell>
          <table:table-cell office:value-type="float" office:value="362" calcext:value-type="float">
            <text:p>362</text:p>
          </table:table-cell>
          <table:table-cell office:value-type="float" office:value="0.0506723" calcext:value-type="float">
            <text:p>0.050672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ika AG</text:p>
          </table:table-cell>
          <table:table-cell office:value-type="string" calcext:value-type="string">
            <text:p>Yes</text:p>
          </table:table-cell>
          <table:table-cell office:value-type="float" office:value="0.126554" calcext:value-type="float">
            <text:p>0.126554</text:p>
          </table:table-cell>
          <table:table-cell office:value-type="float" office:value="0.0810457" calcext:value-type="float">
            <text:p>0.0810457</text:p>
          </table:table-cell>
          <table:table-cell office:value-type="float" office:value="5.516" calcext:value-type="float">
            <text:p>5.516</text:p>
          </table:table-cell>
          <table:table-cell office:value-type="float" office:value="53.941" calcext:value-type="float">
            <text:p>53.941</text:p>
          </table:table-cell>
          <table:table-cell office:value-type="float" office:value="37436.7" calcext:value-type="float">
            <text:p>37436.7</text:p>
          </table:table-cell>
          <table:table-cell/>
          <table:table-cell office:value-type="float" office:value="218.916" calcext:value-type="float">
            <text:p>218.91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ik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U.US</text:p>
          </table:table-cell>
          <table:table-cell office:value-type="float" office:value="512" calcext:value-type="float">
            <text:p>512</text:p>
          </table:table-cell>
          <table:table-cell office:value-type="float" office:value="1347" calcext:value-type="float">
            <text:p>1347</text:p>
          </table:table-cell>
          <table:table-cell office:value-type="float" office:value="550" calcext:value-type="float">
            <text:p>550</text:p>
          </table:table-cell>
          <table:table-cell office:value-type="float" office:value="10.6518" calcext:value-type="float">
            <text:p>10.6518</text:p>
          </table:table-cell>
          <table:table-cell office:value-type="float" office:value="377" calcext:value-type="float">
            <text:p>377</text:p>
          </table:table-cell>
          <table:table-cell office:value-type="float" office:value="0.0276412" calcext:value-type="float">
            <text:p>0.0276412</text:p>
          </table:table-cell>
          <table:table-cell office:value-type="float" office:value="420" calcext:value-type="float">
            <text:p>420</text:p>
          </table:table-cell>
          <table:table-cell office:value-type="float" office:value="0.0383861" calcext:value-type="float">
            <text:p>0.038386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Market Corporation</text:p>
          </table:table-cell>
          <table:table-cell office:value-type="string" calcext:value-type="string">
            <text:p>Yes</text:p>
          </table:table-cell>
          <table:table-cell office:value-type="float" office:value="0.110566" calcext:value-type="float">
            <text:p>0.110566</text:p>
          </table:table-cell>
          <table:table-cell office:value-type="float" office:value="0.0721797" calcext:value-type="float">
            <text:p>0.0721797</text:p>
          </table:table-cell>
          <table:table-cell office:value-type="float" office:value="37.929" calcext:value-type="float">
            <text:p>37.929</text:p>
          </table:table-cell>
          <table:table-cell office:value-type="float" office:value="62.733" calcext:value-type="float">
            <text:p>62.733</text:p>
          </table:table-cell>
          <table:table-cell office:value-type="float" office:value="4399.16" calcext:value-type="float">
            <text:p>4399.16</text:p>
          </table:table-cell>
          <table:table-cell table:style-name="ce6" office:value-type="date" office:date-value="1985-08-06" calcext:value-type="date">
            <text:p>1985-08-06</text:p>
          </table:table-cell>
          <table:table-cell office:value-type="float" office:value="304.684" calcext:value-type="float">
            <text:p>304.684</text:p>
          </table:table-cell>
          <table:table-cell office:value-type="float" office:value="450" calcext:value-type="float">
            <text:p>450</text:p>
          </table:table-cell>
          <table:table-cell table:number-columns-repeated="5" office:value-type="string" calcext:value-type="string">
            <text:p>nan</text:p>
          </table:table-cell>
          <table:table-cell office:value-type="string" calcext:value-type="string">
            <text:p>https://www.newmarke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HR.US</text:p>
          </table:table-cell>
          <table:table-cell office:value-type="float" office:value="513" calcext:value-type="float">
            <text:p>513</text:p>
          </table:table-cell>
          <table:table-cell office:value-type="float" office:value="1350" calcext:value-type="float">
            <text:p>1350</text:p>
          </table:table-cell>
          <table:table-cell office:value-type="float" office:value="444" calcext:value-type="float">
            <text:p>444</text:p>
          </table:table-cell>
          <table:table-cell office:value-type="float" office:value="2.30509" calcext:value-type="float">
            <text:p>2.30509</text:p>
          </table:table-cell>
          <table:table-cell office:value-type="float" office:value="399" calcext:value-type="float">
            <text:p>399</text:p>
          </table:table-cell>
          <table:table-cell office:value-type="float" office:value="0.0254171" calcext:value-type="float">
            <text:p>0.0254171</text:p>
          </table:table-cell>
          <table:table-cell office:value-type="float" office:value="507" calcext:value-type="float">
            <text:p>507</text:p>
          </table:table-cell>
          <table:table-cell office:value-type="float" office:value="0.0170429" calcext:value-type="float">
            <text:p>0.01704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anaher Corporation</text:p>
          </table:table-cell>
          <table:table-cell office:value-type="string" calcext:value-type="string">
            <text:p>Yes</text:p>
          </table:table-cell>
          <table:table-cell office:value-type="float" office:value="0.0923982" calcext:value-type="float">
            <text:p>0.0923982</text:p>
          </table:table-cell>
          <table:table-cell office:value-type="float" office:value="0.0806504" calcext:value-type="float">
            <text:p>0.0806504</text:p>
          </table:table-cell>
          <table:table-cell office:value-type="float" office:value="10.764" calcext:value-type="float">
            <text:p>10.764</text:p>
          </table:table-cell>
          <table:table-cell office:value-type="float" office:value="79.287" calcext:value-type="float">
            <text:p>79.287</text:p>
          </table:table-cell>
          <table:table-cell office:value-type="float" office:value="160392" calcext:value-type="float">
            <text:p>160392</text:p>
          </table:table-cell>
          <table:table-cell table:style-name="ce6" office:value-type="date" office:date-value="1979-01-05" calcext:value-type="date">
            <text:p>1979-01-05</text:p>
          </table:table-cell>
          <table:table-cell office:value-type="float" office:value="234.136" calcext:value-type="float">
            <text:p>234.136</text:p>
          </table:table-cell>
          <table:table-cell office:value-type="float" office:value="280.65" calcext:value-type="float">
            <text:p>280.6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danah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TO-A.ST</text:p>
          </table:table-cell>
          <table:table-cell office:value-type="float" office:value="514" calcext:value-type="float">
            <text:p>514</text:p>
          </table:table-cell>
          <table:table-cell office:value-type="float" office:value="1358" calcext:value-type="float">
            <text:p>1358</text:p>
          </table:table-cell>
          <table:table-cell office:value-type="float" office:value="270" calcext:value-type="float">
            <text:p>270</text:p>
          </table:table-cell>
          <table:table-cell office:value-type="float" office:value="0.888267" calcext:value-type="float">
            <text:p>0.888267</text:p>
          </table:table-cell>
          <table:table-cell office:value-type="float" office:value="493" calcext:value-type="float">
            <text:p>493</text:p>
          </table:table-cell>
          <table:table-cell office:value-type="float" office:value="0.0132014" calcext:value-type="float">
            <text:p>0.0132014</text:p>
          </table:table-cell>
          <table:table-cell office:value-type="float" office:value="595" calcext:value-type="float">
            <text:p>595</text:p>
          </table:table-cell>
          <table:table-cell office:value-type="float" office:value="0.000491284" calcext:value-type="float">
            <text:p>0.00049128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Ratos AB (publ)</text:p>
          </table:table-cell>
          <table:table-cell office:value-type="string" calcext:value-type="string">
            <text:p>Yes</text:p>
          </table:table-cell>
          <table:table-cell office:value-type="float" office:value="0.0651355" calcext:value-type="float">
            <text:p>0.0651355</text:p>
          </table:table-cell>
          <table:table-cell office:value-type="float" office:value="0.0646442" calcext:value-type="float">
            <text:p>0.0646442</text:p>
          </table:table-cell>
          <table:table-cell office:value-type="float" office:value="93.832" calcext:value-type="float">
            <text:p>93.832</text:p>
          </table:table-cell>
          <table:table-cell office:value-type="float" office:value="0.014" calcext:value-type="float">
            <text:p>0.014</text:p>
          </table:table-cell>
          <table:table-cell office:value-type="float" office:value="10724.5" calcext:value-type="float">
            <text:p>10724.5</text:p>
          </table:table-cell>
          <table:table-cell/>
          <table:table-cell office:value-type="float" office:value="42.6774" calcext:value-type="float">
            <text:p>42.677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ato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SS.US</text:p>
          </table:table-cell>
          <table:table-cell office:value-type="float" office:value="515" calcext:value-type="float">
            <text:p>515</text:p>
          </table:table-cell>
          <table:table-cell office:value-type="float" office:value="1362" calcext:value-type="float">
            <text:p>1362</text:p>
          </table:table-cell>
          <table:table-cell office:value-type="float" office:value="488" calcext:value-type="float">
            <text:p>488</text:p>
          </table:table-cell>
          <table:table-cell office:value-type="float" office:value="3.20004" calcext:value-type="float">
            <text:p>3.20004</text:p>
          </table:table-cell>
          <table:table-cell office:value-type="float" office:value="370" calcext:value-type="float">
            <text:p>370</text:p>
          </table:table-cell>
          <table:table-cell office:value-type="float" office:value="0.0283286" calcext:value-type="float">
            <text:p>0.0283286</text:p>
          </table:table-cell>
          <table:table-cell office:value-type="float" office:value="504" calcext:value-type="float">
            <text:p>504</text:p>
          </table:table-cell>
          <table:table-cell office:value-type="float" office:value="0.017841" calcext:value-type="float">
            <text:p>0.01784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NSYS Inc</text:p>
          </table:table-cell>
          <table:table-cell office:value-type="string" calcext:value-type="string">
            <text:p>Yes</text:p>
          </table:table-cell>
          <table:table-cell office:value-type="float" office:value="0.0931964" calcext:value-type="float">
            <text:p>0.0931964</text:p>
          </table:table-cell>
          <table:table-cell office:value-type="float" office:value="0.0843334" calcext:value-type="float">
            <text:p>0.0843334</text:p>
          </table:table-cell>
          <table:table-cell office:value-type="float" office:value="0.339" calcext:value-type="float">
            <text:p>0.339</text:p>
          </table:table-cell>
          <table:table-cell office:value-type="float" office:value="97.455" calcext:value-type="float">
            <text:p>97.455</text:p>
          </table:table-cell>
          <table:table-cell office:value-type="float" office:value="25734.4" calcext:value-type="float">
            <text:p>25734.4</text:p>
          </table:table-cell>
          <table:table-cell table:style-name="ce6" office:value-type="date" office:date-value="1996-06-20" calcext:value-type="date">
            <text:p>1996-06-20</text:p>
          </table:table-cell>
          <table:table-cell office:value-type="float" office:value="241.59" calcext:value-type="float">
            <text:p>241.59</text:p>
          </table:table-cell>
          <table:table-cell office:value-type="float" office:value="339.86" calcext:value-type="float">
            <text:p>339.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nsy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CU-B.ST</text:p>
          </table:table-cell>
          <table:table-cell office:value-type="float" office:value="516" calcext:value-type="float">
            <text:p>516</text:p>
          </table:table-cell>
          <table:table-cell office:value-type="float" office:value="1364" calcext:value-type="float">
            <text:p>1364</text:p>
          </table:table-cell>
          <table:table-cell office:value-type="float" office:value="257" calcext:value-type="float">
            <text:p>257</text:p>
          </table:table-cell>
          <table:table-cell office:value-type="float" office:value="0.846121" calcext:value-type="float">
            <text:p>0.846121</text:p>
          </table:table-cell>
          <table:table-cell office:value-type="float" office:value="532" calcext:value-type="float">
            <text:p>532</text:p>
          </table:table-cell>
          <table:table-cell office:value-type="float" office:value="0.00618879" calcext:value-type="float">
            <text:p>0.00618879</text:p>
          </table:table-cell>
          <table:table-cell office:value-type="float" office:value="575" calcext:value-type="float">
            <text:p>575</text:p>
          </table:table-cell>
          <table:table-cell office:value-type="float" office:value="0.00495104" calcext:value-type="float">
            <text:p>0.0049510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curitas AB</text:p>
          </table:table-cell>
          <table:table-cell office:value-type="string" calcext:value-type="string">
            <text:p>Yes</text:p>
          </table:table-cell>
          <table:table-cell office:value-type="float" office:value="0.063228" calcext:value-type="float">
            <text:p>0.063228</text:p>
          </table:table-cell>
          <table:table-cell office:value-type="float" office:value="0.058277" calcext:value-type="float">
            <text:p>0.058277</text:p>
          </table:table-cell>
          <table:table-cell office:value-type="float" office:value="4.546" calcext:value-type="float">
            <text:p>4.546</text:p>
          </table:table-cell>
          <table:table-cell office:value-type="float" office:value="65.789" calcext:value-type="float">
            <text:p>65.789</text:p>
          </table:table-cell>
          <table:table-cell office:value-type="float" office:value="51425.1" calcext:value-type="float">
            <text:p>51425.1</text:p>
          </table:table-cell>
          <table:table-cell/>
          <table:table-cell office:value-type="float" office:value="83.5925" calcext:value-type="float">
            <text:p>83.592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ecurita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HT.LSE</text:p>
          </table:table-cell>
          <table:table-cell office:value-type="float" office:value="517" calcext:value-type="float">
            <text:p>517</text:p>
          </table:table-cell>
          <table:table-cell office:value-type="float" office:value="1370" calcext:value-type="float">
            <text:p>1370</text:p>
          </table:table-cell>
          <table:table-cell office:value-type="float" office:value="581" calcext:value-type="float">
            <text:p>581</text:p>
          </table:table-cell>
          <table:table-cell office:value-type="float" office:value="193.002" calcext:value-type="float">
            <text:p>193.002</text:p>
          </table:table-cell>
          <table:table-cell office:value-type="float" office:value="569" calcext:value-type="float">
            <text:p>569</text:p>
          </table:table-cell>
          <table:table-cell office:value-type="float" office:value="0.000462983" calcext:value-type="float">
            <text:p>0.000462983</text:p>
          </table:table-cell>
          <table:table-cell office:value-type="float" office:value="220" calcext:value-type="float">
            <text:p>220</text:p>
          </table:table-cell>
          <table:table-cell office:value-type="float" office:value="0.0965045" calcext:value-type="float">
            <text:p>0.096504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shtead Group PLC</text:p>
          </table:table-cell>
          <table:table-cell office:value-type="string" calcext:value-type="string">
            <text:p>Yes</text:p>
          </table:table-cell>
          <table:table-cell office:value-type="float" office:value="0.164336" calcext:value-type="float">
            <text:p>0.164336</text:p>
          </table:table-cell>
          <table:table-cell office:value-type="float" office:value="0.0773091" calcext:value-type="float">
            <text:p>0.0773091</text:p>
          </table:table-cell>
          <table:table-cell office:value-type="float" office:value="1.14" calcext:value-type="float">
            <text:p>1.14</text:p>
          </table:table-cell>
          <table:table-cell office:value-type="float" office:value="59.617" calcext:value-type="float">
            <text:p>59.617</text:p>
          </table:table-cell>
          <table:table-cell office:value-type="float" office:value="22326.2" calcext:value-type="float">
            <text:p>22326.2</text:p>
          </table:table-cell>
          <table:table-cell/>
          <table:table-cell office:value-type="float" office:value="4636.53" calcext:value-type="float">
            <text:p>4636.5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shtead-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NDI.LSE</text:p>
          </table:table-cell>
          <table:table-cell office:value-type="float" office:value="518" calcext:value-type="float">
            <text:p>518</text:p>
          </table:table-cell>
          <table:table-cell office:value-type="float" office:value="1372" calcext:value-type="float">
            <text:p>1372</text:p>
          </table:table-cell>
          <table:table-cell office:value-type="float" office:value="566" calcext:value-type="float">
            <text:p>566</text:p>
          </table:table-cell>
          <table:table-cell office:value-type="float" office:value="53.4547" calcext:value-type="float">
            <text:p>53.4547</text:p>
          </table:table-cell>
          <table:table-cell office:value-type="float" office:value="568" calcext:value-type="float">
            <text:p>568</text:p>
          </table:table-cell>
          <table:table-cell office:value-type="float" office:value="0.00048867" calcext:value-type="float">
            <text:p>0.00048867</text:p>
          </table:table-cell>
          <table:table-cell office:value-type="float" office:value="238" calcext:value-type="float">
            <text:p>238</text:p>
          </table:table-cell>
          <table:table-cell office:value-type="float" office:value="0.0859128" calcext:value-type="float">
            <text:p>0.085912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ondi PLC</text:p>
          </table:table-cell>
          <table:table-cell office:value-type="string" calcext:value-type="string">
            <text:p>Yes</text:p>
          </table:table-cell>
          <table:table-cell office:value-type="float" office:value="0.161855" calcext:value-type="float">
            <text:p>0.161855</text:p>
          </table:table-cell>
          <table:table-cell office:value-type="float" office:value="0.0860362" calcext:value-type="float">
            <text:p>0.0860362</text:p>
          </table:table-cell>
          <table:table-cell office:value-type="float" office:value="0.661" calcext:value-type="float">
            <text:p>0.661</text:p>
          </table:table-cell>
          <table:table-cell office:value-type="float" office:value="72.675" calcext:value-type="float">
            <text:p>72.675</text:p>
          </table:table-cell>
          <table:table-cell office:value-type="float" office:value="6571.97" calcext:value-type="float">
            <text:p>6571.97</text:p>
          </table:table-cell>
          <table:table-cell/>
          <table:table-cell office:value-type="float" office:value="1333.24" calcext:value-type="float">
            <text:p>1333.2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ondi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MT.US</text:p>
          </table:table-cell>
          <table:table-cell office:value-type="float" office:value="519" calcext:value-type="float">
            <text:p>519</text:p>
          </table:table-cell>
          <table:table-cell office:value-type="float" office:value="1372" calcext:value-type="float">
            <text:p>1372</text:p>
          </table:table-cell>
          <table:table-cell office:value-type="float" office:value="347" calcext:value-type="float">
            <text:p>347</text:p>
          </table:table-cell>
          <table:table-cell office:value-type="float" office:value="1.34844" calcext:value-type="float">
            <text:p>1.34844</text:p>
          </table:table-cell>
          <table:table-cell office:value-type="float" office:value="467" calcext:value-type="float">
            <text:p>467</text:p>
          </table:table-cell>
          <table:table-cell office:value-type="float" office:value="0.0165467" calcext:value-type="float">
            <text:p>0.0165467</text:p>
          </table:table-cell>
          <table:table-cell office:value-type="float" office:value="558" calcext:value-type="float">
            <text:p>558</text:p>
          </table:table-cell>
          <table:table-cell office:value-type="float" office:value="0.00821922" calcext:value-type="float">
            <text:p>0.0082192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lmart Inc</text:p>
          </table:table-cell>
          <table:table-cell office:value-type="string" calcext:value-type="string">
            <text:p>Yes</text:p>
          </table:table-cell>
          <table:table-cell office:value-type="float" office:value="0.0659346" calcext:value-type="float">
            <text:p>0.0659346</text:p>
          </table:table-cell>
          <table:table-cell office:value-type="float" office:value="0.0611262" calcext:value-type="float">
            <text:p>0.0611262</text:p>
          </table:table-cell>
          <table:table-cell office:value-type="float" office:value="47.239" calcext:value-type="float">
            <text:p>47.239</text:p>
          </table:table-cell>
          <table:table-cell office:value-type="float" office:value="33.532" calcext:value-type="float">
            <text:p>33.532</text:p>
          </table:table-cell>
          <table:table-cell office:value-type="float" office:value="430919" calcext:value-type="float">
            <text:p>430919</text:p>
          </table:table-cell>
          <table:table-cell table:style-name="ce6" office:value-type="date" office:date-value="1972-08-25" calcext:value-type="date">
            <text:p>1972-08-25</text:p>
          </table:table-cell>
          <table:table-cell office:value-type="float" office:value="139.66" calcext:value-type="float">
            <text:p>139.66</text:p>
          </table:table-cell>
          <table:table-cell office:value-type="float" office:value="178.66" calcext:value-type="float">
            <text:p>178.6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stock.walmar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.PA</text:p>
          </table:table-cell>
          <table:table-cell office:value-type="float" office:value="520" calcext:value-type="float">
            <text:p>520</text:p>
          </table:table-cell>
          <table:table-cell office:value-type="float" office:value="1377" calcext:value-type="float">
            <text:p>1377</text:p>
          </table:table-cell>
          <table:table-cell office:value-type="float" office:value="474" calcext:value-type="float">
            <text:p>474</text:p>
          </table:table-cell>
          <table:table-cell office:value-type="float" office:value="2.87554" calcext:value-type="float">
            <text:p>2.87554</text:p>
          </table:table-cell>
          <table:table-cell office:value-type="float" office:value="424" calcext:value-type="float">
            <text:p>424</text:p>
          </table:table-cell>
          <table:table-cell office:value-type="float" office:value="0.0216743" calcext:value-type="float">
            <text:p>0.0216743</text:p>
          </table:table-cell>
          <table:table-cell office:value-type="float" office:value="479" calcext:value-type="float">
            <text:p>479</text:p>
          </table:table-cell>
          <table:table-cell office:value-type="float" office:value="0.0245497" calcext:value-type="float">
            <text:p>0.024549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’Oreal SA</text:p>
          </table:table-cell>
          <table:table-cell office:value-type="string" calcext:value-type="string">
            <text:p>Yes</text:p>
          </table:table-cell>
          <table:table-cell office:value-type="float" office:value="0.0999036" calcext:value-type="float">
            <text:p>0.0999036</text:p>
          </table:table-cell>
          <table:table-cell office:value-type="float" office:value="0.0845208" calcext:value-type="float">
            <text:p>0.0845208</text:p>
          </table:table-cell>
          <table:table-cell office:value-type="float" office:value="56.869" calcext:value-type="float">
            <text:p>56.869</text:p>
          </table:table-cell>
          <table:table-cell office:value-type="float" office:value="16.019" calcext:value-type="float">
            <text:p>16.019</text:p>
          </table:table-cell>
          <table:table-cell office:value-type="float" office:value="217460" calcext:value-type="float">
            <text:p>217460</text:p>
          </table:table-cell>
          <table:table-cell/>
          <table:table-cell office:value-type="float" office:value="328.92" calcext:value-type="float">
            <text:p>328.9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lore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RMB.US</text:p>
          </table:table-cell>
          <table:table-cell office:value-type="float" office:value="521" calcext:value-type="float">
            <text:p>521</text:p>
          </table:table-cell>
          <table:table-cell office:value-type="float" office:value="1377" calcext:value-type="float">
            <text:p>1377</text:p>
          </table:table-cell>
          <table:table-cell office:value-type="float" office:value="531" calcext:value-type="float">
            <text:p>531</text:p>
          </table:table-cell>
          <table:table-cell office:value-type="float" office:value="5.01203" calcext:value-type="float">
            <text:p>5.01203</text:p>
          </table:table-cell>
          <table:table-cell office:value-type="float" office:value="303" calcext:value-type="float">
            <text:p>303</text:p>
          </table:table-cell>
          <table:table-cell office:value-type="float" office:value="0.0381798" calcext:value-type="float">
            <text:p>0.0381798</text:p>
          </table:table-cell>
          <table:table-cell office:value-type="float" office:value="543" calcext:value-type="float">
            <text:p>543</text:p>
          </table:table-cell>
          <table:table-cell office:value-type="float" office:value="0.00973607" calcext:value-type="float">
            <text:p>0.0097360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rimble Inc</text:p>
          </table:table-cell>
          <table:table-cell office:value-type="string" calcext:value-type="string">
            <text:p>Yes</text:p>
          </table:table-cell>
          <table:table-cell office:value-type="float" office:value="0.0853288" calcext:value-type="float">
            <text:p>0.0853288</text:p>
          </table:table-cell>
          <table:table-cell office:value-type="float" office:value="0.0801623" calcext:value-type="float">
            <text:p>0.0801623</text:p>
          </table:table-cell>
          <table:table-cell office:value-type="float" office:value="0.543" calcext:value-type="float">
            <text:p>0.543</text:p>
          </table:table-cell>
          <table:table-cell office:value-type="float" office:value="96.173" calcext:value-type="float">
            <text:p>96.173</text:p>
          </table:table-cell>
          <table:table-cell office:value-type="float" office:value="12748.9" calcext:value-type="float">
            <text:p>12748.9</text:p>
          </table:table-cell>
          <table:table-cell table:style-name="ce6" office:value-type="date" office:date-value="1990-07-20" calcext:value-type="date">
            <text:p>1990-07-20</text:p>
          </table:table-cell>
          <table:table-cell office:value-type="float" office:value="50.56" calcext:value-type="float">
            <text:p>50.56</text:p>
          </table:table-cell>
          <table:table-cell office:value-type="float" office:value="58.5" calcext:value-type="float">
            <text:p>58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rimbl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L.US</text:p>
          </table:table-cell>
          <table:table-cell office:value-type="float" office:value="522" calcext:value-type="float">
            <text:p>522</text:p>
          </table:table-cell>
          <table:table-cell office:value-type="float" office:value="1378" calcext:value-type="float">
            <text:p>1378</text:p>
          </table:table-cell>
          <table:table-cell office:value-type="float" office:value="533" calcext:value-type="float">
            <text:p>533</text:p>
          </table:table-cell>
          <table:table-cell office:value-type="float" office:value="5.03894" calcext:value-type="float">
            <text:p>5.03894</text:p>
          </table:table-cell>
          <table:table-cell office:value-type="float" office:value="452" calcext:value-type="float">
            <text:p>452</text:p>
          </table:table-cell>
          <table:table-cell office:value-type="float" office:value="0.0187453" calcext:value-type="float">
            <text:p>0.0187453</text:p>
          </table:table-cell>
          <table:table-cell office:value-type="float" office:value="393" calcext:value-type="float">
            <text:p>393</text:p>
          </table:table-cell>
          <table:table-cell office:value-type="float" office:value="0.0447438" calcext:value-type="float">
            <text:p>0.044743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ollins Inc</text:p>
          </table:table-cell>
          <table:table-cell office:value-type="string" calcext:value-type="string">
            <text:p>Yes</text:p>
          </table:table-cell>
          <table:table-cell office:value-type="float" office:value="0.120099" calcext:value-type="float">
            <text:p>0.120099</text:p>
          </table:table-cell>
          <table:table-cell office:value-type="float" office:value="0.0851913" calcext:value-type="float">
            <text:p>0.0851913</text:p>
          </table:table-cell>
          <table:table-cell office:value-type="float" office:value="50.866" calcext:value-type="float">
            <text:p>50.866</text:p>
          </table:table-cell>
          <table:table-cell office:value-type="float" office:value="44.299" calcext:value-type="float">
            <text:p>44.299</text:p>
          </table:table-cell>
          <table:table-cell office:value-type="float" office:value="17727.6" calcext:value-type="float">
            <text:p>17727.6</text:p>
          </table:table-cell>
          <table:table-cell table:style-name="ce6" office:value-type="date" office:date-value="1987-12-30" calcext:value-type="date">
            <text:p>1987-12-30</text:p>
          </table:table-cell>
          <table:table-cell office:value-type="float" office:value="36.0337" calcext:value-type="float">
            <text:p>36.0337</text:p>
          </table:table-cell>
          <table:table-cell office:value-type="float" office:value="45.33" calcext:value-type="float">
            <text:p>45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rollin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TC.US</text:p>
          </table:table-cell>
          <table:table-cell office:value-type="float" office:value="523" calcext:value-type="float">
            <text:p>523</text:p>
          </table:table-cell>
          <table:table-cell office:value-type="float" office:value="1380" calcext:value-type="float">
            <text:p>1380</text:p>
          </table:table-cell>
          <table:table-cell office:value-type="float" office:value="502" calcext:value-type="float">
            <text:p>502</text:p>
          </table:table-cell>
          <table:table-cell office:value-type="float" office:value="3.61926" calcext:value-type="float">
            <text:p>3.61926</text:p>
          </table:table-cell>
          <table:table-cell office:value-type="float" office:value="538" calcext:value-type="float">
            <text:p>538</text:p>
          </table:table-cell>
          <table:table-cell office:value-type="float" office:value="0.00564832" calcext:value-type="float">
            <text:p>0.00564832</text:p>
          </table:table-cell>
          <table:table-cell office:value-type="float" office:value="340" calcext:value-type="float">
            <text:p>340</text:p>
          </table:table-cell>
          <table:table-cell office:value-type="float" office:value="0.056828" calcext:value-type="float">
            <text:p>0.05682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oro Co</text:p>
          </table:table-cell>
          <table:table-cell office:value-type="string" calcext:value-type="string">
            <text:p>Yes</text:p>
          </table:table-cell>
          <table:table-cell office:value-type="float" office:value="0.135598" calcext:value-type="float">
            <text:p>0.135598</text:p>
          </table:table-cell>
          <table:table-cell office:value-type="float" office:value="0.084888" calcext:value-type="float">
            <text:p>0.084888</text:p>
          </table:table-cell>
          <table:table-cell office:value-type="float" office:value="0.348" calcext:value-type="float">
            <text:p>0.348</text:p>
          </table:table-cell>
          <table:table-cell office:value-type="float" office:value="88.765" calcext:value-type="float">
            <text:p>88.765</text:p>
          </table:table-cell>
          <table:table-cell office:value-type="float" office:value="8761.32" calcext:value-type="float">
            <text:p>8761.32</text:p>
          </table:table-cell>
          <table:table-cell table:style-name="ce6" office:value-type="date" office:date-value="1987-12-30" calcext:value-type="date">
            <text:p>1987-12-30</text:p>
          </table:table-cell>
          <table:table-cell office:value-type="float" office:value="111.571" calcext:value-type="float">
            <text:p>111.57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hetorocompan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ST.US</text:p>
          </table:table-cell>
          <table:table-cell office:value-type="float" office:value="524" calcext:value-type="float">
            <text:p>524</text:p>
          </table:table-cell>
          <table:table-cell office:value-type="float" office:value="1381" calcext:value-type="float">
            <text:p>1381</text:p>
          </table:table-cell>
          <table:table-cell office:value-type="float" office:value="484" calcext:value-type="float">
            <text:p>484</text:p>
          </table:table-cell>
          <table:table-cell office:value-type="float" office:value="3.11109" calcext:value-type="float">
            <text:p>3.11109</text:p>
          </table:table-cell>
          <table:table-cell office:value-type="float" office:value="448" calcext:value-type="float">
            <text:p>448</text:p>
          </table:table-cell>
          <table:table-cell office:value-type="float" office:value="0.0188682" calcext:value-type="float">
            <text:p>0.0188682</text:p>
          </table:table-cell>
          <table:table-cell office:value-type="float" office:value="449" calcext:value-type="float">
            <text:p>449</text:p>
          </table:table-cell>
          <table:table-cell office:value-type="float" office:value="0.0314584" calcext:value-type="float">
            <text:p>0.031458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stenal Company</text:p>
          </table:table-cell>
          <table:table-cell office:value-type="string" calcext:value-type="string">
            <text:p>Yes</text:p>
          </table:table-cell>
          <table:table-cell office:value-type="float" office:value="0.106814" calcext:value-type="float">
            <text:p>0.106814</text:p>
          </table:table-cell>
          <table:table-cell office:value-type="float" office:value="0.0846004" calcext:value-type="float">
            <text:p>0.0846004</text:p>
          </table:table-cell>
          <table:table-cell office:value-type="float" office:value="0.171" calcext:value-type="float">
            <text:p>0.171</text:p>
          </table:table-cell>
          <table:table-cell office:value-type="float" office:value="81.45" calcext:value-type="float">
            <text:p>81.45</text:p>
          </table:table-cell>
          <table:table-cell office:value-type="float" office:value="32063.2" calcext:value-type="float">
            <text:p>32063.2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45.8441" calcext:value-type="float">
            <text:p>45.844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fasten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IM.PA</text:p>
          </table:table-cell>
          <table:table-cell office:value-type="float" office:value="525" calcext:value-type="float">
            <text:p>525</text:p>
          </table:table-cell>
          <table:table-cell office:value-type="float" office:value="1381" calcext:value-type="float">
            <text:p>1381</text:p>
          </table:table-cell>
          <table:table-cell office:value-type="float" office:value="465" calcext:value-type="float">
            <text:p>465</text:p>
          </table:table-cell>
          <table:table-cell office:value-type="float" office:value="2.73227" calcext:value-type="float">
            <text:p>2.73227</text:p>
          </table:table-cell>
          <table:table-cell office:value-type="float" office:value="379" calcext:value-type="float">
            <text:p>379</text:p>
          </table:table-cell>
          <table:table-cell office:value-type="float" office:value="0.0273628" calcext:value-type="float">
            <text:p>0.0273628</text:p>
          </table:table-cell>
          <table:table-cell office:value-type="float" office:value="537" calcext:value-type="float">
            <text:p>537</text:p>
          </table:table-cell>
          <table:table-cell office:value-type="float" office:value="0.0111449" calcext:value-type="float">
            <text:p>0.011144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iomerieux SA</text:p>
          </table:table-cell>
          <table:table-cell office:value-type="string" calcext:value-type="string">
            <text:p>Yes</text:p>
          </table:table-cell>
          <table:table-cell office:value-type="float" office:value="0.0864988" calcext:value-type="float">
            <text:p>0.0864988</text:p>
          </table:table-cell>
          <table:table-cell office:value-type="float" office:value="0.083924" calcext:value-type="float">
            <text:p>0.083924</text:p>
          </table:table-cell>
          <table:table-cell office:value-type="float" office:value="64.282" calcext:value-type="float">
            <text:p>64.282</text:p>
          </table:table-cell>
          <table:table-cell office:value-type="float" office:value="19.487" calcext:value-type="float">
            <text:p>19.487</text:p>
          </table:table-cell>
          <table:table-cell office:value-type="float" office:value="11150.9" calcext:value-type="float">
            <text:p>11150.9</text:p>
          </table:table-cell>
          <table:table-cell/>
          <table:table-cell office:value-type="float" office:value="97.0336" calcext:value-type="float">
            <text:p>97.033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iomerieux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C.US</text:p>
          </table:table-cell>
          <table:table-cell office:value-type="float" office:value="526" calcext:value-type="float">
            <text:p>526</text:p>
          </table:table-cell>
          <table:table-cell office:value-type="float" office:value="1382" calcext:value-type="float">
            <text:p>1382</text:p>
          </table:table-cell>
          <table:table-cell office:value-type="float" office:value="525" calcext:value-type="float">
            <text:p>525</text:p>
          </table:table-cell>
          <table:table-cell office:value-type="float" office:value="4.42337" calcext:value-type="float">
            <text:p>4.42337</text:p>
          </table:table-cell>
          <table:table-cell office:value-type="float" office:value="555" calcext:value-type="float">
            <text:p>555</text:p>
          </table:table-cell>
          <table:table-cell office:value-type="float" office:value="0.00160874" calcext:value-type="float">
            <text:p>0.00160874</text:p>
          </table:table-cell>
          <table:table-cell office:value-type="float" office:value="302" calcext:value-type="float">
            <text:p>302</text:p>
          </table:table-cell>
          <table:table-cell office:value-type="float" office:value="0.0664007" calcext:value-type="float">
            <text:p>0.066400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orthrop Grumman Corporation</text:p>
          </table:table-cell>
          <table:table-cell office:value-type="string" calcext:value-type="string">
            <text:p>Yes</text:p>
          </table:table-cell>
          <table:table-cell office:value-type="float" office:value="0.141756" calcext:value-type="float">
            <text:p>0.141756</text:p>
          </table:table-cell>
          <table:table-cell office:value-type="float" office:value="0.0780848" calcext:value-type="float">
            <text:p>0.0780848</text:p>
          </table:table-cell>
          <table:table-cell office:value-type="float" office:value="0.232" calcext:value-type="float">
            <text:p>0.232</text:p>
          </table:table-cell>
          <table:table-cell office:value-type="float" office:value="82.54" calcext:value-type="float">
            <text:p>82.54</text:p>
          </table:table-cell>
          <table:table-cell office:value-type="float" office:value="64036.2" calcext:value-type="float">
            <text:p>64036.2</text:p>
          </table:table-cell>
          <table:table-cell table:style-name="ce6" office:value-type="date" office:date-value="1981-12-31" calcext:value-type="date">
            <text:p>1981-12-31</text:p>
          </table:table-cell>
          <table:table-cell office:value-type="float" office:value="536.803" calcext:value-type="float">
            <text:p>536.803</text:p>
          </table:table-cell>
          <table:table-cell office:value-type="float" office:value="499.94" calcext:value-type="float">
            <text:p>499.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northropgrumma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KR.US</text:p>
          </table:table-cell>
          <table:table-cell office:value-type="float" office:value="527" calcext:value-type="float">
            <text:p>527</text:p>
          </table:table-cell>
          <table:table-cell office:value-type="float" office:value="1382" calcext:value-type="float">
            <text:p>1382</text:p>
          </table:table-cell>
          <table:table-cell office:value-type="float" office:value="348" calcext:value-type="float">
            <text:p>348</text:p>
          </table:table-cell>
          <table:table-cell office:value-type="float" office:value="1.37003" calcext:value-type="float">
            <text:p>1.37003</text:p>
          </table:table-cell>
          <table:table-cell office:value-type="float" office:value="466" calcext:value-type="float">
            <text:p>466</text:p>
          </table:table-cell>
          <table:table-cell office:value-type="float" office:value="0.0166968" calcext:value-type="float">
            <text:p>0.0166968</text:p>
          </table:table-cell>
          <table:table-cell office:value-type="float" office:value="568" calcext:value-type="float">
            <text:p>568</text:p>
          </table:table-cell>
          <table:table-cell office:value-type="float" office:value="0.00686972" calcext:value-type="float">
            <text:p>0.0068697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imken Company</text:p>
          </table:table-cell>
          <table:table-cell office:value-type="string" calcext:value-type="string">
            <text:p>Yes</text:p>
          </table:table-cell>
          <table:table-cell office:value-type="float" office:value="0.0777764" calcext:value-type="float">
            <text:p>0.0777764</text:p>
          </table:table-cell>
          <table:table-cell office:value-type="float" office:value="0.0709067" calcext:value-type="float">
            <text:p>0.0709067</text:p>
          </table:table-cell>
          <table:table-cell office:value-type="float" office:value="11.337" calcext:value-type="float">
            <text:p>11.337</text:p>
          </table:table-cell>
          <table:table-cell office:value-type="float" office:value="87.241" calcext:value-type="float">
            <text:p>87.241</text:p>
          </table:table-cell>
          <table:table-cell office:value-type="float" office:value="5220.09" calcext:value-type="float">
            <text:p>5220.09</text:p>
          </table:table-cell>
          <table:table-cell table:style-name="ce6" office:value-type="date" office:date-value="1985-07-01" calcext:value-type="date">
            <text:p>1985-07-01</text:p>
          </table:table-cell>
          <table:table-cell office:value-type="float" office:value="69.4719" calcext:value-type="float">
            <text:p>69.4719</text:p>
          </table:table-cell>
          <table:table-cell office:value-type="float" office:value="94.11" calcext:value-type="float">
            <text:p>94.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timk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W.US</text:p>
          </table:table-cell>
          <table:table-cell office:value-type="float" office:value="528" calcext:value-type="float">
            <text:p>528</text:p>
          </table:table-cell>
          <table:table-cell office:value-type="float" office:value="1387" calcext:value-type="float">
            <text:p>1387</text:p>
          </table:table-cell>
          <table:table-cell office:value-type="float" office:value="501" calcext:value-type="float">
            <text:p>501</text:p>
          </table:table-cell>
          <table:table-cell office:value-type="float" office:value="3.61342" calcext:value-type="float">
            <text:p>3.61342</text:p>
          </table:table-cell>
          <table:table-cell office:value-type="float" office:value="479" calcext:value-type="float">
            <text:p>479</text:p>
          </table:table-cell>
          <table:table-cell office:value-type="float" office:value="0.0153109" calcext:value-type="float">
            <text:p>0.0153109</text:p>
          </table:table-cell>
          <table:table-cell office:value-type="float" office:value="407" calcext:value-type="float">
            <text:p>407</text:p>
          </table:table-cell>
          <table:table-cell office:value-type="float" office:value="0.0413823" calcext:value-type="float">
            <text:p>0.041382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mb Weston Holdings Inc</text:p>
          </table:table-cell>
          <table:table-cell office:value-type="string" calcext:value-type="string">
            <text:p>Yes</text:p>
          </table:table-cell>
          <table:table-cell office:value-type="float" office:value="0.111017" calcext:value-type="float">
            <text:p>0.111017</text:p>
          </table:table-cell>
          <table:table-cell office:value-type="float" office:value="0.0696343" calcext:value-type="float">
            <text:p>0.0696343</text:p>
          </table:table-cell>
          <table:table-cell office:value-type="float" office:value="0.395" calcext:value-type="float">
            <text:p>0.395</text:p>
          </table:table-cell>
          <table:table-cell office:value-type="float" office:value="88.859" calcext:value-type="float">
            <text:p>88.859</text:p>
          </table:table-cell>
          <table:table-cell office:value-type="float" office:value="13480.5" calcext:value-type="float">
            <text:p>13480.5</text:p>
          </table:table-cell>
          <table:table-cell table:style-name="ce6" office:value-type="date" office:date-value="2016-11-10" calcext:value-type="date">
            <text:p>2016-11-10</text:p>
          </table:table-cell>
          <table:table-cell office:value-type="float" office:value="88.3693" calcext:value-type="float">
            <text:p>88.3693</text:p>
          </table:table-cell>
          <table:table-cell office:value-type="float" office:value="124.57" calcext:value-type="float">
            <text:p>124.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ambwest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SC.US</text:p>
          </table:table-cell>
          <table:table-cell office:value-type="float" office:value="529" calcext:value-type="float">
            <text:p>529</text:p>
          </table:table-cell>
          <table:table-cell office:value-type="float" office:value="1390" calcext:value-type="float">
            <text:p>1390</text:p>
          </table:table-cell>
          <table:table-cell office:value-type="float" office:value="403" calcext:value-type="float">
            <text:p>403</text:p>
          </table:table-cell>
          <table:table-cell office:value-type="float" office:value="1.795" calcext:value-type="float">
            <text:p>1.795</text:p>
          </table:table-cell>
          <table:table-cell office:value-type="float" office:value="395" calcext:value-type="float">
            <text:p>395</text:p>
          </table:table-cell>
          <table:table-cell office:value-type="float" office:value="0.0256704" calcext:value-type="float">
            <text:p>0.0256704</text:p>
          </table:table-cell>
          <table:table-cell office:value-type="float" office:value="592" calcext:value-type="float">
            <text:p>592</text:p>
          </table:table-cell>
          <table:table-cell office:value-type="float" office:value="0.00116437" calcext:value-type="float">
            <text:p>0.0011643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llscot Mobile Mini Holdings Corp A</text:p>
          </table:table-cell>
          <table:table-cell office:value-type="string" calcext:value-type="string">
            <text:p>Yes</text:p>
          </table:table-cell>
          <table:table-cell office:value-type="float" office:value="0.073361" calcext:value-type="float">
            <text:p>0.073361</text:p>
          </table:table-cell>
          <table:table-cell office:value-type="float" office:value="0.0721967" calcext:value-type="float">
            <text:p>0.0721967</text:p>
          </table:table-cell>
          <table:table-cell office:value-type="float" office:value="2.962" calcext:value-type="float">
            <text:p>2.962</text:p>
          </table:table-cell>
          <table:table-cell office:value-type="float" office:value="98.185" calcext:value-type="float">
            <text:p>98.185</text:p>
          </table:table-cell>
          <table:table-cell office:value-type="float" office:value="8503.43" calcext:value-type="float">
            <text:p>8503.43</text:p>
          </table:table-cell>
          <table:table-cell table:style-name="ce6" office:value-type="date" office:date-value="2017-11-30" calcext:value-type="date">
            <text:p>2017-11-30</text:p>
          </table:table-cell>
          <table:table-cell office:value-type="float" office:value="45.17" calcext:value-type="float">
            <text:p>45.17</text:p>
          </table:table-cell>
          <table:table-cell office:value-type="float" office:value="58.6" calcext:value-type="float">
            <text:p>58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www.willscotmobilemin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E.MC</text:p>
          </table:table-cell>
          <table:table-cell office:value-type="float" office:value="530" calcext:value-type="float">
            <text:p>530</text:p>
          </table:table-cell>
          <table:table-cell office:value-type="float" office:value="1390" calcext:value-type="float">
            <text:p>1390</text:p>
          </table:table-cell>
          <table:table-cell office:value-type="float" office:value="259" calcext:value-type="float">
            <text:p>259</text:p>
          </table:table-cell>
          <table:table-cell office:value-type="float" office:value="0.851226" calcext:value-type="float">
            <text:p>0.851226</text:p>
          </table:table-cell>
          <table:table-cell office:value-type="float" office:value="547" calcext:value-type="float">
            <text:p>547</text:p>
          </table:table-cell>
          <table:table-cell office:value-type="float" office:value="0.00338136" calcext:value-type="float">
            <text:p>0.00338136</text:p>
          </table:table-cell>
          <table:table-cell office:value-type="float" office:value="584" calcext:value-type="float">
            <text:p>584</text:p>
          </table:table-cell>
          <table:table-cell office:value-type="float" office:value="0.00286966" calcext:value-type="float">
            <text:p>0.0028696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berdrola S.A.</text:p>
          </table:table-cell>
          <table:table-cell office:value-type="string" calcext:value-type="string">
            <text:p>Yes</text:p>
          </table:table-cell>
          <table:table-cell office:value-type="float" office:value="0.0685344" calcext:value-type="float">
            <text:p>0.0685344</text:p>
          </table:table-cell>
          <table:table-cell office:value-type="float" office:value="0.0656647" calcext:value-type="float">
            <text:p>0.0656647</text:p>
          </table:table-cell>
          <table:table-cell office:value-type="float" office:value="0.234" calcext:value-type="float">
            <text:p>0.234</text:p>
          </table:table-cell>
          <table:table-cell office:value-type="float" office:value="44.223" calcext:value-type="float">
            <text:p>44.223</text:p>
          </table:table-cell>
          <table:table-cell office:value-type="float" office:value="66327.8" calcext:value-type="float">
            <text:p>66327.8</text:p>
          </table:table-cell>
          <table:table-cell/>
          <table:table-cell office:value-type="float" office:value="10.5459" calcext:value-type="float">
            <text:p>10.545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berdrol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VSG.LSE</text:p>
          </table:table-cell>
          <table:table-cell office:value-type="float" office:value="531" calcext:value-type="float">
            <text:p>531</text:p>
          </table:table-cell>
          <table:table-cell office:value-type="float" office:value="1391" calcext:value-type="float">
            <text:p>1391</text:p>
          </table:table-cell>
          <table:table-cell office:value-type="float" office:value="580" calcext:value-type="float">
            <text:p>580</text:p>
          </table:table-cell>
          <table:table-cell office:value-type="float" office:value="172.197" calcext:value-type="float">
            <text:p>172.197</text:p>
          </table:table-cell>
          <table:table-cell office:value-type="float" office:value="575" calcext:value-type="float">
            <text:p>575</text:p>
          </table:table-cell>
          <table:table-cell office:value-type="float" office:value="0.00033995" calcext:value-type="float">
            <text:p>0.00033995</text:p>
          </table:table-cell>
          <table:table-cell office:value-type="float" office:value="236" calcext:value-type="float">
            <text:p>236</text:p>
          </table:table-cell>
          <table:table-cell office:value-type="float" office:value="0.086328" calcext:value-type="float">
            <text:p>0.08632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VS Group Plc</text:p>
          </table:table-cell>
          <table:table-cell office:value-type="string" calcext:value-type="string">
            <text:p>Yes</text:p>
          </table:table-cell>
          <table:table-cell office:value-type="float" office:value="0.158527" calcext:value-type="float">
            <text:p>0.158527</text:p>
          </table:table-cell>
          <table:table-cell office:value-type="float" office:value="0.0813262" calcext:value-type="float">
            <text:p>0.0813262</text:p>
          </table:table-cell>
          <table:table-cell office:value-type="float" office:value="1.093" calcext:value-type="float">
            <text:p>1.093</text:p>
          </table:table-cell>
          <table:table-cell office:value-type="float" office:value="77.129" calcext:value-type="float">
            <text:p>77.129</text:p>
          </table:table-cell>
          <table:table-cell office:value-type="float" office:value="1184.26" calcext:value-type="float">
            <text:p>1184.26</text:p>
          </table:table-cell>
          <table:table-cell table:style-name="ce6" office:value-type="date" office:date-value="2007-10-10" calcext:value-type="date">
            <text:p>2007-10-10</text:p>
          </table:table-cell>
          <table:table-cell office:value-type="float" office:value="1926.08" calcext:value-type="float">
            <text:p>1926.0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vsukltd.co.u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X.XETRA</text:p>
          </table:table-cell>
          <table:table-cell office:value-type="float" office:value="532" calcext:value-type="float">
            <text:p>532</text:p>
          </table:table-cell>
          <table:table-cell office:value-type="float" office:value="1396" calcext:value-type="float">
            <text:p>1396</text:p>
          </table:table-cell>
          <table:table-cell office:value-type="float" office:value="536" calcext:value-type="float">
            <text:p>536</text:p>
          </table:table-cell>
          <table:table-cell office:value-type="float" office:value="5.32196" calcext:value-type="float">
            <text:p>5.32196</text:p>
          </table:table-cell>
          <table:table-cell office:value-type="float" office:value="398" calcext:value-type="float">
            <text:p>398</text:p>
          </table:table-cell>
          <table:table-cell office:value-type="float" office:value="0.0254493" calcext:value-type="float">
            <text:p>0.0254493</text:p>
          </table:table-cell>
          <table:table-cell office:value-type="float" office:value="462" calcext:value-type="float">
            <text:p>462</text:p>
          </table:table-cell>
          <table:table-cell office:value-type="float" office:value="0.0281752" calcext:value-type="float">
            <text:p>0.028175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rl Zeiss Meditec AG</text:p>
          </table:table-cell>
          <table:table-cell office:value-type="string" calcext:value-type="string">
            <text:p>Yes</text:p>
          </table:table-cell>
          <table:table-cell office:value-type="float" office:value="0.102244" calcext:value-type="float">
            <text:p>0.102244</text:p>
          </table:table-cell>
          <table:table-cell office:value-type="float" office:value="0.0844629" calcext:value-type="float">
            <text:p>0.0844629</text:p>
          </table:table-cell>
          <table:table-cell office:value-type="float" office:value="59.14" calcext:value-type="float">
            <text:p>59.14</text:p>
          </table:table-cell>
          <table:table-cell office:value-type="float" office:value="20.163" calcext:value-type="float">
            <text:p>20.163</text:p>
          </table:table-cell>
          <table:table-cell office:value-type="float" office:value="7586.35" calcext:value-type="float">
            <text:p>7586.35</text:p>
          </table:table-cell>
          <table:table-cell/>
          <table:table-cell office:value-type="float" office:value="116.921" calcext:value-type="float">
            <text:p>116.92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zeiss.de/meditec-ag/home.htm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MC.US</text:p>
          </table:table-cell>
          <table:table-cell office:value-type="float" office:value="533" calcext:value-type="float">
            <text:p>533</text:p>
          </table:table-cell>
          <table:table-cell office:value-type="float" office:value="1396" calcext:value-type="float">
            <text:p>1396</text:p>
          </table:table-cell>
          <table:table-cell office:value-type="float" office:value="509" calcext:value-type="float">
            <text:p>509</text:p>
          </table:table-cell>
          <table:table-cell office:value-type="float" office:value="3.76968" calcext:value-type="float">
            <text:p>3.76968</text:p>
          </table:table-cell>
          <table:table-cell office:value-type="float" office:value="382" calcext:value-type="float">
            <text:p>382</text:p>
          </table:table-cell>
          <table:table-cell office:value-type="float" office:value="0.0270142" calcext:value-type="float">
            <text:p>0.0270142</text:p>
          </table:table-cell>
          <table:table-cell office:value-type="float" office:value="505" calcext:value-type="float">
            <text:p>505</text:p>
          </table:table-cell>
          <table:table-cell office:value-type="float" office:value="0.017526" calcext:value-type="float">
            <text:p>0.01752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C Corporation</text:p>
          </table:table-cell>
          <table:table-cell office:value-type="string" calcext:value-type="string">
            <text:p>Yes</text:p>
          </table:table-cell>
          <table:table-cell office:value-type="float" office:value="0.0931188" calcext:value-type="float">
            <text:p>0.0931188</text:p>
          </table:table-cell>
          <table:table-cell office:value-type="float" office:value="0.0768868" calcext:value-type="float">
            <text:p>0.0768868</text:p>
          </table:table-cell>
          <table:table-cell office:value-type="float" office:value="0.757" calcext:value-type="float">
            <text:p>0.757</text:p>
          </table:table-cell>
          <table:table-cell office:value-type="float" office:value="91.852" calcext:value-type="float">
            <text:p>91.852</text:p>
          </table:table-cell>
          <table:table-cell office:value-type="float" office:value="7832.05" calcext:value-type="float">
            <text:p>7832.05</text:p>
          </table:table-cell>
          <table:table-cell table:style-name="ce6" office:value-type="date" office:date-value="1985-07-01" calcext:value-type="date">
            <text:p>1985-07-01</text:p>
          </table:table-cell>
          <table:table-cell office:value-type="float" office:value="121.307" calcext:value-type="float">
            <text:p>121.307</text:p>
          </table:table-cell>
          <table:table-cell office:value-type="float" office:value="113.93" calcext:value-type="float">
            <text:p>113.9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fm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GF.LSE</text:p>
          </table:table-cell>
          <table:table-cell office:value-type="float" office:value="534" calcext:value-type="float">
            <text:p>534</text:p>
          </table:table-cell>
          <table:table-cell office:value-type="float" office:value="1404" calcext:value-type="float">
            <text:p>1404</text:p>
          </table:table-cell>
          <table:table-cell office:value-type="float" office:value="560" calcext:value-type="float">
            <text:p>560</text:p>
          </table:table-cell>
          <table:table-cell office:value-type="float" office:value="33.6831" calcext:value-type="float">
            <text:p>33.6831</text:p>
          </table:table-cell>
          <table:table-cell office:value-type="float" office:value="563" calcext:value-type="float">
            <text:p>563</text:p>
          </table:table-cell>
          <table:table-cell office:value-type="float" office:value="0.000593993" calcext:value-type="float">
            <text:p>0.000593993</text:p>
          </table:table-cell>
          <table:table-cell office:value-type="float" office:value="281" calcext:value-type="float">
            <text:p>281</text:p>
          </table:table-cell>
          <table:table-cell office:value-type="float" office:value="0.0729602" calcext:value-type="float">
            <text:p>0.072960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Kingfisher PLC</text:p>
          </table:table-cell>
          <table:table-cell office:value-type="string" calcext:value-type="string">
            <text:p>Yes</text:p>
          </table:table-cell>
          <table:table-cell office:value-type="float" office:value="0.131268" calcext:value-type="float">
            <text:p>0.131268</text:p>
          </table:table-cell>
          <table:table-cell office:value-type="float" office:value="0.0674243" calcext:value-type="float">
            <text:p>0.0674243</text:p>
          </table:table-cell>
          <table:table-cell office:value-type="float" office:value="0.463" calcext:value-type="float">
            <text:p>0.463</text:p>
          </table:table-cell>
          <table:table-cell office:value-type="float" office:value="86.032" calcext:value-type="float">
            <text:p>86.032</text:p>
          </table:table-cell>
          <table:table-cell office:value-type="float" office:value="4281.03" calcext:value-type="float">
            <text:p>4281.03</text:p>
          </table:table-cell>
          <table:table-cell/>
          <table:table-cell office:value-type="float" office:value="223.584" calcext:value-type="float">
            <text:p>223.58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kingfish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AL.LSE</text:p>
          </table:table-cell>
          <table:table-cell office:value-type="float" office:value="535" calcext:value-type="float">
            <text:p>535</text:p>
          </table:table-cell>
          <table:table-cell office:value-type="float" office:value="1407" calcext:value-type="float">
            <text:p>1407</text:p>
          </table:table-cell>
          <table:table-cell office:value-type="float" office:value="562" calcext:value-type="float">
            <text:p>562</text:p>
          </table:table-cell>
          <table:table-cell office:value-type="float" office:value="35.9367" calcext:value-type="float">
            <text:p>35.9367</text:p>
          </table:table-cell>
          <table:table-cell office:value-type="float" office:value="570" calcext:value-type="float">
            <text:p>570</text:p>
          </table:table-cell>
          <table:table-cell office:value-type="float" office:value="0.000449914" calcext:value-type="float">
            <text:p>0.000449914</text:p>
          </table:table-cell>
          <table:table-cell office:value-type="float" office:value="275" calcext:value-type="float">
            <text:p>275</text:p>
          </table:table-cell>
          <table:table-cell office:value-type="float" office:value="0.0737171" calcext:value-type="float">
            <text:p>0.073717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nglo American PLC</text:p>
          </table:table-cell>
          <table:table-cell office:value-type="string" calcext:value-type="string">
            <text:p>Yes</text:p>
          </table:table-cell>
          <table:table-cell office:value-type="float" office:value="0.149659" calcext:value-type="float">
            <text:p>0.149659</text:p>
          </table:table-cell>
          <table:table-cell office:value-type="float" office:value="0.0860149" calcext:value-type="float">
            <text:p>0.0860149</text:p>
          </table:table-cell>
          <table:table-cell office:value-type="float" office:value="7.304" calcext:value-type="float">
            <text:p>7.304</text:p>
          </table:table-cell>
          <table:table-cell office:value-type="float" office:value="53.732" calcext:value-type="float">
            <text:p>53.732</text:p>
          </table:table-cell>
          <table:table-cell office:value-type="float" office:value="28771.3" calcext:value-type="float">
            <text:p>28771.3</text:p>
          </table:table-cell>
          <table:table-cell/>
          <table:table-cell office:value-type="float" office:value="3234.69" calcext:value-type="float">
            <text:p>3234.6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ngloamerica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MD.US</text:p>
          </table:table-cell>
          <table:table-cell office:value-type="float" office:value="536" calcext:value-type="float">
            <text:p>536</text:p>
          </table:table-cell>
          <table:table-cell office:value-type="float" office:value="1408" calcext:value-type="float">
            <text:p>1408</text:p>
          </table:table-cell>
          <table:table-cell office:value-type="float" office:value="545" calcext:value-type="float">
            <text:p>545</text:p>
          </table:table-cell>
          <table:table-cell office:value-type="float" office:value="8.5801" calcext:value-type="float">
            <text:p>8.5801</text:p>
          </table:table-cell>
          <table:table-cell office:value-type="float" office:value="530" calcext:value-type="float">
            <text:p>530</text:p>
          </table:table-cell>
          <table:table-cell office:value-type="float" office:value="0.00657158" calcext:value-type="float">
            <text:p>0.00657158</text:p>
          </table:table-cell>
          <table:table-cell office:value-type="float" office:value="333" calcext:value-type="float">
            <text:p>333</text:p>
          </table:table-cell>
          <table:table-cell office:value-type="float" office:value="0.0586409" calcext:value-type="float">
            <text:p>0.058640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sMed Inc</text:p>
          </table:table-cell>
          <table:table-cell office:value-type="string" calcext:value-type="string">
            <text:p>Yes</text:p>
          </table:table-cell>
          <table:table-cell office:value-type="float" office:value="0.129444" calcext:value-type="float">
            <text:p>0.129444</text:p>
          </table:table-cell>
          <table:table-cell office:value-type="float" office:value="0.079848" calcext:value-type="float">
            <text:p>0.079848</text:p>
          </table:table-cell>
          <table:table-cell office:value-type="float" office:value="1.296" calcext:value-type="float">
            <text:p>1.296</text:p>
          </table:table-cell>
          <table:table-cell office:value-type="float" office:value="66.795" calcext:value-type="float">
            <text:p>66.795</text:p>
          </table:table-cell>
          <table:table-cell office:value-type="float" office:value="21435.6" calcext:value-type="float">
            <text:p>21435.6</text:p>
          </table:table-cell>
          <table:table-cell table:style-name="ce6" office:value-type="date" office:date-value="1995-06-02" calcext:value-type="date">
            <text:p>1995-06-02</text:p>
          </table:table-cell>
          <table:table-cell office:value-type="float" office:value="206.123" calcext:value-type="float">
            <text:p>206.123</text:p>
          </table:table-cell>
          <table:table-cell office:value-type="float" office:value="250.45" calcext:value-type="float">
            <text:p>250.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resme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DM.US</text:p>
          </table:table-cell>
          <table:table-cell office:value-type="float" office:value="537" calcext:value-type="float">
            <text:p>537</text:p>
          </table:table-cell>
          <table:table-cell office:value-type="float" office:value="1408" calcext:value-type="float">
            <text:p>1408</text:p>
          </table:table-cell>
          <table:table-cell office:value-type="float" office:value="413" calcext:value-type="float">
            <text:p>413</text:p>
          </table:table-cell>
          <table:table-cell office:value-type="float" office:value="1.89491" calcext:value-type="float">
            <text:p>1.89491</text:p>
          </table:table-cell>
          <table:table-cell office:value-type="float" office:value="540" calcext:value-type="float">
            <text:p>540</text:p>
          </table:table-cell>
          <table:table-cell office:value-type="float" office:value="0.00465941" calcext:value-type="float">
            <text:p>0.00465941</text:p>
          </table:table-cell>
          <table:table-cell office:value-type="float" office:value="455" calcext:value-type="float">
            <text:p>455</text:p>
          </table:table-cell>
          <table:table-cell office:value-type="float" office:value="0.0296941" calcext:value-type="float">
            <text:p>0.029694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cher-Daniels-Midland Company</text:p>
          </table:table-cell>
          <table:table-cell office:value-type="string" calcext:value-type="string">
            <text:p>Yes</text:p>
          </table:table-cell>
          <table:table-cell office:value-type="float" office:value="0.105049" calcext:value-type="float">
            <text:p>0.105049</text:p>
          </table:table-cell>
          <table:table-cell office:value-type="float" office:value="0.0779413" calcext:value-type="float">
            <text:p>0.0779413</text:p>
          </table:table-cell>
          <table:table-cell office:value-type="float" office:value="0.674" calcext:value-type="float">
            <text:p>0.674</text:p>
          </table:table-cell>
          <table:table-cell office:value-type="float" office:value="81.038" calcext:value-type="float">
            <text:p>81.038</text:p>
          </table:table-cell>
          <table:table-cell office:value-type="float" office:value="39060.4" calcext:value-type="float">
            <text:p>39060.4</text:p>
          </table:table-cell>
          <table:table-cell table:style-name="ce6" office:value-type="date" office:date-value="1983-04-05" calcext:value-type="date">
            <text:p>1983-04-05</text:p>
          </table:table-cell>
          <table:table-cell office:value-type="float" office:value="90.7493" calcext:value-type="float">
            <text:p>90.7493</text:p>
          </table:table-cell>
          <table:table-cell office:value-type="float" office:value="98.82" calcext:value-type="float">
            <text:p>98.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d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CH.US</text:p>
          </table:table-cell>
          <table:table-cell office:value-type="float" office:value="538" calcext:value-type="float">
            <text:p>538</text:p>
          </table:table-cell>
          <table:table-cell office:value-type="float" office:value="1409" calcext:value-type="float">
            <text:p>1409</text:p>
          </table:table-cell>
          <table:table-cell office:value-type="float" office:value="518" calcext:value-type="float">
            <text:p>518</text:p>
          </table:table-cell>
          <table:table-cell office:value-type="float" office:value="4.30453" calcext:value-type="float">
            <text:p>4.30453</text:p>
          </table:table-cell>
          <table:table-cell office:value-type="float" office:value="474" calcext:value-type="float">
            <text:p>474</text:p>
          </table:table-cell>
          <table:table-cell office:value-type="float" office:value="0.0159365" calcext:value-type="float">
            <text:p>0.0159365</text:p>
          </table:table-cell>
          <table:table-cell office:value-type="float" office:value="417" calcext:value-type="float">
            <text:p>417</text:p>
          </table:table-cell>
          <table:table-cell office:value-type="float" office:value="0.0386968" calcext:value-type="float">
            <text:p>0.038696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Bio-Techne Corp</text:p>
          </table:table-cell>
          <table:table-cell office:value-type="string" calcext:value-type="string">
            <text:p>Yes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0802011" calcext:value-type="float">
            <text:p>0.0802011</text:p>
          </table:table-cell>
          <table:table-cell office:value-type="float" office:value="1.054" calcext:value-type="float">
            <text:p>1.054</text:p>
          </table:table-cell>
          <table:table-cell office:value-type="float" office:value="95.534" calcext:value-type="float">
            <text:p>95.534</text:p>
          </table:table-cell>
          <table:table-cell office:value-type="float" office:value="10625.8" calcext:value-type="float">
            <text:p>10625.8</text:p>
          </table:table-cell>
          <table:table-cell table:style-name="ce6" office:value-type="date" office:date-value="1989-02-09" calcext:value-type="date">
            <text:p>1989-02-09</text:p>
          </table:table-cell>
          <table:table-cell office:value-type="float" office:value="82.5185" calcext:value-type="float">
            <text:p>82.5185</text:p>
          </table:table-cell>
          <table:table-cell office:value-type="float" office:value="100.99" calcext:value-type="float">
            <text:p>100.9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bio-techn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ZC.LSE</text:p>
          </table:table-cell>
          <table:table-cell office:value-type="float" office:value="539" calcext:value-type="float">
            <text:p>539</text:p>
          </table:table-cell>
          <table:table-cell office:value-type="float" office:value="1411" calcext:value-type="float">
            <text:p>1411</text:p>
          </table:table-cell>
          <table:table-cell office:value-type="float" office:value="575" calcext:value-type="float">
            <text:p>575</text:p>
          </table:table-cell>
          <table:table-cell office:value-type="float" office:value="138.097" calcext:value-type="float">
            <text:p>138.097</text:p>
          </table:table-cell>
          <table:table-cell office:value-type="float" office:value="583" calcext:value-type="float">
            <text:p>583</text:p>
          </table:table-cell>
          <table:table-cell office:value-type="float" office:value="0.000112292" calcext:value-type="float">
            <text:p>0.000112292</text:p>
          </table:table-cell>
          <table:table-cell office:value-type="float" office:value="253" calcext:value-type="float">
            <text:p>253</text:p>
          </table:table-cell>
          <table:table-cell office:value-type="float" office:value="0.0799559" calcext:value-type="float">
            <text:p>0.079955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PZ Cussons PLC</text:p>
          </table:table-cell>
          <table:table-cell office:value-type="string" calcext:value-type="string">
            <text:p>Yes</text:p>
          </table:table-cell>
          <table:table-cell office:value-type="float" office:value="0.148972" calcext:value-type="float">
            <text:p>0.148972</text:p>
          </table:table-cell>
          <table:table-cell office:value-type="float" office:value="0.0788812" calcext:value-type="float">
            <text:p>0.0788812</text:p>
          </table:table-cell>
          <table:table-cell office:value-type="float" office:value="46.069" calcext:value-type="float">
            <text:p>46.069</text:p>
          </table:table-cell>
          <table:table-cell office:value-type="float" office:value="43.84" calcext:value-type="float">
            <text:p>43.84</text:p>
          </table:table-cell>
          <table:table-cell office:value-type="float" office:value="679.057" calcext:value-type="float">
            <text:p>679.057</text:p>
          </table:table-cell>
          <table:table-cell/>
          <table:table-cell office:value-type="float" office:value="200.68" calcext:value-type="float">
            <text:p>200.6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pzcusson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IAS.HE</text:p>
          </table:table-cell>
          <table:table-cell office:value-type="float" office:value="540" calcext:value-type="float">
            <text:p>540</text:p>
          </table:table-cell>
          <table:table-cell office:value-type="float" office:value="1411" calcext:value-type="float">
            <text:p>1411</text:p>
          </table:table-cell>
          <table:table-cell office:value-type="float" office:value="512" calcext:value-type="float">
            <text:p>512</text:p>
          </table:table-cell>
          <table:table-cell office:value-type="float" office:value="3.84786" calcext:value-type="float">
            <text:p>3.84786</text:p>
          </table:table-cell>
          <table:table-cell office:value-type="float" office:value="326" calcext:value-type="float">
            <text:p>326</text:p>
          </table:table-cell>
          <table:table-cell office:value-type="float" office:value="0.0343421" calcext:value-type="float">
            <text:p>0.0343421</text:p>
          </table:table-cell>
          <table:table-cell office:value-type="float" office:value="573" calcext:value-type="float">
            <text:p>573</text:p>
          </table:table-cell>
          <table:table-cell office:value-type="float" office:value="0.00551616" calcext:value-type="float">
            <text:p>0.0055161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Vaisala Oyj A</text:p>
          </table:table-cell>
          <table:table-cell office:value-type="string" calcext:value-type="string">
            <text:p>No</text:p>
          </table:table-cell>
          <table:table-cell office:value-type="float" office:value="0.0813722" calcext:value-type="float">
            <text:p>0.0813722</text:p>
          </table:table-cell>
          <table:table-cell office:value-type="float" office:value="0.0839683" calcext:value-type="float">
            <text:p>0.0839683</text:p>
          </table:table-cell>
          <table:table-cell office:value-type="float" office:value="35.415" calcext:value-type="float">
            <text:p>35.415</text:p>
          </table:table-cell>
          <table:table-cell office:value-type="float" office:value="38.002" calcext:value-type="float">
            <text:p>38.002</text:p>
          </table:table-cell>
          <table:table-cell office:value-type="float" office:value="1183.61" calcext:value-type="float">
            <text:p>1183.61</text:p>
          </table:table-cell>
          <table:table-cell/>
          <table:table-cell office:value-type="float" office:value="38.7198" calcext:value-type="float">
            <text:p>38.719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vaisal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T.US</text:p>
          </table:table-cell>
          <table:table-cell office:value-type="float" office:value="541" calcext:value-type="float">
            <text:p>541</text:p>
          </table:table-cell>
          <table:table-cell office:value-type="float" office:value="1412" calcext:value-type="float">
            <text:p>1412</text:p>
          </table:table-cell>
          <table:table-cell office:value-type="float" office:value="415" calcext:value-type="float">
            <text:p>415</text:p>
          </table:table-cell>
          <table:table-cell office:value-type="float" office:value="1.90853" calcext:value-type="float">
            <text:p>1.90853</text:p>
          </table:table-cell>
          <table:table-cell office:value-type="float" office:value="494" calcext:value-type="float">
            <text:p>494</text:p>
          </table:table-cell>
          <table:table-cell office:value-type="float" office:value="0.0131673" calcext:value-type="float">
            <text:p>0.0131673</text:p>
          </table:table-cell>
          <table:table-cell office:value-type="float" office:value="503" calcext:value-type="float">
            <text:p>503</text:p>
          </table:table-cell>
          <table:table-cell office:value-type="float" office:value="0.0179043" calcext:value-type="float">
            <text:p>0.017904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ttel Inc</text:p>
          </table:table-cell>
          <table:table-cell office:value-type="string" calcext:value-type="string">
            <text:p>Yes</text:p>
          </table:table-cell>
          <table:table-cell office:value-type="float" office:value="0.0898955" calcext:value-type="float">
            <text:p>0.0898955</text:p>
          </table:table-cell>
          <table:table-cell office:value-type="float" office:value="0.0719912" calcext:value-type="float">
            <text:p>0.0719912</text:p>
          </table:table-cell>
          <table:table-cell office:value-type="float" office:value="0.739" calcext:value-type="float">
            <text:p>0.739</text:p>
          </table:table-cell>
          <table:table-cell office:value-type="float" office:value="99.199" calcext:value-type="float">
            <text:p>99.199</text:p>
          </table:table-cell>
          <table:table-cell office:value-type="float" office:value="7713.15" calcext:value-type="float">
            <text:p>7713.15</text:p>
          </table:table-cell>
          <table:table-cell table:style-name="ce6" office:value-type="date" office:date-value="1982-01-04" calcext:value-type="date">
            <text:p>1982-01-04</text:p>
          </table:table-cell>
          <table:table-cell office:value-type="float" office:value="17.84" calcext:value-type="float">
            <text:p>17.84</text:p>
          </table:table-cell>
          <table:table-cell office:value-type="float" office:value="24.44" calcext:value-type="float">
            <text:p>24.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atte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EI.XETRA</text:p>
          </table:table-cell>
          <table:table-cell office:value-type="float" office:value="542" calcext:value-type="float">
            <text:p>542</text:p>
          </table:table-cell>
          <table:table-cell office:value-type="float" office:value="1414" calcext:value-type="float">
            <text:p>1414</text:p>
          </table:table-cell>
          <table:table-cell office:value-type="float" office:value="430" calcext:value-type="float">
            <text:p>430</text:p>
          </table:table-cell>
          <table:table-cell office:value-type="float" office:value="2.04496" calcext:value-type="float">
            <text:p>2.04496</text:p>
          </table:table-cell>
          <table:table-cell office:value-type="float" office:value="582" calcext:value-type="float">
            <text:p>582</text:p>
          </table:table-cell>
          <table:table-cell office:value-type="float" office:value="0.000135031" calcext:value-type="float">
            <text:p>0.000135031</text:p>
          </table:table-cell>
          <table:table-cell office:value-type="float" office:value="402" calcext:value-type="float">
            <text:p>402</text:p>
          </table:table-cell>
          <table:table-cell office:value-type="float" office:value="0.0426831" calcext:value-type="float">
            <text:p>0.04268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iersdorf Aktiengesellschaft</text:p>
          </table:table-cell>
          <table:table-cell office:value-type="string" calcext:value-type="string">
            <text:p>Yes</text:p>
          </table:table-cell>
          <table:table-cell office:value-type="float" office:value="0.117692" calcext:value-type="float">
            <text:p>0.117692</text:p>
          </table:table-cell>
          <table:table-cell office:value-type="float" office:value="0.0856477" calcext:value-type="float">
            <text:p>0.0856477</text:p>
          </table:table-cell>
          <table:table-cell office:value-type="float" office:value="51.187" calcext:value-type="float">
            <text:p>51.187</text:p>
          </table:table-cell>
          <table:table-cell office:value-type="float" office:value="19.559" calcext:value-type="float">
            <text:p>19.559</text:p>
          </table:table-cell>
          <table:table-cell office:value-type="float" office:value="27966.8" calcext:value-type="float">
            <text:p>27966.8</text:p>
          </table:table-cell>
          <table:table-cell/>
          <table:table-cell office:value-type="float" office:value="106.584" calcext:value-type="float">
            <text:p>106.58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eiersdorf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CD.AS</text:p>
          </table:table-cell>
          <table:table-cell office:value-type="float" office:value="543" calcext:value-type="float">
            <text:p>543</text:p>
          </table:table-cell>
          <table:table-cell office:value-type="float" office:value="1422" calcext:value-type="float">
            <text:p>1422</text:p>
          </table:table-cell>
          <table:table-cell office:value-type="float" office:value="463" calcext:value-type="float">
            <text:p>463</text:p>
          </table:table-cell>
          <table:table-cell office:value-type="float" office:value="2.67445" calcext:value-type="float">
            <text:p>2.67445</text:p>
          </table:table-cell>
          <table:table-cell office:value-type="float" office:value="468" calcext:value-type="float">
            <text:p>468</text:p>
          </table:table-cell>
          <table:table-cell office:value-type="float" office:value="0.0165152" calcext:value-type="float">
            <text:p>0.0165152</text:p>
          </table:table-cell>
          <table:table-cell office:value-type="float" office:value="491" calcext:value-type="float">
            <text:p>491</text:p>
          </table:table-cell>
          <table:table-cell office:value-type="float" office:value="0.0219546" calcext:value-type="float">
            <text:p>0.021954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MCD NV</text:p>
          </table:table-cell>
          <table:table-cell office:value-type="string" calcext:value-type="string">
            <text:p>Yes</text:p>
          </table:table-cell>
          <table:table-cell office:value-type="float" office:value="0.0973106" calcext:value-type="float">
            <text:p>0.0973106</text:p>
          </table:table-cell>
          <table:table-cell office:value-type="float" office:value="0.0814032" calcext:value-type="float">
            <text:p>0.0814032</text:p>
          </table:table-cell>
          <table:table-cell office:value-type="float" office:value="1.73" calcext:value-type="float">
            <text:p>1.73</text:p>
          </table:table-cell>
          <table:table-cell office:value-type="float" office:value="80.228" calcext:value-type="float">
            <text:p>80.228</text:p>
          </table:table-cell>
          <table:table-cell office:value-type="float" office:value="6923.1" calcext:value-type="float">
            <text:p>6923.1</text:p>
          </table:table-cell>
          <table:table-cell/>
          <table:table-cell office:value-type="float" office:value="130.78" calcext:value-type="float">
            <text:p>130.7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mcd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MD.AU</text:p>
          </table:table-cell>
          <table:table-cell office:value-type="float" office:value="544" calcext:value-type="float">
            <text:p>544</text:p>
          </table:table-cell>
          <table:table-cell office:value-type="float" office:value="1423" calcext:value-type="float">
            <text:p>1423</text:p>
          </table:table-cell>
          <table:table-cell office:value-type="float" office:value="551" calcext:value-type="float">
            <text:p>551</text:p>
          </table:table-cell>
          <table:table-cell office:value-type="float" office:value="13.4334" calcext:value-type="float">
            <text:p>13.4334</text:p>
          </table:table-cell>
          <table:table-cell office:value-type="float" office:value="541" calcext:value-type="float">
            <text:p>541</text:p>
          </table:table-cell>
          <table:table-cell office:value-type="float" office:value="0.0046154" calcext:value-type="float">
            <text:p>0.0046154</text:p>
          </table:table-cell>
          <table:table-cell office:value-type="float" office:value="331" calcext:value-type="float">
            <text:p>331</text:p>
          </table:table-cell>
          <table:table-cell office:value-type="float" office:value="0.0589621" calcext:value-type="float">
            <text:p>0.0589621</text:p>
          </table:table-cell>
          <table:table-cell/>
          <table:table-cell office:value-type="string" calcext:value-type="string">
            <text:p>Resmed Inc DRC</text:p>
          </table:table-cell>
          <table:table-cell office:value-type="string" calcext:value-type="string">
            <text:p>Yes</text:p>
          </table:table-cell>
          <table:table-cell office:value-type="float" office:value="0.129444" calcext:value-type="float">
            <text:p>0.129444</text:p>
          </table:table-cell>
          <table:table-cell office:value-type="float" office:value="0.0803079" calcext:value-type="float">
            <text:p>0.0803079</text:p>
          </table:table-cell>
          <table:table-cell office:value-type="float" office:value="0" calcext:value-type="float">
            <text:p>0</text:p>
          </table:table-cell>
          <table:table-cell office:value-type="float" office:value="7.516" calcext:value-type="float">
            <text:p>7.516</text:p>
          </table:table-cell>
          <table:table-cell office:value-type="float" office:value="34479.2" calcext:value-type="float">
            <text:p>34479.2</text:p>
          </table:table-cell>
          <table:table-cell/>
          <table:table-cell office:value-type="float" office:value="30.917" calcext:value-type="float">
            <text:p>30.91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esmed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SA.JK</text:p>
          </table:table-cell>
          <table:table-cell office:value-type="float" office:value="545" calcext:value-type="float">
            <text:p>545</text:p>
          </table:table-cell>
          <table:table-cell office:value-type="float" office:value="1424" calcext:value-type="float">
            <text:p>1424</text:p>
          </table:table-cell>
          <table:table-cell office:value-type="float" office:value="595" calcext:value-type="float">
            <text:p>595</text:p>
          </table:table-cell>
          <table:table-cell office:value-type="float" office:value="24860.8" calcext:value-type="float">
            <text:p>24860.8</text:p>
          </table:table-cell>
          <table:table-cell office:value-type="float" office:value="595" calcext:value-type="float">
            <text:p>595</text:p>
          </table:table-cell>
          <table:table-cell office:value-type="float" office:value="0.000003111" calcext:value-type="float">
            <text:p>0.000003111</text:p>
          </table:table-cell>
          <table:table-cell office:value-type="float" office:value="234" calcext:value-type="float">
            <text:p>234</text:p>
          </table:table-cell>
          <table:table-cell office:value-type="float" office:value="0.0872111" calcext:value-type="float">
            <text:p>0.087211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ltistrada Arah Sarana Tbk</text:p>
          </table:table-cell>
          <table:table-cell office:value-type="string" calcext:value-type="string">
            <text:p>Yes</text:p>
          </table:table-cell>
          <table:table-cell office:value-type="float" office:value="0.162895" calcext:value-type="float">
            <text:p>0.162895</text:p>
          </table:table-cell>
          <table:table-cell office:value-type="float" office:value="0.0862" calcext:value-type="float">
            <text:p>0.0862</text:p>
          </table:table-cell>
          <table:table-cell office:value-type="float" office:value="99.641" calcext:value-type="float">
            <text:p>99.641</text:p>
          </table:table-cell>
          <table:table-cell office:value-type="float" office:value="0" calcext:value-type="float">
            <text:p>0</text:p>
          </table:table-cell>
          <table:table-cell office:value-type="float" office:value="21947300" calcext:value-type="float">
            <text:p>21947300</text:p>
          </table:table-cell>
          <table:table-cell table:style-name="ce6" office:value-type="date" office:date-value="2005-06-09" calcext:value-type="date">
            <text:p>2005-06-09</text:p>
          </table:table-cell>
          <table:table-cell office:value-type="float" office:value="2102.24" calcext:value-type="float">
            <text:p>2102.2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ultistrada.co.i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LO-B.CO</text:p>
          </table:table-cell>
          <table:table-cell office:value-type="float" office:value="546" calcext:value-type="float">
            <text:p>546</text:p>
          </table:table-cell>
          <table:table-cell office:value-type="float" office:value="1424" calcext:value-type="float">
            <text:p>1424</text:p>
          </table:table-cell>
          <table:table-cell office:value-type="float" office:value="516" calcext:value-type="float">
            <text:p>516</text:p>
          </table:table-cell>
          <table:table-cell office:value-type="float" office:value="4.22075" calcext:value-type="float">
            <text:p>4.22075</text:p>
          </table:table-cell>
          <table:table-cell office:value-type="float" office:value="421" calcext:value-type="float">
            <text:p>421</text:p>
          </table:table-cell>
          <table:table-cell office:value-type="float" office:value="0.0221777" calcext:value-type="float">
            <text:p>0.0221777</text:p>
          </table:table-cell>
          <table:table-cell office:value-type="float" office:value="487" calcext:value-type="float">
            <text:p>487</text:p>
          </table:table-cell>
          <table:table-cell office:value-type="float" office:value="0.0225504" calcext:value-type="float">
            <text:p>0.022550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oloplast A/S</text:p>
          </table:table-cell>
          <table:table-cell office:value-type="string" calcext:value-type="string">
            <text:p>Yes</text:p>
          </table:table-cell>
          <table:table-cell office:value-type="float" office:value="0.097278" calcext:value-type="float">
            <text:p>0.097278</text:p>
          </table:table-cell>
          <table:table-cell office:value-type="float" office:value="0.0796568" calcext:value-type="float">
            <text:p>0.0796568</text:p>
          </table:table-cell>
          <table:table-cell office:value-type="float" office:value="35.9" calcext:value-type="float">
            <text:p>35.9</text:p>
          </table:table-cell>
          <table:table-cell office:value-type="float" office:value="27.398" calcext:value-type="float">
            <text:p>27.398</text:p>
          </table:table-cell>
          <table:table-cell office:value-type="float" office:value="171478" calcext:value-type="float">
            <text:p>171478</text:p>
          </table:table-cell>
          <table:table-cell/>
          <table:table-cell office:value-type="float" office:value="790.984" calcext:value-type="float">
            <text:p>790.98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oloplas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NR.TO</text:p>
          </table:table-cell>
          <table:table-cell office:value-type="float" office:value="547" calcext:value-type="float">
            <text:p>547</text:p>
          </table:table-cell>
          <table:table-cell office:value-type="float" office:value="1429" calcext:value-type="float">
            <text:p>1429</text:p>
          </table:table-cell>
          <table:table-cell office:value-type="float" office:value="429" calcext:value-type="float">
            <text:p>429</text:p>
          </table:table-cell>
          <table:table-cell office:value-type="float" office:value="2.04323" calcext:value-type="float">
            <text:p>2.04323</text:p>
          </table:table-cell>
          <table:table-cell office:value-type="float" office:value="472" calcext:value-type="float">
            <text:p>472</text:p>
          </table:table-cell>
          <table:table-cell office:value-type="float" office:value="0.0160964" calcext:value-type="float">
            <text:p>0.0160964</text:p>
          </table:table-cell>
          <table:table-cell office:value-type="float" office:value="528" calcext:value-type="float">
            <text:p>528</text:p>
          </table:table-cell>
          <table:table-cell office:value-type="float" office:value="0.0117915" calcext:value-type="float">
            <text:p>0.011791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National Railway Co</text:p>
          </table:table-cell>
          <table:table-cell office:value-type="string" calcext:value-type="string">
            <text:p>Yes</text:p>
          </table:table-cell>
          <table:table-cell office:value-type="float" office:value="0.0871122" calcext:value-type="float">
            <text:p>0.0871122</text:p>
          </table:table-cell>
          <table:table-cell office:value-type="float" office:value="0.0792964" calcext:value-type="float">
            <text:p>0.0792964</text:p>
          </table:table-cell>
          <table:table-cell office:value-type="float" office:value="1.974" calcext:value-type="float">
            <text:p>1.974</text:p>
          </table:table-cell>
          <table:table-cell office:value-type="float" office:value="74.181" calcext:value-type="float">
            <text:p>74.181</text:p>
          </table:table-cell>
          <table:table-cell office:value-type="float" office:value="95947.1" calcext:value-type="float">
            <text:p>95947.1</text:p>
          </table:table-cell>
          <table:table-cell/>
          <table:table-cell office:value-type="float" office:value="157.618" calcext:value-type="float">
            <text:p>157.61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n.c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NO.OL</text:p>
          </table:table-cell>
          <table:table-cell office:value-type="float" office:value="548" calcext:value-type="float">
            <text:p>548</text:p>
          </table:table-cell>
          <table:table-cell office:value-type="float" office:value="1436" calcext:value-type="float">
            <text:p>1436</text:p>
          </table:table-cell>
          <table:table-cell office:value-type="float" office:value="574" calcext:value-type="float">
            <text:p>574</text:p>
          </table:table-cell>
          <table:table-cell office:value-type="float" office:value="106.227" calcext:value-type="float">
            <text:p>106.227</text:p>
          </table:table-cell>
          <table:table-cell office:value-type="float" office:value="561" calcext:value-type="float">
            <text:p>561</text:p>
          </table:table-cell>
          <table:table-cell office:value-type="float" office:value="0.000673703" calcext:value-type="float">
            <text:p>0.000673703</text:p>
          </table:table-cell>
          <table:table-cell office:value-type="float" office:value="301" calcext:value-type="float">
            <text:p>301</text:p>
          </table:table-cell>
          <table:table-cell office:value-type="float" office:value="0.067181" calcext:value-type="float">
            <text:p>0.06718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Dno ASA</text:p>
          </table:table-cell>
          <table:table-cell office:value-type="string" calcext:value-type="string">
            <text:p>Yes</text:p>
          </table:table-cell>
          <table:table-cell office:value-type="float" office:value="0.142865" calcext:value-type="float">
            <text:p>0.142865</text:p>
          </table:table-cell>
          <table:table-cell office:value-type="float" office:value="0.0861726" calcext:value-type="float">
            <text:p>0.0861726</text:p>
          </table:table-cell>
          <table:table-cell office:value-type="float" office:value="45.769" calcext:value-type="float">
            <text:p>45.769</text:p>
          </table:table-cell>
          <table:table-cell office:value-type="float" office:value="16.674" calcext:value-type="float">
            <text:p>16.674</text:p>
          </table:table-cell>
          <table:table-cell office:value-type="float" office:value="11085.8" calcext:value-type="float">
            <text:p>11085.8</text:p>
          </table:table-cell>
          <table:table-cell/>
          <table:table-cell office:value-type="float" office:value="10.7773" calcext:value-type="float">
            <text:p>10.777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no.n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BA.US</text:p>
          </table:table-cell>
          <table:table-cell office:value-type="float" office:value="549" calcext:value-type="float">
            <text:p>549</text:p>
          </table:table-cell>
          <table:table-cell office:value-type="float" office:value="1437" calcext:value-type="float">
            <text:p>1437</text:p>
          </table:table-cell>
          <table:table-cell office:value-type="float" office:value="339" calcext:value-type="float">
            <text:p>339</text:p>
          </table:table-cell>
          <table:table-cell office:value-type="float" office:value="1.30168" calcext:value-type="float">
            <text:p>1.30168</text:p>
          </table:table-cell>
          <table:table-cell office:value-type="float" office:value="558" calcext:value-type="float">
            <text:p>558</text:p>
          </table:table-cell>
          <table:table-cell office:value-type="float" office:value="0.00133324" calcext:value-type="float">
            <text:p>0.00133324</text:p>
          </table:table-cell>
          <table:table-cell office:value-type="float" office:value="540" calcext:value-type="float">
            <text:p>540</text:p>
          </table:table-cell>
          <table:table-cell office:value-type="float" office:value="0.0104646" calcext:value-type="float">
            <text:p>0.010464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lgreens Boots Alliance Inc</text:p>
          </table:table-cell>
          <table:table-cell office:value-type="string" calcext:value-type="string">
            <text:p>Yes</text:p>
          </table:table-cell>
          <table:table-cell office:value-type="float" office:value="0.0601786" calcext:value-type="float">
            <text:p>0.0601786</text:p>
          </table:table-cell>
          <table:table-cell office:value-type="float" office:value="0.049714" calcext:value-type="float">
            <text:p>0.049714</text:p>
          </table:table-cell>
          <table:table-cell office:value-type="float" office:value="17.19" calcext:value-type="float">
            <text:p>17.19</text:p>
          </table:table-cell>
          <table:table-cell office:value-type="float" office:value="61.095" calcext:value-type="float">
            <text:p>61.095</text:p>
          </table:table-cell>
          <table:table-cell office:value-type="float" office:value="19354.3" calcext:value-type="float">
            <text:p>19354.3</text:p>
          </table:table-cell>
          <table:table-cell table:style-name="ce6" office:value-type="date" office:date-value="1985-07-01" calcext:value-type="date">
            <text:p>1985-07-01</text:p>
          </table:table-cell>
          <table:table-cell office:value-type="float" office:value="34.8403" calcext:value-type="float">
            <text:p>34.8403</text:p>
          </table:table-cell>
          <table:table-cell office:value-type="float" office:value="33.57" calcext:value-type="float">
            <text:p>33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walgreensbootsallianc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I.US</text:p>
          </table:table-cell>
          <table:table-cell office:value-type="float" office:value="550" calcext:value-type="float">
            <text:p>550</text:p>
          </table:table-cell>
          <table:table-cell office:value-type="float" office:value="1437" calcext:value-type="float">
            <text:p>1437</text:p>
          </table:table-cell>
          <table:table-cell office:value-type="float" office:value="530" calcext:value-type="float">
            <text:p>530</text:p>
          </table:table-cell>
          <table:table-cell office:value-type="float" office:value="4.93522" calcext:value-type="float">
            <text:p>4.93522</text:p>
          </table:table-cell>
          <table:table-cell office:value-type="float" office:value="518" calcext:value-type="float">
            <text:p>518</text:p>
          </table:table-cell>
          <table:table-cell office:value-type="float" office:value="0.00884471" calcext:value-type="float">
            <text:p>0.00884471</text:p>
          </table:table-cell>
          <table:table-cell office:value-type="float" office:value="389" calcext:value-type="float">
            <text:p>389</text:p>
          </table:table-cell>
          <table:table-cell office:value-type="float" office:value="0.045904" calcext:value-type="float">
            <text:p>0.04590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eico Corporation</text:p>
          </table:table-cell>
          <table:table-cell office:value-type="string" calcext:value-type="string">
            <text:p>Yes</text:p>
          </table:table-cell>
          <table:table-cell office:value-type="float" office:value="0.124674" calcext:value-type="float">
            <text:p>0.124674</text:p>
          </table:table-cell>
          <table:table-cell office:value-type="float" office:value="0.0890952" calcext:value-type="float">
            <text:p>0.0890952</text:p>
          </table:table-cell>
          <table:table-cell office:value-type="float" office:value="22.83" calcext:value-type="float">
            <text:p>22.83</text:p>
          </table:table-cell>
          <table:table-cell office:value-type="float" office:value="71.189" calcext:value-type="float">
            <text:p>71.189</text:p>
          </table:table-cell>
          <table:table-cell office:value-type="float" office:value="19460.5" calcext:value-type="float">
            <text:p>19460.5</text:p>
          </table:table-cell>
          <table:table-cell table:style-name="ce6" office:value-type="date" office:date-value="1992-03-17" calcext:value-type="date">
            <text:p>1992-03-17</text:p>
          </table:table-cell>
          <table:table-cell office:value-type="float" office:value="153.452" calcext:value-type="float">
            <text:p>153.452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heic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SC.US</text:p>
          </table:table-cell>
          <table:table-cell office:value-type="float" office:value="551" calcext:value-type="float">
            <text:p>551</text:p>
          </table:table-cell>
          <table:table-cell office:value-type="float" office:value="1441" calcext:value-type="float">
            <text:p>1441</text:p>
          </table:table-cell>
          <table:table-cell office:value-type="float" office:value="422" calcext:value-type="float">
            <text:p>422</text:p>
          </table:table-cell>
          <table:table-cell office:value-type="float" office:value="2.00161" calcext:value-type="float">
            <text:p>2.00161</text:p>
          </table:table-cell>
          <table:table-cell office:value-type="float" office:value="432" calcext:value-type="float">
            <text:p>432</text:p>
          </table:table-cell>
          <table:table-cell office:value-type="float" office:value="0.0207801" calcext:value-type="float">
            <text:p>0.0207801</text:p>
          </table:table-cell>
          <table:table-cell office:value-type="float" office:value="587" calcext:value-type="float">
            <text:p>587</text:p>
          </table:table-cell>
          <table:table-cell office:value-type="float" office:value="0.00229675" calcext:value-type="float">
            <text:p>0.0022967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orfolk Southern Corporation</text:p>
          </table:table-cell>
          <table:table-cell office:value-type="string" calcext:value-type="string">
            <text:p>Yes</text:p>
          </table:table-cell>
          <table:table-cell office:value-type="float" office:value="0.0772821" calcext:value-type="float">
            <text:p>0.0772821</text:p>
          </table:table-cell>
          <table:table-cell office:value-type="float" office:value="0.0749853" calcext:value-type="float">
            <text:p>0.0749853</text:p>
          </table:table-cell>
          <table:table-cell office:value-type="float" office:value="0.136" calcext:value-type="float">
            <text:p>0.136</text:p>
          </table:table-cell>
          <table:table-cell office:value-type="float" office:value="76.217" calcext:value-type="float">
            <text:p>76.217</text:p>
          </table:table-cell>
          <table:table-cell office:value-type="float" office:value="43475.6" calcext:value-type="float">
            <text:p>43475.6</text:p>
          </table:table-cell>
          <table:table-cell table:style-name="ce6" office:value-type="date" office:date-value="1982-06-02" calcext:value-type="date">
            <text:p>1982-06-02</text:p>
          </table:table-cell>
          <table:table-cell office:value-type="float" office:value="240.307" calcext:value-type="float">
            <text:p>240.307</text:p>
          </table:table-cell>
          <table:table-cell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norfolksouther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LAC.US</text:p>
          </table:table-cell>
          <table:table-cell office:value-type="float" office:value="552" calcext:value-type="float">
            <text:p>552</text:p>
          </table:table-cell>
          <table:table-cell office:value-type="float" office:value="1442" calcext:value-type="float">
            <text:p>1442</text:p>
          </table:table-cell>
          <table:table-cell office:value-type="float" office:value="543" calcext:value-type="float">
            <text:p>543</text:p>
          </table:table-cell>
          <table:table-cell office:value-type="float" office:value="8.33887" calcext:value-type="float">
            <text:p>8.33887</text:p>
          </table:table-cell>
          <table:table-cell office:value-type="float" office:value="351" calcext:value-type="float">
            <text:p>351</text:p>
          </table:table-cell>
          <table:table-cell office:value-type="float" office:value="0.0307291" calcext:value-type="float">
            <text:p>0.0307291</text:p>
          </table:table-cell>
          <table:table-cell office:value-type="float" office:value="548" calcext:value-type="float">
            <text:p>548</text:p>
          </table:table-cell>
          <table:table-cell office:value-type="float" office:value="0.00954798" calcext:value-type="float">
            <text:p>0.0095479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LA-Tencor Corporation</text:p>
          </table:table-cell>
          <table:table-cell office:value-type="string" calcext:value-type="string">
            <text:p>Yes</text:p>
          </table:table-cell>
          <table:table-cell office:value-type="float" office:value="0.0803511" calcext:value-type="float">
            <text:p>0.0803511</text:p>
          </table:table-cell>
          <table:table-cell office:value-type="float" office:value="0.0748772" calcext:value-type="float">
            <text:p>0.0748772</text:p>
          </table:table-cell>
          <table:table-cell office:value-type="float" office:value="0.23" calcext:value-type="float">
            <text:p>0.23</text:p>
          </table:table-cell>
          <table:table-cell office:value-type="float" office:value="91.757" calcext:value-type="float">
            <text:p>91.757</text:p>
          </table:table-cell>
          <table:table-cell office:value-type="float" office:value="63805.5" calcext:value-type="float">
            <text:p>63805.5</text:p>
          </table:table-cell>
          <table:table-cell table:style-name="ce6" office:value-type="date" office:date-value="1980-10-08" calcext:value-type="date">
            <text:p>1980-10-08</text:p>
          </table:table-cell>
          <table:table-cell office:value-type="float" office:value="372.51" calcext:value-type="float">
            <text:p>372.51</text:p>
          </table:table-cell>
          <table:table-cell office:value-type="float" office:value="521.47" calcext:value-type="float">
            <text:p>521.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kl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NK.LSE</text:p>
          </table:table-cell>
          <table:table-cell office:value-type="float" office:value="553" calcext:value-type="float">
            <text:p>553</text:p>
          </table:table-cell>
          <table:table-cell office:value-type="float" office:value="1444" calcext:value-type="float">
            <text:p>1444</text:p>
          </table:table-cell>
          <table:table-cell office:value-type="float" office:value="561" calcext:value-type="float">
            <text:p>561</text:p>
          </table:table-cell>
          <table:table-cell office:value-type="float" office:value="33.9482" calcext:value-type="float">
            <text:p>33.9482</text:p>
          </table:table-cell>
          <table:table-cell office:value-type="float" office:value="551" calcext:value-type="float">
            <text:p>551</text:p>
          </table:table-cell>
          <table:table-cell office:value-type="float" office:value="0.00206778" calcext:value-type="float">
            <text:p>0.00206778</text:p>
          </table:table-cell>
          <table:table-cell office:value-type="float" office:value="332" calcext:value-type="float">
            <text:p>332</text:p>
          </table:table-cell>
          <table:table-cell office:value-type="float" office:value="0.05876" calcext:value-type="float">
            <text:p>0.0587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ank Group PLC</text:p>
          </table:table-cell>
          <table:table-cell office:value-type="string" calcext:value-type="string">
            <text:p>Yes</text:p>
          </table:table-cell>
          <table:table-cell office:value-type="float" office:value="0.140403" calcext:value-type="float">
            <text:p>0.140403</text:p>
          </table:table-cell>
          <table:table-cell office:value-type="float" office:value="0.0816429" calcext:value-type="float">
            <text:p>0.0816429</text:p>
          </table:table-cell>
          <table:table-cell office:value-type="float" office:value="57.662" calcext:value-type="float">
            <text:p>57.662</text:p>
          </table:table-cell>
          <table:table-cell office:value-type="float" office:value="35.318" calcext:value-type="float">
            <text:p>35.318</text:p>
          </table:table-cell>
          <table:table-cell office:value-type="float" office:value="390.125" calcext:value-type="float">
            <text:p>390.125</text:p>
          </table:table-cell>
          <table:table-cell/>
          <table:table-cell office:value-type="float" office:value="81.9" calcext:value-type="float">
            <text:p>81.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ank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MO.US</text:p>
          </table:table-cell>
          <table:table-cell office:value-type="float" office:value="554" calcext:value-type="float">
            <text:p>554</text:p>
          </table:table-cell>
          <table:table-cell office:value-type="float" office:value="1450" calcext:value-type="float">
            <text:p>1450</text:p>
          </table:table-cell>
          <table:table-cell office:value-type="float" office:value="483" calcext:value-type="float">
            <text:p>483</text:p>
          </table:table-cell>
          <table:table-cell office:value-type="float" office:value="3.04323" calcext:value-type="float">
            <text:p>3.04323</text:p>
          </table:table-cell>
          <table:table-cell office:value-type="float" office:value="446" calcext:value-type="float">
            <text:p>446</text:p>
          </table:table-cell>
          <table:table-cell office:value-type="float" office:value="0.0189608" calcext:value-type="float">
            <text:p>0.0189608</text:p>
          </table:table-cell>
          <table:table-cell office:value-type="float" office:value="521" calcext:value-type="float">
            <text:p>521</text:p>
          </table:table-cell>
          <table:table-cell office:value-type="float" office:value="0.0138263" calcext:value-type="float">
            <text:p>0.013826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hermo Fisher Scientific Inc</text:p>
          </table:table-cell>
          <table:table-cell office:value-type="string" calcext:value-type="string">
            <text:p>Yes</text:p>
          </table:table-cell>
          <table:table-cell office:value-type="float" office:value="0.0891817" calcext:value-type="float">
            <text:p>0.0891817</text:p>
          </table:table-cell>
          <table:table-cell office:value-type="float" office:value="0.0787461" calcext:value-type="float">
            <text:p>0.0787461</text:p>
          </table:table-cell>
          <table:table-cell office:value-type="float" office:value="0.191" calcext:value-type="float">
            <text:p>0.191</text:p>
          </table:table-cell>
          <table:table-cell office:value-type="float" office:value="91.798" calcext:value-type="float">
            <text:p>91.798</text:p>
          </table:table-cell>
          <table:table-cell office:value-type="float" office:value="192415" calcext:value-type="float">
            <text:p>192415</text:p>
          </table:table-cell>
          <table:table-cell table:style-name="ce6" office:value-type="date" office:date-value="1978-01-13" calcext:value-type="date">
            <text:p>1978-01-13</text:p>
          </table:table-cell>
          <table:table-cell office:value-type="float" office:value="549.22" calcext:value-type="float">
            <text:p>549.22</text:p>
          </table:table-cell>
          <table:table-cell office:value-type="float" office:value="626.22" calcext:value-type="float">
            <text:p>626.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hermofish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OV.US</text:p>
          </table:table-cell>
          <table:table-cell office:value-type="float" office:value="555" calcext:value-type="float">
            <text:p>555</text:p>
          </table:table-cell>
          <table:table-cell office:value-type="float" office:value="1450" calcext:value-type="float">
            <text:p>1450</text:p>
          </table:table-cell>
          <table:table-cell office:value-type="float" office:value="499" calcext:value-type="float">
            <text:p>499</text:p>
          </table:table-cell>
          <table:table-cell office:value-type="float" office:value="3.57951" calcext:value-type="float">
            <text:p>3.57951</text:p>
          </table:table-cell>
          <table:table-cell office:value-type="float" office:value="506" calcext:value-type="float">
            <text:p>506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445" calcext:value-type="float">
            <text:p>445</text:p>
          </table:table-cell>
          <table:table-cell office:value-type="float" office:value="0.0322443" calcext:value-type="float">
            <text:p>0.032244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over Corporation</text:p>
          </table:table-cell>
          <table:table-cell office:value-type="string" calcext:value-type="string">
            <text:p>Yes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774705" calcext:value-type="float">
            <text:p>0.0774705</text:p>
          </table:table-cell>
          <table:table-cell office:value-type="float" office:value="0.484" calcext:value-type="float">
            <text:p>0.484</text:p>
          </table:table-cell>
          <table:table-cell office:value-type="float" office:value="95.353" calcext:value-type="float">
            <text:p>95.353</text:p>
          </table:table-cell>
          <table:table-cell office:value-type="float" office:value="19427.1" calcext:value-type="float">
            <text:p>19427.1</text:p>
          </table:table-cell>
          <table:table-cell table:style-name="ce6" office:value-type="date" office:date-value="1985-07-01" calcext:value-type="date">
            <text:p>1985-07-01</text:p>
          </table:table-cell>
          <table:table-cell office:value-type="float" office:value="133.496" calcext:value-type="float">
            <text:p>133.496</text:p>
          </table:table-cell>
          <table:table-cell office:value-type="float" office:value="163.31" calcext:value-type="float">
            <text:p>163.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dovercorporatio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W.US</text:p>
          </table:table-cell>
          <table:table-cell office:value-type="float" office:value="556" calcext:value-type="float">
            <text:p>556</text:p>
          </table:table-cell>
          <table:table-cell office:value-type="float" office:value="1453" calcext:value-type="float">
            <text:p>1453</text:p>
          </table:table-cell>
          <table:table-cell office:value-type="float" office:value="492" calcext:value-type="float">
            <text:p>492</text:p>
          </table:table-cell>
          <table:table-cell office:value-type="float" office:value="3.45392" calcext:value-type="float">
            <text:p>3.45392</text:p>
          </table:table-cell>
          <table:table-cell office:value-type="float" office:value="431" calcext:value-type="float">
            <text:p>431</text:p>
          </table:table-cell>
          <table:table-cell office:value-type="float" office:value="0.0207868" calcext:value-type="float">
            <text:p>0.0207868</text:p>
          </table:table-cell>
          <table:table-cell office:value-type="float" office:value="530" calcext:value-type="float">
            <text:p>530</text:p>
          </table:table-cell>
          <table:table-cell office:value-type="float" office:value="0.0116501" calcext:value-type="float">
            <text:p>0.011650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urtiss-Wright Corporation</text:p>
          </table:table-cell>
          <table:table-cell office:value-type="string" calcext:value-type="string">
            <text:p>Yes</text:p>
          </table:table-cell>
          <table:table-cell office:value-type="float" office:value="0.0872429" calcext:value-type="float">
            <text:p>0.0872429</text:p>
          </table:table-cell>
          <table:table-cell office:value-type="float" office:value="0.0767877" calcext:value-type="float">
            <text:p>0.0767877</text:p>
          </table:table-cell>
          <table:table-cell office:value-type="float" office:value="0.634" calcext:value-type="float">
            <text:p>0.634</text:p>
          </table:table-cell>
          <table:table-cell office:value-type="float" office:value="83.662" calcext:value-type="float">
            <text:p>83.662</text:p>
          </table:table-cell>
          <table:table-cell office:value-type="float" office:value="7428.18" calcext:value-type="float">
            <text:p>7428.18</text:p>
          </table:table-cell>
          <table:table-cell table:style-name="ce6" office:value-type="date" office:date-value="1987-11-05" calcext:value-type="date">
            <text:p>1987-11-05</text:p>
          </table:table-cell>
          <table:table-cell office:value-type="float" office:value="166.29" calcext:value-type="float">
            <text:p>166.29</text:p>
          </table:table-cell>
          <table:table-cell office:value-type="float" office:value="213.33" calcext:value-type="float">
            <text:p>213.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urtisswrigh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GG.LSE</text:p>
          </table:table-cell>
          <table:table-cell office:value-type="float" office:value="557" calcext:value-type="float">
            <text:p>557</text:p>
          </table:table-cell>
          <table:table-cell office:value-type="float" office:value="1453" calcext:value-type="float">
            <text:p>1453</text:p>
          </table:table-cell>
          <table:table-cell office:value-type="float" office:value="558" calcext:value-type="float">
            <text:p>558</text:p>
          </table:table-cell>
          <table:table-cell office:value-type="float" office:value="29.467" calcext:value-type="float">
            <text:p>29.467</text:p>
          </table:table-cell>
          <table:table-cell office:value-type="float" office:value="553" calcext:value-type="float">
            <text:p>553</text:p>
          </table:table-cell>
          <table:table-cell office:value-type="float" office:value="0.00193567" calcext:value-type="float">
            <text:p>0.00193567</text:p>
          </table:table-cell>
          <table:table-cell office:value-type="float" office:value="342" calcext:value-type="float">
            <text:p>342</text:p>
          </table:table-cell>
          <table:table-cell office:value-type="float" office:value="0.0561885" calcext:value-type="float">
            <text:p>0.056188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G Group Holdings PLC</text:p>
          </table:table-cell>
          <table:table-cell office:value-type="string" calcext:value-type="string">
            <text:p>Yes</text:p>
          </table:table-cell>
          <table:table-cell office:value-type="float" office:value="0.125204" calcext:value-type="float">
            <text:p>0.125204</text:p>
          </table:table-cell>
          <table:table-cell office:value-type="float" office:value="0.0789425" calcext:value-type="float">
            <text:p>0.0789425</text:p>
          </table:table-cell>
          <table:table-cell office:value-type="float" office:value="5.582" calcext:value-type="float">
            <text:p>5.582</text:p>
          </table:table-cell>
          <table:table-cell office:value-type="float" office:value="71.768" calcext:value-type="float">
            <text:p>71.768</text:p>
          </table:table-cell>
          <table:table-cell office:value-type="float" office:value="2622.05" calcext:value-type="float">
            <text:p>2622.05</text:p>
          </table:table-cell>
          <table:table-cell table:style-name="ce6" office:value-type="date" office:date-value="2005-04-28" calcext:value-type="date">
            <text:p>2005-04-28</text:p>
          </table:table-cell>
          <table:table-cell office:value-type="float" office:value="732.401" calcext:value-type="float">
            <text:p>732.40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ggrou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TC.LSE</text:p>
          </table:table-cell>
          <table:table-cell office:value-type="float" office:value="558" calcext:value-type="float">
            <text:p>558</text:p>
          </table:table-cell>
          <table:table-cell office:value-type="float" office:value="1454" calcext:value-type="float">
            <text:p>1454</text:p>
          </table:table-cell>
          <table:table-cell office:value-type="float" office:value="570" calcext:value-type="float">
            <text:p>570</text:p>
          </table:table-cell>
          <table:table-cell office:value-type="float" office:value="70.3133" calcext:value-type="float">
            <text:p>70.3133</text:p>
          </table:table-cell>
          <table:table-cell office:value-type="float" office:value="572" calcext:value-type="float">
            <text:p>572</text:p>
          </table:table-cell>
          <table:table-cell office:value-type="float" office:value="0.000407405" calcext:value-type="float">
            <text:p>0.000407405</text:p>
          </table:table-cell>
          <table:table-cell office:value-type="float" office:value="312" calcext:value-type="float">
            <text:p>312</text:p>
          </table:table-cell>
          <table:table-cell office:value-type="float" office:value="0.0639191" calcext:value-type="float">
            <text:p>0.063919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iltronic</text:p>
          </table:table-cell>
          <table:table-cell office:value-type="string" calcext:value-type="string">
            <text:p>Yes</text:p>
          </table:table-cell>
          <table:table-cell office:value-type="float" office:value="0.132935" calcext:value-type="float">
            <text:p>0.132935</text:p>
          </table:table-cell>
          <table:table-cell office:value-type="float" office:value="0.0789574" calcext:value-type="float">
            <text:p>0.0789574</text:p>
          </table:table-cell>
          <table:table-cell office:value-type="float" office:value="59.822" calcext:value-type="float">
            <text:p>59.822</text:p>
          </table:table-cell>
          <table:table-cell office:value-type="float" office:value="23.34" calcext:value-type="float">
            <text:p>23.34</text:p>
          </table:table-cell>
          <table:table-cell office:value-type="float" office:value="35.3445" calcext:value-type="float">
            <text:p>35.3445</text:p>
          </table:table-cell>
          <table:table-cell/>
          <table:table-cell office:value-type="float" office:value="13.875" calcext:value-type="float">
            <text:p>13.87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filtron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HW.US</text:p>
          </table:table-cell>
          <table:table-cell office:value-type="float" office:value="559" calcext:value-type="float">
            <text:p>559</text:p>
          </table:table-cell>
          <table:table-cell office:value-type="float" office:value="1456" calcext:value-type="float">
            <text:p>1456</text:p>
          </table:table-cell>
          <table:table-cell office:value-type="float" office:value="553" calcext:value-type="float">
            <text:p>553</text:p>
          </table:table-cell>
          <table:table-cell office:value-type="float" office:value="14.4754" calcext:value-type="float">
            <text:p>14.4754</text:p>
          </table:table-cell>
          <table:table-cell office:value-type="float" office:value="470" calcext:value-type="float">
            <text:p>470</text:p>
          </table:table-cell>
          <table:table-cell office:value-type="float" office:value="0.0164353" calcext:value-type="float">
            <text:p>0.0164353</text:p>
          </table:table-cell>
          <table:table-cell office:value-type="float" office:value="433" calcext:value-type="float">
            <text:p>433</text:p>
          </table:table-cell>
          <table:table-cell office:value-type="float" office:value="0.0348294" calcext:value-type="float">
            <text:p>0.034829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herwin-Williams Co</text:p>
          </table:table-cell>
          <table:table-cell office:value-type="string" calcext:value-type="string">
            <text:p>Yes</text:p>
          </table:table-cell>
          <table:table-cell office:value-type="float" office:value="0.110422" calcext:value-type="float">
            <text:p>0.110422</text:p>
          </table:table-cell>
          <table:table-cell office:value-type="float" office:value="0.0772391" calcext:value-type="float">
            <text:p>0.0772391</text:p>
          </table:table-cell>
          <table:table-cell office:value-type="float" office:value="8.129" calcext:value-type="float">
            <text:p>8.129</text:p>
          </table:table-cell>
          <table:table-cell office:value-type="float" office:value="78.362" calcext:value-type="float">
            <text:p>78.362</text:p>
          </table:table-cell>
          <table:table-cell office:value-type="float" office:value="65534.4" calcext:value-type="float">
            <text:p>65534.4</text:p>
          </table:table-cell>
          <table:table-cell table:style-name="ce6" office:value-type="date" office:date-value="1985-07-01" calcext:value-type="date">
            <text:p>1985-07-01</text:p>
          </table:table-cell>
          <table:table-cell office:value-type="float" office:value="234.996" calcext:value-type="float">
            <text:p>234.996</text:p>
          </table:table-cell>
          <table:table-cell office:value-type="string" calcext:value-type="string">
            <text:p>na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sherwin-william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KF-A.ST</text:p>
          </table:table-cell>
          <table:table-cell office:value-type="float" office:value="560" calcext:value-type="float">
            <text:p>560</text:p>
          </table:table-cell>
          <table:table-cell office:value-type="float" office:value="1457" calcext:value-type="float">
            <text:p>1457</text:p>
          </table:table-cell>
          <table:table-cell office:value-type="float" office:value="314" calcext:value-type="float">
            <text:p>314</text:p>
          </table:table-cell>
          <table:table-cell office:value-type="float" office:value="1.12771" calcext:value-type="float">
            <text:p>1.12771</text:p>
          </table:table-cell>
          <table:table-cell office:value-type="float" office:value="552" calcext:value-type="float">
            <text:p>552</text:p>
          </table:table-cell>
          <table:table-cell office:value-type="float" office:value="0.00202293" calcext:value-type="float">
            <text:p>0.00202293</text:p>
          </table:table-cell>
          <table:table-cell office:value-type="float" office:value="591" calcext:value-type="float">
            <text:p>591</text:p>
          </table:table-cell>
          <table:table-cell office:value-type="float" office:value="0.00126033" calcext:value-type="float">
            <text:p>0.0012603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B SKF (publ)</text:p>
          </table:table-cell>
          <table:table-cell office:value-type="string" calcext:value-type="string">
            <text:p>Yes</text:p>
          </table:table-cell>
          <table:table-cell office:value-type="float" office:value="0.0753605" calcext:value-type="float">
            <text:p>0.0753605</text:p>
          </table:table-cell>
          <table:table-cell office:value-type="float" office:value="0.0741002" calcext:value-type="float">
            <text:p>0.0741002</text:p>
          </table:table-cell>
          <table:table-cell office:value-type="float" office:value="1.512" calcext:value-type="float">
            <text:p>1.512</text:p>
          </table:table-cell>
          <table:table-cell office:value-type="float" office:value="72.699" calcext:value-type="float">
            <text:p>72.699</text:p>
          </table:table-cell>
          <table:table-cell office:value-type="float" office:value="82418.6" calcext:value-type="float">
            <text:p>82418.6</text:p>
          </table:table-cell>
          <table:table-cell/>
          <table:table-cell office:value-type="float" office:value="153.93" calcext:value-type="float">
            <text:p>153.9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skf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XU.XETRA</text:p>
          </table:table-cell>
          <table:table-cell office:value-type="float" office:value="561" calcext:value-type="float">
            <text:p>561</text:p>
          </table:table-cell>
          <table:table-cell office:value-type="float" office:value="1458" calcext:value-type="float">
            <text:p>1458</text:p>
          </table:table-cell>
          <table:table-cell office:value-type="float" office:value="472" calcext:value-type="float">
            <text:p>472</text:p>
          </table:table-cell>
          <table:table-cell office:value-type="float" office:value="2.82281" calcext:value-type="float">
            <text:p>2.82281</text:p>
          </table:table-cell>
          <table:table-cell office:value-type="float" office:value="514" calcext:value-type="float">
            <text:p>514</text:p>
          </table:table-cell>
          <table:table-cell office:value-type="float" office:value="0.00909965" calcext:value-type="float">
            <text:p>0.00909965</text:p>
          </table:table-cell>
          <table:table-cell office:value-type="float" office:value="472" calcext:value-type="float">
            <text:p>472</text:p>
          </table:table-cell>
          <table:table-cell office:value-type="float" office:value="0.0260617" calcext:value-type="float">
            <text:p>0.02606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exus AG</text:p>
          </table:table-cell>
          <table:table-cell office:value-type="string" calcext:value-type="string">
            <text:p>Yes</text:p>
          </table:table-cell>
          <table:table-cell office:value-type="float" office:value="0.10107" calcext:value-type="float">
            <text:p>0.10107</text:p>
          </table:table-cell>
          <table:table-cell office:value-type="float" office:value="0.0850497" calcext:value-type="float">
            <text:p>0.0850497</text:p>
          </table:table-cell>
          <table:table-cell office:value-type="float" office:value="12.392" calcext:value-type="float">
            <text:p>12.392</text:p>
          </table:table-cell>
          <table:table-cell office:value-type="float" office:value="62.665" calcext:value-type="float">
            <text:p>62.665</text:p>
          </table:table-cell>
          <table:table-cell office:value-type="float" office:value="834.209" calcext:value-type="float">
            <text:p>834.209</text:p>
          </table:table-cell>
          <table:table-cell/>
          <table:table-cell office:value-type="float" office:value="55.5806" calcext:value-type="float">
            <text:p>55.580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nexus-ag.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.US</text:p>
          </table:table-cell>
          <table:table-cell office:value-type="float" office:value="562" calcext:value-type="float">
            <text:p>562</text:p>
          </table:table-cell>
          <table:table-cell office:value-type="float" office:value="1459" calcext:value-type="float">
            <text:p>1459</text:p>
          </table:table-cell>
          <table:table-cell office:value-type="float" office:value="520" calcext:value-type="float">
            <text:p>520</text:p>
          </table:table-cell>
          <table:table-cell office:value-type="float" office:value="4.3216" calcext:value-type="float">
            <text:p>4.3216</text:p>
          </table:table-cell>
          <table:table-cell office:value-type="float" office:value="508" calcext:value-type="float">
            <text:p>508</text:p>
          </table:table-cell>
          <table:table-cell office:value-type="float" office:value="0.0104367" calcext:value-type="float">
            <text:p>0.0104367</text:p>
          </table:table-cell>
          <table:table-cell office:value-type="float" office:value="431" calcext:value-type="float">
            <text:p>431</text:p>
          </table:table-cell>
          <table:table-cell office:value-type="float" office:value="0.0349264" calcext:value-type="float">
            <text:p>0.034926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ere &amp; Company</text:p>
          </table:table-cell>
          <table:table-cell office:value-type="string" calcext:value-type="string">
            <text:p>Yes</text:p>
          </table:table-cell>
          <table:table-cell office:value-type="float" office:value="0.108006" calcext:value-type="float">
            <text:p>0.108006</text:p>
          </table:table-cell>
          <table:table-cell office:value-type="float" office:value="0.0730798" calcext:value-type="float">
            <text:p>0.0730798</text:p>
          </table:table-cell>
          <table:table-cell office:value-type="float" office:value="0.188" calcext:value-type="float">
            <text:p>0.188</text:p>
          </table:table-cell>
          <table:table-cell office:value-type="float" office:value="78.843" calcext:value-type="float">
            <text:p>78.843</text:p>
          </table:table-cell>
          <table:table-cell office:value-type="float" office:value="107666" calcext:value-type="float">
            <text:p>107666</text:p>
          </table:table-cell>
          <table:table-cell table:style-name="ce6" office:value-type="date" office:date-value="1972-06-01" calcext:value-type="date">
            <text:p>1972-06-01</text:p>
          </table:table-cell>
          <table:table-cell office:value-type="float" office:value="423.053" calcext:value-type="float">
            <text:p>423.053</text:p>
          </table:table-cell>
          <table:table-cell office:value-type="float" office:value="457.5" calcext:value-type="float">
            <text:p>457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deere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ME.US</text:p>
          </table:table-cell>
          <table:table-cell office:value-type="float" office:value="563" calcext:value-type="float">
            <text:p>563</text:p>
          </table:table-cell>
          <table:table-cell office:value-type="float" office:value="1462" calcext:value-type="float">
            <text:p>1462</text:p>
          </table:table-cell>
          <table:table-cell office:value-type="float" office:value="477" calcext:value-type="float">
            <text:p>477</text:p>
          </table:table-cell>
          <table:table-cell office:value-type="float" office:value="2.94231" calcext:value-type="float">
            <text:p>2.94231</text:p>
          </table:table-cell>
          <table:table-cell office:value-type="float" office:value="504" calcext:value-type="float">
            <text:p>504</text:p>
          </table:table-cell>
          <table:table-cell office:value-type="float" office:value="0.0115766" calcext:value-type="float">
            <text:p>0.0115766</text:p>
          </table:table-cell>
          <table:table-cell office:value-type="float" office:value="481" calcext:value-type="float">
            <text:p>481</text:p>
          </table:table-cell>
          <table:table-cell office:value-type="float" office:value="0.0240042" calcext:value-type="float">
            <text:p>0.024004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tek Inc</text:p>
          </table:table-cell>
          <table:table-cell office:value-type="string" calcext:value-type="string">
            <text:p>Yes</text:p>
          </table:table-cell>
          <table:table-cell office:value-type="float" office:value="0.0993596" calcext:value-type="float">
            <text:p>0.0993596</text:p>
          </table:table-cell>
          <table:table-cell office:value-type="float" office:value="0.0824536" calcext:value-type="float">
            <text:p>0.0824536</text:p>
          </table:table-cell>
          <table:table-cell office:value-type="float" office:value="0.347" calcext:value-type="float">
            <text:p>0.347</text:p>
          </table:table-cell>
          <table:table-cell office:value-type="float" office:value="89.087" calcext:value-type="float">
            <text:p>89.087</text:p>
          </table:table-cell>
          <table:table-cell office:value-type="float" office:value="34657.6" calcext:value-type="float">
            <text:p>34657.6</text:p>
          </table:table-cell>
          <table:table-cell table:style-name="ce6" office:value-type="date" office:date-value="1984-07-19" calcext:value-type="date">
            <text:p>1984-07-19</text:p>
          </table:table-cell>
          <table:table-cell office:value-type="float" office:value="138.788" calcext:value-type="float">
            <text:p>138.788</text:p>
          </table:table-cell>
          <table:table-cell office:value-type="float" office:value="174.54" calcext:value-type="float">
            <text:p>174.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ametek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PH.LSE</text:p>
          </table:table-cell>
          <table:table-cell office:value-type="float" office:value="564" calcext:value-type="float">
            <text:p>564</text:p>
          </table:table-cell>
          <table:table-cell office:value-type="float" office:value="1465" calcext:value-type="float">
            <text:p>1465</text:p>
          </table:table-cell>
          <table:table-cell office:value-type="float" office:value="589" calcext:value-type="float">
            <text:p>589</text:p>
          </table:table-cell>
          <table:table-cell office:value-type="float" office:value="354.223" calcext:value-type="float">
            <text:p>354.223</text:p>
          </table:table-cell>
          <table:table-cell office:value-type="float" office:value="589" calcext:value-type="float">
            <text:p>589</text:p>
          </table:table-cell>
          <table:table-cell office:value-type="float" office:value="0.0000472526" calcext:value-type="float">
            <text:p>0.0000472526</text:p>
          </table:table-cell>
          <table:table-cell office:value-type="float" office:value="287" calcext:value-type="float">
            <text:p>287</text:p>
          </table:table-cell>
          <table:table-cell office:value-type="float" office:value="0.0717657" calcext:value-type="float">
            <text:p>0.071765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echra Pharmaceuticals PLC</text:p>
          </table:table-cell>
          <table:table-cell office:value-type="string" calcext:value-type="string">
            <text:p>Yes</text:p>
          </table:table-cell>
          <table:table-cell office:value-type="float" office:value="0.14309" calcext:value-type="float">
            <text:p>0.14309</text:p>
          </table:table-cell>
          <table:table-cell office:value-type="float" office:value="0.0813553" calcext:value-type="float">
            <text:p>0.0813553</text:p>
          </table:table-cell>
          <table:table-cell office:value-type="float" office:value="5.435" calcext:value-type="float">
            <text:p>5.435</text:p>
          </table:table-cell>
          <table:table-cell office:value-type="float" office:value="85.977" calcext:value-type="float">
            <text:p>85.977</text:p>
          </table:table-cell>
          <table:table-cell office:value-type="float" office:value="4334.57" calcext:value-type="float">
            <text:p>4334.57</text:p>
          </table:table-cell>
          <table:table-cell table:style-name="ce6" office:value-type="date" office:date-value="2000-09-21" calcext:value-type="date">
            <text:p>2000-09-21</text:p>
          </table:table-cell>
          <table:table-cell office:value-type="float" office:value="2606" calcext:value-type="float">
            <text:p>260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echr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.LSE</text:p>
          </table:table-cell>
          <table:table-cell office:value-type="float" office:value="565" calcext:value-type="float">
            <text:p>565</text:p>
          </table:table-cell>
          <table:table-cell office:value-type="float" office:value="1470" calcext:value-type="float">
            <text:p>1470</text:p>
          </table:table-cell>
          <table:table-cell office:value-type="float" office:value="587" calcext:value-type="float">
            <text:p>587</text:p>
          </table:table-cell>
          <table:table-cell office:value-type="float" office:value="280.257" calcext:value-type="float">
            <text:p>280.257</text:p>
          </table:table-cell>
          <table:table-cell office:value-type="float" office:value="573" calcext:value-type="float">
            <text:p>573</text:p>
          </table:table-cell>
          <table:table-cell office:value-type="float" office:value="0.000390575" calcext:value-type="float">
            <text:p>0.000390575</text:p>
          </table:table-cell>
          <table:table-cell office:value-type="float" office:value="310" calcext:value-type="float">
            <text:p>310</text:p>
          </table:table-cell>
          <table:table-cell office:value-type="float" office:value="0.0647993" calcext:value-type="float">
            <text:p>0.064799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elx PLC</text:p>
          </table:table-cell>
          <table:table-cell office:value-type="string" calcext:value-type="string">
            <text:p>Yes</text:p>
          </table:table-cell>
          <table:table-cell office:value-type="float" office:value="0.140742" calcext:value-type="float">
            <text:p>0.140742</text:p>
          </table:table-cell>
          <table:table-cell office:value-type="float" office:value="0.0861206" calcext:value-type="float">
            <text:p>0.0861206</text:p>
          </table:table-cell>
          <table:table-cell office:value-type="float" office:value="0.429" calcext:value-type="float">
            <text:p>0.429</text:p>
          </table:table-cell>
          <table:table-cell office:value-type="float" office:value="58.873" calcext:value-type="float">
            <text:p>58.873</text:p>
          </table:table-cell>
          <table:table-cell office:value-type="float" office:value="54111" calcext:value-type="float">
            <text:p>54111</text:p>
          </table:table-cell>
          <table:table-cell/>
          <table:table-cell office:value-type="float" office:value="2239.93" calcext:value-type="float">
            <text:p>2239.9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rel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DS.US</text:p>
          </table:table-cell>
          <table:table-cell office:value-type="float" office:value="566" calcext:value-type="float">
            <text:p>566</text:p>
          </table:table-cell>
          <table:table-cell office:value-type="float" office:value="1476" calcext:value-type="float">
            <text:p>1476</text:p>
          </table:table-cell>
          <table:table-cell office:value-type="float" office:value="510" calcext:value-type="float">
            <text:p>510</text:p>
          </table:table-cell>
          <table:table-cell office:value-type="float" office:value="3.79798" calcext:value-type="float">
            <text:p>3.79798</text:p>
          </table:table-cell>
          <table:table-cell office:value-type="float" office:value="444" calcext:value-type="float">
            <text:p>444</text:p>
          </table:table-cell>
          <table:table-cell office:value-type="float" office:value="0.0196836" calcext:value-type="float">
            <text:p>0.0196836</text:p>
          </table:table-cell>
          <table:table-cell office:value-type="float" office:value="522" calcext:value-type="float">
            <text:p>522</text:p>
          </table:table-cell>
          <table:table-cell office:value-type="float" office:value="0.0132463" calcext:value-type="float">
            <text:p>0.013246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actSet Research Systems Inc</text:p>
          </table:table-cell>
          <table:table-cell office:value-type="string" calcext:value-type="string">
            <text:p>Yes</text:p>
          </table:table-cell>
          <table:table-cell office:value-type="float" office:value="0.0817733" calcext:value-type="float">
            <text:p>0.0817733</text:p>
          </table:table-cell>
          <table:table-cell office:value-type="float" office:value="0.0728231" calcext:value-type="float">
            <text:p>0.0728231</text:p>
          </table:table-cell>
          <table:table-cell office:value-type="float" office:value="0.115" calcext:value-type="float">
            <text:p>0.115</text:p>
          </table:table-cell>
          <table:table-cell office:value-type="float" office:value="90.366" calcext:value-type="float">
            <text:p>90.366</text:p>
          </table:table-cell>
          <table:table-cell office:value-type="float" office:value="16679.8" calcext:value-type="float">
            <text:p>16679.8</text:p>
          </table:table-cell>
          <table:table-cell table:style-name="ce6" office:value-type="date" office:date-value="1996-07-03" calcext:value-type="date">
            <text:p>1996-07-03</text:p>
          </table:table-cell>
          <table:table-cell office:value-type="float" office:value="397.592" calcext:value-type="float">
            <text:p>397.592</text:p>
          </table:table-cell>
          <table:table-cell office:value-type="float" office:value="441.22" calcext:value-type="float">
            <text:p>441.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factse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CO.US</text:p>
          </table:table-cell>
          <table:table-cell office:value-type="float" office:value="567" calcext:value-type="float">
            <text:p>567</text:p>
          </table:table-cell>
          <table:table-cell office:value-type="float" office:value="1482" calcext:value-type="float">
            <text:p>1482</text:p>
          </table:table-cell>
          <table:table-cell office:value-type="float" office:value="514" calcext:value-type="float">
            <text:p>514</text:p>
          </table:table-cell>
          <table:table-cell office:value-type="float" office:value="4.01785" calcext:value-type="float">
            <text:p>4.01785</text:p>
          </table:table-cell>
          <table:table-cell office:value-type="float" office:value="430" calcext:value-type="float">
            <text:p>430</text:p>
          </table:table-cell>
          <table:table-cell office:value-type="float" office:value="0.0211049" calcext:value-type="float">
            <text:p>0.0211049</text:p>
          </table:table-cell>
          <table:table-cell office:value-type="float" office:value="538" calcext:value-type="float">
            <text:p>538</text:p>
          </table:table-cell>
          <table:table-cell office:value-type="float" office:value="0.0111049" calcext:value-type="float">
            <text:p>0.011104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odys Corporation</text:p>
          </table:table-cell>
          <table:table-cell office:value-type="string" calcext:value-type="string">
            <text:p>Yes</text:p>
          </table:table-cell>
          <table:table-cell office:value-type="float" office:value="0.0866976" calcext:value-type="float">
            <text:p>0.0866976</text:p>
          </table:table-cell>
          <table:table-cell office:value-type="float" office:value="0.0857113" calcext:value-type="float">
            <text:p>0.0857113</text:p>
          </table:table-cell>
          <table:table-cell office:value-type="float" office:value="0.219" calcext:value-type="float">
            <text:p>0.219</text:p>
          </table:table-cell>
          <table:table-cell office:value-type="float" office:value="92.927" calcext:value-type="float">
            <text:p>92.927</text:p>
          </table:table-cell>
          <table:table-cell office:value-type="float" office:value="58269" calcext:value-type="float">
            <text:p>58269</text:p>
          </table:table-cell>
          <table:table-cell table:style-name="ce6" office:value-type="date" office:date-value="2000-10-03" calcext:value-type="date">
            <text:p>2000-10-03</text:p>
          </table:table-cell>
          <table:table-cell office:value-type="float" office:value="275.971" calcext:value-type="float">
            <text:p>275.971</text:p>
          </table:table-cell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moody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R.CO</text:p>
          </table:table-cell>
          <table:table-cell office:value-type="float" office:value="568" calcext:value-type="float">
            <text:p>568</text:p>
          </table:table-cell>
          <table:table-cell office:value-type="float" office:value="1485" calcext:value-type="float">
            <text:p>1485</text:p>
          </table:table-cell>
          <table:table-cell office:value-type="float" office:value="556" calcext:value-type="float">
            <text:p>556</text:p>
          </table:table-cell>
          <table:table-cell office:value-type="float" office:value="19.4246" calcext:value-type="float">
            <text:p>19.4246</text:p>
          </table:table-cell>
          <table:table-cell office:value-type="float" office:value="543" calcext:value-type="float">
            <text:p>543</text:p>
          </table:table-cell>
          <table:table-cell office:value-type="float" office:value="0.00459224" calcext:value-type="float">
            <text:p>0.00459224</text:p>
          </table:table-cell>
          <table:table-cell office:value-type="float" office:value="386" calcext:value-type="float">
            <text:p>386</text:p>
          </table:table-cell>
          <table:table-cell office:value-type="float" office:value="0.0463166" calcext:value-type="float">
            <text:p>0.046316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hr. Hansen Holding A/S</text:p>
          </table:table-cell>
          <table:table-cell office:value-type="string" calcext:value-type="string">
            <text:p>Yes</text:p>
          </table:table-cell>
          <table:table-cell office:value-type="float" office:value="0.115117" calcext:value-type="float">
            <text:p>0.115117</text:p>
          </table:table-cell>
          <table:table-cell office:value-type="float" office:value="0.07831" calcext:value-type="float">
            <text:p>0.07831</text:p>
          </table:table-cell>
          <table:table-cell office:value-type="float" office:value="0.01" calcext:value-type="float">
            <text:p>0.01</text:p>
          </table:table-cell>
          <table:table-cell office:value-type="float" office:value="62.866" calcext:value-type="float">
            <text:p>62.866</text:p>
          </table:table-cell>
          <table:table-cell office:value-type="float" office:value="67301.3" calcext:value-type="float">
            <text:p>67301.3</text:p>
          </table:table-cell>
          <table:table-cell/>
          <table:table-cell office:value-type="float" office:value="499.7" calcext:value-type="float">
            <text:p>499.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hr-hanse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LMA.LSE</text:p>
          </table:table-cell>
          <table:table-cell office:value-type="float" office:value="569" calcext:value-type="float">
            <text:p>569</text:p>
          </table:table-cell>
          <table:table-cell office:value-type="float" office:value="1486" calcext:value-type="float">
            <text:p>1486</text:p>
          </table:table-cell>
          <table:table-cell office:value-type="float" office:value="588" calcext:value-type="float">
            <text:p>588</text:p>
          </table:table-cell>
          <table:table-cell office:value-type="float" office:value="318.284" calcext:value-type="float">
            <text:p>318.284</text:p>
          </table:table-cell>
          <table:table-cell office:value-type="float" office:value="584" calcext:value-type="float">
            <text:p>584</text:p>
          </table:table-cell>
          <table:table-cell office:value-type="float" office:value="0.000100252" calcext:value-type="float">
            <text:p>0.000100252</text:p>
          </table:table-cell>
          <table:table-cell office:value-type="float" office:value="314" calcext:value-type="float">
            <text:p>314</text:p>
          </table:table-cell>
          <table:table-cell office:value-type="float" office:value="0.0627482" calcext:value-type="float">
            <text:p>0.062748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alma PLC</text:p>
          </table:table-cell>
          <table:table-cell office:value-type="string" calcext:value-type="string">
            <text:p>Yes</text:p>
          </table:table-cell>
          <table:table-cell office:value-type="float" office:value="0.124357" calcext:value-type="float">
            <text:p>0.124357</text:p>
          </table:table-cell>
          <table:table-cell office:value-type="float" office:value="0.0712776" calcext:value-type="float">
            <text:p>0.0712776</text:p>
          </table:table-cell>
          <table:table-cell office:value-type="float" office:value="2.029" calcext:value-type="float">
            <text:p>2.029</text:p>
          </table:table-cell>
          <table:table-cell office:value-type="float" office:value="64.821" calcext:value-type="float">
            <text:p>64.821</text:p>
          </table:table-cell>
          <table:table-cell office:value-type="float" office:value="7532.2" calcext:value-type="float">
            <text:p>7532.2</text:p>
          </table:table-cell>
          <table:table-cell/>
          <table:table-cell office:value-type="float" office:value="1955.83" calcext:value-type="float">
            <text:p>1955.83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halm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MS.JSE</text:p>
          </table:table-cell>
          <table:table-cell office:value-type="float" office:value="570" calcext:value-type="float">
            <text:p>570</text:p>
          </table:table-cell>
          <table:table-cell office:value-type="float" office:value="1494" calcext:value-type="float">
            <text:p>1494</text:p>
          </table:table-cell>
          <table:table-cell office:value-type="float" office:value="569" calcext:value-type="float">
            <text:p>569</text:p>
          </table:table-cell>
          <table:table-cell office:value-type="float" office:value="67.827" calcext:value-type="float">
            <text:p>67.827</text:p>
          </table:table-cell>
          <table:table-cell office:value-type="float" office:value="562" calcext:value-type="float">
            <text:p>562</text:p>
          </table:table-cell>
          <table:table-cell office:value-type="float" office:value="0.000652127" calcext:value-type="float">
            <text:p>0.000652127</text:p>
          </table:table-cell>
          <table:table-cell office:value-type="float" office:value="363" calcext:value-type="float">
            <text:p>363</text:p>
          </table:table-cell>
          <table:table-cell office:value-type="float" office:value="0.0505219" calcext:value-type="float">
            <text:p>0.0505219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Anglo American Platinum Ltd</text:p>
          </table:table-cell>
          <table:table-cell office:value-type="string" calcext:value-type="string">
            <text:p>Yes</text:p>
          </table:table-cell>
          <table:table-cell office:value-type="float" office:value="0.125688" calcext:value-type="float">
            <text:p>0.125688</text:p>
          </table:table-cell>
          <table:table-cell office:value-type="float" office:value="0.0861993" calcext:value-type="float">
            <text:p>0.0861993</text:p>
          </table:table-cell>
          <table:table-cell office:value-type="float" office:value="78.563" calcext:value-type="float">
            <text:p>78.563</text:p>
          </table:table-cell>
          <table:table-cell office:value-type="float" office:value="6.565" calcext:value-type="float">
            <text:p>6.565</text:p>
          </table:table-cell>
          <table:table-cell office:value-type="float" office:value="475670" calcext:value-type="float">
            <text:p>475670</text:p>
          </table:table-cell>
          <table:table-cell/>
          <table:table-cell office:value-type="float" office:value="137785" calcext:value-type="float">
            <text:p>13778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ngloamericanplatinu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F.OL</text:p>
          </table:table-cell>
          <table:table-cell office:value-type="float" office:value="571" calcext:value-type="float">
            <text:p>571</text:p>
          </table:table-cell>
          <table:table-cell office:value-type="float" office:value="1494" calcext:value-type="float">
            <text:p>1494</text:p>
          </table:table-cell>
          <table:table-cell office:value-type="float" office:value="485" calcext:value-type="float">
            <text:p>485</text:p>
          </table:table-cell>
          <table:table-cell office:value-type="float" office:value="3.13522" calcext:value-type="float">
            <text:p>3.13522</text:p>
          </table:table-cell>
          <table:table-cell office:value-type="float" office:value="439" calcext:value-type="float">
            <text:p>439</text:p>
          </table:table-cell>
          <table:table-cell office:value-type="float" office:value="0.0199763" calcext:value-type="float">
            <text:p>0.0199763</text:p>
          </table:table-cell>
          <table:table-cell office:value-type="float" office:value="570" calcext:value-type="float">
            <text:p>570</text:p>
          </table:table-cell>
          <table:table-cell office:value-type="float" office:value="0.00678397" calcext:value-type="float">
            <text:p>0.00678397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Odfjell SE</text:p>
          </table:table-cell>
          <table:table-cell office:value-type="string" calcext:value-type="string">
            <text:p>Yes</text:p>
          </table:table-cell>
          <table:table-cell office:value-type="float" office:value="0.0824676" calcext:value-type="float">
            <text:p>0.0824676</text:p>
          </table:table-cell>
          <table:table-cell office:value-type="float" office:value="0.0805395" calcext:value-type="float">
            <text:p>0.0805395</text:p>
          </table:table-cell>
          <table:table-cell office:value-type="float" office:value="62.395" calcext:value-type="float">
            <text:p>62.395</text:p>
          </table:table-cell>
          <table:table-cell office:value-type="float" office:value="12.939" calcext:value-type="float">
            <text:p>12.939</text:p>
          </table:table-cell>
          <table:table-cell office:value-type="float" office:value="8764.65" calcext:value-type="float">
            <text:p>8764.65</text:p>
          </table:table-cell>
          <table:table-cell/>
          <table:table-cell office:value-type="float" office:value="77.5718" calcext:value-type="float">
            <text:p>77.571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odfjel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OG.LSE</text:p>
          </table:table-cell>
          <table:table-cell office:value-type="float" office:value="572" calcext:value-type="float">
            <text:p>572</text:p>
          </table:table-cell>
          <table:table-cell office:value-type="float" office:value="1498" calcext:value-type="float">
            <text:p>1498</text:p>
          </table:table-cell>
          <table:table-cell office:value-type="float" office:value="565" calcext:value-type="float">
            <text:p>565</text:p>
          </table:table-cell>
          <table:table-cell office:value-type="float" office:value="41.2146" calcext:value-type="float">
            <text:p>41.2146</text:p>
          </table:table-cell>
          <table:table-cell office:value-type="float" office:value="577" calcext:value-type="float">
            <text:p>577</text:p>
          </table:table-cell>
          <table:table-cell office:value-type="float" office:value="0.000279063" calcext:value-type="float">
            <text:p>0.000279063</text:p>
          </table:table-cell>
          <table:table-cell office:value-type="float" office:value="356" calcext:value-type="float">
            <text:p>356</text:p>
          </table:table-cell>
          <table:table-cell office:value-type="float" office:value="0.0514837" calcext:value-type="float">
            <text:p>0.051483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a Oil &amp; Gas Holdings</text:p>
          </table:table-cell>
          <table:table-cell office:value-type="string" calcext:value-type="string">
            <text:p>Yes</text:p>
          </table:table-cell>
          <table:table-cell office:value-type="float" office:value="0.120759" calcext:value-type="float">
            <text:p>0.120759</text:p>
          </table:table-cell>
          <table:table-cell office:value-type="float" office:value="0.0789984" calcext:value-type="float">
            <text:p>0.0789984</text:p>
          </table:table-cell>
          <table:table-cell office:value-type="float" office:value="15.114" calcext:value-type="float">
            <text:p>15.114</text:p>
          </table:table-cell>
          <table:table-cell office:value-type="float" office:value="11.691" calcext:value-type="float">
            <text:p>11.691</text:p>
          </table:table-cell>
          <table:table-cell office:value-type="float" office:value="13.512" calcext:value-type="float">
            <text:p>13.512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europaoi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RC.US</text:p>
          </table:table-cell>
          <table:table-cell office:value-type="float" office:value="573" calcext:value-type="float">
            <text:p>573</text:p>
          </table:table-cell>
          <table:table-cell office:value-type="float" office:value="1500" calcext:value-type="float">
            <text:p>1500</text:p>
          </table:table-cell>
          <table:table-cell office:value-type="float" office:value="434" calcext:value-type="float">
            <text:p>434</text:p>
          </table:table-cell>
          <table:table-cell office:value-type="float" office:value="2.06884" calcext:value-type="float">
            <text:p>2.06884</text:p>
          </table:table-cell>
          <table:table-cell office:value-type="float" office:value="534" calcext:value-type="float">
            <text:p>534</text:p>
          </table:table-cell>
          <table:table-cell office:value-type="float" office:value="0.00616989" calcext:value-type="float">
            <text:p>0.00616989</text:p>
          </table:table-cell>
          <table:table-cell office:value-type="float" office:value="532" calcext:value-type="float">
            <text:p>532</text:p>
          </table:table-cell>
          <table:table-cell office:value-type="float" office:value="0.0115127" calcext:value-type="float">
            <text:p>0.011512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pirit Realty Capital Inc</text:p>
          </table:table-cell>
          <table:table-cell office:value-type="string" calcext:value-type="string">
            <text:p>Yes</text:p>
          </table:table-cell>
          <table:table-cell office:value-type="float" office:value="0.079189" calcext:value-type="float">
            <text:p>0.079189</text:p>
          </table:table-cell>
          <table:table-cell office:value-type="float" office:value="0.0676763" calcext:value-type="float">
            <text:p>0.0676763</text:p>
          </table:table-cell>
          <table:table-cell office:value-type="float" office:value="0.568" calcext:value-type="float">
            <text:p>0.568</text:p>
          </table:table-cell>
          <table:table-cell office:value-type="float" office:value="100.37" calcext:value-type="float">
            <text:p>100.37</text:p>
          </table:table-cell>
          <table:table-cell office:value-type="float" office:value="4687.95" calcext:value-type="float">
            <text:p>4687.95</text:p>
          </table:table-cell>
          <table:table-cell table:style-name="ce6" office:value-type="date" office:date-value="2004-12-16" calcext:value-type="date">
            <text:p>2004-12-16</text:p>
          </table:table-cell>
          <table:table-cell office:value-type="float" office:value="37.2424" calcext:value-type="float">
            <text:p>37.2424</text:p>
          </table:table-cell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spiritrealt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EX.US</text:p>
          </table:table-cell>
          <table:table-cell office:value-type="float" office:value="574" calcext:value-type="float">
            <text:p>574</text:p>
          </table:table-cell>
          <table:table-cell office:value-type="float" office:value="1506" calcext:value-type="float">
            <text:p>1506</text:p>
          </table:table-cell>
          <table:table-cell office:value-type="float" office:value="493" calcext:value-type="float">
            <text:p>493</text:p>
          </table:table-cell>
          <table:table-cell office:value-type="float" office:value="3.45575" calcext:value-type="float">
            <text:p>3.45575</text:p>
          </table:table-cell>
          <table:table-cell office:value-type="float" office:value="498" calcext:value-type="float">
            <text:p>498</text:p>
          </table:table-cell>
          <table:table-cell office:value-type="float" office:value="0.0124599" calcext:value-type="float">
            <text:p>0.0124599</text:p>
          </table:table-cell>
          <table:table-cell office:value-type="float" office:value="515" calcext:value-type="float">
            <text:p>515</text:p>
          </table:table-cell>
          <table:table-cell office:value-type="float" office:value="0.0154388" calcext:value-type="float">
            <text:p>0.0154388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EX Corporation</text:p>
          </table:table-cell>
          <table:table-cell office:value-type="string" calcext:value-type="string">
            <text:p>Yes</text:p>
          </table:table-cell>
          <table:table-cell office:value-type="float" office:value="0.0907941" calcext:value-type="float">
            <text:p>0.0907941</text:p>
          </table:table-cell>
          <table:table-cell office:value-type="float" office:value="0.0818652" calcext:value-type="float">
            <text:p>0.0818652</text:p>
          </table:table-cell>
          <table:table-cell office:value-type="float" office:value="0.253" calcext:value-type="float">
            <text:p>0.253</text:p>
          </table:table-cell>
          <table:table-cell office:value-type="float" office:value="101.123" calcext:value-type="float">
            <text:p>101.123</text:p>
          </table:table-cell>
          <table:table-cell office:value-type="float" office:value="15572.4" calcext:value-type="float">
            <text:p>15572.4</text:p>
          </table:table-cell>
          <table:table-cell table:style-name="ce6" office:value-type="date" office:date-value="1991-06-21" calcext:value-type="date">
            <text:p>1991-06-21</text:p>
          </table:table-cell>
          <table:table-cell office:value-type="float" office:value="225.681" calcext:value-type="float">
            <text:p>225.681</text:p>
          </table:table-cell>
          <table:table-cell office:value-type="float" office:value="233.41" calcext:value-type="float">
            <text:p>233.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idexcorp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PG.US</text:p>
          </table:table-cell>
          <table:table-cell office:value-type="float" office:value="575" calcext:value-type="float">
            <text:p>575</text:p>
          </table:table-cell>
          <table:table-cell office:value-type="float" office:value="1508" calcext:value-type="float">
            <text:p>1508</text:p>
          </table:table-cell>
          <table:table-cell office:value-type="float" office:value="402" calcext:value-type="float">
            <text:p>402</text:p>
          </table:table-cell>
          <table:table-cell office:value-type="float" office:value="1.78768" calcext:value-type="float">
            <text:p>1.78768</text:p>
          </table:table-cell>
          <table:table-cell office:value-type="float" office:value="529" calcext:value-type="float">
            <text:p>529</text:p>
          </table:table-cell>
          <table:table-cell office:value-type="float" office:value="0.00677761" calcext:value-type="float">
            <text:p>0.00677761</text:p>
          </table:table-cell>
          <table:table-cell office:value-type="float" office:value="577" calcext:value-type="float">
            <text:p>577</text:p>
          </table:table-cell>
          <table:table-cell office:value-type="float" office:value="0.00427424" calcext:value-type="float">
            <text:p>0.0042742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terpublic Group of Companies Inc</text:p>
          </table:table-cell>
          <table:table-cell office:value-type="string" calcext:value-type="string">
            <text:p>Yes</text:p>
          </table:table-cell>
          <table:table-cell office:value-type="float" office:value="0.0765195" calcext:value-type="float">
            <text:p>0.0765195</text:p>
          </table:table-cell>
          <table:table-cell office:value-type="float" office:value="0.0722453" calcext:value-type="float">
            <text:p>0.0722453</text:p>
          </table:table-cell>
          <table:table-cell office:value-type="float" office:value="0.539" calcext:value-type="float">
            <text:p>0.539</text:p>
          </table:table-cell>
          <table:table-cell office:value-type="float" office:value="99.699" calcext:value-type="float">
            <text:p>99.699</text:p>
          </table:table-cell>
          <table:table-cell office:value-type="float" office:value="11217" calcext:value-type="float">
            <text:p>11217</text:p>
          </table:table-cell>
          <table:table-cell table:style-name="ce6" office:value-type="date" office:date-value="1987-11-05" calcext:value-type="date">
            <text:p>1987-11-05</text:p>
          </table:table-cell>
          <table:table-cell office:value-type="float" office:value="32.1213" calcext:value-type="float">
            <text:p>32.1213</text:p>
          </table:table-cell>
          <table:table-cell office:value-type="float" office:value="39.1" calcext:value-type="float">
            <text:p>39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interpubli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WI.OL</text:p>
          </table:table-cell>
          <table:table-cell office:value-type="float" office:value="576" calcext:value-type="float">
            <text:p>576</text:p>
          </table:table-cell>
          <table:table-cell office:value-type="float" office:value="1518" calcext:value-type="float">
            <text:p>1518</text:p>
          </table:table-cell>
          <table:table-cell office:value-type="float" office:value="552" calcext:value-type="float">
            <text:p>552</text:p>
          </table:table-cell>
          <table:table-cell office:value-type="float" office:value="14.4604" calcext:value-type="float">
            <text:p>14.4604</text:p>
          </table:table-cell>
          <table:table-cell office:value-type="float" office:value="566" calcext:value-type="float">
            <text:p>566</text:p>
          </table:table-cell>
          <table:table-cell office:value-type="float" office:value="0.00052038" calcext:value-type="float">
            <text:p>0.00052038</text:p>
          </table:table-cell>
          <table:table-cell office:value-type="float" office:value="400" calcext:value-type="float">
            <text:p>400</text:p>
          </table:table-cell>
          <table:table-cell office:value-type="float" office:value="0.0428481" calcext:value-type="float">
            <text:p>0.042848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owi ASA</text:p>
          </table:table-cell>
          <table:table-cell office:value-type="string" calcext:value-type="string">
            <text:p>Yes</text:p>
          </table:table-cell>
          <table:table-cell office:value-type="float" office:value="0.118532" calcext:value-type="float">
            <text:p>0.118532</text:p>
          </table:table-cell>
          <table:table-cell office:value-type="float" office:value="0.0851308" calcext:value-type="float">
            <text:p>0.0851308</text:p>
          </table:table-cell>
          <table:table-cell office:value-type="float" office:value="14.571" calcext:value-type="float">
            <text:p>14.571</text:p>
          </table:table-cell>
          <table:table-cell office:value-type="float" office:value="46.673" calcext:value-type="float">
            <text:p>46.673</text:p>
          </table:table-cell>
          <table:table-cell office:value-type="float" office:value="93933.3" calcext:value-type="float">
            <text:p>93933.3</text:p>
          </table:table-cell>
          <table:table-cell/>
          <table:table-cell office:value-type="float" office:value="160.786" calcext:value-type="float">
            <text:p>160.78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ow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L.US</text:p>
          </table:table-cell>
          <table:table-cell office:value-type="float" office:value="577" calcext:value-type="float">
            <text:p>577</text:p>
          </table:table-cell>
          <table:table-cell office:value-type="float" office:value="1522" calcext:value-type="float">
            <text:p>1522</text:p>
          </table:table-cell>
          <table:table-cell office:value-type="float" office:value="476" calcext:value-type="float">
            <text:p>476</text:p>
          </table:table-cell>
          <table:table-cell office:value-type="float" office:value="2.90686" calcext:value-type="float">
            <text:p>2.90686</text:p>
          </table:table-cell>
          <table:table-cell office:value-type="float" office:value="519" calcext:value-type="float">
            <text:p>519</text:p>
          </table:table-cell>
          <table:table-cell office:value-type="float" office:value="0.00865143" calcext:value-type="float">
            <text:p>0.00865143</text:p>
          </table:table-cell>
          <table:table-cell office:value-type="float" office:value="527" calcext:value-type="float">
            <text:p>527</text:p>
          </table:table-cell>
          <table:table-cell office:value-type="float" office:value="0.0122327" calcext:value-type="float">
            <text:p>0.0122327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harles River Laboratories</text:p>
          </table:table-cell>
          <table:table-cell office:value-type="string" calcext:value-type="string">
            <text:p>Yes</text:p>
          </table:table-cell>
          <table:table-cell office:value-type="float" office:value="0.0866684" calcext:value-type="float">
            <text:p>0.0866684</text:p>
          </table:table-cell>
          <table:table-cell office:value-type="float" office:value="0.0744357" calcext:value-type="float">
            <text:p>0.0744357</text:p>
          </table:table-cell>
          <table:table-cell office:value-type="float" office:value="0.983" calcext:value-type="float">
            <text:p>0.983</text:p>
          </table:table-cell>
          <table:table-cell office:value-type="float" office:value="101.753" calcext:value-type="float">
            <text:p>101.753</text:p>
          </table:table-cell>
          <table:table-cell office:value-type="float" office:value="9918.97" calcext:value-type="float">
            <text:p>9918.97</text:p>
          </table:table-cell>
          <table:table-cell table:style-name="ce6" office:value-type="date" office:date-value="2000-06-23" calcext:value-type="date">
            <text:p>2000-06-23</text:p>
          </table:table-cell>
          <table:table-cell office:value-type="float" office:value="217.9" calcext:value-type="float">
            <text:p>217.9</text:p>
          </table:table-cell>
          <table:table-cell office:value-type="float" office:value="248.77" calcext:value-type="float">
            <text:p>248.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criv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CN.SW</text:p>
          </table:table-cell>
          <table:table-cell office:value-type="float" office:value="578" calcext:value-type="float">
            <text:p>578</text:p>
          </table:table-cell>
          <table:table-cell office:value-type="float" office:value="1525" calcext:value-type="float">
            <text:p>1525</text:p>
          </table:table-cell>
          <table:table-cell office:value-type="float" office:value="517" calcext:value-type="float">
            <text:p>517</text:p>
          </table:table-cell>
          <table:table-cell office:value-type="float" office:value="4.25209" calcext:value-type="float">
            <text:p>4.25209</text:p>
          </table:table-cell>
          <table:table-cell office:value-type="float" office:value="515" calcext:value-type="float">
            <text:p>515</text:p>
          </table:table-cell>
          <table:table-cell office:value-type="float" office:value="0.00901867" calcext:value-type="float">
            <text:p>0.00901867</text:p>
          </table:table-cell>
          <table:table-cell office:value-type="float" office:value="493" calcext:value-type="float">
            <text:p>493</text:p>
          </table:table-cell>
          <table:table-cell office:value-type="float" office:value="0.0216211" calcext:value-type="float">
            <text:p>0.021621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ecan Group AG</text:p>
          </table:table-cell>
          <table:table-cell office:value-type="string" calcext:value-type="string">
            <text:p>Yes</text:p>
          </table:table-cell>
          <table:table-cell office:value-type="float" office:value="0.0975031" calcext:value-type="float">
            <text:p>0.0975031</text:p>
          </table:table-cell>
          <table:table-cell office:value-type="float" office:value="0.0833462" calcext:value-type="float">
            <text:p>0.0833462</text:p>
          </table:table-cell>
          <table:table-cell office:value-type="float" office:value="0.393" calcext:value-type="float">
            <text:p>0.393</text:p>
          </table:table-cell>
          <table:table-cell office:value-type="float" office:value="72.138" calcext:value-type="float">
            <text:p>72.138</text:p>
          </table:table-cell>
          <table:table-cell office:value-type="float" office:value="3578.68" calcext:value-type="float">
            <text:p>3578.68</text:p>
          </table:table-cell>
          <table:table-cell/>
          <table:table-cell office:value-type="float" office:value="410.892" calcext:value-type="float">
            <text:p>410.892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tecan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OD.JSE</text:p>
          </table:table-cell>
          <table:table-cell office:value-type="float" office:value="579" calcext:value-type="float">
            <text:p>579</text:p>
          </table:table-cell>
          <table:table-cell office:value-type="float" office:value="1540" calcext:value-type="float">
            <text:p>1540</text:p>
          </table:table-cell>
          <table:table-cell office:value-type="float" office:value="572" calcext:value-type="float">
            <text:p>572</text:p>
          </table:table-cell>
          <table:table-cell office:value-type="float" office:value="72.2817" calcext:value-type="float">
            <text:p>72.2817</text:p>
          </table:table-cell>
          <table:table-cell office:value-type="float" office:value="565" calcext:value-type="float">
            <text:p>565</text:p>
          </table:table-cell>
          <table:table-cell office:value-type="float" office:value="0.000570724" calcext:value-type="float">
            <text:p>0.000570724</text:p>
          </table:table-cell>
          <table:table-cell office:value-type="float" office:value="403" calcext:value-type="float">
            <text:p>403</text:p>
          </table:table-cell>
          <table:table-cell office:value-type="float" office:value="0.042604" calcext:value-type="float">
            <text:p>0.042604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Vodacom Group Ltd</text:p>
          </table:table-cell>
          <table:table-cell office:value-type="string" calcext:value-type="string">
            <text:p>Yes</text:p>
          </table:table-cell>
          <table:table-cell office:value-type="float" office:value="0.103935" calcext:value-type="float">
            <text:p>0.103935</text:p>
          </table:table-cell>
          <table:table-cell office:value-type="float" office:value="0.0711981" calcext:value-type="float">
            <text:p>0.0711981</text:p>
          </table:table-cell>
          <table:table-cell office:value-type="float" office:value="70.708" calcext:value-type="float">
            <text:p>70.708</text:p>
          </table:table-cell>
          <table:table-cell office:value-type="float" office:value="19.514" calcext:value-type="float">
            <text:p>19.514</text:p>
          </table:table-cell>
          <table:table-cell office:value-type="float" office:value="224261" calcext:value-type="float">
            <text:p>224261</text:p>
          </table:table-cell>
          <table:table-cell/>
          <table:table-cell office:value-type="float" office:value="11938.8" calcext:value-type="float">
            <text:p>11938.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vodacom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MI.US</text:p>
          </table:table-cell>
          <table:table-cell office:value-type="float" office:value="580" calcext:value-type="float">
            <text:p>580</text:p>
          </table:table-cell>
          <table:table-cell office:value-type="float" office:value="1544" calcext:value-type="float">
            <text:p>1544</text:p>
          </table:table-cell>
          <table:table-cell office:value-type="float" office:value="471" calcext:value-type="float">
            <text:p>471</text:p>
          </table:table-cell>
          <table:table-cell office:value-type="float" office:value="2.79749" calcext:value-type="float">
            <text:p>2.79749</text:p>
          </table:table-cell>
          <table:table-cell office:value-type="float" office:value="509" calcext:value-type="float">
            <text:p>509</text:p>
          </table:table-cell>
          <table:table-cell office:value-type="float" office:value="0.0101627" calcext:value-type="float">
            <text:p>0.0101627</text:p>
          </table:table-cell>
          <table:table-cell office:value-type="float" office:value="564" calcext:value-type="float">
            <text:p>564</text:p>
          </table:table-cell>
          <table:table-cell office:value-type="float" office:value="0.00760019" calcext:value-type="float">
            <text:p>0.0076001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lmont Industries Inc</text:p>
          </table:table-cell>
          <table:table-cell office:value-type="string" calcext:value-type="string">
            <text:p>Yes</text:p>
          </table:table-cell>
          <table:table-cell office:value-type="float" office:value="0.0829555" calcext:value-type="float">
            <text:p>0.0829555</text:p>
          </table:table-cell>
          <table:table-cell office:value-type="float" office:value="0.0792868" calcext:value-type="float">
            <text:p>0.0792868</text:p>
          </table:table-cell>
          <table:table-cell office:value-type="float" office:value="1.74" calcext:value-type="float">
            <text:p>1.74</text:p>
          </table:table-cell>
          <table:table-cell office:value-type="float" office:value="91.47" calcext:value-type="float">
            <text:p>91.47</text:p>
          </table:table-cell>
          <table:table-cell office:value-type="float" office:value="4980.24" calcext:value-type="float">
            <text:p>4980.24</text:p>
          </table:table-cell>
          <table:table-cell table:style-name="ce6" office:value-type="date" office:date-value="1990-03-26" calcext:value-type="date">
            <text:p>1990-03-26</text:p>
          </table:table-cell>
          <table:table-cell office:value-type="float" office:value="327.724" calcext:value-type="float">
            <text:p>327.724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valmon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E.SW</text:p>
          </table:table-cell>
          <table:table-cell office:value-type="float" office:value="581" calcext:value-type="float">
            <text:p>581</text:p>
          </table:table-cell>
          <table:table-cell office:value-type="float" office:value="1551" calcext:value-type="float">
            <text:p>1551</text:p>
          </table:table-cell>
          <table:table-cell office:value-type="float" office:value="478" calcext:value-type="float">
            <text:p>478</text:p>
          </table:table-cell>
          <table:table-cell office:value-type="float" office:value="2.95321" calcext:value-type="float">
            <text:p>2.95321</text:p>
          </table:table-cell>
          <table:table-cell office:value-type="float" office:value="539" calcext:value-type="float">
            <text:p>539</text:p>
          </table:table-cell>
          <table:table-cell office:value-type="float" office:value="0.00527775" calcext:value-type="float">
            <text:p>0.00527775</text:p>
          </table:table-cell>
          <table:table-cell office:value-type="float" office:value="534" calcext:value-type="float">
            <text:p>534</text:p>
          </table:table-cell>
          <table:table-cell office:value-type="float" office:value="0.0113934" calcext:value-type="float">
            <text:p>0.011393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edacta Group SA</text:p>
          </table:table-cell>
          <table:table-cell office:value-type="string" calcext:value-type="string">
            <text:p>Yes</text:p>
          </table:table-cell>
          <table:table-cell office:value-type="float" office:value="0.0872754" calcext:value-type="float">
            <text:p>0.0872754</text:p>
          </table:table-cell>
          <table:table-cell office:value-type="float" office:value="0.082253" calcext:value-type="float">
            <text:p>0.082253</text:p>
          </table:table-cell>
          <table:table-cell office:value-type="float" office:value="69.675" calcext:value-type="float">
            <text:p>69.675</text:p>
          </table:table-cell>
          <table:table-cell office:value-type="float" office:value="14.83" calcext:value-type="float">
            <text:p>14.83</text:p>
          </table:table-cell>
          <table:table-cell office:value-type="float" office:value="2259.19" calcext:value-type="float">
            <text:p>2259.19</text:p>
          </table:table-cell>
          <table:table-cell/>
          <table:table-cell office:value-type="float" office:value="102.77" calcext:value-type="float">
            <text:p>102.7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edacta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O.US</text:p>
          </table:table-cell>
          <table:table-cell office:value-type="float" office:value="582" calcext:value-type="float">
            <text:p>582</text:p>
          </table:table-cell>
          <table:table-cell office:value-type="float" office:value="1588" calcext:value-type="float">
            <text:p>1588</text:p>
          </table:table-cell>
          <table:table-cell office:value-type="float" office:value="548" calcext:value-type="float">
            <text:p>548</text:p>
          </table:table-cell>
          <table:table-cell office:value-type="float" office:value="8.9433" calcext:value-type="float">
            <text:p>8.9433</text:p>
          </table:table-cell>
          <table:table-cell office:value-type="float" office:value="522" calcext:value-type="float">
            <text:p>522</text:p>
          </table:table-cell>
          <table:table-cell office:value-type="float" office:value="0.00828637" calcext:value-type="float">
            <text:p>0.00828637</text:p>
          </table:table-cell>
          <table:table-cell office:value-type="float" office:value="518" calcext:value-type="float">
            <text:p>518</text:p>
          </table:table-cell>
          <table:table-cell office:value-type="float" office:value="0.0141521" calcext:value-type="float">
            <text:p>0.014152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iageo PLC ADR</text:p>
          </table:table-cell>
          <table:table-cell office:value-type="string" calcext:value-type="string">
            <text:p>Yes</text:p>
          </table:table-cell>
          <table:table-cell office:value-type="float" office:value="0.0849553" calcext:value-type="float">
            <text:p>0.0849553</text:p>
          </table:table-cell>
          <table:table-cell office:value-type="float" office:value="0.0793122" calcext:value-type="float">
            <text:p>0.0793122</text:p>
          </table:table-cell>
          <table:table-cell office:value-type="float" office:value="0.005" calcext:value-type="float">
            <text:p>0.005</text:p>
          </table:table-cell>
          <table:table-cell office:value-type="float" office:value="9.964" calcext:value-type="float">
            <text:p>9.964</text:p>
          </table:table-cell>
          <table:table-cell office:value-type="float" office:value="89521.6" calcext:value-type="float">
            <text:p>89521.6</text:p>
          </table:table-cell>
          <table:table-cell table:style-name="ce6" office:value-type="date" office:date-value="1996-05-13" calcext:value-type="date">
            <text:p>1996-05-13</text:p>
          </table:table-cell>
          <table:table-cell office:value-type="float" office:value="173.993" calcext:value-type="float">
            <text:p>173.993</text:p>
          </table:table-cell>
          <table:table-cell office:value-type="float" office:value="174.53" calcext:value-type="float">
            <text:p>174.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diageo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MED.US</text:p>
          </table:table-cell>
          <table:table-cell office:value-type="float" office:value="583" calcext:value-type="float">
            <text:p>583</text:p>
          </table:table-cell>
          <table:table-cell office:value-type="float" office:value="1593" calcext:value-type="float">
            <text:p>1593</text:p>
          </table:table-cell>
          <table:table-cell office:value-type="float" office:value="506" calcext:value-type="float">
            <text:p>506</text:p>
          </table:table-cell>
          <table:table-cell office:value-type="float" office:value="3.65338" calcext:value-type="float">
            <text:p>3.65338</text:p>
          </table:table-cell>
          <table:table-cell office:value-type="float" office:value="505" calcext:value-type="float">
            <text:p>505</text:p>
          </table:table-cell>
          <table:table-cell office:value-type="float" office:value="0.0112012" calcext:value-type="float">
            <text:p>0.0112012</text:p>
          </table:table-cell>
          <table:table-cell office:value-type="float" office:value="582" calcext:value-type="float">
            <text:p>582</text:p>
          </table:table-cell>
          <table:table-cell office:value-type="float" office:value="0.00335934" calcext:value-type="float">
            <text:p>0.0033593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disys Inc</text:p>
          </table:table-cell>
          <table:table-cell office:value-type="string" calcext:value-type="string">
            <text:p>Yes</text:p>
          </table:table-cell>
          <table:table-cell office:value-type="float" office:value="0.0789521" calcext:value-type="float">
            <text:p>0.0789521</text:p>
          </table:table-cell>
          <table:table-cell office:value-type="float" office:value="0.0774638" calcext:value-type="float">
            <text:p>0.0774638</text:p>
          </table:table-cell>
          <table:table-cell office:value-type="float" office:value="2.119" calcext:value-type="float">
            <text:p>2.119</text:p>
          </table:table-cell>
          <table:table-cell office:value-type="float" office:value="100.909" calcext:value-type="float">
            <text:p>100.909</text:p>
          </table:table-cell>
          <table:table-cell office:value-type="float" office:value="3064.24" calcext:value-type="float">
            <text:p>3064.24</text:p>
          </table:table-cell>
          <table:table-cell table:style-name="ce6" office:value-type="date" office:date-value="1994-08-17" calcext:value-type="date">
            <text:p>1994-08-17</text:p>
          </table:table-cell>
          <table:table-cell office:value-type="float" office:value="83.54" calcext:value-type="float">
            <text:p>83.54</text:p>
          </table:table-cell>
          <table:table-cell office:value-type="float" office:value="96.92" calcext:value-type="float">
            <text:p>96.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edisys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VT.JSE</text:p>
          </table:table-cell>
          <table:table-cell office:value-type="float" office:value="584" calcext:value-type="float">
            <text:p>584</text:p>
          </table:table-cell>
          <table:table-cell office:value-type="float" office:value="1612" calcext:value-type="float">
            <text:p>1612</text:p>
          </table:table-cell>
          <table:table-cell office:value-type="float" office:value="590" calcext:value-type="float">
            <text:p>590</text:p>
          </table:table-cell>
          <table:table-cell office:value-type="float" office:value="484.217" calcext:value-type="float">
            <text:p>484.217</text:p>
          </table:table-cell>
          <table:table-cell office:value-type="float" office:value="586" calcext:value-type="float">
            <text:p>586</text:p>
          </table:table-cell>
          <table:table-cell office:value-type="float" office:value="0.000085159" calcext:value-type="float">
            <text:p>0.000085159</text:p>
          </table:table-cell>
          <table:table-cell office:value-type="float" office:value="436" calcext:value-type="float">
            <text:p>436</text:p>
          </table:table-cell>
          <table:table-cell office:value-type="float" office:value="0.0340347" calcext:value-type="float">
            <text:p>0.0340347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Bidvest Group Ltd</text:p>
          </table:table-cell>
          <table:table-cell office:value-type="string" calcext:value-type="string">
            <text:p>Yes</text:p>
          </table:table-cell>
          <table:table-cell office:value-type="float" office:value="0.105721" calcext:value-type="float">
            <text:p>0.105721</text:p>
          </table:table-cell>
          <table:table-cell office:value-type="float" office:value="0.0811884" calcext:value-type="float">
            <text:p>0.0811884</text:p>
          </table:table-cell>
          <table:table-cell office:value-type="float" office:value="0.023" calcext:value-type="float">
            <text:p>0.023</text:p>
          </table:table-cell>
          <table:table-cell office:value-type="float" office:value="66.249" calcext:value-type="float">
            <text:p>66.249</text:p>
          </table:table-cell>
          <table:table-cell office:value-type="float" office:value="62855.4" calcext:value-type="float">
            <text:p>62855.4</text:p>
          </table:table-cell>
          <table:table-cell/>
          <table:table-cell office:value-type="float" office:value="21082.7" calcext:value-type="float">
            <text:p>21082.7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idvest.co.z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SL.XETRA</text:p>
          </table:table-cell>
          <table:table-cell office:value-type="float" office:value="585" calcext:value-type="float">
            <text:p>585</text:p>
          </table:table-cell>
          <table:table-cell office:value-type="float" office:value="1623" calcext:value-type="float">
            <text:p>1623</text:p>
          </table:table-cell>
          <table:table-cell office:value-type="float" office:value="542" calcext:value-type="float">
            <text:p>542</text:p>
          </table:table-cell>
          <table:table-cell office:value-type="float" office:value="8.2226" calcext:value-type="float">
            <text:p>8.2226</text:p>
          </table:table-cell>
          <table:table-cell office:value-type="float" office:value="501" calcext:value-type="float">
            <text:p>501</text:p>
          </table:table-cell>
          <table:table-cell office:value-type="float" office:value="0.0123906" calcext:value-type="float">
            <text:p>0.0123906</text:p>
          </table:table-cell>
          <table:table-cell office:value-type="float" office:value="580" calcext:value-type="float">
            <text:p>580</text:p>
          </table:table-cell>
          <table:table-cell office:value-type="float" office:value="0.00357642" calcext:value-type="float">
            <text:p>0.0035764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sler Aktiengesellschaft</text:p>
          </table:table-cell>
          <table:table-cell office:value-type="string" calcext:value-type="string">
            <text:p>No</text:p>
          </table:table-cell>
          <table:table-cell office:value-type="float" office:value="0.0785851" calcext:value-type="float">
            <text:p>0.0785851</text:p>
          </table:table-cell>
          <table:table-cell office:value-type="float" office:value="0.0821622" calcext:value-type="float">
            <text:p>0.0821622</text:p>
          </table:table-cell>
          <table:table-cell office:value-type="float" office:value="61.452" calcext:value-type="float">
            <text:p>61.452</text:p>
          </table:table-cell>
          <table:table-cell office:value-type="float" office:value="17.722" calcext:value-type="float">
            <text:p>17.722</text:p>
          </table:table-cell>
          <table:table-cell office:value-type="float" office:value="287.374" calcext:value-type="float">
            <text:p>287.374</text:p>
          </table:table-cell>
          <table:table-cell/>
          <table:table-cell office:value-type="float" office:value="29.3611" calcext:value-type="float">
            <text:p>29.361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baslerweb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DC.JK</text:p>
          </table:table-cell>
          <table:table-cell office:value-type="float" office:value="586" calcext:value-type="float">
            <text:p>586</text:p>
          </table:table-cell>
          <table:table-cell office:value-type="float" office:value="1623" calcext:value-type="float">
            <text:p>1623</text:p>
          </table:table-cell>
          <table:table-cell office:value-type="float" office:value="593" calcext:value-type="float">
            <text:p>593</text:p>
          </table:table-cell>
          <table:table-cell office:value-type="float" office:value="2319.91" calcext:value-type="float">
            <text:p>2319.91</text:p>
          </table:table-cell>
          <table:table-cell office:value-type="float" office:value="590" calcext:value-type="float">
            <text:p>590</text:p>
          </table:table-cell>
          <table:table-cell office:value-type="float" office:value="0.0000323368" calcext:value-type="float">
            <text:p>0.0000323368</text:p>
          </table:table-cell>
          <table:table-cell office:value-type="float" office:value="440" calcext:value-type="float">
            <text:p>440</text:p>
          </table:table-cell>
          <table:table-cell office:value-type="float" office:value="0.0330797" calcext:value-type="float">
            <text:p>0.033079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edco Energi Internasional Tbk</text:p>
          </table:table-cell>
          <table:table-cell office:value-type="string" calcext:value-type="string">
            <text:p>Yes</text:p>
          </table:table-cell>
          <table:table-cell office:value-type="float" office:value="0.110214" calcext:value-type="float">
            <text:p>0.110214</text:p>
          </table:table-cell>
          <table:table-cell office:value-type="float" office:value="0.086195" calcext:value-type="float">
            <text:p>0.086195</text:p>
          </table:table-cell>
          <table:table-cell office:value-type="float" office:value="77.006" calcext:value-type="float">
            <text:p>77.006</text:p>
          </table:table-cell>
          <table:table-cell office:value-type="float" office:value="3.981" calcext:value-type="float">
            <text:p>3.981</text:p>
          </table:table-cell>
          <table:table-cell office:value-type="float" office:value="31077600" calcext:value-type="float">
            <text:p>31077600</text:p>
          </table:table-cell>
          <table:table-cell table:style-name="ce6" office:value-type="date" office:date-value="1994-10-12" calcext:value-type="date">
            <text:p>1994-10-12</text:p>
          </table:table-cell>
          <table:table-cell office:value-type="float" office:value="975.871" calcext:value-type="float">
            <text:p>975.87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medcoenergi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MN.JSE</text:p>
          </table:table-cell>
          <table:table-cell office:value-type="float" office:value="587" calcext:value-type="float">
            <text:p>587</text:p>
          </table:table-cell>
          <table:table-cell office:value-type="float" office:value="1635" calcext:value-type="float">
            <text:p>1635</text:p>
          </table:table-cell>
          <table:table-cell office:value-type="float" office:value="567" calcext:value-type="float">
            <text:p>567</text:p>
          </table:table-cell>
          <table:table-cell office:value-type="float" office:value="59.7516" calcext:value-type="float">
            <text:p>59.7516</text:p>
          </table:table-cell>
          <table:table-cell office:value-type="float" office:value="578" calcext:value-type="float">
            <text:p>578</text:p>
          </table:table-cell>
          <table:table-cell office:value-type="float" office:value="0.000214362" calcext:value-type="float">
            <text:p>0.000214362</text:p>
          </table:table-cell>
          <table:table-cell office:value-type="float" office:value="490" calcext:value-type="float">
            <text:p>490</text:p>
          </table:table-cell>
          <table:table-cell office:value-type="float" office:value="0.0221249" calcext:value-type="float">
            <text:p>0.0221249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Omnia Holdings Limited</text:p>
          </table:table-cell>
          <table:table-cell office:value-type="string" calcext:value-type="string">
            <text:p>Yes</text:p>
          </table:table-cell>
          <table:table-cell office:value-type="float" office:value="0.0832257" calcext:value-type="float">
            <text:p>0.0832257</text:p>
          </table:table-cell>
          <table:table-cell office:value-type="float" office:value="0.0712855" calcext:value-type="float">
            <text:p>0.0712855</text:p>
          </table:table-cell>
          <table:table-cell office:value-type="float" office:value="1.383" calcext:value-type="float">
            <text:p>1.383</text:p>
          </table:table-cell>
          <table:table-cell office:value-type="float" office:value="77.005" calcext:value-type="float">
            <text:p>77.005</text:p>
          </table:table-cell>
          <table:table-cell office:value-type="float" office:value="10188.8" calcext:value-type="float">
            <text:p>10188.8</text:p>
          </table:table-cell>
          <table:table-cell/>
          <table:table-cell office:value-type="float" office:value="5860.58" calcext:value-type="float">
            <text:p>5860.5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omnia.co.z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XIG.LSE</text:p>
          </table:table-cell>
          <table:table-cell office:value-type="float" office:value="588" calcext:value-type="float">
            <text:p>588</text:p>
          </table:table-cell>
          <table:table-cell office:value-type="float" office:value="1644" calcext:value-type="float">
            <text:p>1644</text:p>
          </table:table-cell>
          <table:table-cell office:value-type="float" office:value="577" calcext:value-type="float">
            <text:p>577</text:p>
          </table:table-cell>
          <table:table-cell office:value-type="float" office:value="145.889" calcext:value-type="float">
            <text:p>145.889</text:p>
          </table:table-cell>
          <table:table-cell office:value-type="float" office:value="571" calcext:value-type="float">
            <text:p>571</text:p>
          </table:table-cell>
          <table:table-cell office:value-type="float" office:value="0.000418974" calcext:value-type="float">
            <text:p>0.000418974</text:p>
          </table:table-cell>
          <table:table-cell office:value-type="float" office:value="496" calcext:value-type="float">
            <text:p>496</text:p>
          </table:table-cell>
          <table:table-cell office:value-type="float" office:value="0.0211741" calcext:value-type="float">
            <text:p>0.021174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Oxford Instruments PLC</text:p>
          </table:table-cell>
          <table:table-cell office:value-type="string" calcext:value-type="string">
            <text:p>Yes</text:p>
          </table:table-cell>
          <table:table-cell office:value-type="float" office:value="0.0827825" calcext:value-type="float">
            <text:p>0.0827825</text:p>
          </table:table-cell>
          <table:table-cell office:value-type="float" office:value="0.0712884" calcext:value-type="float">
            <text:p>0.0712884</text:p>
          </table:table-cell>
          <table:table-cell office:value-type="float" office:value="10.745" calcext:value-type="float">
            <text:p>10.745</text:p>
          </table:table-cell>
          <table:table-cell office:value-type="float" office:value="88.451" calcext:value-type="float">
            <text:p>88.451</text:p>
          </table:table-cell>
          <table:table-cell office:value-type="float" office:value="1160.36" calcext:value-type="float">
            <text:p>1160.36</text:p>
          </table:table-cell>
          <table:table-cell/>
          <table:table-cell office:value-type="float" office:value="2228.11" calcext:value-type="float">
            <text:p>2228.1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oxinst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DD.US</text:p>
          </table:table-cell>
          <table:table-cell office:value-type="float" office:value="589" calcext:value-type="float">
            <text:p>589</text:p>
          </table:table-cell>
          <table:table-cell office:value-type="float" office:value="1645" calcext:value-type="float">
            <text:p>1645</text:p>
          </table:table-cell>
          <table:table-cell office:value-type="float" office:value="538" calcext:value-type="float">
            <text:p>538</text:p>
          </table:table-cell>
          <table:table-cell office:value-type="float" office:value="5.68878" calcext:value-type="float">
            <text:p>5.68878</text:p>
          </table:table-cell>
          <table:table-cell office:value-type="float" office:value="546" calcext:value-type="float">
            <text:p>546</text:p>
          </table:table-cell>
          <table:table-cell office:value-type="float" office:value="0.00369699" calcext:value-type="float">
            <text:p>0.00369699</text:p>
          </table:table-cell>
          <table:table-cell office:value-type="float" office:value="561" calcext:value-type="float">
            <text:p>561</text:p>
          </table:table-cell>
          <table:table-cell office:value-type="float" office:value="0.00787005" calcext:value-type="float">
            <text:p>0.00787005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ddleby Corp</text:p>
          </table:table-cell>
          <table:table-cell office:value-type="string" calcext:value-type="string">
            <text:p>Yes</text:p>
          </table:table-cell>
          <table:table-cell office:value-type="float" office:value="0.0797461" calcext:value-type="float">
            <text:p>0.0797461</text:p>
          </table:table-cell>
          <table:table-cell office:value-type="float" office:value="0.071876" calcext:value-type="float">
            <text:p>0.071876</text:p>
          </table:table-cell>
          <table:table-cell office:value-type="float" office:value="1.234" calcext:value-type="float">
            <text:p>1.234</text:p>
          </table:table-cell>
          <table:table-cell office:value-type="float" office:value="101.758" calcext:value-type="float">
            <text:p>101.758</text:p>
          </table:table-cell>
          <table:table-cell office:value-type="float" office:value="6671.97" calcext:value-type="float">
            <text:p>6671.97</text:p>
          </table:table-cell>
          <table:table-cell table:style-name="ce6" office:value-type="date" office:date-value="1992-03-17" calcext:value-type="date">
            <text:p>1992-03-17</text:p>
          </table:table-cell>
          <table:table-cell office:value-type="float" office:value="133.9" calcext:value-type="float">
            <text:p>133.9</text:p>
          </table:table-cell>
          <table:table-cell office:value-type="float" office:value="174.38" calcext:value-type="float">
            <text:p>174.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ww.middleby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LFA.ST</text:p>
          </table:table-cell>
          <table:table-cell office:value-type="float" office:value="590" calcext:value-type="float">
            <text:p>590</text:p>
          </table:table-cell>
          <table:table-cell office:value-type="float" office:value="1653" calcext:value-type="float">
            <text:p>1653</text:p>
          </table:table-cell>
          <table:table-cell office:value-type="float" office:value="527" calcext:value-type="float">
            <text:p>527</text:p>
          </table:table-cell>
          <table:table-cell office:value-type="float" office:value="4.7809" calcext:value-type="float">
            <text:p>4.7809</text:p>
          </table:table-cell>
          <table:table-cell office:value-type="float" office:value="559" calcext:value-type="float">
            <text:p>559</text:p>
          </table:table-cell>
          <table:table-cell office:value-type="float" office:value="0.0011337" calcext:value-type="float">
            <text:p>0.0011337</text:p>
          </table:table-cell>
          <table:table-cell office:value-type="float" office:value="567" calcext:value-type="float">
            <text:p>567</text:p>
          </table:table-cell>
          <table:table-cell office:value-type="float" office:value="0.0070572" calcext:value-type="float">
            <text:p>0.007057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lfa Laval AB</text:p>
          </table:table-cell>
          <table:table-cell office:value-type="string" calcext:value-type="string">
            <text:p>Yes</text:p>
          </table:table-cell>
          <table:table-cell office:value-type="float" office:value="0.0828615" calcext:value-type="float">
            <text:p>0.0828615</text:p>
          </table:table-cell>
          <table:table-cell office:value-type="float" office:value="0.0794939" calcext:value-type="float">
            <text:p>0.0794939</text:p>
          </table:table-cell>
          <table:table-cell office:value-type="float" office:value="29.598" calcext:value-type="float">
            <text:p>29.598</text:p>
          </table:table-cell>
          <table:table-cell office:value-type="float" office:value="44.349" calcext:value-type="float">
            <text:p>44.349</text:p>
          </table:table-cell>
          <table:table-cell office:value-type="float" office:value="150905" calcext:value-type="float">
            <text:p>150905</text:p>
          </table:table-cell>
          <table:table-cell/>
          <table:table-cell office:value-type="float" office:value="296.321" calcext:value-type="float">
            <text:p>296.321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alfalaval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LVR.LSE</text:p>
          </table:table-cell>
          <table:table-cell office:value-type="float" office:value="591" calcext:value-type="float">
            <text:p>591</text:p>
          </table:table-cell>
          <table:table-cell office:value-type="float" office:value="1658" calcext:value-type="float">
            <text:p>1658</text:p>
          </table:table-cell>
          <table:table-cell office:value-type="float" office:value="582" calcext:value-type="float">
            <text:p>582</text:p>
          </table:table-cell>
          <table:table-cell office:value-type="float" office:value="195.361" calcext:value-type="float">
            <text:p>195.361</text:p>
          </table:table-cell>
          <table:table-cell office:value-type="float" office:value="567" calcext:value-type="float">
            <text:p>567</text:p>
          </table:table-cell>
          <table:table-cell office:value-type="float" office:value="0.000498823" calcext:value-type="float">
            <text:p>0.000498823</text:p>
          </table:table-cell>
          <table:table-cell office:value-type="float" office:value="509" calcext:value-type="float">
            <text:p>509</text:p>
          </table:table-cell>
          <table:table-cell office:value-type="float" office:value="0.016256" calcext:value-type="float">
            <text:p>0.01625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Unilever PLC</text:p>
          </table:table-cell>
          <table:table-cell office:value-type="string" calcext:value-type="string">
            <text:p>Yes</text:p>
          </table:table-cell>
          <table:table-cell office:value-type="float" office:value="0.0921982" calcext:value-type="float">
            <text:p>0.0921982</text:p>
          </table:table-cell>
          <table:table-cell office:value-type="float" office:value="0.0860623" calcext:value-type="float">
            <text:p>0.0860623</text:p>
          </table:table-cell>
          <table:table-cell office:value-type="float" office:value="3.059" calcext:value-type="float">
            <text:p>3.059</text:p>
          </table:table-cell>
          <table:table-cell office:value-type="float" office:value="50.101" calcext:value-type="float">
            <text:p>50.101</text:p>
          </table:table-cell>
          <table:table-cell office:value-type="float" office:value="96378.7" calcext:value-type="float">
            <text:p>96378.7</text:p>
          </table:table-cell>
          <table:table-cell/>
          <table:table-cell office:value-type="float" office:value="4033.08" calcext:value-type="float">
            <text:p>4033.08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unilever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B.LSE</text:p>
          </table:table-cell>
          <table:table-cell office:value-type="float" office:value="592" calcext:value-type="float">
            <text:p>592</text:p>
          </table:table-cell>
          <table:table-cell office:value-type="float" office:value="1666" calcext:value-type="float">
            <text:p>1666</text:p>
          </table:table-cell>
          <table:table-cell office:value-type="float" office:value="568" calcext:value-type="float">
            <text:p>568</text:p>
          </table:table-cell>
          <table:table-cell office:value-type="float" office:value="61.0604" calcext:value-type="float">
            <text:p>61.0604</text:p>
          </table:table-cell>
          <table:table-cell office:value-type="float" office:value="556" calcext:value-type="float">
            <text:p>556</text:p>
          </table:table-cell>
          <table:table-cell office:value-type="float" office:value="0.00154171" calcext:value-type="float">
            <text:p>0.00154171</text:p>
          </table:table-cell>
          <table:table-cell office:value-type="float" office:value="542" calcext:value-type="float">
            <text:p>542</text:p>
          </table:table-cell>
          <table:table-cell office:value-type="float" office:value="0.0101062" calcext:value-type="float">
            <text:p>0.010106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mperial Brands PLC</text:p>
          </table:table-cell>
          <table:table-cell office:value-type="string" calcext:value-type="string">
            <text:p>Yes</text:p>
          </table:table-cell>
          <table:table-cell office:value-type="float" office:value="0.0859612" calcext:value-type="float">
            <text:p>0.0859612</text:p>
          </table:table-cell>
          <table:table-cell office:value-type="float" office:value="0.0849025" calcext:value-type="float">
            <text:p>0.0849025</text:p>
          </table:table-cell>
          <table:table-cell office:value-type="float" office:value="6.433" calcext:value-type="float">
            <text:p>6.433</text:p>
          </table:table-cell>
          <table:table-cell office:value-type="float" office:value="66.681" calcext:value-type="float">
            <text:p>66.681</text:p>
          </table:table-cell>
          <table:table-cell office:value-type="float" office:value="15818.2" calcext:value-type="float">
            <text:p>15818.2</text:p>
          </table:table-cell>
          <table:table-cell table:style-name="ce6" office:value-type="date" office:date-value="1996-10-23" calcext:value-type="date">
            <text:p>1996-10-23</text:p>
          </table:table-cell>
          <table:table-cell office:value-type="float" office:value="1918.29" calcext:value-type="float">
            <text:p>1918.29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imperialbrandspl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PLM.LSE</text:p>
          </table:table-cell>
          <table:table-cell office:value-type="float" office:value="593" calcext:value-type="float">
            <text:p>593</text:p>
          </table:table-cell>
          <table:table-cell office:value-type="float" office:value="1690" calcext:value-type="float">
            <text:p>1690</text:p>
          </table:table-cell>
          <table:table-cell office:value-type="float" office:value="586" calcext:value-type="float">
            <text:p>586</text:p>
          </table:table-cell>
          <table:table-cell office:value-type="float" office:value="273.214" calcext:value-type="float">
            <text:p>273.214</text:p>
          </table:table-cell>
          <table:table-cell office:value-type="float" office:value="580" calcext:value-type="float">
            <text:p>580</text:p>
          </table:table-cell>
          <table:table-cell office:value-type="float" office:value="0.000204511" calcext:value-type="float">
            <text:p>0.000204511</text:p>
          </table:table-cell>
          <table:table-cell office:value-type="float" office:value="524" calcext:value-type="float">
            <text:p>524</text:p>
          </table:table-cell>
          <table:table-cell office:value-type="float" office:value="0.0129352" calcext:value-type="float">
            <text:p>0.012935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iploma PLC</text:p>
          </table:table-cell>
          <table:table-cell office:value-type="string" calcext:value-type="string">
            <text:p>Yes</text:p>
          </table:table-cell>
          <table:table-cell office:value-type="float" office:value="0.0879154" calcext:value-type="float">
            <text:p>0.0879154</text:p>
          </table:table-cell>
          <table:table-cell office:value-type="float" office:value="0.0851212" calcext:value-type="float">
            <text:p>0.0851212</text:p>
          </table:table-cell>
          <table:table-cell office:value-type="float" office:value="0.772" calcext:value-type="float">
            <text:p>0.772</text:p>
          </table:table-cell>
          <table:table-cell office:value-type="float" office:value="74.722" calcext:value-type="float">
            <text:p>74.722</text:p>
          </table:table-cell>
          <table:table-cell office:value-type="float" office:value="4069.2" calcext:value-type="float">
            <text:p>4069.2</text:p>
          </table:table-cell>
          <table:table-cell/>
          <table:table-cell office:value-type="float" office:value="2722.6" calcext:value-type="float">
            <text:p>2722.6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iplomaplc.c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G.LSE</text:p>
          </table:table-cell>
          <table:table-cell office:value-type="float" office:value="594" calcext:value-type="float">
            <text:p>594</text:p>
          </table:table-cell>
          <table:table-cell office:value-type="float" office:value="1708" calcext:value-type="float">
            <text:p>1708</text:p>
          </table:table-cell>
          <table:table-cell office:value-type="float" office:value="573" calcext:value-type="float">
            <text:p>573</text:p>
          </table:table-cell>
          <table:table-cell office:value-type="float" office:value="102.168" calcext:value-type="float">
            <text:p>102.168</text:p>
          </table:table-cell>
          <table:table-cell office:value-type="float" office:value="585" calcext:value-type="float">
            <text:p>585</text:p>
          </table:table-cell>
          <table:table-cell office:value-type="float" office:value="0.0000916924" calcext:value-type="float">
            <text:p>0.0000916924</text:p>
          </table:table-cell>
          <table:table-cell office:value-type="float" office:value="550" calcext:value-type="float">
            <text:p>550</text:p>
          </table:table-cell>
          <table:table-cell office:value-type="float" office:value="0.00920508" calcext:value-type="float">
            <text:p>0.0092050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hemring Group PLC</text:p>
          </table:table-cell>
          <table:table-cell office:value-type="string" calcext:value-type="string">
            <text:p>No</text:p>
          </table:table-cell>
          <table:table-cell office:value-type="float" office:value="0.0886105" calcext:value-type="float">
            <text:p>0.0886105</text:p>
          </table:table-cell>
          <table:table-cell office:value-type="float" office:value="0.0897836" calcext:value-type="float">
            <text:p>0.0897836</text:p>
          </table:table-cell>
          <table:table-cell office:value-type="float" office:value="1.596" calcext:value-type="float">
            <text:p>1.596</text:p>
          </table:table-cell>
          <table:table-cell office:value-type="float" office:value="114.728" calcext:value-type="float">
            <text:p>114.728</text:p>
          </table:table-cell>
          <table:table-cell office:value-type="float" office:value="799.268" calcext:value-type="float">
            <text:p>799.268</text:p>
          </table:table-cell>
          <table:table-cell/>
          <table:table-cell office:value-type="float" office:value="291.194" calcext:value-type="float">
            <text:p>291.194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chemring.co.u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GE.LSE</text:p>
          </table:table-cell>
          <table:table-cell office:value-type="float" office:value="595" calcext:value-type="float">
            <text:p>595</text:p>
          </table:table-cell>
          <table:table-cell office:value-type="float" office:value="1750" calcext:value-type="float">
            <text:p>1750</text:p>
          </table:table-cell>
          <table:table-cell office:value-type="float" office:value="584" calcext:value-type="float">
            <text:p>584</text:p>
          </table:table-cell>
          <table:table-cell office:value-type="float" office:value="242.505" calcext:value-type="float">
            <text:p>242.505</text:p>
          </table:table-cell>
          <table:table-cell office:value-type="float" office:value="576" calcext:value-type="float">
            <text:p>576</text:p>
          </table:table-cell>
          <table:table-cell office:value-type="float" office:value="0.000314261" calcext:value-type="float">
            <text:p>0.000314261</text:p>
          </table:table-cell>
          <table:table-cell office:value-type="float" office:value="590" calcext:value-type="float">
            <text:p>590</text:p>
          </table:table-cell>
          <table:table-cell office:value-type="float" office:value="0.00133417" calcext:value-type="float">
            <text:p>0.0013341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iageo PLC</text:p>
          </table:table-cell>
          <table:table-cell office:value-type="string" calcext:value-type="string">
            <text:p>No</text:p>
          </table:table-cell>
          <table:table-cell office:value-type="float" office:value="0.0726588" calcext:value-type="float">
            <text:p>0.0726588</text:p>
          </table:table-cell>
          <table:table-cell office:value-type="float" office:value="0.0812983" calcext:value-type="float">
            <text:p>0.0812983</text:p>
          </table:table-cell>
          <table:table-cell office:value-type="float" office:value="0.153" calcext:value-type="float">
            <text:p>0.153</text:p>
          </table:table-cell>
          <table:table-cell office:value-type="float" office:value="62.922" calcext:value-type="float">
            <text:p>62.922</text:p>
          </table:table-cell>
          <table:table-cell office:value-type="float" office:value="71289.3" calcext:value-type="float">
            <text:p>71289.3</text:p>
          </table:table-cell>
          <table:table-cell/>
          <table:table-cell office:value-type="float" office:value="3563.65" calcext:value-type="float">
            <text:p>3563.65</text:p>
          </table:table-cell>
          <table:table-cell table:number-columns-repeated="6" office:value-type="string" calcext:value-type="string">
            <text:p>nan</text:p>
          </table:table-cell>
          <table:table-cell office:value-type="string" calcext:value-type="string">
            <text:p>https://www.diageo.com</text:p>
          </table:table-cell>
          <table:table-cell table:number-columns-repeated="998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7:58:02.131756384</dc:date>
    <meta:editing-duration>PT17M30S</meta:editing-duration>
    <meta:editing-cycles>1</meta:editing-cycles>
    <meta:document-statistic meta:table-count="1" meta:cell-count="17050" meta:object-count="0"/>
    <meta:generator>LibreOffice/7.3.7.2$Linux_X86_64 LibreOffice_project/30$Build-2</meta:generator>
  </office:meta>
</office:document-meta>
</file>